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ext">
      <style:text-properties fo:color="#000000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129">
      <style:text-properties fo:color="#000000"/>
    </style:style>
    <style:style style:name="ce4" style:family="table-cell" style:parent-style-name="Text">
      <style:table-cell-properties fo:background-color="#ffff00" style:text-align-source="fix" style:repeat-content="false"/>
      <style:paragraph-properties fo:text-align="end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53" table:default-cell-style-name="ce1"/>
        <table:table-column table:style-name="co2" table:number-columns-repeated="960" table:default-cell-style-name="ce2"/>
        <table:table-row table:style-name="ro1">
          <table:table-cell/>
          <table:table-cell office:value-type="string" calcext:value-type="string">
            <text:p>Start offset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string" calcext:value-type="string">
            <text:p>+ each node</text:p>
          </table:table-cell>
          <table:table-cell office:value-type="float" office:value="5250" calcext:value-type="float">
            <text:p>5250</text:p>
          </table:table-cell>
          <table:table-cell table:number-columns-repeated="2"/>
          <table:table-cell table:style-name="ce2" table:number-columns-repeated="5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+ each ws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2" table:number-columns-repeated="5"/>
          <table:table-cell table:number-columns-repeated="1011"/>
        </table:table-row>
        <table:table-row table:style-name="ro1">
          <table:table-cell table:number-columns-repeated="8"/>
          <table:table-cell table:style-name="ce2" table:number-columns-repeated="5"/>
          <table:table-cell table:number-columns-repeated="1011"/>
        </table:table-row>
        <table:table-row table:style-name="ro1">
          <table:table-cell office:value-type="string" calcext:value-type="string" table:number-columns-spanned="9" table:number-rows-spanned="1">
            <text:p>Time measured from end of syncword in the 0x01 packet to end of syncword in 0x03 packet.</text:p>
          </table:table-cell>
          <table:covered-table-cell table:number-columns-repeated="8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Total WS</text:p>
          </table:table-cell>
          <table:table-cell office:value-type="string" calcext:value-type="string">
            <text:p>Res Min</text:p>
          </table:table-cell>
          <table:table-cell office:value-type="string" calcext:value-type="string">
            <text:p>Res Max</text:p>
          </table:table-cell>
          <table:table-cell office:value-type="string" calcext:value-type="string">
            <text:p>Res Avg</text:p>
          </table:table-cell>
          <table:table-cell office:value-type="string" calcext:value-type="string">
            <text:p>Res Jitter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Variance</text:p>
          </table:table-cell>
          <table:table-cell table:style-name="ce2"/>
          <table:table-cell/>
          <table:table-cell table:style-name="ce2" table:number-columns-repeated="2"/>
          <table:table-cell table:number-columns-repeated="1011"/>
        </table:table-row>
        <table:table-row table:style-name="ro1">
          <table:table-cell table:number-columns-repeated="9"/>
          <table:table-cell table:style-name="ce2"/>
          <table:table-cell/>
          <table:table-cell table:style-name="ce2" table:number-columns-repeated="2"/>
          <table:table-cell table:number-columns-repeated="1011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12826" calcext:value-type="float">
            <text:p>12826</text:p>
          </table:table-cell>
          <table:table-cell table:style-name="ce2" office:value-type="float" office:value="12959" calcext:value-type="float">
            <text:p>12959</text:p>
          </table:table-cell>
          <table:table-cell table:style-name="ce2" office:value-type="float" office:value="12900" calcext:value-type="float">
            <text:p>12900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formula="of:=[.$C$1]+([.A7]*[.$F$1]) + ([.C7]*[.$F$2])" office:value-type="float" office:value="12855" calcext:value-type="float">
            <text:p>12855</text:p>
          </table:table-cell>
          <table:table-cell table:style-name="ce3" table:formula="of:=[.F7]-[.H7]" office:value-type="float" office:value="45" calcext:value-type="float">
            <text:p>+45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2785" calcext:value-type="float">
            <text:p>12785</text:p>
          </table:table-cell>
          <table:table-cell table:style-name="ce2" office:value-type="float" office:value="12893" calcext:value-type="float">
            <text:p>12893</text:p>
          </table:table-cell>
          <table:table-cell table:style-name="ce2" office:value-type="float" office:value="12844" calcext:value-type="float">
            <text:p>12844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formula="of:=[.$C$1]+([.A8]*[.$F$1]) + ([.C8]*[.$F$2])" office:value-type="float" office:value="12960" calcext:value-type="float">
            <text:p>12960</text:p>
          </table:table-cell>
          <table:table-cell table:style-name="ce3" table:formula="of:=[.F8]-[.H8]" office:value-type="float" office:value="-116" calcext:value-type="float">
            <text:p>-116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2975" calcext:value-type="float">
            <text:p>12975</text:p>
          </table:table-cell>
          <table:table-cell table:style-name="ce2" office:value-type="float" office:value="13176" calcext:value-type="float">
            <text:p>13176</text:p>
          </table:table-cell>
          <table:table-cell table:style-name="ce2" office:value-type="float" office:value="13055" calcext:value-type="float">
            <text:p>13055</text:p>
          </table:table-cell>
          <table:table-cell table:style-name="ce2" office:value-type="float" office:value="201" calcext:value-type="float">
            <text:p>201</text:p>
          </table:table-cell>
          <table:table-cell table:style-name="ce2" table:formula="of:=[.$C$1]+([.A9]*[.$F$1]) + ([.C9]*[.$F$2])" office:value-type="float" office:value="13065" calcext:value-type="float">
            <text:p>13065</text:p>
          </table:table-cell>
          <table:table-cell table:style-name="ce3" table:formula="of:=[.F9]-[.H9]" office:value-type="float" office:value="-10" calcext:value-type="float">
            <text:p>-10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2963" calcext:value-type="float">
            <text:p>12963</text:p>
          </table:table-cell>
          <table:table-cell table:style-name="ce2" office:value-type="float" office:value="13187" calcext:value-type="float">
            <text:p>13187</text:p>
          </table:table-cell>
          <table:table-cell table:style-name="ce2" office:value-type="float" office:value="13045" calcext:value-type="float">
            <text:p>13045</text:p>
          </table:table-cell>
          <table:table-cell table:style-name="ce2" office:value-type="float" office:value="224" calcext:value-type="float">
            <text:p>224</text:p>
          </table:table-cell>
          <table:table-cell table:style-name="ce2" table:formula="of:=[.$C$1]+([.A10]*[.$F$1]) + ([.C10]*[.$F$2])" office:value-type="float" office:value="13170" calcext:value-type="float">
            <text:p>13170</text:p>
          </table:table-cell>
          <table:table-cell table:style-name="ce3" table:formula="of:=[.F10]-[.H10]" office:value-type="float" office:value="-125" calcext:value-type="float">
            <text:p>-125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3255" calcext:value-type="float">
            <text:p>13255</text:p>
          </table:table-cell>
          <table:table-cell table:style-name="ce2" office:value-type="float" office:value="13440" calcext:value-type="float">
            <text:p>13440</text:p>
          </table:table-cell>
          <table:table-cell table:style-name="ce2" office:value-type="float" office:value="13344" calcext:value-type="float">
            <text:p>13344</text:p>
          </table:table-cell>
          <table:table-cell table:style-name="ce2" office:value-type="float" office:value="185" calcext:value-type="float">
            <text:p>185</text:p>
          </table:table-cell>
          <table:table-cell table:style-name="ce2" table:formula="of:=[.$C$1]+([.A11]*[.$F$1]) + ([.C11]*[.$F$2])" office:value-type="float" office:value="13275" calcext:value-type="float">
            <text:p>13275</text:p>
          </table:table-cell>
          <table:table-cell table:style-name="ce3" table:formula="of:=[.F11]-[.H11]" office:value-type="float" office:value="69" calcext:value-type="float">
            <text:p>+69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13256" calcext:value-type="float">
            <text:p>13256</text:p>
          </table:table-cell>
          <table:table-cell table:style-name="ce2" office:value-type="float" office:value="13395" calcext:value-type="float">
            <text:p>13395</text:p>
          </table:table-cell>
          <table:table-cell table:style-name="ce2" office:value-type="float" office:value="13332" calcext:value-type="float">
            <text:p>13332</text:p>
          </table:table-cell>
          <table:table-cell table:style-name="ce2" office:value-type="float" office:value="139" calcext:value-type="float">
            <text:p>139</text:p>
          </table:table-cell>
          <table:table-cell table:style-name="ce2" table:formula="of:=[.$C$1]+([.A12]*[.$F$1]) + ([.C12]*[.$F$2])" office:value-type="float" office:value="13380" calcext:value-type="float">
            <text:p>13380</text:p>
          </table:table-cell>
          <table:table-cell table:style-name="ce3" table:formula="of:=[.F12]-[.H12]" office:value-type="float" office:value="-48" calcext:value-type="float">
            <text:p>-48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3176" calcext:value-type="float">
            <text:p>13176</text:p>
          </table:table-cell>
          <table:table-cell table:style-name="ce2" office:value-type="float" office:value="13402" calcext:value-type="float">
            <text:p>13402</text:p>
          </table:table-cell>
          <table:table-cell table:style-name="ce2" office:value-type="float" office:value="13288" calcext:value-type="float">
            <text:p>13288</text:p>
          </table:table-cell>
          <table:table-cell table:style-name="ce2" office:value-type="float" office:value="226" calcext:value-type="float">
            <text:p>226</text:p>
          </table:table-cell>
          <table:table-cell table:style-name="ce2" table:formula="of:=[.$C$1]+([.A13]*[.$F$1]) + ([.C13]*[.$F$2])" office:value-type="float" office:value="13485" calcext:value-type="float">
            <text:p>13485</text:p>
          </table:table-cell>
          <table:table-cell table:style-name="ce3" table:formula="of:=[.F13]-[.H13]" office:value-type="float" office:value="-197" calcext:value-type="float">
            <text:p>-197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3467" calcext:value-type="float">
            <text:p>13467</text:p>
          </table:table-cell>
          <table:table-cell table:style-name="ce2" office:value-type="float" office:value="13692" calcext:value-type="float">
            <text:p>13692</text:p>
          </table:table-cell>
          <table:table-cell table:style-name="ce2" office:value-type="float" office:value="13593" calcext:value-type="float">
            <text:p>13593</text:p>
          </table:table-cell>
          <table:table-cell table:style-name="ce2" office:value-type="float" office:value="225" calcext:value-type="float">
            <text:p>225</text:p>
          </table:table-cell>
          <table:table-cell table:style-name="ce2" table:formula="of:=[.$C$1]+([.A14]*[.$F$1]) + ([.C14]*[.$F$2])" office:value-type="float" office:value="13590" calcext:value-type="float">
            <text:p>13590</text:p>
          </table:table-cell>
          <table:table-cell table:style-name="ce3" table:formula="of:=[.F14]-[.H14]" office:value-type="float" office:value="3" calcext:value-type="float">
            <text:p>+3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3516" calcext:value-type="float">
            <text:p>13516</text:p>
          </table:table-cell>
          <table:table-cell table:style-name="ce2" office:value-type="float" office:value="13596" calcext:value-type="float">
            <text:p>13596</text:p>
          </table:table-cell>
          <table:table-cell table:style-name="ce2" office:value-type="float" office:value="13544" calcext:value-type="float">
            <text:p>13544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[.$C$1]+([.A15]*[.$F$1]) + ([.C15]*[.$F$2])" office:value-type="float" office:value="13695" calcext:value-type="float">
            <text:p>13695</text:p>
          </table:table-cell>
          <table:table-cell table:style-name="ce3" table:formula="of:=[.F15]-[.H15]" office:value-type="float" office:value="-151" calcext:value-type="float">
            <text:p>-151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3707" calcext:value-type="float">
            <text:p>13707</text:p>
          </table:table-cell>
          <table:table-cell table:style-name="ce2" office:value-type="float" office:value="13796" calcext:value-type="float">
            <text:p>13796</text:p>
          </table:table-cell>
          <table:table-cell table:style-name="ce2" office:value-type="float" office:value="13737" calcext:value-type="float">
            <text:p>13737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formula="of:=[.$C$1]+([.A16]*[.$F$1]) + ([.C16]*[.$F$2])" office:value-type="float" office:value="13800" calcext:value-type="float">
            <text:p>13800</text:p>
          </table:table-cell>
          <table:table-cell table:style-name="ce3" table:formula="of:=[.F16]-[.H16]" office:value-type="float" office:value="-63" calcext:value-type="float">
            <text:p>-63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13750" calcext:value-type="float">
            <text:p>13750</text:p>
          </table:table-cell>
          <table:table-cell table:style-name="ce2" office:value-type="float" office:value="13844" calcext:value-type="float">
            <text:p>13844</text:p>
          </table:table-cell>
          <table:table-cell table:style-name="ce2" office:value-type="float" office:value="13800" calcext:value-type="float">
            <text:p>13800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$C$1]+([.A17]*[.$F$1]) + ([.C17]*[.$F$2])" office:value-type="float" office:value="13905" calcext:value-type="float">
            <text:p>13905</text:p>
          </table:table-cell>
          <table:table-cell table:style-name="ce3" table:formula="of:=[.F17]-[.H17]" office:value-type="float" office:value="-105" calcext:value-type="float">
            <text:p>-105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3980" calcext:value-type="float">
            <text:p>13980</text:p>
          </table:table-cell>
          <table:table-cell table:style-name="ce2" office:value-type="float" office:value="14128" calcext:value-type="float">
            <text:p>14128</text:p>
          </table:table-cell>
          <table:table-cell table:style-name="ce2" office:value-type="float" office:value="14073" calcext:value-type="float">
            <text:p>14073</text:p>
          </table:table-cell>
          <table:table-cell table:style-name="ce2" office:value-type="float" office:value="148" calcext:value-type="float">
            <text:p>148</text:p>
          </table:table-cell>
          <table:table-cell table:style-name="ce2" table:formula="of:=[.$C$1]+([.A18]*[.$F$1]) + ([.C18]*[.$F$2])" office:value-type="float" office:value="14010" calcext:value-type="float">
            <text:p>14010</text:p>
          </table:table-cell>
          <table:table-cell table:style-name="ce3" table:formula="of:=[.F18]-[.H18]" office:value-type="float" office:value="63" calcext:value-type="float">
            <text:p>+63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13929" calcext:value-type="float">
            <text:p>13929</text:p>
          </table:table-cell>
          <table:table-cell table:style-name="ce2" office:value-type="float" office:value="14154" calcext:value-type="float">
            <text:p>14154</text:p>
          </table:table-cell>
          <table:table-cell table:style-name="ce2" office:value-type="float" office:value="14041" calcext:value-type="float">
            <text:p>14041</text:p>
          </table:table-cell>
          <table:table-cell table:style-name="ce2" office:value-type="float" office:value="225" calcext:value-type="float">
            <text:p>225</text:p>
          </table:table-cell>
          <table:table-cell table:style-name="ce2" table:formula="of:=[.$C$1]+([.A19]*[.$F$1]) + ([.C19]*[.$F$2])" office:value-type="float" office:value="14115" calcext:value-type="float">
            <text:p>14115</text:p>
          </table:table-cell>
          <table:table-cell table:style-name="ce3" table:formula="of:=[.F19]-[.H19]" office:value-type="float" office:value="-74" calcext:value-type="float">
            <text:p>-74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13862" calcext:value-type="float">
            <text:p>13862</text:p>
          </table:table-cell>
          <table:table-cell table:style-name="ce2" office:value-type="float" office:value="14027" calcext:value-type="float">
            <text:p>14027</text:p>
          </table:table-cell>
          <table:table-cell table:style-name="ce2" office:value-type="float" office:value="13962" calcext:value-type="float">
            <text:p>13962</text:p>
          </table:table-cell>
          <table:table-cell table:style-name="ce2" office:value-type="float" office:value="165" calcext:value-type="float">
            <text:p>165</text:p>
          </table:table-cell>
          <table:table-cell table:style-name="ce2" table:formula="of:=[.$C$1]+([.A20]*[.$F$1]) + ([.C20]*[.$F$2])" office:value-type="float" office:value="14220" calcext:value-type="float">
            <text:p>14220</text:p>
          </table:table-cell>
          <table:table-cell table:style-name="ce3" table:formula="of:=[.F20]-[.H20]" office:value-type="float" office:value="-258" calcext:value-type="float">
            <text:p>-258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4287" calcext:value-type="float">
            <text:p>14287</text:p>
          </table:table-cell>
          <table:table-cell table:style-name="ce2" office:value-type="float" office:value="14401" calcext:value-type="float">
            <text:p>14401</text:p>
          </table:table-cell>
          <table:table-cell table:style-name="ce2" office:value-type="float" office:value="14352" calcext:value-type="float">
            <text:p>14352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formula="of:=[.$C$1]+([.A21]*[.$F$1]) + ([.C21]*[.$F$2])" office:value-type="float" office:value="14325" calcext:value-type="float">
            <text:p>14325</text:p>
          </table:table-cell>
          <table:table-cell table:style-name="ce3" table:formula="of:=[.F21]-[.H21]" office:value-type="float" office:value="27" calcext:value-type="float">
            <text:p>+27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4182" calcext:value-type="float">
            <text:p>14182</text:p>
          </table:table-cell>
          <table:table-cell table:style-name="ce2" office:value-type="float" office:value="14339" calcext:value-type="float">
            <text:p>14339</text:p>
          </table:table-cell>
          <table:table-cell table:style-name="ce2" office:value-type="float" office:value="14272" calcext:value-type="float">
            <text:p>14272</text:p>
          </table:table-cell>
          <table:table-cell table:style-name="ce2" office:value-type="float" office:value="157" calcext:value-type="float">
            <text:p>157</text:p>
          </table:table-cell>
          <table:table-cell table:style-name="ce2" table:formula="of:=[.$C$1]+([.A22]*[.$F$1]) + ([.C22]*[.$F$2])" office:value-type="float" office:value="14430" calcext:value-type="float">
            <text:p>14430</text:p>
          </table:table-cell>
          <table:table-cell table:style-name="ce3" table:formula="of:=[.F22]-[.H22]" office:value-type="float" office:value="-158" calcext:value-type="float">
            <text:p>-158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14465" calcext:value-type="float">
            <text:p>14465</text:p>
          </table:table-cell>
          <table:table-cell table:style-name="ce2" office:value-type="float" office:value="14533" calcext:value-type="float">
            <text:p>14533</text:p>
          </table:table-cell>
          <table:table-cell table:style-name="ce2" office:value-type="float" office:value="14495" calcext:value-type="float">
            <text:p>14495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formula="of:=[.$C$1]+([.A23]*[.$F$1]) + ([.C23]*[.$F$2])" office:value-type="float" office:value="14535" calcext:value-type="float">
            <text:p>14535</text:p>
          </table:table-cell>
          <table:table-cell table:style-name="ce3" table:formula="of:=[.F23]-[.H23]" office:value-type="float" office:value="-40" calcext:value-type="float">
            <text:p>-40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14542" calcext:value-type="float">
            <text:p>14542</text:p>
          </table:table-cell>
          <table:table-cell table:style-name="ce2" office:value-type="float" office:value="14638" calcext:value-type="float">
            <text:p>14638</text:p>
          </table:table-cell>
          <table:table-cell table:style-name="ce2" office:value-type="float" office:value="14587" calcext:value-type="float">
            <text:p>14587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formula="of:=[.$C$1]+([.A24]*[.$F$1]) + ([.C24]*[.$F$2])" office:value-type="float" office:value="14640" calcext:value-type="float">
            <text:p>14640</text:p>
          </table:table-cell>
          <table:table-cell table:style-name="ce3" table:formula="of:=[.F24]-[.H24]" office:value-type="float" office:value="-53" calcext:value-type="float">
            <text:p>-53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14653" calcext:value-type="float">
            <text:p>14653</text:p>
          </table:table-cell>
          <table:table-cell table:style-name="ce2" office:value-type="float" office:value="14809" calcext:value-type="float">
            <text:p>14809</text:p>
          </table:table-cell>
          <table:table-cell table:style-name="ce2" office:value-type="float" office:value="14714" calcext:value-type="float">
            <text:p>14714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[.$C$1]+([.A25]*[.$F$1]) + ([.C25]*[.$F$2])" office:value-type="float" office:value="14745" calcext:value-type="float">
            <text:p>14745</text:p>
          </table:table-cell>
          <table:table-cell table:style-name="ce3" table:formula="of:=[.F25]-[.H25]" office:value-type="float" office:value="-31" calcext:value-type="float">
            <text:p>-31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4769" calcext:value-type="float">
            <text:p>14769</text:p>
          </table:table-cell>
          <table:table-cell table:style-name="ce2" office:value-type="float" office:value="14887" calcext:value-type="float">
            <text:p>14887</text:p>
          </table:table-cell>
          <table:table-cell table:style-name="ce2" office:value-type="float" office:value="14842" calcext:value-type="float">
            <text:p>14842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formula="of:=[.$C$1]+([.A26]*[.$F$1]) + ([.C26]*[.$F$2])" office:value-type="float" office:value="14850" calcext:value-type="float">
            <text:p>14850</text:p>
          </table:table-cell>
          <table:table-cell table:style-name="ce3" table:formula="of:=[.F26]-[.H26]" office:value-type="float" office:value="-8" calcext:value-type="float">
            <text:p>-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 office:value-type="float" office:value="14711" calcext:value-type="float">
            <text:p>14711</text:p>
          </table:table-cell>
          <table:table-cell table:style-name="ce2" office:value-type="float" office:value="14872" calcext:value-type="float">
            <text:p>14872</text:p>
          </table:table-cell>
          <table:table-cell table:style-name="ce2" office:value-type="float" office:value="14786" calcext:value-type="float">
            <text:p>14786</text:p>
          </table:table-cell>
          <table:table-cell table:style-name="ce2" office:value-type="float" office:value="161" calcext:value-type="float">
            <text:p>161</text:p>
          </table:table-cell>
          <table:table-cell table:style-name="ce2" table:formula="of:=[.$C$1]+([.A27]*[.$F$1]) + ([.C27]*[.$F$2])" office:value-type="float" office:value="14955" calcext:value-type="float">
            <text:p>14955</text:p>
          </table:table-cell>
          <table:table-cell table:style-name="ce3" table:formula="of:=[.F27]-[.H27]" office:value-type="float" office:value="-169" calcext:value-type="float">
            <text:p>-16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float" office:value="14854" calcext:value-type="float">
            <text:p>14854</text:p>
          </table:table-cell>
          <table:table-cell table:style-name="ce2" office:value-type="float" office:value="14941" calcext:value-type="float">
            <text:p>14941</text:p>
          </table:table-cell>
          <table:table-cell table:style-name="ce2" office:value-type="float" office:value="14908" calcext:value-type="float">
            <text:p>14908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formula="of:=[.$C$1]+([.A28]*[.$F$1]) + ([.C28]*[.$F$2])" office:value-type="float" office:value="15060" calcext:value-type="float">
            <text:p>15060</text:p>
          </table:table-cell>
          <table:table-cell table:style-name="ce3" table:formula="of:=[.F28]-[.H28]" office:value-type="float" office:value="-152" calcext:value-type="float">
            <text:p>-15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2" office:value-type="float" office:value="14916" calcext:value-type="float">
            <text:p>14916</text:p>
          </table:table-cell>
          <table:table-cell table:style-name="ce2" office:value-type="float" office:value="14988" calcext:value-type="float">
            <text:p>14988</text:p>
          </table:table-cell>
          <table:table-cell table:style-name="ce2" office:value-type="float" office:value="14951" calcext:value-type="float">
            <text:p>14951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$C$1]+([.A29]*[.$F$1]) + ([.C29]*[.$F$2])" office:value-type="float" office:value="15165" calcext:value-type="float">
            <text:p>15165</text:p>
          </table:table-cell>
          <table:table-cell table:style-name="ce3" table:formula="of:=[.F29]-[.H29]" office:value-type="float" office:value="-214" calcext:value-type="float">
            <text:p>-21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15133" calcext:value-type="float">
            <text:p>15133</text:p>
          </table:table-cell>
          <table:table-cell table:style-name="ce2" office:value-type="float" office:value="15324" calcext:value-type="float">
            <text:p>15324</text:p>
          </table:table-cell>
          <table:table-cell table:style-name="ce2" office:value-type="float" office:value="15212" calcext:value-type="float">
            <text:p>15212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[.$C$1]+([.A30]*[.$F$1]) + ([.C30]*[.$F$2])" office:value-type="float" office:value="15270" calcext:value-type="float">
            <text:p>15270</text:p>
          </table:table-cell>
          <table:table-cell table:style-name="ce3" table:formula="of:=[.F30]-[.H30]" office:value-type="float" office:value="-58" calcext:value-type="float">
            <text:p>-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15297" calcext:value-type="float">
            <text:p>15297</text:p>
          </table:table-cell>
          <table:table-cell table:style-name="ce2" office:value-type="float" office:value="15401" calcext:value-type="float">
            <text:p>15401</text:p>
          </table:table-cell>
          <table:table-cell table:style-name="ce2" office:value-type="float" office:value="15339" calcext:value-type="float">
            <text:p>15339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formula="of:=[.$C$1]+([.A31]*[.$F$1]) + ([.C31]*[.$F$2])" office:value-type="float" office:value="15375" calcext:value-type="float">
            <text:p>15375</text:p>
          </table:table-cell>
          <table:table-cell table:style-name="ce3" table:formula="of:=[.F31]-[.H31]" office:value-type="float" office:value="-36" calcext:value-type="float">
            <text:p>-3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table:style-name="ce2" office:value-type="float" office:value="15449" calcext:value-type="float">
            <text:p>15449</text:p>
          </table:table-cell>
          <table:table-cell table:style-name="ce2" office:value-type="float" office:value="15573" calcext:value-type="float">
            <text:p>15573</text:p>
          </table:table-cell>
          <table:table-cell table:style-name="ce2" office:value-type="float" office:value="15499" calcext:value-type="float">
            <text:p>15499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formula="of:=[.$C$1]+([.A32]*[.$F$1]) + ([.C32]*[.$F$2])" office:value-type="float" office:value="15480" calcext:value-type="float">
            <text:p>15480</text:p>
          </table:table-cell>
          <table:table-cell table:style-name="ce3" table:formula="of:=[.F32]-[.H32]" office:value-type="float" office:value="19" calcext:value-type="float">
            <text:p>+1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office:value-type="float" office:value="15493" calcext:value-type="float">
            <text:p>15493</text:p>
          </table:table-cell>
          <table:table-cell table:style-name="ce2" office:value-type="float" office:value="15584" calcext:value-type="float">
            <text:p>15584</text:p>
          </table:table-cell>
          <table:table-cell table:style-name="ce2" office:value-type="float" office:value="15530" calcext:value-type="float">
            <text:p>15530</text:p>
          </table:table-cell>
          <table:table-cell table:style-name="ce2" office:value-type="float" office:value="91" calcext:value-type="float">
            <text:p>91</text:p>
          </table:table-cell>
          <table:table-cell table:style-name="ce2" table:formula="of:=[.$C$1]+([.A33]*[.$F$1]) + ([.C33]*[.$F$2])" office:value-type="float" office:value="15585" calcext:value-type="float">
            <text:p>15585</text:p>
          </table:table-cell>
          <table:table-cell table:style-name="ce3" table:formula="of:=[.F33]-[.H33]" office:value-type="float" office:value="-55" calcext:value-type="float">
            <text:p>-5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15487" calcext:value-type="float">
            <text:p>15487</text:p>
          </table:table-cell>
          <table:table-cell table:style-name="ce2" office:value-type="float" office:value="15607" calcext:value-type="float">
            <text:p>15607</text:p>
          </table:table-cell>
          <table:table-cell table:style-name="ce2" office:value-type="float" office:value="15542" calcext:value-type="float">
            <text:p>1554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[.$C$1]+([.A34]*[.$F$1]) + ([.C34]*[.$F$2])" office:value-type="float" office:value="15690" calcext:value-type="float">
            <text:p>15690</text:p>
          </table:table-cell>
          <table:table-cell table:style-name="ce3" table:formula="of:=[.F34]-[.H34]" office:value-type="float" office:value="-148" calcext:value-type="float">
            <text:p>-14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9" calcext:value-type="float">
            <text:p>29</text:p>
          </table:table-cell>
          <table:table-cell table:style-name="ce2" office:value-type="float" office:value="15776" calcext:value-type="float">
            <text:p>15776</text:p>
          </table:table-cell>
          <table:table-cell table:style-name="ce2" office:value-type="float" office:value="15856" calcext:value-type="float">
            <text:p>15856</text:p>
          </table:table-cell>
          <table:table-cell table:style-name="ce2" office:value-type="float" office:value="15809" calcext:value-type="float">
            <text:p>15809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[.$C$1]+([.A35]*[.$F$1]) + ([.C35]*[.$F$2])" office:value-type="float" office:value="15795" calcext:value-type="float">
            <text:p>15795</text:p>
          </table:table-cell>
          <table:table-cell table:style-name="ce3" table:formula="of:=[.F35]-[.H35]" office:value-type="float" office:value="14" calcext:value-type="float">
            <text:p>+1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15708" calcext:value-type="float">
            <text:p>15708</text:p>
          </table:table-cell>
          <table:table-cell table:style-name="ce2" office:value-type="float" office:value="15884" calcext:value-type="float">
            <text:p>15884</text:p>
          </table:table-cell>
          <table:table-cell table:style-name="ce2" office:value-type="float" office:value="15806" calcext:value-type="float">
            <text:p>15806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[.$C$1]+([.A36]*[.$F$1]) + ([.C36]*[.$F$2])" office:value-type="float" office:value="15900" calcext:value-type="float">
            <text:p>15900</text:p>
          </table:table-cell>
          <table:table-cell table:style-name="ce3" table:formula="of:=[.F36]-[.H36]" office:value-type="float" office:value="-94" calcext:value-type="float">
            <text:p>-9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1" calcext:value-type="float">
            <text:p>31</text:p>
          </table:table-cell>
          <table:table-cell table:style-name="ce2" office:value-type="float" office:value="15945" calcext:value-type="float">
            <text:p>15945</text:p>
          </table:table-cell>
          <table:table-cell table:style-name="ce2" office:value-type="float" office:value="16070" calcext:value-type="float">
            <text:p>16070</text:p>
          </table:table-cell>
          <table:table-cell table:style-name="ce2" office:value-type="float" office:value="15988" calcext:value-type="float">
            <text:p>15988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formula="of:=[.$C$1]+([.A37]*[.$F$1]) + ([.C37]*[.$F$2])" office:value-type="float" office:value="16005" calcext:value-type="float">
            <text:p>16005</text:p>
          </table:table-cell>
          <table:table-cell table:style-name="ce3" table:formula="of:=[.F37]-[.H37]" office:value-type="float" office:value="-17" calcext:value-type="float">
            <text:p>-1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15946" calcext:value-type="float">
            <text:p>15946</text:p>
          </table:table-cell>
          <table:table-cell table:style-name="ce2" office:value-type="float" office:value="16089" calcext:value-type="float">
            <text:p>16089</text:p>
          </table:table-cell>
          <table:table-cell table:style-name="ce2" office:value-type="float" office:value="16011" calcext:value-type="float">
            <text:p>16011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[.$C$1]+([.A38]*[.$F$1]) + ([.C38]*[.$F$2])" office:value-type="float" office:value="16110" calcext:value-type="float">
            <text:p>16110</text:p>
          </table:table-cell>
          <table:table-cell table:style-name="ce3" table:formula="of:=[.F38]-[.H38]" office:value-type="float" office:value="-99" calcext:value-type="float">
            <text:p>-9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3" calcext:value-type="float">
            <text:p>33</text:p>
          </table:table-cell>
          <table:table-cell table:style-name="ce2" office:value-type="float" office:value="16332" calcext:value-type="float">
            <text:p>16332</text:p>
          </table:table-cell>
          <table:table-cell table:style-name="ce2" office:value-type="float" office:value="16374" calcext:value-type="float">
            <text:p>16374</text:p>
          </table:table-cell>
          <table:table-cell table:style-name="ce2" office:value-type="float" office:value="16350" calcext:value-type="float">
            <text:p>16350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$C$1]+([.A39]*[.$F$1]) + ([.C39]*[.$F$2])" office:value-type="float" office:value="16215" calcext:value-type="float">
            <text:p>16215</text:p>
          </table:table-cell>
          <table:table-cell table:style-name="ce3" table:formula="of:=[.F39]-[.H39]" office:value-type="float" office:value="135" calcext:value-type="float">
            <text:p>+13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float" office:value="16057" calcext:value-type="float">
            <text:p>16057</text:p>
          </table:table-cell>
          <table:table-cell table:style-name="ce2" office:value-type="float" office:value="16256" calcext:value-type="float">
            <text:p>16256</text:p>
          </table:table-cell>
          <table:table-cell table:style-name="ce2" office:value-type="float" office:value="16161" calcext:value-type="float">
            <text:p>16161</text:p>
          </table:table-cell>
          <table:table-cell table:style-name="ce2" office:value-type="float" office:value="199" calcext:value-type="float">
            <text:p>199</text:p>
          </table:table-cell>
          <table:table-cell table:style-name="ce2" table:formula="of:=[.$C$1]+([.A40]*[.$F$1]) + ([.C40]*[.$F$2])" office:value-type="float" office:value="16320" calcext:value-type="float">
            <text:p>16320</text:p>
          </table:table-cell>
          <table:table-cell table:style-name="ce3" table:formula="of:=[.F40]-[.H40]" office:value-type="float" office:value="-159" calcext:value-type="float">
            <text:p>-1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2" office:value-type="float" office:value="16207" calcext:value-type="float">
            <text:p>16207</text:p>
          </table:table-cell>
          <table:table-cell table:style-name="ce2" office:value-type="float" office:value="16287" calcext:value-type="float">
            <text:p>16287</text:p>
          </table:table-cell>
          <table:table-cell table:style-name="ce2" office:value-type="float" office:value="16238" calcext:value-type="float">
            <text:p>16238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[.$C$1]+([.A41]*[.$F$1]) + ([.C41]*[.$F$2])" office:value-type="float" office:value="16425" calcext:value-type="float">
            <text:p>16425</text:p>
          </table:table-cell>
          <table:table-cell table:style-name="ce3" table:formula="of:=[.F41]-[.H41]" office:value-type="float" office:value="-187" calcext:value-type="float">
            <text:p>-18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float" office:value="16438" calcext:value-type="float">
            <text:p>16438</text:p>
          </table:table-cell>
          <table:table-cell table:style-name="ce2" office:value-type="float" office:value="16473" calcext:value-type="float">
            <text:p>16473</text:p>
          </table:table-cell>
          <table:table-cell table:style-name="ce2" office:value-type="float" office:value="16455" calcext:value-type="float">
            <text:p>16455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$C$1]+([.A42]*[.$F$1]) + ([.C42]*[.$F$2])" office:value-type="float" office:value="16530" calcext:value-type="float">
            <text:p>16530</text:p>
          </table:table-cell>
          <table:table-cell table:style-name="ce3" table:formula="of:=[.F42]-[.H42]" office:value-type="float" office:value="-75" calcext:value-type="float">
            <text:p>-7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16468" calcext:value-type="float">
            <text:p>16468</text:p>
          </table:table-cell>
          <table:table-cell table:style-name="ce2" office:value-type="float" office:value="16572" calcext:value-type="float">
            <text:p>16572</text:p>
          </table:table-cell>
          <table:table-cell table:style-name="ce2" office:value-type="float" office:value="16507" calcext:value-type="float">
            <text:p>16507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formula="of:=[.$C$1]+([.A43]*[.$F$1]) + ([.C43]*[.$F$2])" office:value-type="float" office:value="16635" calcext:value-type="float">
            <text:p>16635</text:p>
          </table:table-cell>
          <table:table-cell table:style-name="ce3" table:formula="of:=[.F43]-[.H43]" office:value-type="float" office:value="-128" calcext:value-type="float">
            <text:p>-12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16689" calcext:value-type="float">
            <text:p>16689</text:p>
          </table:table-cell>
          <table:table-cell table:style-name="ce2" office:value-type="float" office:value="16820" calcext:value-type="float">
            <text:p>16820</text:p>
          </table:table-cell>
          <table:table-cell table:style-name="ce2" office:value-type="float" office:value="16771" calcext:value-type="float">
            <text:p>16771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formula="of:=[.$C$1]+([.A44]*[.$F$1]) + ([.C44]*[.$F$2])" office:value-type="float" office:value="16740" calcext:value-type="float">
            <text:p>16740</text:p>
          </table:table-cell>
          <table:table-cell table:style-name="ce3" table:formula="of:=[.F44]-[.H44]" office:value-type="float" office:value="31" calcext:value-type="float">
            <text:p>+3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float" office:value="16663" calcext:value-type="float">
            <text:p>16663</text:p>
          </table:table-cell>
          <table:table-cell table:style-name="ce2" office:value-type="float" office:value="16782" calcext:value-type="float">
            <text:p>16782</text:p>
          </table:table-cell>
          <table:table-cell table:style-name="ce2" office:value-type="float" office:value="16740" calcext:value-type="float">
            <text:p>16740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[.$C$1]+([.A45]*[.$F$1]) + ([.C45]*[.$F$2])" office:value-type="float" office:value="16845" calcext:value-type="float">
            <text:p>16845</text:p>
          </table:table-cell>
          <table:table-cell table:style-name="ce3" table:formula="of:=[.F45]-[.H45]" office:value-type="float" office:value="-105" calcext:value-type="float">
            <text:p>-10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16984" calcext:value-type="float">
            <text:p>16984</text:p>
          </table:table-cell>
          <table:table-cell table:style-name="ce2" office:value-type="float" office:value="17107" calcext:value-type="float">
            <text:p>17107</text:p>
          </table:table-cell>
          <table:table-cell table:style-name="ce2" office:value-type="float" office:value="17034" calcext:value-type="float">
            <text:p>17034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[.$C$1]+([.A46]*[.$F$1]) + ([.C46]*[.$F$2])" office:value-type="float" office:value="16950" calcext:value-type="float">
            <text:p>16950</text:p>
          </table:table-cell>
          <table:table-cell table:style-name="ce3" table:formula="of:=[.F46]-[.H46]" office:value-type="float" office:value="84" calcext:value-type="float">
            <text:p>+8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1" calcext:value-type="float">
            <text:p>41</text:p>
          </table:table-cell>
          <table:table-cell table:style-name="ce2" office:value-type="float" office:value="16974" calcext:value-type="float">
            <text:p>16974</text:p>
          </table:table-cell>
          <table:table-cell table:style-name="ce2" office:value-type="float" office:value="17059" calcext:value-type="float">
            <text:p>17059</text:p>
          </table:table-cell>
          <table:table-cell table:style-name="ce2" office:value-type="float" office:value="17028" calcext:value-type="float">
            <text:p>17028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formula="of:=[.$C$1]+([.A47]*[.$F$1]) + ([.C47]*[.$F$2])" office:value-type="float" office:value="17055" calcext:value-type="float">
            <text:p>17055</text:p>
          </table:table-cell>
          <table:table-cell table:style-name="ce3" table:formula="of:=[.F47]-[.H47]" office:value-type="float" office:value="-27" calcext:value-type="float">
            <text:p>-2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style-name="ce2" office:value-type="float" office:value="17005" calcext:value-type="float">
            <text:p>17005</text:p>
          </table:table-cell>
          <table:table-cell table:style-name="ce2" office:value-type="float" office:value="17102" calcext:value-type="float">
            <text:p>17102</text:p>
          </table:table-cell>
          <table:table-cell table:style-name="ce2" office:value-type="float" office:value="17059" calcext:value-type="float">
            <text:p>17059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formula="of:=[.$C$1]+([.A48]*[.$F$1]) + ([.C48]*[.$F$2])" office:value-type="float" office:value="17160" calcext:value-type="float">
            <text:p>17160</text:p>
          </table:table-cell>
          <table:table-cell table:style-name="ce3" table:formula="of:=[.F48]-[.H48]" office:value-type="float" office:value="-101" calcext:value-type="float">
            <text:p>-10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2" office:value-type="float" office:value="17147" calcext:value-type="float">
            <text:p>17147</text:p>
          </table:table-cell>
          <table:table-cell table:style-name="ce2" office:value-type="float" office:value="17351" calcext:value-type="float">
            <text:p>17351</text:p>
          </table:table-cell>
          <table:table-cell table:style-name="ce2" office:value-type="float" office:value="17240" calcext:value-type="float">
            <text:p>17240</text:p>
          </table:table-cell>
          <table:table-cell table:style-name="ce2" office:value-type="float" office:value="204" calcext:value-type="float">
            <text:p>204</text:p>
          </table:table-cell>
          <table:table-cell table:style-name="ce2" table:formula="of:=[.$C$1]+([.A49]*[.$F$1]) + ([.C49]*[.$F$2])" office:value-type="float" office:value="17265" calcext:value-type="float">
            <text:p>17265</text:p>
          </table:table-cell>
          <table:table-cell table:style-name="ce3" table:formula="of:=[.F49]-[.H49]" office:value-type="float" office:value="-25" calcext:value-type="float">
            <text:p>-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float" office:value="17162" calcext:value-type="float">
            <text:p>17162</text:p>
          </table:table-cell>
          <table:table-cell table:style-name="ce2" office:value-type="float" office:value="17264" calcext:value-type="float">
            <text:p>17264</text:p>
          </table:table-cell>
          <table:table-cell table:style-name="ce2" office:value-type="float" office:value="17222" calcext:value-type="float">
            <text:p>17222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formula="of:=[.$C$1]+([.A50]*[.$F$1]) + ([.C50]*[.$F$2])" office:value-type="float" office:value="17370" calcext:value-type="float">
            <text:p>17370</text:p>
          </table:table-cell>
          <table:table-cell table:style-name="ce3" table:formula="of:=[.F50]-[.H50]" office:value-type="float" office:value="-148" calcext:value-type="float">
            <text:p>-14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office:value-type="float" office:value="17412" calcext:value-type="float">
            <text:p>17412</text:p>
          </table:table-cell>
          <table:table-cell table:style-name="ce2" office:value-type="float" office:value="17587" calcext:value-type="float">
            <text:p>17587</text:p>
          </table:table-cell>
          <table:table-cell table:style-name="ce2" office:value-type="float" office:value="17528" calcext:value-type="float">
            <text:p>17528</text:p>
          </table:table-cell>
          <table:table-cell table:style-name="ce2" office:value-type="float" office:value="175" calcext:value-type="float">
            <text:p>175</text:p>
          </table:table-cell>
          <table:table-cell table:style-name="ce2" table:formula="of:=[.$C$1]+([.A51]*[.$F$1]) + ([.C51]*[.$F$2])" office:value-type="float" office:value="17475" calcext:value-type="float">
            <text:p>17475</text:p>
          </table:table-cell>
          <table:table-cell table:style-name="ce3" table:formula="of:=[.F51]-[.H51]" office:value-type="float" office:value="53" calcext:value-type="float">
            <text:p>+5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6" calcext:value-type="float">
            <text:p>46</text:p>
          </table:table-cell>
          <table:table-cell table:style-name="ce2" office:value-type="float" office:value="17387" calcext:value-type="float">
            <text:p>17387</text:p>
          </table:table-cell>
          <table:table-cell table:style-name="ce2" office:value-type="float" office:value="17524" calcext:value-type="float">
            <text:p>17524</text:p>
          </table:table-cell>
          <table:table-cell table:style-name="ce2" office:value-type="float" office:value="17455" calcext:value-type="float">
            <text:p>17455</text:p>
          </table:table-cell>
          <table:table-cell table:style-name="ce2" office:value-type="float" office:value="137" calcext:value-type="float">
            <text:p>137</text:p>
          </table:table-cell>
          <table:table-cell table:style-name="ce2" table:formula="of:=[.$C$1]+([.A52]*[.$F$1]) + ([.C52]*[.$F$2])" office:value-type="float" office:value="17580" calcext:value-type="float">
            <text:p>17580</text:p>
          </table:table-cell>
          <table:table-cell table:style-name="ce3" table:formula="of:=[.F52]-[.H52]" office:value-type="float" office:value="-125" calcext:value-type="float">
            <text:p>-1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2" office:value-type="float" office:value="17689" calcext:value-type="float">
            <text:p>17689</text:p>
          </table:table-cell>
          <table:table-cell table:style-name="ce2" office:value-type="float" office:value="17766" calcext:value-type="float">
            <text:p>17766</text:p>
          </table:table-cell>
          <table:table-cell table:style-name="ce2" office:value-type="float" office:value="17733" calcext:value-type="float">
            <text:p>17733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[.$C$1]+([.A53]*[.$F$1]) + ([.C53]*[.$F$2])" office:value-type="float" office:value="17685" calcext:value-type="float">
            <text:p>17685</text:p>
          </table:table-cell>
          <table:table-cell table:style-name="ce3" table:formula="of:=[.F53]-[.H53]" office:value-type="float" office:value="48" calcext:value-type="float">
            <text:p>+4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8" calcext:value-type="float">
            <text:p>48</text:p>
          </table:table-cell>
          <table:table-cell table:style-name="ce2" office:value-type="float" office:value="17660" calcext:value-type="float">
            <text:p>17660</text:p>
          </table:table-cell>
          <table:table-cell table:style-name="ce2" office:value-type="float" office:value="17731" calcext:value-type="float">
            <text:p>17731</text:p>
          </table:table-cell>
          <table:table-cell table:style-name="ce2" office:value-type="float" office:value="17689" calcext:value-type="float">
            <text:p>17689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[.$C$1]+([.A54]*[.$F$1]) + ([.C54]*[.$F$2])" office:value-type="float" office:value="17790" calcext:value-type="float">
            <text:p>17790</text:p>
          </table:table-cell>
          <table:table-cell table:style-name="ce3" table:formula="of:=[.F54]-[.H54]" office:value-type="float" office:value="-101" calcext:value-type="float">
            <text:p>-10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2" office:value-type="float" office:value="17611" calcext:value-type="float">
            <text:p>17611</text:p>
          </table:table-cell>
          <table:table-cell table:style-name="ce2" office:value-type="float" office:value="17687" calcext:value-type="float">
            <text:p>17687</text:p>
          </table:table-cell>
          <table:table-cell table:style-name="ce2" office:value-type="float" office:value="17654" calcext:value-type="float">
            <text:p>17654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formula="of:=[.$C$1]+([.A55]*[.$F$1]) + ([.C55]*[.$F$2])" office:value-type="float" office:value="17895" calcext:value-type="float">
            <text:p>17895</text:p>
          </table:table-cell>
          <table:table-cell table:style-name="ce3" table:formula="of:=[.F55]-[.H55]" office:value-type="float" office:value="-241" calcext:value-type="float">
            <text:p>-24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196" calcext:value-type="float">
            <text:p>18196</text:p>
          </table:table-cell>
          <table:table-cell table:style-name="ce2" office:value-type="float" office:value="18308" calcext:value-type="float">
            <text:p>18308</text:p>
          </table:table-cell>
          <table:table-cell table:style-name="ce2" office:value-type="float" office:value="18268" calcext:value-type="float">
            <text:p>18268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formula="of:=[.$C$1]+([.A56]*[.$F$1]) + ([.C56]*[.$F$2])" office:value-type="float" office:value="18210" calcext:value-type="float">
            <text:p>18210</text:p>
          </table:table-cell>
          <table:table-cell table:style-name="ce3" table:formula="of:=[.F56]-[.H56]" office:value-type="float" office:value="58" calcext:value-type="float">
            <text:p>+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106" calcext:value-type="float">
            <text:p>18106</text:p>
          </table:table-cell>
          <table:table-cell table:style-name="ce2" office:value-type="float" office:value="18272" calcext:value-type="float">
            <text:p>18272</text:p>
          </table:table-cell>
          <table:table-cell table:style-name="ce2" office:value-type="float" office:value="18175" calcext:value-type="float">
            <text:p>18175</text:p>
          </table:table-cell>
          <table:table-cell table:style-name="ce2" office:value-type="float" office:value="166" calcext:value-type="float">
            <text:p>166</text:p>
          </table:table-cell>
          <table:table-cell table:style-name="ce2" table:formula="of:=[.$C$1]+([.A57]*[.$F$1]) + ([.C57]*[.$F$2])" office:value-type="float" office:value="18420" calcext:value-type="float">
            <text:p>18420</text:p>
          </table:table-cell>
          <table:table-cell table:style-name="ce3" table:formula="of:=[.F57]-[.H57]" office:value-type="float" office:value="-245" calcext:value-type="float">
            <text:p>-24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709" calcext:value-type="float">
            <text:p>18709</text:p>
          </table:table-cell>
          <table:table-cell table:style-name="ce2" office:value-type="float" office:value="18803" calcext:value-type="float">
            <text:p>18803</text:p>
          </table:table-cell>
          <table:table-cell table:style-name="ce2" office:value-type="float" office:value="18761" calcext:value-type="float">
            <text:p>18761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$C$1]+([.A58]*[.$F$1]) + ([.C58]*[.$F$2])" office:value-type="float" office:value="18630" calcext:value-type="float">
            <text:p>18630</text:p>
          </table:table-cell>
          <table:table-cell table:style-name="ce3" table:formula="of:=[.F58]-[.H58]" office:value-type="float" office:value="131" calcext:value-type="float">
            <text:p>+13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603" calcext:value-type="float">
            <text:p>18603</text:p>
          </table:table-cell>
          <table:table-cell table:style-name="ce2" office:value-type="float" office:value="18721" calcext:value-type="float">
            <text:p>18721</text:p>
          </table:table-cell>
          <table:table-cell table:style-name="ce2" office:value-type="float" office:value="18676" calcext:value-type="float">
            <text:p>18676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formula="of:=[.$C$1]+([.A59]*[.$F$1]) + ([.C59]*[.$F$2])" office:value-type="float" office:value="18840" calcext:value-type="float">
            <text:p>18840</text:p>
          </table:table-cell>
          <table:table-cell table:style-name="ce3" table:formula="of:=[.F59]-[.H59]" office:value-type="float" office:value="-164" calcext:value-type="float">
            <text:p>-16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137" calcext:value-type="float">
            <text:p>19137</text:p>
          </table:table-cell>
          <table:table-cell table:style-name="ce2" office:value-type="float" office:value="19309" calcext:value-type="float">
            <text:p>19309</text:p>
          </table:table-cell>
          <table:table-cell table:style-name="ce2" office:value-type="float" office:value="19240" calcext:value-type="float">
            <text:p>19240</text:p>
          </table:table-cell>
          <table:table-cell table:style-name="ce2" office:value-type="float" office:value="172" calcext:value-type="float">
            <text:p>172</text:p>
          </table:table-cell>
          <table:table-cell table:style-name="ce2" table:formula="of:=[.$C$1]+([.A60]*[.$F$1]) + ([.C60]*[.$F$2])" office:value-type="float" office:value="19050" calcext:value-type="float">
            <text:p>19050</text:p>
          </table:table-cell>
          <table:table-cell table:style-name="ce3" table:formula="of:=[.F60]-[.H60]" office:value-type="float" office:value="190" calcext:value-type="float">
            <text:p>+19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075" calcext:value-type="float">
            <text:p>19075</text:p>
          </table:table-cell>
          <table:table-cell table:style-name="ce2" office:value-type="float" office:value="19299" calcext:value-type="float">
            <text:p>19299</text:p>
          </table:table-cell>
          <table:table-cell table:style-name="ce2" office:value-type="float" office:value="19188" calcext:value-type="float">
            <text:p>19188</text:p>
          </table:table-cell>
          <table:table-cell table:style-name="ce2" office:value-type="float" office:value="224" calcext:value-type="float">
            <text:p>224</text:p>
          </table:table-cell>
          <table:table-cell table:style-name="ce2" table:formula="of:=[.$C$1]+([.A61]*[.$F$1]) + ([.C61]*[.$F$2])" office:value-type="float" office:value="19260" calcext:value-type="float">
            <text:p>19260</text:p>
          </table:table-cell>
          <table:table-cell table:style-name="ce3" table:formula="of:=[.F61]-[.H61]" office:value-type="float" office:value="-72" calcext:value-type="float">
            <text:p>-7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075" calcext:value-type="float">
            <text:p>19075</text:p>
          </table:table-cell>
          <table:table-cell table:style-name="ce2" office:value-type="float" office:value="19288" calcext:value-type="float">
            <text:p>19288</text:p>
          </table:table-cell>
          <table:table-cell table:style-name="ce2" office:value-type="float" office:value="19198" calcext:value-type="float">
            <text:p>19198</text:p>
          </table:table-cell>
          <table:table-cell table:style-name="ce2" office:value-type="float" office:value="213" calcext:value-type="float">
            <text:p>213</text:p>
          </table:table-cell>
          <table:table-cell table:style-name="ce2" table:formula="of:=[.$C$1]+([.A62]*[.$F$1]) + ([.C62]*[.$F$2])" office:value-type="float" office:value="19470" calcext:value-type="float">
            <text:p>19470</text:p>
          </table:table-cell>
          <table:table-cell table:style-name="ce3" table:formula="of:=[.F62]-[.H62]" office:value-type="float" office:value="-272" calcext:value-type="float">
            <text:p>-27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655" calcext:value-type="float">
            <text:p>19655</text:p>
          </table:table-cell>
          <table:table-cell table:style-name="ce2" office:value-type="float" office:value="19797" calcext:value-type="float">
            <text:p>19797</text:p>
          </table:table-cell>
          <table:table-cell table:style-name="ce2" office:value-type="float" office:value="19717" calcext:value-type="float">
            <text:p>19717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[.$C$1]+([.A63]*[.$F$1]) + ([.C63]*[.$F$2])" office:value-type="float" office:value="19680" calcext:value-type="float">
            <text:p>19680</text:p>
          </table:table-cell>
          <table:table-cell table:style-name="ce3" table:formula="of:=[.F63]-[.H63]" office:value-type="float" office:value="37" calcext:value-type="float">
            <text:p>+3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573" calcext:value-type="float">
            <text:p>19573</text:p>
          </table:table-cell>
          <table:table-cell table:style-name="ce2" office:value-type="float" office:value="19738" calcext:value-type="float">
            <text:p>19738</text:p>
          </table:table-cell>
          <table:table-cell table:style-name="ce2" office:value-type="float" office:value="19632" calcext:value-type="float">
            <text:p>19632</text:p>
          </table:table-cell>
          <table:table-cell table:style-name="ce2" office:value-type="float" office:value="165" calcext:value-type="float">
            <text:p>165</text:p>
          </table:table-cell>
          <table:table-cell table:style-name="ce2" table:formula="of:=[.$C$1]+([.A64]*[.$F$1]) + ([.C64]*[.$F$2])" office:value-type="float" office:value="19890" calcext:value-type="float">
            <text:p>19890</text:p>
          </table:table-cell>
          <table:table-cell table:style-name="ce3" table:formula="of:=[.F64]-[.H64]" office:value-type="float" office:value="-258" calcext:value-type="float">
            <text:p>-2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128" calcext:value-type="float">
            <text:p>20128</text:p>
          </table:table-cell>
          <table:table-cell table:style-name="ce2" office:value-type="float" office:value="20229" calcext:value-type="float">
            <text:p>20229</text:p>
          </table:table-cell>
          <table:table-cell table:style-name="ce2" office:value-type="float" office:value="20165" calcext:value-type="float">
            <text:p>20165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formula="of:=[.$C$1]+([.A65]*[.$F$1]) + ([.C65]*[.$F$2])" office:value-type="float" office:value="20100" calcext:value-type="float">
            <text:p>20100</text:p>
          </table:table-cell>
          <table:table-cell table:style-name="ce3" table:formula="of:=[.F65]-[.H65]" office:value-type="float" office:value="65" calcext:value-type="float">
            <text:p>+6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0046" calcext:value-type="float">
            <text:p>20046</text:p>
          </table:table-cell>
          <table:table-cell table:style-name="ce2" office:value-type="float" office:value="20147" calcext:value-type="float">
            <text:p>20147</text:p>
          </table:table-cell>
          <table:table-cell table:style-name="ce2" office:value-type="float" office:value="20110" calcext:value-type="float">
            <text:p>20110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formula="of:=[.$C$1]+([.A66]*[.$F$1]) + ([.C66]*[.$F$2])" office:value-type="float" office:value="20310" calcext:value-type="float">
            <text:p>20310</text:p>
          </table:table-cell>
          <table:table-cell table:style-name="ce3" table:formula="of:=[.F66]-[.H66]" office:value-type="float" office:value="-200" calcext:value-type="float">
            <text:p>-20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591" calcext:value-type="float">
            <text:p>20591</text:p>
          </table:table-cell>
          <table:table-cell table:style-name="ce2" office:value-type="float" office:value="20754" calcext:value-type="float">
            <text:p>20754</text:p>
          </table:table-cell>
          <table:table-cell table:style-name="ce2" office:value-type="float" office:value="20663" calcext:value-type="float">
            <text:p>20663</text:p>
          </table:table-cell>
          <table:table-cell table:style-name="ce2" office:value-type="float" office:value="163" calcext:value-type="float">
            <text:p>163</text:p>
          </table:table-cell>
          <table:table-cell table:style-name="ce2" table:formula="of:=[.$C$1]+([.A67]*[.$F$1]) + ([.C67]*[.$F$2])" office:value-type="float" office:value="20520" calcext:value-type="float">
            <text:p>20520</text:p>
          </table:table-cell>
          <table:table-cell table:style-name="ce3" table:formula="of:=[.F67]-[.H67]" office:value-type="float" office:value="143" calcext:value-type="float">
            <text:p>+14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570" calcext:value-type="float">
            <text:p>20570</text:p>
          </table:table-cell>
          <table:table-cell table:style-name="ce2" office:value-type="float" office:value="20684" calcext:value-type="float">
            <text:p>20684</text:p>
          </table:table-cell>
          <table:table-cell table:style-name="ce2" office:value-type="float" office:value="20640" calcext:value-type="float">
            <text:p>20640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formula="of:=[.$C$1]+([.A68]*[.$F$1]) + ([.C68]*[.$F$2])" office:value-type="float" office:value="20730" calcext:value-type="float">
            <text:p>20730</text:p>
          </table:table-cell>
          <table:table-cell table:style-name="ce3" table:formula="of:=[.F68]-[.H68]" office:value-type="float" office:value="-90" calcext:value-type="float">
            <text:p>-9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0549" calcext:value-type="float">
            <text:p>20549</text:p>
          </table:table-cell>
          <table:table-cell table:style-name="ce2" office:value-type="float" office:value="20643" calcext:value-type="float">
            <text:p>20643</text:p>
          </table:table-cell>
          <table:table-cell table:style-name="ce2" office:value-type="float" office:value="20606" calcext:value-type="float">
            <text:p>20606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$C$1]+([.A69]*[.$F$1]) + ([.C69]*[.$F$2])" office:value-type="float" office:value="20940" calcext:value-type="float">
            <text:p>20940</text:p>
          </table:table-cell>
          <table:table-cell table:style-name="ce3" table:formula="of:=[.F69]-[.H69]" office:value-type="float" office:value="-334" calcext:value-type="float">
            <text:p>-33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1042" calcext:value-type="float">
            <text:p>21042</text:p>
          </table:table-cell>
          <table:table-cell table:style-name="ce2" office:value-type="float" office:value="21215" calcext:value-type="float">
            <text:p>21215</text:p>
          </table:table-cell>
          <table:table-cell table:style-name="ce2" office:value-type="float" office:value="21126" calcext:value-type="float">
            <text:p>21126</text:p>
          </table:table-cell>
          <table:table-cell table:style-name="ce2" office:value-type="float" office:value="173" calcext:value-type="float">
            <text:p>173</text:p>
          </table:table-cell>
          <table:table-cell table:style-name="ce2" table:formula="of:=[.$C$1]+([.A70]*[.$F$1]) + ([.C70]*[.$F$2])" office:value-type="float" office:value="21150" calcext:value-type="float">
            <text:p>21150</text:p>
          </table:table-cell>
          <table:table-cell table:style-name="ce3" table:formula="of:=[.F70]-[.H70]" office:value-type="float" office:value="-24" calcext:value-type="float">
            <text:p>-2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1083" calcext:value-type="float">
            <text:p>21083</text:p>
          </table:table-cell>
          <table:table-cell table:style-name="ce2" office:value-type="float" office:value="21224" calcext:value-type="float">
            <text:p>21224</text:p>
          </table:table-cell>
          <table:table-cell table:style-name="ce2" office:value-type="float" office:value="21154" calcext:value-type="float">
            <text:p>21154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[.$C$1]+([.A71]*[.$F$1]) + ([.C71]*[.$F$2])" office:value-type="float" office:value="21360" calcext:value-type="float">
            <text:p>21360</text:p>
          </table:table-cell>
          <table:table-cell table:style-name="ce3" table:formula="of:=[.F71]-[.H71]" office:value-type="float" office:value="-206" calcext:value-type="float">
            <text:p>-20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1664" calcext:value-type="float">
            <text:p>21664</text:p>
          </table:table-cell>
          <table:table-cell table:style-name="ce2" office:value-type="float" office:value="21721" calcext:value-type="float">
            <text:p>21721</text:p>
          </table:table-cell>
          <table:table-cell table:style-name="ce2" office:value-type="float" office:value="21701" calcext:value-type="float">
            <text:p>21701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formula="of:=[.$C$1]+([.A72]*[.$F$1]) + ([.C72]*[.$F$2])" office:value-type="float" office:value="21570" calcext:value-type="float">
            <text:p>21570</text:p>
          </table:table-cell>
          <table:table-cell table:style-name="ce3" table:formula="of:=[.F72]-[.H72]" office:value-type="float" office:value="131" calcext:value-type="float">
            <text:p>+13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1547" calcext:value-type="float">
            <text:p>21547</text:p>
          </table:table-cell>
          <table:table-cell table:style-name="ce2" office:value-type="float" office:value="21629" calcext:value-type="float">
            <text:p>21629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[.$C$1]+([.A73]*[.$F$1]) + ([.C73]*[.$F$2])" office:value-type="float" office:value="21780" calcext:value-type="float">
            <text:p>21780</text:p>
          </table:table-cell>
          <table:table-cell table:style-name="ce3" table:formula="of:=[.F73]-[.H73]" office:value-type="float" office:value="-180" calcext:value-type="float">
            <text:p>-18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1993" calcext:value-type="float">
            <text:p>21993</text:p>
          </table:table-cell>
          <table:table-cell table:style-name="ce2" office:value-type="float" office:value="22096" calcext:value-type="float">
            <text:p>22096</text:p>
          </table:table-cell>
          <table:table-cell table:style-name="ce2" office:value-type="float" office:value="22036" calcext:value-type="float">
            <text:p>22036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formula="of:=[.$C$1]+([.A74]*[.$F$1]) + ([.C74]*[.$F$2])" office:value-type="float" office:value="21990" calcext:value-type="float">
            <text:p>21990</text:p>
          </table:table-cell>
          <table:table-cell table:style-name="ce3" table:formula="of:=[.F74]-[.H74]" office:value-type="float" office:value="46" calcext:value-type="float">
            <text:p>+4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909" calcext:value-type="float">
            <text:p>21909</text:p>
          </table:table-cell>
          <table:table-cell table:style-name="ce2" office:value-type="float" office:value="22138" calcext:value-type="float">
            <text:p>22138</text:p>
          </table:table-cell>
          <table:table-cell table:style-name="ce2" office:value-type="float" office:value="22035" calcext:value-type="float">
            <text:p>22035</text:p>
          </table:table-cell>
          <table:table-cell table:style-name="ce2" office:value-type="float" office:value="229" calcext:value-type="float">
            <text:p>229</text:p>
          </table:table-cell>
          <table:table-cell table:style-name="ce2" table:formula="of:=[.$C$1]+([.A75]*[.$F$1]) + ([.C75]*[.$F$2])" office:value-type="float" office:value="22200" calcext:value-type="float">
            <text:p>22200</text:p>
          </table:table-cell>
          <table:table-cell table:style-name="ce3" table:formula="of:=[.F75]-[.H75]" office:value-type="float" office:value="-165" calcext:value-type="float">
            <text:p>-16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2146" calcext:value-type="float">
            <text:p>22146</text:p>
          </table:table-cell>
          <table:table-cell table:style-name="ce2" office:value-type="float" office:value="22230" calcext:value-type="float">
            <text:p>22230</text:p>
          </table:table-cell>
          <table:table-cell table:style-name="ce2" office:value-type="float" office:value="22185" calcext:value-type="float">
            <text:p>22185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$C$1]+([.A76]*[.$F$1]) + ([.C76]*[.$F$2])" office:value-type="float" office:value="22410" calcext:value-type="float">
            <text:p>22410</text:p>
          </table:table-cell>
          <table:table-cell table:style-name="ce3" table:formula="of:=[.F76]-[.H76]" office:value-type="float" office:value="-225" calcext:value-type="float">
            <text:p>-2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2505" calcext:value-type="float">
            <text:p>22505</text:p>
          </table:table-cell>
          <table:table-cell table:style-name="ce2" office:value-type="float" office:value="22722" calcext:value-type="float">
            <text:p>22722</text:p>
          </table:table-cell>
          <table:table-cell table:style-name="ce2" office:value-type="float" office:value="22586" calcext:value-type="float">
            <text:p>22586</text:p>
          </table:table-cell>
          <table:table-cell table:style-name="ce2" office:value-type="float" office:value="217" calcext:value-type="float">
            <text:p>217</text:p>
          </table:table-cell>
          <table:table-cell table:style-name="ce2" table:formula="of:=[.$C$1]+([.A77]*[.$F$1]) + ([.C77]*[.$F$2])" office:value-type="float" office:value="22620" calcext:value-type="float">
            <text:p>22620</text:p>
          </table:table-cell>
          <table:table-cell table:style-name="ce3" table:formula="of:=[.F77]-[.H77]" office:value-type="float" office:value="-34" calcext:value-type="float">
            <text:p>-3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2568" calcext:value-type="float">
            <text:p>22568</text:p>
          </table:table-cell>
          <table:table-cell table:style-name="ce2" office:value-type="float" office:value="22693" calcext:value-type="float">
            <text:p>22693</text:p>
          </table:table-cell>
          <table:table-cell table:style-name="ce2" office:value-type="float" office:value="22631" calcext:value-type="float">
            <text:p>22631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formula="of:=[.$C$1]+([.A78]*[.$F$1]) + ([.C78]*[.$F$2])" office:value-type="float" office:value="22830" calcext:value-type="float">
            <text:p>22830</text:p>
          </table:table-cell>
          <table:table-cell table:style-name="ce3" table:formula="of:=[.F78]-[.H78]" office:value-type="float" office:value="-199" calcext:value-type="float">
            <text:p>-19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2990" calcext:value-type="float">
            <text:p>22990</text:p>
          </table:table-cell>
          <table:table-cell table:style-name="ce2" office:value-type="float" office:value="23196" calcext:value-type="float">
            <text:p>23196</text:p>
          </table:table-cell>
          <table:table-cell table:style-name="ce2" office:value-type="float" office:value="23124" calcext:value-type="float">
            <text:p>23124</text:p>
          </table:table-cell>
          <table:table-cell table:style-name="ce2" office:value-type="float" office:value="206" calcext:value-type="float">
            <text:p>206</text:p>
          </table:table-cell>
          <table:table-cell table:style-name="ce2" table:formula="of:=[.$C$1]+([.A79]*[.$F$1]) + ([.C79]*[.$F$2])" office:value-type="float" office:value="23040" calcext:value-type="float">
            <text:p>23040</text:p>
          </table:table-cell>
          <table:table-cell table:style-name="ce3" table:formula="of:=[.F79]-[.H79]" office:value-type="float" office:value="84" calcext:value-type="float">
            <text:p>+8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988" calcext:value-type="float">
            <text:p>22988</text:p>
          </table:table-cell>
          <table:table-cell table:style-name="ce2" office:value-type="float" office:value="23100" calcext:value-type="float">
            <text:p>23100</text:p>
          </table:table-cell>
          <table:table-cell table:style-name="ce2" office:value-type="float" office:value="23036" calcext:value-type="float">
            <text:p>23036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formula="of:=[.$C$1]+([.A80]*[.$F$1]) + ([.C80]*[.$F$2])" office:value-type="float" office:value="23250" calcext:value-type="float">
            <text:p>23250</text:p>
          </table:table-cell>
          <table:table-cell table:style-name="ce3" table:formula="of:=[.F80]-[.H80]" office:value-type="float" office:value="-214" calcext:value-type="float">
            <text:p>-21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3522" calcext:value-type="float">
            <text:p>23522</text:p>
          </table:table-cell>
          <table:table-cell table:style-name="ce2" office:value-type="float" office:value="23699" calcext:value-type="float">
            <text:p>23699</text:p>
          </table:table-cell>
          <table:table-cell table:style-name="ce2" office:value-type="float" office:value="23618" calcext:value-type="float">
            <text:p>23618</text:p>
          </table:table-cell>
          <table:table-cell table:style-name="ce2" office:value-type="float" office:value="177" calcext:value-type="float">
            <text:p>177</text:p>
          </table:table-cell>
          <table:table-cell table:style-name="ce2" table:formula="of:=[.$C$1]+([.A81]*[.$F$1]) + ([.C81]*[.$F$2])" office:value-type="float" office:value="23460" calcext:value-type="float">
            <text:p>23460</text:p>
          </table:table-cell>
          <table:table-cell table:style-name="ce3" table:formula="of:=[.F81]-[.H81]" office:value-type="float" office:value="158" calcext:value-type="float">
            <text:p>+15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3621" calcext:value-type="float">
            <text:p>23621</text:p>
          </table:table-cell>
          <table:table-cell table:style-name="ce2" office:value-type="float" office:value="23674" calcext:value-type="float">
            <text:p>23674</text:p>
          </table:table-cell>
          <table:table-cell table:style-name="ce2" office:value-type="float" office:value="23644" calcext:value-type="float">
            <text:p>23644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$C$1]+([.A82]*[.$F$1]) + ([.C82]*[.$F$2])" office:value-type="float" office:value="23670" calcext:value-type="float">
            <text:p>23670</text:p>
          </table:table-cell>
          <table:table-cell table:style-name="ce3" table:formula="of:=[.F82]-[.H82]" office:value-type="float" office:value="-26" calcext:value-type="float">
            <text:p>-2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3506" calcext:value-type="float">
            <text:p>23506</text:p>
          </table:table-cell>
          <table:table-cell table:style-name="ce2" office:value-type="float" office:value="23664" calcext:value-type="float">
            <text:p>23664</text:p>
          </table:table-cell>
          <table:table-cell table:style-name="ce2" office:value-type="float" office:value="23605" calcext:value-type="float">
            <text:p>23605</text:p>
          </table:table-cell>
          <table:table-cell table:style-name="ce2" office:value-type="float" office:value="158" calcext:value-type="float">
            <text:p>158</text:p>
          </table:table-cell>
          <table:table-cell table:style-name="ce2" table:formula="of:=[.$C$1]+([.A83]*[.$F$1]) + ([.C83]*[.$F$2])" office:value-type="float" office:value="23880" calcext:value-type="float">
            <text:p>23880</text:p>
          </table:table-cell>
          <table:table-cell table:style-name="ce3" table:formula="of:=[.F83]-[.H83]" office:value-type="float" office:value="-275" calcext:value-type="float">
            <text:p>-27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3950" calcext:value-type="float">
            <text:p>23950</text:p>
          </table:table-cell>
          <table:table-cell table:style-name="ce2" office:value-type="float" office:value="24010" calcext:value-type="float">
            <text:p>24010</text:p>
          </table:table-cell>
          <table:table-cell table:style-name="ce2" office:value-type="float" office:value="23976" calcext:value-type="float">
            <text:p>23976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[.$C$1]+([.A84]*[.$F$1]) + ([.C84]*[.$F$2])" office:value-type="float" office:value="24090" calcext:value-type="float">
            <text:p>24090</text:p>
          </table:table-cell>
          <table:table-cell table:style-name="ce3" table:formula="of:=[.F84]-[.H84]" office:value-type="float" office:value="-114" calcext:value-type="float">
            <text:p>-11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24" calcext:value-type="float">
            <text:p>24024</text:p>
          </table:table-cell>
          <table:table-cell table:style-name="ce2" office:value-type="float" office:value="24186" calcext:value-type="float">
            <text:p>24186</text:p>
          </table:table-cell>
          <table:table-cell table:style-name="ce2" office:value-type="float" office:value="24098" calcext:value-type="float">
            <text:p>24098</text:p>
          </table:table-cell>
          <table:table-cell table:style-name="ce2" office:value-type="float" office:value="162" calcext:value-type="float">
            <text:p>162</text:p>
          </table:table-cell>
          <table:table-cell table:style-name="ce2" table:formula="of:=[.$C$1]+([.A85]*[.$F$1]) + ([.C85]*[.$F$2])" office:value-type="float" office:value="24300" calcext:value-type="float">
            <text:p>24300</text:p>
          </table:table-cell>
          <table:table-cell table:style-name="ce3" table:formula="of:=[.F85]-[.H85]" office:value-type="float" office:value="-202" calcext:value-type="float">
            <text:p>-20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4546" calcext:value-type="float">
            <text:p>24546</text:p>
          </table:table-cell>
          <table:table-cell table:style-name="ce2" office:value-type="float" office:value="24652" calcext:value-type="float">
            <text:p>24652</text:p>
          </table:table-cell>
          <table:table-cell table:style-name="ce2" office:value-type="float" office:value="24607" calcext:value-type="float">
            <text:p>24607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[.$C$1]+([.A86]*[.$F$1]) + ([.C86]*[.$F$2])" office:value-type="float" office:value="24510" calcext:value-type="float">
            <text:p>24510</text:p>
          </table:table-cell>
          <table:table-cell table:style-name="ce3" table:formula="of:=[.F86]-[.H86]" office:value-type="float" office:value="97" calcext:value-type="float">
            <text:p>+9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4460" calcext:value-type="float">
            <text:p>24460</text:p>
          </table:table-cell>
          <table:table-cell table:style-name="ce2" office:value-type="float" office:value="24661" calcext:value-type="float">
            <text:p>24661</text:p>
          </table:table-cell>
          <table:table-cell table:style-name="ce2" office:value-type="float" office:value="24546" calcext:value-type="float">
            <text:p>24546</text:p>
          </table:table-cell>
          <table:table-cell table:style-name="ce2" office:value-type="float" office:value="201" calcext:value-type="float">
            <text:p>201</text:p>
          </table:table-cell>
          <table:table-cell table:style-name="ce2" table:formula="of:=[.$C$1]+([.A87]*[.$F$1]) + ([.C87]*[.$F$2])" office:value-type="float" office:value="24720" calcext:value-type="float">
            <text:p>24720</text:p>
          </table:table-cell>
          <table:table-cell table:style-name="ce3" table:formula="of:=[.F87]-[.H87]" office:value-type="float" office:value="-174" calcext:value-type="float">
            <text:p>-17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79" calcext:value-type="float">
            <text:p>24979</text:p>
          </table:table-cell>
          <table:table-cell table:style-name="ce2" office:value-type="float" office:value="25115" calcext:value-type="float">
            <text:p>25115</text:p>
          </table:table-cell>
          <table:table-cell table:style-name="ce2" office:value-type="float" office:value="25035" calcext:value-type="float">
            <text:p>250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formula="of:=[.$C$1]+([.A88]*[.$F$1]) + ([.C88]*[.$F$2])" office:value-type="float" office:value="24930" calcext:value-type="float">
            <text:p>24930</text:p>
          </table:table-cell>
          <table:table-cell table:style-name="ce3" table:formula="of:=[.F88]-[.H88]" office:value-type="float" office:value="105" calcext:value-type="float">
            <text:p>+10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874" calcext:value-type="float">
            <text:p>24874</text:p>
          </table:table-cell>
          <table:table-cell table:style-name="ce2" office:value-type="float" office:value="25157" calcext:value-type="float">
            <text:p>25157</text:p>
          </table:table-cell>
          <table:table-cell table:style-name="ce2" office:value-type="float" office:value="24972" calcext:value-type="float">
            <text:p>24972</text:p>
          </table:table-cell>
          <table:table-cell table:style-name="ce2" office:value-type="float" office:value="283" calcext:value-type="float">
            <text:p>283</text:p>
          </table:table-cell>
          <table:table-cell table:style-name="ce2" table:formula="of:=[.$C$1]+([.A89]*[.$F$1]) + ([.C89]*[.$F$2])" office:value-type="float" office:value="25140" calcext:value-type="float">
            <text:p>25140</text:p>
          </table:table-cell>
          <table:table-cell table:style-name="ce3" table:formula="of:=[.F89]-[.H89]" office:value-type="float" office:value="-168" calcext:value-type="float">
            <text:p>-16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4843" calcext:value-type="float">
            <text:p>24843</text:p>
          </table:table-cell>
          <table:table-cell table:style-name="ce2" office:value-type="float" office:value="25014" calcext:value-type="float">
            <text:p>25014</text:p>
          </table:table-cell>
          <table:table-cell table:style-name="ce2" office:value-type="float" office:value="24930" calcext:value-type="float">
            <text:p>24930</text:p>
          </table:table-cell>
          <table:table-cell table:style-name="ce2" office:value-type="float" office:value="171" calcext:value-type="float">
            <text:p>171</text:p>
          </table:table-cell>
          <table:table-cell table:style-name="ce2" table:formula="of:=[.$C$1]+([.A90]*[.$F$1]) + ([.C90]*[.$F$2])" office:value-type="float" office:value="25350" calcext:value-type="float">
            <text:p>25350</text:p>
          </table:table-cell>
          <table:table-cell table:style-name="ce3" table:formula="of:=[.F90]-[.H90]" office:value-type="float" office:value="-420" calcext:value-type="float">
            <text:p>-42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5521" calcext:value-type="float">
            <text:p>25521</text:p>
          </table:table-cell>
          <table:table-cell table:style-name="ce2" office:value-type="float" office:value="25649" calcext:value-type="float">
            <text:p>25649</text:p>
          </table:table-cell>
          <table:table-cell table:style-name="ce2" office:value-type="float" office:value="25592" calcext:value-type="float">
            <text:p>25592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[.$C$1]+([.A91]*[.$F$1]) + ([.C91]*[.$F$2])" office:value-type="float" office:value="25560" calcext:value-type="float">
            <text:p>25560</text:p>
          </table:table-cell>
          <table:table-cell table:style-name="ce3" table:formula="of:=[.F91]-[.H91]" office:value-type="float" office:value="32" calcext:value-type="float">
            <text:p>+3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5336" calcext:value-type="float">
            <text:p>25336</text:p>
          </table:table-cell>
          <table:table-cell table:style-name="ce2" office:value-type="float" office:value="25614" calcext:value-type="float">
            <text:p>25614</text:p>
          </table:table-cell>
          <table:table-cell table:style-name="ce2" office:value-type="float" office:value="25474" calcext:value-type="float">
            <text:p>25474</text:p>
          </table:table-cell>
          <table:table-cell table:style-name="ce2" office:value-type="float" office:value="278" calcext:value-type="float">
            <text:p>278</text:p>
          </table:table-cell>
          <table:table-cell table:style-name="ce2" table:formula="of:=[.$C$1]+([.A92]*[.$F$1]) + ([.C92]*[.$F$2])" office:value-type="float" office:value="25770" calcext:value-type="float">
            <text:p>25770</text:p>
          </table:table-cell>
          <table:table-cell table:style-name="ce3" table:formula="of:=[.F92]-[.H92]" office:value-type="float" office:value="-296" calcext:value-type="float">
            <text:p>-29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5914" calcext:value-type="float">
            <text:p>25914</text:p>
          </table:table-cell>
          <table:table-cell table:style-name="ce2" office:value-type="float" office:value="26077" calcext:value-type="float">
            <text:p>26077</text:p>
          </table:table-cell>
          <table:table-cell table:style-name="ce2" office:value-type="float" office:value="25987" calcext:value-type="float">
            <text:p>25987</text:p>
          </table:table-cell>
          <table:table-cell table:style-name="ce2" office:value-type="float" office:value="163" calcext:value-type="float">
            <text:p>163</text:p>
          </table:table-cell>
          <table:table-cell table:style-name="ce2" table:formula="of:=[.$C$1]+([.A93]*[.$F$1]) + ([.C93]*[.$F$2])" office:value-type="float" office:value="25980" calcext:value-type="float">
            <text:p>25980</text:p>
          </table:table-cell>
          <table:table-cell table:style-name="ce3" table:formula="of:=[.F93]-[.H93]" office:value-type="float" office:value="7" calcext:value-type="float">
            <text:p>+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872" calcext:value-type="float">
            <text:p>25872</text:p>
          </table:table-cell>
          <table:table-cell table:style-name="ce2" office:value-type="float" office:value="26014" calcext:value-type="float">
            <text:p>26014</text:p>
          </table:table-cell>
          <table:table-cell table:style-name="ce2" office:value-type="float" office:value="25942" calcext:value-type="float">
            <text:p>25942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[.$C$1]+([.A94]*[.$F$1]) + ([.C94]*[.$F$2])" office:value-type="float" office:value="26190" calcext:value-type="float">
            <text:p>26190</text:p>
          </table:table-cell>
          <table:table-cell table:style-name="ce3" table:formula="of:=[.F94]-[.H94]" office:value-type="float" office:value="-248" calcext:value-type="float">
            <text:p>-24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6421" calcext:value-type="float">
            <text:p>26421</text:p>
          </table:table-cell>
          <table:table-cell table:style-name="ce2" office:value-type="float" office:value="26633" calcext:value-type="float">
            <text:p>26633</text:p>
          </table:table-cell>
          <table:table-cell table:style-name="ce2" office:value-type="float" office:value="26531" calcext:value-type="float">
            <text:p>26531</text:p>
          </table:table-cell>
          <table:table-cell table:style-name="ce2" office:value-type="float" office:value="212" calcext:value-type="float">
            <text:p>212</text:p>
          </table:table-cell>
          <table:table-cell table:style-name="ce2" table:formula="of:=[.$C$1]+([.A95]*[.$F$1]) + ([.C95]*[.$F$2])" office:value-type="float" office:value="26400" calcext:value-type="float">
            <text:p>26400</text:p>
          </table:table-cell>
          <table:table-cell table:style-name="ce3" table:formula="of:=[.F95]-[.H95]" office:value-type="float" office:value="131" calcext:value-type="float">
            <text:p>+13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6340" calcext:value-type="float">
            <text:p>26340</text:p>
          </table:table-cell>
          <table:table-cell table:style-name="ce2" office:value-type="float" office:value="26487" calcext:value-type="float">
            <text:p>26487</text:p>
          </table:table-cell>
          <table:table-cell table:style-name="ce2" office:value-type="float" office:value="26406" calcext:value-type="float">
            <text:p>26406</text:p>
          </table:table-cell>
          <table:table-cell table:style-name="ce2" office:value-type="float" office:value="147" calcext:value-type="float">
            <text:p>147</text:p>
          </table:table-cell>
          <table:table-cell table:style-name="ce2" table:formula="of:=[.$C$1]+([.A96]*[.$F$1]) + ([.C96]*[.$F$2])" office:value-type="float" office:value="26610" calcext:value-type="float">
            <text:p>26610</text:p>
          </table:table-cell>
          <table:table-cell table:style-name="ce3" table:formula="of:=[.F96]-[.H96]" office:value-type="float" office:value="-204" calcext:value-type="float">
            <text:p>-20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6402" calcext:value-type="float">
            <text:p>26402</text:p>
          </table:table-cell>
          <table:table-cell table:style-name="ce2" office:value-type="float" office:value="26533" calcext:value-type="float">
            <text:p>26533</text:p>
          </table:table-cell>
          <table:table-cell table:style-name="ce2" office:value-type="float" office:value="26465" calcext:value-type="float">
            <text:p>26465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formula="of:=[.$C$1]+([.A97]*[.$F$1]) + ([.C97]*[.$F$2])" office:value-type="float" office:value="26820" calcext:value-type="float">
            <text:p>26820</text:p>
          </table:table-cell>
          <table:table-cell table:style-name="ce3" table:formula="of:=[.F97]-[.H97]" office:value-type="float" office:value="-355" calcext:value-type="float">
            <text:p>-35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959" calcext:value-type="float">
            <text:p>26959</text:p>
          </table:table-cell>
          <table:table-cell table:style-name="ce2" office:value-type="float" office:value="27118" calcext:value-type="float">
            <text:p>27118</text:p>
          </table:table-cell>
          <table:table-cell table:style-name="ce2" office:value-type="float" office:value="27014" calcext:value-type="float">
            <text:p>27014</text:p>
          </table:table-cell>
          <table:table-cell table:style-name="ce2" office:value-type="float" office:value="159" calcext:value-type="float">
            <text:p>159</text:p>
          </table:table-cell>
          <table:table-cell table:style-name="ce2" table:formula="of:=[.$C$1]+([.A98]*[.$F$1]) + ([.C98]*[.$F$2])" office:value-type="float" office:value="27030" calcext:value-type="float">
            <text:p>27030</text:p>
          </table:table-cell>
          <table:table-cell table:style-name="ce3" table:formula="of:=[.F98]-[.H98]" office:value-type="float" office:value="-16" calcext:value-type="float">
            <text:p>-1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6969" calcext:value-type="float">
            <text:p>26969</text:p>
          </table:table-cell>
          <table:table-cell table:style-name="ce2" office:value-type="float" office:value="27105" calcext:value-type="float">
            <text:p>27105</text:p>
          </table:table-cell>
          <table:table-cell table:style-name="ce2" office:value-type="float" office:value="27030" calcext:value-type="float">
            <text:p>27030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formula="of:=[.$C$1]+([.A99]*[.$F$1]) + ([.C99]*[.$F$2])" office:value-type="float" office:value="27240" calcext:value-type="float">
            <text:p>27240</text:p>
          </table:table-cell>
          <table:table-cell table:style-name="ce3" table:formula="of:=[.F99]-[.H99]" office:value-type="float" office:value="-210" calcext:value-type="float">
            <text:p>-21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7398" calcext:value-type="float">
            <text:p>27398</text:p>
          </table:table-cell>
          <table:table-cell table:style-name="ce2" office:value-type="float" office:value="27528" calcext:value-type="float">
            <text:p>27528</text:p>
          </table:table-cell>
          <table:table-cell table:style-name="ce2" office:value-type="float" office:value="27457" calcext:value-type="float">
            <text:p>27457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[.$C$1]+([.A100]*[.$F$1]) + ([.C100]*[.$F$2])" office:value-type="float" office:value="27450" calcext:value-type="float">
            <text:p>27450</text:p>
          </table:table-cell>
          <table:table-cell table:style-name="ce3" table:formula="of:=[.F100]-[.H100]" office:value-type="float" office:value="7" calcext:value-type="float">
            <text:p>+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27374" calcext:value-type="float">
            <text:p>27374</text:p>
          </table:table-cell>
          <table:table-cell table:style-name="ce2" office:value-type="float" office:value="27523" calcext:value-type="float">
            <text:p>27523</text:p>
          </table:table-cell>
          <table:table-cell table:style-name="ce2" office:value-type="float" office:value="27447" calcext:value-type="float">
            <text:p>27447</text:p>
          </table:table-cell>
          <table:table-cell table:style-name="ce2" office:value-type="float" office:value="149" calcext:value-type="float">
            <text:p>149</text:p>
          </table:table-cell>
          <table:table-cell table:style-name="ce2" table:formula="of:=[.$C$1]+([.A101]*[.$F$1]) + ([.C101]*[.$F$2])" office:value-type="float" office:value="27660" calcext:value-type="float">
            <text:p>27660</text:p>
          </table:table-cell>
          <table:table-cell table:style-name="ce3" table:formula="of:=[.F101]-[.H101]" office:value-type="float" office:value="-213" calcext:value-type="float">
            <text:p>-21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7872" calcext:value-type="float">
            <text:p>27872</text:p>
          </table:table-cell>
          <table:table-cell table:style-name="ce2" office:value-type="float" office:value="28061" calcext:value-type="float">
            <text:p>28061</text:p>
          </table:table-cell>
          <table:table-cell table:style-name="ce2" office:value-type="float" office:value="27953" calcext:value-type="float">
            <text:p>27953</text:p>
          </table:table-cell>
          <table:table-cell table:style-name="ce2" office:value-type="float" office:value="189" calcext:value-type="float">
            <text:p>189</text:p>
          </table:table-cell>
          <table:table-cell table:style-name="ce2" table:formula="of:=[.$C$1]+([.A102]*[.$F$1]) + ([.C102]*[.$F$2])" office:value-type="float" office:value="27870" calcext:value-type="float">
            <text:p>27870</text:p>
          </table:table-cell>
          <table:table-cell table:style-name="ce3" table:formula="of:=[.F102]-[.H102]" office:value-type="float" office:value="83" calcext:value-type="float">
            <text:p>+8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885" calcext:value-type="float">
            <text:p>27885</text:p>
          </table:table-cell>
          <table:table-cell table:style-name="ce2" office:value-type="float" office:value="28081" calcext:value-type="float">
            <text:p>28081</text:p>
          </table:table-cell>
          <table:table-cell table:style-name="ce2" office:value-type="float" office:value="27980" calcext:value-type="float">
            <text:p>27980</text:p>
          </table:table-cell>
          <table:table-cell table:style-name="ce2" office:value-type="float" office:value="196" calcext:value-type="float">
            <text:p>196</text:p>
          </table:table-cell>
          <table:table-cell table:style-name="ce2" table:formula="of:=[.$C$1]+([.A103]*[.$F$1]) + ([.C103]*[.$F$2])" office:value-type="float" office:value="28080" calcext:value-type="float">
            <text:p>28080</text:p>
          </table:table-cell>
          <table:table-cell table:style-name="ce3" table:formula="of:=[.F103]-[.H103]" office:value-type="float" office:value="-100" calcext:value-type="float">
            <text:p>-10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27991" calcext:value-type="float">
            <text:p>27991</text:p>
          </table:table-cell>
          <table:table-cell table:style-name="ce2" office:value-type="float" office:value="28090" calcext:value-type="float">
            <text:p>28090</text:p>
          </table:table-cell>
          <table:table-cell table:style-name="ce2" office:value-type="float" office:value="28046" calcext:value-type="float">
            <text:p>28046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formula="of:=[.$C$1]+([.A104]*[.$F$1]) + ([.C104]*[.$F$2])" office:value-type="float" office:value="28290" calcext:value-type="float">
            <text:p>28290</text:p>
          </table:table-cell>
          <table:table-cell table:style-name="ce3" table:formula="of:=[.F104]-[.H104]" office:value-type="float" office:value="-244" calcext:value-type="float">
            <text:p>-24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473" calcext:value-type="float">
            <text:p>23473</text:p>
          </table:table-cell>
          <table:table-cell table:style-name="ce2" office:value-type="float" office:value="23683" calcext:value-type="float">
            <text:p>23683</text:p>
          </table:table-cell>
          <table:table-cell table:style-name="ce2" office:value-type="float" office:value="23561" calcext:value-type="float">
            <text:p>23561</text:p>
          </table:table-cell>
          <table:table-cell table:style-name="ce2" office:value-type="float" office:value="210" calcext:value-type="float">
            <text:p>210</text:p>
          </table:table-cell>
          <table:table-cell table:style-name="ce2" table:formula="of:=[.$C$1]+([.A105]*[.$F$1]) + ([.C105]*[.$F$2])" office:value-type="float" office:value="23565" calcext:value-type="float">
            <text:p>23565</text:p>
          </table:table-cell>
          <table:table-cell table:style-name="ce3" table:formula="of:=[.F105]-[.H105]" office:value-type="float" office:value="-4" calcext:value-type="float">
            <text:p>-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531" calcext:value-type="float">
            <text:p>23531</text:p>
          </table:table-cell>
          <table:table-cell table:style-name="ce2" office:value-type="float" office:value="23676" calcext:value-type="float">
            <text:p>23676</text:p>
          </table:table-cell>
          <table:table-cell table:style-name="ce2" office:value-type="float" office:value="23593" calcext:value-type="float">
            <text:p>23593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[.$C$1]+([.A106]*[.$F$1]) + ([.C106]*[.$F$2])" office:value-type="float" office:value="23880" calcext:value-type="float">
            <text:p>23880</text:p>
          </table:table-cell>
          <table:table-cell table:style-name="ce3" table:formula="of:=[.F106]-[.H106]" office:value-type="float" office:value="-287" calcext:value-type="float">
            <text:p>-28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223" calcext:value-type="float">
            <text:p>24223</text:p>
          </table:table-cell>
          <table:table-cell table:style-name="ce2" office:value-type="float" office:value="24299" calcext:value-type="float">
            <text:p>24299</text:p>
          </table:table-cell>
          <table:table-cell table:style-name="ce2" office:value-type="float" office:value="24266" calcext:value-type="float">
            <text:p>24266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formula="of:=[.$C$1]+([.A107]*[.$F$1]) + ([.C107]*[.$F$2])" office:value-type="float" office:value="24195" calcext:value-type="float">
            <text:p>24195</text:p>
          </table:table-cell>
          <table:table-cell table:style-name="ce3" table:formula="of:=[.F107]-[.H107]" office:value-type="float" office:value="71" calcext:value-type="float">
            <text:p>+7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328" calcext:value-type="float">
            <text:p>24328</text:p>
          </table:table-cell>
          <table:table-cell table:style-name="ce2" office:value-type="float" office:value="24412" calcext:value-type="float">
            <text:p>24412</text:p>
          </table:table-cell>
          <table:table-cell table:style-name="ce2" office:value-type="float" office:value="24366" calcext:value-type="float">
            <text:p>24366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$C$1]+([.A108]*[.$F$1]) + ([.C108]*[.$F$2])" office:value-type="float" office:value="24510" calcext:value-type="float">
            <text:p>24510</text:p>
          </table:table-cell>
          <table:table-cell table:style-name="ce3" table:formula="of:=[.F108]-[.H108]" office:value-type="float" office:value="-144" calcext:value-type="float">
            <text:p>-14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926" calcext:value-type="float">
            <text:p>24926</text:p>
          </table:table-cell>
          <table:table-cell table:style-name="ce2" office:value-type="float" office:value="24996" calcext:value-type="float">
            <text:p>24996</text:p>
          </table:table-cell>
          <table:table-cell table:style-name="ce2" office:value-type="float" office:value="24949" calcext:value-type="float">
            <text:p>24949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[.$C$1]+([.A109]*[.$F$1]) + ([.C109]*[.$F$2])" office:value-type="float" office:value="24825" calcext:value-type="float">
            <text:p>24825</text:p>
          </table:table-cell>
          <table:table-cell table:style-name="ce3" table:formula="of:=[.F109]-[.H109]" office:value-type="float" office:value="124" calcext:value-type="float">
            <text:p>+12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4981" calcext:value-type="float">
            <text:p>24981</text:p>
          </table:table-cell>
          <table:table-cell table:style-name="ce2" office:value-type="float" office:value="25120" calcext:value-type="float">
            <text:p>25120</text:p>
          </table:table-cell>
          <table:table-cell table:style-name="ce2" office:value-type="float" office:value="25040" calcext:value-type="float">
            <text:p>25040</text:p>
          </table:table-cell>
          <table:table-cell table:style-name="ce2" office:value-type="float" office:value="139" calcext:value-type="float">
            <text:p>139</text:p>
          </table:table-cell>
          <table:table-cell table:style-name="ce2" table:formula="of:=[.$C$1]+([.A110]*[.$F$1]) + ([.C110]*[.$F$2])" office:value-type="float" office:value="25140" calcext:value-type="float">
            <text:p>25140</text:p>
          </table:table-cell>
          <table:table-cell table:style-name="ce3" table:formula="of:=[.F110]-[.H110]" office:value-type="float" office:value="-100" calcext:value-type="float">
            <text:p>-10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973" calcext:value-type="float">
            <text:p>24973</text:p>
          </table:table-cell>
          <table:table-cell table:style-name="ce2" office:value-type="float" office:value="25118" calcext:value-type="float">
            <text:p>25118</text:p>
          </table:table-cell>
          <table:table-cell table:style-name="ce2" office:value-type="float" office:value="25058" calcext:value-type="float">
            <text:p>25058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[.$C$1]+([.A111]*[.$F$1]) + ([.C111]*[.$F$2])" office:value-type="float" office:value="25455" calcext:value-type="float">
            <text:p>25455</text:p>
          </table:table-cell>
          <table:table-cell table:style-name="ce3" table:formula="of:=[.F111]-[.H111]" office:value-type="float" office:value="-397" calcext:value-type="float">
            <text:p>-39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731" calcext:value-type="float">
            <text:p>25731</text:p>
          </table:table-cell>
          <table:table-cell table:style-name="ce2" office:value-type="float" office:value="25894" calcext:value-type="float">
            <text:p>25894</text:p>
          </table:table-cell>
          <table:table-cell table:style-name="ce2" office:value-type="float" office:value="25797" calcext:value-type="float">
            <text:p>25797</text:p>
          </table:table-cell>
          <table:table-cell table:style-name="ce2" office:value-type="float" office:value="163" calcext:value-type="float">
            <text:p>163</text:p>
          </table:table-cell>
          <table:table-cell table:style-name="ce2" table:formula="of:=[.$C$1]+([.A112]*[.$F$1]) + ([.C112]*[.$F$2])" office:value-type="float" office:value="25770" calcext:value-type="float">
            <text:p>25770</text:p>
          </table:table-cell>
          <table:table-cell table:style-name="ce3" table:formula="of:=[.F112]-[.H112]" office:value-type="float" office:value="27" calcext:value-type="float">
            <text:p>+2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766" calcext:value-type="float">
            <text:p>25766</text:p>
          </table:table-cell>
          <table:table-cell table:style-name="ce2" office:value-type="float" office:value="25899" calcext:value-type="float">
            <text:p>25899</text:p>
          </table:table-cell>
          <table:table-cell table:style-name="ce2" office:value-type="float" office:value="25852" calcext:value-type="float">
            <text:p>25852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formula="of:=[.$C$1]+([.A113]*[.$F$1]) + ([.C113]*[.$F$2])" office:value-type="float" office:value="26085" calcext:value-type="float">
            <text:p>26085</text:p>
          </table:table-cell>
          <table:table-cell table:style-name="ce3" table:formula="of:=[.F113]-[.H113]" office:value-type="float" office:value="-233" calcext:value-type="float">
            <text:p>-23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445" calcext:value-type="float">
            <text:p>26445</text:p>
          </table:table-cell>
          <table:table-cell table:style-name="ce2" office:value-type="float" office:value="26623" calcext:value-type="float">
            <text:p>26623</text:p>
          </table:table-cell>
          <table:table-cell table:style-name="ce2" office:value-type="float" office:value="26516" calcext:value-type="float">
            <text:p>26516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[.$C$1]+([.A114]*[.$F$1]) + ([.C114]*[.$F$2])" office:value-type="float" office:value="26400" calcext:value-type="float">
            <text:p>26400</text:p>
          </table:table-cell>
          <table:table-cell table:style-name="ce3" table:formula="of:=[.F114]-[.H114]" office:value-type="float" office:value="116" calcext:value-type="float">
            <text:p>+11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440" calcext:value-type="float">
            <text:p>26440</text:p>
          </table:table-cell>
          <table:table-cell table:style-name="ce2" office:value-type="float" office:value="26580" calcext:value-type="float">
            <text:p>26580</text:p>
          </table:table-cell>
          <table:table-cell table:style-name="ce2" office:value-type="float" office:value="26522" calcext:value-type="float">
            <text:p>2652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[.$C$1]+([.A115]*[.$F$1]) + ([.C115]*[.$F$2])" office:value-type="float" office:value="26715" calcext:value-type="float">
            <text:p>26715</text:p>
          </table:table-cell>
          <table:table-cell table:style-name="ce3" table:formula="of:=[.F115]-[.H115]" office:value-type="float" office:value="-193" calcext:value-type="float">
            <text:p>-19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146" calcext:value-type="float">
            <text:p>27146</text:p>
          </table:table-cell>
          <table:table-cell table:style-name="ce2" office:value-type="float" office:value="27278" calcext:value-type="float">
            <text:p>27278</text:p>
          </table:table-cell>
          <table:table-cell table:style-name="ce2" office:value-type="float" office:value="27216" calcext:value-type="float">
            <text:p>27216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[.$C$1]+([.A116]*[.$F$1]) + ([.C116]*[.$F$2])" office:value-type="float" office:value="27030" calcext:value-type="float">
            <text:p>27030</text:p>
          </table:table-cell>
          <table:table-cell table:style-name="ce3" table:formula="of:=[.F116]-[.H116]" office:value-type="float" office:value="186" calcext:value-type="float">
            <text:p>+18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187" calcext:value-type="float">
            <text:p>27187</text:p>
          </table:table-cell>
          <table:table-cell table:style-name="ce2" office:value-type="float" office:value="27324" calcext:value-type="float">
            <text:p>27324</text:p>
          </table:table-cell>
          <table:table-cell table:style-name="ce2" office:value-type="float" office:value="27236" calcext:value-type="float">
            <text:p>272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table:formula="of:=[.$C$1]+([.A117]*[.$F$1]) + ([.C117]*[.$F$2])" office:value-type="float" office:value="27345" calcext:value-type="float">
            <text:p>27345</text:p>
          </table:table-cell>
          <table:table-cell table:style-name="ce3" table:formula="of:=[.F117]-[.H117]" office:value-type="float" office:value="-109" calcext:value-type="float">
            <text:p>-10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7034" calcext:value-type="float">
            <text:p>27034</text:p>
          </table:table-cell>
          <table:table-cell table:style-name="ce2" office:value-type="float" office:value="27293" calcext:value-type="float">
            <text:p>27293</text:p>
          </table:table-cell>
          <table:table-cell table:style-name="ce2" office:value-type="float" office:value="27187" calcext:value-type="float">
            <text:p>27187</text:p>
          </table:table-cell>
          <table:table-cell table:style-name="ce2" office:value-type="float" office:value="259" calcext:value-type="float">
            <text:p>259</text:p>
          </table:table-cell>
          <table:table-cell table:style-name="ce2" table:formula="of:=[.$C$1]+([.A118]*[.$F$1]) + ([.C118]*[.$F$2])" office:value-type="float" office:value="27660" calcext:value-type="float">
            <text:p>27660</text:p>
          </table:table-cell>
          <table:table-cell table:style-name="ce3" table:formula="of:=[.F118]-[.H118]" office:value-type="float" office:value="-473" calcext:value-type="float">
            <text:p>-47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7829" calcext:value-type="float">
            <text:p>27829</text:p>
          </table:table-cell>
          <table:table-cell table:style-name="ce2" office:value-type="float" office:value="28003" calcext:value-type="float">
            <text:p>28003</text:p>
          </table:table-cell>
          <table:table-cell table:style-name="ce2" office:value-type="float" office:value="27888" calcext:value-type="float">
            <text:p>27888</text:p>
          </table:table-cell>
          <table:table-cell table:style-name="ce2" office:value-type="float" office:value="174" calcext:value-type="float">
            <text:p>174</text:p>
          </table:table-cell>
          <table:table-cell table:style-name="ce2" table:formula="of:=[.$C$1]+([.A119]*[.$F$1]) + ([.C119]*[.$F$2])" office:value-type="float" office:value="27975" calcext:value-type="float">
            <text:p>27975</text:p>
          </table:table-cell>
          <table:table-cell table:style-name="ce3" table:formula="of:=[.F119]-[.H119]" office:value-type="float" office:value="-87" calcext:value-type="float">
            <text:p>-8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7867" calcext:value-type="float">
            <text:p>27867</text:p>
          </table:table-cell>
          <table:table-cell table:style-name="ce2" office:value-type="float" office:value="27981" calcext:value-type="float">
            <text:p>27981</text:p>
          </table:table-cell>
          <table:table-cell table:style-name="ce2" office:value-type="float" office:value="27926" calcext:value-type="float">
            <text:p>27926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formula="of:=[.$C$1]+([.A120]*[.$F$1]) + ([.C120]*[.$F$2])" office:value-type="float" office:value="28290" calcext:value-type="float">
            <text:p>28290</text:p>
          </table:table-cell>
          <table:table-cell table:style-name="ce3" table:formula="of:=[.F120]-[.H120]" office:value-type="float" office:value="-364" calcext:value-type="float">
            <text:p>-36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8689" calcext:value-type="float">
            <text:p>28689</text:p>
          </table:table-cell>
          <table:table-cell table:style-name="ce2" office:value-type="float" office:value="28756" calcext:value-type="float">
            <text:p>28756</text:p>
          </table:table-cell>
          <table:table-cell table:style-name="ce2" office:value-type="float" office:value="28714" calcext:value-type="float">
            <text:p>28714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[.$C$1]+([.A121]*[.$F$1]) + ([.C121]*[.$F$2])" office:value-type="float" office:value="28605" calcext:value-type="float">
            <text:p>28605</text:p>
          </table:table-cell>
          <table:table-cell table:style-name="ce3" table:formula="of:=[.F121]-[.H121]" office:value-type="float" office:value="109" calcext:value-type="float">
            <text:p>+10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8629" calcext:value-type="float">
            <text:p>28629</text:p>
          </table:table-cell>
          <table:table-cell table:style-name="ce2" office:value-type="float" office:value="28702" calcext:value-type="float">
            <text:p>28702</text:p>
          </table:table-cell>
          <table:table-cell table:style-name="ce2" office:value-type="float" office:value="28676" calcext:value-type="float">
            <text:p>28676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[.$C$1]+([.A122]*[.$F$1]) + ([.C122]*[.$F$2])" office:value-type="float" office:value="28920" calcext:value-type="float">
            <text:p>28920</text:p>
          </table:table-cell>
          <table:table-cell table:style-name="ce3" table:formula="of:=[.F122]-[.H122]" office:value-type="float" office:value="-244" calcext:value-type="float">
            <text:p>-24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9397" calcext:value-type="float">
            <text:p>29397</text:p>
          </table:table-cell>
          <table:table-cell table:style-name="ce2" office:value-type="float" office:value="29512" calcext:value-type="float">
            <text:p>29512</text:p>
          </table:table-cell>
          <table:table-cell table:style-name="ce2" office:value-type="float" office:value="29436" calcext:value-type="float">
            <text:p>29436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[.$C$1]+([.A123]*[.$F$1]) + ([.C123]*[.$F$2])" office:value-type="float" office:value="29235" calcext:value-type="float">
            <text:p>29235</text:p>
          </table:table-cell>
          <table:table-cell table:style-name="ce3" table:formula="of:=[.F123]-[.H123]" office:value-type="float" office:value="201" calcext:value-type="float">
            <text:p>+20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368" calcext:value-type="float">
            <text:p>29368</text:p>
          </table:table-cell>
          <table:table-cell table:style-name="ce2" office:value-type="float" office:value="29459" calcext:value-type="float">
            <text:p>29459</text:p>
          </table:table-cell>
          <table:table-cell table:style-name="ce2" office:value-type="float" office:value="29399" calcext:value-type="float">
            <text:p>29399</text:p>
          </table:table-cell>
          <table:table-cell table:style-name="ce2" office:value-type="float" office:value="91" calcext:value-type="float">
            <text:p>91</text:p>
          </table:table-cell>
          <table:table-cell table:style-name="ce2" table:formula="of:=[.$C$1]+([.A124]*[.$F$1]) + ([.C124]*[.$F$2])" office:value-type="float" office:value="29550" calcext:value-type="float">
            <text:p>29550</text:p>
          </table:table-cell>
          <table:table-cell table:style-name="ce3" table:formula="of:=[.F124]-[.H124]" office:value-type="float" office:value="-151" calcext:value-type="float">
            <text:p>-15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9358" calcext:value-type="float">
            <text:p>29358</text:p>
          </table:table-cell>
          <table:table-cell table:style-name="ce2" office:value-type="float" office:value="29463" calcext:value-type="float">
            <text:p>29463</text:p>
          </table:table-cell>
          <table:table-cell table:style-name="ce2" office:value-type="float" office:value="29401" calcext:value-type="float">
            <text:p>29401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formula="of:=[.$C$1]+([.A125]*[.$F$1]) + ([.C125]*[.$F$2])" office:value-type="float" office:value="29865" calcext:value-type="float">
            <text:p>29865</text:p>
          </table:table-cell>
          <table:table-cell table:style-name="ce3" table:formula="of:=[.F125]-[.H125]" office:value-type="float" office:value="-464" calcext:value-type="float">
            <text:p>-46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0049" calcext:value-type="float">
            <text:p>30049</text:p>
          </table:table-cell>
          <table:table-cell table:style-name="ce2" office:value-type="float" office:value="30199" calcext:value-type="float">
            <text:p>30199</text:p>
          </table:table-cell>
          <table:table-cell table:style-name="ce2" office:value-type="float" office:value="30121" calcext:value-type="float">
            <text:p>30121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[.$C$1]+([.A126]*[.$F$1]) + ([.C126]*[.$F$2])" office:value-type="float" office:value="30180" calcext:value-type="float">
            <text:p>30180</text:p>
          </table:table-cell>
          <table:table-cell table:style-name="ce3" table:formula="of:=[.F126]-[.H126]" office:value-type="float" office:value="-59" calcext:value-type="float">
            <text:p>-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9966" calcext:value-type="float">
            <text:p>29966</text:p>
          </table:table-cell>
          <table:table-cell table:style-name="ce2" office:value-type="float" office:value="30118" calcext:value-type="float">
            <text:p>30118</text:p>
          </table:table-cell>
          <table:table-cell table:style-name="ce2" office:value-type="float" office:value="30050" calcext:value-type="float">
            <text:p>30050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formula="of:=[.$C$1]+([.A127]*[.$F$1]) + ([.C127]*[.$F$2])" office:value-type="float" office:value="30495" calcext:value-type="float">
            <text:p>30495</text:p>
          </table:table-cell>
          <table:table-cell table:style-name="ce3" table:formula="of:=[.F127]-[.H127]" office:value-type="float" office:value="-445" calcext:value-type="float">
            <text:p>-44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0806" calcext:value-type="float">
            <text:p>30806</text:p>
          </table:table-cell>
          <table:table-cell table:style-name="ce2" office:value-type="float" office:value="30918" calcext:value-type="float">
            <text:p>30918</text:p>
          </table:table-cell>
          <table:table-cell table:style-name="ce2" office:value-type="float" office:value="30857" calcext:value-type="float">
            <text:p>30857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formula="of:=[.$C$1]+([.A128]*[.$F$1]) + ([.C128]*[.$F$2])" office:value-type="float" office:value="30810" calcext:value-type="float">
            <text:p>30810</text:p>
          </table:table-cell>
          <table:table-cell table:style-name="ce3" table:formula="of:=[.F128]-[.H128]" office:value-type="float" office:value="47" calcext:value-type="float">
            <text:p>+4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0806" calcext:value-type="float">
            <text:p>30806</text:p>
          </table:table-cell>
          <table:table-cell table:style-name="ce2" office:value-type="float" office:value="30976" calcext:value-type="float">
            <text:p>30976</text:p>
          </table:table-cell>
          <table:table-cell table:style-name="ce2" office:value-type="float" office:value="30887" calcext:value-type="float">
            <text:p>30887</text:p>
          </table:table-cell>
          <table:table-cell table:style-name="ce2" office:value-type="float" office:value="170" calcext:value-type="float">
            <text:p>170</text:p>
          </table:table-cell>
          <table:table-cell table:style-name="ce2" table:formula="of:=[.$C$1]+([.A129]*[.$F$1]) + ([.C129]*[.$F$2])" office:value-type="float" office:value="31125" calcext:value-type="float">
            <text:p>31125</text:p>
          </table:table-cell>
          <table:table-cell table:style-name="ce3" table:formula="of:=[.F129]-[.H129]" office:value-type="float" office:value="-238" calcext:value-type="float">
            <text:p>-23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1590" calcext:value-type="float">
            <text:p>31590</text:p>
          </table:table-cell>
          <table:table-cell table:style-name="ce2" office:value-type="float" office:value="31751" calcext:value-type="float">
            <text:p>31751</text:p>
          </table:table-cell>
          <table:table-cell table:style-name="ce2" office:value-type="float" office:value="31674" calcext:value-type="float">
            <text:p>31674</text:p>
          </table:table-cell>
          <table:table-cell table:style-name="ce2" office:value-type="float" office:value="161" calcext:value-type="float">
            <text:p>161</text:p>
          </table:table-cell>
          <table:table-cell table:style-name="ce2" table:formula="of:=[.$C$1]+([.A130]*[.$F$1]) + ([.C130]*[.$F$2])" office:value-type="float" office:value="31440" calcext:value-type="float">
            <text:p>31440</text:p>
          </table:table-cell>
          <table:table-cell table:style-name="ce3" table:formula="of:=[.F130]-[.H130]" office:value-type="float" office:value="234" calcext:value-type="float">
            <text:p>+23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1527" calcext:value-type="float">
            <text:p>31527</text:p>
          </table:table-cell>
          <table:table-cell table:style-name="ce2" office:value-type="float" office:value="31587" calcext:value-type="float">
            <text:p>31587</text:p>
          </table:table-cell>
          <table:table-cell table:style-name="ce2" office:value-type="float" office:value="31562" calcext:value-type="float">
            <text:p>31562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[.$C$1]+([.A131]*[.$F$1]) + ([.C131]*[.$F$2])" office:value-type="float" office:value="31755" calcext:value-type="float">
            <text:p>31755</text:p>
          </table:table-cell>
          <table:table-cell table:style-name="ce3" table:formula="of:=[.F131]-[.H131]" office:value-type="float" office:value="-193" calcext:value-type="float">
            <text:p>-19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1491" calcext:value-type="float">
            <text:p>31491</text:p>
          </table:table-cell>
          <table:table-cell table:style-name="ce2" office:value-type="float" office:value="31666" calcext:value-type="float">
            <text:p>31666</text:p>
          </table:table-cell>
          <table:table-cell table:style-name="ce2" office:value-type="float" office:value="31606" calcext:value-type="float">
            <text:p>31606</text:p>
          </table:table-cell>
          <table:table-cell table:style-name="ce2" office:value-type="float" office:value="175" calcext:value-type="float">
            <text:p>175</text:p>
          </table:table-cell>
          <table:table-cell table:style-name="ce2" table:formula="of:=[.$C$1]+([.A132]*[.$F$1]) + ([.C132]*[.$F$2])" office:value-type="float" office:value="32070" calcext:value-type="float">
            <text:p>32070</text:p>
          </table:table-cell>
          <table:table-cell table:style-name="ce3" table:formula="of:=[.F132]-[.H132]" office:value-type="float" office:value="-464" calcext:value-type="float">
            <text:p>-46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32296" calcext:value-type="float">
            <text:p>32296</text:p>
          </table:table-cell>
          <table:table-cell table:style-name="ce2" office:value-type="float" office:value="32436" calcext:value-type="float">
            <text:p>32436</text:p>
          </table:table-cell>
          <table:table-cell table:style-name="ce2" office:value-type="float" office:value="32368" calcext:value-type="float">
            <text:p>32368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[.$C$1]+([.A133]*[.$F$1]) + ([.C133]*[.$F$2])" office:value-type="float" office:value="32385" calcext:value-type="float">
            <text:p>32385</text:p>
          </table:table-cell>
          <table:table-cell table:style-name="ce3" table:formula="of:=[.F133]-[.H133]" office:value-type="float" office:value="-17" calcext:value-type="float">
            <text:p>-1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32243" calcext:value-type="float">
            <text:p>32243</text:p>
          </table:table-cell>
          <table:table-cell table:style-name="ce2" office:value-type="float" office:value="32402" calcext:value-type="float">
            <text:p>32402</text:p>
          </table:table-cell>
          <table:table-cell table:style-name="ce2" office:value-type="float" office:value="32326" calcext:value-type="float">
            <text:p>32326</text:p>
          </table:table-cell>
          <table:table-cell table:style-name="ce2" office:value-type="float" office:value="159" calcext:value-type="float">
            <text:p>159</text:p>
          </table:table-cell>
          <table:table-cell table:style-name="ce2" table:formula="of:=[.$C$1]+([.A134]*[.$F$1]) + ([.C134]*[.$F$2])" office:value-type="float" office:value="32700" calcext:value-type="float">
            <text:p>32700</text:p>
          </table:table-cell>
          <table:table-cell table:style-name="ce3" table:formula="of:=[.F134]-[.H134]" office:value-type="float" office:value="-374" calcext:value-type="float">
            <text:p>-37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33027" calcext:value-type="float">
            <text:p>33027</text:p>
          </table:table-cell>
          <table:table-cell table:style-name="ce2" office:value-type="float" office:value="33099" calcext:value-type="float">
            <text:p>33099</text:p>
          </table:table-cell>
          <table:table-cell table:style-name="ce2" office:value-type="float" office:value="33063" calcext:value-type="float">
            <text:p>33063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$C$1]+([.A135]*[.$F$1]) + ([.C135]*[.$F$2])" office:value-type="float" office:value="33015" calcext:value-type="float">
            <text:p>33015</text:p>
          </table:table-cell>
          <table:table-cell table:style-name="ce3" table:formula="of:=[.F135]-[.H135]" office:value-type="float" office:value="48" calcext:value-type="float">
            <text:p>+4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3021" calcext:value-type="float">
            <text:p>33021</text:p>
          </table:table-cell>
          <table:table-cell table:style-name="ce2" office:value-type="float" office:value="33211" calcext:value-type="float">
            <text:p>33211</text:p>
          </table:table-cell>
          <table:table-cell table:style-name="ce2" office:value-type="float" office:value="33133" calcext:value-type="float">
            <text:p>33133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[.$C$1]+([.A136]*[.$F$1]) + ([.C136]*[.$F$2])" office:value-type="float" office:value="33330" calcext:value-type="float">
            <text:p>33330</text:p>
          </table:table-cell>
          <table:table-cell table:style-name="ce3" table:formula="of:=[.F136]-[.H136]" office:value-type="float" office:value="-197" calcext:value-type="float">
            <text:p>-19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3768" calcext:value-type="float">
            <text:p>33768</text:p>
          </table:table-cell>
          <table:table-cell table:style-name="ce2" office:value-type="float" office:value="33946" calcext:value-type="float">
            <text:p>33946</text:p>
          </table:table-cell>
          <table:table-cell table:style-name="ce2" office:value-type="float" office:value="33842" calcext:value-type="float">
            <text:p>33842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[.$C$1]+([.A137]*[.$F$1]) + ([.C137]*[.$F$2])" office:value-type="float" office:value="33645" calcext:value-type="float">
            <text:p>33645</text:p>
          </table:table-cell>
          <table:table-cell table:style-name="ce3" table:formula="of:=[.F137]-[.H137]" office:value-type="float" office:value="197" calcext:value-type="float">
            <text:p>+19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3776" calcext:value-type="float">
            <text:p>33776</text:p>
          </table:table-cell>
          <table:table-cell table:style-name="ce2" office:value-type="float" office:value="33948" calcext:value-type="float">
            <text:p>33948</text:p>
          </table:table-cell>
          <table:table-cell table:style-name="ce2" office:value-type="float" office:value="33847" calcext:value-type="float">
            <text:p>33847</text:p>
          </table:table-cell>
          <table:table-cell table:style-name="ce2" office:value-type="float" office:value="172" calcext:value-type="float">
            <text:p>172</text:p>
          </table:table-cell>
          <table:table-cell table:style-name="ce2" table:formula="of:=[.$C$1]+([.A138]*[.$F$1]) + ([.C138]*[.$F$2])" office:value-type="float" office:value="33960" calcext:value-type="float">
            <text:p>33960</text:p>
          </table:table-cell>
          <table:table-cell table:style-name="ce3" table:formula="of:=[.F138]-[.H138]" office:value-type="float" office:value="-113" calcext:value-type="float">
            <text:p>-11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3626" calcext:value-type="float">
            <text:p>33626</text:p>
          </table:table-cell>
          <table:table-cell table:style-name="ce2" office:value-type="float" office:value="33903" calcext:value-type="float">
            <text:p>33903</text:p>
          </table:table-cell>
          <table:table-cell table:style-name="ce2" office:value-type="float" office:value="33781" calcext:value-type="float">
            <text:p>33781</text:p>
          </table:table-cell>
          <table:table-cell table:style-name="ce2" office:value-type="float" office:value="277" calcext:value-type="float">
            <text:p>277</text:p>
          </table:table-cell>
          <table:table-cell table:style-name="ce2" table:formula="of:=[.$C$1]+([.A139]*[.$F$1]) + ([.C139]*[.$F$2])" office:value-type="float" office:value="34275" calcext:value-type="float">
            <text:p>34275</text:p>
          </table:table-cell>
          <table:table-cell table:style-name="ce3" table:formula="of:=[.F139]-[.H139]" office:value-type="float" office:value="-494" calcext:value-type="float">
            <text:p>-49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4470" calcext:value-type="float">
            <text:p>34470</text:p>
          </table:table-cell>
          <table:table-cell table:style-name="ce2" office:value-type="float" office:value="34658" calcext:value-type="float">
            <text:p>34658</text:p>
          </table:table-cell>
          <table:table-cell table:style-name="ce2" office:value-type="float" office:value="34539" calcext:value-type="float">
            <text:p>34539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[.$C$1]+([.A140]*[.$F$1]) + ([.C140]*[.$F$2])" office:value-type="float" office:value="34590" calcext:value-type="float">
            <text:p>34590</text:p>
          </table:table-cell>
          <table:table-cell table:style-name="ce3" table:formula="of:=[.F140]-[.H140]" office:value-type="float" office:value="-51" calcext:value-type="float">
            <text:p>-5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34521" calcext:value-type="float">
            <text:p>34521</text:p>
          </table:table-cell>
          <table:table-cell table:style-name="ce2" office:value-type="float" office:value="34576" calcext:value-type="float">
            <text:p>34576</text:p>
          </table:table-cell>
          <table:table-cell table:style-name="ce2" office:value-type="float" office:value="34546" calcext:value-type="float">
            <text:p>34546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[.$C$1]+([.A141]*[.$F$1]) + ([.C141]*[.$F$2])" office:value-type="float" office:value="34905" calcext:value-type="float">
            <text:p>34905</text:p>
          </table:table-cell>
          <table:table-cell table:style-name="ce3" table:formula="of:=[.F141]-[.H141]" office:value-type="float" office:value="-359" calcext:value-type="float">
            <text:p>-3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35229" calcext:value-type="float">
            <text:p>35229</text:p>
          </table:table-cell>
          <table:table-cell table:style-name="ce2" office:value-type="float" office:value="35380" calcext:value-type="float">
            <text:p>35380</text:p>
          </table:table-cell>
          <table:table-cell table:style-name="ce2" office:value-type="float" office:value="35302" calcext:value-type="float">
            <text:p>35302</text:p>
          </table:table-cell>
          <table:table-cell table:style-name="ce2" office:value-type="float" office:value="151" calcext:value-type="float">
            <text:p>151</text:p>
          </table:table-cell>
          <table:table-cell table:style-name="ce2" table:formula="of:=[.$C$1]+([.A142]*[.$F$1]) + ([.C142]*[.$F$2])" office:value-type="float" office:value="35220" calcext:value-type="float">
            <text:p>35220</text:p>
          </table:table-cell>
          <table:table-cell table:style-name="ce3" table:formula="of:=[.F142]-[.H142]" office:value-type="float" office:value="82" calcext:value-type="float">
            <text:p>+8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5181" calcext:value-type="float">
            <text:p>35181</text:p>
          </table:table-cell>
          <table:table-cell table:style-name="ce2" office:value-type="float" office:value="35326" calcext:value-type="float">
            <text:p>35326</text:p>
          </table:table-cell>
          <table:table-cell table:style-name="ce2" office:value-type="float" office:value="35241" calcext:value-type="float">
            <text:p>35241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[.$C$1]+([.A143]*[.$F$1]) + ([.C143]*[.$F$2])" office:value-type="float" office:value="35535" calcext:value-type="float">
            <text:p>35535</text:p>
          </table:table-cell>
          <table:table-cell table:style-name="ce3" table:formula="of:=[.F143]-[.H143]" office:value-type="float" office:value="-294" calcext:value-type="float">
            <text:p>-29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5970" calcext:value-type="float">
            <text:p>35970</text:p>
          </table:table-cell>
          <table:table-cell table:style-name="ce2" office:value-type="float" office:value="36014" calcext:value-type="float">
            <text:p>36014</text:p>
          </table:table-cell>
          <table:table-cell table:style-name="ce2" office:value-type="float" office:value="35993" calcext:value-type="float">
            <text:p>35993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$C$1]+([.A144]*[.$F$1]) + ([.C144]*[.$F$2])" office:value-type="float" office:value="35850" calcext:value-type="float">
            <text:p>35850</text:p>
          </table:table-cell>
          <table:table-cell table:style-name="ce3" table:formula="of:=[.F144]-[.H144]" office:value-type="float" office:value="143" calcext:value-type="float">
            <text:p>+14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5876" calcext:value-type="float">
            <text:p>35876</text:p>
          </table:table-cell>
          <table:table-cell table:style-name="ce2" office:value-type="float" office:value="36024" calcext:value-type="float">
            <text:p>36024</text:p>
          </table:table-cell>
          <table:table-cell table:style-name="ce2" office:value-type="float" office:value="35952" calcext:value-type="float">
            <text:p>35952</text:p>
          </table:table-cell>
          <table:table-cell table:style-name="ce2" office:value-type="float" office:value="148" calcext:value-type="float">
            <text:p>148</text:p>
          </table:table-cell>
          <table:table-cell table:style-name="ce2" table:formula="of:=[.$C$1]+([.A145]*[.$F$1]) + ([.C145]*[.$F$2])" office:value-type="float" office:value="36165" calcext:value-type="float">
            <text:p>36165</text:p>
          </table:table-cell>
          <table:table-cell table:style-name="ce3" table:formula="of:=[.F145]-[.H145]" office:value-type="float" office:value="-213" calcext:value-type="float">
            <text:p>-21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5917" calcext:value-type="float">
            <text:p>35917</text:p>
          </table:table-cell>
          <table:table-cell table:style-name="ce2" office:value-type="float" office:value="36122" calcext:value-type="float">
            <text:p>36122</text:p>
          </table:table-cell>
          <table:table-cell table:style-name="ce2" office:value-type="float" office:value="36013" calcext:value-type="float">
            <text:p>36013</text:p>
          </table:table-cell>
          <table:table-cell table:style-name="ce2" office:value-type="float" office:value="205" calcext:value-type="float">
            <text:p>205</text:p>
          </table:table-cell>
          <table:table-cell table:style-name="ce2" table:formula="of:=[.$C$1]+([.A146]*[.$F$1]) + ([.C146]*[.$F$2])" office:value-type="float" office:value="36480" calcext:value-type="float">
            <text:p>36480</text:p>
          </table:table-cell>
          <table:table-cell table:style-name="ce3" table:formula="of:=[.F146]-[.H146]" office:value-type="float" office:value="-467" calcext:value-type="float">
            <text:p>-46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36789" calcext:value-type="float">
            <text:p>36789</text:p>
          </table:table-cell>
          <table:table-cell table:style-name="ce2" office:value-type="float" office:value="36848" calcext:value-type="float">
            <text:p>36848</text:p>
          </table:table-cell>
          <table:table-cell table:style-name="ce2" office:value-type="float" office:value="36822" calcext:value-type="float">
            <text:p>36822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[.$C$1]+([.A147]*[.$F$1]) + ([.C147]*[.$F$2])" office:value-type="float" office:value="36795" calcext:value-type="float">
            <text:p>36795</text:p>
          </table:table-cell>
          <table:table-cell table:style-name="ce3" table:formula="of:=[.F147]-[.H147]" office:value-type="float" office:value="27" calcext:value-type="float">
            <text:p>+2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36712" calcext:value-type="float">
            <text:p>36712</text:p>
          </table:table-cell>
          <table:table-cell table:style-name="ce2" office:value-type="float" office:value="36840" calcext:value-type="float">
            <text:p>36840</text:p>
          </table:table-cell>
          <table:table-cell table:style-name="ce2" office:value-type="float" office:value="36763" calcext:value-type="float">
            <text:p>36763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[.$C$1]+([.A148]*[.$F$1]) + ([.C148]*[.$F$2])" office:value-type="float" office:value="37110" calcext:value-type="float">
            <text:p>37110</text:p>
          </table:table-cell>
          <table:table-cell table:style-name="ce3" table:formula="of:=[.F148]-[.H148]" office:value-type="float" office:value="-347" calcext:value-type="float">
            <text:p>-34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37393" calcext:value-type="float">
            <text:p>37393</text:p>
          </table:table-cell>
          <table:table-cell table:style-name="ce2" office:value-type="float" office:value="37516" calcext:value-type="float">
            <text:p>37516</text:p>
          </table:table-cell>
          <table:table-cell table:style-name="ce2" office:value-type="float" office:value="37444" calcext:value-type="float">
            <text:p>37444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[.$C$1]+([.A149]*[.$F$1]) + ([.C149]*[.$F$2])" office:value-type="float" office:value="37425" calcext:value-type="float">
            <text:p>37425</text:p>
          </table:table-cell>
          <table:table-cell table:style-name="ce3" table:formula="of:=[.F149]-[.H149]" office:value-type="float" office:value="19" calcext:value-type="float">
            <text:p>+1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7384" calcext:value-type="float">
            <text:p>37384</text:p>
          </table:table-cell>
          <table:table-cell table:style-name="ce2" office:value-type="float" office:value="37576" calcext:value-type="float">
            <text:p>37576</text:p>
          </table:table-cell>
          <table:table-cell table:style-name="ce2" office:value-type="float" office:value="37475" calcext:value-type="float">
            <text:p>37475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formula="of:=[.$C$1]+([.A150]*[.$F$1]) + ([.C150]*[.$F$2])" office:value-type="float" office:value="37740" calcext:value-type="float">
            <text:p>37740</text:p>
          </table:table-cell>
          <table:table-cell table:style-name="ce3" table:formula="of:=[.F150]-[.H150]" office:value-type="float" office:value="-265" calcext:value-type="float">
            <text:p>-26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8122" calcext:value-type="float">
            <text:p>38122</text:p>
          </table:table-cell>
          <table:table-cell table:style-name="ce2" office:value-type="float" office:value="38348" calcext:value-type="float">
            <text:p>38348</text:p>
          </table:table-cell>
          <table:table-cell table:style-name="ce2" office:value-type="float" office:value="38261" calcext:value-type="float">
            <text:p>38261</text:p>
          </table:table-cell>
          <table:table-cell table:style-name="ce2" office:value-type="float" office:value="226" calcext:value-type="float">
            <text:p>226</text:p>
          </table:table-cell>
          <table:table-cell table:style-name="ce2" table:formula="of:=[.$C$1]+([.A151]*[.$F$1]) + ([.C151]*[.$F$2])" office:value-type="float" office:value="38055" calcext:value-type="float">
            <text:p>38055</text:p>
          </table:table-cell>
          <table:table-cell table:style-name="ce3" table:formula="of:=[.F151]-[.H151]" office:value-type="float" office:value="206" calcext:value-type="float">
            <text:p>+20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38190" calcext:value-type="float">
            <text:p>38190</text:p>
          </table:table-cell>
          <table:table-cell table:style-name="ce2" office:value-type="float" office:value="38218" calcext:value-type="float">
            <text:p>38218</text:p>
          </table:table-cell>
          <table:table-cell table:style-name="ce2" office:value-type="float" office:value="38201" calcext:value-type="float">
            <text:p>3820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$C$1]+([.A152]*[.$F$1]) + ([.C152]*[.$F$2])" office:value-type="float" office:value="38370" calcext:value-type="float">
            <text:p>38370</text:p>
          </table:table-cell>
          <table:table-cell table:style-name="ce3" table:formula="of:=[.F152]-[.H152]" office:value-type="float" office:value="-169" calcext:value-type="float">
            <text:p>-16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38198" calcext:value-type="float">
            <text:p>38198</text:p>
          </table:table-cell>
          <table:table-cell table:style-name="ce2" office:value-type="float" office:value="38334" calcext:value-type="float">
            <text:p>38334</text:p>
          </table:table-cell>
          <table:table-cell table:style-name="ce2" office:value-type="float" office:value="38248" calcext:value-type="float">
            <text:p>38248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formula="of:=[.$C$1]+([.A153]*[.$F$1]) + ([.C153]*[.$F$2])" office:value-type="float" office:value="38685" calcext:value-type="float">
            <text:p>38685</text:p>
          </table:table-cell>
          <table:table-cell table:style-name="ce3" table:formula="of:=[.F153]-[.H153]" office:value-type="float" office:value="-437" calcext:value-type="float">
            <text:p>-43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775" calcext:value-type="float">
            <text:p>28775</text:p>
          </table:table-cell>
          <table:table-cell table:style-name="ce2" office:value-type="float" office:value="29032" calcext:value-type="float">
            <text:p>29032</text:p>
          </table:table-cell>
          <table:table-cell table:style-name="ce2" office:value-type="float" office:value="28919" calcext:value-type="float">
            <text:p>28919</text:p>
          </table:table-cell>
          <table:table-cell table:style-name="ce2" office:value-type="float" office:value="257" calcext:value-type="float">
            <text:p>257</text:p>
          </table:table-cell>
          <table:table-cell table:style-name="ce2" table:formula="of:=[.$C$1]+([.A154]*[.$F$1]) + ([.C154]*[.$F$2])" office:value-type="float" office:value="28920" calcext:value-type="float">
            <text:p>28920</text:p>
          </table:table-cell>
          <table:table-cell table:style-name="ce3" table:formula="of:=[.F154]-[.H154]" office:value-type="float" office:value="-1" calcext:value-type="float">
            <text:p>-1</text:p>
          </table:table-cell>
          <table:table-cell table:style-name="ce2" table:number-columns-repeated="2"/>
          <table:table-cell table:style-name="ce4" table:formula="of:=BASE([.B132];16)" office:value-type="string" office:string-value="1C" calcext:value-type="string">
            <text:p>1C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779" calcext:value-type="float">
            <text:p>28779</text:p>
          </table:table-cell>
          <table:table-cell table:style-name="ce2" office:value-type="float" office:value="28917" calcext:value-type="float">
            <text:p>28917</text:p>
          </table:table-cell>
          <table:table-cell table:style-name="ce2" office:value-type="float" office:value="28860" calcext:value-type="float">
            <text:p>28860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[.$C$1]+([.A155]*[.$F$1]) + ([.C155]*[.$F$2])" office:value-type="float" office:value="29340" calcext:value-type="float">
            <text:p>29340</text:p>
          </table:table-cell>
          <table:table-cell table:style-name="ce3" table:formula="of:=[.F155]-[.H155]" office:value-type="float" office:value="-480" calcext:value-type="float">
            <text:p>-480</text:p>
          </table:table-cell>
          <table:table-cell table:style-name="ce2" table:number-columns-repeated="2"/>
          <table:table-cell table:style-name="ce4" table:formula="of:=BASE([.B133];16)" office:value-type="string" office:string-value="1D" calcext:value-type="string">
            <text:p>1D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9906" calcext:value-type="float">
            <text:p>29906</text:p>
          </table:table-cell>
          <table:table-cell table:style-name="ce2" office:value-type="float" office:value="30049" calcext:value-type="float">
            <text:p>30049</text:p>
          </table:table-cell>
          <table:table-cell table:style-name="ce2" office:value-type="float" office:value="29987" calcext:value-type="float">
            <text:p>29987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[.$C$1]+([.A156]*[.$F$1]) + ([.C156]*[.$F$2])" office:value-type="float" office:value="29760" calcext:value-type="float">
            <text:p>29760</text:p>
          </table:table-cell>
          <table:table-cell table:style-name="ce3" table:formula="of:=[.F156]-[.H156]" office:value-type="float" office:value="227" calcext:value-type="float">
            <text:p>+227</text:p>
          </table:table-cell>
          <table:table-cell table:style-name="ce2" table:number-columns-repeated="2"/>
          <table:table-cell table:style-name="ce4" table:formula="of:=BASE([.B134];16)" office:value-type="string" office:string-value="1E" calcext:value-type="string">
            <text:p>1E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9818" calcext:value-type="float">
            <text:p>29818</text:p>
          </table:table-cell>
          <table:table-cell table:style-name="ce2" office:value-type="float" office:value="29949" calcext:value-type="float">
            <text:p>29949</text:p>
          </table:table-cell>
          <table:table-cell table:style-name="ce2" office:value-type="float" office:value="29875" calcext:value-type="float">
            <text:p>29875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formula="of:=[.$C$1]+([.A157]*[.$F$1]) + ([.C157]*[.$F$2])" office:value-type="float" office:value="30180" calcext:value-type="float">
            <text:p>30180</text:p>
          </table:table-cell>
          <table:table-cell table:style-name="ce3" table:formula="of:=[.F157]-[.H157]" office:value-type="float" office:value="-305" calcext:value-type="float">
            <text:p>-305</text:p>
          </table:table-cell>
          <table:table-cell table:style-name="ce2" table:number-columns-repeated="2"/>
          <table:table-cell table:style-name="ce4" table:formula="of:=BASE([.B135];16)" office:value-type="string" office:string-value="1F" calcext:value-type="string">
            <text:p>1F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849" calcext:value-type="float">
            <text:p>30849</text:p>
          </table:table-cell>
          <table:table-cell table:style-name="ce2" office:value-type="float" office:value="31000" calcext:value-type="float">
            <text:p>31000</text:p>
          </table:table-cell>
          <table:table-cell table:style-name="ce2" office:value-type="float" office:value="30917" calcext:value-type="float">
            <text:p>30917</text:p>
          </table:table-cell>
          <table:table-cell table:style-name="ce2" office:value-type="float" office:value="151" calcext:value-type="float">
            <text:p>151</text:p>
          </table:table-cell>
          <table:table-cell table:style-name="ce2" table:formula="of:=[.$C$1]+([.A158]*[.$F$1]) + ([.C158]*[.$F$2])" office:value-type="float" office:value="30600" calcext:value-type="float">
            <text:p>30600</text:p>
          </table:table-cell>
          <table:table-cell table:style-name="ce3" table:formula="of:=[.F158]-[.H158]" office:value-type="float" office:value="317" calcext:value-type="float">
            <text:p>+317</text:p>
          </table:table-cell>
          <table:table-cell table:style-name="ce2" table:number-columns-repeated="2"/>
          <table:table-cell table:style-name="ce4" table:formula="of:=BASE([.B136];16)" office:value-type="string" office:string-value="20" calcext:value-type="string">
            <text:p>20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818" calcext:value-type="float">
            <text:p>30818</text:p>
          </table:table-cell>
          <table:table-cell table:style-name="ce2" office:value-type="float" office:value="30992" calcext:value-type="float">
            <text:p>30992</text:p>
          </table:table-cell>
          <table:table-cell table:style-name="ce2" office:value-type="float" office:value="30914" calcext:value-type="float">
            <text:p>30914</text:p>
          </table:table-cell>
          <table:table-cell table:style-name="ce2" office:value-type="float" office:value="174" calcext:value-type="float">
            <text:p>174</text:p>
          </table:table-cell>
          <table:table-cell table:style-name="ce2" table:formula="of:=[.$C$1]+([.A159]*[.$F$1]) + ([.C159]*[.$F$2])" office:value-type="float" office:value="31020" calcext:value-type="float">
            <text:p>31020</text:p>
          </table:table-cell>
          <table:table-cell table:style-name="ce3" table:formula="of:=[.F159]-[.H159]" office:value-type="float" office:value="-106" calcext:value-type="float">
            <text:p>-106</text:p>
          </table:table-cell>
          <table:table-cell table:style-name="ce2" table:number-columns-repeated="2"/>
          <table:table-cell table:style-name="ce4" table:formula="of:=BASE([.B137];16)" office:value-type="string" office:string-value="21" calcext:value-type="string">
            <text:p>21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0858" calcext:value-type="float">
            <text:p>30858</text:p>
          </table:table-cell>
          <table:table-cell table:style-name="ce2" office:value-type="float" office:value="30964" calcext:value-type="float">
            <text:p>30964</text:p>
          </table:table-cell>
          <table:table-cell table:style-name="ce2" office:value-type="float" office:value="30893" calcext:value-type="float">
            <text:p>30893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[.$C$1]+([.A160]*[.$F$1]) + ([.C160]*[.$F$2])" office:value-type="float" office:value="31440" calcext:value-type="float">
            <text:p>31440</text:p>
          </table:table-cell>
          <table:table-cell table:style-name="ce3" table:formula="of:=[.F160]-[.H160]" office:value-type="float" office:value="-547" calcext:value-type="float">
            <text:p>-547</text:p>
          </table:table-cell>
          <table:table-cell table:style-name="ce2" table:number-columns-repeated="2"/>
          <table:table-cell table:style-name="ce4" table:formula="of:=BASE([.B138];16)" office:value-type="string" office:string-value="22" calcext:value-type="string">
            <text:p>22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892" calcext:value-type="float">
            <text:p>31892</text:p>
          </table:table-cell>
          <table:table-cell table:style-name="ce2" office:value-type="float" office:value="31984" calcext:value-type="float">
            <text:p>31984</text:p>
          </table:table-cell>
          <table:table-cell table:style-name="ce2" office:value-type="float" office:value="31933" calcext:value-type="float">
            <text:p>31933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formula="of:=[.$C$1]+([.A161]*[.$F$1]) + ([.C161]*[.$F$2])" office:value-type="float" office:value="31860" calcext:value-type="float">
            <text:p>31860</text:p>
          </table:table-cell>
          <table:table-cell table:style-name="ce3" table:formula="of:=[.F161]-[.H161]" office:value-type="float" office:value="73" calcext:value-type="float">
            <text:p>+73</text:p>
          </table:table-cell>
          <table:table-cell table:style-name="ce2" table:number-columns-repeated="2"/>
          <table:table-cell table:style-name="ce4" table:formula="of:=BASE([.B139];16)" office:value-type="string" office:string-value="23" calcext:value-type="string">
            <text:p>23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1711" calcext:value-type="float">
            <text:p>31711</text:p>
          </table:table-cell>
          <table:table-cell table:style-name="ce2" office:value-type="float" office:value="31789" calcext:value-type="float">
            <text:p>31789</text:p>
          </table:table-cell>
          <table:table-cell table:style-name="ce2" office:value-type="float" office:value="31752" calcext:value-type="float">
            <text:p>31752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formula="of:=[.$C$1]+([.A162]*[.$F$1]) + ([.C162]*[.$F$2])" office:value-type="float" office:value="32280" calcext:value-type="float">
            <text:p>32280</text:p>
          </table:table-cell>
          <table:table-cell table:style-name="ce3" table:formula="of:=[.F162]-[.H162]" office:value-type="float" office:value="-528" calcext:value-type="float">
            <text:p>-528</text:p>
          </table:table-cell>
          <table:table-cell table:style-name="ce2" table:number-columns-repeated="2"/>
          <table:table-cell table:style-name="ce4" table:formula="of:=BASE([.B140];16)" office:value-type="string" office:string-value="24" calcext:value-type="string">
            <text:p>24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772" calcext:value-type="float">
            <text:p>32772</text:p>
          </table:table-cell>
          <table:table-cell table:style-name="ce2" office:value-type="float" office:value="32947" calcext:value-type="float">
            <text:p>32947</text:p>
          </table:table-cell>
          <table:table-cell table:style-name="ce2" office:value-type="float" office:value="32842" calcext:value-type="float">
            <text:p>32842</text:p>
          </table:table-cell>
          <table:table-cell table:style-name="ce2" office:value-type="float" office:value="175" calcext:value-type="float">
            <text:p>175</text:p>
          </table:table-cell>
          <table:table-cell table:style-name="ce2" table:formula="of:=[.$C$1]+([.A163]*[.$F$1]) + ([.C163]*[.$F$2])" office:value-type="float" office:value="32700" calcext:value-type="float">
            <text:p>32700</text:p>
          </table:table-cell>
          <table:table-cell table:style-name="ce3" table:formula="of:=[.F163]-[.H163]" office:value-type="float" office:value="142" calcext:value-type="float">
            <text:p>+142</text:p>
          </table:table-cell>
          <table:table-cell table:style-name="ce2" table:number-columns-repeated="2"/>
          <table:table-cell table:style-name="ce4" table:formula="of:=BASE([.B141];16)" office:value-type="string" office:string-value="25" calcext:value-type="string">
            <text:p>25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office:value-type="float" office:value="32876" calcext:value-type="float">
            <text:p>32876</text:p>
          </table:table-cell>
          <table:table-cell table:style-name="ce2" office:value-type="float" office:value="32818" calcext:value-type="float">
            <text:p>32818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formula="of:=[.$C$1]+([.A164]*[.$F$1]) + ([.C164]*[.$F$2])" office:value-type="float" office:value="33120" calcext:value-type="float">
            <text:p>33120</text:p>
          </table:table-cell>
          <table:table-cell table:style-name="ce3" table:formula="of:=[.F164]-[.H164]" office:value-type="float" office:value="-302" calcext:value-type="float">
            <text:p>-302</text:p>
          </table:table-cell>
          <table:table-cell table:style-name="ce2" table:number-columns-repeated="2"/>
          <table:table-cell table:style-name="ce4" table:formula="of:=BASE([.B142];16)" office:value-type="string" office:string-value="26" calcext:value-type="string">
            <text:p>26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3714" calcext:value-type="float">
            <text:p>33714</text:p>
          </table:table-cell>
          <table:table-cell table:style-name="ce2" office:value-type="float" office:value="33893" calcext:value-type="float">
            <text:p>33893</text:p>
          </table:table-cell>
          <table:table-cell table:style-name="ce2" office:value-type="float" office:value="33795" calcext:value-type="float">
            <text:p>33795</text:p>
          </table:table-cell>
          <table:table-cell table:style-name="ce2" office:value-type="float" office:value="179" calcext:value-type="float">
            <text:p>179</text:p>
          </table:table-cell>
          <table:table-cell table:style-name="ce2" table:formula="of:=[.$C$1]+([.A165]*[.$F$1]) + ([.C165]*[.$F$2])" office:value-type="float" office:value="33540" calcext:value-type="float">
            <text:p>33540</text:p>
          </table:table-cell>
          <table:table-cell table:style-name="ce3" table:formula="of:=[.F165]-[.H165]" office:value-type="float" office:value="255" calcext:value-type="float">
            <text:p>+255</text:p>
          </table:table-cell>
          <table:table-cell table:style-name="ce2" table:number-columns-repeated="2"/>
          <table:table-cell table:style-name="ce4" table:formula="of:=BASE([.B143];16)" office:value-type="string" office:string-value="27" calcext:value-type="string">
            <text:p>27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3723" calcext:value-type="float">
            <text:p>33723</text:p>
          </table:table-cell>
          <table:table-cell table:style-name="ce2" office:value-type="float" office:value="33846" calcext:value-type="float">
            <text:p>33846</text:p>
          </table:table-cell>
          <table:table-cell table:style-name="ce2" office:value-type="float" office:value="33794" calcext:value-type="float">
            <text:p>33794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[.$C$1]+([.A166]*[.$F$1]) + ([.C166]*[.$F$2])" office:value-type="float" office:value="33960" calcext:value-type="float">
            <text:p>33960</text:p>
          </table:table-cell>
          <table:table-cell table:style-name="ce3" table:formula="of:=[.F166]-[.H166]" office:value-type="float" office:value="-166" calcext:value-type="float">
            <text:p>-166</text:p>
          </table:table-cell>
          <table:table-cell table:style-name="ce2" table:number-columns-repeated="2"/>
          <table:table-cell table:style-name="ce4" table:formula="of:=BASE([.B144];16)" office:value-type="string" office:string-value="28" calcext:value-type="string">
            <text:p>28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3878" calcext:value-type="float">
            <text:p>33878</text:p>
          </table:table-cell>
          <table:table-cell table:style-name="ce2" office:value-type="float" office:value="33949" calcext:value-type="float">
            <text:p>33949</text:p>
          </table:table-cell>
          <table:table-cell table:style-name="ce2" office:value-type="float" office:value="33914" calcext:value-type="float">
            <text:p>33914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[.$C$1]+([.A167]*[.$F$1]) + ([.C167]*[.$F$2])" office:value-type="float" office:value="34380" calcext:value-type="float">
            <text:p>34380</text:p>
          </table:table-cell>
          <table:table-cell table:style-name="ce3" table:formula="of:=[.F167]-[.H167]" office:value-type="float" office:value="-466" calcext:value-type="float">
            <text:p>-466</text:p>
          </table:table-cell>
          <table:table-cell table:style-name="ce2" table:number-columns-repeated="2"/>
          <table:table-cell table:style-name="ce4" table:formula="of:=BASE([.B145];16)" office:value-type="string" office:string-value="29" calcext:value-type="string">
            <text:p>29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4744" calcext:value-type="float">
            <text:p>34744</text:p>
          </table:table-cell>
          <table:table-cell table:style-name="ce2" office:value-type="float" office:value="34903" calcext:value-type="float">
            <text:p>34903</text:p>
          </table:table-cell>
          <table:table-cell table:style-name="ce2" office:value-type="float" office:value="34807" calcext:value-type="float">
            <text:p>34807</text:p>
          </table:table-cell>
          <table:table-cell table:style-name="ce2" office:value-type="float" office:value="159" calcext:value-type="float">
            <text:p>159</text:p>
          </table:table-cell>
          <table:table-cell table:style-name="ce2" table:formula="of:=[.$C$1]+([.A168]*[.$F$1]) + ([.C168]*[.$F$2])" office:value-type="float" office:value="34800" calcext:value-type="float">
            <text:p>34800</text:p>
          </table:table-cell>
          <table:table-cell table:style-name="ce3" table:formula="of:=[.F168]-[.H168]" office:value-type="float" office:value="7" calcext:value-type="float">
            <text:p>+7</text:p>
          </table:table-cell>
          <table:table-cell table:style-name="ce2" table:number-columns-repeated="2"/>
          <table:table-cell table:style-name="ce4" table:formula="of:=BASE([.B146];16)" office:value-type="string" office:string-value="2A" calcext:value-type="string">
            <text:p>2A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4735" calcext:value-type="float">
            <text:p>34735</text:p>
          </table:table-cell>
          <table:table-cell table:style-name="ce2" office:value-type="float" office:value="34836" calcext:value-type="float">
            <text:p>34836</text:p>
          </table:table-cell>
          <table:table-cell table:style-name="ce2" office:value-type="float" office:value="34775" calcext:value-type="float">
            <text:p>34775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formula="of:=[.$C$1]+([.A169]*[.$F$1]) + ([.C169]*[.$F$2])" office:value-type="float" office:value="35220" calcext:value-type="float">
            <text:p>35220</text:p>
          </table:table-cell>
          <table:table-cell table:style-name="ce3" table:formula="of:=[.F169]-[.H169]" office:value-type="float" office:value="-445" calcext:value-type="float">
            <text:p>-445</text:p>
          </table:table-cell>
          <table:table-cell table:style-name="ce2" table:number-columns-repeated="2"/>
          <table:table-cell table:style-name="ce4" table:formula="of:=BASE([.B147];16)" office:value-type="string" office:string-value="2B" calcext:value-type="string">
            <text:p>2B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5714" calcext:value-type="float">
            <text:p>35714</text:p>
          </table:table-cell>
          <table:table-cell table:style-name="ce2" office:value-type="float" office:value="35833" calcext:value-type="float">
            <text:p>35833</text:p>
          </table:table-cell>
          <table:table-cell table:style-name="ce2" office:value-type="float" office:value="35775" calcext:value-type="float">
            <text:p>35775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[.$C$1]+([.A170]*[.$F$1]) + ([.C170]*[.$F$2])" office:value-type="float" office:value="35640" calcext:value-type="float">
            <text:p>35640</text:p>
          </table:table-cell>
          <table:table-cell table:style-name="ce3" table:formula="of:=[.F170]-[.H170]" office:value-type="float" office:value="135" calcext:value-type="float">
            <text:p>+135</text:p>
          </table:table-cell>
          <table:table-cell table:style-name="ce2" table:number-columns-repeated="2"/>
          <table:table-cell table:style-name="ce4" table:formula="of:=BASE([.B148];16)" office:value-type="string" office:string-value="2C" calcext:value-type="string">
            <text:p>2C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35710" calcext:value-type="float">
            <text:p>35710</text:p>
          </table:table-cell>
          <table:table-cell table:style-name="ce2" office:value-type="float" office:value="35910" calcext:value-type="float">
            <text:p>35910</text:p>
          </table:table-cell>
          <table:table-cell table:style-name="ce2" office:value-type="float" office:value="35800" calcext:value-type="float">
            <text:p>358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[.$C$1]+([.A171]*[.$F$1]) + ([.C171]*[.$F$2])" office:value-type="float" office:value="36060" calcext:value-type="float">
            <text:p>36060</text:p>
          </table:table-cell>
          <table:table-cell table:style-name="ce3" table:formula="of:=[.F171]-[.H171]" office:value-type="float" office:value="-260" calcext:value-type="float">
            <text:p>-260</text:p>
          </table:table-cell>
          <table:table-cell table:style-name="ce2" table:number-columns-repeated="2"/>
          <table:table-cell table:style-name="ce4" table:formula="of:=BASE([.B149];16)" office:value-type="string" office:string-value="2D" calcext:value-type="string">
            <text:p>2D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6662" calcext:value-type="float">
            <text:p>36662</text:p>
          </table:table-cell>
          <table:table-cell table:style-name="ce2" office:value-type="float" office:value="36860" calcext:value-type="float">
            <text:p>36860</text:p>
          </table:table-cell>
          <table:table-cell table:style-name="ce2" office:value-type="float" office:value="36782" calcext:value-type="float">
            <text:p>36782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formula="of:=[.$C$1]+([.A172]*[.$F$1]) + ([.C172]*[.$F$2])" office:value-type="float" office:value="36480" calcext:value-type="float">
            <text:p>36480</text:p>
          </table:table-cell>
          <table:table-cell table:style-name="ce3" table:formula="of:=[.F172]-[.H172]" office:value-type="float" office:value="302" calcext:value-type="float">
            <text:p>+302</text:p>
          </table:table-cell>
          <table:table-cell table:style-name="ce2" table:number-columns-repeated="2"/>
          <table:table-cell table:style-name="ce4" table:formula="of:=BASE([.B150];16)" office:value-type="string" office:string-value="2E" calcext:value-type="string">
            <text:p>2E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6644" calcext:value-type="float">
            <text:p>36644</text:p>
          </table:table-cell>
          <table:table-cell table:style-name="ce2" office:value-type="float" office:value="36806" calcext:value-type="float">
            <text:p>36806</text:p>
          </table:table-cell>
          <table:table-cell table:style-name="ce2" office:value-type="float" office:value="36705" calcext:value-type="float">
            <text:p>36705</text:p>
          </table:table-cell>
          <table:table-cell table:style-name="ce2" office:value-type="float" office:value="162" calcext:value-type="float">
            <text:p>162</text:p>
          </table:table-cell>
          <table:table-cell table:style-name="ce2" table:formula="of:=[.$C$1]+([.A173]*[.$F$1]) + ([.C173]*[.$F$2])" office:value-type="float" office:value="36900" calcext:value-type="float">
            <text:p>36900</text:p>
          </table:table-cell>
          <table:table-cell table:style-name="ce3" table:formula="of:=[.F173]-[.H173]" office:value-type="float" office:value="-195" calcext:value-type="float">
            <text:p>-195</text:p>
          </table:table-cell>
          <table:table-cell table:style-name="ce2" table:number-columns-repeated="2"/>
          <table:table-cell table:style-name="ce4" table:formula="of:=BASE([.B151];16)" office:value-type="string" office:string-value="2F" calcext:value-type="string">
            <text:p>2F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6728" calcext:value-type="float">
            <text:p>36728</text:p>
          </table:table-cell>
          <table:table-cell table:style-name="ce2" office:value-type="float" office:value="36822" calcext:value-type="float">
            <text:p>36822</text:p>
          </table:table-cell>
          <table:table-cell table:style-name="ce2" office:value-type="float" office:value="36770" calcext:value-type="float">
            <text:p>36770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$C$1]+([.A174]*[.$F$1]) + ([.C174]*[.$F$2])" office:value-type="float" office:value="37320" calcext:value-type="float">
            <text:p>37320</text:p>
          </table:table-cell>
          <table:table-cell table:style-name="ce3" table:formula="of:=[.F174]-[.H174]" office:value-type="float" office:value="-550" calcext:value-type="float">
            <text:p>-550</text:p>
          </table:table-cell>
          <table:table-cell table:style-name="ce2" table:number-columns-repeated="2"/>
          <table:table-cell table:style-name="ce4" table:formula="of:=BASE([.B152];16)" office:value-type="string" office:string-value="30" calcext:value-type="string">
            <text:p>30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37682" calcext:value-type="float">
            <text:p>37682</text:p>
          </table:table-cell>
          <table:table-cell table:style-name="ce2" office:value-type="float" office:value="37730" calcext:value-type="float">
            <text:p>37730</text:p>
          </table:table-cell>
          <table:table-cell table:style-name="ce2" office:value-type="float" office:value="37703" calcext:value-type="float">
            <text:p>3770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$C$1]+([.A175]*[.$F$1]) + ([.C175]*[.$F$2])" office:value-type="float" office:value="37740" calcext:value-type="float">
            <text:p>37740</text:p>
          </table:table-cell>
          <table:table-cell table:style-name="ce3" table:formula="of:=[.F175]-[.H175]" office:value-type="float" office:value="-37" calcext:value-type="float">
            <text:p>-37</text:p>
          </table:table-cell>
          <table:table-cell table:style-name="ce2" table:number-columns-repeated="2"/>
          <table:table-cell table:style-name="ce4" table:formula="of:=BASE([.B153];16)" office:value-type="string" office:string-value="31" calcext:value-type="string">
            <text:p>31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7651" calcext:value-type="float">
            <text:p>37651</text:p>
          </table:table-cell>
          <table:table-cell table:style-name="ce2" office:value-type="float" office:value="37855" calcext:value-type="float">
            <text:p>37855</text:p>
          </table:table-cell>
          <table:table-cell table:style-name="ce2" office:value-type="float" office:value="37735" calcext:value-type="float">
            <text:p>37735</text:p>
          </table:table-cell>
          <table:table-cell table:style-name="ce2" office:value-type="float" office:value="204" calcext:value-type="float">
            <text:p>204</text:p>
          </table:table-cell>
          <table:table-cell table:style-name="ce2" table:formula="of:=[.$C$1]+([.A176]*[.$F$1]) + ([.C176]*[.$F$2])" office:value-type="float" office:value="38160" calcext:value-type="float">
            <text:p>38160</text:p>
          </table:table-cell>
          <table:table-cell table:style-name="ce3" table:formula="of:=[.F176]-[.H176]" office:value-type="float" office:value="-425" calcext:value-type="float">
            <text:p>-425</text:p>
          </table:table-cell>
          <table:table-cell table:style-name="ce2" table:number-columns-repeated="2"/>
          <table:table-cell table:style-name="ce4" table:formula="of:=BASE([.B154];16)" office:value-type="string" office:string-value="1" calcext:value-type="string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8668" calcext:value-type="float">
            <text:p>38668</text:p>
          </table:table-cell>
          <table:table-cell table:style-name="ce2" office:value-type="float" office:value="38832" calcext:value-type="float">
            <text:p>38832</text:p>
          </table:table-cell>
          <table:table-cell table:style-name="ce2" office:value-type="float" office:value="38767" calcext:value-type="float">
            <text:p>38767</text:p>
          </table:table-cell>
          <table:table-cell table:style-name="ce2" office:value-type="float" office:value="164" calcext:value-type="float">
            <text:p>164</text:p>
          </table:table-cell>
          <table:table-cell table:style-name="ce2" table:formula="of:=[.$C$1]+([.A177]*[.$F$1]) + ([.C177]*[.$F$2])" office:value-type="float" office:value="38580" calcext:value-type="float">
            <text:p>38580</text:p>
          </table:table-cell>
          <table:table-cell table:style-name="ce3" table:formula="of:=[.F177]-[.H177]" office:value-type="float" office:value="187" calcext:value-type="float">
            <text:p>+187</text:p>
          </table:table-cell>
          <table:table-cell table:style-name="ce2" table:number-columns-repeated="2"/>
          <table:table-cell table:style-name="ce4" table:formula="of:=BASE([.B155];16)" office:value-type="string" office:string-value="2" calcext:value-type="string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8639" calcext:value-type="float">
            <text:p>38639</text:p>
          </table:table-cell>
          <table:table-cell table:style-name="ce2" office:value-type="float" office:value="38722" calcext:value-type="float">
            <text:p>38722</text:p>
          </table:table-cell>
          <table:table-cell table:style-name="ce2" office:value-type="float" office:value="38682" calcext:value-type="float">
            <text:p>38682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formula="of:=[.$C$1]+([.A178]*[.$F$1]) + ([.C178]*[.$F$2])" office:value-type="float" office:value="39000" calcext:value-type="float">
            <text:p>39000</text:p>
          </table:table-cell>
          <table:table-cell table:style-name="ce3" table:formula="of:=[.F178]-[.H178]" office:value-type="float" office:value="-318" calcext:value-type="float">
            <text:p>-318</text:p>
          </table:table-cell>
          <table:table-cell table:style-name="ce2" table:number-columns-repeated="2"/>
          <table:table-cell table:style-name="ce4" table:formula="of:=BASE([.B156];16)" office:value-type="string" office:string-value="3" calcext:value-type="string">
            <text:p>3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9692" calcext:value-type="float">
            <text:p>39692</text:p>
          </table:table-cell>
          <table:table-cell table:style-name="ce2" office:value-type="float" office:value="39777" calcext:value-type="float">
            <text:p>39777</text:p>
          </table:table-cell>
          <table:table-cell table:style-name="ce2" office:value-type="float" office:value="39735" calcext:value-type="float">
            <text:p>39735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formula="of:=[.$C$1]+([.A179]*[.$F$1]) + ([.C179]*[.$F$2])" office:value-type="float" office:value="39420" calcext:value-type="float">
            <text:p>39420</text:p>
          </table:table-cell>
          <table:table-cell table:style-name="ce3" table:formula="of:=[.F179]-[.H179]" office:value-type="float" office:value="315" calcext:value-type="float">
            <text:p>+315</text:p>
          </table:table-cell>
          <table:table-cell table:style-name="ce2" table:number-columns-repeated="2"/>
          <table:table-cell table:style-name="ce4" table:formula="of:=BASE([.B157];16)" office:value-type="string" office:string-value="4" calcext:value-type="string">
            <text:p>4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9559" calcext:value-type="float">
            <text:p>39559</text:p>
          </table:table-cell>
          <table:table-cell table:style-name="ce2" office:value-type="float" office:value="39784" calcext:value-type="float">
            <text:p>39784</text:p>
          </table:table-cell>
          <table:table-cell table:style-name="ce2" office:value-type="float" office:value="39649" calcext:value-type="float">
            <text:p>39649</text:p>
          </table:table-cell>
          <table:table-cell table:style-name="ce2" office:value-type="float" office:value="225" calcext:value-type="float">
            <text:p>225</text:p>
          </table:table-cell>
          <table:table-cell table:style-name="ce2" table:formula="of:=[.$C$1]+([.A180]*[.$F$1]) + ([.C180]*[.$F$2])" office:value-type="float" office:value="39840" calcext:value-type="float">
            <text:p>39840</text:p>
          </table:table-cell>
          <table:table-cell table:style-name="ce3" table:formula="of:=[.F180]-[.H180]" office:value-type="float" office:value="-191" calcext:value-type="float">
            <text:p>-191</text:p>
          </table:table-cell>
          <table:table-cell table:style-name="ce2" table:number-columns-repeated="2"/>
          <table:table-cell table:style-name="ce4" table:formula="of:=BASE([.B158];16)" office:value-type="string" office:string-value="5" calcext:value-type="string">
            <text:p>5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39618" calcext:value-type="float">
            <text:p>39618</text:p>
          </table:table-cell>
          <table:table-cell table:style-name="ce2" office:value-type="float" office:value="39760" calcext:value-type="float">
            <text:p>39760</text:p>
          </table:table-cell>
          <table:table-cell table:style-name="ce2" office:value-type="float" office:value="39684" calcext:value-type="float">
            <text:p>39684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[.$C$1]+([.A181]*[.$F$1]) + ([.C181]*[.$F$2])" office:value-type="float" office:value="40260" calcext:value-type="float">
            <text:p>40260</text:p>
          </table:table-cell>
          <table:table-cell table:style-name="ce3" table:formula="of:=[.F181]-[.H181]" office:value-type="float" office:value="-576" calcext:value-type="float">
            <text:p>-576</text:p>
          </table:table-cell>
          <table:table-cell table:style-name="ce2" table:number-columns-repeated="2"/>
          <table:table-cell table:style-name="ce4" table:formula="of:=BASE([.B159];16)" office:value-type="string" office:string-value="6" calcext:value-type="string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0596" calcext:value-type="float">
            <text:p>40596</text:p>
          </table:table-cell>
          <table:table-cell table:style-name="ce2" office:value-type="float" office:value="40673" calcext:value-type="float">
            <text:p>40673</text:p>
          </table:table-cell>
          <table:table-cell table:style-name="ce2" office:value-type="float" office:value="40637" calcext:value-type="float">
            <text:p>40637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[.$C$1]+([.A182]*[.$F$1]) + ([.C182]*[.$F$2])" office:value-type="float" office:value="40680" calcext:value-type="float">
            <text:p>40680</text:p>
          </table:table-cell>
          <table:table-cell table:style-name="ce3" table:formula="of:=[.F182]-[.H182]" office:value-type="float" office:value="-43" calcext:value-type="float">
            <text:p>-43</text:p>
          </table:table-cell>
          <table:table-cell table:style-name="ce2" table:number-columns-repeated="2"/>
          <table:table-cell table:style-name="ce4" table:formula="of:=BASE([.B160];16)" office:value-type="string" office:string-value="7" calcext:value-type="string">
            <text:p>7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604" calcext:value-type="float">
            <text:p>40604</text:p>
          </table:table-cell>
          <table:table-cell table:style-name="ce2" office:value-type="float" office:value="40790" calcext:value-type="float">
            <text:p>40790</text:p>
          </table:table-cell>
          <table:table-cell table:style-name="ce2" office:value-type="float" office:value="40673" calcext:value-type="float">
            <text:p>40673</text:p>
          </table:table-cell>
          <table:table-cell table:style-name="ce2" office:value-type="float" office:value="186" calcext:value-type="float">
            <text:p>186</text:p>
          </table:table-cell>
          <table:table-cell table:style-name="ce2" table:formula="of:=[.$C$1]+([.A183]*[.$F$1]) + ([.C183]*[.$F$2])" office:value-type="float" office:value="41100" calcext:value-type="float">
            <text:p>41100</text:p>
          </table:table-cell>
          <table:table-cell table:style-name="ce3" table:formula="of:=[.F183]-[.H183]" office:value-type="float" office:value="-427" calcext:value-type="float">
            <text:p>-427</text:p>
          </table:table-cell>
          <table:table-cell table:style-name="ce2" table:number-columns-repeated="2"/>
          <table:table-cell table:style-name="ce4" table:formula="of:=BASE([.B161];16)" office:value-type="string" office:string-value="8" calcext:value-type="string">
            <text:p>8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41591" calcext:value-type="float">
            <text:p>41591</text:p>
          </table:table-cell>
          <table:table-cell table:style-name="ce2" office:value-type="float" office:value="41709" calcext:value-type="float">
            <text:p>41709</text:p>
          </table:table-cell>
          <table:table-cell table:style-name="ce2" office:value-type="float" office:value="41631" calcext:value-type="float">
            <text:p>41631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formula="of:=[.$C$1]+([.A184]*[.$F$1]) + ([.C184]*[.$F$2])" office:value-type="float" office:value="41520" calcext:value-type="float">
            <text:p>41520</text:p>
          </table:table-cell>
          <table:table-cell table:style-name="ce3" table:formula="of:=[.F184]-[.H184]" office:value-type="float" office:value="111" calcext:value-type="float">
            <text:p>+111</text:p>
          </table:table-cell>
          <table:table-cell table:style-name="ce2" table:number-columns-repeated="2"/>
          <table:table-cell table:style-name="ce4" table:formula="of:=BASE([.B162];16)" office:value-type="string" office:string-value="9" calcext:value-type="string">
            <text:p>9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1570" calcext:value-type="float">
            <text:p>41570</text:p>
          </table:table-cell>
          <table:table-cell table:style-name="ce2" office:value-type="float" office:value="41707" calcext:value-type="float">
            <text:p>41707</text:p>
          </table:table-cell>
          <table:table-cell table:style-name="ce2" office:value-type="float" office:value="41619" calcext:value-type="float">
            <text:p>41619</text:p>
          </table:table-cell>
          <table:table-cell table:style-name="ce2" office:value-type="float" office:value="137" calcext:value-type="float">
            <text:p>137</text:p>
          </table:table-cell>
          <table:table-cell table:style-name="ce2" table:formula="of:=[.$C$1]+([.A185]*[.$F$1]) + ([.C185]*[.$F$2])" office:value-type="float" office:value="41940" calcext:value-type="float">
            <text:p>41940</text:p>
          </table:table-cell>
          <table:table-cell table:style-name="ce3" table:formula="of:=[.F185]-[.H185]" office:value-type="float" office:value="-321" calcext:value-type="float">
            <text:p>-321</text:p>
          </table:table-cell>
          <table:table-cell table:style-name="ce2" table:number-columns-repeated="2"/>
          <table:table-cell table:style-name="ce4" table:formula="of:=BASE([.B163];16)" office:value-type="string" office:string-value="A" calcext:value-type="string">
            <text:p>A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2603" calcext:value-type="float">
            <text:p>42603</text:p>
          </table:table-cell>
          <table:table-cell table:style-name="ce2" office:value-type="float" office:value="42722" calcext:value-type="float">
            <text:p>42722</text:p>
          </table:table-cell>
          <table:table-cell table:style-name="ce2" office:value-type="float" office:value="42672" calcext:value-type="float">
            <text:p>42672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[.$C$1]+([.A186]*[.$F$1]) + ([.C186]*[.$F$2])" office:value-type="float" office:value="42360" calcext:value-type="float">
            <text:p>42360</text:p>
          </table:table-cell>
          <table:table-cell table:style-name="ce3" table:formula="of:=[.F186]-[.H186]" office:value-type="float" office:value="312" calcext:value-type="float">
            <text:p>+31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42670" calcext:value-type="float">
            <text:p>42670</text:p>
          </table:table-cell>
          <table:table-cell table:style-name="ce2" office:value-type="float" office:value="42737" calcext:value-type="float">
            <text:p>42737</text:p>
          </table:table-cell>
          <table:table-cell table:style-name="ce2" office:value-type="float" office:value="42705" calcext:value-type="float">
            <text:p>42705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[.$C$1]+([.A187]*[.$F$1]) + ([.C187]*[.$F$2])" office:value-type="float" office:value="42780" calcext:value-type="float">
            <text:p>42780</text:p>
          </table:table-cell>
          <table:table-cell table:style-name="ce3" table:formula="of:=[.F187]-[.H187]" office:value-type="float" office:value="-75" calcext:value-type="float">
            <text:p>-7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2644" calcext:value-type="float">
            <text:p>42644</text:p>
          </table:table-cell>
          <table:table-cell table:style-name="ce2" office:value-type="float" office:value="42686" calcext:value-type="float">
            <text:p>42686</text:p>
          </table:table-cell>
          <table:table-cell table:style-name="ce2" office:value-type="float" office:value="42659" calcext:value-type="float">
            <text:p>42659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$C$1]+([.A188]*[.$F$1]) + ([.C188]*[.$F$2])" office:value-type="float" office:value="43200" calcext:value-type="float">
            <text:p>43200</text:p>
          </table:table-cell>
          <table:table-cell table:style-name="ce3" table:formula="of:=[.F188]-[.H188]" office:value-type="float" office:value="-541" calcext:value-type="float">
            <text:p>-54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43516" calcext:value-type="float">
            <text:p>43516</text:p>
          </table:table-cell>
          <table:table-cell table:style-name="ce2" office:value-type="float" office:value="43646" calcext:value-type="float">
            <text:p>43646</text:p>
          </table:table-cell>
          <table:table-cell table:style-name="ce2" office:value-type="float" office:value="43572" calcext:value-type="float">
            <text:p>43572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[.$C$1]+([.A189]*[.$F$1]) + ([.C189]*[.$F$2])" office:value-type="float" office:value="43620" calcext:value-type="float">
            <text:p>43620</text:p>
          </table:table-cell>
          <table:table-cell table:style-name="ce3" table:formula="of:=[.F189]-[.H189]" office:value-type="float" office:value="-48" calcext:value-type="float">
            <text:p>-4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3667" calcext:value-type="float">
            <text:p>43667</text:p>
          </table:table-cell>
          <table:table-cell table:style-name="ce2" office:value-type="float" office:value="43717" calcext:value-type="float">
            <text:p>43717</text:p>
          </table:table-cell>
          <table:table-cell table:style-name="ce2" office:value-type="float" office:value="43686" calcext:value-type="float">
            <text:p>4368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$C$1]+([.A190]*[.$F$1]) + ([.C190]*[.$F$2])" office:value-type="float" office:value="44040" calcext:value-type="float">
            <text:p>44040</text:p>
          </table:table-cell>
          <table:table-cell table:style-name="ce3" table:formula="of:=[.F190]-[.H190]" office:value-type="float" office:value="-354" calcext:value-type="float">
            <text:p>-35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44428" calcext:value-type="float">
            <text:p>44428</text:p>
          </table:table-cell>
          <table:table-cell table:style-name="ce2" office:value-type="float" office:value="44692" calcext:value-type="float">
            <text:p>44692</text:p>
          </table:table-cell>
          <table:table-cell table:style-name="ce2" office:value-type="float" office:value="44551" calcext:value-type="float">
            <text:p>44551</text:p>
          </table:table-cell>
          <table:table-cell table:style-name="ce2" office:value-type="float" office:value="264" calcext:value-type="float">
            <text:p>264</text:p>
          </table:table-cell>
          <table:table-cell table:style-name="ce2" table:formula="of:=[.$C$1]+([.A191]*[.$F$1]) + ([.C191]*[.$F$2])" office:value-type="float" office:value="44460" calcext:value-type="float">
            <text:p>44460</text:p>
          </table:table-cell>
          <table:table-cell table:style-name="ce3" table:formula="of:=[.F191]-[.H191]" office:value-type="float" office:value="91" calcext:value-type="float">
            <text:p>+9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44541" calcext:value-type="float">
            <text:p>44541</text:p>
          </table:table-cell>
          <table:table-cell table:style-name="ce2" office:value-type="float" office:value="44637" calcext:value-type="float">
            <text:p>44637</text:p>
          </table:table-cell>
          <table:table-cell table:style-name="ce2" office:value-type="float" office:value="44594" calcext:value-type="float">
            <text:p>44594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formula="of:=[.$C$1]+([.A192]*[.$F$1]) + ([.C192]*[.$F$2])" office:value-type="float" office:value="44880" calcext:value-type="float">
            <text:p>44880</text:p>
          </table:table-cell>
          <table:table-cell table:style-name="ce3" table:formula="of:=[.F192]-[.H192]" office:value-type="float" office:value="-286" calcext:value-type="float">
            <text:p>-28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5489" calcext:value-type="float">
            <text:p>45489</text:p>
          </table:table-cell>
          <table:table-cell table:style-name="ce2" office:value-type="float" office:value="45552" calcext:value-type="float">
            <text:p>45552</text:p>
          </table:table-cell>
          <table:table-cell table:style-name="ce2" office:value-type="float" office:value="45525" calcext:value-type="float">
            <text:p>45525</text:p>
          </table:table-cell>
          <table:table-cell table:style-name="ce2" office:value-type="float" office:value="63" calcext:value-type="float">
            <text:p>63</text:p>
          </table:table-cell>
          <table:table-cell table:style-name="ce2" table:formula="of:=[.$C$1]+([.A193]*[.$F$1]) + ([.C193]*[.$F$2])" office:value-type="float" office:value="45300" calcext:value-type="float">
            <text:p>45300</text:p>
          </table:table-cell>
          <table:table-cell table:style-name="ce3" table:formula="of:=[.F193]-[.H193]" office:value-type="float" office:value="225" calcext:value-type="float">
            <text:p>+2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45457" calcext:value-type="float">
            <text:p>45457</text:p>
          </table:table-cell>
          <table:table-cell table:style-name="ce2" office:value-type="float" office:value="45669" calcext:value-type="float">
            <text:p>45669</text:p>
          </table:table-cell>
          <table:table-cell table:style-name="ce2" office:value-type="float" office:value="45567" calcext:value-type="float">
            <text:p>45567</text:p>
          </table:table-cell>
          <table:table-cell table:style-name="ce2" office:value-type="float" office:value="212" calcext:value-type="float">
            <text:p>212</text:p>
          </table:table-cell>
          <table:table-cell table:style-name="ce2" table:formula="of:=[.$C$1]+([.A194]*[.$F$1]) + ([.C194]*[.$F$2])" office:value-type="float" office:value="45720" calcext:value-type="float">
            <text:p>45720</text:p>
          </table:table-cell>
          <table:table-cell table:style-name="ce3" table:formula="of:=[.F194]-[.H194]" office:value-type="float" office:value="-153" calcext:value-type="float">
            <text:p>-15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5446" calcext:value-type="float">
            <text:p>45446</text:p>
          </table:table-cell>
          <table:table-cell table:style-name="ce2" office:value-type="float" office:value="45612" calcext:value-type="float">
            <text:p>45612</text:p>
          </table:table-cell>
          <table:table-cell table:style-name="ce2" office:value-type="float" office:value="45536" calcext:value-type="float">
            <text:p>45536</text:p>
          </table:table-cell>
          <table:table-cell table:style-name="ce2" office:value-type="float" office:value="166" calcext:value-type="float">
            <text:p>166</text:p>
          </table:table-cell>
          <table:table-cell table:style-name="ce2" table:formula="of:=[.$C$1]+([.A195]*[.$F$1]) + ([.C195]*[.$F$2])" office:value-type="float" office:value="46140" calcext:value-type="float">
            <text:p>46140</text:p>
          </table:table-cell>
          <table:table-cell table:style-name="ce3" table:formula="of:=[.F195]-[.H195]" office:value-type="float" office:value="-604" calcext:value-type="float">
            <text:p>-60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46396" calcext:value-type="float">
            <text:p>46396</text:p>
          </table:table-cell>
          <table:table-cell table:style-name="ce2" office:value-type="float" office:value="46643" calcext:value-type="float">
            <text:p>46643</text:p>
          </table:table-cell>
          <table:table-cell table:style-name="ce2" office:value-type="float" office:value="46508" calcext:value-type="float">
            <text:p>46508</text:p>
          </table:table-cell>
          <table:table-cell table:style-name="ce2" office:value-type="float" office:value="247" calcext:value-type="float">
            <text:p>247</text:p>
          </table:table-cell>
          <table:table-cell table:style-name="ce2" table:formula="of:=[.$C$1]+([.A196]*[.$F$1]) + ([.C196]*[.$F$2])" office:value-type="float" office:value="46560" calcext:value-type="float">
            <text:p>46560</text:p>
          </table:table-cell>
          <table:table-cell table:style-name="ce3" table:formula="of:=[.F196]-[.H196]" office:value-type="float" office:value="-52" calcext:value-type="float">
            <text:p>-5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46477" calcext:value-type="float">
            <text:p>46477</text:p>
          </table:table-cell>
          <table:table-cell table:style-name="ce2" office:value-type="float" office:value="46608" calcext:value-type="float">
            <text:p>46608</text:p>
          </table:table-cell>
          <table:table-cell table:style-name="ce2" office:value-type="float" office:value="46542" calcext:value-type="float">
            <text:p>46542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formula="of:=[.$C$1]+([.A197]*[.$F$1]) + ([.C197]*[.$F$2])" office:value-type="float" office:value="46980" calcext:value-type="float">
            <text:p>46980</text:p>
          </table:table-cell>
          <table:table-cell table:style-name="ce3" table:formula="of:=[.F197]-[.H197]" office:value-type="float" office:value="-438" calcext:value-type="float">
            <text:p>-43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7445" calcext:value-type="float">
            <text:p>47445</text:p>
          </table:table-cell>
          <table:table-cell table:style-name="ce2" office:value-type="float" office:value="47561" calcext:value-type="float">
            <text:p>47561</text:p>
          </table:table-cell>
          <table:table-cell table:style-name="ce2" office:value-type="float" office:value="47507" calcext:value-type="float">
            <text:p>47507</text:p>
          </table:table-cell>
          <table:table-cell table:style-name="ce2" office:value-type="float" office:value="116" calcext:value-type="float">
            <text:p>116</text:p>
          </table:table-cell>
          <table:table-cell table:style-name="ce2" table:formula="of:=[.$C$1]+([.A198]*[.$F$1]) + ([.C198]*[.$F$2])" office:value-type="float" office:value="47400" calcext:value-type="float">
            <text:p>47400</text:p>
          </table:table-cell>
          <table:table-cell table:style-name="ce3" table:formula="of:=[.F198]-[.H198]" office:value-type="float" office:value="107" calcext:value-type="float">
            <text:p>+10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7436" calcext:value-type="float">
            <text:p>47436</text:p>
          </table:table-cell>
          <table:table-cell table:style-name="ce2" office:value-type="float" office:value="47582" calcext:value-type="float">
            <text:p>47582</text:p>
          </table:table-cell>
          <table:table-cell table:style-name="ce2" office:value-type="float" office:value="47495" calcext:value-type="float">
            <text:p>47495</text:p>
          </table:table-cell>
          <table:table-cell table:style-name="ce2" office:value-type="float" office:value="146" calcext:value-type="float">
            <text:p>146</text:p>
          </table:table-cell>
          <table:table-cell table:style-name="ce2" table:formula="of:=[.$C$1]+([.A199]*[.$F$1]) + ([.C199]*[.$F$2])" office:value-type="float" office:value="47820" calcext:value-type="float">
            <text:p>47820</text:p>
          </table:table-cell>
          <table:table-cell table:style-name="ce3" table:formula="of:=[.F199]-[.H199]" office:value-type="float" office:value="-325" calcext:value-type="float">
            <text:p>-3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48474" calcext:value-type="float">
            <text:p>48474</text:p>
          </table:table-cell>
          <table:table-cell table:style-name="ce2" office:value-type="float" office:value="48591" calcext:value-type="float">
            <text:p>48591</text:p>
          </table:table-cell>
          <table:table-cell table:style-name="ce2" office:value-type="float" office:value="48530" calcext:value-type="float">
            <text:p>48530</text:p>
          </table:table-cell>
          <table:table-cell table:style-name="ce2" office:value-type="float" office:value="117" calcext:value-type="float">
            <text:p>117</text:p>
          </table:table-cell>
          <table:table-cell table:style-name="ce2" table:formula="of:=[.$C$1]+([.A200]*[.$F$1]) + ([.C200]*[.$F$2])" office:value-type="float" office:value="48240" calcext:value-type="float">
            <text:p>48240</text:p>
          </table:table-cell>
          <table:table-cell table:style-name="ce3" table:formula="of:=[.F200]-[.H200]" office:value-type="float" office:value="290" calcext:value-type="float">
            <text:p>+29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8442" calcext:value-type="float">
            <text:p>48442</text:p>
          </table:table-cell>
          <table:table-cell table:style-name="ce2" office:value-type="float" office:value="48603" calcext:value-type="float">
            <text:p>48603</text:p>
          </table:table-cell>
          <table:table-cell table:style-name="ce2" office:value-type="float" office:value="48533" calcext:value-type="float">
            <text:p>48533</text:p>
          </table:table-cell>
          <table:table-cell table:style-name="ce2" office:value-type="float" office:value="161" calcext:value-type="float">
            <text:p>161</text:p>
          </table:table-cell>
          <table:table-cell table:style-name="ce2" table:formula="of:=[.$C$1]+([.A201]*[.$F$1]) + ([.C201]*[.$F$2])" office:value-type="float" office:value="48660" calcext:value-type="float">
            <text:p>48660</text:p>
          </table:table-cell>
          <table:table-cell table:style-name="ce3" table:formula="of:=[.F201]-[.H201]" office:value-type="float" office:value="-127" calcext:value-type="float">
            <text:p>-12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48459" calcext:value-type="float">
            <text:p>48459</text:p>
          </table:table-cell>
          <table:table-cell table:style-name="ce2" office:value-type="float" office:value="48560" calcext:value-type="float">
            <text:p>48560</text:p>
          </table:table-cell>
          <table:table-cell table:style-name="ce2" office:value-type="float" office:value="48496" calcext:value-type="float">
            <text:p>48496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formula="of:=[.$C$1]+([.A202]*[.$F$1]) + ([.C202]*[.$F$2])" office:value-type="float" office:value="49080" calcext:value-type="float">
            <text:p>49080</text:p>
          </table:table-cell>
          <table:table-cell table:style-name="ce3" table:formula="of:=[.F202]-[.H202]" office:value-type="float" office:value="-584" calcext:value-type="float">
            <text:p>-58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203" calcext:value-type="float">
            <text:p>34203</text:p>
          </table:table-cell>
          <table:table-cell table:style-name="ce2" office:value-type="float" office:value="34378" calcext:value-type="float">
            <text:p>34378</text:p>
          </table:table-cell>
          <table:table-cell table:style-name="ce2" office:value-type="float" office:value="34294" calcext:value-type="float">
            <text:p>34294</text:p>
          </table:table-cell>
          <table:table-cell table:style-name="ce2" office:value-type="float" office:value="175" calcext:value-type="float">
            <text:p>175</text:p>
          </table:table-cell>
          <table:table-cell table:style-name="ce2" table:formula="of:=[.$C$1]+([.A203]*[.$F$1]) + ([.C203]*[.$F$2])" office:value-type="float" office:value="34275" calcext:value-type="float">
            <text:p>34275</text:p>
          </table:table-cell>
          <table:table-cell table:style-name="ce3" table:formula="of:=[.F203]-[.H203]" office:value-type="float" office:value="19" calcext:value-type="float">
            <text:p>+1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4245" calcext:value-type="float">
            <text:p>34245</text:p>
          </table:table-cell>
          <table:table-cell table:style-name="ce2" office:value-type="float" office:value="34366" calcext:value-type="float">
            <text:p>34366</text:p>
          </table:table-cell>
          <table:table-cell table:style-name="ce2" office:value-type="float" office:value="34290" calcext:value-type="float">
            <text:p>34290</text:p>
          </table:table-cell>
          <table:table-cell table:style-name="ce2" office:value-type="float" office:value="121" calcext:value-type="float">
            <text:p>121</text:p>
          </table:table-cell>
          <table:table-cell table:style-name="ce2" table:formula="of:=[.$C$1]+([.A204]*[.$F$1]) + ([.C204]*[.$F$2])" office:value-type="float" office:value="34800" calcext:value-type="float">
            <text:p>34800</text:p>
          </table:table-cell>
          <table:table-cell table:style-name="ce3" table:formula="of:=[.F204]-[.H204]" office:value-type="float" office:value="-510" calcext:value-type="float">
            <text:p>-51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417" calcext:value-type="float">
            <text:p>35417</text:p>
          </table:table-cell>
          <table:table-cell table:style-name="ce2" office:value-type="float" office:value="35547" calcext:value-type="float">
            <text:p>35547</text:p>
          </table:table-cell>
          <table:table-cell table:style-name="ce2" office:value-type="float" office:value="35493" calcext:value-type="float">
            <text:p>35493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[.$C$1]+([.A205]*[.$F$1]) + ([.C205]*[.$F$2])" office:value-type="float" office:value="35325" calcext:value-type="float">
            <text:p>35325</text:p>
          </table:table-cell>
          <table:table-cell table:style-name="ce3" table:formula="of:=[.F205]-[.H205]" office:value-type="float" office:value="168" calcext:value-type="float">
            <text:p>+16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5504" calcext:value-type="float">
            <text:p>35504</text:p>
          </table:table-cell>
          <table:table-cell table:style-name="ce2" office:value-type="float" office:value="35653" calcext:value-type="float">
            <text:p>35653</text:p>
          </table:table-cell>
          <table:table-cell table:style-name="ce2" office:value-type="float" office:value="35580" calcext:value-type="float">
            <text:p>35580</text:p>
          </table:table-cell>
          <table:table-cell table:style-name="ce2" office:value-type="float" office:value="149" calcext:value-type="float">
            <text:p>149</text:p>
          </table:table-cell>
          <table:table-cell table:style-name="ce2" table:formula="of:=[.$C$1]+([.A206]*[.$F$1]) + ([.C206]*[.$F$2])" office:value-type="float" office:value="35850" calcext:value-type="float">
            <text:p>35850</text:p>
          </table:table-cell>
          <table:table-cell table:style-name="ce3" table:formula="of:=[.F206]-[.H206]" office:value-type="float" office:value="-270" calcext:value-type="float">
            <text:p>-27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679" calcext:value-type="float">
            <text:p>36679</text:p>
          </table:table-cell>
          <table:table-cell table:style-name="ce2" office:value-type="float" office:value="36757" calcext:value-type="float">
            <text:p>36757</text:p>
          </table:table-cell>
          <table:table-cell table:style-name="ce2" office:value-type="float" office:value="36715" calcext:value-type="float">
            <text:p>36715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formula="of:=[.$C$1]+([.A207]*[.$F$1]) + ([.C207]*[.$F$2])" office:value-type="float" office:value="36375" calcext:value-type="float">
            <text:p>36375</text:p>
          </table:table-cell>
          <table:table-cell table:style-name="ce3" table:formula="of:=[.F207]-[.H207]" office:value-type="float" office:value="340" calcext:value-type="float">
            <text:p>+34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740" calcext:value-type="float">
            <text:p>36740</text:p>
          </table:table-cell>
          <table:table-cell table:style-name="ce2" office:value-type="float" office:value="36824" calcext:value-type="float">
            <text:p>36824</text:p>
          </table:table-cell>
          <table:table-cell table:style-name="ce2" office:value-type="float" office:value="36792" calcext:value-type="float">
            <text:p>36792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$C$1]+([.A208]*[.$F$1]) + ([.C208]*[.$F$2])" office:value-type="float" office:value="36900" calcext:value-type="float">
            <text:p>36900</text:p>
          </table:table-cell>
          <table:table-cell table:style-name="ce3" table:formula="of:=[.F208]-[.H208]" office:value-type="float" office:value="-108" calcext:value-type="float">
            <text:p>-10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677" calcext:value-type="float">
            <text:p>36677</text:p>
          </table:table-cell>
          <table:table-cell table:style-name="ce2" office:value-type="float" office:value="36766" calcext:value-type="float">
            <text:p>36766</text:p>
          </table:table-cell>
          <table:table-cell table:style-name="ce2" office:value-type="float" office:value="36730" calcext:value-type="float">
            <text:p>36730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formula="of:=[.$C$1]+([.A209]*[.$F$1]) + ([.C209]*[.$F$2])" office:value-type="float" office:value="37425" calcext:value-type="float">
            <text:p>37425</text:p>
          </table:table-cell>
          <table:table-cell table:style-name="ce3" table:formula="of:=[.F209]-[.H209]" office:value-type="float" office:value="-695" calcext:value-type="float">
            <text:p>-69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949" calcext:value-type="float">
            <text:p>37949</text:p>
          </table:table-cell>
          <table:table-cell table:style-name="ce2" office:value-type="float" office:value="38071" calcext:value-type="float">
            <text:p>38071</text:p>
          </table:table-cell>
          <table:table-cell table:style-name="ce2" office:value-type="float" office:value="38003" calcext:value-type="float">
            <text:p>38003</text:p>
          </table:table-cell>
          <table:table-cell table:style-name="ce2" office:value-type="float" office:value="122" calcext:value-type="float">
            <text:p>122</text:p>
          </table:table-cell>
          <table:table-cell table:style-name="ce2" table:formula="of:=[.$C$1]+([.A210]*[.$F$1]) + ([.C210]*[.$F$2])" office:value-type="float" office:value="37950" calcext:value-type="float">
            <text:p>37950</text:p>
          </table:table-cell>
          <table:table-cell table:style-name="ce3" table:formula="of:=[.F210]-[.H210]" office:value-type="float" office:value="53" calcext:value-type="float">
            <text:p>+5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7972" calcext:value-type="float">
            <text:p>37972</text:p>
          </table:table-cell>
          <table:table-cell table:style-name="ce2" office:value-type="float" office:value="38078" calcext:value-type="float">
            <text:p>38078</text:p>
          </table:table-cell>
          <table:table-cell table:style-name="ce2" office:value-type="float" office:value="38014" calcext:value-type="float">
            <text:p>38014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[.$C$1]+([.A211]*[.$F$1]) + ([.C211]*[.$F$2])" office:value-type="float" office:value="38475" calcext:value-type="float">
            <text:p>38475</text:p>
          </table:table-cell>
          <table:table-cell table:style-name="ce3" table:formula="of:=[.F211]-[.H211]" office:value-type="float" office:value="-461" calcext:value-type="float">
            <text:p>-46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168" calcext:value-type="float">
            <text:p>39168</text:p>
          </table:table-cell>
          <table:table-cell table:style-name="ce2" office:value-type="float" office:value="39325" calcext:value-type="float">
            <text:p>39325</text:p>
          </table:table-cell>
          <table:table-cell table:style-name="ce2" office:value-type="float" office:value="39245" calcext:value-type="float">
            <text:p>39245</text:p>
          </table:table-cell>
          <table:table-cell table:style-name="ce2" office:value-type="float" office:value="157" calcext:value-type="float">
            <text:p>157</text:p>
          </table:table-cell>
          <table:table-cell table:style-name="ce2" table:formula="of:=[.$C$1]+([.A212]*[.$F$1]) + ([.C212]*[.$F$2])" office:value-type="float" office:value="39000" calcext:value-type="float">
            <text:p>39000</text:p>
          </table:table-cell>
          <table:table-cell table:style-name="ce3" table:formula="of:=[.F212]-[.H212]" office:value-type="float" office:value="245" calcext:value-type="float">
            <text:p>+24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9110" calcext:value-type="float">
            <text:p>39110</text:p>
          </table:table-cell>
          <table:table-cell table:style-name="ce2" office:value-type="float" office:value="39278" calcext:value-type="float">
            <text:p>39278</text:p>
          </table:table-cell>
          <table:table-cell table:style-name="ce2" office:value-type="float" office:value="39191" calcext:value-type="float">
            <text:p>39191</text:p>
          </table:table-cell>
          <table:table-cell table:style-name="ce2" office:value-type="float" office:value="168" calcext:value-type="float">
            <text:p>168</text:p>
          </table:table-cell>
          <table:table-cell table:style-name="ce2" table:formula="of:=[.$C$1]+([.A213]*[.$F$1]) + ([.C213]*[.$F$2])" office:value-type="float" office:value="39525" calcext:value-type="float">
            <text:p>39525</text:p>
          </table:table-cell>
          <table:table-cell table:style-name="ce3" table:formula="of:=[.F213]-[.H213]" office:value-type="float" office:value="-334" calcext:value-type="float">
            <text:p>-33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455" calcext:value-type="float">
            <text:p>40455</text:p>
          </table:table-cell>
          <table:table-cell table:style-name="ce2" office:value-type="float" office:value="40547" calcext:value-type="float">
            <text:p>40547</text:p>
          </table:table-cell>
          <table:table-cell table:style-name="ce2" office:value-type="float" office:value="40492" calcext:value-type="float">
            <text:p>40492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formula="of:=[.$C$1]+([.A214]*[.$F$1]) + ([.C214]*[.$F$2])" office:value-type="float" office:value="40050" calcext:value-type="float">
            <text:p>40050</text:p>
          </table:table-cell>
          <table:table-cell table:style-name="ce3" table:formula="of:=[.F214]-[.H214]" office:value-type="float" office:value="442" calcext:value-type="float">
            <text:p>+44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0323" calcext:value-type="float">
            <text:p>40323</text:p>
          </table:table-cell>
          <table:table-cell table:style-name="ce2" office:value-type="float" office:value="40447" calcext:value-type="float">
            <text:p>40447</text:p>
          </table:table-cell>
          <table:table-cell table:style-name="ce2" office:value-type="float" office:value="40402" calcext:value-type="float">
            <text:p>40402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formula="of:=[.$C$1]+([.A215]*[.$F$1]) + ([.C215]*[.$F$2])" office:value-type="float" office:value="40575" calcext:value-type="float">
            <text:p>40575</text:p>
          </table:table-cell>
          <table:table-cell table:style-name="ce3" table:formula="of:=[.F215]-[.H215]" office:value-type="float" office:value="-173" calcext:value-type="float">
            <text:p>-17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0336" calcext:value-type="float">
            <text:p>40336</text:p>
          </table:table-cell>
          <table:table-cell table:style-name="ce2" office:value-type="float" office:value="40460" calcext:value-type="float">
            <text:p>40460</text:p>
          </table:table-cell>
          <table:table-cell table:style-name="ce2" office:value-type="float" office:value="40387" calcext:value-type="float">
            <text:p>40387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formula="of:=[.$C$1]+([.A216]*[.$F$1]) + ([.C216]*[.$F$2])" office:value-type="float" office:value="41100" calcext:value-type="float">
            <text:p>41100</text:p>
          </table:table-cell>
          <table:table-cell table:style-name="ce3" table:formula="of:=[.F216]-[.H216]" office:value-type="float" office:value="-713" calcext:value-type="float">
            <text:p>-71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1481" calcext:value-type="float">
            <text:p>41481</text:p>
          </table:table-cell>
          <table:table-cell table:style-name="ce2" office:value-type="float" office:value="41690" calcext:value-type="float">
            <text:p>41690</text:p>
          </table:table-cell>
          <table:table-cell table:style-name="ce2" office:value-type="float" office:value="41587" calcext:value-type="float">
            <text:p>41587</text:p>
          </table:table-cell>
          <table:table-cell table:style-name="ce2" office:value-type="float" office:value="209" calcext:value-type="float">
            <text:p>209</text:p>
          </table:table-cell>
          <table:table-cell table:style-name="ce2" table:formula="of:=[.$C$1]+([.A217]*[.$F$1]) + ([.C217]*[.$F$2])" office:value-type="float" office:value="41625" calcext:value-type="float">
            <text:p>41625</text:p>
          </table:table-cell>
          <table:table-cell table:style-name="ce3" table:formula="of:=[.F217]-[.H217]" office:value-type="float" office:value="-38" calcext:value-type="float">
            <text:p>-3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1466" calcext:value-type="float">
            <text:p>41466</text:p>
          </table:table-cell>
          <table:table-cell table:style-name="ce2" office:value-type="float" office:value="41566" calcext:value-type="float">
            <text:p>41566</text:p>
          </table:table-cell>
          <table:table-cell table:style-name="ce2" office:value-type="float" office:value="41518" calcext:value-type="float">
            <text:p>41518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[.$C$1]+([.A218]*[.$F$1]) + ([.C218]*[.$F$2])" office:value-type="float" office:value="42150" calcext:value-type="float">
            <text:p>42150</text:p>
          </table:table-cell>
          <table:table-cell table:style-name="ce3" table:formula="of:=[.F218]-[.H218]" office:value-type="float" office:value="-632" calcext:value-type="float">
            <text:p>-63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2877" calcext:value-type="float">
            <text:p>42877</text:p>
          </table:table-cell>
          <table:table-cell table:style-name="ce2" office:value-type="float" office:value="42900" calcext:value-type="float">
            <text:p>42900</text:p>
          </table:table-cell>
          <table:table-cell table:style-name="ce2" office:value-type="float" office:value="42887" calcext:value-type="float">
            <text:p>42887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$C$1]+([.A219]*[.$F$1]) + ([.C219]*[.$F$2])" office:value-type="float" office:value="42675" calcext:value-type="float">
            <text:p>42675</text:p>
          </table:table-cell>
          <table:table-cell table:style-name="ce3" table:formula="of:=[.F219]-[.H219]" office:value-type="float" office:value="212" calcext:value-type="float">
            <text:p>+21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2768" calcext:value-type="float">
            <text:p>42768</text:p>
          </table:table-cell>
          <table:table-cell table:style-name="ce2" office:value-type="float" office:value="42850" calcext:value-type="float">
            <text:p>42850</text:p>
          </table:table-cell>
          <table:table-cell table:style-name="ce2" office:value-type="float" office:value="42812" calcext:value-type="float">
            <text:p>42812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[.$C$1]+([.A220]*[.$F$1]) + ([.C220]*[.$F$2])" office:value-type="float" office:value="43200" calcext:value-type="float">
            <text:p>43200</text:p>
          </table:table-cell>
          <table:table-cell table:style-name="ce3" table:formula="of:=[.F220]-[.H220]" office:value-type="float" office:value="-388" calcext:value-type="float">
            <text:p>-38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3995" calcext:value-type="float">
            <text:p>43995</text:p>
          </table:table-cell>
          <table:table-cell table:style-name="ce2" office:value-type="float" office:value="44153" calcext:value-type="float">
            <text:p>44153</text:p>
          </table:table-cell>
          <table:table-cell table:style-name="ce2" office:value-type="float" office:value="44085" calcext:value-type="float">
            <text:p>44085</text:p>
          </table:table-cell>
          <table:table-cell table:style-name="ce2" office:value-type="float" office:value="158" calcext:value-type="float">
            <text:p>158</text:p>
          </table:table-cell>
          <table:table-cell table:style-name="ce2" table:formula="of:=[.$C$1]+([.A221]*[.$F$1]) + ([.C221]*[.$F$2])" office:value-type="float" office:value="43725" calcext:value-type="float">
            <text:p>43725</text:p>
          </table:table-cell>
          <table:table-cell table:style-name="ce3" table:formula="of:=[.F221]-[.H221]" office:value-type="float" office:value="360" calcext:value-type="float">
            <text:p>+36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4098" calcext:value-type="float">
            <text:p>44098</text:p>
          </table:table-cell>
          <table:table-cell table:style-name="ce2" office:value-type="float" office:value="44145" calcext:value-type="float">
            <text:p>44145</text:p>
          </table:table-cell>
          <table:table-cell table:style-name="ce2" office:value-type="float" office:value="44120" calcext:value-type="float">
            <text:p>44120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$C$1]+([.A222]*[.$F$1]) + ([.C222]*[.$F$2])" office:value-type="float" office:value="44250" calcext:value-type="float">
            <text:p>44250</text:p>
          </table:table-cell>
          <table:table-cell table:style-name="ce3" table:formula="of:=[.F222]-[.H222]" office:value-type="float" office:value="-130" calcext:value-type="float">
            <text:p>-13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3988" calcext:value-type="float">
            <text:p>43988</text:p>
          </table:table-cell>
          <table:table-cell table:style-name="ce2" office:value-type="float" office:value="44191" calcext:value-type="float">
            <text:p>44191</text:p>
          </table:table-cell>
          <table:table-cell table:style-name="ce2" office:value-type="float" office:value="44078" calcext:value-type="float">
            <text:p>44078</text:p>
          </table:table-cell>
          <table:table-cell table:style-name="ce2" office:value-type="float" office:value="203" calcext:value-type="float">
            <text:p>203</text:p>
          </table:table-cell>
          <table:table-cell table:style-name="ce2" table:formula="of:=[.$C$1]+([.A223]*[.$F$1]) + ([.C223]*[.$F$2])" office:value-type="float" office:value="44775" calcext:value-type="float">
            <text:p>44775</text:p>
          </table:table-cell>
          <table:table-cell table:style-name="ce3" table:formula="of:=[.F223]-[.H223]" office:value-type="float" office:value="-697" calcext:value-type="float">
            <text:p>-69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5221" calcext:value-type="float">
            <text:p>45221</text:p>
          </table:table-cell>
          <table:table-cell table:style-name="ce2" office:value-type="float" office:value="45393" calcext:value-type="float">
            <text:p>45393</text:p>
          </table:table-cell>
          <table:table-cell table:style-name="ce2" office:value-type="float" office:value="45288" calcext:value-type="float">
            <text:p>45288</text:p>
          </table:table-cell>
          <table:table-cell table:style-name="ce2" office:value-type="float" office:value="172" calcext:value-type="float">
            <text:p>172</text:p>
          </table:table-cell>
          <table:table-cell table:style-name="ce2" table:formula="of:=[.$C$1]+([.A224]*[.$F$1]) + ([.C224]*[.$F$2])" office:value-type="float" office:value="45300" calcext:value-type="float">
            <text:p>45300</text:p>
          </table:table-cell>
          <table:table-cell table:style-name="ce3" table:formula="of:=[.F224]-[.H224]" office:value-type="float" office:value="-12" calcext:value-type="float">
            <text:p>-1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5206" calcext:value-type="float">
            <text:p>45206</text:p>
          </table:table-cell>
          <table:table-cell table:style-name="ce2" office:value-type="float" office:value="45336" calcext:value-type="float">
            <text:p>45336</text:p>
          </table:table-cell>
          <table:table-cell table:style-name="ce2" office:value-type="float" office:value="45255" calcext:value-type="float">
            <text:p>45255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[.$C$1]+([.A225]*[.$F$1]) + ([.C225]*[.$F$2])" office:value-type="float" office:value="45825" calcext:value-type="float">
            <text:p>45825</text:p>
          </table:table-cell>
          <table:table-cell table:style-name="ce3" table:formula="of:=[.F225]-[.H225]" office:value-type="float" office:value="-570" calcext:value-type="float">
            <text:p>-57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6432" calcext:value-type="float">
            <text:p>46432</text:p>
          </table:table-cell>
          <table:table-cell table:style-name="ce2" office:value-type="float" office:value="46575" calcext:value-type="float">
            <text:p>46575</text:p>
          </table:table-cell>
          <table:table-cell table:style-name="ce2" office:value-type="float" office:value="46501" calcext:value-type="float">
            <text:p>46501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[.$C$1]+([.A226]*[.$F$1]) + ([.C226]*[.$F$2])" office:value-type="float" office:value="46350" calcext:value-type="float">
            <text:p>46350</text:p>
          </table:table-cell>
          <table:table-cell table:style-name="ce3" table:formula="of:=[.F226]-[.H226]" office:value-type="float" office:value="151" calcext:value-type="float">
            <text:p>+15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6471" calcext:value-type="float">
            <text:p>46471</text:p>
          </table:table-cell>
          <table:table-cell table:style-name="ce2" office:value-type="float" office:value="46576" calcext:value-type="float">
            <text:p>46576</text:p>
          </table:table-cell>
          <table:table-cell table:style-name="ce2" office:value-type="float" office:value="46531" calcext:value-type="float">
            <text:p>46531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formula="of:=[.$C$1]+([.A227]*[.$F$1]) + ([.C227]*[.$F$2])" office:value-type="float" office:value="46875" calcext:value-type="float">
            <text:p>46875</text:p>
          </table:table-cell>
          <table:table-cell table:style-name="ce3" table:formula="of:=[.F227]-[.H227]" office:value-type="float" office:value="-344" calcext:value-type="float">
            <text:p>-34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7716" calcext:value-type="float">
            <text:p>47716</text:p>
          </table:table-cell>
          <table:table-cell table:style-name="ce2" office:value-type="float" office:value="47834" calcext:value-type="float">
            <text:p>47834</text:p>
          </table:table-cell>
          <table:table-cell table:style-name="ce2" office:value-type="float" office:value="47789" calcext:value-type="float">
            <text:p>47789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formula="of:=[.$C$1]+([.A228]*[.$F$1]) + ([.C228]*[.$F$2])" office:value-type="float" office:value="47400" calcext:value-type="float">
            <text:p>47400</text:p>
          </table:table-cell>
          <table:table-cell table:style-name="ce3" table:formula="of:=[.F228]-[.H228]" office:value-type="float" office:value="389" calcext:value-type="float">
            <text:p>+38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7722" calcext:value-type="float">
            <text:p>47722</text:p>
          </table:table-cell>
          <table:table-cell table:style-name="ce2" office:value-type="float" office:value="47844" calcext:value-type="float">
            <text:p>47844</text:p>
          </table:table-cell>
          <table:table-cell table:style-name="ce2" office:value-type="float" office:value="47788" calcext:value-type="float">
            <text:p>47788</text:p>
          </table:table-cell>
          <table:table-cell table:style-name="ce2" office:value-type="float" office:value="122" calcext:value-type="float">
            <text:p>122</text:p>
          </table:table-cell>
          <table:table-cell table:style-name="ce2" table:formula="of:=[.$C$1]+([.A229]*[.$F$1]) + ([.C229]*[.$F$2])" office:value-type="float" office:value="47925" calcext:value-type="float">
            <text:p>47925</text:p>
          </table:table-cell>
          <table:table-cell table:style-name="ce3" table:formula="of:=[.F229]-[.H229]" office:value-type="float" office:value="-137" calcext:value-type="float">
            <text:p>-13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7747" calcext:value-type="float">
            <text:p>47747</text:p>
          </table:table-cell>
          <table:table-cell table:style-name="ce2" office:value-type="float" office:value="47857" calcext:value-type="float">
            <text:p>47857</text:p>
          </table:table-cell>
          <table:table-cell table:style-name="ce2" office:value-type="float" office:value="47798" calcext:value-type="float">
            <text:p>47798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[.$C$1]+([.A230]*[.$F$1]) + ([.C230]*[.$F$2])" office:value-type="float" office:value="48450" calcext:value-type="float">
            <text:p>48450</text:p>
          </table:table-cell>
          <table:table-cell table:style-name="ce3" table:formula="of:=[.F230]-[.H230]" office:value-type="float" office:value="-652" calcext:value-type="float">
            <text:p>-65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8915" calcext:value-type="float">
            <text:p>48915</text:p>
          </table:table-cell>
          <table:table-cell table:style-name="ce2" office:value-type="float" office:value="49072" calcext:value-type="float">
            <text:p>49072</text:p>
          </table:table-cell>
          <table:table-cell table:style-name="ce2" office:value-type="float" office:value="48978" calcext:value-type="float">
            <text:p>48978</text:p>
          </table:table-cell>
          <table:table-cell table:style-name="ce2" office:value-type="float" office:value="157" calcext:value-type="float">
            <text:p>157</text:p>
          </table:table-cell>
          <table:table-cell table:style-name="ce2" table:formula="of:=[.$C$1]+([.A231]*[.$F$1]) + ([.C231]*[.$F$2])" office:value-type="float" office:value="48975" calcext:value-type="float">
            <text:p>48975</text:p>
          </table:table-cell>
          <table:table-cell table:style-name="ce3" table:formula="of:=[.F231]-[.H231]" office:value-type="float" office:value="3" calcext:value-type="float">
            <text:p>+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8853" calcext:value-type="float">
            <text:p>48853</text:p>
          </table:table-cell>
          <table:table-cell table:style-name="ce2" office:value-type="float" office:value="48926" calcext:value-type="float">
            <text:p>48926</text:p>
          </table:table-cell>
          <table:table-cell table:style-name="ce2" office:value-type="float" office:value="48884" calcext:value-type="float">
            <text:p>48884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[.$C$1]+([.A232]*[.$F$1]) + ([.C232]*[.$F$2])" office:value-type="float" office:value="49500" calcext:value-type="float">
            <text:p>49500</text:p>
          </table:table-cell>
          <table:table-cell table:style-name="ce3" table:formula="of:=[.F232]-[.H232]" office:value-type="float" office:value="-616" calcext:value-type="float">
            <text:p>-61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50094" calcext:value-type="float">
            <text:p>50094</text:p>
          </table:table-cell>
          <table:table-cell table:style-name="ce2" office:value-type="float" office:value="50196" calcext:value-type="float">
            <text:p>50196</text:p>
          </table:table-cell>
          <table:table-cell table:style-name="ce2" office:value-type="float" office:value="50150" calcext:value-type="float">
            <text:p>50150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formula="of:=[.$C$1]+([.A233]*[.$F$1]) + ([.C233]*[.$F$2])" office:value-type="float" office:value="50025" calcext:value-type="float">
            <text:p>50025</text:p>
          </table:table-cell>
          <table:table-cell table:style-name="ce3" table:formula="of:=[.F233]-[.H233]" office:value-type="float" office:value="125" calcext:value-type="float">
            <text:p>+1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50148" calcext:value-type="float">
            <text:p>50148</text:p>
          </table:table-cell>
          <table:table-cell table:style-name="ce2" office:value-type="float" office:value="50314" calcext:value-type="float">
            <text:p>50314</text:p>
          </table:table-cell>
          <table:table-cell table:style-name="ce2" office:value-type="float" office:value="50203" calcext:value-type="float">
            <text:p>50203</text:p>
          </table:table-cell>
          <table:table-cell table:style-name="ce2" office:value-type="float" office:value="166" calcext:value-type="float">
            <text:p>166</text:p>
          </table:table-cell>
          <table:table-cell table:style-name="ce2" table:formula="of:=[.$C$1]+([.A234]*[.$F$1]) + ([.C234]*[.$F$2])" office:value-type="float" office:value="50550" calcext:value-type="float">
            <text:p>50550</text:p>
          </table:table-cell>
          <table:table-cell table:style-name="ce3" table:formula="of:=[.F234]-[.H234]" office:value-type="float" office:value="-347" calcext:value-type="float">
            <text:p>-34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51337" calcext:value-type="float">
            <text:p>51337</text:p>
          </table:table-cell>
          <table:table-cell table:style-name="ce2" office:value-type="float" office:value="51523" calcext:value-type="float">
            <text:p>51523</text:p>
          </table:table-cell>
          <table:table-cell table:style-name="ce2" office:value-type="float" office:value="51426" calcext:value-type="float">
            <text:p>51426</text:p>
          </table:table-cell>
          <table:table-cell table:style-name="ce2" office:value-type="float" office:value="186" calcext:value-type="float">
            <text:p>186</text:p>
          </table:table-cell>
          <table:table-cell table:style-name="ce2" table:formula="of:=[.$C$1]+([.A235]*[.$F$1]) + ([.C235]*[.$F$2])" office:value-type="float" office:value="51075" calcext:value-type="float">
            <text:p>51075</text:p>
          </table:table-cell>
          <table:table-cell table:style-name="ce3" table:formula="of:=[.F235]-[.H235]" office:value-type="float" office:value="351" calcext:value-type="float">
            <text:p>+35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51324" calcext:value-type="float">
            <text:p>51324</text:p>
          </table:table-cell>
          <table:table-cell table:style-name="ce2" office:value-type="float" office:value="51450" calcext:value-type="float">
            <text:p>51450</text:p>
          </table:table-cell>
          <table:table-cell table:style-name="ce2" office:value-type="float" office:value="51384" calcext:value-type="float">
            <text:p>51384</text:p>
          </table:table-cell>
          <table:table-cell table:style-name="ce2" office:value-type="float" office:value="126" calcext:value-type="float">
            <text:p>126</text:p>
          </table:table-cell>
          <table:table-cell table:style-name="ce2" table:formula="of:=[.$C$1]+([.A236]*[.$F$1]) + ([.C236]*[.$F$2])" office:value-type="float" office:value="51600" calcext:value-type="float">
            <text:p>51600</text:p>
          </table:table-cell>
          <table:table-cell table:style-name="ce3" table:formula="of:=[.F236]-[.H236]" office:value-type="float" office:value="-216" calcext:value-type="float">
            <text:p>-21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1295" calcext:value-type="float">
            <text:p>51295</text:p>
          </table:table-cell>
          <table:table-cell table:style-name="ce2" office:value-type="float" office:value="51459" calcext:value-type="float">
            <text:p>51459</text:p>
          </table:table-cell>
          <table:table-cell table:style-name="ce2" office:value-type="float" office:value="51370" calcext:value-type="float">
            <text:p>51370</text:p>
          </table:table-cell>
          <table:table-cell table:style-name="ce2" office:value-type="float" office:value="164" calcext:value-type="float">
            <text:p>164</text:p>
          </table:table-cell>
          <table:table-cell table:style-name="ce2" table:formula="of:=[.$C$1]+([.A237]*[.$F$1]) + ([.C237]*[.$F$2])" office:value-type="float" office:value="52125" calcext:value-type="float">
            <text:p>52125</text:p>
          </table:table-cell>
          <table:table-cell table:style-name="ce3" table:formula="of:=[.F237]-[.H237]" office:value-type="float" office:value="-755" calcext:value-type="float">
            <text:p>-75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2510" calcext:value-type="float">
            <text:p>52510</text:p>
          </table:table-cell>
          <table:table-cell table:style-name="ce2" office:value-type="float" office:value="52689" calcext:value-type="float">
            <text:p>52689</text:p>
          </table:table-cell>
          <table:table-cell table:style-name="ce2" office:value-type="float" office:value="52599" calcext:value-type="float">
            <text:p>52599</text:p>
          </table:table-cell>
          <table:table-cell table:style-name="ce2" office:value-type="float" office:value="179" calcext:value-type="float">
            <text:p>179</text:p>
          </table:table-cell>
          <table:table-cell table:style-name="ce2" table:formula="of:=[.$C$1]+([.A238]*[.$F$1]) + ([.C238]*[.$F$2])" office:value-type="float" office:value="52650" calcext:value-type="float">
            <text:p>52650</text:p>
          </table:table-cell>
          <table:table-cell table:style-name="ce3" table:formula="of:=[.F238]-[.H238]" office:value-type="float" office:value="-51" calcext:value-type="float">
            <text:p>-5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52568" calcext:value-type="float">
            <text:p>52568</text:p>
          </table:table-cell>
          <table:table-cell table:style-name="ce2" office:value-type="float" office:value="52638" calcext:value-type="float">
            <text:p>52638</text:p>
          </table:table-cell>
          <table:table-cell table:style-name="ce2" office:value-type="float" office:value="52592" calcext:value-type="float">
            <text:p>52592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[.$C$1]+([.A239]*[.$F$1]) + ([.C239]*[.$F$2])" office:value-type="float" office:value="53175" calcext:value-type="float">
            <text:p>53175</text:p>
          </table:table-cell>
          <table:table-cell table:style-name="ce3" table:formula="of:=[.F239]-[.H239]" office:value-type="float" office:value="-583" calcext:value-type="float">
            <text:p>-58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3877" calcext:value-type="float">
            <text:p>53877</text:p>
          </table:table-cell>
          <table:table-cell table:style-name="ce2" office:value-type="float" office:value="53904" calcext:value-type="float">
            <text:p>53904</text:p>
          </table:table-cell>
          <table:table-cell table:style-name="ce2" office:value-type="float" office:value="53891" calcext:value-type="float">
            <text:p>53891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$C$1]+([.A240]*[.$F$1]) + ([.C240]*[.$F$2])" office:value-type="float" office:value="53700" calcext:value-type="float">
            <text:p>53700</text:p>
          </table:table-cell>
          <table:table-cell table:style-name="ce3" table:formula="of:=[.F240]-[.H240]" office:value-type="float" office:value="191" calcext:value-type="float">
            <text:p>+19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3808" calcext:value-type="float">
            <text:p>53808</text:p>
          </table:table-cell>
          <table:table-cell table:style-name="ce2" office:value-type="float" office:value="53953" calcext:value-type="float">
            <text:p>53953</text:p>
          </table:table-cell>
          <table:table-cell table:style-name="ce2" office:value-type="float" office:value="53871" calcext:value-type="float">
            <text:p>53871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[.$C$1]+([.A241]*[.$F$1]) + ([.C241]*[.$F$2])" office:value-type="float" office:value="54225" calcext:value-type="float">
            <text:p>54225</text:p>
          </table:table-cell>
          <table:table-cell table:style-name="ce3" table:formula="of:=[.F241]-[.H241]" office:value-type="float" office:value="-354" calcext:value-type="float">
            <text:p>-35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4879" calcext:value-type="float">
            <text:p>54879</text:p>
          </table:table-cell>
          <table:table-cell table:style-name="ce2" office:value-type="float" office:value="55165" calcext:value-type="float">
            <text:p>55165</text:p>
          </table:table-cell>
          <table:table-cell table:style-name="ce2" office:value-type="float" office:value="55050" calcext:value-type="float">
            <text:p>55050</text:p>
          </table:table-cell>
          <table:table-cell table:style-name="ce2" office:value-type="float" office:value="286" calcext:value-type="float">
            <text:p>286</text:p>
          </table:table-cell>
          <table:table-cell table:style-name="ce2" table:formula="of:=[.$C$1]+([.A242]*[.$F$1]) + ([.C242]*[.$F$2])" office:value-type="float" office:value="54750" calcext:value-type="float">
            <text:p>54750</text:p>
          </table:table-cell>
          <table:table-cell table:style-name="ce3" table:formula="of:=[.F242]-[.H242]" office:value-type="float" office:value="300" calcext:value-type="float">
            <text:p>+30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5100" calcext:value-type="float">
            <text:p>55100</text:p>
          </table:table-cell>
          <table:table-cell table:style-name="ce2" office:value-type="float" office:value="55146" calcext:value-type="float">
            <text:p>55146</text:p>
          </table:table-cell>
          <table:table-cell table:style-name="ce2" office:value-type="float" office:value="55125" calcext:value-type="float">
            <text:p>55125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$C$1]+([.A243]*[.$F$1]) + ([.C243]*[.$F$2])" office:value-type="float" office:value="55275" calcext:value-type="float">
            <text:p>55275</text:p>
          </table:table-cell>
          <table:table-cell table:style-name="ce3" table:formula="of:=[.F243]-[.H243]" office:value-type="float" office:value="-150" calcext:value-type="float">
            <text:p>-15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5014" calcext:value-type="float">
            <text:p>55014</text:p>
          </table:table-cell>
          <table:table-cell table:style-name="ce2" office:value-type="float" office:value="55127" calcext:value-type="float">
            <text:p>55127</text:p>
          </table:table-cell>
          <table:table-cell table:style-name="ce2" office:value-type="float" office:value="55072" calcext:value-type="float">
            <text:p>55072</text:p>
          </table:table-cell>
          <table:table-cell table:style-name="ce2" office:value-type="float" office:value="113" calcext:value-type="float">
            <text:p>113</text:p>
          </table:table-cell>
          <table:table-cell table:style-name="ce2" table:formula="of:=[.$C$1]+([.A244]*[.$F$1]) + ([.C244]*[.$F$2])" office:value-type="float" office:value="55800" calcext:value-type="float">
            <text:p>55800</text:p>
          </table:table-cell>
          <table:table-cell table:style-name="ce3" table:formula="of:=[.F244]-[.H244]" office:value-type="float" office:value="-728" calcext:value-type="float">
            <text:p>-72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56338" calcext:value-type="float">
            <text:p>56338</text:p>
          </table:table-cell>
          <table:table-cell table:style-name="ce2" office:value-type="float" office:value="56413" calcext:value-type="float">
            <text:p>56413</text:p>
          </table:table-cell>
          <table:table-cell table:style-name="ce2" office:value-type="float" office:value="56369" calcext:value-type="float">
            <text:p>56369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[.$C$1]+([.A245]*[.$F$1]) + ([.C245]*[.$F$2])" office:value-type="float" office:value="56325" calcext:value-type="float">
            <text:p>56325</text:p>
          </table:table-cell>
          <table:table-cell table:style-name="ce3" table:formula="of:=[.F245]-[.H245]" office:value-type="float" office:value="44" calcext:value-type="float">
            <text:p>+4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56207" calcext:value-type="float">
            <text:p>56207</text:p>
          </table:table-cell>
          <table:table-cell table:style-name="ce2" office:value-type="float" office:value="56372" calcext:value-type="float">
            <text:p>56372</text:p>
          </table:table-cell>
          <table:table-cell table:style-name="ce2" office:value-type="float" office:value="56282" calcext:value-type="float">
            <text:p>56282</text:p>
          </table:table-cell>
          <table:table-cell table:style-name="ce2" office:value-type="float" office:value="165" calcext:value-type="float">
            <text:p>165</text:p>
          </table:table-cell>
          <table:table-cell table:style-name="ce2" table:formula="of:=[.$C$1]+([.A246]*[.$F$1]) + ([.C246]*[.$F$2])" office:value-type="float" office:value="56850" calcext:value-type="float">
            <text:p>56850</text:p>
          </table:table-cell>
          <table:table-cell table:style-name="ce3" table:formula="of:=[.F246]-[.H246]" office:value-type="float" office:value="-568" calcext:value-type="float">
            <text:p>-56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57321" calcext:value-type="float">
            <text:p>57321</text:p>
          </table:table-cell>
          <table:table-cell table:style-name="ce2" office:value-type="float" office:value="57526" calcext:value-type="float">
            <text:p>57526</text:p>
          </table:table-cell>
          <table:table-cell table:style-name="ce2" office:value-type="float" office:value="57434" calcext:value-type="float">
            <text:p>57434</text:p>
          </table:table-cell>
          <table:table-cell table:style-name="ce2" office:value-type="float" office:value="205" calcext:value-type="float">
            <text:p>205</text:p>
          </table:table-cell>
          <table:table-cell table:style-name="ce2" table:formula="of:=[.$C$1]+([.A247]*[.$F$1]) + ([.C247]*[.$F$2])" office:value-type="float" office:value="57375" calcext:value-type="float">
            <text:p>57375</text:p>
          </table:table-cell>
          <table:table-cell table:style-name="ce3" table:formula="of:=[.F247]-[.H247]" office:value-type="float" office:value="59" calcext:value-type="float">
            <text:p>+5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7413" calcext:value-type="float">
            <text:p>57413</text:p>
          </table:table-cell>
          <table:table-cell table:style-name="ce2" office:value-type="float" office:value="57536" calcext:value-type="float">
            <text:p>57536</text:p>
          </table:table-cell>
          <table:table-cell table:style-name="ce2" office:value-type="float" office:value="57472" calcext:value-type="float">
            <text:p>57472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[.$C$1]+([.A248]*[.$F$1]) + ([.C248]*[.$F$2])" office:value-type="float" office:value="57900" calcext:value-type="float">
            <text:p>57900</text:p>
          </table:table-cell>
          <table:table-cell table:style-name="ce3" table:formula="of:=[.F248]-[.H248]" office:value-type="float" office:value="-428" calcext:value-type="float">
            <text:p>-42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58625" calcext:value-type="float">
            <text:p>58625</text:p>
          </table:table-cell>
          <table:table-cell table:style-name="ce2" office:value-type="float" office:value="58810" calcext:value-type="float">
            <text:p>58810</text:p>
          </table:table-cell>
          <table:table-cell table:style-name="ce2" office:value-type="float" office:value="58725" calcext:value-type="float">
            <text:p>58725</text:p>
          </table:table-cell>
          <table:table-cell table:style-name="ce2" office:value-type="float" office:value="185" calcext:value-type="float">
            <text:p>185</text:p>
          </table:table-cell>
          <table:table-cell table:style-name="ce2" table:formula="of:=[.$C$1]+([.A249]*[.$F$1]) + ([.C249]*[.$F$2])" office:value-type="float" office:value="58425" calcext:value-type="float">
            <text:p>58425</text:p>
          </table:table-cell>
          <table:table-cell table:style-name="ce3" table:formula="of:=[.F249]-[.H249]" office:value-type="float" office:value="300" calcext:value-type="float">
            <text:p>+30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58627" calcext:value-type="float">
            <text:p>58627</text:p>
          </table:table-cell>
          <table:table-cell table:style-name="ce2" office:value-type="float" office:value="58785" calcext:value-type="float">
            <text:p>58785</text:p>
          </table:table-cell>
          <table:table-cell table:style-name="ce2" office:value-type="float" office:value="58703" calcext:value-type="float">
            <text:p>58703</text:p>
          </table:table-cell>
          <table:table-cell table:style-name="ce2" office:value-type="float" office:value="158" calcext:value-type="float">
            <text:p>158</text:p>
          </table:table-cell>
          <table:table-cell table:style-name="ce2" table:formula="of:=[.$C$1]+([.A250]*[.$F$1]) + ([.C250]*[.$F$2])" office:value-type="float" office:value="58950" calcext:value-type="float">
            <text:p>58950</text:p>
          </table:table-cell>
          <table:table-cell table:style-name="ce3" table:formula="of:=[.F250]-[.H250]" office:value-type="float" office:value="-247" calcext:value-type="float">
            <text:p>-24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58638" calcext:value-type="float">
            <text:p>58638</text:p>
          </table:table-cell>
          <table:table-cell table:style-name="ce2" office:value-type="float" office:value="58845" calcext:value-type="float">
            <text:p>58845</text:p>
          </table:table-cell>
          <table:table-cell table:style-name="ce2" office:value-type="float" office:value="58769" calcext:value-type="float">
            <text:p>58769</text:p>
          </table:table-cell>
          <table:table-cell table:style-name="ce2" office:value-type="float" office:value="207" calcext:value-type="float">
            <text:p>207</text:p>
          </table:table-cell>
          <table:table-cell table:style-name="ce2" table:formula="of:=[.$C$1]+([.A251]*[.$F$1]) + ([.C251]*[.$F$2])" office:value-type="float" office:value="59475" calcext:value-type="float">
            <text:p>59475</text:p>
          </table:table-cell>
          <table:table-cell table:style-name="ce3" table:formula="of:=[.F251]-[.H251]" office:value-type="float" office:value="-706" calcext:value-type="float">
            <text:p>-70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584" calcext:value-type="float">
            <text:p>39584</text:p>
          </table:table-cell>
          <table:table-cell table:style-name="ce2" office:value-type="float" office:value="39782" calcext:value-type="float">
            <text:p>39782</text:p>
          </table:table-cell>
          <table:table-cell table:style-name="ce2" office:value-type="float" office:value="39702" calcext:value-type="float">
            <text:p>39702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formula="of:=[.$C$1]+([.A252]*[.$F$1]) + ([.C252]*[.$F$2])" office:value-type="float" office:value="39630" calcext:value-type="float">
            <text:p>39630</text:p>
          </table:table-cell>
          <table:table-cell table:style-name="ce3" table:formula="of:=[.F252]-[.H252]" office:value-type="float" office:value="72" calcext:value-type="float">
            <text:p>+7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9581" calcext:value-type="float">
            <text:p>39581</text:p>
          </table:table-cell>
          <table:table-cell table:style-name="ce2" office:value-type="float" office:value="39721" calcext:value-type="float">
            <text:p>39721</text:p>
          </table:table-cell>
          <table:table-cell table:style-name="ce2" office:value-type="float" office:value="39632" calcext:value-type="float">
            <text:p>39632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[.$C$1]+([.A253]*[.$F$1]) + ([.C253]*[.$F$2])" office:value-type="float" office:value="40260" calcext:value-type="float">
            <text:p>40260</text:p>
          </table:table-cell>
          <table:table-cell table:style-name="ce3" table:formula="of:=[.F253]-[.H253]" office:value-type="float" office:value="-628" calcext:value-type="float">
            <text:p>-62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1088" calcext:value-type="float">
            <text:p>41088</text:p>
          </table:table-cell>
          <table:table-cell table:style-name="ce2" office:value-type="float" office:value="41220" calcext:value-type="float">
            <text:p>41220</text:p>
          </table:table-cell>
          <table:table-cell table:style-name="ce2" office:value-type="float" office:value="41158" calcext:value-type="float">
            <text:p>41158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[.$C$1]+([.A254]*[.$F$1]) + ([.C254]*[.$F$2])" office:value-type="float" office:value="40890" calcext:value-type="float">
            <text:p>40890</text:p>
          </table:table-cell>
          <table:table-cell table:style-name="ce3" table:formula="of:=[.F254]-[.H254]" office:value-type="float" office:value="268" calcext:value-type="float">
            <text:p>+26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1109" calcext:value-type="float">
            <text:p>41109</text:p>
          </table:table-cell>
          <table:table-cell table:style-name="ce2" office:value-type="float" office:value="41212" calcext:value-type="float">
            <text:p>41212</text:p>
          </table:table-cell>
          <table:table-cell table:style-name="ce2" office:value-type="float" office:value="41170" calcext:value-type="float">
            <text:p>41170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formula="of:=[.$C$1]+([.A255]*[.$F$1]) + ([.C255]*[.$F$2])" office:value-type="float" office:value="41520" calcext:value-type="float">
            <text:p>41520</text:p>
          </table:table-cell>
          <table:table-cell table:style-name="ce3" table:formula="of:=[.F255]-[.H255]" office:value-type="float" office:value="-350" calcext:value-type="float">
            <text:p>-35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588" calcext:value-type="float">
            <text:p>42588</text:p>
          </table:table-cell>
          <table:table-cell table:style-name="ce2" office:value-type="float" office:value="42699" calcext:value-type="float">
            <text:p>42699</text:p>
          </table:table-cell>
          <table:table-cell table:style-name="ce2" office:value-type="float" office:value="42642" calcext:value-type="float">
            <text:p>42642</text:p>
          </table:table-cell>
          <table:table-cell table:style-name="ce2" office:value-type="float" office:value="111" calcext:value-type="float">
            <text:p>111</text:p>
          </table:table-cell>
          <table:table-cell table:style-name="ce2" table:formula="of:=[.$C$1]+([.A256]*[.$F$1]) + ([.C256]*[.$F$2])" office:value-type="float" office:value="42150" calcext:value-type="float">
            <text:p>42150</text:p>
          </table:table-cell>
          <table:table-cell table:style-name="ce3" table:formula="of:=[.F256]-[.H256]" office:value-type="float" office:value="492" calcext:value-type="float">
            <text:p>+49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527" calcext:value-type="float">
            <text:p>42527</text:p>
          </table:table-cell>
          <table:table-cell table:style-name="ce2" office:value-type="float" office:value="42556" calcext:value-type="float">
            <text:p>42556</text:p>
          </table:table-cell>
          <table:table-cell table:style-name="ce2" office:value-type="float" office:value="42536" calcext:value-type="float">
            <text:p>42536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$C$1]+([.A257]*[.$F$1]) + ([.C257]*[.$F$2])" office:value-type="float" office:value="42780" calcext:value-type="float">
            <text:p>42780</text:p>
          </table:table-cell>
          <table:table-cell table:style-name="ce3" table:formula="of:=[.F257]-[.H257]" office:value-type="float" office:value="-244" calcext:value-type="float">
            <text:p>-24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2521" calcext:value-type="float">
            <text:p>42521</text:p>
          </table:table-cell>
          <table:table-cell table:style-name="ce2" office:value-type="float" office:value="42697" calcext:value-type="float">
            <text:p>42697</text:p>
          </table:table-cell>
          <table:table-cell table:style-name="ce2" office:value-type="float" office:value="42620" calcext:value-type="float">
            <text:p>42620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[.$C$1]+([.A258]*[.$F$1]) + ([.C258]*[.$F$2])" office:value-type="float" office:value="43410" calcext:value-type="float">
            <text:p>43410</text:p>
          </table:table-cell>
          <table:table-cell table:style-name="ce3" table:formula="of:=[.F258]-[.H258]" office:value-type="float" office:value="-790" calcext:value-type="float">
            <text:p>-79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040" calcext:value-type="float">
            <text:p>44040</text:p>
          </table:table-cell>
          <table:table-cell table:style-name="ce2" office:value-type="float" office:value="44118" calcext:value-type="float">
            <text:p>44118</text:p>
          </table:table-cell>
          <table:table-cell table:style-name="ce2" office:value-type="float" office:value="44085" calcext:value-type="float">
            <text:p>44085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formula="of:=[.$C$1]+([.A259]*[.$F$1]) + ([.C259]*[.$F$2])" office:value-type="float" office:value="44040" calcext:value-type="float">
            <text:p>44040</text:p>
          </table:table-cell>
          <table:table-cell table:style-name="ce3" table:formula="of:=[.F259]-[.H259]" office:value-type="float" office:value="45" calcext:value-type="float">
            <text:p>+4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4049" calcext:value-type="float">
            <text:p>44049</text:p>
          </table:table-cell>
          <table:table-cell table:style-name="ce2" office:value-type="float" office:value="44179" calcext:value-type="float">
            <text:p>44179</text:p>
          </table:table-cell>
          <table:table-cell table:style-name="ce2" office:value-type="float" office:value="44099" calcext:value-type="float">
            <text:p>44099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[.$C$1]+([.A260]*[.$F$1]) + ([.C260]*[.$F$2])" office:value-type="float" office:value="44670" calcext:value-type="float">
            <text:p>44670</text:p>
          </table:table-cell>
          <table:table-cell table:style-name="ce3" table:formula="of:=[.F260]-[.H260]" office:value-type="float" office:value="-571" calcext:value-type="float">
            <text:p>-57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5453" calcext:value-type="float">
            <text:p>45453</text:p>
          </table:table-cell>
          <table:table-cell table:style-name="ce2" office:value-type="float" office:value="45670" calcext:value-type="float">
            <text:p>45670</text:p>
          </table:table-cell>
          <table:table-cell table:style-name="ce2" office:value-type="float" office:value="45560" calcext:value-type="float">
            <text:p>45560</text:p>
          </table:table-cell>
          <table:table-cell table:style-name="ce2" office:value-type="float" office:value="217" calcext:value-type="float">
            <text:p>217</text:p>
          </table:table-cell>
          <table:table-cell table:style-name="ce2" table:formula="of:=[.$C$1]+([.A261]*[.$F$1]) + ([.C261]*[.$F$2])" office:value-type="float" office:value="45300" calcext:value-type="float">
            <text:p>45300</text:p>
          </table:table-cell>
          <table:table-cell table:style-name="ce3" table:formula="of:=[.F261]-[.H261]" office:value-type="float" office:value="260" calcext:value-type="float">
            <text:p>+26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5443" calcext:value-type="float">
            <text:p>45443</text:p>
          </table:table-cell>
          <table:table-cell table:style-name="ce2" office:value-type="float" office:value="45551" calcext:value-type="float">
            <text:p>45551</text:p>
          </table:table-cell>
          <table:table-cell table:style-name="ce2" office:value-type="float" office:value="45496" calcext:value-type="float">
            <text:p>45496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formula="of:=[.$C$1]+([.A262]*[.$F$1]) + ([.C262]*[.$F$2])" office:value-type="float" office:value="45930" calcext:value-type="float">
            <text:p>45930</text:p>
          </table:table-cell>
          <table:table-cell table:style-name="ce3" table:formula="of:=[.F262]-[.H262]" office:value-type="float" office:value="-434" calcext:value-type="float">
            <text:p>-43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6924" calcext:value-type="float">
            <text:p>46924</text:p>
          </table:table-cell>
          <table:table-cell table:style-name="ce2" office:value-type="float" office:value="47113" calcext:value-type="float">
            <text:p>47113</text:p>
          </table:table-cell>
          <table:table-cell table:style-name="ce2" office:value-type="float" office:value="47023" calcext:value-type="float">
            <text:p>47023</text:p>
          </table:table-cell>
          <table:table-cell table:style-name="ce2" office:value-type="float" office:value="189" calcext:value-type="float">
            <text:p>189</text:p>
          </table:table-cell>
          <table:table-cell table:style-name="ce2" table:formula="of:=[.$C$1]+([.A263]*[.$F$1]) + ([.C263]*[.$F$2])" office:value-type="float" office:value="46560" calcext:value-type="float">
            <text:p>46560</text:p>
          </table:table-cell>
          <table:table-cell table:style-name="ce3" table:formula="of:=[.F263]-[.H263]" office:value-type="float" office:value="463" calcext:value-type="float">
            <text:p>+46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6911" calcext:value-type="float">
            <text:p>46911</text:p>
          </table:table-cell>
          <table:table-cell table:style-name="ce2" office:value-type="float" office:value="47049" calcext:value-type="float">
            <text:p>47049</text:p>
          </table:table-cell>
          <table:table-cell table:style-name="ce2" office:value-type="float" office:value="46963" calcext:value-type="float">
            <text:p>46963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[.$C$1]+([.A264]*[.$F$1]) + ([.C264]*[.$F$2])" office:value-type="float" office:value="47190" calcext:value-type="float">
            <text:p>47190</text:p>
          </table:table-cell>
          <table:table-cell table:style-name="ce3" table:formula="of:=[.F264]-[.H264]" office:value-type="float" office:value="-227" calcext:value-type="float">
            <text:p>-22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6926" calcext:value-type="float">
            <text:p>46926</text:p>
          </table:table-cell>
          <table:table-cell table:style-name="ce2" office:value-type="float" office:value="47007" calcext:value-type="float">
            <text:p>47007</text:p>
          </table:table-cell>
          <table:table-cell table:style-name="ce2" office:value-type="float" office:value="46969" calcext:value-type="float">
            <text:p>46969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formula="of:=[.$C$1]+([.A265]*[.$F$1]) + ([.C265]*[.$F$2])" office:value-type="float" office:value="47820" calcext:value-type="float">
            <text:p>47820</text:p>
          </table:table-cell>
          <table:table-cell table:style-name="ce3" table:formula="of:=[.F265]-[.H265]" office:value-type="float" office:value="-851" calcext:value-type="float">
            <text:p>-85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8323" calcext:value-type="float">
            <text:p>48323</text:p>
          </table:table-cell>
          <table:table-cell table:style-name="ce2" office:value-type="float" office:value="48585" calcext:value-type="float">
            <text:p>48585</text:p>
          </table:table-cell>
          <table:table-cell table:style-name="ce2" office:value-type="float" office:value="48456" calcext:value-type="float">
            <text:p>48456</text:p>
          </table:table-cell>
          <table:table-cell table:style-name="ce2" office:value-type="float" office:value="262" calcext:value-type="float">
            <text:p>262</text:p>
          </table:table-cell>
          <table:table-cell table:style-name="ce2" table:formula="of:=[.$C$1]+([.A266]*[.$F$1]) + ([.C266]*[.$F$2])" office:value-type="float" office:value="48450" calcext:value-type="float">
            <text:p>48450</text:p>
          </table:table-cell>
          <table:table-cell table:style-name="ce3" table:formula="of:=[.F266]-[.H266]" office:value-type="float" office:value="6" calcext:value-type="float">
            <text:p>+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8471" calcext:value-type="float">
            <text:p>48471</text:p>
          </table:table-cell>
          <table:table-cell table:style-name="ce2" office:value-type="float" office:value="48560" calcext:value-type="float">
            <text:p>48560</text:p>
          </table:table-cell>
          <table:table-cell table:style-name="ce2" office:value-type="float" office:value="48518" calcext:value-type="float">
            <text:p>48518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formula="of:=[.$C$1]+([.A267]*[.$F$1]) + ([.C267]*[.$F$2])" office:value-type="float" office:value="49080" calcext:value-type="float">
            <text:p>49080</text:p>
          </table:table-cell>
          <table:table-cell table:style-name="ce3" table:formula="of:=[.F267]-[.H267]" office:value-type="float" office:value="-562" calcext:value-type="float">
            <text:p>-56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9862" calcext:value-type="float">
            <text:p>49862</text:p>
          </table:table-cell>
          <table:table-cell table:style-name="ce2" office:value-type="float" office:value="50050" calcext:value-type="float">
            <text:p>50050</text:p>
          </table:table-cell>
          <table:table-cell table:style-name="ce2" office:value-type="float" office:value="49951" calcext:value-type="float">
            <text:p>49951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[.$C$1]+([.A268]*[.$F$1]) + ([.C268]*[.$F$2])" office:value-type="float" office:value="49710" calcext:value-type="float">
            <text:p>49710</text:p>
          </table:table-cell>
          <table:table-cell table:style-name="ce3" table:formula="of:=[.F268]-[.H268]" office:value-type="float" office:value="241" calcext:value-type="float">
            <text:p>+24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9848" calcext:value-type="float">
            <text:p>49848</text:p>
          </table:table-cell>
          <table:table-cell table:style-name="ce2" office:value-type="float" office:value="49901" calcext:value-type="float">
            <text:p>49901</text:p>
          </table:table-cell>
          <table:table-cell table:style-name="ce2" office:value-type="float" office:value="49873" calcext:value-type="float">
            <text:p>49873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$C$1]+([.A269]*[.$F$1]) + ([.C269]*[.$F$2])" office:value-type="float" office:value="50340" calcext:value-type="float">
            <text:p>50340</text:p>
          </table:table-cell>
          <table:table-cell table:style-name="ce3" table:formula="of:=[.F269]-[.H269]" office:value-type="float" office:value="-467" calcext:value-type="float">
            <text:p>-46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1344" calcext:value-type="float">
            <text:p>51344</text:p>
          </table:table-cell>
          <table:table-cell table:style-name="ce2" office:value-type="float" office:value="51452" calcext:value-type="float">
            <text:p>51452</text:p>
          </table:table-cell>
          <table:table-cell table:style-name="ce2" office:value-type="float" office:value="51397" calcext:value-type="float">
            <text:p>51397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formula="of:=[.$C$1]+([.A270]*[.$F$1]) + ([.C270]*[.$F$2])" office:value-type="float" office:value="50970" calcext:value-type="float">
            <text:p>50970</text:p>
          </table:table-cell>
          <table:table-cell table:style-name="ce3" table:formula="of:=[.F270]-[.H270]" office:value-type="float" office:value="427" calcext:value-type="float">
            <text:p>+42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1406" calcext:value-type="float">
            <text:p>51406</text:p>
          </table:table-cell>
          <table:table-cell table:style-name="ce2" office:value-type="float" office:value="51522" calcext:value-type="float">
            <text:p>51522</text:p>
          </table:table-cell>
          <table:table-cell table:style-name="ce2" office:value-type="float" office:value="51461" calcext:value-type="float">
            <text:p>51461</text:p>
          </table:table-cell>
          <table:table-cell table:style-name="ce2" office:value-type="float" office:value="116" calcext:value-type="float">
            <text:p>116</text:p>
          </table:table-cell>
          <table:table-cell table:style-name="ce2" table:formula="of:=[.$C$1]+([.A271]*[.$F$1]) + ([.C271]*[.$F$2])" office:value-type="float" office:value="51600" calcext:value-type="float">
            <text:p>51600</text:p>
          </table:table-cell>
          <table:table-cell table:style-name="ce3" table:formula="of:=[.F271]-[.H271]" office:value-type="float" office:value="-139" calcext:value-type="float">
            <text:p>-13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51341" calcext:value-type="float">
            <text:p>51341</text:p>
          </table:table-cell>
          <table:table-cell table:style-name="ce2" office:value-type="float" office:value="51463" calcext:value-type="float">
            <text:p>51463</text:p>
          </table:table-cell>
          <table:table-cell table:style-name="ce2" office:value-type="float" office:value="51416" calcext:value-type="float">
            <text:p>51416</text:p>
          </table:table-cell>
          <table:table-cell table:style-name="ce2" office:value-type="float" office:value="122" calcext:value-type="float">
            <text:p>122</text:p>
          </table:table-cell>
          <table:table-cell table:style-name="ce2" table:formula="of:=[.$C$1]+([.A272]*[.$F$1]) + ([.C272]*[.$F$2])" office:value-type="float" office:value="52230" calcext:value-type="float">
            <text:p>52230</text:p>
          </table:table-cell>
          <table:table-cell table:style-name="ce3" table:formula="of:=[.F272]-[.H272]" office:value-type="float" office:value="-814" calcext:value-type="float">
            <text:p>-81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2784" calcext:value-type="float">
            <text:p>52784</text:p>
          </table:table-cell>
          <table:table-cell table:style-name="ce2" office:value-type="float" office:value="52843" calcext:value-type="float">
            <text:p>52843</text:p>
          </table:table-cell>
          <table:table-cell table:style-name="ce2" office:value-type="float" office:value="52810" calcext:value-type="float">
            <text:p>52810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[.$C$1]+([.A273]*[.$F$1]) + ([.C273]*[.$F$2])" office:value-type="float" office:value="52860" calcext:value-type="float">
            <text:p>52860</text:p>
          </table:table-cell>
          <table:table-cell table:style-name="ce3" table:formula="of:=[.F273]-[.H273]" office:value-type="float" office:value="-50" calcext:value-type="float">
            <text:p>-5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52685" calcext:value-type="float">
            <text:p>52685</text:p>
          </table:table-cell>
          <table:table-cell table:style-name="ce2" office:value-type="float" office:value="52883" calcext:value-type="float">
            <text:p>52883</text:p>
          </table:table-cell>
          <table:table-cell table:style-name="ce2" office:value-type="float" office:value="52768" calcext:value-type="float">
            <text:p>52768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formula="of:=[.$C$1]+([.A274]*[.$F$1]) + ([.C274]*[.$F$2])" office:value-type="float" office:value="53490" calcext:value-type="float">
            <text:p>53490</text:p>
          </table:table-cell>
          <table:table-cell table:style-name="ce3" table:formula="of:=[.F274]-[.H274]" office:value-type="float" office:value="-722" calcext:value-type="float">
            <text:p>-72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4268" calcext:value-type="float">
            <text:p>54268</text:p>
          </table:table-cell>
          <table:table-cell table:style-name="ce2" office:value-type="float" office:value="54434" calcext:value-type="float">
            <text:p>54434</text:p>
          </table:table-cell>
          <table:table-cell table:style-name="ce2" office:value-type="float" office:value="54345" calcext:value-type="float">
            <text:p>54345</text:p>
          </table:table-cell>
          <table:table-cell table:style-name="ce2" office:value-type="float" office:value="166" calcext:value-type="float">
            <text:p>166</text:p>
          </table:table-cell>
          <table:table-cell table:style-name="ce2" table:formula="of:=[.$C$1]+([.A275]*[.$F$1]) + ([.C275]*[.$F$2])" office:value-type="float" office:value="54120" calcext:value-type="float">
            <text:p>54120</text:p>
          </table:table-cell>
          <table:table-cell table:style-name="ce3" table:formula="of:=[.F275]-[.H275]" office:value-type="float" office:value="225" calcext:value-type="float">
            <text:p>+22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4307" calcext:value-type="float">
            <text:p>54307</text:p>
          </table:table-cell>
          <table:table-cell table:style-name="ce2" office:value-type="float" office:value="54465" calcext:value-type="float">
            <text:p>54465</text:p>
          </table:table-cell>
          <table:table-cell table:style-name="ce2" office:value-type="float" office:value="54389" calcext:value-type="float">
            <text:p>54389</text:p>
          </table:table-cell>
          <table:table-cell table:style-name="ce2" office:value-type="float" office:value="158" calcext:value-type="float">
            <text:p>158</text:p>
          </table:table-cell>
          <table:table-cell table:style-name="ce2" table:formula="of:=[.$C$1]+([.A276]*[.$F$1]) + ([.C276]*[.$F$2])" office:value-type="float" office:value="54750" calcext:value-type="float">
            <text:p>54750</text:p>
          </table:table-cell>
          <table:table-cell table:style-name="ce3" table:formula="of:=[.F276]-[.H276]" office:value-type="float" office:value="-361" calcext:value-type="float">
            <text:p>-361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55837" calcext:value-type="float">
            <text:p>55837</text:p>
          </table:table-cell>
          <table:table-cell table:style-name="ce2" office:value-type="float" office:value="55919" calcext:value-type="float">
            <text:p>55919</text:p>
          </table:table-cell>
          <table:table-cell table:style-name="ce2" office:value-type="float" office:value="55869" calcext:value-type="float">
            <text:p>55869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[.$C$1]+([.A277]*[.$F$1]) + ([.C277]*[.$F$2])" office:value-type="float" office:value="55380" calcext:value-type="float">
            <text:p>55380</text:p>
          </table:table-cell>
          <table:table-cell table:style-name="ce3" table:formula="of:=[.F277]-[.H277]" office:value-type="float" office:value="489" calcext:value-type="float">
            <text:p>+489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5723" calcext:value-type="float">
            <text:p>55723</text:p>
          </table:table-cell>
          <table:table-cell table:style-name="ce2" office:value-type="float" office:value="55880" calcext:value-type="float">
            <text:p>55880</text:p>
          </table:table-cell>
          <table:table-cell table:style-name="ce2" office:value-type="float" office:value="55798" calcext:value-type="float">
            <text:p>55798</text:p>
          </table:table-cell>
          <table:table-cell table:style-name="ce2" office:value-type="float" office:value="157" calcext:value-type="float">
            <text:p>157</text:p>
          </table:table-cell>
          <table:table-cell table:style-name="ce2" table:formula="of:=[.$C$1]+([.A278]*[.$F$1]) + ([.C278]*[.$F$2])" office:value-type="float" office:value="56010" calcext:value-type="float">
            <text:p>56010</text:p>
          </table:table-cell>
          <table:table-cell table:style-name="ce3" table:formula="of:=[.F278]-[.H278]" office:value-type="float" office:value="-212" calcext:value-type="float">
            <text:p>-21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55712" calcext:value-type="float">
            <text:p>55712</text:p>
          </table:table-cell>
          <table:table-cell table:style-name="ce2" office:value-type="float" office:value="55935" calcext:value-type="float">
            <text:p>55935</text:p>
          </table:table-cell>
          <table:table-cell table:style-name="ce2" office:value-type="float" office:value="55854" calcext:value-type="float">
            <text:p>55854</text:p>
          </table:table-cell>
          <table:table-cell table:style-name="ce2" office:value-type="float" office:value="223" calcext:value-type="float">
            <text:p>223</text:p>
          </table:table-cell>
          <table:table-cell table:style-name="ce2" table:formula="of:=[.$C$1]+([.A279]*[.$F$1]) + ([.C279]*[.$F$2])" office:value-type="float" office:value="56640" calcext:value-type="float">
            <text:p>56640</text:p>
          </table:table-cell>
          <table:table-cell table:style-name="ce3" table:formula="of:=[.F279]-[.H279]" office:value-type="float" office:value="-786" calcext:value-type="float">
            <text:p>-78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57167" calcext:value-type="float">
            <text:p>57167</text:p>
          </table:table-cell>
          <table:table-cell table:style-name="ce2" office:value-type="float" office:value="57304" calcext:value-type="float">
            <text:p>57304</text:p>
          </table:table-cell>
          <table:table-cell table:style-name="ce2" office:value-type="float" office:value="57234" calcext:value-type="float">
            <text:p>57234</text:p>
          </table:table-cell>
          <table:table-cell table:style-name="ce2" office:value-type="float" office:value="137" calcext:value-type="float">
            <text:p>137</text:p>
          </table:table-cell>
          <table:table-cell table:style-name="ce2" table:formula="of:=[.$C$1]+([.A280]*[.$F$1]) + ([.C280]*[.$F$2])" office:value-type="float" office:value="57270" calcext:value-type="float">
            <text:p>57270</text:p>
          </table:table-cell>
          <table:table-cell table:style-name="ce3" table:formula="of:=[.F280]-[.H280]" office:value-type="float" office:value="-36" calcext:value-type="float">
            <text:p>-3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7086" calcext:value-type="float">
            <text:p>57086</text:p>
          </table:table-cell>
          <table:table-cell table:style-name="ce2" office:value-type="float" office:value="57242" calcext:value-type="float">
            <text:p>57242</text:p>
          </table:table-cell>
          <table:table-cell table:style-name="ce2" office:value-type="float" office:value="57166" calcext:value-type="float">
            <text:p>57166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[.$C$1]+([.A281]*[.$F$1]) + ([.C281]*[.$F$2])" office:value-type="float" office:value="57900" calcext:value-type="float">
            <text:p>57900</text:p>
          </table:table-cell>
          <table:table-cell table:style-name="ce3" table:formula="of:=[.F281]-[.H281]" office:value-type="float" office:value="-734" calcext:value-type="float">
            <text:p>-73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58674" calcext:value-type="float">
            <text:p>58674</text:p>
          </table:table-cell>
          <table:table-cell table:style-name="ce2" office:value-type="float" office:value="58835" calcext:value-type="float">
            <text:p>58835</text:p>
          </table:table-cell>
          <table:table-cell table:style-name="ce2" office:value-type="float" office:value="58756" calcext:value-type="float">
            <text:p>58756</text:p>
          </table:table-cell>
          <table:table-cell table:style-name="ce2" office:value-type="float" office:value="161" calcext:value-type="float">
            <text:p>161</text:p>
          </table:table-cell>
          <table:table-cell table:style-name="ce2" table:formula="of:=[.$C$1]+([.A282]*[.$F$1]) + ([.C282]*[.$F$2])" office:value-type="float" office:value="58530" calcext:value-type="float">
            <text:p>58530</text:p>
          </table:table-cell>
          <table:table-cell table:style-name="ce3" table:formula="of:=[.F282]-[.H282]" office:value-type="float" office:value="226" calcext:value-type="float">
            <text:p>+22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58718" calcext:value-type="float">
            <text:p>58718</text:p>
          </table:table-cell>
          <table:table-cell table:style-name="ce2" office:value-type="float" office:value="58812" calcext:value-type="float">
            <text:p>58812</text:p>
          </table:table-cell>
          <table:table-cell table:style-name="ce2" office:value-type="float" office:value="58774" calcext:value-type="float">
            <text:p>58774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$C$1]+([.A283]*[.$F$1]) + ([.C283]*[.$F$2])" office:value-type="float" office:value="59160" calcext:value-type="float">
            <text:p>59160</text:p>
          </table:table-cell>
          <table:table-cell table:style-name="ce3" table:formula="of:=[.F283]-[.H283]" office:value-type="float" office:value="-386" calcext:value-type="float">
            <text:p>-38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60125" calcext:value-type="float">
            <text:p>60125</text:p>
          </table:table-cell>
          <table:table-cell table:style-name="ce2" office:value-type="float" office:value="60263" calcext:value-type="float">
            <text:p>60263</text:p>
          </table:table-cell>
          <table:table-cell table:style-name="ce2" office:value-type="float" office:value="60210" calcext:value-type="float">
            <text:p>602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[.$C$1]+([.A284]*[.$F$1]) + ([.C284]*[.$F$2])" office:value-type="float" office:value="59790" calcext:value-type="float">
            <text:p>59790</text:p>
          </table:table-cell>
          <table:table-cell table:style-name="ce3" table:formula="of:=[.F284]-[.H284]" office:value-type="float" office:value="420" calcext:value-type="float">
            <text:p>+420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60114" calcext:value-type="float">
            <text:p>60114</text:p>
          </table:table-cell>
          <table:table-cell table:style-name="ce2" office:value-type="float" office:value="60303" calcext:value-type="float">
            <text:p>60303</text:p>
          </table:table-cell>
          <table:table-cell table:style-name="ce2" office:value-type="float" office:value="60218" calcext:value-type="float">
            <text:p>60218</text:p>
          </table:table-cell>
          <table:table-cell table:style-name="ce2" office:value-type="float" office:value="189" calcext:value-type="float">
            <text:p>189</text:p>
          </table:table-cell>
          <table:table-cell table:style-name="ce2" table:formula="of:=[.$C$1]+([.A285]*[.$F$1]) + ([.C285]*[.$F$2])" office:value-type="float" office:value="60420" calcext:value-type="float">
            <text:p>60420</text:p>
          </table:table-cell>
          <table:table-cell table:style-name="ce3" table:formula="of:=[.F285]-[.H285]" office:value-type="float" office:value="-202" calcext:value-type="float">
            <text:p>-202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142" calcext:value-type="float">
            <text:p>60142</text:p>
          </table:table-cell>
          <table:table-cell table:style-name="ce2" office:value-type="float" office:value="60168" calcext:value-type="float">
            <text:p>60168</text:p>
          </table:table-cell>
          <table:table-cell table:style-name="ce2" office:value-type="float" office:value="60154" calcext:value-type="float">
            <text:p>60154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$C$1]+([.A286]*[.$F$1]) + ([.C286]*[.$F$2])" office:value-type="float" office:value="61050" calcext:value-type="float">
            <text:p>61050</text:p>
          </table:table-cell>
          <table:table-cell table:style-name="ce3" table:formula="of:=[.F286]-[.H286]" office:value-type="float" office:value="-896" calcext:value-type="float">
            <text:p>-89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61553" calcext:value-type="float">
            <text:p>61553</text:p>
          </table:table-cell>
          <table:table-cell table:style-name="ce2" office:value-type="float" office:value="61703" calcext:value-type="float">
            <text:p>61703</text:p>
          </table:table-cell>
          <table:table-cell table:style-name="ce2" office:value-type="float" office:value="61625" calcext:value-type="float">
            <text:p>6162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[.$C$1]+([.A287]*[.$F$1]) + ([.C287]*[.$F$2])" office:value-type="float" office:value="61680" calcext:value-type="float">
            <text:p>61680</text:p>
          </table:table-cell>
          <table:table-cell table:style-name="ce3" table:formula="of:=[.F287]-[.H287]" office:value-type="float" office:value="-55" calcext:value-type="float">
            <text:p>-5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61620" calcext:value-type="float">
            <text:p>61620</text:p>
          </table:table-cell>
          <table:table-cell table:style-name="ce2" office:value-type="float" office:value="61772" calcext:value-type="float">
            <text:p>61772</text:p>
          </table:table-cell>
          <table:table-cell table:style-name="ce2" office:value-type="float" office:value="61672" calcext:value-type="float">
            <text:p>61672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formula="of:=[.$C$1]+([.A288]*[.$F$1]) + ([.C288]*[.$F$2])" office:value-type="float" office:value="62310" calcext:value-type="float">
            <text:p>62310</text:p>
          </table:table-cell>
          <table:table-cell table:style-name="ce3" table:formula="of:=[.F288]-[.H288]" office:value-type="float" office:value="-638" calcext:value-type="float">
            <text:p>-638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63033" calcext:value-type="float">
            <text:p>63033</text:p>
          </table:table-cell>
          <table:table-cell table:style-name="ce2" office:value-type="float" office:value="63172" calcext:value-type="float">
            <text:p>63172</text:p>
          </table:table-cell>
          <table:table-cell table:style-name="ce2" office:value-type="float" office:value="63103" calcext:value-type="float">
            <text:p>63103</text:p>
          </table:table-cell>
          <table:table-cell table:style-name="ce2" office:value-type="float" office:value="139" calcext:value-type="float">
            <text:p>139</text:p>
          </table:table-cell>
          <table:table-cell table:style-name="ce2" table:formula="of:=[.$C$1]+([.A289]*[.$F$1]) + ([.C289]*[.$F$2])" office:value-type="float" office:value="62940" calcext:value-type="float">
            <text:p>62940</text:p>
          </table:table-cell>
          <table:table-cell table:style-name="ce3" table:formula="of:=[.F289]-[.H289]" office:value-type="float" office:value="163" calcext:value-type="float">
            <text:p>+16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63045" calcext:value-type="float">
            <text:p>63045</text:p>
          </table:table-cell>
          <table:table-cell table:style-name="ce2" office:value-type="float" office:value="63164" calcext:value-type="float">
            <text:p>63164</text:p>
          </table:table-cell>
          <table:table-cell table:style-name="ce2" office:value-type="float" office:value="63114" calcext:value-type="float">
            <text:p>63114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[.$C$1]+([.A290]*[.$F$1]) + ([.C290]*[.$F$2])" office:value-type="float" office:value="63570" calcext:value-type="float">
            <text:p>63570</text:p>
          </table:table-cell>
          <table:table-cell table:style-name="ce3" table:formula="of:=[.F290]-[.H290]" office:value-type="float" office:value="-456" calcext:value-type="float">
            <text:p>-456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4517" calcext:value-type="float">
            <text:p>64517</text:p>
          </table:table-cell>
          <table:table-cell table:style-name="ce2" office:value-type="float" office:value="64655" calcext:value-type="float">
            <text:p>64655</text:p>
          </table:table-cell>
          <table:table-cell table:style-name="ce2" office:value-type="float" office:value="64595" calcext:value-type="float">
            <text:p>64595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[.$C$1]+([.A291]*[.$F$1]) + ([.C291]*[.$F$2])" office:value-type="float" office:value="64200" calcext:value-type="float">
            <text:p>64200</text:p>
          </table:table-cell>
          <table:table-cell table:style-name="ce3" table:formula="of:=[.F291]-[.H291]" office:value-type="float" office:value="395" calcext:value-type="float">
            <text:p>+395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64475" calcext:value-type="float">
            <text:p>64475</text:p>
          </table:table-cell>
          <table:table-cell table:style-name="ce2" office:value-type="float" office:value="64578" calcext:value-type="float">
            <text:p>64578</text:p>
          </table:table-cell>
          <table:table-cell table:style-name="ce2" office:value-type="float" office:value="64533" calcext:value-type="float">
            <text:p>64533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formula="of:=[.$C$1]+([.A292]*[.$F$1]) + ([.C292]*[.$F$2])" office:value-type="float" office:value="64830" calcext:value-type="float">
            <text:p>64830</text:p>
          </table:table-cell>
          <table:table-cell table:style-name="ce3" table:formula="of:=[.F292]-[.H292]" office:value-type="float" office:value="-297" calcext:value-type="float">
            <text:p>-29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64396" calcext:value-type="float">
            <text:p>64396</text:p>
          </table:table-cell>
          <table:table-cell table:style-name="ce2" office:value-type="float" office:value="64629" calcext:value-type="float">
            <text:p>64629</text:p>
          </table:table-cell>
          <table:table-cell table:style-name="ce2" office:value-type="float" office:value="64517" calcext:value-type="float">
            <text:p>64517</text:p>
          </table:table-cell>
          <table:table-cell table:style-name="ce2" office:value-type="float" office:value="233" calcext:value-type="float">
            <text:p>233</text:p>
          </table:table-cell>
          <table:table-cell table:style-name="ce2" table:formula="of:=[.$C$1]+([.A293]*[.$F$1]) + ([.C293]*[.$F$2])" office:value-type="float" office:value="65460" calcext:value-type="float">
            <text:p>65460</text:p>
          </table:table-cell>
          <table:table-cell table:style-name="ce3" table:formula="of:=[.F293]-[.H293]" office:value-type="float" office:value="-943" calcext:value-type="float">
            <text:p>-94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65852" calcext:value-type="float">
            <text:p>65852</text:p>
          </table:table-cell>
          <table:table-cell table:style-name="ce2" office:value-type="float" office:value="66148" calcext:value-type="float">
            <text:p>66148</text:p>
          </table:table-cell>
          <table:table-cell table:style-name="ce2" office:value-type="float" office:value="66023" calcext:value-type="float">
            <text:p>66023</text:p>
          </table:table-cell>
          <table:table-cell table:style-name="ce2" office:value-type="float" office:value="296" calcext:value-type="float">
            <text:p>296</text:p>
          </table:table-cell>
          <table:table-cell table:style-name="ce2" table:formula="of:=[.$C$1]+([.A294]*[.$F$1]) + ([.C294]*[.$F$2])" office:value-type="float" office:value="66090" calcext:value-type="float">
            <text:p>66090</text:p>
          </table:table-cell>
          <table:table-cell table:style-name="ce3" table:formula="of:=[.F294]-[.H294]" office:value-type="float" office:value="-67" calcext:value-type="float">
            <text:p>-67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66002" calcext:value-type="float">
            <text:p>66002</text:p>
          </table:table-cell>
          <table:table-cell table:style-name="ce2" office:value-type="float" office:value="66123" calcext:value-type="float">
            <text:p>66123</text:p>
          </table:table-cell>
          <table:table-cell table:style-name="ce2" office:value-type="float" office:value="66057" calcext:value-type="float">
            <text:p>66057</text:p>
          </table:table-cell>
          <table:table-cell table:style-name="ce2" office:value-type="float" office:value="121" calcext:value-type="float">
            <text:p>121</text:p>
          </table:table-cell>
          <table:table-cell table:style-name="ce2" table:formula="of:=[.$C$1]+([.A295]*[.$F$1]) + ([.C295]*[.$F$2])" office:value-type="float" office:value="66720" calcext:value-type="float">
            <text:p>66720</text:p>
          </table:table-cell>
          <table:table-cell table:style-name="ce3" table:formula="of:=[.F295]-[.H295]" office:value-type="float" office:value="-663" calcext:value-type="float">
            <text:p>-663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67483" calcext:value-type="float">
            <text:p>67483</text:p>
          </table:table-cell>
          <table:table-cell office:value-type="float" office:value="67545" calcext:value-type="float">
            <text:p>67545</text:p>
          </table:table-cell>
          <table:table-cell office:value-type="float" office:value="67504" calcext:value-type="float">
            <text:p>67504</text:p>
          </table:table-cell>
          <table:table-cell office:value-type="float" office:value="62" calcext:value-type="float">
            <text:p>62</text:p>
          </table:table-cell>
          <table:table-cell table:style-name="ce2" table:formula="of:=[.$C$1]+([.A296]*[.$F$1]) + ([.C296]*[.$F$2])" office:value-type="float" office:value="67350" calcext:value-type="float">
            <text:p>67350</text:p>
          </table:table-cell>
          <table:table-cell table:style-name="ce3" table:formula="of:=[.F296]-[.H296]" office:value-type="float" office:value="154" calcext:value-type="float">
            <text:p>+15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76" calcext:value-type="float">
            <text:p>276</text:p>
          </table:table-cell>
          <table:table-cell office:value-type="float" office:value="67453" calcext:value-type="float">
            <text:p>67453</text:p>
          </table:table-cell>
          <table:table-cell office:value-type="float" office:value="67635" calcext:value-type="float">
            <text:p>67635</text:p>
          </table:table-cell>
          <table:table-cell office:value-type="float" office:value="67537" calcext:value-type="float">
            <text:p>67537</text:p>
          </table:table-cell>
          <table:table-cell office:value-type="float" office:value="182" calcext:value-type="float">
            <text:p>182</text:p>
          </table:table-cell>
          <table:table-cell table:style-name="ce2" table:formula="of:=[.$C$1]+([.A297]*[.$F$1]) + ([.C297]*[.$F$2])" office:value-type="float" office:value="67980" calcext:value-type="float">
            <text:p>67980</text:p>
          </table:table-cell>
          <table:table-cell table:style-name="ce3" table:formula="of:=[.F297]-[.H297]" office:value-type="float" office:value="-443" calcext:value-type="float">
            <text:p>-44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82" calcext:value-type="float">
            <text:p>282</text:p>
          </table:table-cell>
          <table:table-cell office:value-type="float" office:value="68925" calcext:value-type="float">
            <text:p>68925</text:p>
          </table:table-cell>
          <table:table-cell office:value-type="float" office:value="69076" calcext:value-type="float">
            <text:p>69076</text:p>
          </table:table-cell>
          <table:table-cell office:value-type="float" office:value="69002" calcext:value-type="float">
            <text:p>69002</text:p>
          </table:table-cell>
          <table:table-cell office:value-type="float" office:value="151" calcext:value-type="float">
            <text:p>151</text:p>
          </table:table-cell>
          <table:table-cell table:style-name="ce2" table:formula="of:=[.$C$1]+([.A298]*[.$F$1]) + ([.C298]*[.$F$2])" office:value-type="float" office:value="68610" calcext:value-type="float">
            <text:p>68610</text:p>
          </table:table-cell>
          <table:table-cell table:style-name="ce3" table:formula="of:=[.F298]-[.H298]" office:value-type="float" office:value="392" calcext:value-type="float">
            <text:p>+392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88" calcext:value-type="float">
            <text:p>288</text:p>
          </table:table-cell>
          <table:table-cell office:value-type="float" office:value="68933" calcext:value-type="float">
            <text:p>68933</text:p>
          </table:table-cell>
          <table:table-cell office:value-type="float" office:value="69108" calcext:value-type="float">
            <text:p>69108</text:p>
          </table:table-cell>
          <table:table-cell office:value-type="float" office:value="69006" calcext:value-type="float">
            <text:p>69006</text:p>
          </table:table-cell>
          <table:table-cell office:value-type="float" office:value="175" calcext:value-type="float">
            <text:p>175</text:p>
          </table:table-cell>
          <table:table-cell table:style-name="ce2" table:formula="of:=[.$C$1]+([.A299]*[.$F$1]) + ([.C299]*[.$F$2])" office:value-type="float" office:value="69240" calcext:value-type="float">
            <text:p>69240</text:p>
          </table:table-cell>
          <table:table-cell table:style-name="ce3" table:formula="of:=[.F299]-[.H299]" office:value-type="float" office:value="-234" calcext:value-type="float">
            <text:p>-23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94" calcext:value-type="float">
            <text:p>294</text:p>
          </table:table-cell>
          <table:table-cell office:value-type="float" office:value="69018" calcext:value-type="float">
            <text:p>69018</text:p>
          </table:table-cell>
          <table:table-cell office:value-type="float" office:value="69109" calcext:value-type="float">
            <text:p>69109</text:p>
          </table:table-cell>
          <table:table-cell office:value-type="float" office:value="69067" calcext:value-type="float">
            <text:p>69067</text:p>
          </table:table-cell>
          <table:table-cell office:value-type="float" office:value="91" calcext:value-type="float">
            <text:p>91</text:p>
          </table:table-cell>
          <table:table-cell table:style-name="ce2" table:formula="of:=[.$C$1]+([.A300]*[.$F$1]) + ([.C300]*[.$F$2])" office:value-type="float" office:value="69870" calcext:value-type="float">
            <text:p>69870</text:p>
          </table:table-cell>
          <table:table-cell table:style-name="ce3" table:formula="of:=[.F300]-[.H300]" office:value-type="float" office:value="-803" calcext:value-type="float">
            <text:p>-80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964" calcext:value-type="float">
            <text:p>44964</text:p>
          </table:table-cell>
          <table:table-cell office:value-type="float" office:value="45140" calcext:value-type="float">
            <text:p>45140</text:p>
          </table:table-cell>
          <table:table-cell office:value-type="float" office:value="45073" calcext:value-type="float">
            <text:p>45073</text:p>
          </table:table-cell>
          <table:table-cell office:value-type="float" office:value="176" calcext:value-type="float">
            <text:p>176</text:p>
          </table:table-cell>
          <table:table-cell table:style-name="ce2" table:formula="of:=[.$C$1]+([.A301]*[.$F$1]) + ([.C301]*[.$F$2])" office:value-type="float" office:value="44985" calcext:value-type="float">
            <text:p>44985</text:p>
          </table:table-cell>
          <table:table-cell table:style-name="ce3" table:formula="of:=[.F301]-[.H301]" office:value-type="float" office:value="88" calcext:value-type="float">
            <text:p>+8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975" calcext:value-type="float">
            <text:p>44975</text:p>
          </table:table-cell>
          <table:table-cell office:value-type="float" office:value="45148" calcext:value-type="float">
            <text:p>45148</text:p>
          </table:table-cell>
          <table:table-cell office:value-type="float" office:value="45050" calcext:value-type="float">
            <text:p>45050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302]*[.$F$1]) + ([.C302]*[.$F$2])" office:value-type="float" office:value="45720" calcext:value-type="float">
            <text:p>45720</text:p>
          </table:table-cell>
          <table:table-cell table:style-name="ce3" table:formula="of:=[.F302]-[.H302]" office:value-type="float" office:value="-670" calcext:value-type="float">
            <text:p>-67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6651" calcext:value-type="float">
            <text:p>46651</text:p>
          </table:table-cell>
          <table:table-cell office:value-type="float" office:value="46744" calcext:value-type="float">
            <text:p>46744</text:p>
          </table:table-cell>
          <table:table-cell office:value-type="float" office:value="46684" calcext:value-type="float">
            <text:p>46684</text:p>
          </table:table-cell>
          <table:table-cell office:value-type="float" office:value="93" calcext:value-type="float">
            <text:p>93</text:p>
          </table:table-cell>
          <table:table-cell table:style-name="ce2" table:formula="of:=[.$C$1]+([.A303]*[.$F$1]) + ([.C303]*[.$F$2])" office:value-type="float" office:value="46455" calcext:value-type="float">
            <text:p>46455</text:p>
          </table:table-cell>
          <table:table-cell table:style-name="ce3" table:formula="of:=[.F303]-[.H303]" office:value-type="float" office:value="229" calcext:value-type="float">
            <text:p>+22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6729" calcext:value-type="float">
            <text:p>46729</text:p>
          </table:table-cell>
          <table:table-cell office:value-type="float" office:value="46860" calcext:value-type="float">
            <text:p>46860</text:p>
          </table:table-cell>
          <table:table-cell office:value-type="float" office:value="46808" calcext:value-type="float">
            <text:p>46808</text:p>
          </table:table-cell>
          <table:table-cell office:value-type="float" office:value="131" calcext:value-type="float">
            <text:p>131</text:p>
          </table:table-cell>
          <table:table-cell table:style-name="ce2" table:formula="of:=[.$C$1]+([.A304]*[.$F$1]) + ([.C304]*[.$F$2])" office:value-type="float" office:value="47190" calcext:value-type="float">
            <text:p>47190</text:p>
          </table:table-cell>
          <table:table-cell table:style-name="ce3" table:formula="of:=[.F304]-[.H304]" office:value-type="float" office:value="-382" calcext:value-type="float">
            <text:p>-38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8373" calcext:value-type="float">
            <text:p>48373</text:p>
          </table:table-cell>
          <table:table-cell office:value-type="float" office:value="48568" calcext:value-type="float">
            <text:p>48568</text:p>
          </table:table-cell>
          <table:table-cell office:value-type="float" office:value="48448" calcext:value-type="float">
            <text:p>48448</text:p>
          </table:table-cell>
          <table:table-cell office:value-type="float" office:value="195" calcext:value-type="float">
            <text:p>195</text:p>
          </table:table-cell>
          <table:table-cell table:style-name="ce2" table:formula="of:=[.$C$1]+([.A305]*[.$F$1]) + ([.C305]*[.$F$2])" office:value-type="float" office:value="47925" calcext:value-type="float">
            <text:p>47925</text:p>
          </table:table-cell>
          <table:table-cell table:style-name="ce3" table:formula="of:=[.F305]-[.H305]" office:value-type="float" office:value="523" calcext:value-type="float">
            <text:p>+52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8387" calcext:value-type="float">
            <text:p>48387</text:p>
          </table:table-cell>
          <table:table-cell office:value-type="float" office:value="48482" calcext:value-type="float">
            <text:p>48482</text:p>
          </table:table-cell>
          <table:table-cell office:value-type="float" office:value="48440" calcext:value-type="float">
            <text:p>48440</text:p>
          </table:table-cell>
          <table:table-cell office:value-type="float" office:value="95" calcext:value-type="float">
            <text:p>95</text:p>
          </table:table-cell>
          <table:table-cell table:style-name="ce2" table:formula="of:=[.$C$1]+([.A306]*[.$F$1]) + ([.C306]*[.$F$2])" office:value-type="float" office:value="48660" calcext:value-type="float">
            <text:p>48660</text:p>
          </table:table-cell>
          <table:table-cell table:style-name="ce3" table:formula="of:=[.F306]-[.H306]" office:value-type="float" office:value="-220" calcext:value-type="float">
            <text:p>-22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8444" calcext:value-type="float">
            <text:p>48444</text:p>
          </table:table-cell>
          <table:table-cell office:value-type="float" office:value="48600" calcext:value-type="float">
            <text:p>48600</text:p>
          </table:table-cell>
          <table:table-cell office:value-type="float" office:value="48538" calcext:value-type="float">
            <text:p>48538</text:p>
          </table:table-cell>
          <table:table-cell office:value-type="float" office:value="156" calcext:value-type="float">
            <text:p>156</text:p>
          </table:table-cell>
          <table:table-cell table:style-name="ce2" table:formula="of:=[.$C$1]+([.A307]*[.$F$1]) + ([.C307]*[.$F$2])" office:value-type="float" office:value="49395" calcext:value-type="float">
            <text:p>49395</text:p>
          </table:table-cell>
          <table:table-cell table:style-name="ce3" table:formula="of:=[.F307]-[.H307]" office:value-type="float" office:value="-857" calcext:value-type="float">
            <text:p>-85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0159" calcext:value-type="float">
            <text:p>50159</text:p>
          </table:table-cell>
          <table:table-cell office:value-type="float" office:value="50245" calcext:value-type="float">
            <text:p>50245</text:p>
          </table:table-cell>
          <table:table-cell office:value-type="float" office:value="50198" calcext:value-type="float">
            <text:p>50198</text:p>
          </table:table-cell>
          <table:table-cell office:value-type="float" office:value="86" calcext:value-type="float">
            <text:p>86</text:p>
          </table:table-cell>
          <table:table-cell table:style-name="ce2" table:formula="of:=[.$C$1]+([.A308]*[.$F$1]) + ([.C308]*[.$F$2])" office:value-type="float" office:value="50130" calcext:value-type="float">
            <text:p>50130</text:p>
          </table:table-cell>
          <table:table-cell table:style-name="ce3" table:formula="of:=[.F308]-[.H308]" office:value-type="float" office:value="68" calcext:value-type="float">
            <text:p>+6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50223" calcext:value-type="float">
            <text:p>50223</text:p>
          </table:table-cell>
          <table:table-cell office:value-type="float" office:value="50308" calcext:value-type="float">
            <text:p>50308</text:p>
          </table:table-cell>
          <table:table-cell office:value-type="float" office:value="50278" calcext:value-type="float">
            <text:p>50278</text:p>
          </table:table-cell>
          <table:table-cell office:value-type="float" office:value="85" calcext:value-type="float">
            <text:p>85</text:p>
          </table:table-cell>
          <table:table-cell table:style-name="ce2" table:formula="of:=[.$C$1]+([.A309]*[.$F$1]) + ([.C309]*[.$F$2])" office:value-type="float" office:value="50865" calcext:value-type="float">
            <text:p>50865</text:p>
          </table:table-cell>
          <table:table-cell table:style-name="ce3" table:formula="of:=[.F309]-[.H309]" office:value-type="float" office:value="-587" calcext:value-type="float">
            <text:p>-58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1805" calcext:value-type="float">
            <text:p>51805</text:p>
          </table:table-cell>
          <table:table-cell office:value-type="float" office:value="52023" calcext:value-type="float">
            <text:p>52023</text:p>
          </table:table-cell>
          <table:table-cell office:value-type="float" office:value="51910" calcext:value-type="float">
            <text:p>51910</text:p>
          </table:table-cell>
          <table:table-cell office:value-type="float" office:value="218" calcext:value-type="float">
            <text:p>218</text:p>
          </table:table-cell>
          <table:table-cell table:style-name="ce2" table:formula="of:=[.$C$1]+([.A310]*[.$F$1]) + ([.C310]*[.$F$2])" office:value-type="float" office:value="51600" calcext:value-type="float">
            <text:p>51600</text:p>
          </table:table-cell>
          <table:table-cell table:style-name="ce3" table:formula="of:=[.F310]-[.H310]" office:value-type="float" office:value="310" calcext:value-type="float">
            <text:p>+31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51810" calcext:value-type="float">
            <text:p>51810</text:p>
          </table:table-cell>
          <table:table-cell office:value-type="float" office:value="51917" calcext:value-type="float">
            <text:p>51917</text:p>
          </table:table-cell>
          <table:table-cell office:value-type="float" office:value="51855" calcext:value-type="float">
            <text:p>51855</text:p>
          </table:table-cell>
          <table:table-cell office:value-type="float" office:value="107" calcext:value-type="float">
            <text:p>107</text:p>
          </table:table-cell>
          <table:table-cell table:style-name="ce2" table:formula="of:=[.$C$1]+([.A311]*[.$F$1]) + ([.C311]*[.$F$2])" office:value-type="float" office:value="52335" calcext:value-type="float">
            <text:p>52335</text:p>
          </table:table-cell>
          <table:table-cell table:style-name="ce3" table:formula="of:=[.F311]-[.H311]" office:value-type="float" office:value="-480" calcext:value-type="float">
            <text:p>-48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53506" calcext:value-type="float">
            <text:p>53506</text:p>
          </table:table-cell>
          <table:table-cell office:value-type="float" office:value="53635" calcext:value-type="float">
            <text:p>53635</text:p>
          </table:table-cell>
          <table:table-cell office:value-type="float" office:value="53573" calcext:value-type="float">
            <text:p>53573</text:p>
          </table:table-cell>
          <table:table-cell office:value-type="float" office:value="129" calcext:value-type="float">
            <text:p>129</text:p>
          </table:table-cell>
          <table:table-cell table:style-name="ce2" table:formula="of:=[.$C$1]+([.A312]*[.$F$1]) + ([.C312]*[.$F$2])" office:value-type="float" office:value="53070" calcext:value-type="float">
            <text:p>53070</text:p>
          </table:table-cell>
          <table:table-cell table:style-name="ce3" table:formula="of:=[.F312]-[.H312]" office:value-type="float" office:value="503" calcext:value-type="float">
            <text:p>+50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53466" calcext:value-type="float">
            <text:p>53466</text:p>
          </table:table-cell>
          <table:table-cell office:value-type="float" office:value="53619" calcext:value-type="float">
            <text:p>53619</text:p>
          </table:table-cell>
          <table:table-cell office:value-type="float" office:value="53558" calcext:value-type="float">
            <text:p>53558</text:p>
          </table:table-cell>
          <table:table-cell office:value-type="float" office:value="153" calcext:value-type="float">
            <text:p>153</text:p>
          </table:table-cell>
          <table:table-cell table:style-name="ce2" table:formula="of:=[.$C$1]+([.A313]*[.$F$1]) + ([.C313]*[.$F$2])" office:value-type="float" office:value="53805" calcext:value-type="float">
            <text:p>53805</text:p>
          </table:table-cell>
          <table:table-cell table:style-name="ce3" table:formula="of:=[.F313]-[.H313]" office:value-type="float" office:value="-247" calcext:value-type="float">
            <text:p>-24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53635" calcext:value-type="float">
            <text:p>53635</text:p>
          </table:table-cell>
          <table:table-cell office:value-type="float" office:value="53725" calcext:value-type="float">
            <text:p>53725</text:p>
          </table:table-cell>
          <table:table-cell office:value-type="float" office:value="53674" calcext:value-type="float">
            <text:p>53674</text:p>
          </table:table-cell>
          <table:table-cell office:value-type="float" office:value="90" calcext:value-type="float">
            <text:p>90</text:p>
          </table:table-cell>
          <table:table-cell table:style-name="ce2" table:formula="of:=[.$C$1]+([.A314]*[.$F$1]) + ([.C314]*[.$F$2])" office:value-type="float" office:value="54540" calcext:value-type="float">
            <text:p>54540</text:p>
          </table:table-cell>
          <table:table-cell table:style-name="ce3" table:formula="of:=[.F314]-[.H314]" office:value-type="float" office:value="-866" calcext:value-type="float">
            <text:p>-86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242" calcext:value-type="float">
            <text:p>55242</text:p>
          </table:table-cell>
          <table:table-cell office:value-type="float" office:value="55370" calcext:value-type="float">
            <text:p>55370</text:p>
          </table:table-cell>
          <table:table-cell office:value-type="float" office:value="55316" calcext:value-type="float">
            <text:p>55316</text:p>
          </table:table-cell>
          <table:table-cell office:value-type="float" office:value="128" calcext:value-type="float">
            <text:p>128</text:p>
          </table:table-cell>
          <table:table-cell table:style-name="ce2" table:formula="of:=[.$C$1]+([.A315]*[.$F$1]) + ([.C315]*[.$F$2])" office:value-type="float" office:value="55275" calcext:value-type="float">
            <text:p>55275</text:p>
          </table:table-cell>
          <table:table-cell table:style-name="ce3" table:formula="of:=[.F315]-[.H315]" office:value-type="float" office:value="41" calcext:value-type="float">
            <text:p>+4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55261" calcext:value-type="float">
            <text:p>55261</text:p>
          </table:table-cell>
          <table:table-cell office:value-type="float" office:value="55357" calcext:value-type="float">
            <text:p>55357</text:p>
          </table:table-cell>
          <table:table-cell office:value-type="float" office:value="55302" calcext:value-type="float">
            <text:p>55302</text:p>
          </table:table-cell>
          <table:table-cell office:value-type="float" office:value="96" calcext:value-type="float">
            <text:p>96</text:p>
          </table:table-cell>
          <table:table-cell table:style-name="ce2" table:formula="of:=[.$C$1]+([.A316]*[.$F$1]) + ([.C316]*[.$F$2])" office:value-type="float" office:value="56010" calcext:value-type="float">
            <text:p>56010</text:p>
          </table:table-cell>
          <table:table-cell table:style-name="ce3" table:formula="of:=[.F316]-[.H316]" office:value-type="float" office:value="-708" calcext:value-type="float">
            <text:p>-70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56983" calcext:value-type="float">
            <text:p>56983</text:p>
          </table:table-cell>
          <table:table-cell office:value-type="float" office:value="57078" calcext:value-type="float">
            <text:p>57078</text:p>
          </table:table-cell>
          <table:table-cell office:value-type="float" office:value="57035" calcext:value-type="float">
            <text:p>57035</text:p>
          </table:table-cell>
          <table:table-cell office:value-type="float" office:value="95" calcext:value-type="float">
            <text:p>95</text:p>
          </table:table-cell>
          <table:table-cell table:style-name="ce2" table:formula="of:=[.$C$1]+([.A317]*[.$F$1]) + ([.C317]*[.$F$2])" office:value-type="float" office:value="56745" calcext:value-type="float">
            <text:p>56745</text:p>
          </table:table-cell>
          <table:table-cell table:style-name="ce3" table:formula="of:=[.F317]-[.H317]" office:value-type="float" office:value="290" calcext:value-type="float">
            <text:p>+29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56936" calcext:value-type="float">
            <text:p>56936</text:p>
          </table:table-cell>
          <table:table-cell office:value-type="float" office:value="57094" calcext:value-type="float">
            <text:p>57094</text:p>
          </table:table-cell>
          <table:table-cell office:value-type="float" office:value="57004" calcext:value-type="float">
            <text:p>57004</text:p>
          </table:table-cell>
          <table:table-cell office:value-type="float" office:value="158" calcext:value-type="float">
            <text:p>158</text:p>
          </table:table-cell>
          <table:table-cell table:style-name="ce2" table:formula="of:=[.$C$1]+([.A318]*[.$F$1]) + ([.C318]*[.$F$2])" office:value-type="float" office:value="57480" calcext:value-type="float">
            <text:p>57480</text:p>
          </table:table-cell>
          <table:table-cell table:style-name="ce3" table:formula="of:=[.F318]-[.H318]" office:value-type="float" office:value="-476" calcext:value-type="float">
            <text:p>-47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58665" calcext:value-type="float">
            <text:p>58665</text:p>
          </table:table-cell>
          <table:table-cell office:value-type="float" office:value="58736" calcext:value-type="float">
            <text:p>58736</text:p>
          </table:table-cell>
          <table:table-cell office:value-type="float" office:value="58690" calcext:value-type="float">
            <text:p>58690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319]*[.$F$1]) + ([.C319]*[.$F$2])" office:value-type="float" office:value="58215" calcext:value-type="float">
            <text:p>58215</text:p>
          </table:table-cell>
          <table:table-cell table:style-name="ce3" table:formula="of:=[.F319]-[.H319]" office:value-type="float" office:value="475" calcext:value-type="float">
            <text:p>+47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58659" calcext:value-type="float">
            <text:p>58659</text:p>
          </table:table-cell>
          <table:table-cell office:value-type="float" office:value="58839" calcext:value-type="float">
            <text:p>58839</text:p>
          </table:table-cell>
          <table:table-cell office:value-type="float" office:value="58722" calcext:value-type="float">
            <text:p>58722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320]*[.$F$1]) + ([.C320]*[.$F$2])" office:value-type="float" office:value="58950" calcext:value-type="float">
            <text:p>58950</text:p>
          </table:table-cell>
          <table:table-cell table:style-name="ce3" table:formula="of:=[.F320]-[.H320]" office:value-type="float" office:value="-228" calcext:value-type="float">
            <text:p>-22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58724" calcext:value-type="float">
            <text:p>58724</text:p>
          </table:table-cell>
          <table:table-cell office:value-type="float" office:value="58790" calcext:value-type="float">
            <text:p>58790</text:p>
          </table:table-cell>
          <table:table-cell office:value-type="float" office:value="58765" calcext:value-type="float">
            <text:p>58765</text:p>
          </table:table-cell>
          <table:table-cell office:value-type="float" office:value="66" calcext:value-type="float">
            <text:p>66</text:p>
          </table:table-cell>
          <table:table-cell table:style-name="ce2" table:formula="of:=[.$C$1]+([.A321]*[.$F$1]) + ([.C321]*[.$F$2])" office:value-type="float" office:value="59685" calcext:value-type="float">
            <text:p>59685</text:p>
          </table:table-cell>
          <table:table-cell table:style-name="ce3" table:formula="of:=[.F321]-[.H321]" office:value-type="float" office:value="-920" calcext:value-type="float">
            <text:p>-92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60358" calcext:value-type="float">
            <text:p>60358</text:p>
          </table:table-cell>
          <table:table-cell office:value-type="float" office:value="60544" calcext:value-type="float">
            <text:p>60544</text:p>
          </table:table-cell>
          <table:table-cell office:value-type="float" office:value="60429" calcext:value-type="float">
            <text:p>60429</text:p>
          </table:table-cell>
          <table:table-cell office:value-type="float" office:value="186" calcext:value-type="float">
            <text:p>186</text:p>
          </table:table-cell>
          <table:table-cell table:style-name="ce2" table:formula="of:=[.$C$1]+([.A322]*[.$F$1]) + ([.C322]*[.$F$2])" office:value-type="float" office:value="60420" calcext:value-type="float">
            <text:p>60420</text:p>
          </table:table-cell>
          <table:table-cell table:style-name="ce3" table:formula="of:=[.F322]-[.H322]" office:value-type="float" office:value="9" calcext:value-type="float">
            <text:p>+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61" calcext:value-type="float">
            <text:p>161</text:p>
          </table:table-cell>
          <table:table-cell office:value-type="float" office:value="60359" calcext:value-type="float">
            <text:p>60359</text:p>
          </table:table-cell>
          <table:table-cell office:value-type="float" office:value="60511" calcext:value-type="float">
            <text:p>60511</text:p>
          </table:table-cell>
          <table:table-cell office:value-type="float" office:value="60439" calcext:value-type="float">
            <text:p>60439</text:p>
          </table:table-cell>
          <table:table-cell office:value-type="float" office:value="152" calcext:value-type="float">
            <text:p>152</text:p>
          </table:table-cell>
          <table:table-cell table:style-name="ce2" table:formula="of:=[.$C$1]+([.A323]*[.$F$1]) + ([.C323]*[.$F$2])" office:value-type="float" office:value="61155" calcext:value-type="float">
            <text:p>61155</text:p>
          </table:table-cell>
          <table:table-cell table:style-name="ce3" table:formula="of:=[.F323]-[.H323]" office:value-type="float" office:value="-716" calcext:value-type="float">
            <text:p>-71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62179" calcext:value-type="float">
            <text:p>62179</text:p>
          </table:table-cell>
          <table:table-cell office:value-type="float" office:value="62195" calcext:value-type="float">
            <text:p>62195</text:p>
          </table:table-cell>
          <table:table-cell office:value-type="float" office:value="62189" calcext:value-type="float">
            <text:p>62189</text:p>
          </table:table-cell>
          <table:table-cell office:value-type="float" office:value="16" calcext:value-type="float">
            <text:p>16</text:p>
          </table:table-cell>
          <table:table-cell table:style-name="ce2" table:formula="of:=[.$C$1]+([.A324]*[.$F$1]) + ([.C324]*[.$F$2])" office:value-type="float" office:value="61890" calcext:value-type="float">
            <text:p>61890</text:p>
          </table:table-cell>
          <table:table-cell table:style-name="ce3" table:formula="of:=[.F324]-[.H324]" office:value-type="float" office:value="299" calcext:value-type="float">
            <text:p>+29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62078" calcext:value-type="float">
            <text:p>62078</text:p>
          </table:table-cell>
          <table:table-cell office:value-type="float" office:value="62268" calcext:value-type="float">
            <text:p>62268</text:p>
          </table:table-cell>
          <table:table-cell office:value-type="float" office:value="62191" calcext:value-type="float">
            <text:p>62191</text:p>
          </table:table-cell>
          <table:table-cell office:value-type="float" office:value="190" calcext:value-type="float">
            <text:p>190</text:p>
          </table:table-cell>
          <table:table-cell table:style-name="ce2" table:formula="of:=[.$C$1]+([.A325]*[.$F$1]) + ([.C325]*[.$F$2])" office:value-type="float" office:value="62625" calcext:value-type="float">
            <text:p>62625</text:p>
          </table:table-cell>
          <table:table-cell table:style-name="ce3" table:formula="of:=[.F325]-[.H325]" office:value-type="float" office:value="-434" calcext:value-type="float">
            <text:p>-43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float" office:value="63858" calcext:value-type="float">
            <text:p>63858</text:p>
          </table:table-cell>
          <table:table-cell office:value-type="float" office:value="63981" calcext:value-type="float">
            <text:p>63981</text:p>
          </table:table-cell>
          <table:table-cell office:value-type="float" office:value="63937" calcext:value-type="float">
            <text:p>63937</text:p>
          </table:table-cell>
          <table:table-cell office:value-type="float" office:value="123" calcext:value-type="float">
            <text:p>123</text:p>
          </table:table-cell>
          <table:table-cell table:style-name="ce2" table:formula="of:=[.$C$1]+([.A326]*[.$F$1]) + ([.C326]*[.$F$2])" office:value-type="float" office:value="63360" calcext:value-type="float">
            <text:p>63360</text:p>
          </table:table-cell>
          <table:table-cell table:style-name="ce3" table:formula="of:=[.F326]-[.H326]" office:value-type="float" office:value="577" calcext:value-type="float">
            <text:p>+57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89" calcext:value-type="float">
            <text:p>189</text:p>
          </table:table-cell>
          <table:table-cell office:value-type="float" office:value="63931" calcext:value-type="float">
            <text:p>63931</text:p>
          </table:table-cell>
          <table:table-cell office:value-type="float" office:value="63961" calcext:value-type="float">
            <text:p>63961</text:p>
          </table:table-cell>
          <table:table-cell office:value-type="float" office:value="63942" calcext:value-type="float">
            <text:p>63942</text:p>
          </table:table-cell>
          <table:table-cell office:value-type="float" office:value="30" calcext:value-type="float">
            <text:p>30</text:p>
          </table:table-cell>
          <table:table-cell table:style-name="ce2" table:formula="of:=[.$C$1]+([.A327]*[.$F$1]) + ([.C327]*[.$F$2])" office:value-type="float" office:value="64095" calcext:value-type="float">
            <text:p>64095</text:p>
          </table:table-cell>
          <table:table-cell table:style-name="ce3" table:formula="of:=[.F327]-[.H327]" office:value-type="float" office:value="-153" calcext:value-type="float">
            <text:p>-15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63833" calcext:value-type="float">
            <text:p>63833</text:p>
          </table:table-cell>
          <table:table-cell office:value-type="float" office:value="63987" calcext:value-type="float">
            <text:p>63987</text:p>
          </table:table-cell>
          <table:table-cell office:value-type="float" office:value="63911" calcext:value-type="float">
            <text:p>63911</text:p>
          </table:table-cell>
          <table:table-cell office:value-type="float" office:value="154" calcext:value-type="float">
            <text:p>154</text:p>
          </table:table-cell>
          <table:table-cell table:style-name="ce2" table:formula="of:=[.$C$1]+([.A328]*[.$F$1]) + ([.C328]*[.$F$2])" office:value-type="float" office:value="64830" calcext:value-type="float">
            <text:p>64830</text:p>
          </table:table-cell>
          <table:table-cell table:style-name="ce3" table:formula="of:=[.F328]-[.H328]" office:value-type="float" office:value="-919" calcext:value-type="float">
            <text:p>-91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03" calcext:value-type="float">
            <text:p>203</text:p>
          </table:table-cell>
          <table:table-cell office:value-type="float" office:value="65516" calcext:value-type="float">
            <text:p>65516</text:p>
          </table:table-cell>
          <table:table-cell office:value-type="float" office:value="65621" calcext:value-type="float">
            <text:p>65621</text:p>
          </table:table-cell>
          <table:table-cell office:value-type="float" office:value="65583" calcext:value-type="float">
            <text:p>65583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329]*[.$F$1]) + ([.C329]*[.$F$2])" office:value-type="float" office:value="65565" calcext:value-type="float">
            <text:p>65565</text:p>
          </table:table-cell>
          <table:table-cell table:style-name="ce3" table:formula="of:=[.F329]-[.H329]" office:value-type="float" office:value="18" calcext:value-type="float">
            <text:p>+1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float" office:value="65497" calcext:value-type="float">
            <text:p>65497</text:p>
          </table:table-cell>
          <table:table-cell office:value-type="float" office:value="65695" calcext:value-type="float">
            <text:p>65695</text:p>
          </table:table-cell>
          <table:table-cell office:value-type="float" office:value="65603" calcext:value-type="float">
            <text:p>65603</text:p>
          </table:table-cell>
          <table:table-cell office:value-type="float" office:value="198" calcext:value-type="float">
            <text:p>198</text:p>
          </table:table-cell>
          <table:table-cell table:style-name="ce2" table:formula="of:=[.$C$1]+([.A330]*[.$F$1]) + ([.C330]*[.$F$2])" office:value-type="float" office:value="66300" calcext:value-type="float">
            <text:p>66300</text:p>
          </table:table-cell>
          <table:table-cell table:style-name="ce3" table:formula="of:=[.F330]-[.H330]" office:value-type="float" office:value="-697" calcext:value-type="float">
            <text:p>-697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17" calcext:value-type="float">
            <text:p>217</text:p>
          </table:table-cell>
          <table:table-cell office:value-type="float" office:value="67325" calcext:value-type="float">
            <text:p>67325</text:p>
          </table:table-cell>
          <table:table-cell office:value-type="float" office:value="67396" calcext:value-type="float">
            <text:p>67396</text:p>
          </table:table-cell>
          <table:table-cell office:value-type="float" office:value="67351" calcext:value-type="float">
            <text:p>67351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331]*[.$F$1]) + ([.C331]*[.$F$2])" office:value-type="float" office:value="67035" calcext:value-type="float">
            <text:p>67035</text:p>
          </table:table-cell>
          <table:table-cell table:style-name="ce3" table:formula="of:=[.F331]-[.H331]" office:value-type="float" office:value="316" calcext:value-type="float">
            <text:p>+31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office:value-type="float" office:value="67287" calcext:value-type="float">
            <text:p>67287</text:p>
          </table:table-cell>
          <table:table-cell office:value-type="float" office:value="67306" calcext:value-type="float">
            <text:p>67306</text:p>
          </table:table-cell>
          <table:table-cell office:value-type="float" office:value="67296" calcext:value-type="float">
            <text:p>67296</text:p>
          </table:table-cell>
          <table:table-cell office:value-type="float" office:value="19" calcext:value-type="float">
            <text:p>19</text:p>
          </table:table-cell>
          <table:table-cell table:style-name="ce2" table:formula="of:=[.$C$1]+([.A332]*[.$F$1]) + ([.C332]*[.$F$2])" office:value-type="float" office:value="67770" calcext:value-type="float">
            <text:p>67770</text:p>
          </table:table-cell>
          <table:table-cell table:style-name="ce3" table:formula="of:=[.F332]-[.H332]" office:value-type="float" office:value="-474" calcext:value-type="float">
            <text:p>-47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31" calcext:value-type="float">
            <text:p>231</text:p>
          </table:table-cell>
          <table:table-cell office:value-type="float" office:value="68948" calcext:value-type="float">
            <text:p>68948</text:p>
          </table:table-cell>
          <table:table-cell office:value-type="float" office:value="69100" calcext:value-type="float">
            <text:p>69100</text:p>
          </table:table-cell>
          <table:table-cell office:value-type="float" office:value="69039" calcext:value-type="float">
            <text:p>69039</text:p>
          </table:table-cell>
          <table:table-cell office:value-type="float" office:value="152" calcext:value-type="float">
            <text:p>152</text:p>
          </table:table-cell>
          <table:table-cell table:style-name="ce2" table:formula="of:=[.$C$1]+([.A333]*[.$F$1]) + ([.C333]*[.$F$2])" office:value-type="float" office:value="68505" calcext:value-type="float">
            <text:p>68505</text:p>
          </table:table-cell>
          <table:table-cell table:style-name="ce3" table:formula="of:=[.F333]-[.H333]" office:value-type="float" office:value="534" calcext:value-type="float">
            <text:p>+53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office:value-type="float" office:value="68938" calcext:value-type="float">
            <text:p>68938</text:p>
          </table:table-cell>
          <table:table-cell office:value-type="float" office:value="69118" calcext:value-type="float">
            <text:p>69118</text:p>
          </table:table-cell>
          <table:table-cell office:value-type="float" office:value="69016" calcext:value-type="float">
            <text:p>69016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334]*[.$F$1]) + ([.C334]*[.$F$2])" office:value-type="float" office:value="69240" calcext:value-type="float">
            <text:p>69240</text:p>
          </table:table-cell>
          <table:table-cell table:style-name="ce3" table:formula="of:=[.F334]-[.H334]" office:value-type="float" office:value="-224" calcext:value-type="float">
            <text:p>-22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45" calcext:value-type="float">
            <text:p>245</text:p>
          </table:table-cell>
          <table:table-cell office:value-type="float" office:value="68883" calcext:value-type="float">
            <text:p>68883</text:p>
          </table:table-cell>
          <table:table-cell office:value-type="float" office:value="69016" calcext:value-type="float">
            <text:p>69016</text:p>
          </table:table-cell>
          <table:table-cell office:value-type="float" office:value="68954" calcext:value-type="float">
            <text:p>68954</text:p>
          </table:table-cell>
          <table:table-cell office:value-type="float" office:value="133" calcext:value-type="float">
            <text:p>133</text:p>
          </table:table-cell>
          <table:table-cell table:style-name="ce2" table:formula="of:=[.$C$1]+([.A335]*[.$F$1]) + ([.C335]*[.$F$2])" office:value-type="float" office:value="69975" calcext:value-type="float">
            <text:p>69975</text:p>
          </table:table-cell>
          <table:table-cell table:style-name="ce3" table:formula="of:=[.F335]-[.H335]" office:value-type="float" office:value="-1021" calcext:value-type="float">
            <text:p>-102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52" calcext:value-type="float">
            <text:p>252</text:p>
          </table:table-cell>
          <table:table-cell office:value-type="float" office:value="70720" calcext:value-type="float">
            <text:p>70720</text:p>
          </table:table-cell>
          <table:table-cell office:value-type="float" office:value="70805" calcext:value-type="float">
            <text:p>70805</text:p>
          </table:table-cell>
          <table:table-cell office:value-type="float" office:value="70765" calcext:value-type="float">
            <text:p>70765</text:p>
          </table:table-cell>
          <table:table-cell office:value-type="float" office:value="85" calcext:value-type="float">
            <text:p>85</text:p>
          </table:table-cell>
          <table:table-cell table:style-name="ce2" table:formula="of:=[.$C$1]+([.A336]*[.$F$1]) + ([.C336]*[.$F$2])" office:value-type="float" office:value="70710" calcext:value-type="float">
            <text:p>70710</text:p>
          </table:table-cell>
          <table:table-cell table:style-name="ce3" table:formula="of:=[.F336]-[.H336]" office:value-type="float" office:value="55" calcext:value-type="float">
            <text:p>+5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59" calcext:value-type="float">
            <text:p>259</text:p>
          </table:table-cell>
          <table:table-cell office:value-type="float" office:value="70613" calcext:value-type="float">
            <text:p>70613</text:p>
          </table:table-cell>
          <table:table-cell office:value-type="float" office:value="70685" calcext:value-type="float">
            <text:p>70685</text:p>
          </table:table-cell>
          <table:table-cell office:value-type="float" office:value="70640" calcext:value-type="float">
            <text:p>70640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337]*[.$F$1]) + ([.C337]*[.$F$2])" office:value-type="float" office:value="71445" calcext:value-type="float">
            <text:p>71445</text:p>
          </table:table-cell>
          <table:table-cell table:style-name="ce3" table:formula="of:=[.F337]-[.H337]" office:value-type="float" office:value="-805" calcext:value-type="float">
            <text:p>-80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66" calcext:value-type="float">
            <text:p>266</text:p>
          </table:table-cell>
          <table:table-cell office:value-type="float" office:value="72336" calcext:value-type="float">
            <text:p>72336</text:p>
          </table:table-cell>
          <table:table-cell office:value-type="float" office:value="72467" calcext:value-type="float">
            <text:p>72467</text:p>
          </table:table-cell>
          <table:table-cell office:value-type="float" office:value="72389" calcext:value-type="float">
            <text:p>72389</text:p>
          </table:table-cell>
          <table:table-cell office:value-type="float" office:value="131" calcext:value-type="float">
            <text:p>131</text:p>
          </table:table-cell>
          <table:table-cell table:style-name="ce2" table:formula="of:=[.$C$1]+([.A338]*[.$F$1]) + ([.C338]*[.$F$2])" office:value-type="float" office:value="72180" calcext:value-type="float">
            <text:p>72180</text:p>
          </table:table-cell>
          <table:table-cell table:style-name="ce3" table:formula="of:=[.F338]-[.H338]" office:value-type="float" office:value="209" calcext:value-type="float">
            <text:p>+20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73" calcext:value-type="float">
            <text:p>273</text:p>
          </table:table-cell>
          <table:table-cell office:value-type="float" office:value="72343" calcext:value-type="float">
            <text:p>72343</text:p>
          </table:table-cell>
          <table:table-cell office:value-type="float" office:value="72421" calcext:value-type="float">
            <text:p>72421</text:p>
          </table:table-cell>
          <table:table-cell office:value-type="float" office:value="72386" calcext:value-type="float">
            <text:p>72386</text:p>
          </table:table-cell>
          <table:table-cell office:value-type="float" office:value="78" calcext:value-type="float">
            <text:p>78</text:p>
          </table:table-cell>
          <table:table-cell table:style-name="ce2" table:formula="of:=[.$C$1]+([.A339]*[.$F$1]) + ([.C339]*[.$F$2])" office:value-type="float" office:value="72915" calcext:value-type="float">
            <text:p>72915</text:p>
          </table:table-cell>
          <table:table-cell table:style-name="ce3" table:formula="of:=[.F339]-[.H339]" office:value-type="float" office:value="-529" calcext:value-type="float">
            <text:p>-52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74028" calcext:value-type="float">
            <text:p>74028</text:p>
          </table:table-cell>
          <table:table-cell office:value-type="float" office:value="74163" calcext:value-type="float">
            <text:p>74163</text:p>
          </table:table-cell>
          <table:table-cell office:value-type="float" office:value="74099" calcext:value-type="float">
            <text:p>74099</text:p>
          </table:table-cell>
          <table:table-cell office:value-type="float" office:value="135" calcext:value-type="float">
            <text:p>135</text:p>
          </table:table-cell>
          <table:table-cell table:style-name="ce2" table:formula="of:=[.$C$1]+([.A340]*[.$F$1]) + ([.C340]*[.$F$2])" office:value-type="float" office:value="73650" calcext:value-type="float">
            <text:p>73650</text:p>
          </table:table-cell>
          <table:table-cell table:style-name="ce3" table:formula="of:=[.F340]-[.H340]" office:value-type="float" office:value="449" calcext:value-type="float">
            <text:p>+449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87" calcext:value-type="float">
            <text:p>287</text:p>
          </table:table-cell>
          <table:table-cell office:value-type="float" office:value="74008" calcext:value-type="float">
            <text:p>74008</text:p>
          </table:table-cell>
          <table:table-cell office:value-type="float" office:value="74154" calcext:value-type="float">
            <text:p>74154</text:p>
          </table:table-cell>
          <table:table-cell office:value-type="float" office:value="74069" calcext:value-type="float">
            <text:p>74069</text:p>
          </table:table-cell>
          <table:table-cell office:value-type="float" office:value="146" calcext:value-type="float">
            <text:p>146</text:p>
          </table:table-cell>
          <table:table-cell table:style-name="ce2" table:formula="of:=[.$C$1]+([.A341]*[.$F$1]) + ([.C341]*[.$F$2])" office:value-type="float" office:value="74385" calcext:value-type="float">
            <text:p>74385</text:p>
          </table:table-cell>
          <table:table-cell table:style-name="ce3" table:formula="of:=[.F341]-[.H341]" office:value-type="float" office:value="-316" calcext:value-type="float">
            <text:p>-31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94" calcext:value-type="float">
            <text:p>294</text:p>
          </table:table-cell>
          <table:table-cell office:value-type="float" office:value="74040" calcext:value-type="float">
            <text:p>74040</text:p>
          </table:table-cell>
          <table:table-cell office:value-type="float" office:value="74220" calcext:value-type="float">
            <text:p>74220</text:p>
          </table:table-cell>
          <table:table-cell office:value-type="float" office:value="74117" calcext:value-type="float">
            <text:p>74117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342]*[.$F$1]) + ([.C342]*[.$F$2])" office:value-type="float" office:value="75120" calcext:value-type="float">
            <text:p>75120</text:p>
          </table:table-cell>
          <table:table-cell table:style-name="ce3" table:formula="of:=[.F342]-[.H342]" office:value-type="float" office:value="-1003" calcext:value-type="float">
            <text:p>-100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01" calcext:value-type="float">
            <text:p>301</text:p>
          </table:table-cell>
          <table:table-cell office:value-type="float" office:value="75705" calcext:value-type="float">
            <text:p>75705</text:p>
          </table:table-cell>
          <table:table-cell office:value-type="float" office:value="75781" calcext:value-type="float">
            <text:p>75781</text:p>
          </table:table-cell>
          <table:table-cell office:value-type="float" office:value="75749" calcext:value-type="float">
            <text:p>75749</text:p>
          </table:table-cell>
          <table:table-cell office:value-type="float" office:value="76" calcext:value-type="float">
            <text:p>76</text:p>
          </table:table-cell>
          <table:table-cell table:style-name="ce2" table:formula="of:=[.$C$1]+([.A343]*[.$F$1]) + ([.C343]*[.$F$2])" office:value-type="float" office:value="75855" calcext:value-type="float">
            <text:p>75855</text:p>
          </table:table-cell>
          <table:table-cell table:style-name="ce3" table:formula="of:=[.F343]-[.H343]" office:value-type="float" office:value="-106" calcext:value-type="float">
            <text:p>-10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08" calcext:value-type="float">
            <text:p>308</text:p>
          </table:table-cell>
          <table:table-cell office:value-type="float" office:value="75667" calcext:value-type="float">
            <text:p>75667</text:p>
          </table:table-cell>
          <table:table-cell office:value-type="float" office:value="75858" calcext:value-type="float">
            <text:p>75858</text:p>
          </table:table-cell>
          <table:table-cell office:value-type="float" office:value="75765" calcext:value-type="float">
            <text:p>75765</text:p>
          </table:table-cell>
          <table:table-cell office:value-type="float" office:value="191" calcext:value-type="float">
            <text:p>191</text:p>
          </table:table-cell>
          <table:table-cell table:style-name="ce2" table:formula="of:=[.$C$1]+([.A344]*[.$F$1]) + ([.C344]*[.$F$2])" office:value-type="float" office:value="76590" calcext:value-type="float">
            <text:p>76590</text:p>
          </table:table-cell>
          <table:table-cell table:style-name="ce3" table:formula="of:=[.F344]-[.H344]" office:value-type="float" office:value="-825" calcext:value-type="float">
            <text:p>-82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office:value-type="float" office:value="77354" calcext:value-type="float">
            <text:p>77354</text:p>
          </table:table-cell>
          <table:table-cell office:value-type="float" office:value="77559" calcext:value-type="float">
            <text:p>77559</text:p>
          </table:table-cell>
          <table:table-cell office:value-type="float" office:value="77480" calcext:value-type="float">
            <text:p>77480</text:p>
          </table:table-cell>
          <table:table-cell office:value-type="float" office:value="205" calcext:value-type="float">
            <text:p>205</text:p>
          </table:table-cell>
          <table:table-cell table:style-name="ce2" table:formula="of:=[.$C$1]+([.A345]*[.$F$1]) + ([.C345]*[.$F$2])" office:value-type="float" office:value="77325" calcext:value-type="float">
            <text:p>77325</text:p>
          </table:table-cell>
          <table:table-cell table:style-name="ce3" table:formula="of:=[.F345]-[.H345]" office:value-type="float" office:value="155" calcext:value-type="float">
            <text:p>+15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22" calcext:value-type="float">
            <text:p>322</text:p>
          </table:table-cell>
          <table:table-cell office:value-type="float" office:value="77334" calcext:value-type="float">
            <text:p>77334</text:p>
          </table:table-cell>
          <table:table-cell office:value-type="float" office:value="77565" calcext:value-type="float">
            <text:p>77565</text:p>
          </table:table-cell>
          <table:table-cell office:value-type="float" office:value="77458" calcext:value-type="float">
            <text:p>77458</text:p>
          </table:table-cell>
          <table:table-cell office:value-type="float" office:value="231" calcext:value-type="float">
            <text:p>231</text:p>
          </table:table-cell>
          <table:table-cell table:style-name="ce2" table:formula="of:=[.$C$1]+([.A346]*[.$F$1]) + ([.C346]*[.$F$2])" office:value-type="float" office:value="78060" calcext:value-type="float">
            <text:p>78060</text:p>
          </table:table-cell>
          <table:table-cell table:style-name="ce3" table:formula="of:=[.F346]-[.H346]" office:value-type="float" office:value="-602" calcext:value-type="float">
            <text:p>-60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29" calcext:value-type="float">
            <text:p>329</text:p>
          </table:table-cell>
          <table:table-cell office:value-type="float" office:value="79223" calcext:value-type="float">
            <text:p>79223</text:p>
          </table:table-cell>
          <table:table-cell office:value-type="float" office:value="79345" calcext:value-type="float">
            <text:p>79345</text:p>
          </table:table-cell>
          <table:table-cell office:value-type="float" office:value="79266" calcext:value-type="float">
            <text:p>79266</text:p>
          </table:table-cell>
          <table:table-cell office:value-type="float" office:value="122" calcext:value-type="float">
            <text:p>122</text:p>
          </table:table-cell>
          <table:table-cell table:style-name="ce2" table:formula="of:=[.$C$1]+([.A347]*[.$F$1]) + ([.C347]*[.$F$2])" office:value-type="float" office:value="78795" calcext:value-type="float">
            <text:p>78795</text:p>
          </table:table-cell>
          <table:table-cell table:style-name="ce3" table:formula="of:=[.F347]-[.H347]" office:value-type="float" office:value="471" calcext:value-type="float">
            <text:p>+47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36" calcext:value-type="float">
            <text:p>336</text:p>
          </table:table-cell>
          <table:table-cell office:value-type="float" office:value="79184" calcext:value-type="float">
            <text:p>79184</text:p>
          </table:table-cell>
          <table:table-cell office:value-type="float" office:value="79253" calcext:value-type="float">
            <text:p>79253</text:p>
          </table:table-cell>
          <table:table-cell office:value-type="float" office:value="79225" calcext:value-type="float">
            <text:p>79225</text:p>
          </table:table-cell>
          <table:table-cell office:value-type="float" office:value="69" calcext:value-type="float">
            <text:p>69</text:p>
          </table:table-cell>
          <table:table-cell table:style-name="ce2" table:formula="of:=[.$C$1]+([.A348]*[.$F$1]) + ([.C348]*[.$F$2])" office:value-type="float" office:value="79530" calcext:value-type="float">
            <text:p>79530</text:p>
          </table:table-cell>
          <table:table-cell table:style-name="ce3" table:formula="of:=[.F348]-[.H348]" office:value-type="float" office:value="-305" calcext:value-type="float">
            <text:p>-30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43" calcext:value-type="float">
            <text:p>343</text:p>
          </table:table-cell>
          <table:table-cell office:value-type="float" office:value="79160" calcext:value-type="float">
            <text:p>79160</text:p>
          </table:table-cell>
          <table:table-cell office:value-type="float" office:value="79358" calcext:value-type="float">
            <text:p>79358</text:p>
          </table:table-cell>
          <table:table-cell office:value-type="float" office:value="79230" calcext:value-type="float">
            <text:p>79230</text:p>
          </table:table-cell>
          <table:table-cell office:value-type="float" office:value="198" calcext:value-type="float">
            <text:p>198</text:p>
          </table:table-cell>
          <table:table-cell table:style-name="ce2" table:formula="of:=[.$C$1]+([.A349]*[.$F$1]) + ([.C349]*[.$F$2])" office:value-type="float" office:value="80265" calcext:value-type="float">
            <text:p>80265</text:p>
          </table:table-cell>
          <table:table-cell table:style-name="ce3" table:formula="of:=[.F349]-[.H349]" office:value-type="float" office:value="-1035" calcext:value-type="float">
            <text:p>-103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359" calcext:value-type="float">
            <text:p>50359</text:p>
          </table:table-cell>
          <table:table-cell office:value-type="float" office:value="50546" calcext:value-type="float">
            <text:p>50546</text:p>
          </table:table-cell>
          <table:table-cell office:value-type="float" office:value="50441" calcext:value-type="float">
            <text:p>50441</text:p>
          </table:table-cell>
          <table:table-cell office:value-type="float" office:value="187" calcext:value-type="float">
            <text:p>187</text:p>
          </table:table-cell>
          <table:table-cell table:style-name="ce2" table:formula="of:=[.$C$1]+([.A350]*[.$F$1]) + ([.C350]*[.$F$2])" office:value-type="float" office:value="50340" calcext:value-type="float">
            <text:p>50340</text:p>
          </table:table-cell>
          <table:table-cell table:style-name="ce3" table:formula="of:=[.F350]-[.H350]" office:value-type="float" office:value="101" calcext:value-type="float">
            <text:p>+10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361" calcext:value-type="float">
            <text:p>50361</text:p>
          </table:table-cell>
          <table:table-cell office:value-type="float" office:value="50541" calcext:value-type="float">
            <text:p>50541</text:p>
          </table:table-cell>
          <table:table-cell office:value-type="float" office:value="50421" calcext:value-type="float">
            <text:p>50421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351]*[.$F$1]) + ([.C351]*[.$F$2])" office:value-type="float" office:value="51180" calcext:value-type="float">
            <text:p>51180</text:p>
          </table:table-cell>
          <table:table-cell table:style-name="ce3" table:formula="of:=[.F351]-[.H351]" office:value-type="float" office:value="-759" calcext:value-type="float">
            <text:p>-75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2303" calcext:value-type="float">
            <text:p>52303</text:p>
          </table:table-cell>
          <table:table-cell office:value-type="float" office:value="52427" calcext:value-type="float">
            <text:p>52427</text:p>
          </table:table-cell>
          <table:table-cell office:value-type="float" office:value="52351" calcext:value-type="float">
            <text:p>52351</text:p>
          </table:table-cell>
          <table:table-cell office:value-type="float" office:value="124" calcext:value-type="float">
            <text:p>124</text:p>
          </table:table-cell>
          <table:table-cell table:style-name="ce2" table:formula="of:=[.$C$1]+([.A352]*[.$F$1]) + ([.C352]*[.$F$2])" office:value-type="float" office:value="52020" calcext:value-type="float">
            <text:p>52020</text:p>
          </table:table-cell>
          <table:table-cell table:style-name="ce3" table:formula="of:=[.F352]-[.H352]" office:value-type="float" office:value="331" calcext:value-type="float">
            <text:p>+33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2313" calcext:value-type="float">
            <text:p>52313</text:p>
          </table:table-cell>
          <table:table-cell office:value-type="float" office:value="52410" calcext:value-type="float">
            <text:p>52410</text:p>
          </table:table-cell>
          <table:table-cell office:value-type="float" office:value="52356" calcext:value-type="float">
            <text:p>52356</text:p>
          </table:table-cell>
          <table:table-cell office:value-type="float" office:value="97" calcext:value-type="float">
            <text:p>97</text:p>
          </table:table-cell>
          <table:table-cell table:style-name="ce2" table:formula="of:=[.$C$1]+([.A353]*[.$F$1]) + ([.C353]*[.$F$2])" office:value-type="float" office:value="52860" calcext:value-type="float">
            <text:p>52860</text:p>
          </table:table-cell>
          <table:table-cell table:style-name="ce3" table:formula="of:=[.F353]-[.H353]" office:value-type="float" office:value="-504" calcext:value-type="float">
            <text:p>-504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4270" calcext:value-type="float">
            <text:p>54270</text:p>
          </table:table-cell>
          <table:table-cell office:value-type="float" office:value="54435" calcext:value-type="float">
            <text:p>54435</text:p>
          </table:table-cell>
          <table:table-cell office:value-type="float" office:value="54360" calcext:value-type="float">
            <text:p>54360</text:p>
          </table:table-cell>
          <table:table-cell office:value-type="float" office:value="165" calcext:value-type="float">
            <text:p>165</text:p>
          </table:table-cell>
          <table:table-cell table:style-name="ce2" table:formula="of:=[.$C$1]+([.A354]*[.$F$1]) + ([.C354]*[.$F$2])" office:value-type="float" office:value="53700" calcext:value-type="float">
            <text:p>53700</text:p>
          </table:table-cell>
          <table:table-cell table:style-name="ce3" table:formula="of:=[.F354]-[.H354]" office:value-type="float" office:value="660" calcext:value-type="float">
            <text:p>+6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4318" calcext:value-type="float">
            <text:p>54318</text:p>
          </table:table-cell>
          <table:table-cell office:value-type="float" office:value="54443" calcext:value-type="float">
            <text:p>54443</text:p>
          </table:table-cell>
          <table:table-cell office:value-type="float" office:value="54385" calcext:value-type="float">
            <text:p>54385</text:p>
          </table:table-cell>
          <table:table-cell office:value-type="float" office:value="125" calcext:value-type="float">
            <text:p>125</text:p>
          </table:table-cell>
          <table:table-cell table:style-name="ce2" table:formula="of:=[.$C$1]+([.A355]*[.$F$1]) + ([.C355]*[.$F$2])" office:value-type="float" office:value="54540" calcext:value-type="float">
            <text:p>54540</text:p>
          </table:table-cell>
          <table:table-cell table:style-name="ce3" table:formula="of:=[.F355]-[.H355]" office:value-type="float" office:value="-155" calcext:value-type="float">
            <text:p>-15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4291" calcext:value-type="float">
            <text:p>54291</text:p>
          </table:table-cell>
          <table:table-cell office:value-type="float" office:value="54456" calcext:value-type="float">
            <text:p>54456</text:p>
          </table:table-cell>
          <table:table-cell office:value-type="float" office:value="54396" calcext:value-type="float">
            <text:p>54396</text:p>
          </table:table-cell>
          <table:table-cell office:value-type="float" office:value="165" calcext:value-type="float">
            <text:p>165</text:p>
          </table:table-cell>
          <table:table-cell table:style-name="ce2" table:formula="of:=[.$C$1]+([.A356]*[.$F$1]) + ([.C356]*[.$F$2])" office:value-type="float" office:value="55380" calcext:value-type="float">
            <text:p>55380</text:p>
          </table:table-cell>
          <table:table-cell table:style-name="ce3" table:formula="of:=[.F356]-[.H356]" office:value-type="float" office:value="-984" calcext:value-type="float">
            <text:p>-98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6207" calcext:value-type="float">
            <text:p>56207</text:p>
          </table:table-cell>
          <table:table-cell office:value-type="float" office:value="56385" calcext:value-type="float">
            <text:p>56385</text:p>
          </table:table-cell>
          <table:table-cell office:value-type="float" office:value="56279" calcext:value-type="float">
            <text:p>56279</text:p>
          </table:table-cell>
          <table:table-cell office:value-type="float" office:value="178" calcext:value-type="float">
            <text:p>178</text:p>
          </table:table-cell>
          <table:table-cell table:style-name="ce2" table:formula="of:=[.$C$1]+([.A357]*[.$F$1]) + ([.C357]*[.$F$2])" office:value-type="float" office:value="56220" calcext:value-type="float">
            <text:p>56220</text:p>
          </table:table-cell>
          <table:table-cell table:style-name="ce3" table:formula="of:=[.F357]-[.H357]" office:value-type="float" office:value="59" calcext:value-type="float">
            <text:p>+5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56221" calcext:value-type="float">
            <text:p>56221</text:p>
          </table:table-cell>
          <table:table-cell office:value-type="float" office:value="56405" calcext:value-type="float">
            <text:p>56405</text:p>
          </table:table-cell>
          <table:table-cell office:value-type="float" office:value="56342" calcext:value-type="float">
            <text:p>56342</text:p>
          </table:table-cell>
          <table:table-cell office:value-type="float" office:value="184" calcext:value-type="float">
            <text:p>184</text:p>
          </table:table-cell>
          <table:table-cell table:style-name="ce2" table:formula="of:=[.$C$1]+([.A358]*[.$F$1]) + ([.C358]*[.$F$2])" office:value-type="float" office:value="57060" calcext:value-type="float">
            <text:p>57060</text:p>
          </table:table-cell>
          <table:table-cell table:style-name="ce3" table:formula="of:=[.F358]-[.H358]" office:value-type="float" office:value="-718" calcext:value-type="float">
            <text:p>-71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8144" calcext:value-type="float">
            <text:p>58144</text:p>
          </table:table-cell>
          <table:table-cell office:value-type="float" office:value="58333" calcext:value-type="float">
            <text:p>58333</text:p>
          </table:table-cell>
          <table:table-cell office:value-type="float" office:value="58213" calcext:value-type="float">
            <text:p>58213</text:p>
          </table:table-cell>
          <table:table-cell office:value-type="float" office:value="189" calcext:value-type="float">
            <text:p>189</text:p>
          </table:table-cell>
          <table:table-cell table:style-name="ce2" table:formula="of:=[.$C$1]+([.A359]*[.$F$1]) + ([.C359]*[.$F$2])" office:value-type="float" office:value="57900" calcext:value-type="float">
            <text:p>57900</text:p>
          </table:table-cell>
          <table:table-cell table:style-name="ce3" table:formula="of:=[.F359]-[.H359]" office:value-type="float" office:value="313" calcext:value-type="float">
            <text:p>+31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58230" calcext:value-type="float">
            <text:p>58230</text:p>
          </table:table-cell>
          <table:table-cell office:value-type="float" office:value="58251" calcext:value-type="float">
            <text:p>58251</text:p>
          </table:table-cell>
          <table:table-cell office:value-type="float" office:value="58242" calcext:value-type="float">
            <text:p>58242</text:p>
          </table:table-cell>
          <table:table-cell office:value-type="float" office:value="21" calcext:value-type="float">
            <text:p>21</text:p>
          </table:table-cell>
          <table:table-cell table:style-name="ce2" table:formula="of:=[.$C$1]+([.A360]*[.$F$1]) + ([.C360]*[.$F$2])" office:value-type="float" office:value="58740" calcext:value-type="float">
            <text:p>58740</text:p>
          </table:table-cell>
          <table:table-cell table:style-name="ce3" table:formula="of:=[.F360]-[.H360]" office:value-type="float" office:value="-498" calcext:value-type="float">
            <text:p>-49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60191" calcext:value-type="float">
            <text:p>60191</text:p>
          </table:table-cell>
          <table:table-cell office:value-type="float" office:value="60326" calcext:value-type="float">
            <text:p>60326</text:p>
          </table:table-cell>
          <table:table-cell office:value-type="float" office:value="60276" calcext:value-type="float">
            <text:p>60276</text:p>
          </table:table-cell>
          <table:table-cell office:value-type="float" office:value="135" calcext:value-type="float">
            <text:p>135</text:p>
          </table:table-cell>
          <table:table-cell table:style-name="ce2" table:formula="of:=[.$C$1]+([.A361]*[.$F$1]) + ([.C361]*[.$F$2])" office:value-type="float" office:value="59580" calcext:value-type="float">
            <text:p>59580</text:p>
          </table:table-cell>
          <table:table-cell table:style-name="ce3" table:formula="of:=[.F361]-[.H361]" office:value-type="float" office:value="696" calcext:value-type="float">
            <text:p>+69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60092" calcext:value-type="float">
            <text:p>60092</text:p>
          </table:table-cell>
          <table:table-cell office:value-type="float" office:value="60272" calcext:value-type="float">
            <text:p>60272</text:p>
          </table:table-cell>
          <table:table-cell office:value-type="float" office:value="60204" calcext:value-type="float">
            <text:p>60204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362]*[.$F$1]) + ([.C362]*[.$F$2])" office:value-type="float" office:value="60420" calcext:value-type="float">
            <text:p>60420</text:p>
          </table:table-cell>
          <table:table-cell table:style-name="ce3" table:formula="of:=[.F362]-[.H362]" office:value-type="float" office:value="-216" calcext:value-type="float">
            <text:p>-21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60129" calcext:value-type="float">
            <text:p>60129</text:p>
          </table:table-cell>
          <table:table-cell office:value-type="float" office:value="60257" calcext:value-type="float">
            <text:p>60257</text:p>
          </table:table-cell>
          <table:table-cell office:value-type="float" office:value="60198" calcext:value-type="float">
            <text:p>60198</text:p>
          </table:table-cell>
          <table:table-cell office:value-type="float" office:value="128" calcext:value-type="float">
            <text:p>128</text:p>
          </table:table-cell>
          <table:table-cell table:style-name="ce2" table:formula="of:=[.$C$1]+([.A363]*[.$F$1]) + ([.C363]*[.$F$2])" office:value-type="float" office:value="61260" calcext:value-type="float">
            <text:p>61260</text:p>
          </table:table-cell>
          <table:table-cell table:style-name="ce3" table:formula="of:=[.F363]-[.H363]" office:value-type="float" office:value="-1062" calcext:value-type="float">
            <text:p>-106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62046" calcext:value-type="float">
            <text:p>62046</text:p>
          </table:table-cell>
          <table:table-cell office:value-type="float" office:value="62271" calcext:value-type="float">
            <text:p>62271</text:p>
          </table:table-cell>
          <table:table-cell office:value-type="float" office:value="62160" calcext:value-type="float">
            <text:p>62160</text:p>
          </table:table-cell>
          <table:table-cell office:value-type="float" office:value="225" calcext:value-type="float">
            <text:p>225</text:p>
          </table:table-cell>
          <table:table-cell table:style-name="ce2" table:formula="of:=[.$C$1]+([.A364]*[.$F$1]) + ([.C364]*[.$F$2])" office:value-type="float" office:value="62100" calcext:value-type="float">
            <text:p>62100</text:p>
          </table:table-cell>
          <table:table-cell table:style-name="ce3" table:formula="of:=[.F364]-[.H364]" office:value-type="float" office:value="60" calcext:value-type="float">
            <text:p>+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2047" calcext:value-type="float">
            <text:p>62047</text:p>
          </table:table-cell>
          <table:table-cell office:value-type="float" office:value="62260" calcext:value-type="float">
            <text:p>62260</text:p>
          </table:table-cell>
          <table:table-cell office:value-type="float" office:value="62166" calcext:value-type="float">
            <text:p>62166</text:p>
          </table:table-cell>
          <table:table-cell office:value-type="float" office:value="213" calcext:value-type="float">
            <text:p>213</text:p>
          </table:table-cell>
          <table:table-cell table:style-name="ce2" table:formula="of:=[.$C$1]+([.A365]*[.$F$1]) + ([.C365]*[.$F$2])" office:value-type="float" office:value="62940" calcext:value-type="float">
            <text:p>62940</text:p>
          </table:table-cell>
          <table:table-cell table:style-name="ce3" table:formula="of:=[.F365]-[.H365]" office:value-type="float" office:value="-774" calcext:value-type="float">
            <text:p>-774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64047" calcext:value-type="float">
            <text:p>64047</text:p>
          </table:table-cell>
          <table:table-cell office:value-type="float" office:value="64212" calcext:value-type="float">
            <text:p>64212</text:p>
          </table:table-cell>
          <table:table-cell office:value-type="float" office:value="64135" calcext:value-type="float">
            <text:p>64135</text:p>
          </table:table-cell>
          <table:table-cell office:value-type="float" office:value="165" calcext:value-type="float">
            <text:p>165</text:p>
          </table:table-cell>
          <table:table-cell table:style-name="ce2" table:formula="of:=[.$C$1]+([.A366]*[.$F$1]) + ([.C366]*[.$F$2])" office:value-type="float" office:value="63780" calcext:value-type="float">
            <text:p>63780</text:p>
          </table:table-cell>
          <table:table-cell table:style-name="ce3" table:formula="of:=[.F366]-[.H366]" office:value-type="float" office:value="355" calcext:value-type="float">
            <text:p>+35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64043" calcext:value-type="float">
            <text:p>64043</text:p>
          </table:table-cell>
          <table:table-cell office:value-type="float" office:value="64180" calcext:value-type="float">
            <text:p>64180</text:p>
          </table:table-cell>
          <table:table-cell office:value-type="float" office:value="64128" calcext:value-type="float">
            <text:p>64128</text:p>
          </table:table-cell>
          <table:table-cell office:value-type="float" office:value="137" calcext:value-type="float">
            <text:p>137</text:p>
          </table:table-cell>
          <table:table-cell table:style-name="ce2" table:formula="of:=[.$C$1]+([.A367]*[.$F$1]) + ([.C367]*[.$F$2])" office:value-type="float" office:value="64620" calcext:value-type="float">
            <text:p>64620</text:p>
          </table:table-cell>
          <table:table-cell table:style-name="ce3" table:formula="of:=[.F367]-[.H367]" office:value-type="float" office:value="-492" calcext:value-type="float">
            <text:p>-49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66076" calcext:value-type="float">
            <text:p>66076</text:p>
          </table:table-cell>
          <table:table-cell office:value-type="float" office:value="66152" calcext:value-type="float">
            <text:p>66152</text:p>
          </table:table-cell>
          <table:table-cell office:value-type="float" office:value="66110" calcext:value-type="float">
            <text:p>66110</text:p>
          </table:table-cell>
          <table:table-cell office:value-type="float" office:value="76" calcext:value-type="float">
            <text:p>76</text:p>
          </table:table-cell>
          <table:table-cell table:style-name="ce2" table:formula="of:=[.$C$1]+([.A368]*[.$F$1]) + ([.C368]*[.$F$2])" office:value-type="float" office:value="65460" calcext:value-type="float">
            <text:p>65460</text:p>
          </table:table-cell>
          <table:table-cell table:style-name="ce3" table:formula="of:=[.F368]-[.H368]" office:value-type="float" office:value="650" calcext:value-type="float">
            <text:p>+65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65933" calcext:value-type="float">
            <text:p>65933</text:p>
          </table:table-cell>
          <table:table-cell office:value-type="float" office:value="66132" calcext:value-type="float">
            <text:p>66132</text:p>
          </table:table-cell>
          <table:table-cell office:value-type="float" office:value="66042" calcext:value-type="float">
            <text:p>66042</text:p>
          </table:table-cell>
          <table:table-cell office:value-type="float" office:value="199" calcext:value-type="float">
            <text:p>199</text:p>
          </table:table-cell>
          <table:table-cell table:style-name="ce2" table:formula="of:=[.$C$1]+([.A369]*[.$F$1]) + ([.C369]*[.$F$2])" office:value-type="float" office:value="66300" calcext:value-type="float">
            <text:p>66300</text:p>
          </table:table-cell>
          <table:table-cell table:style-name="ce3" table:formula="of:=[.F369]-[.H369]" office:value-type="float" office:value="-258" calcext:value-type="float">
            <text:p>-25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65983" calcext:value-type="float">
            <text:p>65983</text:p>
          </table:table-cell>
          <table:table-cell office:value-type="float" office:value="66119" calcext:value-type="float">
            <text:p>66119</text:p>
          </table:table-cell>
          <table:table-cell office:value-type="float" office:value="66051" calcext:value-type="float">
            <text:p>66051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370]*[.$F$1]) + ([.C370]*[.$F$2])" office:value-type="float" office:value="67140" calcext:value-type="float">
            <text:p>67140</text:p>
          </table:table-cell>
          <table:table-cell table:style-name="ce3" table:formula="of:=[.F370]-[.H370]" office:value-type="float" office:value="-1089" calcext:value-type="float">
            <text:p>-108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67921" calcext:value-type="float">
            <text:p>67921</text:p>
          </table:table-cell>
          <table:table-cell office:value-type="float" office:value="68112" calcext:value-type="float">
            <text:p>68112</text:p>
          </table:table-cell>
          <table:table-cell office:value-type="float" office:value="68020" calcext:value-type="float">
            <text:p>68020</text:p>
          </table:table-cell>
          <table:table-cell office:value-type="float" office:value="191" calcext:value-type="float">
            <text:p>191</text:p>
          </table:table-cell>
          <table:table-cell table:style-name="ce2" table:formula="of:=[.$C$1]+([.A371]*[.$F$1]) + ([.C371]*[.$F$2])" office:value-type="float" office:value="67980" calcext:value-type="float">
            <text:p>67980</text:p>
          </table:table-cell>
          <table:table-cell table:style-name="ce3" table:formula="of:=[.F371]-[.H371]" office:value-type="float" office:value="40" calcext:value-type="float">
            <text:p>+4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office:value-type="float" office:value="67998" calcext:value-type="float">
            <text:p>67998</text:p>
          </table:table-cell>
          <table:table-cell office:value-type="float" office:value="68073" calcext:value-type="float">
            <text:p>68073</text:p>
          </table:table-cell>
          <table:table-cell office:value-type="float" office:value="68028" calcext:value-type="float">
            <text:p>68028</text:p>
          </table:table-cell>
          <table:table-cell office:value-type="float" office:value="75" calcext:value-type="float">
            <text:p>75</text:p>
          </table:table-cell>
          <table:table-cell table:style-name="ce2" table:formula="of:=[.$C$1]+([.A372]*[.$F$1]) + ([.C372]*[.$F$2])" office:value-type="float" office:value="68820" calcext:value-type="float">
            <text:p>68820</text:p>
          </table:table-cell>
          <table:table-cell table:style-name="ce3" table:formula="of:=[.F372]-[.H372]" office:value-type="float" office:value="-792" calcext:value-type="float">
            <text:p>-79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69855" calcext:value-type="float">
            <text:p>69855</text:p>
          </table:table-cell>
          <table:table-cell office:value-type="float" office:value="70072" calcext:value-type="float">
            <text:p>70072</text:p>
          </table:table-cell>
          <table:table-cell office:value-type="float" office:value="69966" calcext:value-type="float">
            <text:p>69966</text:p>
          </table:table-cell>
          <table:table-cell office:value-type="float" office:value="217" calcext:value-type="float">
            <text:p>217</text:p>
          </table:table-cell>
          <table:table-cell table:style-name="ce2" table:formula="of:=[.$C$1]+([.A373]*[.$F$1]) + ([.C373]*[.$F$2])" office:value-type="float" office:value="69660" calcext:value-type="float">
            <text:p>69660</text:p>
          </table:table-cell>
          <table:table-cell table:style-name="ce3" table:formula="of:=[.F373]-[.H373]" office:value-type="float" office:value="306" calcext:value-type="float">
            <text:p>+30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69969" calcext:value-type="float">
            <text:p>69969</text:p>
          </table:table-cell>
          <table:table-cell office:value-type="float" office:value="70072" calcext:value-type="float">
            <text:p>70072</text:p>
          </table:table-cell>
          <table:table-cell office:value-type="float" office:value="70035" calcext:value-type="float">
            <text:p>70035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374]*[.$F$1]) + ([.C374]*[.$F$2])" office:value-type="float" office:value="70500" calcext:value-type="float">
            <text:p>70500</text:p>
          </table:table-cell>
          <table:table-cell table:style-name="ce3" table:formula="of:=[.F374]-[.H374]" office:value-type="float" office:value="-465" calcext:value-type="float">
            <text:p>-46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office:value-type="float" office:value="71812" calcext:value-type="float">
            <text:p>71812</text:p>
          </table:table-cell>
          <table:table-cell office:value-type="float" office:value="72025" calcext:value-type="float">
            <text:p>72025</text:p>
          </table:table-cell>
          <table:table-cell office:value-type="float" office:value="71905" calcext:value-type="float">
            <text:p>71905</text:p>
          </table:table-cell>
          <table:table-cell office:value-type="float" office:value="213" calcext:value-type="float">
            <text:p>213</text:p>
          </table:table-cell>
          <table:table-cell table:style-name="ce2" table:formula="of:=[.$C$1]+([.A375]*[.$F$1]) + ([.C375]*[.$F$2])" office:value-type="float" office:value="71340" calcext:value-type="float">
            <text:p>71340</text:p>
          </table:table-cell>
          <table:table-cell table:style-name="ce3" table:formula="of:=[.F375]-[.H375]" office:value-type="float" office:value="565" calcext:value-type="float">
            <text:p>+56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71802" calcext:value-type="float">
            <text:p>71802</text:p>
          </table:table-cell>
          <table:table-cell office:value-type="float" office:value="71958" calcext:value-type="float">
            <text:p>71958</text:p>
          </table:table-cell>
          <table:table-cell office:value-type="float" office:value="71874" calcext:value-type="float">
            <text:p>71874</text:p>
          </table:table-cell>
          <table:table-cell office:value-type="float" office:value="156" calcext:value-type="float">
            <text:p>156</text:p>
          </table:table-cell>
          <table:table-cell table:style-name="ce2" table:formula="of:=[.$C$1]+([.A376]*[.$F$1]) + ([.C376]*[.$F$2])" office:value-type="float" office:value="72180" calcext:value-type="float">
            <text:p>72180</text:p>
          </table:table-cell>
          <table:table-cell table:style-name="ce3" table:formula="of:=[.F376]-[.H376]" office:value-type="float" office:value="-306" calcext:value-type="float">
            <text:p>-30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office:value-type="float" office:value="71771" calcext:value-type="float">
            <text:p>71771</text:p>
          </table:table-cell>
          <table:table-cell office:value-type="float" office:value="71875" calcext:value-type="float">
            <text:p>71875</text:p>
          </table:table-cell>
          <table:table-cell office:value-type="float" office:value="71817" calcext:value-type="float">
            <text:p>71817</text:p>
          </table:table-cell>
          <table:table-cell office:value-type="float" office:value="104" calcext:value-type="float">
            <text:p>104</text:p>
          </table:table-cell>
          <table:table-cell table:style-name="ce2" table:formula="of:=[.$C$1]+([.A377]*[.$F$1]) + ([.C377]*[.$F$2])" office:value-type="float" office:value="73020" calcext:value-type="float">
            <text:p>73020</text:p>
          </table:table-cell>
          <table:table-cell table:style-name="ce3" table:formula="of:=[.F377]-[.H377]" office:value-type="float" office:value="-1203" calcext:value-type="float">
            <text:p>-120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office:value-type="float" office:value="73763" calcext:value-type="float">
            <text:p>73763</text:p>
          </table:table-cell>
          <table:table-cell office:value-type="float" office:value="73965" calcext:value-type="float">
            <text:p>73965</text:p>
          </table:table-cell>
          <table:table-cell office:value-type="float" office:value="73874" calcext:value-type="float">
            <text:p>73874</text:p>
          </table:table-cell>
          <table:table-cell office:value-type="float" office:value="202" calcext:value-type="float">
            <text:p>202</text:p>
          </table:table-cell>
          <table:table-cell table:style-name="ce2" table:formula="of:=[.$C$1]+([.A378]*[.$F$1]) + ([.C378]*[.$F$2])" office:value-type="float" office:value="73860" calcext:value-type="float">
            <text:p>73860</text:p>
          </table:table-cell>
          <table:table-cell table:style-name="ce3" table:formula="of:=[.F378]-[.H378]" office:value-type="float" office:value="14" calcext:value-type="float">
            <text:p>+14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73835" calcext:value-type="float">
            <text:p>73835</text:p>
          </table:table-cell>
          <table:table-cell office:value-type="float" office:value="73941" calcext:value-type="float">
            <text:p>73941</text:p>
          </table:table-cell>
          <table:table-cell office:value-type="float" office:value="73886" calcext:value-type="float">
            <text:p>73886</text:p>
          </table:table-cell>
          <table:table-cell office:value-type="float" office:value="106" calcext:value-type="float">
            <text:p>106</text:p>
          </table:table-cell>
          <table:table-cell table:style-name="ce2" table:formula="of:=[.$C$1]+([.A379]*[.$F$1]) + ([.C379]*[.$F$2])" office:value-type="float" office:value="74700" calcext:value-type="float">
            <text:p>74700</text:p>
          </table:table-cell>
          <table:table-cell table:style-name="ce3" table:formula="of:=[.F379]-[.H379]" office:value-type="float" office:value="-814" calcext:value-type="float">
            <text:p>-814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office:value-type="float" office:value="75634" calcext:value-type="float">
            <text:p>75634</text:p>
          </table:table-cell>
          <table:table-cell office:value-type="float" office:value="75866" calcext:value-type="float">
            <text:p>75866</text:p>
          </table:table-cell>
          <table:table-cell office:value-type="float" office:value="75757" calcext:value-type="float">
            <text:p>75757</text:p>
          </table:table-cell>
          <table:table-cell office:value-type="float" office:value="232" calcext:value-type="float">
            <text:p>232</text:p>
          </table:table-cell>
          <table:table-cell table:style-name="ce2" table:formula="of:=[.$C$1]+([.A380]*[.$F$1]) + ([.C380]*[.$F$2])" office:value-type="float" office:value="75540" calcext:value-type="float">
            <text:p>75540</text:p>
          </table:table-cell>
          <table:table-cell table:style-name="ce3" table:formula="of:=[.F380]-[.H380]" office:value-type="float" office:value="217" calcext:value-type="float">
            <text:p>+217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75747" calcext:value-type="float">
            <text:p>75747</text:p>
          </table:table-cell>
          <table:table-cell office:value-type="float" office:value="75923" calcext:value-type="float">
            <text:p>75923</text:p>
          </table:table-cell>
          <table:table-cell office:value-type="float" office:value="75850" calcext:value-type="float">
            <text:p>75850</text:p>
          </table:table-cell>
          <table:table-cell office:value-type="float" office:value="176" calcext:value-type="float">
            <text:p>176</text:p>
          </table:table-cell>
          <table:table-cell table:style-name="ce2" table:formula="of:=[.$C$1]+([.A381]*[.$F$1]) + ([.C381]*[.$F$2])" office:value-type="float" office:value="76380" calcext:value-type="float">
            <text:p>76380</text:p>
          </table:table-cell>
          <table:table-cell table:style-name="ce3" table:formula="of:=[.F381]-[.H381]" office:value-type="float" office:value="-530" calcext:value-type="float">
            <text:p>-53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office:value-type="float" office:value="77683" calcext:value-type="float">
            <text:p>77683</text:p>
          </table:table-cell>
          <table:table-cell office:value-type="float" office:value="77808" calcext:value-type="float">
            <text:p>77808</text:p>
          </table:table-cell>
          <table:table-cell office:value-type="float" office:value="77742" calcext:value-type="float">
            <text:p>77742</text:p>
          </table:table-cell>
          <table:table-cell office:value-type="float" office:value="125" calcext:value-type="float">
            <text:p>125</text:p>
          </table:table-cell>
          <table:table-cell table:style-name="ce2" table:formula="of:=[.$C$1]+([.A382]*[.$F$1]) + ([.C382]*[.$F$2])" office:value-type="float" office:value="77220" calcext:value-type="float">
            <text:p>77220</text:p>
          </table:table-cell>
          <table:table-cell table:style-name="ce3" table:formula="of:=[.F382]-[.H382]" office:value-type="float" office:value="522" calcext:value-type="float">
            <text:p>+52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office:value-type="float" office:value="77709" calcext:value-type="float">
            <text:p>77709</text:p>
          </table:table-cell>
          <table:table-cell office:value-type="float" office:value="77849" calcext:value-type="float">
            <text:p>77849</text:p>
          </table:table-cell>
          <table:table-cell office:value-type="float" office:value="77774" calcext:value-type="float">
            <text:p>77774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383]*[.$F$1]) + ([.C383]*[.$F$2])" office:value-type="float" office:value="78060" calcext:value-type="float">
            <text:p>78060</text:p>
          </table:table-cell>
          <table:table-cell table:style-name="ce3" table:formula="of:=[.F383]-[.H383]" office:value-type="float" office:value="-286" calcext:value-type="float">
            <text:p>-28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office:value-type="float" office:value="77744" calcext:value-type="float">
            <text:p>77744</text:p>
          </table:table-cell>
          <table:table-cell office:value-type="float" office:value="77906" calcext:value-type="float">
            <text:p>77906</text:p>
          </table:table-cell>
          <table:table-cell office:value-type="float" office:value="77846" calcext:value-type="float">
            <text:p>77846</text:p>
          </table:table-cell>
          <table:table-cell office:value-type="float" office:value="162" calcext:value-type="float">
            <text:p>162</text:p>
          </table:table-cell>
          <table:table-cell table:style-name="ce2" table:formula="of:=[.$C$1]+([.A384]*[.$F$1]) + ([.C384]*[.$F$2])" office:value-type="float" office:value="78900" calcext:value-type="float">
            <text:p>78900</text:p>
          </table:table-cell>
          <table:table-cell table:style-name="ce3" table:formula="of:=[.F384]-[.H384]" office:value-type="float" office:value="-1054" calcext:value-type="float">
            <text:p>-1054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88" calcext:value-type="float">
            <text:p>288</text:p>
          </table:table-cell>
          <table:table-cell office:value-type="float" office:value="79657" calcext:value-type="float">
            <text:p>79657</text:p>
          </table:table-cell>
          <table:table-cell office:value-type="float" office:value="79805" calcext:value-type="float">
            <text:p>79805</text:p>
          </table:table-cell>
          <table:table-cell office:value-type="float" office:value="79733" calcext:value-type="float">
            <text:p>79733</text:p>
          </table:table-cell>
          <table:table-cell office:value-type="float" office:value="148" calcext:value-type="float">
            <text:p>148</text:p>
          </table:table-cell>
          <table:table-cell table:style-name="ce2" table:formula="of:=[.$C$1]+([.A385]*[.$F$1]) + ([.C385]*[.$F$2])" office:value-type="float" office:value="79740" calcext:value-type="float">
            <text:p>79740</text:p>
          </table:table-cell>
          <table:table-cell table:style-name="ce3" table:formula="of:=[.F385]-[.H385]" office:value-type="float" office:value="-7" calcext:value-type="float">
            <text:p>-7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79641" calcext:value-type="float">
            <text:p>79641</text:p>
          </table:table-cell>
          <table:table-cell office:value-type="float" office:value="79683" calcext:value-type="float">
            <text:p>79683</text:p>
          </table:table-cell>
          <table:table-cell office:value-type="float" office:value="79659" calcext:value-type="float">
            <text:p>79659</text:p>
          </table:table-cell>
          <table:table-cell office:value-type="float" office:value="42" calcext:value-type="float">
            <text:p>42</text:p>
          </table:table-cell>
          <table:table-cell table:style-name="ce2" table:formula="of:=[.$C$1]+([.A386]*[.$F$1]) + ([.C386]*[.$F$2])" office:value-type="float" office:value="80580" calcext:value-type="float">
            <text:p>80580</text:p>
          </table:table-cell>
          <table:table-cell table:style-name="ce3" table:formula="of:=[.F386]-[.H386]" office:value-type="float" office:value="-921" calcext:value-type="float">
            <text:p>-92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office:value-type="float" office:value="81595" calcext:value-type="float">
            <text:p>81595</text:p>
          </table:table-cell>
          <table:table-cell office:value-type="float" office:value="81786" calcext:value-type="float">
            <text:p>81786</text:p>
          </table:table-cell>
          <table:table-cell office:value-type="float" office:value="81699" calcext:value-type="float">
            <text:p>81699</text:p>
          </table:table-cell>
          <table:table-cell office:value-type="float" office:value="191" calcext:value-type="float">
            <text:p>191</text:p>
          </table:table-cell>
          <table:table-cell table:style-name="ce2" table:formula="of:=[.$C$1]+([.A387]*[.$F$1]) + ([.C387]*[.$F$2])" office:value-type="float" office:value="81420" calcext:value-type="float">
            <text:p>81420</text:p>
          </table:table-cell>
          <table:table-cell table:style-name="ce3" table:formula="of:=[.F387]-[.H387]" office:value-type="float" office:value="279" calcext:value-type="float">
            <text:p>+27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office:value-type="float" office:value="81611" calcext:value-type="float">
            <text:p>81611</text:p>
          </table:table-cell>
          <table:table-cell office:value-type="float" office:value="81779" calcext:value-type="float">
            <text:p>81779</text:p>
          </table:table-cell>
          <table:table-cell office:value-type="float" office:value="81668" calcext:value-type="float">
            <text:p>81668</text:p>
          </table:table-cell>
          <table:table-cell office:value-type="float" office:value="168" calcext:value-type="float">
            <text:p>168</text:p>
          </table:table-cell>
          <table:table-cell table:style-name="ce2" table:formula="of:=[.$C$1]+([.A388]*[.$F$1]) + ([.C388]*[.$F$2])" office:value-type="float" office:value="82260" calcext:value-type="float">
            <text:p>82260</text:p>
          </table:table-cell>
          <table:table-cell table:style-name="ce3" table:formula="of:=[.F388]-[.H388]" office:value-type="float" office:value="-592" calcext:value-type="float">
            <text:p>-59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office:value-type="float" office:value="83566" calcext:value-type="float">
            <text:p>83566</text:p>
          </table:table-cell>
          <table:table-cell office:value-type="float" office:value="83679" calcext:value-type="float">
            <text:p>83679</text:p>
          </table:table-cell>
          <table:table-cell office:value-type="float" office:value="83638" calcext:value-type="float">
            <text:p>83638</text:p>
          </table:table-cell>
          <table:table-cell office:value-type="float" office:value="113" calcext:value-type="float">
            <text:p>113</text:p>
          </table:table-cell>
          <table:table-cell table:style-name="ce2" table:formula="of:=[.$C$1]+([.A389]*[.$F$1]) + ([.C389]*[.$F$2])" office:value-type="float" office:value="83100" calcext:value-type="float">
            <text:p>83100</text:p>
          </table:table-cell>
          <table:table-cell table:style-name="ce3" table:formula="of:=[.F389]-[.H389]" office:value-type="float" office:value="538" calcext:value-type="float">
            <text:p>+53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office:value-type="float" office:value="83601" calcext:value-type="float">
            <text:p>83601</text:p>
          </table:table-cell>
          <table:table-cell office:value-type="float" office:value="83759" calcext:value-type="float">
            <text:p>83759</text:p>
          </table:table-cell>
          <table:table-cell office:value-type="float" office:value="83702" calcext:value-type="float">
            <text:p>83702</text:p>
          </table:table-cell>
          <table:table-cell office:value-type="float" office:value="158" calcext:value-type="float">
            <text:p>158</text:p>
          </table:table-cell>
          <table:table-cell table:style-name="ce2" table:formula="of:=[.$C$1]+([.A390]*[.$F$1]) + ([.C390]*[.$F$2])" office:value-type="float" office:value="83940" calcext:value-type="float">
            <text:p>83940</text:p>
          </table:table-cell>
          <table:table-cell table:style-name="ce3" table:formula="of:=[.F390]-[.H390]" office:value-type="float" office:value="-238" calcext:value-type="float">
            <text:p>-23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83544" calcext:value-type="float">
            <text:p>83544</text:p>
          </table:table-cell>
          <table:table-cell office:value-type="float" office:value="83753" calcext:value-type="float">
            <text:p>83753</text:p>
          </table:table-cell>
          <table:table-cell office:value-type="float" office:value="83664" calcext:value-type="float">
            <text:p>83664</text:p>
          </table:table-cell>
          <table:table-cell office:value-type="float" office:value="209" calcext:value-type="float">
            <text:p>209</text:p>
          </table:table-cell>
          <table:table-cell table:style-name="ce2" table:formula="of:=[.$C$1]+([.A391]*[.$F$1]) + ([.C391]*[.$F$2])" office:value-type="float" office:value="84780" calcext:value-type="float">
            <text:p>84780</text:p>
          </table:table-cell>
          <table:table-cell table:style-name="ce3" table:formula="of:=[.F391]-[.H391]" office:value-type="float" office:value="-1116" calcext:value-type="float">
            <text:p>-111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office:value-type="float" office:value="85499" calcext:value-type="float">
            <text:p>85499</text:p>
          </table:table-cell>
          <table:table-cell office:value-type="float" office:value="85654" calcext:value-type="float">
            <text:p>85654</text:p>
          </table:table-cell>
          <table:table-cell office:value-type="float" office:value="85591" calcext:value-type="float">
            <text:p>85591</text:p>
          </table:table-cell>
          <table:table-cell office:value-type="float" office:value="155" calcext:value-type="float">
            <text:p>155</text:p>
          </table:table-cell>
          <table:table-cell table:style-name="ce2" table:formula="of:=[.$C$1]+([.A392]*[.$F$1]) + ([.C392]*[.$F$2])" office:value-type="float" office:value="85620" calcext:value-type="float">
            <text:p>85620</text:p>
          </table:table-cell>
          <table:table-cell table:style-name="ce3" table:formula="of:=[.F392]-[.H392]" office:value-type="float" office:value="-29" calcext:value-type="float">
            <text:p>-2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52" calcext:value-type="float">
            <text:p>352</text:p>
          </table:table-cell>
          <table:table-cell office:value-type="float" office:value="85484" calcext:value-type="float">
            <text:p>85484</text:p>
          </table:table-cell>
          <table:table-cell office:value-type="float" office:value="85646" calcext:value-type="float">
            <text:p>85646</text:p>
          </table:table-cell>
          <table:table-cell office:value-type="float" office:value="85574" calcext:value-type="float">
            <text:p>85574</text:p>
          </table:table-cell>
          <table:table-cell office:value-type="float" office:value="162" calcext:value-type="float">
            <text:p>162</text:p>
          </table:table-cell>
          <table:table-cell table:style-name="ce2" table:formula="of:=[.$C$1]+([.A393]*[.$F$1]) + ([.C393]*[.$F$2])" office:value-type="float" office:value="86460" calcext:value-type="float">
            <text:p>86460</text:p>
          </table:table-cell>
          <table:table-cell table:style-name="ce3" table:formula="of:=[.F393]-[.H393]" office:value-type="float" office:value="-886" calcext:value-type="float">
            <text:p>-88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87449" calcext:value-type="float">
            <text:p>87449</text:p>
          </table:table-cell>
          <table:table-cell office:value-type="float" office:value="87567" calcext:value-type="float">
            <text:p>87567</text:p>
          </table:table-cell>
          <table:table-cell office:value-type="float" office:value="87526" calcext:value-type="float">
            <text:p>87526</text:p>
          </table:table-cell>
          <table:table-cell office:value-type="float" office:value="118" calcext:value-type="float">
            <text:p>118</text:p>
          </table:table-cell>
          <table:table-cell table:style-name="ce2" table:formula="of:=[.$C$1]+([.A394]*[.$F$1]) + ([.C394]*[.$F$2])" office:value-type="float" office:value="87300" calcext:value-type="float">
            <text:p>87300</text:p>
          </table:table-cell>
          <table:table-cell table:style-name="ce3" table:formula="of:=[.F394]-[.H394]" office:value-type="float" office:value="226" calcext:value-type="float">
            <text:p>+22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office:value-type="float" office:value="87506" calcext:value-type="float">
            <text:p>87506</text:p>
          </table:table-cell>
          <table:table-cell office:value-type="float" office:value="87661" calcext:value-type="float">
            <text:p>87661</text:p>
          </table:table-cell>
          <table:table-cell office:value-type="float" office:value="87572" calcext:value-type="float">
            <text:p>87572</text:p>
          </table:table-cell>
          <table:table-cell office:value-type="float" office:value="155" calcext:value-type="float">
            <text:p>155</text:p>
          </table:table-cell>
          <table:table-cell table:style-name="ce2" table:formula="of:=[.$C$1]+([.A395]*[.$F$1]) + ([.C395]*[.$F$2])" office:value-type="float" office:value="88140" calcext:value-type="float">
            <text:p>88140</text:p>
          </table:table-cell>
          <table:table-cell table:style-name="ce3" table:formula="of:=[.F395]-[.H395]" office:value-type="float" office:value="-568" calcext:value-type="float">
            <text:p>-56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76" calcext:value-type="float">
            <text:p>376</text:p>
          </table:table-cell>
          <table:table-cell office:value-type="float" office:value="89433" calcext:value-type="float">
            <text:p>89433</text:p>
          </table:table-cell>
          <table:table-cell office:value-type="float" office:value="89626" calcext:value-type="float">
            <text:p>89626</text:p>
          </table:table-cell>
          <table:table-cell office:value-type="float" office:value="89539" calcext:value-type="float">
            <text:p>89539</text:p>
          </table:table-cell>
          <table:table-cell office:value-type="float" office:value="193" calcext:value-type="float">
            <text:p>193</text:p>
          </table:table-cell>
          <table:table-cell table:style-name="ce2" table:formula="of:=[.$C$1]+([.A396]*[.$F$1]) + ([.C396]*[.$F$2])" office:value-type="float" office:value="88980" calcext:value-type="float">
            <text:p>88980</text:p>
          </table:table-cell>
          <table:table-cell table:style-name="ce3" table:formula="of:=[.F396]-[.H396]" office:value-type="float" office:value="559" calcext:value-type="float">
            <text:p>+55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89456" calcext:value-type="float">
            <text:p>89456</text:p>
          </table:table-cell>
          <table:table-cell office:value-type="float" office:value="89521" calcext:value-type="float">
            <text:p>89521</text:p>
          </table:table-cell>
          <table:table-cell office:value-type="float" office:value="89479" calcext:value-type="float">
            <text:p>89479</text:p>
          </table:table-cell>
          <table:table-cell office:value-type="float" office:value="65" calcext:value-type="float">
            <text:p>65</text:p>
          </table:table-cell>
          <table:table-cell table:style-name="ce2" table:formula="of:=[.$C$1]+([.A397]*[.$F$1]) + ([.C397]*[.$F$2])" office:value-type="float" office:value="89820" calcext:value-type="float">
            <text:p>89820</text:p>
          </table:table-cell>
          <table:table-cell table:style-name="ce3" table:formula="of:=[.F397]-[.H397]" office:value-type="float" office:value="-341" calcext:value-type="float">
            <text:p>-34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92" calcext:value-type="float">
            <text:p>392</text:p>
          </table:table-cell>
          <table:table-cell office:value-type="float" office:value="89455" calcext:value-type="float">
            <text:p>89455</text:p>
          </table:table-cell>
          <table:table-cell office:value-type="float" office:value="89571" calcext:value-type="float">
            <text:p>89571</text:p>
          </table:table-cell>
          <table:table-cell office:value-type="float" office:value="89504" calcext:value-type="float">
            <text:p>89504</text:p>
          </table:table-cell>
          <table:table-cell office:value-type="float" office:value="116" calcext:value-type="float">
            <text:p>116</text:p>
          </table:table-cell>
          <table:table-cell table:style-name="ce2" table:formula="of:=[.$C$1]+([.A398]*[.$F$1]) + ([.C398]*[.$F$2])" office:value-type="float" office:value="90660" calcext:value-type="float">
            <text:p>90660</text:p>
          </table:table-cell>
          <table:table-cell table:style-name="ce3" table:formula="of:=[.F398]-[.H398]" office:value-type="float" office:value="-1156" calcext:value-type="float">
            <text:p>-115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5713" calcext:value-type="float">
            <text:p>55713</text:p>
          </table:table-cell>
          <table:table-cell office:value-type="float" office:value="55870" calcext:value-type="float">
            <text:p>55870</text:p>
          </table:table-cell>
          <table:table-cell office:value-type="float" office:value="55804" calcext:value-type="float">
            <text:p>55804</text:p>
          </table:table-cell>
          <table:table-cell office:value-type="float" office:value="157" calcext:value-type="float">
            <text:p>157</text:p>
          </table:table-cell>
          <table:table-cell table:style-name="ce2" table:formula="of:=[.$C$1]+([.A399]*[.$F$1]) + ([.C399]*[.$F$2])" office:value-type="float" office:value="55695" calcext:value-type="float">
            <text:p>55695</text:p>
          </table:table-cell>
          <table:table-cell table:style-name="ce3" table:formula="of:=[.F399]-[.H399]" office:value-type="float" office:value="109" calcext:value-type="float">
            <text:p>+109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5697" calcext:value-type="float">
            <text:p>55697</text:p>
          </table:table-cell>
          <table:table-cell office:value-type="float" office:value="55810" calcext:value-type="float">
            <text:p>55810</text:p>
          </table:table-cell>
          <table:table-cell office:value-type="float" office:value="55750" calcext:value-type="float">
            <text:p>55750</text:p>
          </table:table-cell>
          <table:table-cell office:value-type="float" office:value="113" calcext:value-type="float">
            <text:p>113</text:p>
          </table:table-cell>
          <table:table-cell table:style-name="ce2" table:formula="of:=[.$C$1]+([.A400]*[.$F$1]) + ([.C400]*[.$F$2])" office:value-type="float" office:value="56640" calcext:value-type="float">
            <text:p>56640</text:p>
          </table:table-cell>
          <table:table-cell table:style-name="ce3" table:formula="of:=[.F400]-[.H400]" office:value-type="float" office:value="-890" calcext:value-type="float">
            <text:p>-89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7845" calcext:value-type="float">
            <text:p>57845</text:p>
          </table:table-cell>
          <table:table-cell office:value-type="float" office:value="58086" calcext:value-type="float">
            <text:p>58086</text:p>
          </table:table-cell>
          <table:table-cell office:value-type="float" office:value="57987" calcext:value-type="float">
            <text:p>57987</text:p>
          </table:table-cell>
          <table:table-cell office:value-type="float" office:value="241" calcext:value-type="float">
            <text:p>241</text:p>
          </table:table-cell>
          <table:table-cell table:style-name="ce2" table:formula="of:=[.$C$1]+([.A401]*[.$F$1]) + ([.C401]*[.$F$2])" office:value-type="float" office:value="57585" calcext:value-type="float">
            <text:p>57585</text:p>
          </table:table-cell>
          <table:table-cell table:style-name="ce3" table:formula="of:=[.F401]-[.H401]" office:value-type="float" office:value="402" calcext:value-type="float">
            <text:p>+40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7954" calcext:value-type="float">
            <text:p>57954</text:p>
          </table:table-cell>
          <table:table-cell office:value-type="float" office:value="58036" calcext:value-type="float">
            <text:p>58036</text:p>
          </table:table-cell>
          <table:table-cell office:value-type="float" office:value="57996" calcext:value-type="float">
            <text:p>57996</text:p>
          </table:table-cell>
          <table:table-cell office:value-type="float" office:value="82" calcext:value-type="float">
            <text:p>82</text:p>
          </table:table-cell>
          <table:table-cell table:style-name="ce2" table:formula="of:=[.$C$1]+([.A402]*[.$F$1]) + ([.C402]*[.$F$2])" office:value-type="float" office:value="58530" calcext:value-type="float">
            <text:p>58530</text:p>
          </table:table-cell>
          <table:table-cell table:style-name="ce3" table:formula="of:=[.F402]-[.H402]" office:value-type="float" office:value="-534" calcext:value-type="float">
            <text:p>-53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0243" calcext:value-type="float">
            <text:p>60243</text:p>
          </table:table-cell>
          <table:table-cell office:value-type="float" office:value="60325" calcext:value-type="float">
            <text:p>60325</text:p>
          </table:table-cell>
          <table:table-cell office:value-type="float" office:value="60290" calcext:value-type="float">
            <text:p>60290</text:p>
          </table:table-cell>
          <table:table-cell office:value-type="float" office:value="82" calcext:value-type="float">
            <text:p>82</text:p>
          </table:table-cell>
          <table:table-cell table:style-name="ce2" table:formula="of:=[.$C$1]+([.A403]*[.$F$1]) + ([.C403]*[.$F$2])" office:value-type="float" office:value="59475" calcext:value-type="float">
            <text:p>59475</text:p>
          </table:table-cell>
          <table:table-cell table:style-name="ce3" table:formula="of:=[.F403]-[.H403]" office:value-type="float" office:value="815" calcext:value-type="float">
            <text:p>+81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0106" calcext:value-type="float">
            <text:p>60106</text:p>
          </table:table-cell>
          <table:table-cell office:value-type="float" office:value="60282" calcext:value-type="float">
            <text:p>60282</text:p>
          </table:table-cell>
          <table:table-cell office:value-type="float" office:value="60220" calcext:value-type="float">
            <text:p>60220</text:p>
          </table:table-cell>
          <table:table-cell office:value-type="float" office:value="176" calcext:value-type="float">
            <text:p>176</text:p>
          </table:table-cell>
          <table:table-cell table:style-name="ce2" table:formula="of:=[.$C$1]+([.A404]*[.$F$1]) + ([.C404]*[.$F$2])" office:value-type="float" office:value="60420" calcext:value-type="float">
            <text:p>60420</text:p>
          </table:table-cell>
          <table:table-cell table:style-name="ce3" table:formula="of:=[.F404]-[.H404]" office:value-type="float" office:value="-200" calcext:value-type="float">
            <text:p>-20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60140" calcext:value-type="float">
            <text:p>60140</text:p>
          </table:table-cell>
          <table:table-cell office:value-type="float" office:value="60289" calcext:value-type="float">
            <text:p>60289</text:p>
          </table:table-cell>
          <table:table-cell office:value-type="float" office:value="60229" calcext:value-type="float">
            <text:p>60229</text:p>
          </table:table-cell>
          <table:table-cell office:value-type="float" office:value="149" calcext:value-type="float">
            <text:p>149</text:p>
          </table:table-cell>
          <table:table-cell table:style-name="ce2" table:formula="of:=[.$C$1]+([.A405]*[.$F$1]) + ([.C405]*[.$F$2])" office:value-type="float" office:value="61365" calcext:value-type="float">
            <text:p>61365</text:p>
          </table:table-cell>
          <table:table-cell table:style-name="ce3" table:formula="of:=[.F405]-[.H405]" office:value-type="float" office:value="-1136" calcext:value-type="float">
            <text:p>-113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62354" calcext:value-type="float">
            <text:p>62354</text:p>
          </table:table-cell>
          <table:table-cell office:value-type="float" office:value="62443" calcext:value-type="float">
            <text:p>62443</text:p>
          </table:table-cell>
          <table:table-cell office:value-type="float" office:value="62408" calcext:value-type="float">
            <text:p>62408</text:p>
          </table:table-cell>
          <table:table-cell office:value-type="float" office:value="89" calcext:value-type="float">
            <text:p>89</text:p>
          </table:table-cell>
          <table:table-cell table:style-name="ce2" table:formula="of:=[.$C$1]+([.A406]*[.$F$1]) + ([.C406]*[.$F$2])" office:value-type="float" office:value="62310" calcext:value-type="float">
            <text:p>62310</text:p>
          </table:table-cell>
          <table:table-cell table:style-name="ce3" table:formula="of:=[.F406]-[.H406]" office:value-type="float" office:value="98" calcext:value-type="float">
            <text:p>+9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62293" calcext:value-type="float">
            <text:p>62293</text:p>
          </table:table-cell>
          <table:table-cell office:value-type="float" office:value="62411" calcext:value-type="float">
            <text:p>62411</text:p>
          </table:table-cell>
          <table:table-cell office:value-type="float" office:value="62350" calcext:value-type="float">
            <text:p>62350</text:p>
          </table:table-cell>
          <table:table-cell office:value-type="float" office:value="118" calcext:value-type="float">
            <text:p>118</text:p>
          </table:table-cell>
          <table:table-cell table:style-name="ce2" table:formula="of:=[.$C$1]+([.A407]*[.$F$1]) + ([.C407]*[.$F$2])" office:value-type="float" office:value="63255" calcext:value-type="float">
            <text:p>63255</text:p>
          </table:table-cell>
          <table:table-cell table:style-name="ce3" table:formula="of:=[.F407]-[.H407]" office:value-type="float" office:value="-905" calcext:value-type="float">
            <text:p>-90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64477" calcext:value-type="float">
            <text:p>64477</text:p>
          </table:table-cell>
          <table:table-cell office:value-type="float" office:value="64654" calcext:value-type="float">
            <text:p>64654</text:p>
          </table:table-cell>
          <table:table-cell office:value-type="float" office:value="64558" calcext:value-type="float">
            <text:p>64558</text:p>
          </table:table-cell>
          <table:table-cell office:value-type="float" office:value="177" calcext:value-type="float">
            <text:p>177</text:p>
          </table:table-cell>
          <table:table-cell table:style-name="ce2" table:formula="of:=[.$C$1]+([.A408]*[.$F$1]) + ([.C408]*[.$F$2])" office:value-type="float" office:value="64200" calcext:value-type="float">
            <text:p>64200</text:p>
          </table:table-cell>
          <table:table-cell table:style-name="ce3" table:formula="of:=[.F408]-[.H408]" office:value-type="float" office:value="358" calcext:value-type="float">
            <text:p>+35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64507" calcext:value-type="float">
            <text:p>64507</text:p>
          </table:table-cell>
          <table:table-cell office:value-type="float" office:value="64656" calcext:value-type="float">
            <text:p>64656</text:p>
          </table:table-cell>
          <table:table-cell office:value-type="float" office:value="64577" calcext:value-type="float">
            <text:p>64577</text:p>
          </table:table-cell>
          <table:table-cell office:value-type="float" office:value="149" calcext:value-type="float">
            <text:p>149</text:p>
          </table:table-cell>
          <table:table-cell table:style-name="ce2" table:formula="of:=[.$C$1]+([.A409]*[.$F$1]) + ([.C409]*[.$F$2])" office:value-type="float" office:value="65145" calcext:value-type="float">
            <text:p>65145</text:p>
          </table:table-cell>
          <table:table-cell table:style-name="ce3" table:formula="of:=[.F409]-[.H409]" office:value-type="float" office:value="-568" calcext:value-type="float">
            <text:p>-56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66795" calcext:value-type="float">
            <text:p>66795</text:p>
          </table:table-cell>
          <table:table-cell office:value-type="float" office:value="66841" calcext:value-type="float">
            <text:p>66841</text:p>
          </table:table-cell>
          <table:table-cell office:value-type="float" office:value="66824" calcext:value-type="float">
            <text:p>66824</text:p>
          </table:table-cell>
          <table:table-cell office:value-type="float" office:value="46" calcext:value-type="float">
            <text:p>46</text:p>
          </table:table-cell>
          <table:table-cell table:style-name="ce2" table:formula="of:=[.$C$1]+([.A410]*[.$F$1]) + ([.C410]*[.$F$2])" office:value-type="float" office:value="66090" calcext:value-type="float">
            <text:p>66090</text:p>
          </table:table-cell>
          <table:table-cell table:style-name="ce3" table:formula="of:=[.F410]-[.H410]" office:value-type="float" office:value="734" calcext:value-type="float">
            <text:p>+73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66727" calcext:value-type="float">
            <text:p>66727</text:p>
          </table:table-cell>
          <table:table-cell office:value-type="float" office:value="66784" calcext:value-type="float">
            <text:p>66784</text:p>
          </table:table-cell>
          <table:table-cell office:value-type="float" office:value="66748" calcext:value-type="float">
            <text:p>66748</text:p>
          </table:table-cell>
          <table:table-cell office:value-type="float" office:value="57" calcext:value-type="float">
            <text:p>57</text:p>
          </table:table-cell>
          <table:table-cell table:style-name="ce2" table:formula="of:=[.$C$1]+([.A411]*[.$F$1]) + ([.C411]*[.$F$2])" office:value-type="float" office:value="67035" calcext:value-type="float">
            <text:p>67035</text:p>
          </table:table-cell>
          <table:table-cell table:style-name="ce3" table:formula="of:=[.F411]-[.H411]" office:value-type="float" office:value="-287" calcext:value-type="float">
            <text:p>-28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66775" calcext:value-type="float">
            <text:p>66775</text:p>
          </table:table-cell>
          <table:table-cell office:value-type="float" office:value="66907" calcext:value-type="float">
            <text:p>66907</text:p>
          </table:table-cell>
          <table:table-cell office:value-type="float" office:value="66852" calcext:value-type="float">
            <text:p>66852</text:p>
          </table:table-cell>
          <table:table-cell office:value-type="float" office:value="132" calcext:value-type="float">
            <text:p>132</text:p>
          </table:table-cell>
          <table:table-cell table:style-name="ce2" table:formula="of:=[.$C$1]+([.A412]*[.$F$1]) + ([.C412]*[.$F$2])" office:value-type="float" office:value="67980" calcext:value-type="float">
            <text:p>67980</text:p>
          </table:table-cell>
          <table:table-cell table:style-name="ce3" table:formula="of:=[.F412]-[.H412]" office:value-type="float" office:value="-1128" calcext:value-type="float">
            <text:p>-112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68890" calcext:value-type="float">
            <text:p>68890</text:p>
          </table:table-cell>
          <table:table-cell office:value-type="float" office:value="69038" calcext:value-type="float">
            <text:p>69038</text:p>
          </table:table-cell>
          <table:table-cell office:value-type="float" office:value="68948" calcext:value-type="float">
            <text:p>68948</text:p>
          </table:table-cell>
          <table:table-cell office:value-type="float" office:value="148" calcext:value-type="float">
            <text:p>148</text:p>
          </table:table-cell>
          <table:table-cell table:style-name="ce2" table:formula="of:=[.$C$1]+([.A413]*[.$F$1]) + ([.C413]*[.$F$2])" office:value-type="float" office:value="68925" calcext:value-type="float">
            <text:p>68925</text:p>
          </table:table-cell>
          <table:table-cell table:style-name="ce3" table:formula="of:=[.F413]-[.H413]" office:value-type="float" office:value="23" calcext:value-type="float">
            <text:p>+23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68971" calcext:value-type="float">
            <text:p>68971</text:p>
          </table:table-cell>
          <table:table-cell office:value-type="float" office:value="69043" calcext:value-type="float">
            <text:p>69043</text:p>
          </table:table-cell>
          <table:table-cell office:value-type="float" office:value="68996" calcext:value-type="float">
            <text:p>68996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414]*[.$F$1]) + ([.C414]*[.$F$2])" office:value-type="float" office:value="69870" calcext:value-type="float">
            <text:p>69870</text:p>
          </table:table-cell>
          <table:table-cell table:style-name="ce3" table:formula="of:=[.F414]-[.H414]" office:value-type="float" office:value="-874" calcext:value-type="float">
            <text:p>-87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  <table:table-cell office:value-type="float" office:value="71091" calcext:value-type="float">
            <text:p>71091</text:p>
          </table:table-cell>
          <table:table-cell office:value-type="float" office:value="71277" calcext:value-type="float">
            <text:p>71277</text:p>
          </table:table-cell>
          <table:table-cell office:value-type="float" office:value="71203" calcext:value-type="float">
            <text:p>71203</text:p>
          </table:table-cell>
          <table:table-cell office:value-type="float" office:value="186" calcext:value-type="float">
            <text:p>186</text:p>
          </table:table-cell>
          <table:table-cell table:style-name="ce2" table:formula="of:=[.$C$1]+([.A415]*[.$F$1]) + ([.C415]*[.$F$2])" office:value-type="float" office:value="70815" calcext:value-type="float">
            <text:p>70815</text:p>
          </table:table-cell>
          <table:table-cell table:style-name="ce3" table:formula="of:=[.F415]-[.H415]" office:value-type="float" office:value="388" calcext:value-type="float">
            <text:p>+38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71115" calcext:value-type="float">
            <text:p>71115</text:p>
          </table:table-cell>
          <table:table-cell office:value-type="float" office:value="71239" calcext:value-type="float">
            <text:p>71239</text:p>
          </table:table-cell>
          <table:table-cell office:value-type="float" office:value="71192" calcext:value-type="float">
            <text:p>71192</text:p>
          </table:table-cell>
          <table:table-cell office:value-type="float" office:value="124" calcext:value-type="float">
            <text:p>124</text:p>
          </table:table-cell>
          <table:table-cell table:style-name="ce2" table:formula="of:=[.$C$1]+([.A416]*[.$F$1]) + ([.C416]*[.$F$2])" office:value-type="float" office:value="71760" calcext:value-type="float">
            <text:p>71760</text:p>
          </table:table-cell>
          <table:table-cell table:style-name="ce3" table:formula="of:=[.F416]-[.H416]" office:value-type="float" office:value="-568" calcext:value-type="float">
            <text:p>-56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office:value-type="float" office:value="73283" calcext:value-type="float">
            <text:p>73283</text:p>
          </table:table-cell>
          <table:table-cell office:value-type="float" office:value="73493" calcext:value-type="float">
            <text:p>73493</text:p>
          </table:table-cell>
          <table:table-cell office:value-type="float" office:value="73376" calcext:value-type="float">
            <text:p>73376</text:p>
          </table:table-cell>
          <table:table-cell office:value-type="float" office:value="210" calcext:value-type="float">
            <text:p>210</text:p>
          </table:table-cell>
          <table:table-cell table:style-name="ce2" table:formula="of:=[.$C$1]+([.A417]*[.$F$1]) + ([.C417]*[.$F$2])" office:value-type="float" office:value="72705" calcext:value-type="float">
            <text:p>72705</text:p>
          </table:table-cell>
          <table:table-cell table:style-name="ce3" table:formula="of:=[.F417]-[.H417]" office:value-type="float" office:value="671" calcext:value-type="float">
            <text:p>+67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3400" calcext:value-type="float">
            <text:p>73400</text:p>
          </table:table-cell>
          <table:table-cell office:value-type="float" office:value="73457" calcext:value-type="float">
            <text:p>73457</text:p>
          </table:table-cell>
          <table:table-cell office:value-type="float" office:value="73419" calcext:value-type="float">
            <text:p>73419</text:p>
          </table:table-cell>
          <table:table-cell office:value-type="float" office:value="57" calcext:value-type="float">
            <text:p>57</text:p>
          </table:table-cell>
          <table:table-cell table:style-name="ce2" table:formula="of:=[.$C$1]+([.A418]*[.$F$1]) + ([.C418]*[.$F$2])" office:value-type="float" office:value="73650" calcext:value-type="float">
            <text:p>73650</text:p>
          </table:table-cell>
          <table:table-cell table:style-name="ce3" table:formula="of:=[.F418]-[.H418]" office:value-type="float" office:value="-231" calcext:value-type="float">
            <text:p>-23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89" calcext:value-type="float">
            <text:p>189</text:p>
          </table:table-cell>
          <table:table-cell office:value-type="float" office:value="73218" calcext:value-type="float">
            <text:p>73218</text:p>
          </table:table-cell>
          <table:table-cell office:value-type="float" office:value="73433" calcext:value-type="float">
            <text:p>73433</text:p>
          </table:table-cell>
          <table:table-cell office:value-type="float" office:value="73346" calcext:value-type="float">
            <text:p>73346</text:p>
          </table:table-cell>
          <table:table-cell office:value-type="float" office:value="215" calcext:value-type="float">
            <text:p>215</text:p>
          </table:table-cell>
          <table:table-cell table:style-name="ce2" table:formula="of:=[.$C$1]+([.A419]*[.$F$1]) + ([.C419]*[.$F$2])" office:value-type="float" office:value="74595" calcext:value-type="float">
            <text:p>74595</text:p>
          </table:table-cell>
          <table:table-cell table:style-name="ce3" table:formula="of:=[.F419]-[.H419]" office:value-type="float" office:value="-1249" calcext:value-type="float">
            <text:p>-1249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75505" calcext:value-type="float">
            <text:p>75505</text:p>
          </table:table-cell>
          <table:table-cell office:value-type="float" office:value="75586" calcext:value-type="float">
            <text:p>75586</text:p>
          </table:table-cell>
          <table:table-cell office:value-type="float" office:value="75551" calcext:value-type="float">
            <text:p>75551</text:p>
          </table:table-cell>
          <table:table-cell office:value-type="float" office:value="81" calcext:value-type="float">
            <text:p>81</text:p>
          </table:table-cell>
          <table:table-cell table:style-name="ce2" table:formula="of:=[.$C$1]+([.A420]*[.$F$1]) + ([.C420]*[.$F$2])" office:value-type="float" office:value="75540" calcext:value-type="float">
            <text:p>75540</text:p>
          </table:table-cell>
          <table:table-cell table:style-name="ce3" table:formula="of:=[.F420]-[.H420]" office:value-type="float" office:value="11" calcext:value-type="float">
            <text:p>+1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75470" calcext:value-type="float">
            <text:p>75470</text:p>
          </table:table-cell>
          <table:table-cell office:value-type="float" office:value="75617" calcext:value-type="float">
            <text:p>75617</text:p>
          </table:table-cell>
          <table:table-cell office:value-type="float" office:value="75531" calcext:value-type="float">
            <text:p>75531</text:p>
          </table:table-cell>
          <table:table-cell office:value-type="float" office:value="147" calcext:value-type="float">
            <text:p>147</text:p>
          </table:table-cell>
          <table:table-cell table:style-name="ce2" table:formula="of:=[.$C$1]+([.A421]*[.$F$1]) + ([.C421]*[.$F$2])" office:value-type="float" office:value="76485" calcext:value-type="float">
            <text:p>76485</text:p>
          </table:table-cell>
          <table:table-cell table:style-name="ce3" table:formula="of:=[.F421]-[.H421]" office:value-type="float" office:value="-954" calcext:value-type="float">
            <text:p>-95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77681" calcext:value-type="float">
            <text:p>77681</text:p>
          </table:table-cell>
          <table:table-cell office:value-type="float" office:value="77821" calcext:value-type="float">
            <text:p>77821</text:p>
          </table:table-cell>
          <table:table-cell office:value-type="float" office:value="77750" calcext:value-type="float">
            <text:p>77750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422]*[.$F$1]) + ([.C422]*[.$F$2])" office:value-type="float" office:value="77430" calcext:value-type="float">
            <text:p>77430</text:p>
          </table:table-cell>
          <table:table-cell table:style-name="ce3" table:formula="of:=[.F422]-[.H422]" office:value-type="float" office:value="320" calcext:value-type="float">
            <text:p>+32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77691" calcext:value-type="float">
            <text:p>77691</text:p>
          </table:table-cell>
          <table:table-cell office:value-type="float" office:value="77818" calcext:value-type="float">
            <text:p>77818</text:p>
          </table:table-cell>
          <table:table-cell office:value-type="float" office:value="77762" calcext:value-type="float">
            <text:p>77762</text:p>
          </table:table-cell>
          <table:table-cell office:value-type="float" office:value="127" calcext:value-type="float">
            <text:p>127</text:p>
          </table:table-cell>
          <table:table-cell table:style-name="ce2" table:formula="of:=[.$C$1]+([.A423]*[.$F$1]) + ([.C423]*[.$F$2])" office:value-type="float" office:value="78375" calcext:value-type="float">
            <text:p>78375</text:p>
          </table:table-cell>
          <table:table-cell table:style-name="ce3" table:formula="of:=[.F423]-[.H423]" office:value-type="float" office:value="-613" calcext:value-type="float">
            <text:p>-613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office:value-type="float" office:value="79927" calcext:value-type="float">
            <text:p>79927</text:p>
          </table:table-cell>
          <table:table-cell office:value-type="float" office:value="80070" calcext:value-type="float">
            <text:p>80070</text:p>
          </table:table-cell>
          <table:table-cell office:value-type="float" office:value="79995" calcext:value-type="float">
            <text:p>79995</text:p>
          </table:table-cell>
          <table:table-cell office:value-type="float" office:value="143" calcext:value-type="float">
            <text:p>143</text:p>
          </table:table-cell>
          <table:table-cell table:style-name="ce2" table:formula="of:=[.$C$1]+([.A424]*[.$F$1]) + ([.C424]*[.$F$2])" office:value-type="float" office:value="79320" calcext:value-type="float">
            <text:p>79320</text:p>
          </table:table-cell>
          <table:table-cell table:style-name="ce3" table:formula="of:=[.F424]-[.H424]" office:value-type="float" office:value="675" calcext:value-type="float">
            <text:p>+67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office:value-type="float" office:value="80017" calcext:value-type="float">
            <text:p>80017</text:p>
          </table:table-cell>
          <table:table-cell office:value-type="float" office:value="80099" calcext:value-type="float">
            <text:p>80099</text:p>
          </table:table-cell>
          <table:table-cell office:value-type="float" office:value="80067" calcext:value-type="float">
            <text:p>80067</text:p>
          </table:table-cell>
          <table:table-cell office:value-type="float" office:value="82" calcext:value-type="float">
            <text:p>82</text:p>
          </table:table-cell>
          <table:table-cell table:style-name="ce2" table:formula="of:=[.$C$1]+([.A425]*[.$F$1]) + ([.C425]*[.$F$2])" office:value-type="float" office:value="80265" calcext:value-type="float">
            <text:p>80265</text:p>
          </table:table-cell>
          <table:table-cell table:style-name="ce3" table:formula="of:=[.F425]-[.H425]" office:value-type="float" office:value="-198" calcext:value-type="float">
            <text:p>-19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  <table:table-cell office:value-type="float" office:value="79838" calcext:value-type="float">
            <text:p>79838</text:p>
          </table:table-cell>
          <table:table-cell office:value-type="float" office:value="79974" calcext:value-type="float">
            <text:p>79974</text:p>
          </table:table-cell>
          <table:table-cell office:value-type="float" office:value="79906" calcext:value-type="float">
            <text:p>79906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426]*[.$F$1]) + ([.C426]*[.$F$2])" office:value-type="float" office:value="81210" calcext:value-type="float">
            <text:p>81210</text:p>
          </table:table-cell>
          <table:table-cell table:style-name="ce3" table:formula="of:=[.F426]-[.H426]" office:value-type="float" office:value="-1304" calcext:value-type="float">
            <text:p>-130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61" calcext:value-type="float">
            <text:p>261</text:p>
          </table:table-cell>
          <table:table-cell office:value-type="float" office:value="82154" calcext:value-type="float">
            <text:p>82154</text:p>
          </table:table-cell>
          <table:table-cell office:value-type="float" office:value="82292" calcext:value-type="float">
            <text:p>82292</text:p>
          </table:table-cell>
          <table:table-cell office:value-type="float" office:value="82220" calcext:value-type="float">
            <text:p>82220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427]*[.$F$1]) + ([.C427]*[.$F$2])" office:value-type="float" office:value="82155" calcext:value-type="float">
            <text:p>82155</text:p>
          </table:table-cell>
          <table:table-cell table:style-name="ce3" table:formula="of:=[.F427]-[.H427]" office:value-type="float" office:value="65" calcext:value-type="float">
            <text:p>+6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82091" calcext:value-type="float">
            <text:p>82091</text:p>
          </table:table-cell>
          <table:table-cell office:value-type="float" office:value="82218" calcext:value-type="float">
            <text:p>82218</text:p>
          </table:table-cell>
          <table:table-cell office:value-type="float" office:value="82163" calcext:value-type="float">
            <text:p>82163</text:p>
          </table:table-cell>
          <table:table-cell office:value-type="float" office:value="127" calcext:value-type="float">
            <text:p>127</text:p>
          </table:table-cell>
          <table:table-cell table:style-name="ce2" table:formula="of:=[.$C$1]+([.A428]*[.$F$1]) + ([.C428]*[.$F$2])" office:value-type="float" office:value="83100" calcext:value-type="float">
            <text:p>83100</text:p>
          </table:table-cell>
          <table:table-cell table:style-name="ce3" table:formula="of:=[.F428]-[.H428]" office:value-type="float" office:value="-937" calcext:value-type="float">
            <text:p>-93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float" office:value="84290" calcext:value-type="float">
            <text:p>84290</text:p>
          </table:table-cell>
          <table:table-cell office:value-type="float" office:value="84469" calcext:value-type="float">
            <text:p>84469</text:p>
          </table:table-cell>
          <table:table-cell office:value-type="float" office:value="84387" calcext:value-type="float">
            <text:p>84387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429]*[.$F$1]) + ([.C429]*[.$F$2])" office:value-type="float" office:value="84045" calcext:value-type="float">
            <text:p>84045</text:p>
          </table:table-cell>
          <table:table-cell table:style-name="ce3" table:formula="of:=[.F429]-[.H429]" office:value-type="float" office:value="342" calcext:value-type="float">
            <text:p>+34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office:value-type="float" office:value="84371" calcext:value-type="float">
            <text:p>84371</text:p>
          </table:table-cell>
          <table:table-cell office:value-type="float" office:value="84473" calcext:value-type="float">
            <text:p>84473</text:p>
          </table:table-cell>
          <table:table-cell office:value-type="float" office:value="84420" calcext:value-type="float">
            <text:p>84420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430]*[.$F$1]) + ([.C430]*[.$F$2])" office:value-type="float" office:value="84990" calcext:value-type="float">
            <text:p>84990</text:p>
          </table:table-cell>
          <table:table-cell table:style-name="ce3" table:formula="of:=[.F430]-[.H430]" office:value-type="float" office:value="-570" calcext:value-type="float">
            <text:p>-57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97" calcext:value-type="float">
            <text:p>297</text:p>
          </table:table-cell>
          <table:table-cell office:value-type="float" office:value="86501" calcext:value-type="float">
            <text:p>86501</text:p>
          </table:table-cell>
          <table:table-cell office:value-type="float" office:value="86651" calcext:value-type="float">
            <text:p>86651</text:p>
          </table:table-cell>
          <table:table-cell office:value-type="float" office:value="86579" calcext:value-type="float">
            <text:p>86579</text:p>
          </table:table-cell>
          <table:table-cell office:value-type="float" office:value="150" calcext:value-type="float">
            <text:p>150</text:p>
          </table:table-cell>
          <table:table-cell table:style-name="ce2" table:formula="of:=[.$C$1]+([.A431]*[.$F$1]) + ([.C431]*[.$F$2])" office:value-type="float" office:value="85935" calcext:value-type="float">
            <text:p>85935</text:p>
          </table:table-cell>
          <table:table-cell table:style-name="ce3" table:formula="of:=[.F431]-[.H431]" office:value-type="float" office:value="644" calcext:value-type="float">
            <text:p>+64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06" calcext:value-type="float">
            <text:p>306</text:p>
          </table:table-cell>
          <table:table-cell office:value-type="float" office:value="86488" calcext:value-type="float">
            <text:p>86488</text:p>
          </table:table-cell>
          <table:table-cell office:value-type="float" office:value="86690" calcext:value-type="float">
            <text:p>86690</text:p>
          </table:table-cell>
          <table:table-cell office:value-type="float" office:value="86592" calcext:value-type="float">
            <text:p>86592</text:p>
          </table:table-cell>
          <table:table-cell office:value-type="float" office:value="202" calcext:value-type="float">
            <text:p>202</text:p>
          </table:table-cell>
          <table:table-cell table:style-name="ce2" table:formula="of:=[.$C$1]+([.A432]*[.$F$1]) + ([.C432]*[.$F$2])" office:value-type="float" office:value="86880" calcext:value-type="float">
            <text:p>86880</text:p>
          </table:table-cell>
          <table:table-cell table:style-name="ce3" table:formula="of:=[.F432]-[.H432]" office:value-type="float" office:value="-288" calcext:value-type="float">
            <text:p>-28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  <table:table-cell office:value-type="float" office:value="86533" calcext:value-type="float">
            <text:p>86533</text:p>
          </table:table-cell>
          <table:table-cell office:value-type="float" office:value="86667" calcext:value-type="float">
            <text:p>86667</text:p>
          </table:table-cell>
          <table:table-cell office:value-type="float" office:value="86620" calcext:value-type="float">
            <text:p>86620</text:p>
          </table:table-cell>
          <table:table-cell office:value-type="float" office:value="134" calcext:value-type="float">
            <text:p>134</text:p>
          </table:table-cell>
          <table:table-cell table:style-name="ce2" table:formula="of:=[.$C$1]+([.A433]*[.$F$1]) + ([.C433]*[.$F$2])" office:value-type="float" office:value="87825" calcext:value-type="float">
            <text:p>87825</text:p>
          </table:table-cell>
          <table:table-cell table:style-name="ce3" table:formula="of:=[.F433]-[.H433]" office:value-type="float" office:value="-1205" calcext:value-type="float">
            <text:p>-120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24" calcext:value-type="float">
            <text:p>324</text:p>
          </table:table-cell>
          <table:table-cell office:value-type="float" office:value="88590" calcext:value-type="float">
            <text:p>88590</text:p>
          </table:table-cell>
          <table:table-cell office:value-type="float" office:value="88774" calcext:value-type="float">
            <text:p>88774</text:p>
          </table:table-cell>
          <table:table-cell office:value-type="float" office:value="88699" calcext:value-type="float">
            <text:p>88699</text:p>
          </table:table-cell>
          <table:table-cell office:value-type="float" office:value="184" calcext:value-type="float">
            <text:p>184</text:p>
          </table:table-cell>
          <table:table-cell table:style-name="ce2" table:formula="of:=[.$C$1]+([.A434]*[.$F$1]) + ([.C434]*[.$F$2])" office:value-type="float" office:value="88770" calcext:value-type="float">
            <text:p>88770</text:p>
          </table:table-cell>
          <table:table-cell table:style-name="ce3" table:formula="of:=[.F434]-[.H434]" office:value-type="float" office:value="-71" calcext:value-type="float">
            <text:p>-7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33" calcext:value-type="float">
            <text:p>333</text:p>
          </table:table-cell>
          <table:table-cell office:value-type="float" office:value="88669" calcext:value-type="float">
            <text:p>88669</text:p>
          </table:table-cell>
          <table:table-cell office:value-type="float" office:value="88848" calcext:value-type="float">
            <text:p>88848</text:p>
          </table:table-cell>
          <table:table-cell office:value-type="float" office:value="88769" calcext:value-type="float">
            <text:p>88769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435]*[.$F$1]) + ([.C435]*[.$F$2])" office:value-type="float" office:value="89715" calcext:value-type="float">
            <text:p>89715</text:p>
          </table:table-cell>
          <table:table-cell table:style-name="ce3" table:formula="of:=[.F435]-[.H435]" office:value-type="float" office:value="-946" calcext:value-type="float">
            <text:p>-94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42" calcext:value-type="float">
            <text:p>342</text:p>
          </table:table-cell>
          <table:table-cell office:value-type="float" office:value="90873" calcext:value-type="float">
            <text:p>90873</text:p>
          </table:table-cell>
          <table:table-cell office:value-type="float" office:value="91025" calcext:value-type="float">
            <text:p>91025</text:p>
          </table:table-cell>
          <table:table-cell office:value-type="float" office:value="90931" calcext:value-type="float">
            <text:p>90931</text:p>
          </table:table-cell>
          <table:table-cell office:value-type="float" office:value="152" calcext:value-type="float">
            <text:p>152</text:p>
          </table:table-cell>
          <table:table-cell table:style-name="ce2" table:formula="of:=[.$C$1]+([.A436]*[.$F$1]) + ([.C436]*[.$F$2])" office:value-type="float" office:value="90660" calcext:value-type="float">
            <text:p>90660</text:p>
          </table:table-cell>
          <table:table-cell table:style-name="ce3" table:formula="of:=[.F436]-[.H436]" office:value-type="float" office:value="271" calcext:value-type="float">
            <text:p>+27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 office:value-type="float" office:value="90984" calcext:value-type="float">
            <text:p>90984</text:p>
          </table:table-cell>
          <table:table-cell office:value-type="float" office:value="91055" calcext:value-type="float">
            <text:p>91055</text:p>
          </table:table-cell>
          <table:table-cell office:value-type="float" office:value="91021" calcext:value-type="float">
            <text:p>91021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437]*[.$F$1]) + ([.C437]*[.$F$2])" office:value-type="float" office:value="91605" calcext:value-type="float">
            <text:p>91605</text:p>
          </table:table-cell>
          <table:table-cell table:style-name="ce3" table:formula="of:=[.F437]-[.H437]" office:value-type="float" office:value="-584" calcext:value-type="float">
            <text:p>-58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93075" calcext:value-type="float">
            <text:p>93075</text:p>
          </table:table-cell>
          <table:table-cell office:value-type="float" office:value="93201" calcext:value-type="float">
            <text:p>93201</text:p>
          </table:table-cell>
          <table:table-cell office:value-type="float" office:value="93145" calcext:value-type="float">
            <text:p>93145</text:p>
          </table:table-cell>
          <table:table-cell office:value-type="float" office:value="126" calcext:value-type="float">
            <text:p>126</text:p>
          </table:table-cell>
          <table:table-cell table:style-name="ce2" table:formula="of:=[.$C$1]+([.A438]*[.$F$1]) + ([.C438]*[.$F$2])" office:value-type="float" office:value="92550" calcext:value-type="float">
            <text:p>92550</text:p>
          </table:table-cell>
          <table:table-cell table:style-name="ce3" table:formula="of:=[.F438]-[.H438]" office:value-type="float" office:value="595" calcext:value-type="float">
            <text:p>+59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69" calcext:value-type="float">
            <text:p>369</text:p>
          </table:table-cell>
          <table:table-cell office:value-type="float" office:value="93082" calcext:value-type="float">
            <text:p>93082</text:p>
          </table:table-cell>
          <table:table-cell office:value-type="float" office:value="93219" calcext:value-type="float">
            <text:p>93219</text:p>
          </table:table-cell>
          <table:table-cell office:value-type="float" office:value="93151" calcext:value-type="float">
            <text:p>93151</text:p>
          </table:table-cell>
          <table:table-cell office:value-type="float" office:value="137" calcext:value-type="float">
            <text:p>137</text:p>
          </table:table-cell>
          <table:table-cell table:style-name="ce2" table:formula="of:=[.$C$1]+([.A439]*[.$F$1]) + ([.C439]*[.$F$2])" office:value-type="float" office:value="93495" calcext:value-type="float">
            <text:p>93495</text:p>
          </table:table-cell>
          <table:table-cell table:style-name="ce3" table:formula="of:=[.F439]-[.H439]" office:value-type="float" office:value="-344" calcext:value-type="float">
            <text:p>-34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78" calcext:value-type="float">
            <text:p>378</text:p>
          </table:table-cell>
          <table:table-cell office:value-type="float" office:value="93081" calcext:value-type="float">
            <text:p>93081</text:p>
          </table:table-cell>
          <table:table-cell office:value-type="float" office:value="93271" calcext:value-type="float">
            <text:p>93271</text:p>
          </table:table-cell>
          <table:table-cell office:value-type="float" office:value="93166" calcext:value-type="float">
            <text:p>93166</text:p>
          </table:table-cell>
          <table:table-cell office:value-type="float" office:value="190" calcext:value-type="float">
            <text:p>190</text:p>
          </table:table-cell>
          <table:table-cell table:style-name="ce2" table:formula="of:=[.$C$1]+([.A440]*[.$F$1]) + ([.C440]*[.$F$2])" office:value-type="float" office:value="94440" calcext:value-type="float">
            <text:p>94440</text:p>
          </table:table-cell>
          <table:table-cell table:style-name="ce3" table:formula="of:=[.F440]-[.H440]" office:value-type="float" office:value="-1274" calcext:value-type="float">
            <text:p>-127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87" calcext:value-type="float">
            <text:p>387</text:p>
          </table:table-cell>
          <table:table-cell office:value-type="float" office:value="95282" calcext:value-type="float">
            <text:p>95282</text:p>
          </table:table-cell>
          <table:table-cell office:value-type="float" office:value="95399" calcext:value-type="float">
            <text:p>95399</text:p>
          </table:table-cell>
          <table:table-cell office:value-type="float" office:value="95355" calcext:value-type="float">
            <text:p>95355</text:p>
          </table:table-cell>
          <table:table-cell office:value-type="float" office:value="117" calcext:value-type="float">
            <text:p>117</text:p>
          </table:table-cell>
          <table:table-cell table:style-name="ce2" table:formula="of:=[.$C$1]+([.A441]*[.$F$1]) + ([.C441]*[.$F$2])" office:value-type="float" office:value="95385" calcext:value-type="float">
            <text:p>95385</text:p>
          </table:table-cell>
          <table:table-cell table:style-name="ce3" table:formula="of:=[.F441]-[.H441]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96" calcext:value-type="float">
            <text:p>396</text:p>
          </table:table-cell>
          <table:table-cell office:value-type="float" office:value="95342" calcext:value-type="float">
            <text:p>95342</text:p>
          </table:table-cell>
          <table:table-cell office:value-type="float" office:value="95403" calcext:value-type="float">
            <text:p>95403</text:p>
          </table:table-cell>
          <table:table-cell office:value-type="float" office:value="95365" calcext:value-type="float">
            <text:p>95365</text:p>
          </table:table-cell>
          <table:table-cell office:value-type="float" office:value="61" calcext:value-type="float">
            <text:p>61</text:p>
          </table:table-cell>
          <table:table-cell table:style-name="ce2" table:formula="of:=[.$C$1]+([.A442]*[.$F$1]) + ([.C442]*[.$F$2])" office:value-type="float" office:value="96330" calcext:value-type="float">
            <text:p>96330</text:p>
          </table:table-cell>
          <table:table-cell table:style-name="ce3" table:formula="of:=[.F442]-[.H442]" office:value-type="float" office:value="-965" calcext:value-type="float">
            <text:p>-96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  <table:table-cell office:value-type="float" office:value="97438" calcext:value-type="float">
            <text:p>97438</text:p>
          </table:table-cell>
          <table:table-cell office:value-type="float" office:value="97510" calcext:value-type="float">
            <text:p>97510</text:p>
          </table:table-cell>
          <table:table-cell office:value-type="float" office:value="97472" calcext:value-type="float">
            <text:p>97472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443]*[.$F$1]) + ([.C443]*[.$F$2])" office:value-type="float" office:value="97275" calcext:value-type="float">
            <text:p>97275</text:p>
          </table:table-cell>
          <table:table-cell table:style-name="ce3" table:formula="of:=[.F443]-[.H443]" office:value-type="float" office:value="197" calcext:value-type="float">
            <text:p>+19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14" calcext:value-type="float">
            <text:p>414</text:p>
          </table:table-cell>
          <table:table-cell office:value-type="float" office:value="97437" calcext:value-type="float">
            <text:p>97437</text:p>
          </table:table-cell>
          <table:table-cell office:value-type="float" office:value="97566" calcext:value-type="float">
            <text:p>97566</text:p>
          </table:table-cell>
          <table:table-cell office:value-type="float" office:value="97509" calcext:value-type="float">
            <text:p>97509</text:p>
          </table:table-cell>
          <table:table-cell office:value-type="float" office:value="129" calcext:value-type="float">
            <text:p>129</text:p>
          </table:table-cell>
          <table:table-cell table:style-name="ce2" table:formula="of:=[.$C$1]+([.A444]*[.$F$1]) + ([.C444]*[.$F$2])" office:value-type="float" office:value="98220" calcext:value-type="float">
            <text:p>98220</text:p>
          </table:table-cell>
          <table:table-cell table:style-name="ce3" table:formula="of:=[.F444]-[.H444]" office:value-type="float" office:value="-711" calcext:value-type="float">
            <text:p>-71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23" calcext:value-type="float">
            <text:p>423</text:p>
          </table:table-cell>
          <table:table-cell office:value-type="float" office:value="99727" calcext:value-type="float">
            <text:p>99727</text:p>
          </table:table-cell>
          <table:table-cell office:value-type="float" office:value="99770" calcext:value-type="float">
            <text:p>99770</text:p>
          </table:table-cell>
          <table:table-cell office:value-type="float" office:value="99754" calcext:value-type="float">
            <text:p>99754</text:p>
          </table:table-cell>
          <table:table-cell office:value-type="float" office:value="43" calcext:value-type="float">
            <text:p>43</text:p>
          </table:table-cell>
          <table:table-cell table:style-name="ce2" table:formula="of:=[.$C$1]+([.A445]*[.$F$1]) + ([.C445]*[.$F$2])" office:value-type="float" office:value="99165" calcext:value-type="float">
            <text:p>99165</text:p>
          </table:table-cell>
          <table:table-cell table:style-name="ce3" table:formula="of:=[.F445]-[.H445]" office:value-type="float" office:value="589" calcext:value-type="float">
            <text:p>+589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office:value-type="float" office:value="99652" calcext:value-type="float">
            <text:p>99652</text:p>
          </table:table-cell>
          <table:table-cell office:value-type="float" office:value="99843" calcext:value-type="float">
            <text:p>99843</text:p>
          </table:table-cell>
          <table:table-cell office:value-type="float" office:value="99768" calcext:value-type="float">
            <text:p>99768</text:p>
          </table:table-cell>
          <table:table-cell office:value-type="float" office:value="191" calcext:value-type="float">
            <text:p>191</text:p>
          </table:table-cell>
          <table:table-cell table:style-name="ce2" table:formula="of:=[.$C$1]+([.A446]*[.$F$1]) + ([.C446]*[.$F$2])" office:value-type="float" office:value="100110" calcext:value-type="float">
            <text:p>100110</text:p>
          </table:table-cell>
          <table:table-cell table:style-name="ce3" table:formula="of:=[.F446]-[.H446]" office:value-type="float" office:value="-342" calcext:value-type="float">
            <text:p>-34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41" calcext:value-type="float">
            <text:p>441</text:p>
          </table:table-cell>
          <table:table-cell office:value-type="float" office:value="99679" calcext:value-type="float">
            <text:p>99679</text:p>
          </table:table-cell>
          <table:table-cell office:value-type="float" office:value="99812" calcext:value-type="float">
            <text:p>99812</text:p>
          </table:table-cell>
          <table:table-cell office:value-type="float" office:value="99747" calcext:value-type="float">
            <text:p>99747</text:p>
          </table:table-cell>
          <table:table-cell office:value-type="float" office:value="133" calcext:value-type="float">
            <text:p>133</text:p>
          </table:table-cell>
          <table:table-cell table:style-name="ce2" table:formula="of:=[.$C$1]+([.A447]*[.$F$1]) + ([.C447]*[.$F$2])" office:value-type="float" office:value="101055" calcext:value-type="float">
            <text:p>101055</text:p>
          </table:table-cell>
          <table:table-cell table:style-name="ce3" table:formula="of:=[.F447]-[.H447]" office:value-type="float" office:value="-1308" calcext:value-type="float">
            <text:p>-130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1131" calcext:value-type="float">
            <text:p>61131</text:p>
          </table:table-cell>
          <table:table-cell office:value-type="float" office:value="61209" calcext:value-type="float">
            <text:p>61209</text:p>
          </table:table-cell>
          <table:table-cell office:value-type="float" office:value="61181" calcext:value-type="float">
            <text:p>61181</text:p>
          </table:table-cell>
          <table:table-cell office:value-type="float" office:value="78" calcext:value-type="float">
            <text:p>78</text:p>
          </table:table-cell>
          <table:table-cell table:style-name="ce2" table:formula="of:=[.$C$1]+([.A448]*[.$F$1]) + ([.C448]*[.$F$2])" office:value-type="float" office:value="61050" calcext:value-type="float">
            <text:p>61050</text:p>
          </table:table-cell>
          <table:table-cell table:style-name="ce3" table:formula="of:=[.F448]-[.H448]" office:value-type="float" office:value="131" calcext:value-type="float">
            <text:p>+13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1144" calcext:value-type="float">
            <text:p>61144</text:p>
          </table:table-cell>
          <table:table-cell office:value-type="float" office:value="61241" calcext:value-type="float">
            <text:p>61241</text:p>
          </table:table-cell>
          <table:table-cell office:value-type="float" office:value="61198" calcext:value-type="float">
            <text:p>61198</text:p>
          </table:table-cell>
          <table:table-cell office:value-type="float" office:value="97" calcext:value-type="float">
            <text:p>97</text:p>
          </table:table-cell>
          <table:table-cell table:style-name="ce2" table:formula="of:=[.$C$1]+([.A449]*[.$F$1]) + ([.C449]*[.$F$2])" office:value-type="float" office:value="62100" calcext:value-type="float">
            <text:p>62100</text:p>
          </table:table-cell>
          <table:table-cell table:style-name="ce3" table:formula="of:=[.F449]-[.H449]" office:value-type="float" office:value="-902" calcext:value-type="float">
            <text:p>-90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3426" calcext:value-type="float">
            <text:p>63426</text:p>
          </table:table-cell>
          <table:table-cell office:value-type="float" office:value="63534" calcext:value-type="float">
            <text:p>63534</text:p>
          </table:table-cell>
          <table:table-cell office:value-type="float" office:value="63476" calcext:value-type="float">
            <text:p>63476</text:p>
          </table:table-cell>
          <table:table-cell office:value-type="float" office:value="108" calcext:value-type="float">
            <text:p>108</text:p>
          </table:table-cell>
          <table:table-cell table:style-name="ce2" table:formula="of:=[.$C$1]+([.A450]*[.$F$1]) + ([.C450]*[.$F$2])" office:value-type="float" office:value="63150" calcext:value-type="float">
            <text:p>63150</text:p>
          </table:table-cell>
          <table:table-cell table:style-name="ce3" table:formula="of:=[.F450]-[.H450]" office:value-type="float" office:value="326" calcext:value-type="float">
            <text:p>+32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3687" calcext:value-type="float">
            <text:p>63687</text:p>
          </table:table-cell>
          <table:table-cell office:value-type="float" office:value="63736" calcext:value-type="float">
            <text:p>63736</text:p>
          </table:table-cell>
          <table:table-cell office:value-type="float" office:value="63715" calcext:value-type="float">
            <text:p>63715</text:p>
          </table:table-cell>
          <table:table-cell office:value-type="float" office:value="49" calcext:value-type="float">
            <text:p>49</text:p>
          </table:table-cell>
          <table:table-cell table:style-name="ce2" table:formula="of:=[.$C$1]+([.A451]*[.$F$1]) + ([.C451]*[.$F$2])" office:value-type="float" office:value="64200" calcext:value-type="float">
            <text:p>64200</text:p>
          </table:table-cell>
          <table:table-cell table:style-name="ce3" table:formula="of:=[.F451]-[.H451]" office:value-type="float" office:value="-485" calcext:value-type="float">
            <text:p>-48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5855" calcext:value-type="float">
            <text:p>65855</text:p>
          </table:table-cell>
          <table:table-cell office:value-type="float" office:value="66154" calcext:value-type="float">
            <text:p>66154</text:p>
          </table:table-cell>
          <table:table-cell office:value-type="float" office:value="66013" calcext:value-type="float">
            <text:p>66013</text:p>
          </table:table-cell>
          <table:table-cell office:value-type="float" office:value="299" calcext:value-type="float">
            <text:p>299</text:p>
          </table:table-cell>
          <table:table-cell table:style-name="ce2" table:formula="of:=[.$C$1]+([.A452]*[.$F$1]) + ([.C452]*[.$F$2])" office:value-type="float" office:value="65250" calcext:value-type="float">
            <text:p>65250</text:p>
          </table:table-cell>
          <table:table-cell table:style-name="ce3" table:formula="of:=[.F452]-[.H452]" office:value-type="float" office:value="763" calcext:value-type="float">
            <text:p>+763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5946" calcext:value-type="float">
            <text:p>65946</text:p>
          </table:table-cell>
          <table:table-cell office:value-type="float" office:value="66102" calcext:value-type="float">
            <text:p>66102</text:p>
          </table:table-cell>
          <table:table-cell office:value-type="float" office:value="66012" calcext:value-type="float">
            <text:p>66012</text:p>
          </table:table-cell>
          <table:table-cell office:value-type="float" office:value="156" calcext:value-type="float">
            <text:p>156</text:p>
          </table:table-cell>
          <table:table-cell table:style-name="ce2" table:formula="of:=[.$C$1]+([.A453]*[.$F$1]) + ([.C453]*[.$F$2])" office:value-type="float" office:value="66300" calcext:value-type="float">
            <text:p>66300</text:p>
          </table:table-cell>
          <table:table-cell table:style-name="ce3" table:formula="of:=[.F453]-[.H453]" office:value-type="float" office:value="-288" calcext:value-type="float">
            <text:p>-28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5975" calcext:value-type="float">
            <text:p>65975</text:p>
          </table:table-cell>
          <table:table-cell office:value-type="float" office:value="66106" calcext:value-type="float">
            <text:p>66106</text:p>
          </table:table-cell>
          <table:table-cell office:value-type="float" office:value="66037" calcext:value-type="float">
            <text:p>66037</text:p>
          </table:table-cell>
          <table:table-cell office:value-type="float" office:value="131" calcext:value-type="float">
            <text:p>131</text:p>
          </table:table-cell>
          <table:table-cell table:style-name="ce2" table:formula="of:=[.$C$1]+([.A454]*[.$F$1]) + ([.C454]*[.$F$2])" office:value-type="float" office:value="67350" calcext:value-type="float">
            <text:p>67350</text:p>
          </table:table-cell>
          <table:table-cell table:style-name="ce3" table:formula="of:=[.F454]-[.H454]" office:value-type="float" office:value="-1313" calcext:value-type="float">
            <text:p>-1313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8497" calcext:value-type="float">
            <text:p>68497</text:p>
          </table:table-cell>
          <table:table-cell office:value-type="float" office:value="68604" calcext:value-type="float">
            <text:p>68604</text:p>
          </table:table-cell>
          <table:table-cell office:value-type="float" office:value="68538" calcext:value-type="float">
            <text:p>68538</text:p>
          </table:table-cell>
          <table:table-cell office:value-type="float" office:value="107" calcext:value-type="float">
            <text:p>107</text:p>
          </table:table-cell>
          <table:table-cell table:style-name="ce2" table:formula="of:=[.$C$1]+([.A455]*[.$F$1]) + ([.C455]*[.$F$2])" office:value-type="float" office:value="68400" calcext:value-type="float">
            <text:p>68400</text:p>
          </table:table-cell>
          <table:table-cell table:style-name="ce3" table:formula="of:=[.F455]-[.H455]" office:value-type="float" office:value="138" calcext:value-type="float">
            <text:p>+13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68433" calcext:value-type="float">
            <text:p>68433</text:p>
          </table:table-cell>
          <table:table-cell office:value-type="float" office:value="68556" calcext:value-type="float">
            <text:p>68556</text:p>
          </table:table-cell>
          <table:table-cell office:value-type="float" office:value="68505" calcext:value-type="float">
            <text:p>68505</text:p>
          </table:table-cell>
          <table:table-cell office:value-type="float" office:value="123" calcext:value-type="float">
            <text:p>123</text:p>
          </table:table-cell>
          <table:table-cell table:style-name="ce2" table:formula="of:=[.$C$1]+([.A456]*[.$F$1]) + ([.C456]*[.$F$2])" office:value-type="float" office:value="69450" calcext:value-type="float">
            <text:p>69450</text:p>
          </table:table-cell>
          <table:table-cell table:style-name="ce3" table:formula="of:=[.F456]-[.H456]" office:value-type="float" office:value="-945" calcext:value-type="float">
            <text:p>-945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777" calcext:value-type="float">
            <text:p>70777</text:p>
          </table:table-cell>
          <table:table-cell office:value-type="float" office:value="70953" calcext:value-type="float">
            <text:p>70953</text:p>
          </table:table-cell>
          <table:table-cell office:value-type="float" office:value="70884" calcext:value-type="float">
            <text:p>70884</text:p>
          </table:table-cell>
          <table:table-cell office:value-type="float" office:value="176" calcext:value-type="float">
            <text:p>176</text:p>
          </table:table-cell>
          <table:table-cell table:style-name="ce2" table:formula="of:=[.$C$1]+([.A457]*[.$F$1]) + ([.C457]*[.$F$2])" office:value-type="float" office:value="70500" calcext:value-type="float">
            <text:p>70500</text:p>
          </table:table-cell>
          <table:table-cell table:style-name="ce3" table:formula="of:=[.F457]-[.H457]" office:value-type="float" office:value="384" calcext:value-type="float">
            <text:p>+38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70858" calcext:value-type="float">
            <text:p>70858</text:p>
          </table:table-cell>
          <table:table-cell office:value-type="float" office:value="70930" calcext:value-type="float">
            <text:p>70930</text:p>
          </table:table-cell>
          <table:table-cell office:value-type="float" office:value="70894" calcext:value-type="float">
            <text:p>70894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458]*[.$F$1]) + ([.C458]*[.$F$2])" office:value-type="float" office:value="71550" calcext:value-type="float">
            <text:p>71550</text:p>
          </table:table-cell>
          <table:table-cell table:style-name="ce3" table:formula="of:=[.F458]-[.H458]" office:value-type="float" office:value="-656" calcext:value-type="float">
            <text:p>-65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73277" calcext:value-type="float">
            <text:p>73277</text:p>
          </table:table-cell>
          <table:table-cell office:value-type="float" office:value="73454" calcext:value-type="float">
            <text:p>73454</text:p>
          </table:table-cell>
          <table:table-cell office:value-type="float" office:value="73355" calcext:value-type="float">
            <text:p>73355</text:p>
          </table:table-cell>
          <table:table-cell office:value-type="float" office:value="177" calcext:value-type="float">
            <text:p>177</text:p>
          </table:table-cell>
          <table:table-cell table:style-name="ce2" table:formula="of:=[.$C$1]+([.A459]*[.$F$1]) + ([.C459]*[.$F$2])" office:value-type="float" office:value="72600" calcext:value-type="float">
            <text:p>72600</text:p>
          </table:table-cell>
          <table:table-cell table:style-name="ce3" table:formula="of:=[.F459]-[.H459]" office:value-type="float" office:value="755" calcext:value-type="float">
            <text:p>+75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73178" calcext:value-type="float">
            <text:p>73178</text:p>
          </table:table-cell>
          <table:table-cell office:value-type="float" office:value="73391" calcext:value-type="float">
            <text:p>73391</text:p>
          </table:table-cell>
          <table:table-cell office:value-type="float" office:value="73284" calcext:value-type="float">
            <text:p>73284</text:p>
          </table:table-cell>
          <table:table-cell office:value-type="float" office:value="213" calcext:value-type="float">
            <text:p>213</text:p>
          </table:table-cell>
          <table:table-cell table:style-name="ce2" table:formula="of:=[.$C$1]+([.A460]*[.$F$1]) + ([.C460]*[.$F$2])" office:value-type="float" office:value="73650" calcext:value-type="float">
            <text:p>73650</text:p>
          </table:table-cell>
          <table:table-cell table:style-name="ce3" table:formula="of:=[.F460]-[.H460]" office:value-type="float" office:value="-366" calcext:value-type="float">
            <text:p>-36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73214" calcext:value-type="float">
            <text:p>73214</text:p>
          </table:table-cell>
          <table:table-cell office:value-type="float" office:value="73362" calcext:value-type="float">
            <text:p>73362</text:p>
          </table:table-cell>
          <table:table-cell office:value-type="float" office:value="73298" calcext:value-type="float">
            <text:p>73298</text:p>
          </table:table-cell>
          <table:table-cell office:value-type="float" office:value="148" calcext:value-type="float">
            <text:p>148</text:p>
          </table:table-cell>
          <table:table-cell table:style-name="ce2" table:formula="of:=[.$C$1]+([.A461]*[.$F$1]) + ([.C461]*[.$F$2])" office:value-type="float" office:value="74700" calcext:value-type="float">
            <text:p>74700</text:p>
          </table:table-cell>
          <table:table-cell table:style-name="ce3" table:formula="of:=[.F461]-[.H461]" office:value-type="float" office:value="-1402" calcext:value-type="float">
            <text:p>-140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75808" calcext:value-type="float">
            <text:p>75808</text:p>
          </table:table-cell>
          <table:table-cell office:value-type="float" office:value="75948" calcext:value-type="float">
            <text:p>75948</text:p>
          </table:table-cell>
          <table:table-cell office:value-type="float" office:value="75872" calcext:value-type="float">
            <text:p>75872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462]*[.$F$1]) + ([.C462]*[.$F$2])" office:value-type="float" office:value="75750" calcext:value-type="float">
            <text:p>75750</text:p>
          </table:table-cell>
          <table:table-cell table:style-name="ce3" table:formula="of:=[.F462]-[.H462]" office:value-type="float" office:value="122" calcext:value-type="float">
            <text:p>+12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75783" calcext:value-type="float">
            <text:p>75783</text:p>
          </table:table-cell>
          <table:table-cell office:value-type="float" office:value="75870" calcext:value-type="float">
            <text:p>75870</text:p>
          </table:table-cell>
          <table:table-cell office:value-type="float" office:value="75827" calcext:value-type="float">
            <text:p>75827</text:p>
          </table:table-cell>
          <table:table-cell office:value-type="float" office:value="87" calcext:value-type="float">
            <text:p>87</text:p>
          </table:table-cell>
          <table:table-cell table:style-name="ce2" table:formula="of:=[.$C$1]+([.A463]*[.$F$1]) + ([.C463]*[.$F$2])" office:value-type="float" office:value="76800" calcext:value-type="float">
            <text:p>76800</text:p>
          </table:table-cell>
          <table:table-cell table:style-name="ce3" table:formula="of:=[.F463]-[.H463]" office:value-type="float" office:value="-973" calcext:value-type="float">
            <text:p>-973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78194" calcext:value-type="float">
            <text:p>78194</text:p>
          </table:table-cell>
          <table:table-cell office:value-type="float" office:value="78332" calcext:value-type="float">
            <text:p>78332</text:p>
          </table:table-cell>
          <table:table-cell office:value-type="float" office:value="78250" calcext:value-type="float">
            <text:p>78250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464]*[.$F$1]) + ([.C464]*[.$F$2])" office:value-type="float" office:value="77850" calcext:value-type="float">
            <text:p>77850</text:p>
          </table:table-cell>
          <table:table-cell table:style-name="ce3" table:formula="of:=[.F464]-[.H464]" office:value-type="float" office:value="400" calcext:value-type="float">
            <text:p>+40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78101" calcext:value-type="float">
            <text:p>78101</text:p>
          </table:table-cell>
          <table:table-cell office:value-type="float" office:value="78217" calcext:value-type="float">
            <text:p>78217</text:p>
          </table:table-cell>
          <table:table-cell office:value-type="float" office:value="78165" calcext:value-type="float">
            <text:p>78165</text:p>
          </table:table-cell>
          <table:table-cell office:value-type="float" office:value="116" calcext:value-type="float">
            <text:p>116</text:p>
          </table:table-cell>
          <table:table-cell table:style-name="ce2" table:formula="of:=[.$C$1]+([.A465]*[.$F$1]) + ([.C465]*[.$F$2])" office:value-type="float" office:value="78900" calcext:value-type="float">
            <text:p>78900</text:p>
          </table:table-cell>
          <table:table-cell table:style-name="ce3" table:formula="of:=[.F465]-[.H465]" office:value-type="float" office:value="-735" calcext:value-type="float">
            <text:p>-73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80721" calcext:value-type="float">
            <text:p>80721</text:p>
          </table:table-cell>
          <table:table-cell office:value-type="float" office:value="80832" calcext:value-type="float">
            <text:p>80832</text:p>
          </table:table-cell>
          <table:table-cell office:value-type="float" office:value="80793" calcext:value-type="float">
            <text:p>80793</text:p>
          </table:table-cell>
          <table:table-cell office:value-type="float" office:value="111" calcext:value-type="float">
            <text:p>111</text:p>
          </table:table-cell>
          <table:table-cell table:style-name="ce2" table:formula="of:=[.$C$1]+([.A466]*[.$F$1]) + ([.C466]*[.$F$2])" office:value-type="float" office:value="79950" calcext:value-type="float">
            <text:p>79950</text:p>
          </table:table-cell>
          <table:table-cell table:style-name="ce3" table:formula="of:=[.F466]-[.H466]" office:value-type="float" office:value="843" calcext:value-type="float">
            <text:p>+843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80625" calcext:value-type="float">
            <text:p>80625</text:p>
          </table:table-cell>
          <table:table-cell office:value-type="float" office:value="80766" calcext:value-type="float">
            <text:p>80766</text:p>
          </table:table-cell>
          <table:table-cell office:value-type="float" office:value="80698" calcext:value-type="float">
            <text:p>80698</text:p>
          </table:table-cell>
          <table:table-cell office:value-type="float" office:value="141" calcext:value-type="float">
            <text:p>141</text:p>
          </table:table-cell>
          <table:table-cell table:style-name="ce2" table:formula="of:=[.$C$1]+([.A467]*[.$F$1]) + ([.C467]*[.$F$2])" office:value-type="float" office:value="81000" calcext:value-type="float">
            <text:p>81000</text:p>
          </table:table-cell>
          <table:table-cell table:style-name="ce3" table:formula="of:=[.F467]-[.H467]" office:value-type="float" office:value="-302" calcext:value-type="float">
            <text:p>-30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  <table:table-cell office:value-type="float" office:value="80597" calcext:value-type="float">
            <text:p>80597</text:p>
          </table:table-cell>
          <table:table-cell office:value-type="float" office:value="80813" calcext:value-type="float">
            <text:p>80813</text:p>
          </table:table-cell>
          <table:table-cell office:value-type="float" office:value="80719" calcext:value-type="float">
            <text:p>80719</text:p>
          </table:table-cell>
          <table:table-cell office:value-type="float" office:value="216" calcext:value-type="float">
            <text:p>216</text:p>
          </table:table-cell>
          <table:table-cell table:style-name="ce2" table:formula="of:=[.$C$1]+([.A468]*[.$F$1]) + ([.C468]*[.$F$2])" office:value-type="float" office:value="82050" calcext:value-type="float">
            <text:p>82050</text:p>
          </table:table-cell>
          <table:table-cell table:style-name="ce3" table:formula="of:=[.F468]-[.H468]" office:value-type="float" office:value="-1331" calcext:value-type="float">
            <text:p>-133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20" calcext:value-type="float">
            <text:p>220</text:p>
          </table:table-cell>
          <table:table-cell office:value-type="float" office:value="83144" calcext:value-type="float">
            <text:p>83144</text:p>
          </table:table-cell>
          <table:table-cell office:value-type="float" office:value="83274" calcext:value-type="float">
            <text:p>83274</text:p>
          </table:table-cell>
          <table:table-cell office:value-type="float" office:value="83224" calcext:value-type="float">
            <text:p>83224</text:p>
          </table:table-cell>
          <table:table-cell office:value-type="float" office:value="130" calcext:value-type="float">
            <text:p>130</text:p>
          </table:table-cell>
          <table:table-cell table:style-name="ce2" table:formula="of:=[.$C$1]+([.A469]*[.$F$1]) + ([.C469]*[.$F$2])" office:value-type="float" office:value="83100" calcext:value-type="float">
            <text:p>83100</text:p>
          </table:table-cell>
          <table:table-cell table:style-name="ce3" table:formula="of:=[.F469]-[.H469]" office:value-type="float" office:value="124" calcext:value-type="float">
            <text:p>+12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30" calcext:value-type="float">
            <text:p>230</text:p>
          </table:table-cell>
          <table:table-cell office:value-type="float" office:value="83129" calcext:value-type="float">
            <text:p>83129</text:p>
          </table:table-cell>
          <table:table-cell office:value-type="float" office:value="83276" calcext:value-type="float">
            <text:p>83276</text:p>
          </table:table-cell>
          <table:table-cell office:value-type="float" office:value="83199" calcext:value-type="float">
            <text:p>83199</text:p>
          </table:table-cell>
          <table:table-cell office:value-type="float" office:value="147" calcext:value-type="float">
            <text:p>147</text:p>
          </table:table-cell>
          <table:table-cell table:style-name="ce2" table:formula="of:=[.$C$1]+([.A470]*[.$F$1]) + ([.C470]*[.$F$2])" office:value-type="float" office:value="84150" calcext:value-type="float">
            <text:p>84150</text:p>
          </table:table-cell>
          <table:table-cell table:style-name="ce3" table:formula="of:=[.F470]-[.H470]" office:value-type="float" office:value="-951" calcext:value-type="float">
            <text:p>-95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85541" calcext:value-type="float">
            <text:p>85541</text:p>
          </table:table-cell>
          <table:table-cell office:value-type="float" office:value="85627" calcext:value-type="float">
            <text:p>85627</text:p>
          </table:table-cell>
          <table:table-cell office:value-type="float" office:value="85592" calcext:value-type="float">
            <text:p>85592</text:p>
          </table:table-cell>
          <table:table-cell office:value-type="float" office:value="86" calcext:value-type="float">
            <text:p>86</text:p>
          </table:table-cell>
          <table:table-cell table:style-name="ce2" table:formula="of:=[.$C$1]+([.A471]*[.$F$1]) + ([.C471]*[.$F$2])" office:value-type="float" office:value="85200" calcext:value-type="float">
            <text:p>85200</text:p>
          </table:table-cell>
          <table:table-cell table:style-name="ce3" table:formula="of:=[.F471]-[.H471]" office:value-type="float" office:value="392" calcext:value-type="float">
            <text:p>+39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85475" calcext:value-type="float">
            <text:p>85475</text:p>
          </table:table-cell>
          <table:table-cell office:value-type="float" office:value="85671" calcext:value-type="float">
            <text:p>85671</text:p>
          </table:table-cell>
          <table:table-cell office:value-type="float" office:value="85575" calcext:value-type="float">
            <text:p>85575</text:p>
          </table:table-cell>
          <table:table-cell office:value-type="float" office:value="196" calcext:value-type="float">
            <text:p>196</text:p>
          </table:table-cell>
          <table:table-cell table:style-name="ce2" table:formula="of:=[.$C$1]+([.A472]*[.$F$1]) + ([.C472]*[.$F$2])" office:value-type="float" office:value="86250" calcext:value-type="float">
            <text:p>86250</text:p>
          </table:table-cell>
          <table:table-cell table:style-name="ce3" table:formula="of:=[.F472]-[.H472]" office:value-type="float" office:value="-675" calcext:value-type="float">
            <text:p>-67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office:value-type="float" office:value="87962" calcext:value-type="float">
            <text:p>87962</text:p>
          </table:table-cell>
          <table:table-cell office:value-type="float" office:value="88028" calcext:value-type="float">
            <text:p>88028</text:p>
          </table:table-cell>
          <table:table-cell office:value-type="float" office:value="88005" calcext:value-type="float">
            <text:p>88005</text:p>
          </table:table-cell>
          <table:table-cell office:value-type="float" office:value="66" calcext:value-type="float">
            <text:p>66</text:p>
          </table:table-cell>
          <table:table-cell table:style-name="ce2" table:formula="of:=[.$C$1]+([.A473]*[.$F$1]) + ([.C473]*[.$F$2])" office:value-type="float" office:value="87300" calcext:value-type="float">
            <text:p>87300</text:p>
          </table:table-cell>
          <table:table-cell table:style-name="ce3" table:formula="of:=[.F473]-[.H473]" office:value-type="float" office:value="705" calcext:value-type="float">
            <text:p>+70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70" calcext:value-type="float">
            <text:p>270</text:p>
          </table:table-cell>
          <table:table-cell office:value-type="float" office:value="87969" calcext:value-type="float">
            <text:p>87969</text:p>
          </table:table-cell>
          <table:table-cell office:value-type="float" office:value="88057" calcext:value-type="float">
            <text:p>88057</text:p>
          </table:table-cell>
          <table:table-cell office:value-type="float" office:value="88020" calcext:value-type="float">
            <text:p>88020</text:p>
          </table:table-cell>
          <table:table-cell office:value-type="float" office:value="88" calcext:value-type="float">
            <text:p>88</text:p>
          </table:table-cell>
          <table:table-cell table:style-name="ce2" table:formula="of:=[.$C$1]+([.A474]*[.$F$1]) + ([.C474]*[.$F$2])" office:value-type="float" office:value="88350" calcext:value-type="float">
            <text:p>88350</text:p>
          </table:table-cell>
          <table:table-cell table:style-name="ce3" table:formula="of:=[.F474]-[.H474]" office:value-type="float" office:value="-330" calcext:value-type="float">
            <text:p>-33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80" calcext:value-type="float">
            <text:p>280</text:p>
          </table:table-cell>
          <table:table-cell office:value-type="float" office:value="88003" calcext:value-type="float">
            <text:p>88003</text:p>
          </table:table-cell>
          <table:table-cell office:value-type="float" office:value="88118" calcext:value-type="float">
            <text:p>88118</text:p>
          </table:table-cell>
          <table:table-cell office:value-type="float" office:value="88067" calcext:value-type="float">
            <text:p>88067</text:p>
          </table:table-cell>
          <table:table-cell office:value-type="float" office:value="115" calcext:value-type="float">
            <text:p>115</text:p>
          </table:table-cell>
          <table:table-cell table:style-name="ce2" table:formula="of:=[.$C$1]+([.A475]*[.$F$1]) + ([.C475]*[.$F$2])" office:value-type="float" office:value="89400" calcext:value-type="float">
            <text:p>89400</text:p>
          </table:table-cell>
          <table:table-cell table:style-name="ce3" table:formula="of:=[.F475]-[.H475]" office:value-type="float" office:value="-1333" calcext:value-type="float">
            <text:p>-1333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90" calcext:value-type="float">
            <text:p>290</text:p>
          </table:table-cell>
          <table:table-cell office:value-type="float" office:value="90419" calcext:value-type="float">
            <text:p>90419</text:p>
          </table:table-cell>
          <table:table-cell office:value-type="float" office:value="90595" calcext:value-type="float">
            <text:p>90595</text:p>
          </table:table-cell>
          <table:table-cell office:value-type="float" office:value="90527" calcext:value-type="float">
            <text:p>90527</text:p>
          </table:table-cell>
          <table:table-cell office:value-type="float" office:value="176" calcext:value-type="float">
            <text:p>176</text:p>
          </table:table-cell>
          <table:table-cell table:style-name="ce2" table:formula="of:=[.$C$1]+([.A476]*[.$F$1]) + ([.C476]*[.$F$2])" office:value-type="float" office:value="90450" calcext:value-type="float">
            <text:p>90450</text:p>
          </table:table-cell>
          <table:table-cell table:style-name="ce3" table:formula="of:=[.F476]-[.H476]" office:value-type="float" office:value="77" calcext:value-type="float">
            <text:p>+7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90496" calcext:value-type="float">
            <text:p>90496</text:p>
          </table:table-cell>
          <table:table-cell office:value-type="float" office:value="90567" calcext:value-type="float">
            <text:p>90567</text:p>
          </table:table-cell>
          <table:table-cell office:value-type="float" office:value="90520" calcext:value-type="float">
            <text:p>90520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477]*[.$F$1]) + ([.C477]*[.$F$2])" office:value-type="float" office:value="91500" calcext:value-type="float">
            <text:p>91500</text:p>
          </table:table-cell>
          <table:table-cell table:style-name="ce3" table:formula="of:=[.F477]-[.H477]" office:value-type="float" office:value="-980" calcext:value-type="float">
            <text:p>-98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10" calcext:value-type="float">
            <text:p>310</text:p>
          </table:table-cell>
          <table:table-cell office:value-type="float" office:value="92845" calcext:value-type="float">
            <text:p>92845</text:p>
          </table:table-cell>
          <table:table-cell office:value-type="float" office:value="92962" calcext:value-type="float">
            <text:p>92962</text:p>
          </table:table-cell>
          <table:table-cell office:value-type="float" office:value="92907" calcext:value-type="float">
            <text:p>92907</text:p>
          </table:table-cell>
          <table:table-cell office:value-type="float" office:value="117" calcext:value-type="float">
            <text:p>117</text:p>
          </table:table-cell>
          <table:table-cell table:style-name="ce2" table:formula="of:=[.$C$1]+([.A478]*[.$F$1]) + ([.C478]*[.$F$2])" office:value-type="float" office:value="92550" calcext:value-type="float">
            <text:p>92550</text:p>
          </table:table-cell>
          <table:table-cell table:style-name="ce3" table:formula="of:=[.F478]-[.H478]" office:value-type="float" office:value="357" calcext:value-type="float">
            <text:p>+35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float" office:value="92845" calcext:value-type="float">
            <text:p>92845</text:p>
          </table:table-cell>
          <table:table-cell office:value-type="float" office:value="92957" calcext:value-type="float">
            <text:p>92957</text:p>
          </table:table-cell>
          <table:table-cell office:value-type="float" office:value="92882" calcext:value-type="float">
            <text:p>92882</text:p>
          </table:table-cell>
          <table:table-cell office:value-type="float" office:value="112" calcext:value-type="float">
            <text:p>112</text:p>
          </table:table-cell>
          <table:table-cell table:style-name="ce2" table:formula="of:=[.$C$1]+([.A479]*[.$F$1]) + ([.C479]*[.$F$2])" office:value-type="float" office:value="93600" calcext:value-type="float">
            <text:p>93600</text:p>
          </table:table-cell>
          <table:table-cell table:style-name="ce3" table:formula="of:=[.F479]-[.H479]" office:value-type="float" office:value="-718" calcext:value-type="float">
            <text:p>-71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30" calcext:value-type="float">
            <text:p>330</text:p>
          </table:table-cell>
          <table:table-cell office:value-type="float" office:value="95331" calcext:value-type="float">
            <text:p>95331</text:p>
          </table:table-cell>
          <table:table-cell office:value-type="float" office:value="95484" calcext:value-type="float">
            <text:p>95484</text:p>
          </table:table-cell>
          <table:table-cell office:value-type="float" office:value="95392" calcext:value-type="float">
            <text:p>95392</text:p>
          </table:table-cell>
          <table:table-cell office:value-type="float" office:value="153" calcext:value-type="float">
            <text:p>153</text:p>
          </table:table-cell>
          <table:table-cell table:style-name="ce2" table:formula="of:=[.$C$1]+([.A480]*[.$F$1]) + ([.C480]*[.$F$2])" office:value-type="float" office:value="94650" calcext:value-type="float">
            <text:p>94650</text:p>
          </table:table-cell>
          <table:table-cell table:style-name="ce3" table:formula="of:=[.F480]-[.H480]" office:value-type="float" office:value="742" calcext:value-type="float">
            <text:p>+74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40" calcext:value-type="float">
            <text:p>340</text:p>
          </table:table-cell>
          <table:table-cell office:value-type="float" office:value="95332" calcext:value-type="float">
            <text:p>95332</text:p>
          </table:table-cell>
          <table:table-cell office:value-type="float" office:value="95474" calcext:value-type="float">
            <text:p>95474</text:p>
          </table:table-cell>
          <table:table-cell office:value-type="float" office:value="95416" calcext:value-type="float">
            <text:p>95416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481]*[.$F$1]) + ([.C481]*[.$F$2])" office:value-type="float" office:value="95700" calcext:value-type="float">
            <text:p>95700</text:p>
          </table:table-cell>
          <table:table-cell table:style-name="ce3" table:formula="of:=[.F481]-[.H481]" office:value-type="float" office:value="-284" calcext:value-type="float">
            <text:p>-28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95316" calcext:value-type="float">
            <text:p>95316</text:p>
          </table:table-cell>
          <table:table-cell office:value-type="float" office:value="95347" calcext:value-type="float">
            <text:p>95347</text:p>
          </table:table-cell>
          <table:table-cell office:value-type="float" office:value="95335" calcext:value-type="float">
            <text:p>95335</text:p>
          </table:table-cell>
          <table:table-cell office:value-type="float" office:value="31" calcext:value-type="float">
            <text:p>31</text:p>
          </table:table-cell>
          <table:table-cell table:style-name="ce2" table:formula="of:=[.$C$1]+([.A482]*[.$F$1]) + ([.C482]*[.$F$2])" office:value-type="float" office:value="96750" calcext:value-type="float">
            <text:p>96750</text:p>
          </table:table-cell>
          <table:table-cell table:style-name="ce3" table:formula="of:=[.F482]-[.H482]" office:value-type="float" office:value="-1415" calcext:value-type="float">
            <text:p>-141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60" calcext:value-type="float">
            <text:p>360</text:p>
          </table:table-cell>
          <table:table-cell office:value-type="float" office:value="97722" calcext:value-type="float">
            <text:p>97722</text:p>
          </table:table-cell>
          <table:table-cell office:value-type="float" office:value="97832" calcext:value-type="float">
            <text:p>97832</text:p>
          </table:table-cell>
          <table:table-cell office:value-type="float" office:value="97770" calcext:value-type="float">
            <text:p>97770</text:p>
          </table:table-cell>
          <table:table-cell office:value-type="float" office:value="110" calcext:value-type="float">
            <text:p>110</text:p>
          </table:table-cell>
          <table:table-cell table:style-name="ce2" table:formula="of:=[.$C$1]+([.A483]*[.$F$1]) + ([.C483]*[.$F$2])" office:value-type="float" office:value="97800" calcext:value-type="float">
            <text:p>97800</text:p>
          </table:table-cell>
          <table:table-cell table:style-name="ce3" table:formula="of:=[.F483]-[.H483]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97685" calcext:value-type="float">
            <text:p>97685</text:p>
          </table:table-cell>
          <table:table-cell office:value-type="float" office:value="97844" calcext:value-type="float">
            <text:p>97844</text:p>
          </table:table-cell>
          <table:table-cell office:value-type="float" office:value="97752" calcext:value-type="float">
            <text:p>97752</text:p>
          </table:table-cell>
          <table:table-cell office:value-type="float" office:value="159" calcext:value-type="float">
            <text:p>159</text:p>
          </table:table-cell>
          <table:table-cell table:style-name="ce2" table:formula="of:=[.$C$1]+([.A484]*[.$F$1]) + ([.C484]*[.$F$2])" office:value-type="float" office:value="98850" calcext:value-type="float">
            <text:p>98850</text:p>
          </table:table-cell>
          <table:table-cell table:style-name="ce3" table:formula="of:=[.F484]-[.H484]" office:value-type="float" office:value="-1098" calcext:value-type="float">
            <text:p>-109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80" calcext:value-type="float">
            <text:p>380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356" calcext:value-type="float">
            <text:p>100356</text:p>
          </table:table-cell>
          <table:table-cell office:value-type="float" office:value="100294" calcext:value-type="float">
            <text:p>100294</text:p>
          </table:table-cell>
          <table:table-cell office:value-type="float" office:value="116" calcext:value-type="float">
            <text:p>116</text:p>
          </table:table-cell>
          <table:table-cell table:style-name="ce2" table:formula="of:=[.$C$1]+([.A485]*[.$F$1]) + ([.C485]*[.$F$2])" office:value-type="float" office:value="99900" calcext:value-type="float">
            <text:p>99900</text:p>
          </table:table-cell>
          <table:table-cell table:style-name="ce3" table:formula="of:=[.F485]-[.H485]" office:value-type="float" office:value="394" calcext:value-type="float">
            <text:p>+39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90" calcext:value-type="float">
            <text:p>390</text:p>
          </table:table-cell>
          <table:table-cell office:value-type="float" office:value="100185" calcext:value-type="float">
            <text:p>100185</text:p>
          </table:table-cell>
          <table:table-cell office:value-type="float" office:value="100358" calcext:value-type="float">
            <text:p>100358</text:p>
          </table:table-cell>
          <table:table-cell office:value-type="float" office:value="100289" calcext:value-type="float">
            <text:p>100289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486]*[.$F$1]) + ([.C486]*[.$F$2])" office:value-type="float" office:value="100950" calcext:value-type="float">
            <text:p>100950</text:p>
          </table:table-cell>
          <table:table-cell table:style-name="ce3" table:formula="of:=[.F486]-[.H486]" office:value-type="float" office:value="-661" calcext:value-type="float">
            <text:p>-66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02672" calcext:value-type="float">
            <text:p>102672</text:p>
          </table:table-cell>
          <table:table-cell office:value-type="float" office:value="102808" calcext:value-type="float">
            <text:p>102808</text:p>
          </table:table-cell>
          <table:table-cell office:value-type="float" office:value="102751" calcext:value-type="float">
            <text:p>102751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487]*[.$F$1]) + ([.C487]*[.$F$2])" office:value-type="float" office:value="102000" calcext:value-type="float">
            <text:p>102000</text:p>
          </table:table-cell>
          <table:table-cell table:style-name="ce3" table:formula="of:=[.F487]-[.H487]" office:value-type="float" office:value="751" calcext:value-type="float">
            <text:p>+75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10" calcext:value-type="float">
            <text:p>410</text:p>
          </table:table-cell>
          <table:table-cell office:value-type="float" office:value="102572" calcext:value-type="float">
            <text:p>102572</text:p>
          </table:table-cell>
          <table:table-cell office:value-type="float" office:value="102708" calcext:value-type="float">
            <text:p>102708</text:p>
          </table:table-cell>
          <table:table-cell office:value-type="float" office:value="102640" calcext:value-type="float">
            <text:p>102640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488]*[.$F$1]) + ([.C488]*[.$F$2])" office:value-type="float" office:value="103050" calcext:value-type="float">
            <text:p>103050</text:p>
          </table:table-cell>
          <table:table-cell table:style-name="ce3" table:formula="of:=[.F488]-[.H488]" office:value-type="float" office:value="-410" calcext:value-type="float">
            <text:p>-41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20" calcext:value-type="float">
            <text:p>420</text:p>
          </table:table-cell>
          <table:table-cell office:value-type="float" office:value="102647" calcext:value-type="float">
            <text:p>102647</text:p>
          </table:table-cell>
          <table:table-cell office:value-type="float" office:value="102751" calcext:value-type="float">
            <text:p>102751</text:p>
          </table:table-cell>
          <table:table-cell office:value-type="float" office:value="102704" calcext:value-type="float">
            <text:p>102704</text:p>
          </table:table-cell>
          <table:table-cell office:value-type="float" office:value="104" calcext:value-type="float">
            <text:p>104</text:p>
          </table:table-cell>
          <table:table-cell table:style-name="ce2" table:formula="of:=[.$C$1]+([.A489]*[.$F$1]) + ([.C489]*[.$F$2])" office:value-type="float" office:value="104100" calcext:value-type="float">
            <text:p>104100</text:p>
          </table:table-cell>
          <table:table-cell table:style-name="ce3" table:formula="of:=[.F489]-[.H489]" office:value-type="float" office:value="-1396" calcext:value-type="float">
            <text:p>-139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30" calcext:value-type="float">
            <text:p>430</text:p>
          </table:table-cell>
          <table:table-cell office:value-type="float" office:value="105022" calcext:value-type="float">
            <text:p>105022</text:p>
          </table:table-cell>
          <table:table-cell office:value-type="float" office:value="105127" calcext:value-type="float">
            <text:p>105127</text:p>
          </table:table-cell>
          <table:table-cell office:value-type="float" office:value="105059" calcext:value-type="float">
            <text:p>105059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490]*[.$F$1]) + ([.C490]*[.$F$2])" office:value-type="float" office:value="105150" calcext:value-type="float">
            <text:p>105150</text:p>
          </table:table-cell>
          <table:table-cell table:style-name="ce3" table:formula="of:=[.F490]-[.H490]" office:value-type="float" office:value="-91" calcext:value-type="float">
            <text:p>-9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office:value-type="float" office:value="105086" calcext:value-type="float">
            <text:p>105086</text:p>
          </table:table-cell>
          <table:table-cell office:value-type="float" office:value="105165" calcext:value-type="float">
            <text:p>105165</text:p>
          </table:table-cell>
          <table:table-cell office:value-type="float" office:value="105128" calcext:value-type="float">
            <text:p>105128</text:p>
          </table:table-cell>
          <table:table-cell office:value-type="float" office:value="79" calcext:value-type="float">
            <text:p>79</text:p>
          </table:table-cell>
          <table:table-cell table:style-name="ce2" table:formula="of:=[.$C$1]+([.A491]*[.$F$1]) + ([.C491]*[.$F$2])" office:value-type="float" office:value="106200" calcext:value-type="float">
            <text:p>106200</text:p>
          </table:table-cell>
          <table:table-cell table:style-name="ce3" table:formula="of:=[.F491]-[.H491]" office:value-type="float" office:value="-1072" calcext:value-type="float">
            <text:p>-107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office:value-type="float" office:value="107554" calcext:value-type="float">
            <text:p>107554</text:p>
          </table:table-cell>
          <table:table-cell office:value-type="float" office:value="107679" calcext:value-type="float">
            <text:p>107679</text:p>
          </table:table-cell>
          <table:table-cell office:value-type="float" office:value="107617" calcext:value-type="float">
            <text:p>107617</text:p>
          </table:table-cell>
          <table:table-cell office:value-type="float" office:value="125" calcext:value-type="float">
            <text:p>125</text:p>
          </table:table-cell>
          <table:table-cell table:style-name="ce2" table:formula="of:=[.$C$1]+([.A492]*[.$F$1]) + ([.C492]*[.$F$2])" office:value-type="float" office:value="107250" calcext:value-type="float">
            <text:p>107250</text:p>
          </table:table-cell>
          <table:table-cell table:style-name="ce3" table:formula="of:=[.F492]-[.H492]" office:value-type="float" office:value="367" calcext:value-type="float">
            <text:p>+36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07454" calcext:value-type="float">
            <text:p>107454</text:p>
          </table:table-cell>
          <table:table-cell office:value-type="float" office:value="107670" calcext:value-type="float">
            <text:p>107670</text:p>
          </table:table-cell>
          <table:table-cell office:value-type="float" office:value="107547" calcext:value-type="float">
            <text:p>107547</text:p>
          </table:table-cell>
          <table:table-cell office:value-type="float" office:value="216" calcext:value-type="float">
            <text:p>216</text:p>
          </table:table-cell>
          <table:table-cell table:style-name="ce2" table:formula="of:=[.$C$1]+([.A493]*[.$F$1]) + ([.C493]*[.$F$2])" office:value-type="float" office:value="108300" calcext:value-type="float">
            <text:p>108300</text:p>
          </table:table-cell>
          <table:table-cell table:style-name="ce3" table:formula="of:=[.F493]-[.H493]" office:value-type="float" office:value="-753" calcext:value-type="float">
            <text:p>-753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 office:value-type="float" office:value="109946" calcext:value-type="float">
            <text:p>109946</text:p>
          </table:table-cell>
          <table:table-cell office:value-type="float" office:value="110082" calcext:value-type="float">
            <text:p>110082</text:p>
          </table:table-cell>
          <table:table-cell office:value-type="float" office:value="110023" calcext:value-type="float">
            <text:p>110023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494]*[.$F$1]) + ([.C494]*[.$F$2])" office:value-type="float" office:value="109350" calcext:value-type="float">
            <text:p>109350</text:p>
          </table:table-cell>
          <table:table-cell table:style-name="ce3" table:formula="of:=[.F494]-[.H494]" office:value-type="float" office:value="673" calcext:value-type="float">
            <text:p>+673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80" calcext:value-type="float">
            <text:p>480</text:p>
          </table:table-cell>
          <table:table-cell office:value-type="float" office:value="109952" calcext:value-type="float">
            <text:p>109952</text:p>
          </table:table-cell>
          <table:table-cell office:value-type="float" office:value="110090" calcext:value-type="float">
            <text:p>110090</text:p>
          </table:table-cell>
          <table:table-cell office:value-type="float" office:value="110016" calcext:value-type="float">
            <text:p>110016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495]*[.$F$1]) + ([.C495]*[.$F$2])" office:value-type="float" office:value="110400" calcext:value-type="float">
            <text:p>110400</text:p>
          </table:table-cell>
          <table:table-cell table:style-name="ce3" table:formula="of:=[.F495]-[.H495]" office:value-type="float" office:value="-384" calcext:value-type="float">
            <text:p>-38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office:value-type="float" office:value="109810" calcext:value-type="float">
            <text:p>109810</text:p>
          </table:table-cell>
          <table:table-cell office:value-type="float" office:value="110026" calcext:value-type="float">
            <text:p>110026</text:p>
          </table:table-cell>
          <table:table-cell office:value-type="float" office:value="109933" calcext:value-type="float">
            <text:p>109933</text:p>
          </table:table-cell>
          <table:table-cell office:value-type="float" office:value="216" calcext:value-type="float">
            <text:p>216</text:p>
          </table:table-cell>
          <table:table-cell table:style-name="ce2" table:formula="of:=[.$C$1]+([.A496]*[.$F$1]) + ([.C496]*[.$F$2])" office:value-type="float" office:value="111450" calcext:value-type="float">
            <text:p>111450</text:p>
          </table:table-cell>
          <table:table-cell table:style-name="ce3" table:formula="of:=[.F496]-[.H496]" office:value-type="float" office:value="-1517" calcext:value-type="float">
            <text:p>-151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6374" calcext:value-type="float">
            <text:p>66374</text:p>
          </table:table-cell>
          <table:table-cell office:value-type="float" office:value="66560" calcext:value-type="float">
            <text:p>66560</text:p>
          </table:table-cell>
          <table:table-cell office:value-type="float" office:value="66458" calcext:value-type="float">
            <text:p>66458</text:p>
          </table:table-cell>
          <table:table-cell office:value-type="float" office:value="186" calcext:value-type="float">
            <text:p>186</text:p>
          </table:table-cell>
          <table:table-cell table:style-name="ce2" table:formula="of:=[.$C$1]+([.A497]*[.$F$1]) + ([.C497]*[.$F$2])" office:value-type="float" office:value="66405" calcext:value-type="float">
            <text:p>66405</text:p>
          </table:table-cell>
          <table:table-cell table:style-name="ce3" table:formula="of:=[.F497]-[.H497]" office:value-type="float" office:value="53" calcext:value-type="float">
            <text:p>+5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6470" calcext:value-type="float">
            <text:p>66470</text:p>
          </table:table-cell>
          <table:table-cell office:value-type="float" office:value="66615" calcext:value-type="float">
            <text:p>66615</text:p>
          </table:table-cell>
          <table:table-cell office:value-type="float" office:value="66522" calcext:value-type="float">
            <text:p>66522</text:p>
          </table:table-cell>
          <table:table-cell office:value-type="float" office:value="145" calcext:value-type="float">
            <text:p>145</text:p>
          </table:table-cell>
          <table:table-cell table:style-name="ce2" table:formula="of:=[.$C$1]+([.A498]*[.$F$1]) + ([.C498]*[.$F$2])" office:value-type="float" office:value="67560" calcext:value-type="float">
            <text:p>67560</text:p>
          </table:table-cell>
          <table:table-cell table:style-name="ce3" table:formula="of:=[.F498]-[.H498]" office:value-type="float" office:value="-1038" calcext:value-type="float">
            <text:p>-1038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9205" calcext:value-type="float">
            <text:p>69205</text:p>
          </table:table-cell>
          <table:table-cell office:value-type="float" office:value="69280" calcext:value-type="float">
            <text:p>69280</text:p>
          </table:table-cell>
          <table:table-cell office:value-type="float" office:value="69249" calcext:value-type="float">
            <text:p>69249</text:p>
          </table:table-cell>
          <table:table-cell office:value-type="float" office:value="75" calcext:value-type="float">
            <text:p>75</text:p>
          </table:table-cell>
          <table:table-cell table:style-name="ce2" table:formula="of:=[.$C$1]+([.A499]*[.$F$1]) + ([.C499]*[.$F$2])" office:value-type="float" office:value="68715" calcext:value-type="float">
            <text:p>68715</text:p>
          </table:table-cell>
          <table:table-cell table:style-name="ce3" table:formula="of:=[.F499]-[.H499]" office:value-type="float" office:value="534" calcext:value-type="float">
            <text:p>+534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149" calcext:value-type="float">
            <text:p>69149</text:p>
          </table:table-cell>
          <table:table-cell office:value-type="float" office:value="69286" calcext:value-type="float">
            <text:p>69286</text:p>
          </table:table-cell>
          <table:table-cell office:value-type="float" office:value="69207" calcext:value-type="float">
            <text:p>69207</text:p>
          </table:table-cell>
          <table:table-cell office:value-type="float" office:value="137" calcext:value-type="float">
            <text:p>137</text:p>
          </table:table-cell>
          <table:table-cell table:style-name="ce2" table:formula="of:=[.$C$1]+([.A500]*[.$F$1]) + ([.C500]*[.$F$2])" office:value-type="float" office:value="69870" calcext:value-type="float">
            <text:p>69870</text:p>
          </table:table-cell>
          <table:table-cell table:style-name="ce3" table:formula="of:=[.F500]-[.H500]" office:value-type="float" office:value="-663" calcext:value-type="float">
            <text:p>-66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1804" calcext:value-type="float">
            <text:p>71804</text:p>
          </table:table-cell>
          <table:table-cell office:value-type="float" office:value="71991" calcext:value-type="float">
            <text:p>71991</text:p>
          </table:table-cell>
          <table:table-cell office:value-type="float" office:value="71900" calcext:value-type="float">
            <text:p>71900</text:p>
          </table:table-cell>
          <table:table-cell office:value-type="float" office:value="187" calcext:value-type="float">
            <text:p>187</text:p>
          </table:table-cell>
          <table:table-cell table:style-name="ce2" table:formula="of:=[.$C$1]+([.A501]*[.$F$1]) + ([.C501]*[.$F$2])" office:value-type="float" office:value="71025" calcext:value-type="float">
            <text:p>71025</text:p>
          </table:table-cell>
          <table:table-cell table:style-name="ce3" table:formula="of:=[.F501]-[.H501]" office:value-type="float" office:value="875" calcext:value-type="float">
            <text:p>+87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71908" calcext:value-type="float">
            <text:p>71908</text:p>
          </table:table-cell>
          <table:table-cell office:value-type="float" office:value="72026" calcext:value-type="float">
            <text:p>72026</text:p>
          </table:table-cell>
          <table:table-cell office:value-type="float" office:value="71965" calcext:value-type="float">
            <text:p>71965</text:p>
          </table:table-cell>
          <table:table-cell office:value-type="float" office:value="118" calcext:value-type="float">
            <text:p>118</text:p>
          </table:table-cell>
          <table:table-cell table:style-name="ce2" table:formula="of:=[.$C$1]+([.A502]*[.$F$1]) + ([.C502]*[.$F$2])" office:value-type="float" office:value="72180" calcext:value-type="float">
            <text:p>72180</text:p>
          </table:table-cell>
          <table:table-cell table:style-name="ce3" table:formula="of:=[.F502]-[.H502]" office:value-type="float" office:value="-215" calcext:value-type="float">
            <text:p>-21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1892" calcext:value-type="float">
            <text:p>71892</text:p>
          </table:table-cell>
          <table:table-cell office:value-type="float" office:value="71998" calcext:value-type="float">
            <text:p>71998</text:p>
          </table:table-cell>
          <table:table-cell office:value-type="float" office:value="71929" calcext:value-type="float">
            <text:p>71929</text:p>
          </table:table-cell>
          <table:table-cell office:value-type="float" office:value="106" calcext:value-type="float">
            <text:p>106</text:p>
          </table:table-cell>
          <table:table-cell table:style-name="ce2" table:formula="of:=[.$C$1]+([.A503]*[.$F$1]) + ([.C503]*[.$F$2])" office:value-type="float" office:value="73335" calcext:value-type="float">
            <text:p>73335</text:p>
          </table:table-cell>
          <table:table-cell table:style-name="ce3" table:formula="of:=[.F503]-[.H503]" office:value-type="float" office:value="-1406" calcext:value-type="float">
            <text:p>-140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74510" calcext:value-type="float">
            <text:p>74510</text:p>
          </table:table-cell>
          <table:table-cell office:value-type="float" office:value="74693" calcext:value-type="float">
            <text:p>74693</text:p>
          </table:table-cell>
          <table:table-cell office:value-type="float" office:value="74596" calcext:value-type="float">
            <text:p>74596</text:p>
          </table:table-cell>
          <table:table-cell office:value-type="float" office:value="183" calcext:value-type="float">
            <text:p>183</text:p>
          </table:table-cell>
          <table:table-cell table:style-name="ce2" table:formula="of:=[.$C$1]+([.A504]*[.$F$1]) + ([.C504]*[.$F$2])" office:value-type="float" office:value="74490" calcext:value-type="float">
            <text:p>74490</text:p>
          </table:table-cell>
          <table:table-cell table:style-name="ce3" table:formula="of:=[.F504]-[.H504]" office:value-type="float" office:value="106" calcext:value-type="float">
            <text:p>+10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74527" calcext:value-type="float">
            <text:p>74527</text:p>
          </table:table-cell>
          <table:table-cell office:value-type="float" office:value="74590" calcext:value-type="float">
            <text:p>74590</text:p>
          </table:table-cell>
          <table:table-cell office:value-type="float" office:value="74556" calcext:value-type="float">
            <text:p>74556</text:p>
          </table:table-cell>
          <table:table-cell office:value-type="float" office:value="63" calcext:value-type="float">
            <text:p>63</text:p>
          </table:table-cell>
          <table:table-cell table:style-name="ce2" table:formula="of:=[.$C$1]+([.A505]*[.$F$1]) + ([.C505]*[.$F$2])" office:value-type="float" office:value="75645" calcext:value-type="float">
            <text:p>75645</text:p>
          </table:table-cell>
          <table:table-cell table:style-name="ce3" table:formula="of:=[.F505]-[.H505]" office:value-type="float" office:value="-1089" calcext:value-type="float">
            <text:p>-1089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77177" calcext:value-type="float">
            <text:p>77177</text:p>
          </table:table-cell>
          <table:table-cell office:value-type="float" office:value="77285" calcext:value-type="float">
            <text:p>77285</text:p>
          </table:table-cell>
          <table:table-cell office:value-type="float" office:value="77227" calcext:value-type="float">
            <text:p>77227</text:p>
          </table:table-cell>
          <table:table-cell office:value-type="float" office:value="108" calcext:value-type="float">
            <text:p>108</text:p>
          </table:table-cell>
          <table:table-cell table:style-name="ce2" table:formula="of:=[.$C$1]+([.A506]*[.$F$1]) + ([.C506]*[.$F$2])" office:value-type="float" office:value="76800" calcext:value-type="float">
            <text:p>76800</text:p>
          </table:table-cell>
          <table:table-cell table:style-name="ce3" table:formula="of:=[.F506]-[.H506]" office:value-type="float" office:value="427" calcext:value-type="float">
            <text:p>+427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77082" calcext:value-type="float">
            <text:p>77082</text:p>
          </table:table-cell>
          <table:table-cell office:value-type="float" office:value="77403" calcext:value-type="float">
            <text:p>77403</text:p>
          </table:table-cell>
          <table:table-cell office:value-type="float" office:value="77225" calcext:value-type="float">
            <text:p>77225</text:p>
          </table:table-cell>
          <table:table-cell office:value-type="float" office:value="321" calcext:value-type="float">
            <text:p>321</text:p>
          </table:table-cell>
          <table:table-cell table:style-name="ce2" table:formula="of:=[.$C$1]+([.A507]*[.$F$1]) + ([.C507]*[.$F$2])" office:value-type="float" office:value="77955" calcext:value-type="float">
            <text:p>77955</text:p>
          </table:table-cell>
          <table:table-cell table:style-name="ce3" table:formula="of:=[.F507]-[.H507]" office:value-type="float" office:value="-730" calcext:value-type="float">
            <text:p>-73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79917" calcext:value-type="float">
            <text:p>79917</text:p>
          </table:table-cell>
          <table:table-cell office:value-type="float" office:value="79982" calcext:value-type="float">
            <text:p>79982</text:p>
          </table:table-cell>
          <table:table-cell office:value-type="float" office:value="79945" calcext:value-type="float">
            <text:p>79945</text:p>
          </table:table-cell>
          <table:table-cell office:value-type="float" office:value="65" calcext:value-type="float">
            <text:p>65</text:p>
          </table:table-cell>
          <table:table-cell table:style-name="ce2" table:formula="of:=[.$C$1]+([.A508]*[.$F$1]) + ([.C508]*[.$F$2])" office:value-type="float" office:value="79110" calcext:value-type="float">
            <text:p>79110</text:p>
          </table:table-cell>
          <table:table-cell table:style-name="ce3" table:formula="of:=[.F508]-[.H508]" office:value-type="float" office:value="835" calcext:value-type="float">
            <text:p>+83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79925" calcext:value-type="float">
            <text:p>79925</text:p>
          </table:table-cell>
          <table:table-cell office:value-type="float" office:value="80027" calcext:value-type="float">
            <text:p>80027</text:p>
          </table:table-cell>
          <table:table-cell office:value-type="float" office:value="79983" calcext:value-type="float">
            <text:p>79983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509]*[.$F$1]) + ([.C509]*[.$F$2])" office:value-type="float" office:value="80265" calcext:value-type="float">
            <text:p>80265</text:p>
          </table:table-cell>
          <table:table-cell table:style-name="ce3" table:formula="of:=[.F509]-[.H509]" office:value-type="float" office:value="-282" calcext:value-type="float">
            <text:p>-28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79882" calcext:value-type="float">
            <text:p>79882</text:p>
          </table:table-cell>
          <table:table-cell office:value-type="float" office:value="80035" calcext:value-type="float">
            <text:p>80035</text:p>
          </table:table-cell>
          <table:table-cell office:value-type="float" office:value="79972" calcext:value-type="float">
            <text:p>79972</text:p>
          </table:table-cell>
          <table:table-cell office:value-type="float" office:value="153" calcext:value-type="float">
            <text:p>153</text:p>
          </table:table-cell>
          <table:table-cell table:style-name="ce2" table:formula="of:=[.$C$1]+([.A510]*[.$F$1]) + ([.C510]*[.$F$2])" office:value-type="float" office:value="81420" calcext:value-type="float">
            <text:p>81420</text:p>
          </table:table-cell>
          <table:table-cell table:style-name="ce3" table:formula="of:=[.F510]-[.H510]" office:value-type="float" office:value="-1448" calcext:value-type="float">
            <text:p>-1448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82554" calcext:value-type="float">
            <text:p>82554</text:p>
          </table:table-cell>
          <table:table-cell office:value-type="float" office:value="82658" calcext:value-type="float">
            <text:p>82658</text:p>
          </table:table-cell>
          <table:table-cell office:value-type="float" office:value="82613" calcext:value-type="float">
            <text:p>82613</text:p>
          </table:table-cell>
          <table:table-cell office:value-type="float" office:value="104" calcext:value-type="float">
            <text:p>104</text:p>
          </table:table-cell>
          <table:table-cell table:style-name="ce2" table:formula="of:=[.$C$1]+([.A511]*[.$F$1]) + ([.C511]*[.$F$2])" office:value-type="float" office:value="82575" calcext:value-type="float">
            <text:p>82575</text:p>
          </table:table-cell>
          <table:table-cell table:style-name="ce3" table:formula="of:=[.F511]-[.H511]" office:value-type="float" office:value="38" calcext:value-type="float">
            <text:p>+38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office:value-type="float" office:value="82562" calcext:value-type="float">
            <text:p>82562</text:p>
          </table:table-cell>
          <table:table-cell office:value-type="float" office:value="82670" calcext:value-type="float">
            <text:p>82670</text:p>
          </table:table-cell>
          <table:table-cell office:value-type="float" office:value="82609" calcext:value-type="float">
            <text:p>82609</text:p>
          </table:table-cell>
          <table:table-cell office:value-type="float" office:value="108" calcext:value-type="float">
            <text:p>108</text:p>
          </table:table-cell>
          <table:table-cell table:style-name="ce2" table:formula="of:=[.$C$1]+([.A512]*[.$F$1]) + ([.C512]*[.$F$2])" office:value-type="float" office:value="83730" calcext:value-type="float">
            <text:p>83730</text:p>
          </table:table-cell>
          <table:table-cell table:style-name="ce3" table:formula="of:=[.F512]-[.H512]" office:value-type="float" office:value="-1121" calcext:value-type="float">
            <text:p>-112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 office:value-type="float" office:value="85241" calcext:value-type="float">
            <text:p>85241</text:p>
          </table:table-cell>
          <table:table-cell office:value-type="float" office:value="85378" calcext:value-type="float">
            <text:p>85378</text:p>
          </table:table-cell>
          <table:table-cell office:value-type="float" office:value="85291" calcext:value-type="float">
            <text:p>85291</text:p>
          </table:table-cell>
          <table:table-cell office:value-type="float" office:value="137" calcext:value-type="float">
            <text:p>137</text:p>
          </table:table-cell>
          <table:table-cell table:style-name="ce2" table:formula="of:=[.$C$1]+([.A513]*[.$F$1]) + ([.C513]*[.$F$2])" office:value-type="float" office:value="84885" calcext:value-type="float">
            <text:p>84885</text:p>
          </table:table-cell>
          <table:table-cell table:style-name="ce3" table:formula="of:=[.F513]-[.H513]" office:value-type="float" office:value="406" calcext:value-type="float">
            <text:p>+40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85253" calcext:value-type="float">
            <text:p>85253</text:p>
          </table:table-cell>
          <table:table-cell office:value-type="float" office:value="85474" calcext:value-type="float">
            <text:p>85474</text:p>
          </table:table-cell>
          <table:table-cell office:value-type="float" office:value="85341" calcext:value-type="float">
            <text:p>85341</text:p>
          </table:table-cell>
          <table:table-cell office:value-type="float" office:value="221" calcext:value-type="float">
            <text:p>221</text:p>
          </table:table-cell>
          <table:table-cell table:style-name="ce2" table:formula="of:=[.$C$1]+([.A514]*[.$F$1]) + ([.C514]*[.$F$2])" office:value-type="float" office:value="86040" calcext:value-type="float">
            <text:p>86040</text:p>
          </table:table-cell>
          <table:table-cell table:style-name="ce3" table:formula="of:=[.F514]-[.H514]" office:value-type="float" office:value="-699" calcext:value-type="float">
            <text:p>-699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9" calcext:value-type="float">
            <text:p>209</text:p>
          </table:table-cell>
          <table:table-cell office:value-type="float" office:value="87918" calcext:value-type="float">
            <text:p>87918</text:p>
          </table:table-cell>
          <table:table-cell office:value-type="float" office:value="88093" calcext:value-type="float">
            <text:p>88093</text:p>
          </table:table-cell>
          <table:table-cell office:value-type="float" office:value="87977" calcext:value-type="float">
            <text:p>87977</text:p>
          </table:table-cell>
          <table:table-cell office:value-type="float" office:value="175" calcext:value-type="float">
            <text:p>175</text:p>
          </table:table-cell>
          <table:table-cell table:style-name="ce2" table:formula="of:=[.$C$1]+([.A515]*[.$F$1]) + ([.C515]*[.$F$2])" office:value-type="float" office:value="87195" calcext:value-type="float">
            <text:p>87195</text:p>
          </table:table-cell>
          <table:table-cell table:style-name="ce3" table:formula="of:=[.F515]-[.H515]" office:value-type="float" office:value="782" calcext:value-type="float">
            <text:p>+78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88000" calcext:value-type="float">
            <text:p>88000</text:p>
          </table:table-cell>
          <table:table-cell office:value-type="float" office:value="88141" calcext:value-type="float">
            <text:p>88141</text:p>
          </table:table-cell>
          <table:table-cell office:value-type="float" office:value="88047" calcext:value-type="float">
            <text:p>88047</text:p>
          </table:table-cell>
          <table:table-cell office:value-type="float" office:value="141" calcext:value-type="float">
            <text:p>141</text:p>
          </table:table-cell>
          <table:table-cell table:style-name="ce2" table:formula="of:=[.$C$1]+([.A516]*[.$F$1]) + ([.C516]*[.$F$2])" office:value-type="float" office:value="88350" calcext:value-type="float">
            <text:p>88350</text:p>
          </table:table-cell>
          <table:table-cell table:style-name="ce3" table:formula="of:=[.F516]-[.H516]" office:value-type="float" office:value="-303" calcext:value-type="float">
            <text:p>-30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  <table:table-cell office:value-type="float" office:value="88037" calcext:value-type="float">
            <text:p>88037</text:p>
          </table:table-cell>
          <table:table-cell office:value-type="float" office:value="88116" calcext:value-type="float">
            <text:p>88116</text:p>
          </table:table-cell>
          <table:table-cell office:value-type="float" office:value="88065" calcext:value-type="float">
            <text:p>88065</text:p>
          </table:table-cell>
          <table:table-cell office:value-type="float" office:value="79" calcext:value-type="float">
            <text:p>79</text:p>
          </table:table-cell>
          <table:table-cell table:style-name="ce2" table:formula="of:=[.$C$1]+([.A517]*[.$F$1]) + ([.C517]*[.$F$2])" office:value-type="float" office:value="89505" calcext:value-type="float">
            <text:p>89505</text:p>
          </table:table-cell>
          <table:table-cell table:style-name="ce3" table:formula="of:=[.F517]-[.H517]" office:value-type="float" office:value="-1440" calcext:value-type="float">
            <text:p>-144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2" calcext:value-type="float">
            <text:p>242</text:p>
          </table:table-cell>
          <table:table-cell office:value-type="float" office:value="90628" calcext:value-type="float">
            <text:p>90628</text:p>
          </table:table-cell>
          <table:table-cell office:value-type="float" office:value="90704" calcext:value-type="float">
            <text:p>90704</text:p>
          </table:table-cell>
          <table:table-cell office:value-type="float" office:value="90654" calcext:value-type="float">
            <text:p>90654</text:p>
          </table:table-cell>
          <table:table-cell office:value-type="float" office:value="76" calcext:value-type="float">
            <text:p>76</text:p>
          </table:table-cell>
          <table:table-cell table:style-name="ce2" table:formula="of:=[.$C$1]+([.A518]*[.$F$1]) + ([.C518]*[.$F$2])" office:value-type="float" office:value="90660" calcext:value-type="float">
            <text:p>90660</text:p>
          </table:table-cell>
          <table:table-cell table:style-name="ce3" table:formula="of:=[.F518]-[.H518]"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office:value-type="float" office:value="90639" calcext:value-type="float">
            <text:p>90639</text:p>
          </table:table-cell>
          <table:table-cell office:value-type="float" office:value="90804" calcext:value-type="float">
            <text:p>90804</text:p>
          </table:table-cell>
          <table:table-cell office:value-type="float" office:value="90743" calcext:value-type="float">
            <text:p>90743</text:p>
          </table:table-cell>
          <table:table-cell office:value-type="float" office:value="165" calcext:value-type="float">
            <text:p>165</text:p>
          </table:table-cell>
          <table:table-cell table:style-name="ce2" table:formula="of:=[.$C$1]+([.A519]*[.$F$1]) + ([.C519]*[.$F$2])" office:value-type="float" office:value="91815" calcext:value-type="float">
            <text:p>91815</text:p>
          </table:table-cell>
          <table:table-cell table:style-name="ce3" table:formula="of:=[.F519]-[.H519]" office:value-type="float" office:value="-1072" calcext:value-type="float">
            <text:p>-107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93299" calcext:value-type="float">
            <text:p>93299</text:p>
          </table:table-cell>
          <table:table-cell office:value-type="float" office:value="93435" calcext:value-type="float">
            <text:p>93435</text:p>
          </table:table-cell>
          <table:table-cell office:value-type="float" office:value="93368" calcext:value-type="float">
            <text:p>93368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520]*[.$F$1]) + ([.C520]*[.$F$2])" office:value-type="float" office:value="92970" calcext:value-type="float">
            <text:p>92970</text:p>
          </table:table-cell>
          <table:table-cell table:style-name="ce3" table:formula="of:=[.F520]-[.H520]" office:value-type="float" office:value="398" calcext:value-type="float">
            <text:p>+398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office:value-type="float" office:value="93362" calcext:value-type="float">
            <text:p>93362</text:p>
          </table:table-cell>
          <table:table-cell office:value-type="float" office:value="93443" calcext:value-type="float">
            <text:p>93443</text:p>
          </table:table-cell>
          <table:table-cell office:value-type="float" office:value="93394" calcext:value-type="float">
            <text:p>93394</text:p>
          </table:table-cell>
          <table:table-cell office:value-type="float" office:value="81" calcext:value-type="float">
            <text:p>81</text:p>
          </table:table-cell>
          <table:table-cell table:style-name="ce2" table:formula="of:=[.$C$1]+([.A521]*[.$F$1]) + ([.C521]*[.$F$2])" office:value-type="float" office:value="94125" calcext:value-type="float">
            <text:p>94125</text:p>
          </table:table-cell>
          <table:table-cell table:style-name="ce3" table:formula="of:=[.F521]-[.H521]" office:value-type="float" office:value="-731" calcext:value-type="float">
            <text:p>-73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6" calcext:value-type="float">
            <text:p>286</text:p>
          </table:table-cell>
          <table:table-cell office:value-type="float" office:value="96092" calcext:value-type="float">
            <text:p>96092</text:p>
          </table:table-cell>
          <table:table-cell office:value-type="float" office:value="96163" calcext:value-type="float">
            <text:p>96163</text:p>
          </table:table-cell>
          <table:table-cell office:value-type="float" office:value="96137" calcext:value-type="float">
            <text:p>96137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522]*[.$F$1]) + ([.C522]*[.$F$2])" office:value-type="float" office:value="95280" calcext:value-type="float">
            <text:p>95280</text:p>
          </table:table-cell>
          <table:table-cell table:style-name="ce3" table:formula="of:=[.F522]-[.H522]" office:value-type="float" office:value="857" calcext:value-type="float">
            <text:p>+85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office:value-type="float" office:value="95969" calcext:value-type="float">
            <text:p>95969</text:p>
          </table:table-cell>
          <table:table-cell office:value-type="float" office:value="96205" calcext:value-type="float">
            <text:p>96205</text:p>
          </table:table-cell>
          <table:table-cell office:value-type="float" office:value="96071" calcext:value-type="float">
            <text:p>96071</text:p>
          </table:table-cell>
          <table:table-cell office:value-type="float" office:value="236" calcext:value-type="float">
            <text:p>236</text:p>
          </table:table-cell>
          <table:table-cell table:style-name="ce2" table:formula="of:=[.$C$1]+([.A523]*[.$F$1]) + ([.C523]*[.$F$2])" office:value-type="float" office:value="96435" calcext:value-type="float">
            <text:p>96435</text:p>
          </table:table-cell>
          <table:table-cell table:style-name="ce3" table:formula="of:=[.F523]-[.H523]" office:value-type="float" office:value="-364" calcext:value-type="float">
            <text:p>-364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8" calcext:value-type="float">
            <text:p>308</text:p>
          </table:table-cell>
          <table:table-cell office:value-type="float" office:value="96052" calcext:value-type="float">
            <text:p>96052</text:p>
          </table:table-cell>
          <table:table-cell office:value-type="float" office:value="96194" calcext:value-type="float">
            <text:p>96194</text:p>
          </table:table-cell>
          <table:table-cell office:value-type="float" office:value="96122" calcext:value-type="float">
            <text:p>96122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524]*[.$F$1]) + ([.C524]*[.$F$2])" office:value-type="float" office:value="97590" calcext:value-type="float">
            <text:p>97590</text:p>
          </table:table-cell>
          <table:table-cell table:style-name="ce3" table:formula="of:=[.F524]-[.H524]" office:value-type="float" office:value="-1468" calcext:value-type="float">
            <text:p>-1468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19" calcext:value-type="float">
            <text:p>319</text:p>
          </table:table-cell>
          <table:table-cell office:value-type="float" office:value="98679" calcext:value-type="float">
            <text:p>98679</text:p>
          </table:table-cell>
          <table:table-cell office:value-type="float" office:value="98800" calcext:value-type="float">
            <text:p>98800</text:p>
          </table:table-cell>
          <table:table-cell office:value-type="float" office:value="98721" calcext:value-type="float">
            <text:p>98721</text:p>
          </table:table-cell>
          <table:table-cell office:value-type="float" office:value="121" calcext:value-type="float">
            <text:p>121</text:p>
          </table:table-cell>
          <table:table-cell table:style-name="ce2" table:formula="of:=[.$C$1]+([.A525]*[.$F$1]) + ([.C525]*[.$F$2])" office:value-type="float" office:value="98745" calcext:value-type="float">
            <text:p>98745</text:p>
          </table:table-cell>
          <table:table-cell table:style-name="ce3" table:formula="of:=[.F525]-[.H525]" office:value-type="float" office:value="-24" calcext:value-type="float">
            <text:p>-24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98682" calcext:value-type="float">
            <text:p>98682</text:p>
          </table:table-cell>
          <table:table-cell office:value-type="float" office:value="98788" calcext:value-type="float">
            <text:p>98788</text:p>
          </table:table-cell>
          <table:table-cell office:value-type="float" office:value="98730" calcext:value-type="float">
            <text:p>98730</text:p>
          </table:table-cell>
          <table:table-cell office:value-type="float" office:value="106" calcext:value-type="float">
            <text:p>106</text:p>
          </table:table-cell>
          <table:table-cell table:style-name="ce2" table:formula="of:=[.$C$1]+([.A526]*[.$F$1]) + ([.C526]*[.$F$2])" office:value-type="float" office:value="99900" calcext:value-type="float">
            <text:p>99900</text:p>
          </table:table-cell>
          <table:table-cell table:style-name="ce3" table:formula="of:=[.F526]-[.H526]" office:value-type="float" office:value="-1170" calcext:value-type="float">
            <text:p>-117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float" office:value="101419" calcext:value-type="float">
            <text:p>101419</text:p>
          </table:table-cell>
          <table:table-cell office:value-type="float" office:value="101514" calcext:value-type="float">
            <text:p>101514</text:p>
          </table:table-cell>
          <table:table-cell office:value-type="float" office:value="101478" calcext:value-type="float">
            <text:p>101478</text:p>
          </table:table-cell>
          <table:table-cell office:value-type="float" office:value="95" calcext:value-type="float">
            <text:p>95</text:p>
          </table:table-cell>
          <table:table-cell table:style-name="ce2" table:formula="of:=[.$C$1]+([.A527]*[.$F$1]) + ([.C527]*[.$F$2])" office:value-type="float" office:value="101055" calcext:value-type="float">
            <text:p>101055</text:p>
          </table:table-cell>
          <table:table-cell table:style-name="ce3" table:formula="of:=[.F527]-[.H527]" office:value-type="float" office:value="423" calcext:value-type="float">
            <text:p>+42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52" calcext:value-type="float">
            <text:p>352</text:p>
          </table:table-cell>
          <table:table-cell office:value-type="float" office:value="101386" calcext:value-type="float">
            <text:p>101386</text:p>
          </table:table-cell>
          <table:table-cell office:value-type="float" office:value="101528" calcext:value-type="float">
            <text:p>101528</text:p>
          </table:table-cell>
          <table:table-cell office:value-type="float" office:value="101455" calcext:value-type="float">
            <text:p>101455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528]*[.$F$1]) + ([.C528]*[.$F$2])" office:value-type="float" office:value="102210" calcext:value-type="float">
            <text:p>102210</text:p>
          </table:table-cell>
          <table:table-cell table:style-name="ce3" table:formula="of:=[.F528]-[.H528]" office:value-type="float" office:value="-755" calcext:value-type="float">
            <text:p>-75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63" calcext:value-type="float">
            <text:p>363</text:p>
          </table:table-cell>
          <table:table-cell office:value-type="float" office:value="104042" calcext:value-type="float">
            <text:p>104042</text:p>
          </table:table-cell>
          <table:table-cell office:value-type="float" office:value="104215" calcext:value-type="float">
            <text:p>104215</text:p>
          </table:table-cell>
          <table:table-cell office:value-type="float" office:value="104136" calcext:value-type="float">
            <text:p>104136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529]*[.$F$1]) + ([.C529]*[.$F$2])" office:value-type="float" office:value="103365" calcext:value-type="float">
            <text:p>103365</text:p>
          </table:table-cell>
          <table:table-cell table:style-name="ce3" table:formula="of:=[.F529]-[.H529]" office:value-type="float" office:value="771" calcext:value-type="float">
            <text:p>+77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74" calcext:value-type="float">
            <text:p>374</text:p>
          </table:table-cell>
          <table:table-cell office:value-type="float" office:value="104006" calcext:value-type="float">
            <text:p>104006</text:p>
          </table:table-cell>
          <table:table-cell office:value-type="float" office:value="104180" calcext:value-type="float">
            <text:p>104180</text:p>
          </table:table-cell>
          <table:table-cell office:value-type="float" office:value="104080" calcext:value-type="float">
            <text:p>104080</text:p>
          </table:table-cell>
          <table:table-cell office:value-type="float" office:value="174" calcext:value-type="float">
            <text:p>174</text:p>
          </table:table-cell>
          <table:table-cell table:style-name="ce2" table:formula="of:=[.$C$1]+([.A530]*[.$F$1]) + ([.C530]*[.$F$2])" office:value-type="float" office:value="104520" calcext:value-type="float">
            <text:p>104520</text:p>
          </table:table-cell>
          <table:table-cell table:style-name="ce3" table:formula="of:=[.F530]-[.H530]" office:value-type="float" office:value="-440" calcext:value-type="float">
            <text:p>-44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85" calcext:value-type="float">
            <text:p>385</text:p>
          </table:table-cell>
          <table:table-cell office:value-type="float" office:value="104067" calcext:value-type="float">
            <text:p>104067</text:p>
          </table:table-cell>
          <table:table-cell office:value-type="float" office:value="104240" calcext:value-type="float">
            <text:p>104240</text:p>
          </table:table-cell>
          <table:table-cell office:value-type="float" office:value="104165" calcext:value-type="float">
            <text:p>104165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531]*[.$F$1]) + ([.C531]*[.$F$2])" office:value-type="float" office:value="105675" calcext:value-type="float">
            <text:p>105675</text:p>
          </table:table-cell>
          <table:table-cell table:style-name="ce3" table:formula="of:=[.F531]-[.H531]" office:value-type="float" office:value="-1510" calcext:value-type="float">
            <text:p>-151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office:value-type="float" office:value="106759" calcext:value-type="float">
            <text:p>106759</text:p>
          </table:table-cell>
          <table:table-cell office:value-type="float" office:value="106937" calcext:value-type="float">
            <text:p>106937</text:p>
          </table:table-cell>
          <table:table-cell office:value-type="float" office:value="106830" calcext:value-type="float">
            <text:p>106830</text:p>
          </table:table-cell>
          <table:table-cell office:value-type="float" office:value="178" calcext:value-type="float">
            <text:p>178</text:p>
          </table:table-cell>
          <table:table-cell table:style-name="ce2" table:formula="of:=[.$C$1]+([.A532]*[.$F$1]) + ([.C532]*[.$F$2])" office:value-type="float" office:value="106830" calcext:value-type="float">
            <text:p>106830</text:p>
          </table:table-cell>
          <table:table-cell table:style-name="ce3" table:formula="of:=[.F532]-[.H5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07" calcext:value-type="float">
            <text:p>407</text:p>
          </table:table-cell>
          <table:table-cell office:value-type="float" office:value="106803" calcext:value-type="float">
            <text:p>106803</text:p>
          </table:table-cell>
          <table:table-cell office:value-type="float" office:value="106878" calcext:value-type="float">
            <text:p>106878</text:p>
          </table:table-cell>
          <table:table-cell office:value-type="float" office:value="106840" calcext:value-type="float">
            <text:p>106840</text:p>
          </table:table-cell>
          <table:table-cell office:value-type="float" office:value="75" calcext:value-type="float">
            <text:p>75</text:p>
          </table:table-cell>
          <table:table-cell table:style-name="ce2" table:formula="of:=[.$C$1]+([.A533]*[.$F$1]) + ([.C533]*[.$F$2])" office:value-type="float" office:value="107985" calcext:value-type="float">
            <text:p>107985</text:p>
          </table:table-cell>
          <table:table-cell table:style-name="ce3" table:formula="of:=[.F533]-[.H533]" office:value-type="float" office:value="-1145" calcext:value-type="float">
            <text:p>-114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18" calcext:value-type="float">
            <text:p>418</text:p>
          </table:table-cell>
          <table:table-cell office:value-type="float" office:value="109425" calcext:value-type="float">
            <text:p>109425</text:p>
          </table:table-cell>
          <table:table-cell office:value-type="float" office:value="109535" calcext:value-type="float">
            <text:p>109535</text:p>
          </table:table-cell>
          <table:table-cell office:value-type="float" office:value="109486" calcext:value-type="float">
            <text:p>109486</text:p>
          </table:table-cell>
          <table:table-cell office:value-type="float" office:value="110" calcext:value-type="float">
            <text:p>110</text:p>
          </table:table-cell>
          <table:table-cell table:style-name="ce2" table:formula="of:=[.$C$1]+([.A534]*[.$F$1]) + ([.C534]*[.$F$2])" office:value-type="float" office:value="109140" calcext:value-type="float">
            <text:p>109140</text:p>
          </table:table-cell>
          <table:table-cell table:style-name="ce3" table:formula="of:=[.F534]-[.H534]" office:value-type="float" office:value="346" calcext:value-type="float">
            <text:p>+34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29" calcext:value-type="float">
            <text:p>429</text:p>
          </table:table-cell>
          <table:table-cell office:value-type="float" office:value="109455" calcext:value-type="float">
            <text:p>109455</text:p>
          </table:table-cell>
          <table:table-cell office:value-type="float" office:value="109578" calcext:value-type="float">
            <text:p>109578</text:p>
          </table:table-cell>
          <table:table-cell office:value-type="float" office:value="109531" calcext:value-type="float">
            <text:p>109531</text:p>
          </table:table-cell>
          <table:table-cell office:value-type="float" office:value="123" calcext:value-type="float">
            <text:p>123</text:p>
          </table:table-cell>
          <table:table-cell table:style-name="ce2" table:formula="of:=[.$C$1]+([.A535]*[.$F$1]) + ([.C535]*[.$F$2])" office:value-type="float" office:value="110295" calcext:value-type="float">
            <text:p>110295</text:p>
          </table:table-cell>
          <table:table-cell table:style-name="ce3" table:formula="of:=[.F535]-[.H535]" office:value-type="float" office:value="-764" calcext:value-type="float">
            <text:p>-764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  <table:table-cell office:value-type="float" office:value="112160" calcext:value-type="float">
            <text:p>112160</text:p>
          </table:table-cell>
          <table:table-cell office:value-type="float" office:value="112307" calcext:value-type="float">
            <text:p>112307</text:p>
          </table:table-cell>
          <table:table-cell office:value-type="float" office:value="112234" calcext:value-type="float">
            <text:p>112234</text:p>
          </table:table-cell>
          <table:table-cell office:value-type="float" office:value="147" calcext:value-type="float">
            <text:p>147</text:p>
          </table:table-cell>
          <table:table-cell table:style-name="ce2" table:formula="of:=[.$C$1]+([.A536]*[.$F$1]) + ([.C536]*[.$F$2])" office:value-type="float" office:value="111450" calcext:value-type="float">
            <text:p>111450</text:p>
          </table:table-cell>
          <table:table-cell table:style-name="ce3" table:formula="of:=[.F536]-[.H536]" office:value-type="float" office:value="784" calcext:value-type="float">
            <text:p>+784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51" calcext:value-type="float">
            <text:p>451</text:p>
          </table:table-cell>
          <table:table-cell office:value-type="float" office:value="112172" calcext:value-type="float">
            <text:p>112172</text:p>
          </table:table-cell>
          <table:table-cell office:value-type="float" office:value="112244" calcext:value-type="float">
            <text:p>112244</text:p>
          </table:table-cell>
          <table:table-cell office:value-type="float" office:value="112196" calcext:value-type="float">
            <text:p>112196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537]*[.$F$1]) + ([.C537]*[.$F$2])" office:value-type="float" office:value="112605" calcext:value-type="float">
            <text:p>112605</text:p>
          </table:table-cell>
          <table:table-cell table:style-name="ce3" table:formula="of:=[.F537]-[.H537]" office:value-type="float" office:value="-409" calcext:value-type="float">
            <text:p>-409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2" calcext:value-type="float">
            <text:p>462</text:p>
          </table:table-cell>
          <table:table-cell office:value-type="float" office:value="112118" calcext:value-type="float">
            <text:p>112118</text:p>
          </table:table-cell>
          <table:table-cell office:value-type="float" office:value="112329" calcext:value-type="float">
            <text:p>112329</text:p>
          </table:table-cell>
          <table:table-cell office:value-type="float" office:value="112224" calcext:value-type="float">
            <text:p>112224</text:p>
          </table:table-cell>
          <table:table-cell office:value-type="float" office:value="211" calcext:value-type="float">
            <text:p>211</text:p>
          </table:table-cell>
          <table:table-cell table:style-name="ce2" table:formula="of:=[.$C$1]+([.A538]*[.$F$1]) + ([.C538]*[.$F$2])" office:value-type="float" office:value="113760" calcext:value-type="float">
            <text:p>113760</text:p>
          </table:table-cell>
          <table:table-cell table:style-name="ce3" table:formula="of:=[.F538]-[.H538]" office:value-type="float" office:value="-1536" calcext:value-type="float">
            <text:p>-153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73" calcext:value-type="float">
            <text:p>473</text:p>
          </table:table-cell>
          <table:table-cell office:value-type="float" office:value="114782" calcext:value-type="float">
            <text:p>114782</text:p>
          </table:table-cell>
          <table:table-cell office:value-type="float" office:value="114912" calcext:value-type="float">
            <text:p>114912</text:p>
          </table:table-cell>
          <table:table-cell office:value-type="float" office:value="114841" calcext:value-type="float">
            <text:p>114841</text:p>
          </table:table-cell>
          <table:table-cell office:value-type="float" office:value="130" calcext:value-type="float">
            <text:p>130</text:p>
          </table:table-cell>
          <table:table-cell table:style-name="ce2" table:formula="of:=[.$C$1]+([.A539]*[.$F$1]) + ([.C539]*[.$F$2])" office:value-type="float" office:value="114915" calcext:value-type="float">
            <text:p>114915</text:p>
          </table:table-cell>
          <table:table-cell table:style-name="ce3" table:formula="of:=[.F539]-[.H539]" office:value-type="float" office:value="-74" calcext:value-type="float">
            <text:p>-74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84" calcext:value-type="float">
            <text:p>484</text:p>
          </table:table-cell>
          <table:table-cell office:value-type="float" office:value="114933" calcext:value-type="float">
            <text:p>114933</text:p>
          </table:table-cell>
          <table:table-cell office:value-type="float" office:value="115001" calcext:value-type="float">
            <text:p>115001</text:p>
          </table:table-cell>
          <table:table-cell office:value-type="float" office:value="114966" calcext:value-type="float">
            <text:p>114966</text:p>
          </table:table-cell>
          <table:table-cell office:value-type="float" office:value="68" calcext:value-type="float">
            <text:p>68</text:p>
          </table:table-cell>
          <table:table-cell table:style-name="ce2" table:formula="of:=[.$C$1]+([.A540]*[.$F$1]) + ([.C540]*[.$F$2])" office:value-type="float" office:value="116070" calcext:value-type="float">
            <text:p>116070</text:p>
          </table:table-cell>
          <table:table-cell table:style-name="ce3" table:formula="of:=[.F540]-[.H540]" office:value-type="float" office:value="-1104" calcext:value-type="float">
            <text:p>-1104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95" calcext:value-type="float">
            <text:p>495</text:p>
          </table:table-cell>
          <table:table-cell office:value-type="float" office:value="117513" calcext:value-type="float">
            <text:p>117513</text:p>
          </table:table-cell>
          <table:table-cell office:value-type="float" office:value="117656" calcext:value-type="float">
            <text:p>117656</text:p>
          </table:table-cell>
          <table:table-cell office:value-type="float" office:value="117584" calcext:value-type="float">
            <text:p>117584</text:p>
          </table:table-cell>
          <table:table-cell office:value-type="float" office:value="143" calcext:value-type="float">
            <text:p>143</text:p>
          </table:table-cell>
          <table:table-cell table:style-name="ce2" table:formula="of:=[.$C$1]+([.A541]*[.$F$1]) + ([.C541]*[.$F$2])" office:value-type="float" office:value="117225" calcext:value-type="float">
            <text:p>117225</text:p>
          </table:table-cell>
          <table:table-cell table:style-name="ce3" table:formula="of:=[.F541]-[.H541]" office:value-type="float" office:value="359" calcext:value-type="float">
            <text:p>+359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06" calcext:value-type="float">
            <text:p>506</text:p>
          </table:table-cell>
          <table:table-cell office:value-type="float" office:value="117493" calcext:value-type="float">
            <text:p>117493</text:p>
          </table:table-cell>
          <table:table-cell office:value-type="float" office:value="117666" calcext:value-type="float">
            <text:p>117666</text:p>
          </table:table-cell>
          <table:table-cell office:value-type="float" office:value="117584" calcext:value-type="float">
            <text:p>117584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542]*[.$F$1]) + ([.C542]*[.$F$2])" office:value-type="float" office:value="118380" calcext:value-type="float">
            <text:p>118380</text:p>
          </table:table-cell>
          <table:table-cell table:style-name="ce3" table:formula="of:=[.F542]-[.H542]" office:value-type="float" office:value="-796" calcext:value-type="float">
            <text:p>-79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17" calcext:value-type="float">
            <text:p>517</text:p>
          </table:table-cell>
          <table:table-cell office:value-type="float" office:value="120183" calcext:value-type="float">
            <text:p>120183</text:p>
          </table:table-cell>
          <table:table-cell office:value-type="float" office:value="120342" calcext:value-type="float">
            <text:p>120342</text:p>
          </table:table-cell>
          <table:table-cell office:value-type="float" office:value="120274" calcext:value-type="float">
            <text:p>120274</text:p>
          </table:table-cell>
          <table:table-cell office:value-type="float" office:value="159" calcext:value-type="float">
            <text:p>159</text:p>
          </table:table-cell>
          <table:table-cell table:style-name="ce2" table:formula="of:=[.$C$1]+([.A543]*[.$F$1]) + ([.C543]*[.$F$2])" office:value-type="float" office:value="119535" calcext:value-type="float">
            <text:p>119535</text:p>
          </table:table-cell>
          <table:table-cell table:style-name="ce3" table:formula="of:=[.F543]-[.H543]" office:value-type="float" office:value="739" calcext:value-type="float">
            <text:p>+739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120199" calcext:value-type="float">
            <text:p>120199</text:p>
          </table:table-cell>
          <table:table-cell office:value-type="float" office:value="120335" calcext:value-type="float">
            <text:p>120335</text:p>
          </table:table-cell>
          <table:table-cell office:value-type="float" office:value="120289" calcext:value-type="float">
            <text:p>120289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544]*[.$F$1]) + ([.C544]*[.$F$2])" office:value-type="float" office:value="120690" calcext:value-type="float">
            <text:p>120690</text:p>
          </table:table-cell>
          <table:table-cell table:style-name="ce3" table:formula="of:=[.F544]-[.H544]" office:value-type="float" office:value="-401" calcext:value-type="float">
            <text:p>-40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539" calcext:value-type="float">
            <text:p>539</text:p>
          </table:table-cell>
          <table:table-cell office:value-type="float" office:value="120248" calcext:value-type="float">
            <text:p>120248</text:p>
          </table:table-cell>
          <table:table-cell office:value-type="float" office:value="120351" calcext:value-type="float">
            <text:p>120351</text:p>
          </table:table-cell>
          <table:table-cell office:value-type="float" office:value="120309" calcext:value-type="float">
            <text:p>120309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545]*[.$F$1]) + ([.C545]*[.$F$2])" office:value-type="float" office:value="121845" calcext:value-type="float">
            <text:p>121845</text:p>
          </table:table-cell>
          <table:table-cell table:style-name="ce3" table:formula="of:=[.F545]-[.H545]" office:value-type="float" office:value="-1536" calcext:value-type="float">
            <text:p>-153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1834" calcext:value-type="float">
            <text:p>71834</text:p>
          </table:table-cell>
          <table:table-cell office:value-type="float" office:value="71947" calcext:value-type="float">
            <text:p>71947</text:p>
          </table:table-cell>
          <table:table-cell office:value-type="float" office:value="71874" calcext:value-type="float">
            <text:p>71874</text:p>
          </table:table-cell>
          <table:table-cell office:value-type="float" office:value="113" calcext:value-type="float">
            <text:p>113</text:p>
          </table:table-cell>
          <table:table-cell table:style-name="ce2" table:formula="of:=[.$C$1]+([.A546]*[.$F$1]) + ([.C546]*[.$F$2])" office:value-type="float" office:value="71760" calcext:value-type="float">
            <text:p>71760</text:p>
          </table:table-cell>
          <table:table-cell table:style-name="ce3" table:formula="of:=[.F546]-[.H546]" office:value-type="float" office:value="114" calcext:value-type="float">
            <text:p>+11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1813" calcext:value-type="float">
            <text:p>71813</text:p>
          </table:table-cell>
          <table:table-cell office:value-type="float" office:value="71884" calcext:value-type="float">
            <text:p>71884</text:p>
          </table:table-cell>
          <table:table-cell office:value-type="float" office:value="71840" calcext:value-type="float">
            <text:p>71840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547]*[.$F$1]) + ([.C547]*[.$F$2])" office:value-type="float" office:value="73020" calcext:value-type="float">
            <text:p>73020</text:p>
          </table:table-cell>
          <table:table-cell table:style-name="ce3" table:formula="of:=[.F547]-[.H547]" office:value-type="float" office:value="-1180" calcext:value-type="float">
            <text:p>-118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4722" calcext:value-type="float">
            <text:p>74722</text:p>
          </table:table-cell>
          <table:table-cell office:value-type="float" office:value="74821" calcext:value-type="float">
            <text:p>74821</text:p>
          </table:table-cell>
          <table:table-cell office:value-type="float" office:value="74760" calcext:value-type="float">
            <text:p>74760</text:p>
          </table:table-cell>
          <table:table-cell office:value-type="float" office:value="99" calcext:value-type="float">
            <text:p>99</text:p>
          </table:table-cell>
          <table:table-cell table:style-name="ce2" table:formula="of:=[.$C$1]+([.A548]*[.$F$1]) + ([.C548]*[.$F$2])" office:value-type="float" office:value="74280" calcext:value-type="float">
            <text:p>74280</text:p>
          </table:table-cell>
          <table:table-cell table:style-name="ce3" table:formula="of:=[.F548]-[.H548]" office:value-type="float" office:value="480" calcext:value-type="float">
            <text:p>+48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74760" calcext:value-type="float">
            <text:p>74760</text:p>
          </table:table-cell>
          <table:table-cell office:value-type="float" office:value="74934" calcext:value-type="float">
            <text:p>74934</text:p>
          </table:table-cell>
          <table:table-cell office:value-type="float" office:value="74819" calcext:value-type="float">
            <text:p>74819</text:p>
          </table:table-cell>
          <table:table-cell office:value-type="float" office:value="174" calcext:value-type="float">
            <text:p>174</text:p>
          </table:table-cell>
          <table:table-cell table:style-name="ce2" table:formula="of:=[.$C$1]+([.A549]*[.$F$1]) + ([.C549]*[.$F$2])" office:value-type="float" office:value="75540" calcext:value-type="float">
            <text:p>75540</text:p>
          </table:table-cell>
          <table:table-cell table:style-name="ce3" table:formula="of:=[.F549]-[.H549]" office:value-type="float" office:value="-721" calcext:value-type="float">
            <text:p>-72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7668" calcext:value-type="float">
            <text:p>77668</text:p>
          </table:table-cell>
          <table:table-cell office:value-type="float" office:value="77820" calcext:value-type="float">
            <text:p>77820</text:p>
          </table:table-cell>
          <table:table-cell office:value-type="float" office:value="77727" calcext:value-type="float">
            <text:p>77727</text:p>
          </table:table-cell>
          <table:table-cell office:value-type="float" office:value="152" calcext:value-type="float">
            <text:p>152</text:p>
          </table:table-cell>
          <table:table-cell table:style-name="ce2" table:formula="of:=[.$C$1]+([.A550]*[.$F$1]) + ([.C550]*[.$F$2])" office:value-type="float" office:value="76800" calcext:value-type="float">
            <text:p>76800</text:p>
          </table:table-cell>
          <table:table-cell table:style-name="ce3" table:formula="of:=[.F550]-[.H550]" office:value-type="float" office:value="927" calcext:value-type="float">
            <text:p>+927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77672" calcext:value-type="float">
            <text:p>77672</text:p>
          </table:table-cell>
          <table:table-cell office:value-type="float" office:value="77769" calcext:value-type="float">
            <text:p>77769</text:p>
          </table:table-cell>
          <table:table-cell office:value-type="float" office:value="77705" calcext:value-type="float">
            <text:p>77705</text:p>
          </table:table-cell>
          <table:table-cell office:value-type="float" office:value="97" calcext:value-type="float">
            <text:p>97</text:p>
          </table:table-cell>
          <table:table-cell table:style-name="ce2" table:formula="of:=[.$C$1]+([.A551]*[.$F$1]) + ([.C551]*[.$F$2])" office:value-type="float" office:value="78060" calcext:value-type="float">
            <text:p>78060</text:p>
          </table:table-cell>
          <table:table-cell table:style-name="ce3" table:formula="of:=[.F551]-[.H551]" office:value-type="float" office:value="-355" calcext:value-type="float">
            <text:p>-35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77674" calcext:value-type="float">
            <text:p>77674</text:p>
          </table:table-cell>
          <table:table-cell office:value-type="float" office:value="77787" calcext:value-type="float">
            <text:p>77787</text:p>
          </table:table-cell>
          <table:table-cell office:value-type="float" office:value="77740" calcext:value-type="float">
            <text:p>77740</text:p>
          </table:table-cell>
          <table:table-cell office:value-type="float" office:value="113" calcext:value-type="float">
            <text:p>113</text:p>
          </table:table-cell>
          <table:table-cell table:style-name="ce2" table:formula="of:=[.$C$1]+([.A552]*[.$F$1]) + ([.C552]*[.$F$2])" office:value-type="float" office:value="79320" calcext:value-type="float">
            <text:p>79320</text:p>
          </table:table-cell>
          <table:table-cell table:style-name="ce3" table:formula="of:=[.F552]-[.H552]" office:value-type="float" office:value="-1580" calcext:value-type="float">
            <text:p>-158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80596" calcext:value-type="float">
            <text:p>80596</text:p>
          </table:table-cell>
          <table:table-cell office:value-type="float" office:value="80693" calcext:value-type="float">
            <text:p>80693</text:p>
          </table:table-cell>
          <table:table-cell office:value-type="float" office:value="80649" calcext:value-type="float">
            <text:p>80649</text:p>
          </table:table-cell>
          <table:table-cell office:value-type="float" office:value="97" calcext:value-type="float">
            <text:p>97</text:p>
          </table:table-cell>
          <table:table-cell table:style-name="ce2" table:formula="of:=[.$C$1]+([.A553]*[.$F$1]) + ([.C553]*[.$F$2])" office:value-type="float" office:value="80580" calcext:value-type="float">
            <text:p>80580</text:p>
          </table:table-cell>
          <table:table-cell table:style-name="ce3" table:formula="of:=[.F553]-[.H553]" office:value-type="float" office:value="69" calcext:value-type="float">
            <text:p>+6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80700" calcext:value-type="float">
            <text:p>80700</text:p>
          </table:table-cell>
          <table:table-cell office:value-type="float" office:value="80774" calcext:value-type="float">
            <text:p>80774</text:p>
          </table:table-cell>
          <table:table-cell office:value-type="float" office:value="80732" calcext:value-type="float">
            <text:p>80732</text:p>
          </table:table-cell>
          <table:table-cell office:value-type="float" office:value="74" calcext:value-type="float">
            <text:p>74</text:p>
          </table:table-cell>
          <table:table-cell table:style-name="ce2" table:formula="of:=[.$C$1]+([.A554]*[.$F$1]) + ([.C554]*[.$F$2])" office:value-type="float" office:value="81840" calcext:value-type="float">
            <text:p>81840</text:p>
          </table:table-cell>
          <table:table-cell table:style-name="ce3" table:formula="of:=[.F554]-[.H554]" office:value-type="float" office:value="-1108" calcext:value-type="float">
            <text:p>-110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83537" calcext:value-type="float">
            <text:p>83537</text:p>
          </table:table-cell>
          <table:table-cell office:value-type="float" office:value="83717" calcext:value-type="float">
            <text:p>83717</text:p>
          </table:table-cell>
          <table:table-cell office:value-type="float" office:value="83605" calcext:value-type="float">
            <text:p>83605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555]*[.$F$1]) + ([.C555]*[.$F$2])" office:value-type="float" office:value="83100" calcext:value-type="float">
            <text:p>83100</text:p>
          </table:table-cell>
          <table:table-cell table:style-name="ce3" table:formula="of:=[.F555]-[.H555]" office:value-type="float" office:value="505" calcext:value-type="float">
            <text:p>+50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83584" calcext:value-type="float">
            <text:p>83584</text:p>
          </table:table-cell>
          <table:table-cell office:value-type="float" office:value="83721" calcext:value-type="float">
            <text:p>83721</text:p>
          </table:table-cell>
          <table:table-cell office:value-type="float" office:value="83672" calcext:value-type="float">
            <text:p>83672</text:p>
          </table:table-cell>
          <table:table-cell office:value-type="float" office:value="137" calcext:value-type="float">
            <text:p>137</text:p>
          </table:table-cell>
          <table:table-cell table:style-name="ce2" table:formula="of:=[.$C$1]+([.A556]*[.$F$1]) + ([.C556]*[.$F$2])" office:value-type="float" office:value="84360" calcext:value-type="float">
            <text:p>84360</text:p>
          </table:table-cell>
          <table:table-cell table:style-name="ce3" table:formula="of:=[.F556]-[.H556]" office:value-type="float" office:value="-688" calcext:value-type="float">
            <text:p>-68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86494" calcext:value-type="float">
            <text:p>86494</text:p>
          </table:table-cell>
          <table:table-cell office:value-type="float" office:value="86661" calcext:value-type="float">
            <text:p>86661</text:p>
          </table:table-cell>
          <table:table-cell office:value-type="float" office:value="86593" calcext:value-type="float">
            <text:p>86593</text:p>
          </table:table-cell>
          <table:table-cell office:value-type="float" office:value="167" calcext:value-type="float">
            <text:p>167</text:p>
          </table:table-cell>
          <table:table-cell table:style-name="ce2" table:formula="of:=[.$C$1]+([.A557]*[.$F$1]) + ([.C557]*[.$F$2])" office:value-type="float" office:value="85620" calcext:value-type="float">
            <text:p>85620</text:p>
          </table:table-cell>
          <table:table-cell table:style-name="ce3" table:formula="of:=[.F557]-[.H557]" office:value-type="float" office:value="973" calcext:value-type="float">
            <text:p>+97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86482" calcext:value-type="float">
            <text:p>86482</text:p>
          </table:table-cell>
          <table:table-cell office:value-type="float" office:value="86640" calcext:value-type="float">
            <text:p>86640</text:p>
          </table:table-cell>
          <table:table-cell office:value-type="float" office:value="86552" calcext:value-type="float">
            <text:p>86552</text:p>
          </table:table-cell>
          <table:table-cell office:value-type="float" office:value="158" calcext:value-type="float">
            <text:p>158</text:p>
          </table:table-cell>
          <table:table-cell table:style-name="ce2" table:formula="of:=[.$C$1]+([.A558]*[.$F$1]) + ([.C558]*[.$F$2])" office:value-type="float" office:value="86880" calcext:value-type="float">
            <text:p>86880</text:p>
          </table:table-cell>
          <table:table-cell table:style-name="ce3" table:formula="of:=[.F558]-[.H558]" office:value-type="float" office:value="-328" calcext:value-type="float">
            <text:p>-32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86466" calcext:value-type="float">
            <text:p>86466</text:p>
          </table:table-cell>
          <table:table-cell office:value-type="float" office:value="86615" calcext:value-type="float">
            <text:p>86615</text:p>
          </table:table-cell>
          <table:table-cell office:value-type="float" office:value="86530" calcext:value-type="float">
            <text:p>86530</text:p>
          </table:table-cell>
          <table:table-cell office:value-type="float" office:value="149" calcext:value-type="float">
            <text:p>149</text:p>
          </table:table-cell>
          <table:table-cell table:style-name="ce2" table:formula="of:=[.$C$1]+([.A559]*[.$F$1]) + ([.C559]*[.$F$2])" office:value-type="float" office:value="88140" calcext:value-type="float">
            <text:p>88140</text:p>
          </table:table-cell>
          <table:table-cell table:style-name="ce3" table:formula="of:=[.F559]-[.H559]" office:value-type="float" office:value="-1610" calcext:value-type="float">
            <text:p>-161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89443" calcext:value-type="float">
            <text:p>89443</text:p>
          </table:table-cell>
          <table:table-cell office:value-type="float" office:value="89585" calcext:value-type="float">
            <text:p>89585</text:p>
          </table:table-cell>
          <table:table-cell office:value-type="float" office:value="89490" calcext:value-type="float">
            <text:p>89490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560]*[.$F$1]) + ([.C560]*[.$F$2])" office:value-type="float" office:value="89400" calcext:value-type="float">
            <text:p>89400</text:p>
          </table:table-cell>
          <table:table-cell table:style-name="ce3" table:formula="of:=[.F560]-[.H560]" office:value-type="float" office:value="90" calcext:value-type="float">
            <text:p>+9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89466" calcext:value-type="float">
            <text:p>89466</text:p>
          </table:table-cell>
          <table:table-cell office:value-type="float" office:value="89559" calcext:value-type="float">
            <text:p>89559</text:p>
          </table:table-cell>
          <table:table-cell office:value-type="float" office:value="89503" calcext:value-type="float">
            <text:p>89503</text:p>
          </table:table-cell>
          <table:table-cell office:value-type="float" office:value="93" calcext:value-type="float">
            <text:p>93</text:p>
          </table:table-cell>
          <table:table-cell table:style-name="ce2" table:formula="of:=[.$C$1]+([.A561]*[.$F$1]) + ([.C561]*[.$F$2])" office:value-type="float" office:value="90660" calcext:value-type="float">
            <text:p>90660</text:p>
          </table:table-cell>
          <table:table-cell table:style-name="ce3" table:formula="of:=[.F561]-[.H561]" office:value-type="float" office:value="-1157" calcext:value-type="float">
            <text:p>-1157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  <table:table-cell office:value-type="float" office:value="92459" calcext:value-type="float">
            <text:p>92459</text:p>
          </table:table-cell>
          <table:table-cell office:value-type="float" office:value="92534" calcext:value-type="float">
            <text:p>92534</text:p>
          </table:table-cell>
          <table:table-cell office:value-type="float" office:value="92495" calcext:value-type="float">
            <text:p>92495</text:p>
          </table:table-cell>
          <table:table-cell office:value-type="float" office:value="75" calcext:value-type="float">
            <text:p>75</text:p>
          </table:table-cell>
          <table:table-cell table:style-name="ce2" table:formula="of:=[.$C$1]+([.A562]*[.$F$1]) + ([.C562]*[.$F$2])" office:value-type="float" office:value="91920" calcext:value-type="float">
            <text:p>91920</text:p>
          </table:table-cell>
          <table:table-cell table:style-name="ce3" table:formula="of:=[.F562]-[.H562]" office:value-type="float" office:value="575" calcext:value-type="float">
            <text:p>+57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92259" calcext:value-type="float">
            <text:p>92259</text:p>
          </table:table-cell>
          <table:table-cell office:value-type="float" office:value="92438" calcext:value-type="float">
            <text:p>92438</text:p>
          </table:table-cell>
          <table:table-cell office:value-type="float" office:value="92352" calcext:value-type="float">
            <text:p>92352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563]*[.$F$1]) + ([.C563]*[.$F$2])" office:value-type="float" office:value="93180" calcext:value-type="float">
            <text:p>93180</text:p>
          </table:table-cell>
          <table:table-cell table:style-name="ce3" table:formula="of:=[.F563]-[.H563]" office:value-type="float" office:value="-828" calcext:value-type="float">
            <text:p>-82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8" calcext:value-type="float">
            <text:p>228</text:p>
          </table:table-cell>
          <table:table-cell office:value-type="float" office:value="95269" calcext:value-type="float">
            <text:p>95269</text:p>
          </table:table-cell>
          <table:table-cell office:value-type="float" office:value="95401" calcext:value-type="float">
            <text:p>95401</text:p>
          </table:table-cell>
          <table:table-cell office:value-type="float" office:value="95334" calcext:value-type="float">
            <text:p>95334</text:p>
          </table:table-cell>
          <table:table-cell office:value-type="float" office:value="132" calcext:value-type="float">
            <text:p>132</text:p>
          </table:table-cell>
          <table:table-cell table:style-name="ce2" table:formula="of:=[.$C$1]+([.A564]*[.$F$1]) + ([.C564]*[.$F$2])" office:value-type="float" office:value="94440" calcext:value-type="float">
            <text:p>94440</text:p>
          </table:table-cell>
          <table:table-cell table:style-name="ce3" table:formula="of:=[.F564]-[.H564]" office:value-type="float" office:value="894" calcext:value-type="float">
            <text:p>+89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95306" calcext:value-type="float">
            <text:p>95306</text:p>
          </table:table-cell>
          <table:table-cell office:value-type="float" office:value="95481" calcext:value-type="float">
            <text:p>95481</text:p>
          </table:table-cell>
          <table:table-cell office:value-type="float" office:value="95413" calcext:value-type="float">
            <text:p>95413</text:p>
          </table:table-cell>
          <table:table-cell office:value-type="float" office:value="175" calcext:value-type="float">
            <text:p>175</text:p>
          </table:table-cell>
          <table:table-cell table:style-name="ce2" table:formula="of:=[.$C$1]+([.A565]*[.$F$1]) + ([.C565]*[.$F$2])" office:value-type="float" office:value="95700" calcext:value-type="float">
            <text:p>95700</text:p>
          </table:table-cell>
          <table:table-cell table:style-name="ce3" table:formula="of:=[.F565]-[.H565]" office:value-type="float" office:value="-287" calcext:value-type="float">
            <text:p>-287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95215" calcext:value-type="float">
            <text:p>95215</text:p>
          </table:table-cell>
          <table:table-cell office:value-type="float" office:value="95285" calcext:value-type="float">
            <text:p>95285</text:p>
          </table:table-cell>
          <table:table-cell office:value-type="float" office:value="95260" calcext:value-type="float">
            <text:p>95260</text:p>
          </table:table-cell>
          <table:table-cell office:value-type="float" office:value="70" calcext:value-type="float">
            <text:p>70</text:p>
          </table:table-cell>
          <table:table-cell table:style-name="ce2" table:formula="of:=[.$C$1]+([.A566]*[.$F$1]) + ([.C566]*[.$F$2])" office:value-type="float" office:value="96960" calcext:value-type="float">
            <text:p>96960</text:p>
          </table:table-cell>
          <table:table-cell table:style-name="ce3" table:formula="of:=[.F566]-[.H566]" office:value-type="float" office:value="-1700" calcext:value-type="float">
            <text:p>-170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4" calcext:value-type="float">
            <text:p>264</text:p>
          </table:table-cell>
          <table:table-cell office:value-type="float" office:value="98251" calcext:value-type="float">
            <text:p>98251</text:p>
          </table:table-cell>
          <table:table-cell office:value-type="float" office:value="98396" calcext:value-type="float">
            <text:p>98396</text:p>
          </table:table-cell>
          <table:table-cell office:value-type="float" office:value="98311" calcext:value-type="float">
            <text:p>98311</text:p>
          </table:table-cell>
          <table:table-cell office:value-type="float" office:value="145" calcext:value-type="float">
            <text:p>145</text:p>
          </table:table-cell>
          <table:table-cell table:style-name="ce2" table:formula="of:=[.$C$1]+([.A567]*[.$F$1]) + ([.C567]*[.$F$2])" office:value-type="float" office:value="98220" calcext:value-type="float">
            <text:p>98220</text:p>
          </table:table-cell>
          <table:table-cell table:style-name="ce3" table:formula="of:=[.F567]-[.H567]" office:value-type="float" office:value="91" calcext:value-type="float">
            <text:p>+9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6" calcext:value-type="float">
            <text:p>276</text:p>
          </table:table-cell>
          <table:table-cell office:value-type="float" office:value="98221" calcext:value-type="float">
            <text:p>98221</text:p>
          </table:table-cell>
          <table:table-cell office:value-type="float" office:value="98363" calcext:value-type="float">
            <text:p>98363</text:p>
          </table:table-cell>
          <table:table-cell office:value-type="float" office:value="98292" calcext:value-type="float">
            <text:p>98292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568]*[.$F$1]) + ([.C568]*[.$F$2])" office:value-type="float" office:value="99480" calcext:value-type="float">
            <text:p>99480</text:p>
          </table:table-cell>
          <table:table-cell table:style-name="ce3" table:formula="of:=[.F568]-[.H568]" office:value-type="float" office:value="-1188" calcext:value-type="float">
            <text:p>-118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office:value-type="float" office:value="101187" calcext:value-type="float">
            <text:p>101187</text:p>
          </table:table-cell>
          <table:table-cell office:value-type="float" office:value="101305" calcext:value-type="float">
            <text:p>101305</text:p>
          </table:table-cell>
          <table:table-cell office:value-type="float" office:value="101230" calcext:value-type="float">
            <text:p>101230</text:p>
          </table:table-cell>
          <table:table-cell office:value-type="float" office:value="118" calcext:value-type="float">
            <text:p>118</text:p>
          </table:table-cell>
          <table:table-cell table:style-name="ce2" table:formula="of:=[.$C$1]+([.A569]*[.$F$1]) + ([.C569]*[.$F$2])" office:value-type="float" office:value="100740" calcext:value-type="float">
            <text:p>100740</text:p>
          </table:table-cell>
          <table:table-cell table:style-name="ce3" table:formula="of:=[.F569]-[.H569]" office:value-type="float" office:value="490" calcext:value-type="float">
            <text:p>+49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101201" calcext:value-type="float">
            <text:p>101201</text:p>
          </table:table-cell>
          <table:table-cell office:value-type="float" office:value="101345" calcext:value-type="float">
            <text:p>101345</text:p>
          </table:table-cell>
          <table:table-cell office:value-type="float" office:value="101280" calcext:value-type="float">
            <text:p>101280</text:p>
          </table:table-cell>
          <table:table-cell office:value-type="float" office:value="144" calcext:value-type="float">
            <text:p>144</text:p>
          </table:table-cell>
          <table:table-cell table:style-name="ce2" table:formula="of:=[.$C$1]+([.A570]*[.$F$1]) + ([.C570]*[.$F$2])" office:value-type="float" office:value="102000" calcext:value-type="float">
            <text:p>102000</text:p>
          </table:table-cell>
          <table:table-cell table:style-name="ce3" table:formula="of:=[.F570]-[.H570]" office:value-type="float" office:value="-720" calcext:value-type="float">
            <text:p>-72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2" calcext:value-type="float">
            <text:p>312</text:p>
          </table:table-cell>
          <table:table-cell office:value-type="float" office:value="104141" calcext:value-type="float">
            <text:p>104141</text:p>
          </table:table-cell>
          <table:table-cell office:value-type="float" office:value="104209" calcext:value-type="float">
            <text:p>104209</text:p>
          </table:table-cell>
          <table:table-cell office:value-type="float" office:value="104164" calcext:value-type="float">
            <text:p>104164</text:p>
          </table:table-cell>
          <table:table-cell office:value-type="float" office:value="68" calcext:value-type="float">
            <text:p>68</text:p>
          </table:table-cell>
          <table:table-cell table:style-name="ce2" table:formula="of:=[.$C$1]+([.A571]*[.$F$1]) + ([.C571]*[.$F$2])" office:value-type="float" office:value="103260" calcext:value-type="float">
            <text:p>103260</text:p>
          </table:table-cell>
          <table:table-cell table:style-name="ce3" table:formula="of:=[.F571]-[.H571]" office:value-type="float" office:value="904" calcext:value-type="float">
            <text:p>+90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office:value-type="float" office:value="104046" calcext:value-type="float">
            <text:p>104046</text:p>
          </table:table-cell>
          <table:table-cell office:value-type="float" office:value="104222" calcext:value-type="float">
            <text:p>104222</text:p>
          </table:table-cell>
          <table:table-cell office:value-type="float" office:value="104136" calcext:value-type="float">
            <text:p>104136</text:p>
          </table:table-cell>
          <table:table-cell office:value-type="float" office:value="176" calcext:value-type="float">
            <text:p>176</text:p>
          </table:table-cell>
          <table:table-cell table:style-name="ce2" table:formula="of:=[.$C$1]+([.A572]*[.$F$1]) + ([.C572]*[.$F$2])" office:value-type="float" office:value="104520" calcext:value-type="float">
            <text:p>104520</text:p>
          </table:table-cell>
          <table:table-cell table:style-name="ce3" table:formula="of:=[.F572]-[.H572]" office:value-type="float" office:value="-384" calcext:value-type="float">
            <text:p>-38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36" calcext:value-type="float">
            <text:p>336</text:p>
          </table:table-cell>
          <table:table-cell office:value-type="float" office:value="104093" calcext:value-type="float">
            <text:p>104093</text:p>
          </table:table-cell>
          <table:table-cell office:value-type="float" office:value="104193" calcext:value-type="float">
            <text:p>104193</text:p>
          </table:table-cell>
          <table:table-cell office:value-type="float" office:value="104150" calcext:value-type="float">
            <text:p>104150</text:p>
          </table:table-cell>
          <table:table-cell office:value-type="float" office:value="100" calcext:value-type="float">
            <text:p>100</text:p>
          </table:table-cell>
          <table:table-cell table:style-name="ce2" table:formula="of:=[.$C$1]+([.A573]*[.$F$1]) + ([.C573]*[.$F$2])" office:value-type="float" office:value="105780" calcext:value-type="float">
            <text:p>105780</text:p>
          </table:table-cell>
          <table:table-cell table:style-name="ce3" table:formula="of:=[.F573]-[.H573]" office:value-type="float" office:value="-1630" calcext:value-type="float">
            <text:p>-163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48" calcext:value-type="float">
            <text:p>348</text:p>
          </table:table-cell>
          <table:table-cell office:value-type="float" office:value="106956" calcext:value-type="float">
            <text:p>106956</text:p>
          </table:table-cell>
          <table:table-cell office:value-type="float" office:value="107135" calcext:value-type="float">
            <text:p>107135</text:p>
          </table:table-cell>
          <table:table-cell office:value-type="float" office:value="107019" calcext:value-type="float">
            <text:p>107019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574]*[.$F$1]) + ([.C574]*[.$F$2])" office:value-type="float" office:value="107040" calcext:value-type="float">
            <text:p>107040</text:p>
          </table:table-cell>
          <table:table-cell table:style-name="ce3" table:formula="of:=[.F574]-[.H574]" office:value-type="float" office:value="-21" calcext:value-type="float">
            <text:p>-2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106964" calcext:value-type="float">
            <text:p>106964</text:p>
          </table:table-cell>
          <table:table-cell office:value-type="float" office:value="107146" calcext:value-type="float">
            <text:p>107146</text:p>
          </table:table-cell>
          <table:table-cell office:value-type="float" office:value="107078" calcext:value-type="float">
            <text:p>107078</text:p>
          </table:table-cell>
          <table:table-cell office:value-type="float" office:value="182" calcext:value-type="float">
            <text:p>182</text:p>
          </table:table-cell>
          <table:table-cell table:style-name="ce2" table:formula="of:=[.$C$1]+([.A575]*[.$F$1]) + ([.C575]*[.$F$2])" office:value-type="float" office:value="108300" calcext:value-type="float">
            <text:p>108300</text:p>
          </table:table-cell>
          <table:table-cell table:style-name="ce3" table:formula="of:=[.F575]-[.H575]" office:value-type="float" office:value="-1222" calcext:value-type="float">
            <text:p>-122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72" calcext:value-type="float">
            <text:p>372</text:p>
          </table:table-cell>
          <table:table-cell office:value-type="float" office:value="109912" calcext:value-type="float">
            <text:p>109912</text:p>
          </table:table-cell>
          <table:table-cell office:value-type="float" office:value="110008" calcext:value-type="float">
            <text:p>110008</text:p>
          </table:table-cell>
          <table:table-cell office:value-type="float" office:value="109955" calcext:value-type="float">
            <text:p>109955</text:p>
          </table:table-cell>
          <table:table-cell office:value-type="float" office:value="96" calcext:value-type="float">
            <text:p>96</text:p>
          </table:table-cell>
          <table:table-cell table:style-name="ce2" table:formula="of:=[.$C$1]+([.A576]*[.$F$1]) + ([.C576]*[.$F$2])" office:value-type="float" office:value="109560" calcext:value-type="float">
            <text:p>109560</text:p>
          </table:table-cell>
          <table:table-cell table:style-name="ce3" table:formula="of:=[.F576]-[.H576]" office:value-type="float" office:value="395" calcext:value-type="float">
            <text:p>+39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84" calcext:value-type="float">
            <text:p>384</text:p>
          </table:table-cell>
          <table:table-cell office:value-type="float" office:value="109836" calcext:value-type="float">
            <text:p>109836</text:p>
          </table:table-cell>
          <table:table-cell office:value-type="float" office:value="109986" calcext:value-type="float">
            <text:p>109986</text:p>
          </table:table-cell>
          <table:table-cell office:value-type="float" office:value="109912" calcext:value-type="float">
            <text:p>109912</text:p>
          </table:table-cell>
          <table:table-cell office:value-type="float" office:value="150" calcext:value-type="float">
            <text:p>150</text:p>
          </table:table-cell>
          <table:table-cell table:style-name="ce2" table:formula="of:=[.$C$1]+([.A577]*[.$F$1]) + ([.C577]*[.$F$2])" office:value-type="float" office:value="110820" calcext:value-type="float">
            <text:p>110820</text:p>
          </table:table-cell>
          <table:table-cell table:style-name="ce3" table:formula="of:=[.F577]-[.H577]" office:value-type="float" office:value="-908" calcext:value-type="float">
            <text:p>-90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96" calcext:value-type="float">
            <text:p>396</text:p>
          </table:table-cell>
          <table:table-cell office:value-type="float" office:value="112850" calcext:value-type="float">
            <text:p>112850</text:p>
          </table:table-cell>
          <table:table-cell office:value-type="float" office:value="112951" calcext:value-type="float">
            <text:p>112951</text:p>
          </table:table-cell>
          <table:table-cell office:value-type="float" office:value="112895" calcext:value-type="float">
            <text:p>112895</text:p>
          </table:table-cell>
          <table:table-cell office:value-type="float" office:value="101" calcext:value-type="float">
            <text:p>101</text:p>
          </table:table-cell>
          <table:table-cell table:style-name="ce2" table:formula="of:=[.$C$1]+([.A578]*[.$F$1]) + ([.C578]*[.$F$2])" office:value-type="float" office:value="112080" calcext:value-type="float">
            <text:p>112080</text:p>
          </table:table-cell>
          <table:table-cell table:style-name="ce3" table:formula="of:=[.F578]-[.H578]" office:value-type="float" office:value="815" calcext:value-type="float">
            <text:p>+81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08" calcext:value-type="float">
            <text:p>408</text:p>
          </table:table-cell>
          <table:table-cell office:value-type="float" office:value="112907" calcext:value-type="float">
            <text:p>112907</text:p>
          </table:table-cell>
          <table:table-cell office:value-type="float" office:value="113032" calcext:value-type="float">
            <text:p>113032</text:p>
          </table:table-cell>
          <table:table-cell office:value-type="float" office:value="112978" calcext:value-type="float">
            <text:p>112978</text:p>
          </table:table-cell>
          <table:table-cell office:value-type="float" office:value="125" calcext:value-type="float">
            <text:p>125</text:p>
          </table:table-cell>
          <table:table-cell table:style-name="ce2" table:formula="of:=[.$C$1]+([.A579]*[.$F$1]) + ([.C579]*[.$F$2])" office:value-type="float" office:value="113340" calcext:value-type="float">
            <text:p>113340</text:p>
          </table:table-cell>
          <table:table-cell table:style-name="ce3" table:formula="of:=[.F579]-[.H579]" office:value-type="float" office:value="-362" calcext:value-type="float">
            <text:p>-36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office:value-type="float" office:value="112829" calcext:value-type="float">
            <text:p>112829</text:p>
          </table:table-cell>
          <table:table-cell office:value-type="float" office:value="113044" calcext:value-type="float">
            <text:p>113044</text:p>
          </table:table-cell>
          <table:table-cell office:value-type="float" office:value="112944" calcext:value-type="float">
            <text:p>112944</text:p>
          </table:table-cell>
          <table:table-cell office:value-type="float" office:value="215" calcext:value-type="float">
            <text:p>215</text:p>
          </table:table-cell>
          <table:table-cell table:style-name="ce2" table:formula="of:=[.$C$1]+([.A580]*[.$F$1]) + ([.C580]*[.$F$2])" office:value-type="float" office:value="114600" calcext:value-type="float">
            <text:p>114600</text:p>
          </table:table-cell>
          <table:table-cell table:style-name="ce3" table:formula="of:=[.F580]-[.H580]" office:value-type="float" office:value="-1656" calcext:value-type="float">
            <text:p>-165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32" calcext:value-type="float">
            <text:p>432</text:p>
          </table:table-cell>
          <table:table-cell office:value-type="float" office:value="115772" calcext:value-type="float">
            <text:p>115772</text:p>
          </table:table-cell>
          <table:table-cell office:value-type="float" office:value="115946" calcext:value-type="float">
            <text:p>115946</text:p>
          </table:table-cell>
          <table:table-cell office:value-type="float" office:value="115878" calcext:value-type="float">
            <text:p>115878</text:p>
          </table:table-cell>
          <table:table-cell office:value-type="float" office:value="174" calcext:value-type="float">
            <text:p>174</text:p>
          </table:table-cell>
          <table:table-cell table:style-name="ce2" table:formula="of:=[.$C$1]+([.A581]*[.$F$1]) + ([.C581]*[.$F$2])" office:value-type="float" office:value="115860" calcext:value-type="float">
            <text:p>115860</text:p>
          </table:table-cell>
          <table:table-cell table:style-name="ce3" table:formula="of:=[.F581]-[.H581]" office:value-type="float" office:value="18" calcext:value-type="float">
            <text:p>+1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44" calcext:value-type="float">
            <text:p>444</text:p>
          </table:table-cell>
          <table:table-cell office:value-type="float" office:value="115779" calcext:value-type="float">
            <text:p>115779</text:p>
          </table:table-cell>
          <table:table-cell office:value-type="float" office:value="115958" calcext:value-type="float">
            <text:p>115958</text:p>
          </table:table-cell>
          <table:table-cell office:value-type="float" office:value="115849" calcext:value-type="float">
            <text:p>115849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582]*[.$F$1]) + ([.C582]*[.$F$2])" office:value-type="float" office:value="117120" calcext:value-type="float">
            <text:p>117120</text:p>
          </table:table-cell>
          <table:table-cell table:style-name="ce3" table:formula="of:=[.F582]-[.H582]" office:value-type="float" office:value="-1271" calcext:value-type="float">
            <text:p>-127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56" calcext:value-type="float">
            <text:p>456</text:p>
          </table:table-cell>
          <table:table-cell office:value-type="float" office:value="118689" calcext:value-type="float">
            <text:p>118689</text:p>
          </table:table-cell>
          <table:table-cell office:value-type="float" office:value="118874" calcext:value-type="float">
            <text:p>118874</text:p>
          </table:table-cell>
          <table:table-cell office:value-type="float" office:value="118763" calcext:value-type="float">
            <text:p>118763</text:p>
          </table:table-cell>
          <table:table-cell office:value-type="float" office:value="185" calcext:value-type="float">
            <text:p>185</text:p>
          </table:table-cell>
          <table:table-cell table:style-name="ce2" table:formula="of:=[.$C$1]+([.A583]*[.$F$1]) + ([.C583]*[.$F$2])" office:value-type="float" office:value="118380" calcext:value-type="float">
            <text:p>118380</text:p>
          </table:table-cell>
          <table:table-cell table:style-name="ce3" table:formula="of:=[.F583]-[.H583]" office:value-type="float" office:value="383" calcext:value-type="float">
            <text:p>+38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68" calcext:value-type="float">
            <text:p>468</text:p>
          </table:table-cell>
          <table:table-cell office:value-type="float" office:value="118682" calcext:value-type="float">
            <text:p>118682</text:p>
          </table:table-cell>
          <table:table-cell office:value-type="float" office:value="118861" calcext:value-type="float">
            <text:p>118861</text:p>
          </table:table-cell>
          <table:table-cell office:value-type="float" office:value="118768" calcext:value-type="float">
            <text:p>118768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584]*[.$F$1]) + ([.C584]*[.$F$2])" office:value-type="float" office:value="119640" calcext:value-type="float">
            <text:p>119640</text:p>
          </table:table-cell>
          <table:table-cell table:style-name="ce3" table:formula="of:=[.F584]-[.H584]" office:value-type="float" office:value="-872" calcext:value-type="float">
            <text:p>-87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80" calcext:value-type="float">
            <text:p>480</text:p>
          </table:table-cell>
          <table:table-cell office:value-type="float" office:value="121702" calcext:value-type="float">
            <text:p>121702</text:p>
          </table:table-cell>
          <table:table-cell office:value-type="float" office:value="121804" calcext:value-type="float">
            <text:p>121804</text:p>
          </table:table-cell>
          <table:table-cell office:value-type="float" office:value="121758" calcext:value-type="float">
            <text:p>121758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585]*[.$F$1]) + ([.C585]*[.$F$2])" office:value-type="float" office:value="120900" calcext:value-type="float">
            <text:p>120900</text:p>
          </table:table-cell>
          <table:table-cell table:style-name="ce3" table:formula="of:=[.F585]-[.H585]" office:value-type="float" office:value="858" calcext:value-type="float">
            <text:p>+85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92" calcext:value-type="float">
            <text:p>492</text:p>
          </table:table-cell>
          <table:table-cell office:value-type="float" office:value="121594" calcext:value-type="float">
            <text:p>121594</text:p>
          </table:table-cell>
          <table:table-cell office:value-type="float" office:value="121760" calcext:value-type="float">
            <text:p>121760</text:p>
          </table:table-cell>
          <table:table-cell office:value-type="float" office:value="121658" calcext:value-type="float">
            <text:p>121658</text:p>
          </table:table-cell>
          <table:table-cell office:value-type="float" office:value="166" calcext:value-type="float">
            <text:p>166</text:p>
          </table:table-cell>
          <table:table-cell table:style-name="ce2" table:formula="of:=[.$C$1]+([.A586]*[.$F$1]) + ([.C586]*[.$F$2])" office:value-type="float" office:value="122160" calcext:value-type="float">
            <text:p>122160</text:p>
          </table:table-cell>
          <table:table-cell table:style-name="ce3" table:formula="of:=[.F586]-[.H586]" office:value-type="float" office:value="-502" calcext:value-type="float">
            <text:p>-50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04" calcext:value-type="float">
            <text:p>504</text:p>
          </table:table-cell>
          <table:table-cell office:value-type="float" office:value="121640" calcext:value-type="float">
            <text:p>121640</text:p>
          </table:table-cell>
          <table:table-cell office:value-type="float" office:value="121780" calcext:value-type="float">
            <text:p>121780</text:p>
          </table:table-cell>
          <table:table-cell office:value-type="float" office:value="121718" calcext:value-type="float">
            <text:p>121718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587]*[.$F$1]) + ([.C587]*[.$F$2])" office:value-type="float" office:value="123420" calcext:value-type="float">
            <text:p>123420</text:p>
          </table:table-cell>
          <table:table-cell table:style-name="ce3" table:formula="of:=[.F587]-[.H587]" office:value-type="float" office:value="-1702" calcext:value-type="float">
            <text:p>-170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office:value-type="float" office:value="124640" calcext:value-type="float">
            <text:p>124640</text:p>
          </table:table-cell>
          <table:table-cell office:value-type="float" office:value="124724" calcext:value-type="float">
            <text:p>124724</text:p>
          </table:table-cell>
          <table:table-cell office:value-type="float" office:value="124682" calcext:value-type="float">
            <text:p>124682</text:p>
          </table:table-cell>
          <table:table-cell office:value-type="float" office:value="84" calcext:value-type="float">
            <text:p>84</text:p>
          </table:table-cell>
          <table:table-cell table:style-name="ce2" table:formula="of:=[.$C$1]+([.A588]*[.$F$1]) + ([.C588]*[.$F$2])" office:value-type="float" office:value="124680" calcext:value-type="float">
            <text:p>124680</text:p>
          </table:table-cell>
          <table:table-cell table:style-name="ce3" table:formula="of:=[.F588]-[.H588]" office:value-type="float" office:value="2" calcext:value-type="float">
            <text:p>+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124546" calcext:value-type="float">
            <text:p>124546</text:p>
          </table:table-cell>
          <table:table-cell office:value-type="float" office:value="124697" calcext:value-type="float">
            <text:p>124697</text:p>
          </table:table-cell>
          <table:table-cell office:value-type="float" office:value="124645" calcext:value-type="float">
            <text:p>124645</text:p>
          </table:table-cell>
          <table:table-cell office:value-type="float" office:value="151" calcext:value-type="float">
            <text:p>151</text:p>
          </table:table-cell>
          <table:table-cell table:style-name="ce2" table:formula="of:=[.$C$1]+([.A589]*[.$F$1]) + ([.C589]*[.$F$2])" office:value-type="float" office:value="125940" calcext:value-type="float">
            <text:p>125940</text:p>
          </table:table-cell>
          <table:table-cell table:style-name="ce3" table:formula="of:=[.F589]-[.H589]" office:value-type="float" office:value="-1295" calcext:value-type="float">
            <text:p>-129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office:value-type="float" office:value="127422" calcext:value-type="float">
            <text:p>127422</text:p>
          </table:table-cell>
          <table:table-cell office:value-type="float" office:value="127666" calcext:value-type="float">
            <text:p>127666</text:p>
          </table:table-cell>
          <table:table-cell office:value-type="float" office:value="127561" calcext:value-type="float">
            <text:p>127561</text:p>
          </table:table-cell>
          <table:table-cell office:value-type="float" office:value="244" calcext:value-type="float">
            <text:p>244</text:p>
          </table:table-cell>
          <table:table-cell table:style-name="ce2" table:formula="of:=[.$C$1]+([.A590]*[.$F$1]) + ([.C590]*[.$F$2])" office:value-type="float" office:value="127200" calcext:value-type="float">
            <text:p>127200</text:p>
          </table:table-cell>
          <table:table-cell table:style-name="ce3" table:formula="of:=[.F590]-[.H590]" office:value-type="float" office:value="361" calcext:value-type="float">
            <text:p>+36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127574" calcext:value-type="float">
            <text:p>127574</text:p>
          </table:table-cell>
          <table:table-cell office:value-type="float" office:value="127674" calcext:value-type="float">
            <text:p>127674</text:p>
          </table:table-cell>
          <table:table-cell office:value-type="float" office:value="127615" calcext:value-type="float">
            <text:p>127615</text:p>
          </table:table-cell>
          <table:table-cell office:value-type="float" office:value="100" calcext:value-type="float">
            <text:p>100</text:p>
          </table:table-cell>
          <table:table-cell table:style-name="ce2" table:formula="of:=[.$C$1]+([.A591]*[.$F$1]) + ([.C591]*[.$F$2])" office:value-type="float" office:value="128460" calcext:value-type="float">
            <text:p>128460</text:p>
          </table:table-cell>
          <table:table-cell table:style-name="ce3" table:formula="of:=[.F591]-[.H591]" office:value-type="float" office:value="-845" calcext:value-type="float">
            <text:p>-84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64" calcext:value-type="float">
            <text:p>564</text:p>
          </table:table-cell>
          <table:table-cell office:value-type="float" office:value="130469" calcext:value-type="float">
            <text:p>130469</text:p>
          </table:table-cell>
          <table:table-cell office:value-type="float" office:value="130641" calcext:value-type="float">
            <text:p>130641</text:p>
          </table:table-cell>
          <table:table-cell office:value-type="float" office:value="130559" calcext:value-type="float">
            <text:p>130559</text:p>
          </table:table-cell>
          <table:table-cell office:value-type="float" office:value="172" calcext:value-type="float">
            <text:p>172</text:p>
          </table:table-cell>
          <table:table-cell table:style-name="ce2" table:formula="of:=[.$C$1]+([.A592]*[.$F$1]) + ([.C592]*[.$F$2])" office:value-type="float" office:value="129720" calcext:value-type="float">
            <text:p>129720</text:p>
          </table:table-cell>
          <table:table-cell table:style-name="ce3" table:formula="of:=[.F592]-[.H592]" office:value-type="float" office:value="839" calcext:value-type="float">
            <text:p>+83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office:value-type="float" office:value="130444" calcext:value-type="float">
            <text:p>130444</text:p>
          </table:table-cell>
          <table:table-cell office:value-type="float" office:value="130600" calcext:value-type="float">
            <text:p>130600</text:p>
          </table:table-cell>
          <table:table-cell office:value-type="float" office:value="130506" calcext:value-type="float">
            <text:p>130506</text:p>
          </table:table-cell>
          <table:table-cell office:value-type="float" office:value="156" calcext:value-type="float">
            <text:p>156</text:p>
          </table:table-cell>
          <table:table-cell table:style-name="ce2" table:formula="of:=[.$C$1]+([.A593]*[.$F$1]) + ([.C593]*[.$F$2])" office:value-type="float" office:value="130980" calcext:value-type="float">
            <text:p>130980</text:p>
          </table:table-cell>
          <table:table-cell table:style-name="ce3" table:formula="of:=[.F593]-[.H593]" office:value-type="float" office:value="-474" calcext:value-type="float">
            <text:p>-47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588" calcext:value-type="float">
            <text:p>588</text:p>
          </table:table-cell>
          <table:table-cell office:value-type="float" office:value="130517" calcext:value-type="float">
            <text:p>130517</text:p>
          </table:table-cell>
          <table:table-cell office:value-type="float" office:value="130620" calcext:value-type="float">
            <text:p>130620</text:p>
          </table:table-cell>
          <table:table-cell office:value-type="float" office:value="130558" calcext:value-type="float">
            <text:p>130558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594]*[.$F$1]) + ([.C594]*[.$F$2])" office:value-type="float" office:value="132240" calcext:value-type="float">
            <text:p>132240</text:p>
          </table:table-cell>
          <table:table-cell table:style-name="ce3" table:formula="of:=[.F594]-[.H594]" office:value-type="float" office:value="-1682" calcext:value-type="float">
            <text:p>-168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7125" calcext:value-type="float">
            <text:p>77125</text:p>
          </table:table-cell>
          <table:table-cell office:value-type="float" office:value="77193" calcext:value-type="float">
            <text:p>77193</text:p>
          </table:table-cell>
          <table:table-cell office:value-type="float" office:value="77153" calcext:value-type="float">
            <text:p>77153</text:p>
          </table:table-cell>
          <table:table-cell office:value-type="float" office:value="68" calcext:value-type="float">
            <text:p>68</text:p>
          </table:table-cell>
          <table:table-cell table:style-name="ce2" table:formula="of:=[.$C$1]+([.A595]*[.$F$1]) + ([.C595]*[.$F$2])" office:value-type="float" office:value="77115" calcext:value-type="float">
            <text:p>77115</text:p>
          </table:table-cell>
          <table:table-cell table:style-name="ce3" table:formula="of:=[.F595]-[.H595]" office:value-type="float" office:value="38" calcext:value-type="float">
            <text:p>+3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7200" calcext:value-type="float">
            <text:p>77200</text:p>
          </table:table-cell>
          <table:table-cell office:value-type="float" office:value="77377" calcext:value-type="float">
            <text:p>77377</text:p>
          </table:table-cell>
          <table:table-cell office:value-type="float" office:value="77272" calcext:value-type="float">
            <text:p>77272</text:p>
          </table:table-cell>
          <table:table-cell office:value-type="float" office:value="177" calcext:value-type="float">
            <text:p>177</text:p>
          </table:table-cell>
          <table:table-cell table:style-name="ce2" table:formula="of:=[.$C$1]+([.A596]*[.$F$1]) + ([.C596]*[.$F$2])" office:value-type="float" office:value="78480" calcext:value-type="float">
            <text:p>78480</text:p>
          </table:table-cell>
          <table:table-cell table:style-name="ce3" table:formula="of:=[.F596]-[.H596]" office:value-type="float" office:value="-1208" calcext:value-type="float">
            <text:p>-120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80412" calcext:value-type="float">
            <text:p>80412</text:p>
          </table:table-cell>
          <table:table-cell office:value-type="float" office:value="80526" calcext:value-type="float">
            <text:p>80526</text:p>
          </table:table-cell>
          <table:table-cell office:value-type="float" office:value="80486" calcext:value-type="float">
            <text:p>80486</text:p>
          </table:table-cell>
          <table:table-cell office:value-type="float" office:value="114" calcext:value-type="float">
            <text:p>114</text:p>
          </table:table-cell>
          <table:table-cell table:style-name="ce2" table:formula="of:=[.$C$1]+([.A597]*[.$F$1]) + ([.C597]*[.$F$2])" office:value-type="float" office:value="79845" calcext:value-type="float">
            <text:p>79845</text:p>
          </table:table-cell>
          <table:table-cell table:style-name="ce3" table:formula="of:=[.F597]-[.H597]" office:value-type="float" office:value="641" calcext:value-type="float">
            <text:p>+64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80460" calcext:value-type="float">
            <text:p>80460</text:p>
          </table:table-cell>
          <table:table-cell office:value-type="float" office:value="80494" calcext:value-type="float">
            <text:p>80494</text:p>
          </table:table-cell>
          <table:table-cell office:value-type="float" office:value="80472" calcext:value-type="float">
            <text:p>80472</text:p>
          </table:table-cell>
          <table:table-cell office:value-type="float" office:value="34" calcext:value-type="float">
            <text:p>34</text:p>
          </table:table-cell>
          <table:table-cell table:style-name="ce2" table:formula="of:=[.$C$1]+([.A598]*[.$F$1]) + ([.C598]*[.$F$2])" office:value-type="float" office:value="81210" calcext:value-type="float">
            <text:p>81210</text:p>
          </table:table-cell>
          <table:table-cell table:style-name="ce3" table:formula="of:=[.F598]-[.H598]" office:value-type="float" office:value="-738" calcext:value-type="float">
            <text:p>-73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3523" calcext:value-type="float">
            <text:p>83523</text:p>
          </table:table-cell>
          <table:table-cell office:value-type="float" office:value="83712" calcext:value-type="float">
            <text:p>83712</text:p>
          </table:table-cell>
          <table:table-cell office:value-type="float" office:value="83643" calcext:value-type="float">
            <text:p>83643</text:p>
          </table:table-cell>
          <table:table-cell office:value-type="float" office:value="189" calcext:value-type="float">
            <text:p>189</text:p>
          </table:table-cell>
          <table:table-cell table:style-name="ce2" table:formula="of:=[.$C$1]+([.A599]*[.$F$1]) + ([.C599]*[.$F$2])" office:value-type="float" office:value="82575" calcext:value-type="float">
            <text:p>82575</text:p>
          </table:table-cell>
          <table:table-cell table:style-name="ce3" table:formula="of:=[.F599]-[.H599]" office:value-type="float" office:value="1068" calcext:value-type="float">
            <text:p>+106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83594" calcext:value-type="float">
            <text:p>83594</text:p>
          </table:table-cell>
          <table:table-cell office:value-type="float" office:value="83647" calcext:value-type="float">
            <text:p>83647</text:p>
          </table:table-cell>
          <table:table-cell office:value-type="float" office:value="83619" calcext:value-type="float">
            <text:p>83619</text:p>
          </table:table-cell>
          <table:table-cell office:value-type="float" office:value="53" calcext:value-type="float">
            <text:p>53</text:p>
          </table:table-cell>
          <table:table-cell table:style-name="ce2" table:formula="of:=[.$C$1]+([.A600]*[.$F$1]) + ([.C600]*[.$F$2])" office:value-type="float" office:value="83940" calcext:value-type="float">
            <text:p>83940</text:p>
          </table:table-cell>
          <table:table-cell table:style-name="ce3" table:formula="of:=[.F600]-[.H600]" office:value-type="float" office:value="-321" calcext:value-type="float">
            <text:p>-32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83589" calcext:value-type="float">
            <text:p>83589</text:p>
          </table:table-cell>
          <table:table-cell office:value-type="float" office:value="83693" calcext:value-type="float">
            <text:p>83693</text:p>
          </table:table-cell>
          <table:table-cell office:value-type="float" office:value="83656" calcext:value-type="float">
            <text:p>83656</text:p>
          </table:table-cell>
          <table:table-cell office:value-type="float" office:value="104" calcext:value-type="float">
            <text:p>104</text:p>
          </table:table-cell>
          <table:table-cell table:style-name="ce2" table:formula="of:=[.$C$1]+([.A601]*[.$F$1]) + ([.C601]*[.$F$2])" office:value-type="float" office:value="85305" calcext:value-type="float">
            <text:p>85305</text:p>
          </table:table-cell>
          <table:table-cell table:style-name="ce3" table:formula="of:=[.F601]-[.H601]" office:value-type="float" office:value="-1649" calcext:value-type="float">
            <text:p>-1649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86696" calcext:value-type="float">
            <text:p>86696</text:p>
          </table:table-cell>
          <table:table-cell office:value-type="float" office:value="86908" calcext:value-type="float">
            <text:p>86908</text:p>
          </table:table-cell>
          <table:table-cell office:value-type="float" office:value="86801" calcext:value-type="float">
            <text:p>86801</text:p>
          </table:table-cell>
          <table:table-cell office:value-type="float" office:value="212" calcext:value-type="float">
            <text:p>212</text:p>
          </table:table-cell>
          <table:table-cell table:style-name="ce2" table:formula="of:=[.$C$1]+([.A602]*[.$F$1]) + ([.C602]*[.$F$2])" office:value-type="float" office:value="86670" calcext:value-type="float">
            <text:p>86670</text:p>
          </table:table-cell>
          <table:table-cell table:style-name="ce3" table:formula="of:=[.F602]-[.H602]" office:value-type="float" office:value="131" calcext:value-type="float">
            <text:p>+13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86742" calcext:value-type="float">
            <text:p>86742</text:p>
          </table:table-cell>
          <table:table-cell office:value-type="float" office:value="86774" calcext:value-type="float">
            <text:p>86774</text:p>
          </table:table-cell>
          <table:table-cell office:value-type="float" office:value="86753" calcext:value-type="float">
            <text:p>86753</text:p>
          </table:table-cell>
          <table:table-cell office:value-type="float" office:value="32" calcext:value-type="float">
            <text:p>32</text:p>
          </table:table-cell>
          <table:table-cell table:style-name="ce2" table:formula="of:=[.$C$1]+([.A603]*[.$F$1]) + ([.C603]*[.$F$2])" office:value-type="float" office:value="88035" calcext:value-type="float">
            <text:p>88035</text:p>
          </table:table-cell>
          <table:table-cell table:style-name="ce3" table:formula="of:=[.F603]-[.H603]" office:value-type="float" office:value="-1282" calcext:value-type="float">
            <text:p>-128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89930" calcext:value-type="float">
            <text:p>89930</text:p>
          </table:table-cell>
          <table:table-cell office:value-type="float" office:value="90048" calcext:value-type="float">
            <text:p>90048</text:p>
          </table:table-cell>
          <table:table-cell office:value-type="float" office:value="89977" calcext:value-type="float">
            <text:p>89977</text:p>
          </table:table-cell>
          <table:table-cell office:value-type="float" office:value="118" calcext:value-type="float">
            <text:p>118</text:p>
          </table:table-cell>
          <table:table-cell table:style-name="ce2" table:formula="of:=[.$C$1]+([.A604]*[.$F$1]) + ([.C604]*[.$F$2])" office:value-type="float" office:value="89400" calcext:value-type="float">
            <text:p>89400</text:p>
          </table:table-cell>
          <table:table-cell table:style-name="ce3" table:formula="of:=[.F604]-[.H604]" office:value-type="float" office:value="577" calcext:value-type="float">
            <text:p>+57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89862" calcext:value-type="float">
            <text:p>89862</text:p>
          </table:table-cell>
          <table:table-cell office:value-type="float" office:value="89971" calcext:value-type="float">
            <text:p>89971</text:p>
          </table:table-cell>
          <table:table-cell office:value-type="float" office:value="89934" calcext:value-type="float">
            <text:p>89934</text:p>
          </table:table-cell>
          <table:table-cell office:value-type="float" office:value="109" calcext:value-type="float">
            <text:p>109</text:p>
          </table:table-cell>
          <table:table-cell table:style-name="ce2" table:formula="of:=[.$C$1]+([.A605]*[.$F$1]) + ([.C605]*[.$F$2])" office:value-type="float" office:value="90765" calcext:value-type="float">
            <text:p>90765</text:p>
          </table:table-cell>
          <table:table-cell table:style-name="ce3" table:formula="of:=[.F605]-[.H605]" office:value-type="float" office:value="-831" calcext:value-type="float">
            <text:p>-83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93077" calcext:value-type="float">
            <text:p>93077</text:p>
          </table:table-cell>
          <table:table-cell office:value-type="float" office:value="93253" calcext:value-type="float">
            <text:p>93253</text:p>
          </table:table-cell>
          <table:table-cell office:value-type="float" office:value="93147" calcext:value-type="float">
            <text:p>93147</text:p>
          </table:table-cell>
          <table:table-cell office:value-type="float" office:value="176" calcext:value-type="float">
            <text:p>176</text:p>
          </table:table-cell>
          <table:table-cell table:style-name="ce2" table:formula="of:=[.$C$1]+([.A606]*[.$F$1]) + ([.C606]*[.$F$2])" office:value-type="float" office:value="92130" calcext:value-type="float">
            <text:p>92130</text:p>
          </table:table-cell>
          <table:table-cell table:style-name="ce3" table:formula="of:=[.F606]-[.H606]" office:value-type="float" office:value="1017" calcext:value-type="float">
            <text:p>+1017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office:value-type="float" office:value="93049" calcext:value-type="float">
            <text:p>93049</text:p>
          </table:table-cell>
          <table:table-cell office:value-type="float" office:value="93255" calcext:value-type="float">
            <text:p>93255</text:p>
          </table:table-cell>
          <table:table-cell office:value-type="float" office:value="93162" calcext:value-type="float">
            <text:p>93162</text:p>
          </table:table-cell>
          <table:table-cell office:value-type="float" office:value="206" calcext:value-type="float">
            <text:p>206</text:p>
          </table:table-cell>
          <table:table-cell table:style-name="ce2" table:formula="of:=[.$C$1]+([.A607]*[.$F$1]) + ([.C607]*[.$F$2])" office:value-type="float" office:value="93495" calcext:value-type="float">
            <text:p>93495</text:p>
          </table:table-cell>
          <table:table-cell table:style-name="ce3" table:formula="of:=[.F607]-[.H607]" office:value-type="float" office:value="-333" calcext:value-type="float">
            <text:p>-333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2" calcext:value-type="float">
            <text:p>182</text:p>
          </table:table-cell>
          <table:table-cell office:value-type="float" office:value="93057" calcext:value-type="float">
            <text:p>93057</text:p>
          </table:table-cell>
          <table:table-cell office:value-type="float" office:value="93227" calcext:value-type="float">
            <text:p>93227</text:p>
          </table:table-cell>
          <table:table-cell office:value-type="float" office:value="93143" calcext:value-type="float">
            <text:p>93143</text:p>
          </table:table-cell>
          <table:table-cell office:value-type="float" office:value="170" calcext:value-type="float">
            <text:p>170</text:p>
          </table:table-cell>
          <table:table-cell table:style-name="ce2" table:formula="of:=[.$C$1]+([.A608]*[.$F$1]) + ([.C608]*[.$F$2])" office:value-type="float" office:value="94860" calcext:value-type="float">
            <text:p>94860</text:p>
          </table:table-cell>
          <table:table-cell table:style-name="ce3" table:formula="of:=[.F608]-[.H608]" office:value-type="float" office:value="-1717" calcext:value-type="float">
            <text:p>-171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96235" calcext:value-type="float">
            <text:p>96235</text:p>
          </table:table-cell>
          <table:table-cell office:value-type="float" office:value="96341" calcext:value-type="float">
            <text:p>96341</text:p>
          </table:table-cell>
          <table:table-cell office:value-type="float" office:value="96293" calcext:value-type="float">
            <text:p>96293</text:p>
          </table:table-cell>
          <table:table-cell office:value-type="float" office:value="106" calcext:value-type="float">
            <text:p>106</text:p>
          </table:table-cell>
          <table:table-cell table:style-name="ce2" table:formula="of:=[.$C$1]+([.A609]*[.$F$1]) + ([.C609]*[.$F$2])" office:value-type="float" office:value="96225" calcext:value-type="float">
            <text:p>96225</text:p>
          </table:table-cell>
          <table:table-cell table:style-name="ce3" table:formula="of:=[.F609]-[.H609]" office:value-type="float" office:value="68" calcext:value-type="float">
            <text:p>+6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96245" calcext:value-type="float">
            <text:p>96245</text:p>
          </table:table-cell>
          <table:table-cell office:value-type="float" office:value="96418" calcext:value-type="float">
            <text:p>96418</text:p>
          </table:table-cell>
          <table:table-cell office:value-type="float" office:value="96315" calcext:value-type="float">
            <text:p>96315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610]*[.$F$1]) + ([.C610]*[.$F$2])" office:value-type="float" office:value="97590" calcext:value-type="float">
            <text:p>97590</text:p>
          </table:table-cell>
          <table:table-cell table:style-name="ce3" table:formula="of:=[.F610]-[.H610]" office:value-type="float" office:value="-1275" calcext:value-type="float">
            <text:p>-127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office:value-type="float" office:value="99454" calcext:value-type="float">
            <text:p>99454</text:p>
          </table:table-cell>
          <table:table-cell office:value-type="float" office:value="99602" calcext:value-type="float">
            <text:p>99602</text:p>
          </table:table-cell>
          <table:table-cell office:value-type="float" office:value="99517" calcext:value-type="float">
            <text:p>99517</text:p>
          </table:table-cell>
          <table:table-cell office:value-type="float" office:value="148" calcext:value-type="float">
            <text:p>148</text:p>
          </table:table-cell>
          <table:table-cell table:style-name="ce2" table:formula="of:=[.$C$1]+([.A611]*[.$F$1]) + ([.C611]*[.$F$2])" office:value-type="float" office:value="98955" calcext:value-type="float">
            <text:p>98955</text:p>
          </table:table-cell>
          <table:table-cell table:style-name="ce3" table:formula="of:=[.F611]-[.H611]" office:value-type="float" office:value="562" calcext:value-type="float">
            <text:p>+56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office:value-type="float" office:value="99415" calcext:value-type="float">
            <text:p>99415</text:p>
          </table:table-cell>
          <table:table-cell office:value-type="float" office:value="99582" calcext:value-type="float">
            <text:p>99582</text:p>
          </table:table-cell>
          <table:table-cell office:value-type="float" office:value="99502" calcext:value-type="float">
            <text:p>99502</text:p>
          </table:table-cell>
          <table:table-cell office:value-type="float" office:value="167" calcext:value-type="float">
            <text:p>167</text:p>
          </table:table-cell>
          <table:table-cell table:style-name="ce2" table:formula="of:=[.$C$1]+([.A612]*[.$F$1]) + ([.C612]*[.$F$2])" office:value-type="float" office:value="100320" calcext:value-type="float">
            <text:p>100320</text:p>
          </table:table-cell>
          <table:table-cell table:style-name="ce3" table:formula="of:=[.F612]-[.H612]" office:value-type="float" office:value="-818" calcext:value-type="float">
            <text:p>-81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office:value-type="float" office:value="102581" calcext:value-type="float">
            <text:p>102581</text:p>
          </table:table-cell>
          <table:table-cell office:value-type="float" office:value="102679" calcext:value-type="float">
            <text:p>102679</text:p>
          </table:table-cell>
          <table:table-cell office:value-type="float" office:value="102636" calcext:value-type="float">
            <text:p>102636</text:p>
          </table:table-cell>
          <table:table-cell office:value-type="float" office:value="98" calcext:value-type="float">
            <text:p>98</text:p>
          </table:table-cell>
          <table:table-cell table:style-name="ce2" table:formula="of:=[.$C$1]+([.A613]*[.$F$1]) + ([.C613]*[.$F$2])" office:value-type="float" office:value="101685" calcext:value-type="float">
            <text:p>101685</text:p>
          </table:table-cell>
          <table:table-cell table:style-name="ce3" table:formula="of:=[.F613]-[.H613]" office:value-type="float" office:value="951" calcext:value-type="float">
            <text:p>+95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102570" calcext:value-type="float">
            <text:p>102570</text:p>
          </table:table-cell>
          <table:table-cell office:value-type="float" office:value="102722" calcext:value-type="float">
            <text:p>102722</text:p>
          </table:table-cell>
          <table:table-cell office:value-type="float" office:value="102661" calcext:value-type="float">
            <text:p>102661</text:p>
          </table:table-cell>
          <table:table-cell office:value-type="float" office:value="152" calcext:value-type="float">
            <text:p>152</text:p>
          </table:table-cell>
          <table:table-cell table:style-name="ce2" table:formula="of:=[.$C$1]+([.A614]*[.$F$1]) + ([.C614]*[.$F$2])" office:value-type="float" office:value="103050" calcext:value-type="float">
            <text:p>103050</text:p>
          </table:table-cell>
          <table:table-cell table:style-name="ce3" table:formula="of:=[.F614]-[.H614]" office:value-type="float" office:value="-389" calcext:value-type="float">
            <text:p>-389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office:value-type="float" office:value="102527" calcext:value-type="float">
            <text:p>102527</text:p>
          </table:table-cell>
          <table:table-cell office:value-type="float" office:value="102701" calcext:value-type="float">
            <text:p>102701</text:p>
          </table:table-cell>
          <table:table-cell office:value-type="float" office:value="102615" calcext:value-type="float">
            <text:p>102615</text:p>
          </table:table-cell>
          <table:table-cell office:value-type="float" office:value="174" calcext:value-type="float">
            <text:p>174</text:p>
          </table:table-cell>
          <table:table-cell table:style-name="ce2" table:formula="of:=[.$C$1]+([.A615]*[.$F$1]) + ([.C615]*[.$F$2])" office:value-type="float" office:value="104415" calcext:value-type="float">
            <text:p>104415</text:p>
          </table:table-cell>
          <table:table-cell table:style-name="ce3" table:formula="of:=[.F615]-[.H615]" office:value-type="float" office:value="-1800" calcext:value-type="float">
            <text:p>-180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office:value-type="float" office:value="105744" calcext:value-type="float">
            <text:p>105744</text:p>
          </table:table-cell>
          <table:table-cell office:value-type="float" office:value="105921" calcext:value-type="float">
            <text:p>105921</text:p>
          </table:table-cell>
          <table:table-cell office:value-type="float" office:value="105822" calcext:value-type="float">
            <text:p>105822</text:p>
          </table:table-cell>
          <table:table-cell office:value-type="float" office:value="177" calcext:value-type="float">
            <text:p>177</text:p>
          </table:table-cell>
          <table:table-cell table:style-name="ce2" table:formula="of:=[.$C$1]+([.A616]*[.$F$1]) + ([.C616]*[.$F$2])" office:value-type="float" office:value="105780" calcext:value-type="float">
            <text:p>105780</text:p>
          </table:table-cell>
          <table:table-cell table:style-name="ce3" table:formula="of:=[.F616]-[.H616]" office:value-type="float" office:value="42" calcext:value-type="float">
            <text:p>+4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9" calcext:value-type="float">
            <text:p>299</text:p>
          </table:table-cell>
          <table:table-cell office:value-type="float" office:value="105786" calcext:value-type="float">
            <text:p>105786</text:p>
          </table:table-cell>
          <table:table-cell office:value-type="float" office:value="105920" calcext:value-type="float">
            <text:p>105920</text:p>
          </table:table-cell>
          <table:table-cell office:value-type="float" office:value="105863" calcext:value-type="float">
            <text:p>105863</text:p>
          </table:table-cell>
          <table:table-cell office:value-type="float" office:value="134" calcext:value-type="float">
            <text:p>134</text:p>
          </table:table-cell>
          <table:table-cell table:style-name="ce2" table:formula="of:=[.$C$1]+([.A617]*[.$F$1]) + ([.C617]*[.$F$2])" office:value-type="float" office:value="107145" calcext:value-type="float">
            <text:p>107145</text:p>
          </table:table-cell>
          <table:table-cell table:style-name="ce3" table:formula="of:=[.F617]-[.H617]" office:value-type="float" office:value="-1282" calcext:value-type="float">
            <text:p>-128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12" calcext:value-type="float">
            <text:p>312</text:p>
          </table:table-cell>
          <table:table-cell office:value-type="float" office:value="108889" calcext:value-type="float">
            <text:p>108889</text:p>
          </table:table-cell>
          <table:table-cell office:value-type="float" office:value="109066" calcext:value-type="float">
            <text:p>109066</text:p>
          </table:table-cell>
          <table:table-cell office:value-type="float" office:value="108990" calcext:value-type="float">
            <text:p>108990</text:p>
          </table:table-cell>
          <table:table-cell office:value-type="float" office:value="177" calcext:value-type="float">
            <text:p>177</text:p>
          </table:table-cell>
          <table:table-cell table:style-name="ce2" table:formula="of:=[.$C$1]+([.A618]*[.$F$1]) + ([.C618]*[.$F$2])" office:value-type="float" office:value="108510" calcext:value-type="float">
            <text:p>108510</text:p>
          </table:table-cell>
          <table:table-cell table:style-name="ce3" table:formula="of:=[.F618]-[.H618]" office:value-type="float" office:value="480" calcext:value-type="float">
            <text:p>+48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float" office:value="108937" calcext:value-type="float">
            <text:p>108937</text:p>
          </table:table-cell>
          <table:table-cell office:value-type="float" office:value="109104" calcext:value-type="float">
            <text:p>109104</text:p>
          </table:table-cell>
          <table:table-cell office:value-type="float" office:value="109013" calcext:value-type="float">
            <text:p>109013</text:p>
          </table:table-cell>
          <table:table-cell office:value-type="float" office:value="167" calcext:value-type="float">
            <text:p>167</text:p>
          </table:table-cell>
          <table:table-cell table:style-name="ce2" table:formula="of:=[.$C$1]+([.A619]*[.$F$1]) + ([.C619]*[.$F$2])" office:value-type="float" office:value="109875" calcext:value-type="float">
            <text:p>109875</text:p>
          </table:table-cell>
          <table:table-cell table:style-name="ce3" table:formula="of:=[.F619]-[.H619]" office:value-type="float" office:value="-862" calcext:value-type="float">
            <text:p>-86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38" calcext:value-type="float">
            <text:p>338</text:p>
          </table:table-cell>
          <table:table-cell office:value-type="float" office:value="112116" calcext:value-type="float">
            <text:p>112116</text:p>
          </table:table-cell>
          <table:table-cell office:value-type="float" office:value="112326" calcext:value-type="float">
            <text:p>112326</text:p>
          </table:table-cell>
          <table:table-cell office:value-type="float" office:value="112232" calcext:value-type="float">
            <text:p>112232</text:p>
          </table:table-cell>
          <table:table-cell office:value-type="float" office:value="210" calcext:value-type="float">
            <text:p>210</text:p>
          </table:table-cell>
          <table:table-cell table:style-name="ce2" table:formula="of:=[.$C$1]+([.A620]*[.$F$1]) + ([.C620]*[.$F$2])" office:value-type="float" office:value="111240" calcext:value-type="float">
            <text:p>111240</text:p>
          </table:table-cell>
          <table:table-cell table:style-name="ce3" table:formula="of:=[.F620]-[.H620]" office:value-type="float" office:value="992" calcext:value-type="float">
            <text:p>+99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51" calcext:value-type="float">
            <text:p>351</text:p>
          </table:table-cell>
          <table:table-cell office:value-type="float" office:value="112125" calcext:value-type="float">
            <text:p>112125</text:p>
          </table:table-cell>
          <table:table-cell office:value-type="float" office:value="112191" calcext:value-type="float">
            <text:p>112191</text:p>
          </table:table-cell>
          <table:table-cell office:value-type="float" office:value="112151" calcext:value-type="float">
            <text:p>112151</text:p>
          </table:table-cell>
          <table:table-cell office:value-type="float" office:value="66" calcext:value-type="float">
            <text:p>66</text:p>
          </table:table-cell>
          <table:table-cell table:style-name="ce2" table:formula="of:=[.$C$1]+([.A621]*[.$F$1]) + ([.C621]*[.$F$2])" office:value-type="float" office:value="112605" calcext:value-type="float">
            <text:p>112605</text:p>
          </table:table-cell>
          <table:table-cell table:style-name="ce3" table:formula="of:=[.F621]-[.H621]" office:value-type="float" office:value="-454" calcext:value-type="float">
            <text:p>-45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64" calcext:value-type="float">
            <text:p>364</text:p>
          </table:table-cell>
          <table:table-cell office:value-type="float" office:value="112006" calcext:value-type="float">
            <text:p>112006</text:p>
          </table:table-cell>
          <table:table-cell office:value-type="float" office:value="112117" calcext:value-type="float">
            <text:p>112117</text:p>
          </table:table-cell>
          <table:table-cell office:value-type="float" office:value="112049" calcext:value-type="float">
            <text:p>112049</text:p>
          </table:table-cell>
          <table:table-cell office:value-type="float" office:value="111" calcext:value-type="float">
            <text:p>111</text:p>
          </table:table-cell>
          <table:table-cell table:style-name="ce2" table:formula="of:=[.$C$1]+([.A622]*[.$F$1]) + ([.C622]*[.$F$2])" office:value-type="float" office:value="113970" calcext:value-type="float">
            <text:p>113970</text:p>
          </table:table-cell>
          <table:table-cell table:style-name="ce3" table:formula="of:=[.F622]-[.H622]" office:value-type="float" office:value="-1921" calcext:value-type="float">
            <text:p>-192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77" calcext:value-type="float">
            <text:p>377</text:p>
          </table:table-cell>
          <table:table-cell office:value-type="float" office:value="115345" calcext:value-type="float">
            <text:p>115345</text:p>
          </table:table-cell>
          <table:table-cell office:value-type="float" office:value="115491" calcext:value-type="float">
            <text:p>115491</text:p>
          </table:table-cell>
          <table:table-cell office:value-type="float" office:value="115396" calcext:value-type="float">
            <text:p>115396</text:p>
          </table:table-cell>
          <table:table-cell office:value-type="float" office:value="146" calcext:value-type="float">
            <text:p>146</text:p>
          </table:table-cell>
          <table:table-cell table:style-name="ce2" table:formula="of:=[.$C$1]+([.A623]*[.$F$1]) + ([.C623]*[.$F$2])" office:value-type="float" office:value="115335" calcext:value-type="float">
            <text:p>115335</text:p>
          </table:table-cell>
          <table:table-cell table:style-name="ce3" table:formula="of:=[.F623]-[.H623]" office:value-type="float" office:value="61" calcext:value-type="float">
            <text:p>+6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90" calcext:value-type="float">
            <text:p>390</text:p>
          </table:table-cell>
          <table:table-cell office:value-type="float" office:value="115257" calcext:value-type="float">
            <text:p>115257</text:p>
          </table:table-cell>
          <table:table-cell office:value-type="float" office:value="115325" calcext:value-type="float">
            <text:p>115325</text:p>
          </table:table-cell>
          <table:table-cell office:value-type="float" office:value="115285" calcext:value-type="float">
            <text:p>115285</text:p>
          </table:table-cell>
          <table:table-cell office:value-type="float" office:value="68" calcext:value-type="float">
            <text:p>68</text:p>
          </table:table-cell>
          <table:table-cell table:style-name="ce2" table:formula="of:=[.$C$1]+([.A624]*[.$F$1]) + ([.C624]*[.$F$2])" office:value-type="float" office:value="116700" calcext:value-type="float">
            <text:p>116700</text:p>
          </table:table-cell>
          <table:table-cell table:style-name="ce3" table:formula="of:=[.F624]-[.H624]" office:value-type="float" office:value="-1415" calcext:value-type="float">
            <text:p>-141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float" office:value="118436" calcext:value-type="float">
            <text:p>118436</text:p>
          </table:table-cell>
          <table:table-cell office:value-type="float" office:value="118639" calcext:value-type="float">
            <text:p>118639</text:p>
          </table:table-cell>
          <table:table-cell office:value-type="float" office:value="118520" calcext:value-type="float">
            <text:p>118520</text:p>
          </table:table-cell>
          <table:table-cell office:value-type="float" office:value="203" calcext:value-type="float">
            <text:p>203</text:p>
          </table:table-cell>
          <table:table-cell table:style-name="ce2" table:formula="of:=[.$C$1]+([.A625]*[.$F$1]) + ([.C625]*[.$F$2])" office:value-type="float" office:value="118065" calcext:value-type="float">
            <text:p>118065</text:p>
          </table:table-cell>
          <table:table-cell table:style-name="ce3" table:formula="of:=[.F625]-[.H625]" office:value-type="float" office:value="455" calcext:value-type="float">
            <text:p>+45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16" calcext:value-type="float">
            <text:p>416</text:p>
          </table:table-cell>
          <table:table-cell office:value-type="float" office:value="118479" calcext:value-type="float">
            <text:p>118479</text:p>
          </table:table-cell>
          <table:table-cell office:value-type="float" office:value="118650" calcext:value-type="float">
            <text:p>118650</text:p>
          </table:table-cell>
          <table:table-cell office:value-type="float" office:value="118548" calcext:value-type="float">
            <text:p>118548</text:p>
          </table:table-cell>
          <table:table-cell office:value-type="float" office:value="171" calcext:value-type="float">
            <text:p>171</text:p>
          </table:table-cell>
          <table:table-cell table:style-name="ce2" table:formula="of:=[.$C$1]+([.A626]*[.$F$1]) + ([.C626]*[.$F$2])" office:value-type="float" office:value="119430" calcext:value-type="float">
            <text:p>119430</text:p>
          </table:table-cell>
          <table:table-cell table:style-name="ce3" table:formula="of:=[.F626]-[.H626]" office:value-type="float" office:value="-882" calcext:value-type="float">
            <text:p>-88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29" calcext:value-type="float">
            <text:p>429</text:p>
          </table:table-cell>
          <table:table-cell office:value-type="float" office:value="121711" calcext:value-type="float">
            <text:p>121711</text:p>
          </table:table-cell>
          <table:table-cell office:value-type="float" office:value="121834" calcext:value-type="float">
            <text:p>121834</text:p>
          </table:table-cell>
          <table:table-cell office:value-type="float" office:value="121782" calcext:value-type="float">
            <text:p>121782</text:p>
          </table:table-cell>
          <table:table-cell office:value-type="float" office:value="123" calcext:value-type="float">
            <text:p>123</text:p>
          </table:table-cell>
          <table:table-cell table:style-name="ce2" table:formula="of:=[.$C$1]+([.A627]*[.$F$1]) + ([.C627]*[.$F$2])" office:value-type="float" office:value="120795" calcext:value-type="float">
            <text:p>120795</text:p>
          </table:table-cell>
          <table:table-cell table:style-name="ce3" table:formula="of:=[.F627]-[.H627]" office:value-type="float" office:value="987" calcext:value-type="float">
            <text:p>+98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42" calcext:value-type="float">
            <text:p>442</text:p>
          </table:table-cell>
          <table:table-cell office:value-type="float" office:value="121748" calcext:value-type="float">
            <text:p>121748</text:p>
          </table:table-cell>
          <table:table-cell office:value-type="float" office:value="121808" calcext:value-type="float">
            <text:p>121808</text:p>
          </table:table-cell>
          <table:table-cell office:value-type="float" office:value="121777" calcext:value-type="float">
            <text:p>121777</text:p>
          </table:table-cell>
          <table:table-cell office:value-type="float" office:value="60" calcext:value-type="float">
            <text:p>60</text:p>
          </table:table-cell>
          <table:table-cell table:style-name="ce2" table:formula="of:=[.$C$1]+([.A628]*[.$F$1]) + ([.C628]*[.$F$2])" office:value-type="float" office:value="122160" calcext:value-type="float">
            <text:p>122160</text:p>
          </table:table-cell>
          <table:table-cell table:style-name="ce3" table:formula="of:=[.F628]-[.H628]" office:value-type="float" office:value="-383" calcext:value-type="float">
            <text:p>-383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55" calcext:value-type="float">
            <text:p>455</text:p>
          </table:table-cell>
          <table:table-cell office:value-type="float" office:value="121618" calcext:value-type="float">
            <text:p>121618</text:p>
          </table:table-cell>
          <table:table-cell office:value-type="float" office:value="121758" calcext:value-type="float">
            <text:p>121758</text:p>
          </table:table-cell>
          <table:table-cell office:value-type="float" office:value="121674" calcext:value-type="float">
            <text:p>121674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629]*[.$F$1]) + ([.C629]*[.$F$2])" office:value-type="float" office:value="123525" calcext:value-type="float">
            <text:p>123525</text:p>
          </table:table-cell>
          <table:table-cell table:style-name="ce3" table:formula="of:=[.F629]-[.H629]" office:value-type="float" office:value="-1851" calcext:value-type="float">
            <text:p>-185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68" calcext:value-type="float">
            <text:p>468</text:p>
          </table:table-cell>
          <table:table-cell office:value-type="float" office:value="124829" calcext:value-type="float">
            <text:p>124829</text:p>
          </table:table-cell>
          <table:table-cell office:value-type="float" office:value="125009" calcext:value-type="float">
            <text:p>125009</text:p>
          </table:table-cell>
          <table:table-cell office:value-type="float" office:value="124906" calcext:value-type="float">
            <text:p>124906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630]*[.$F$1]) + ([.C630]*[.$F$2])" office:value-type="float" office:value="124890" calcext:value-type="float">
            <text:p>124890</text:p>
          </table:table-cell>
          <table:table-cell table:style-name="ce3" table:formula="of:=[.F630]-[.H630]" office:value-type="float" office:value="16" calcext:value-type="float">
            <text:p>+1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81" calcext:value-type="float">
            <text:p>481</text:p>
          </table:table-cell>
          <table:table-cell office:value-type="float" office:value="124877" calcext:value-type="float">
            <text:p>124877</text:p>
          </table:table-cell>
          <table:table-cell office:value-type="float" office:value="124947" calcext:value-type="float">
            <text:p>124947</text:p>
          </table:table-cell>
          <table:table-cell office:value-type="float" office:value="124906" calcext:value-type="float">
            <text:p>124906</text:p>
          </table:table-cell>
          <table:table-cell office:value-type="float" office:value="70" calcext:value-type="float">
            <text:p>70</text:p>
          </table:table-cell>
          <table:table-cell table:style-name="ce2" table:formula="of:=[.$C$1]+([.A631]*[.$F$1]) + ([.C631]*[.$F$2])" office:value-type="float" office:value="126255" calcext:value-type="float">
            <text:p>126255</text:p>
          </table:table-cell>
          <table:table-cell table:style-name="ce3" table:formula="of:=[.F631]-[.H631]" office:value-type="float" office:value="-1349" calcext:value-type="float">
            <text:p>-1349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94" calcext:value-type="float">
            <text:p>494</text:p>
          </table:table-cell>
          <table:table-cell office:value-type="float" office:value="128092" calcext:value-type="float">
            <text:p>128092</text:p>
          </table:table-cell>
          <table:table-cell office:value-type="float" office:value="128162" calcext:value-type="float">
            <text:p>128162</text:p>
          </table:table-cell>
          <table:table-cell office:value-type="float" office:value="128127" calcext:value-type="float">
            <text:p>128127</text:p>
          </table:table-cell>
          <table:table-cell office:value-type="float" office:value="70" calcext:value-type="float">
            <text:p>70</text:p>
          </table:table-cell>
          <table:table-cell table:style-name="ce2" table:formula="of:=[.$C$1]+([.A632]*[.$F$1]) + ([.C632]*[.$F$2])" office:value-type="float" office:value="127620" calcext:value-type="float">
            <text:p>127620</text:p>
          </table:table-cell>
          <table:table-cell table:style-name="ce3" table:formula="of:=[.F632]-[.H632]" office:value-type="float" office:value="507" calcext:value-type="float">
            <text:p>+50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07" calcext:value-type="float">
            <text:p>507</text:p>
          </table:table-cell>
          <table:table-cell office:value-type="float" office:value="127961" calcext:value-type="float">
            <text:p>127961</text:p>
          </table:table-cell>
          <table:table-cell office:value-type="float" office:value="128136" calcext:value-type="float">
            <text:p>128136</text:p>
          </table:table-cell>
          <table:table-cell office:value-type="float" office:value="128020" calcext:value-type="float">
            <text:p>128020</text:p>
          </table:table-cell>
          <table:table-cell office:value-type="float" office:value="175" calcext:value-type="float">
            <text:p>175</text:p>
          </table:table-cell>
          <table:table-cell table:style-name="ce2" table:formula="of:=[.$C$1]+([.A633]*[.$F$1]) + ([.C633]*[.$F$2])" office:value-type="float" office:value="128985" calcext:value-type="float">
            <text:p>128985</text:p>
          </table:table-cell>
          <table:table-cell table:style-name="ce3" table:formula="of:=[.F633]-[.H633]" office:value-type="float" office:value="-965" calcext:value-type="float">
            <text:p>-96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131142" calcext:value-type="float">
            <text:p>131142</text:p>
          </table:table-cell>
          <table:table-cell office:value-type="float" office:value="131304" calcext:value-type="float">
            <text:p>131304</text:p>
          </table:table-cell>
          <table:table-cell office:value-type="float" office:value="131220" calcext:value-type="float">
            <text:p>131220</text:p>
          </table:table-cell>
          <table:table-cell office:value-type="float" office:value="162" calcext:value-type="float">
            <text:p>162</text:p>
          </table:table-cell>
          <table:table-cell table:style-name="ce2" table:formula="of:=[.$C$1]+([.A634]*[.$F$1]) + ([.C634]*[.$F$2])" office:value-type="float" office:value="130350" calcext:value-type="float">
            <text:p>130350</text:p>
          </table:table-cell>
          <table:table-cell table:style-name="ce3" table:formula="of:=[.F634]-[.H634]" office:value-type="float" office:value="870" calcext:value-type="float">
            <text:p>+87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33" calcext:value-type="float">
            <text:p>533</text:p>
          </table:table-cell>
          <table:table-cell office:value-type="float" office:value="131149" calcext:value-type="float">
            <text:p>131149</text:p>
          </table:table-cell>
          <table:table-cell office:value-type="float" office:value="131370" calcext:value-type="float">
            <text:p>131370</text:p>
          </table:table-cell>
          <table:table-cell office:value-type="float" office:value="131284" calcext:value-type="float">
            <text:p>131284</text:p>
          </table:table-cell>
          <table:table-cell office:value-type="float" office:value="221" calcext:value-type="float">
            <text:p>221</text:p>
          </table:table-cell>
          <table:table-cell table:style-name="ce2" table:formula="of:=[.$C$1]+([.A635]*[.$F$1]) + ([.C635]*[.$F$2])" office:value-type="float" office:value="131715" calcext:value-type="float">
            <text:p>131715</text:p>
          </table:table-cell>
          <table:table-cell table:style-name="ce3" table:formula="of:=[.F635]-[.H635]" office:value-type="float" office:value="-431" calcext:value-type="float">
            <text:p>-43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46" calcext:value-type="float">
            <text:p>546</text:p>
          </table:table-cell>
          <table:table-cell office:value-type="float" office:value="131134" calcext:value-type="float">
            <text:p>131134</text:p>
          </table:table-cell>
          <table:table-cell office:value-type="float" office:value="131261" calcext:value-type="float">
            <text:p>131261</text:p>
          </table:table-cell>
          <table:table-cell office:value-type="float" office:value="131201" calcext:value-type="float">
            <text:p>131201</text:p>
          </table:table-cell>
          <table:table-cell office:value-type="float" office:value="127" calcext:value-type="float">
            <text:p>127</text:p>
          </table:table-cell>
          <table:table-cell table:style-name="ce2" table:formula="of:=[.$C$1]+([.A636]*[.$F$1]) + ([.C636]*[.$F$2])" office:value-type="float" office:value="133080" calcext:value-type="float">
            <text:p>133080</text:p>
          </table:table-cell>
          <table:table-cell table:style-name="ce3" table:formula="of:=[.F636]-[.H636]" office:value-type="float" office:value="-1879" calcext:value-type="float">
            <text:p>-1879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59" calcext:value-type="float">
            <text:p>559</text:p>
          </table:table-cell>
          <table:table-cell office:value-type="float" office:value="134266" calcext:value-type="float">
            <text:p>134266</text:p>
          </table:table-cell>
          <table:table-cell office:value-type="float" office:value="134387" calcext:value-type="float">
            <text:p>134387</text:p>
          </table:table-cell>
          <table:table-cell office:value-type="float" office:value="134312" calcext:value-type="float">
            <text:p>134312</text:p>
          </table:table-cell>
          <table:table-cell office:value-type="float" office:value="121" calcext:value-type="float">
            <text:p>121</text:p>
          </table:table-cell>
          <table:table-cell table:style-name="ce2" table:formula="of:=[.$C$1]+([.A637]*[.$F$1]) + ([.C637]*[.$F$2])" office:value-type="float" office:value="134445" calcext:value-type="float">
            <text:p>134445</text:p>
          </table:table-cell>
          <table:table-cell table:style-name="ce3" table:formula="of:=[.F637]-[.H637]" office:value-type="float" office:value="-133" calcext:value-type="float">
            <text:p>-133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2" calcext:value-type="float">
            <text:p>572</text:p>
          </table:table-cell>
          <table:table-cell office:value-type="float" office:value="134334" calcext:value-type="float">
            <text:p>134334</text:p>
          </table:table-cell>
          <table:table-cell office:value-type="float" office:value="134470" calcext:value-type="float">
            <text:p>134470</text:p>
          </table:table-cell>
          <table:table-cell office:value-type="float" office:value="134390" calcext:value-type="float">
            <text:p>134390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638]*[.$F$1]) + ([.C638]*[.$F$2])" office:value-type="float" office:value="135810" calcext:value-type="float">
            <text:p>135810</text:p>
          </table:table-cell>
          <table:table-cell table:style-name="ce3" table:formula="of:=[.F638]-[.H638]" office:value-type="float" office:value="-1420" calcext:value-type="float">
            <text:p>-142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85" calcext:value-type="float">
            <text:p>585</text:p>
          </table:table-cell>
          <table:table-cell office:value-type="float" office:value="137485" calcext:value-type="float">
            <text:p>137485</text:p>
          </table:table-cell>
          <table:table-cell office:value-type="float" office:value="137621" calcext:value-type="float">
            <text:p>137621</text:p>
          </table:table-cell>
          <table:table-cell office:value-type="float" office:value="137563" calcext:value-type="float">
            <text:p>137563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639]*[.$F$1]) + ([.C639]*[.$F$2])" office:value-type="float" office:value="137175" calcext:value-type="float">
            <text:p>137175</text:p>
          </table:table-cell>
          <table:table-cell table:style-name="ce3" table:formula="of:=[.F639]-[.H639]" office:value-type="float" office:value="388" calcext:value-type="float">
            <text:p>+38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office:value-type="float" office:value="137564" calcext:value-type="float">
            <text:p>137564</text:p>
          </table:table-cell>
          <table:table-cell office:value-type="float" office:value="137626" calcext:value-type="float">
            <text:p>137626</text:p>
          </table:table-cell>
          <table:table-cell office:value-type="float" office:value="137590" calcext:value-type="float">
            <text:p>137590</text:p>
          </table:table-cell>
          <table:table-cell office:value-type="float" office:value="62" calcext:value-type="float">
            <text:p>62</text:p>
          </table:table-cell>
          <table:table-cell table:style-name="ce2" table:formula="of:=[.$C$1]+([.A640]*[.$F$1]) + ([.C640]*[.$F$2])" office:value-type="float" office:value="138540" calcext:value-type="float">
            <text:p>138540</text:p>
          </table:table-cell>
          <table:table-cell table:style-name="ce3" table:formula="of:=[.F640]-[.H640]" office:value-type="float" office:value="-950" calcext:value-type="float">
            <text:p>-95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11" calcext:value-type="float">
            <text:p>611</text:p>
          </table:table-cell>
          <table:table-cell office:value-type="float" office:value="140747" calcext:value-type="float">
            <text:p>140747</text:p>
          </table:table-cell>
          <table:table-cell office:value-type="float" office:value="140881" calcext:value-type="float">
            <text:p>140881</text:p>
          </table:table-cell>
          <table:table-cell office:value-type="float" office:value="140809" calcext:value-type="float">
            <text:p>140809</text:p>
          </table:table-cell>
          <table:table-cell office:value-type="float" office:value="134" calcext:value-type="float">
            <text:p>134</text:p>
          </table:table-cell>
          <table:table-cell table:style-name="ce2" table:formula="of:=[.$C$1]+([.A641]*[.$F$1]) + ([.C641]*[.$F$2])" office:value-type="float" office:value="139905" calcext:value-type="float">
            <text:p>139905</text:p>
          </table:table-cell>
          <table:table-cell table:style-name="ce3" table:formula="of:=[.F641]-[.H641]" office:value-type="float" office:value="904" calcext:value-type="float">
            <text:p>+90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24" calcext:value-type="float">
            <text:p>624</text:p>
          </table:table-cell>
          <table:table-cell office:value-type="float" office:value="140720" calcext:value-type="float">
            <text:p>140720</text:p>
          </table:table-cell>
          <table:table-cell office:value-type="float" office:value="140865" calcext:value-type="float">
            <text:p>140865</text:p>
          </table:table-cell>
          <table:table-cell office:value-type="float" office:value="140774" calcext:value-type="float">
            <text:p>140774</text:p>
          </table:table-cell>
          <table:table-cell office:value-type="float" office:value="145" calcext:value-type="float">
            <text:p>145</text:p>
          </table:table-cell>
          <table:table-cell table:style-name="ce2" table:formula="of:=[.$C$1]+([.A642]*[.$F$1]) + ([.C642]*[.$F$2])" office:value-type="float" office:value="141270" calcext:value-type="float">
            <text:p>141270</text:p>
          </table:table-cell>
          <table:table-cell table:style-name="ce3" table:formula="of:=[.F642]-[.H642]" office:value-type="float" office:value="-496" calcext:value-type="float">
            <text:p>-49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37" calcext:value-type="float">
            <text:p>637</text:p>
          </table:table-cell>
          <table:table-cell office:value-type="float" office:value="140677" calcext:value-type="float">
            <text:p>140677</text:p>
          </table:table-cell>
          <table:table-cell office:value-type="float" office:value="140836" calcext:value-type="float">
            <text:p>140836</text:p>
          </table:table-cell>
          <table:table-cell office:value-type="float" office:value="140748" calcext:value-type="float">
            <text:p>140748</text:p>
          </table:table-cell>
          <table:table-cell office:value-type="float" office:value="159" calcext:value-type="float">
            <text:p>159</text:p>
          </table:table-cell>
          <table:table-cell table:style-name="ce2" table:formula="of:=[.$C$1]+([.A643]*[.$F$1]) + ([.C643]*[.$F$2])" office:value-type="float" office:value="142635" calcext:value-type="float">
            <text:p>142635</text:p>
          </table:table-cell>
          <table:table-cell table:style-name="ce3" table:formula="of:=[.F643]-[.H643]" office:value-type="float" office:value="-1887" calcext:value-type="float">
            <text:p>-188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2664" calcext:value-type="float">
            <text:p>82664</text:p>
          </table:table-cell>
          <table:table-cell office:value-type="float" office:value="82733" calcext:value-type="float">
            <text:p>82733</text:p>
          </table:table-cell>
          <table:table-cell office:value-type="float" office:value="82691" calcext:value-type="float">
            <text:p>82691</text:p>
          </table:table-cell>
          <table:table-cell office:value-type="float" office:value="69" calcext:value-type="float">
            <text:p>69</text:p>
          </table:table-cell>
          <table:table-cell table:style-name="ce2" table:formula="of:=[.$C$1]+([.A644]*[.$F$1]) + ([.C644]*[.$F$2])" office:value-type="float" office:value="82470" calcext:value-type="float">
            <text:p>82470</text:p>
          </table:table-cell>
          <table:table-cell table:style-name="ce3" table:formula="of:=[.F644]-[.H644]" office:value-type="float" office:value="221" calcext:value-type="float">
            <text:p>+22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644" calcext:value-type="float">
            <text:p>82644</text:p>
          </table:table-cell>
          <table:table-cell office:value-type="float" office:value="82744" calcext:value-type="float">
            <text:p>82744</text:p>
          </table:table-cell>
          <table:table-cell office:value-type="float" office:value="82700" calcext:value-type="float">
            <text:p>82700</text:p>
          </table:table-cell>
          <table:table-cell office:value-type="float" office:value="100" calcext:value-type="float">
            <text:p>100</text:p>
          </table:table-cell>
          <table:table-cell table:style-name="ce2" table:formula="of:=[.$C$1]+([.A645]*[.$F$1]) + ([.C645]*[.$F$2])" office:value-type="float" office:value="83940" calcext:value-type="float">
            <text:p>83940</text:p>
          </table:table-cell>
          <table:table-cell table:style-name="ce3" table:formula="of:=[.F645]-[.H645]" office:value-type="float" office:value="-1240" calcext:value-type="float">
            <text:p>-124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86016" calcext:value-type="float">
            <text:p>86016</text:p>
          </table:table-cell>
          <table:table-cell office:value-type="float" office:value="86167" calcext:value-type="float">
            <text:p>86167</text:p>
          </table:table-cell>
          <table:table-cell office:value-type="float" office:value="86096" calcext:value-type="float">
            <text:p>86096</text:p>
          </table:table-cell>
          <table:table-cell office:value-type="float" office:value="151" calcext:value-type="float">
            <text:p>151</text:p>
          </table:table-cell>
          <table:table-cell table:style-name="ce2" table:formula="of:=[.$C$1]+([.A646]*[.$F$1]) + ([.C646]*[.$F$2])" office:value-type="float" office:value="85410" calcext:value-type="float">
            <text:p>85410</text:p>
          </table:table-cell>
          <table:table-cell table:style-name="ce3" table:formula="of:=[.F646]-[.H646]" office:value-type="float" office:value="686" calcext:value-type="float">
            <text:p>+686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85968" calcext:value-type="float">
            <text:p>85968</text:p>
          </table:table-cell>
          <table:table-cell office:value-type="float" office:value="86076" calcext:value-type="float">
            <text:p>86076</text:p>
          </table:table-cell>
          <table:table-cell office:value-type="float" office:value="86011" calcext:value-type="float">
            <text:p>86011</text:p>
          </table:table-cell>
          <table:table-cell office:value-type="float" office:value="108" calcext:value-type="float">
            <text:p>108</text:p>
          </table:table-cell>
          <table:table-cell table:style-name="ce2" table:formula="of:=[.$C$1]+([.A647]*[.$F$1]) + ([.C647]*[.$F$2])" office:value-type="float" office:value="86880" calcext:value-type="float">
            <text:p>86880</text:p>
          </table:table-cell>
          <table:table-cell table:style-name="ce3" table:formula="of:=[.F647]-[.H647]" office:value-type="float" office:value="-869" calcext:value-type="float">
            <text:p>-869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9399" calcext:value-type="float">
            <text:p>89399</text:p>
          </table:table-cell>
          <table:table-cell office:value-type="float" office:value="89574" calcext:value-type="float">
            <text:p>89574</text:p>
          </table:table-cell>
          <table:table-cell office:value-type="float" office:value="89482" calcext:value-type="float">
            <text:p>89482</text:p>
          </table:table-cell>
          <table:table-cell office:value-type="float" office:value="175" calcext:value-type="float">
            <text:p>175</text:p>
          </table:table-cell>
          <table:table-cell table:style-name="ce2" table:formula="of:=[.$C$1]+([.A648]*[.$F$1]) + ([.C648]*[.$F$2])" office:value-type="float" office:value="88350" calcext:value-type="float">
            <text:p>88350</text:p>
          </table:table-cell>
          <table:table-cell table:style-name="ce3" table:formula="of:=[.F648]-[.H648]" office:value-type="float" office:value="1132" calcext:value-type="float">
            <text:p>+113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89466" calcext:value-type="float">
            <text:p>89466</text:p>
          </table:table-cell>
          <table:table-cell office:value-type="float" office:value="89618" calcext:value-type="float">
            <text:p>89618</text:p>
          </table:table-cell>
          <table:table-cell office:value-type="float" office:value="89520" calcext:value-type="float">
            <text:p>89520</text:p>
          </table:table-cell>
          <table:table-cell office:value-type="float" office:value="152" calcext:value-type="float">
            <text:p>152</text:p>
          </table:table-cell>
          <table:table-cell table:style-name="ce2" table:formula="of:=[.$C$1]+([.A649]*[.$F$1]) + ([.C649]*[.$F$2])" office:value-type="float" office:value="89820" calcext:value-type="float">
            <text:p>89820</text:p>
          </table:table-cell>
          <table:table-cell table:style-name="ce3" table:formula="of:=[.F649]-[.H649]" office:value-type="float" office:value="-300" calcext:value-type="float">
            <text:p>-30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89456" calcext:value-type="float">
            <text:p>89456</text:p>
          </table:table-cell>
          <table:table-cell office:value-type="float" office:value="89591" calcext:value-type="float">
            <text:p>89591</text:p>
          </table:table-cell>
          <table:table-cell office:value-type="float" office:value="89523" calcext:value-type="float">
            <text:p>89523</text:p>
          </table:table-cell>
          <table:table-cell office:value-type="float" office:value="135" calcext:value-type="float">
            <text:p>135</text:p>
          </table:table-cell>
          <table:table-cell table:style-name="ce2" table:formula="of:=[.$C$1]+([.A650]*[.$F$1]) + ([.C650]*[.$F$2])" office:value-type="float" office:value="91290" calcext:value-type="float">
            <text:p>91290</text:p>
          </table:table-cell>
          <table:table-cell table:style-name="ce3" table:formula="of:=[.F650]-[.H650]" office:value-type="float" office:value="-1767" calcext:value-type="float">
            <text:p>-176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92822" calcext:value-type="float">
            <text:p>92822</text:p>
          </table:table-cell>
          <table:table-cell office:value-type="float" office:value="93001" calcext:value-type="float">
            <text:p>93001</text:p>
          </table:table-cell>
          <table:table-cell office:value-type="float" office:value="92913" calcext:value-type="float">
            <text:p>92913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651]*[.$F$1]) + ([.C651]*[.$F$2])" office:value-type="float" office:value="92760" calcext:value-type="float">
            <text:p>92760</text:p>
          </table:table-cell>
          <table:table-cell table:style-name="ce3" table:formula="of:=[.F651]-[.H651]" office:value-type="float" office:value="153" calcext:value-type="float">
            <text:p>+15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92898" calcext:value-type="float">
            <text:p>92898</text:p>
          </table:table-cell>
          <table:table-cell office:value-type="float" office:value="93039" calcext:value-type="float">
            <text:p>93039</text:p>
          </table:table-cell>
          <table:table-cell office:value-type="float" office:value="92956" calcext:value-type="float">
            <text:p>92956</text:p>
          </table:table-cell>
          <table:table-cell office:value-type="float" office:value="141" calcext:value-type="float">
            <text:p>141</text:p>
          </table:table-cell>
          <table:table-cell table:style-name="ce2" table:formula="of:=[.$C$1]+([.A652]*[.$F$1]) + ([.C652]*[.$F$2])" office:value-type="float" office:value="94230" calcext:value-type="float">
            <text:p>94230</text:p>
          </table:table-cell>
          <table:table-cell table:style-name="ce3" table:formula="of:=[.F652]-[.H652]" office:value-type="float" office:value="-1274" calcext:value-type="float">
            <text:p>-127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96219" calcext:value-type="float">
            <text:p>96219</text:p>
          </table:table-cell>
          <table:table-cell office:value-type="float" office:value="96325" calcext:value-type="float">
            <text:p>96325</text:p>
          </table:table-cell>
          <table:table-cell office:value-type="float" office:value="96275" calcext:value-type="float">
            <text:p>96275</text:p>
          </table:table-cell>
          <table:table-cell office:value-type="float" office:value="106" calcext:value-type="float">
            <text:p>106</text:p>
          </table:table-cell>
          <table:table-cell table:style-name="ce2" table:formula="of:=[.$C$1]+([.A653]*[.$F$1]) + ([.C653]*[.$F$2])" office:value-type="float" office:value="95700" calcext:value-type="float">
            <text:p>95700</text:p>
          </table:table-cell>
          <table:table-cell table:style-name="ce3" table:formula="of:=[.F653]-[.H653]" office:value-type="float" office:value="575" calcext:value-type="float">
            <text:p>+57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96259" calcext:value-type="float">
            <text:p>96259</text:p>
          </table:table-cell>
          <table:table-cell office:value-type="float" office:value="96431" calcext:value-type="float">
            <text:p>96431</text:p>
          </table:table-cell>
          <table:table-cell office:value-type="float" office:value="96340" calcext:value-type="float">
            <text:p>96340</text:p>
          </table:table-cell>
          <table:table-cell office:value-type="float" office:value="172" calcext:value-type="float">
            <text:p>172</text:p>
          </table:table-cell>
          <table:table-cell table:style-name="ce2" table:formula="of:=[.$C$1]+([.A654]*[.$F$1]) + ([.C654]*[.$F$2])" office:value-type="float" office:value="97170" calcext:value-type="float">
            <text:p>97170</text:p>
          </table:table-cell>
          <table:table-cell table:style-name="ce3" table:formula="of:=[.F654]-[.H654]" office:value-type="float" office:value="-830" calcext:value-type="float">
            <text:p>-83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99585" calcext:value-type="float">
            <text:p>99585</text:p>
          </table:table-cell>
          <table:table-cell office:value-type="float" office:value="99758" calcext:value-type="float">
            <text:p>99758</text:p>
          </table:table-cell>
          <table:table-cell office:value-type="float" office:value="99677" calcext:value-type="float">
            <text:p>99677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655]*[.$F$1]) + ([.C655]*[.$F$2])" office:value-type="float" office:value="98640" calcext:value-type="float">
            <text:p>98640</text:p>
          </table:table-cell>
          <table:table-cell table:style-name="ce3" table:formula="of:=[.F655]-[.H655]" office:value-type="float" office:value="1037" calcext:value-type="float">
            <text:p>+103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99693" calcext:value-type="float">
            <text:p>99693</text:p>
          </table:table-cell>
          <table:table-cell office:value-type="float" office:value="99770" calcext:value-type="float">
            <text:p>99770</text:p>
          </table:table-cell>
          <table:table-cell office:value-type="float" office:value="99732" calcext:value-type="float">
            <text:p>99732</text:p>
          </table:table-cell>
          <table:table-cell office:value-type="float" office:value="77" calcext:value-type="float">
            <text:p>77</text:p>
          </table:table-cell>
          <table:table-cell table:style-name="ce2" table:formula="of:=[.$C$1]+([.A656]*[.$F$1]) + ([.C656]*[.$F$2])" office:value-type="float" office:value="100110" calcext:value-type="float">
            <text:p>100110</text:p>
          </table:table-cell>
          <table:table-cell table:style-name="ce3" table:formula="of:=[.F656]-[.H656]" office:value-type="float" office:value="-378" calcext:value-type="float">
            <text:p>-37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99684" calcext:value-type="float">
            <text:p>99684</text:p>
          </table:table-cell>
          <table:table-cell office:value-type="float" office:value="99805" calcext:value-type="float">
            <text:p>99805</text:p>
          </table:table-cell>
          <table:table-cell office:value-type="float" office:value="99749" calcext:value-type="float">
            <text:p>99749</text:p>
          </table:table-cell>
          <table:table-cell office:value-type="float" office:value="121" calcext:value-type="float">
            <text:p>121</text:p>
          </table:table-cell>
          <table:table-cell table:style-name="ce2" table:formula="of:=[.$C$1]+([.A657]*[.$F$1]) + ([.C657]*[.$F$2])" office:value-type="float" office:value="101580" calcext:value-type="float">
            <text:p>101580</text:p>
          </table:table-cell>
          <table:table-cell table:style-name="ce3" table:formula="of:=[.F657]-[.H657]" office:value-type="float" office:value="-1831" calcext:value-type="float">
            <text:p>-183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103116" calcext:value-type="float">
            <text:p>103116</text:p>
          </table:table-cell>
          <table:table-cell office:value-type="float" office:value="103230" calcext:value-type="float">
            <text:p>103230</text:p>
          </table:table-cell>
          <table:table-cell office:value-type="float" office:value="103157" calcext:value-type="float">
            <text:p>103157</text:p>
          </table:table-cell>
          <table:table-cell office:value-type="float" office:value="114" calcext:value-type="float">
            <text:p>114</text:p>
          </table:table-cell>
          <table:table-cell table:style-name="ce2" table:formula="of:=[.$C$1]+([.A658]*[.$F$1]) + ([.C658]*[.$F$2])" office:value-type="float" office:value="103050" calcext:value-type="float">
            <text:p>103050</text:p>
          </table:table-cell>
          <table:table-cell table:style-name="ce3" table:formula="of:=[.F658]-[.H658]" office:value-type="float" office:value="107" calcext:value-type="float">
            <text:p>+10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4" calcext:value-type="float">
            <text:p>224</text:p>
          </table:table-cell>
          <table:table-cell office:value-type="float" office:value="103203" calcext:value-type="float">
            <text:p>103203</text:p>
          </table:table-cell>
          <table:table-cell office:value-type="float" office:value="103279" calcext:value-type="float">
            <text:p>103279</text:p>
          </table:table-cell>
          <table:table-cell office:value-type="float" office:value="103240" calcext:value-type="float">
            <text:p>103240</text:p>
          </table:table-cell>
          <table:table-cell office:value-type="float" office:value="76" calcext:value-type="float">
            <text:p>76</text:p>
          </table:table-cell>
          <table:table-cell table:style-name="ce2" table:formula="of:=[.$C$1]+([.A659]*[.$F$1]) + ([.C659]*[.$F$2])" office:value-type="float" office:value="104520" calcext:value-type="float">
            <text:p>104520</text:p>
          </table:table-cell>
          <table:table-cell table:style-name="ce3" table:formula="of:=[.F659]-[.H659]" office:value-type="float" office:value="-1280" calcext:value-type="float">
            <text:p>-128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  <table:table-cell office:value-type="float" office:value="106420" calcext:value-type="float">
            <text:p>106420</text:p>
          </table:table-cell>
          <table:table-cell office:value-type="float" office:value="106614" calcext:value-type="float">
            <text:p>106614</text:p>
          </table:table-cell>
          <table:table-cell office:value-type="float" office:value="106531" calcext:value-type="float">
            <text:p>106531</text:p>
          </table:table-cell>
          <table:table-cell office:value-type="float" office:value="194" calcext:value-type="float">
            <text:p>194</text:p>
          </table:table-cell>
          <table:table-cell table:style-name="ce2" table:formula="of:=[.$C$1]+([.A660]*[.$F$1]) + ([.C660]*[.$F$2])" office:value-type="float" office:value="105990" calcext:value-type="float">
            <text:p>105990</text:p>
          </table:table-cell>
          <table:table-cell table:style-name="ce3" table:formula="of:=[.F660]-[.H660]" office:value-type="float" office:value="541" calcext:value-type="float">
            <text:p>+54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office:value-type="float" office:value="106395" calcext:value-type="float">
            <text:p>106395</text:p>
          </table:table-cell>
          <table:table-cell office:value-type="float" office:value="106676" calcext:value-type="float">
            <text:p>106676</text:p>
          </table:table-cell>
          <table:table-cell office:value-type="float" office:value="106548" calcext:value-type="float">
            <text:p>106548</text:p>
          </table:table-cell>
          <table:table-cell office:value-type="float" office:value="281" calcext:value-type="float">
            <text:p>281</text:p>
          </table:table-cell>
          <table:table-cell table:style-name="ce2" table:formula="of:=[.$C$1]+([.A661]*[.$F$1]) + ([.C661]*[.$F$2])" office:value-type="float" office:value="107460" calcext:value-type="float">
            <text:p>107460</text:p>
          </table:table-cell>
          <table:table-cell table:style-name="ce3" table:formula="of:=[.F661]-[.H661]" office:value-type="float" office:value="-912" calcext:value-type="float">
            <text:p>-91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6" calcext:value-type="float">
            <text:p>266</text:p>
          </table:table-cell>
          <table:table-cell office:value-type="float" office:value="109967" calcext:value-type="float">
            <text:p>109967</text:p>
          </table:table-cell>
          <table:table-cell office:value-type="float" office:value="110105" calcext:value-type="float">
            <text:p>110105</text:p>
          </table:table-cell>
          <table:table-cell office:value-type="float" office:value="110049" calcext:value-type="float">
            <text:p>110049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662]*[.$F$1]) + ([.C662]*[.$F$2])" office:value-type="float" office:value="108930" calcext:value-type="float">
            <text:p>108930</text:p>
          </table:table-cell>
          <table:table-cell table:style-name="ce3" table:formula="of:=[.F662]-[.H662]" office:value-type="float" office:value="1119" calcext:value-type="float">
            <text:p>+1119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office:value-type="float" office:value="109834" calcext:value-type="float">
            <text:p>109834</text:p>
          </table:table-cell>
          <table:table-cell office:value-type="float" office:value="109980" calcext:value-type="float">
            <text:p>109980</text:p>
          </table:table-cell>
          <table:table-cell office:value-type="float" office:value="109927" calcext:value-type="float">
            <text:p>109927</text:p>
          </table:table-cell>
          <table:table-cell office:value-type="float" office:value="146" calcext:value-type="float">
            <text:p>146</text:p>
          </table:table-cell>
          <table:table-cell table:style-name="ce2" table:formula="of:=[.$C$1]+([.A663]*[.$F$1]) + ([.C663]*[.$F$2])" office:value-type="float" office:value="110400" calcext:value-type="float">
            <text:p>110400</text:p>
          </table:table-cell>
          <table:table-cell table:style-name="ce3" table:formula="of:=[.F663]-[.H663]" office:value-type="float" office:value="-473" calcext:value-type="float">
            <text:p>-47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4" calcext:value-type="float">
            <text:p>294</text:p>
          </table:table-cell>
          <table:table-cell office:value-type="float" office:value="109982" calcext:value-type="float">
            <text:p>109982</text:p>
          </table:table-cell>
          <table:table-cell office:value-type="float" office:value="110053" calcext:value-type="float">
            <text:p>110053</text:p>
          </table:table-cell>
          <table:table-cell office:value-type="float" office:value="110018" calcext:value-type="float">
            <text:p>110018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664]*[.$F$1]) + ([.C664]*[.$F$2])" office:value-type="float" office:value="111870" calcext:value-type="float">
            <text:p>111870</text:p>
          </table:table-cell>
          <table:table-cell table:style-name="ce3" table:formula="of:=[.F664]-[.H664]" office:value-type="float" office:value="-1852" calcext:value-type="float">
            <text:p>-185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8" calcext:value-type="float">
            <text:p>308</text:p>
          </table:table-cell>
          <table:table-cell office:value-type="float" office:value="113376" calcext:value-type="float">
            <text:p>113376</text:p>
          </table:table-cell>
          <table:table-cell office:value-type="float" office:value="113438" calcext:value-type="float">
            <text:p>113438</text:p>
          </table:table-cell>
          <table:table-cell office:value-type="float" office:value="113408" calcext:value-type="float">
            <text:p>113408</text:p>
          </table:table-cell>
          <table:table-cell office:value-type="float" office:value="62" calcext:value-type="float">
            <text:p>62</text:p>
          </table:table-cell>
          <table:table-cell table:style-name="ce2" table:formula="of:=[.$C$1]+([.A665]*[.$F$1]) + ([.C665]*[.$F$2])" office:value-type="float" office:value="113340" calcext:value-type="float">
            <text:p>113340</text:p>
          </table:table-cell>
          <table:table-cell table:style-name="ce3" table:formula="of:=[.F665]-[.H665]" office:value-type="float" office:value="68" calcext:value-type="float">
            <text:p>+6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22" calcext:value-type="float">
            <text:p>322</text:p>
          </table:table-cell>
          <table:table-cell office:value-type="float" office:value="113403" calcext:value-type="float">
            <text:p>113403</text:p>
          </table:table-cell>
          <table:table-cell office:value-type="float" office:value="113520" calcext:value-type="float">
            <text:p>113520</text:p>
          </table:table-cell>
          <table:table-cell office:value-type="float" office:value="113456" calcext:value-type="float">
            <text:p>113456</text:p>
          </table:table-cell>
          <table:table-cell office:value-type="float" office:value="117" calcext:value-type="float">
            <text:p>117</text:p>
          </table:table-cell>
          <table:table-cell table:style-name="ce2" table:formula="of:=[.$C$1]+([.A666]*[.$F$1]) + ([.C666]*[.$F$2])" office:value-type="float" office:value="114810" calcext:value-type="float">
            <text:p>114810</text:p>
          </table:table-cell>
          <table:table-cell table:style-name="ce3" table:formula="of:=[.F666]-[.H666]" office:value-type="float" office:value="-1354" calcext:value-type="float">
            <text:p>-135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36" calcext:value-type="float">
            <text:p>336</text:p>
          </table:table-cell>
          <table:table-cell office:value-type="float" office:value="116842" calcext:value-type="float">
            <text:p>116842</text:p>
          </table:table-cell>
          <table:table-cell office:value-type="float" office:value="116913" calcext:value-type="float">
            <text:p>116913</text:p>
          </table:table-cell>
          <table:table-cell office:value-type="float" office:value="116881" calcext:value-type="float">
            <text:p>116881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667]*[.$F$1]) + ([.C667]*[.$F$2])" office:value-type="float" office:value="116280" calcext:value-type="float">
            <text:p>116280</text:p>
          </table:table-cell>
          <table:table-cell table:style-name="ce3" table:formula="of:=[.F667]-[.H667]" office:value-type="float" office:value="601" calcext:value-type="float">
            <text:p>+60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116799" calcext:value-type="float">
            <text:p>116799</text:p>
          </table:table-cell>
          <table:table-cell office:value-type="float" office:value="116932" calcext:value-type="float">
            <text:p>116932</text:p>
          </table:table-cell>
          <table:table-cell office:value-type="float" office:value="116852" calcext:value-type="float">
            <text:p>116852</text:p>
          </table:table-cell>
          <table:table-cell office:value-type="float" office:value="133" calcext:value-type="float">
            <text:p>133</text:p>
          </table:table-cell>
          <table:table-cell table:style-name="ce2" table:formula="of:=[.$C$1]+([.A668]*[.$F$1]) + ([.C668]*[.$F$2])" office:value-type="float" office:value="117750" calcext:value-type="float">
            <text:p>117750</text:p>
          </table:table-cell>
          <table:table-cell table:style-name="ce3" table:formula="of:=[.F668]-[.H668]" office:value-type="float" office:value="-898" calcext:value-type="float">
            <text:p>-89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  <table:table-cell office:value-type="float" office:value="120255" calcext:value-type="float">
            <text:p>120255</text:p>
          </table:table-cell>
          <table:table-cell office:value-type="float" office:value="120323" calcext:value-type="float">
            <text:p>120323</text:p>
          </table:table-cell>
          <table:table-cell office:value-type="float" office:value="120293" calcext:value-type="float">
            <text:p>120293</text:p>
          </table:table-cell>
          <table:table-cell office:value-type="float" office:value="68" calcext:value-type="float">
            <text:p>68</text:p>
          </table:table-cell>
          <table:table-cell table:style-name="ce2" table:formula="of:=[.$C$1]+([.A669]*[.$F$1]) + ([.C669]*[.$F$2])" office:value-type="float" office:value="119220" calcext:value-type="float">
            <text:p>119220</text:p>
          </table:table-cell>
          <table:table-cell table:style-name="ce3" table:formula="of:=[.F669]-[.H669]" office:value-type="float" office:value="1073" calcext:value-type="float">
            <text:p>+107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78" calcext:value-type="float">
            <text:p>378</text:p>
          </table:table-cell>
          <table:table-cell office:value-type="float" office:value="120230" calcext:value-type="float">
            <text:p>120230</text:p>
          </table:table-cell>
          <table:table-cell office:value-type="float" office:value="120366" calcext:value-type="float">
            <text:p>120366</text:p>
          </table:table-cell>
          <table:table-cell office:value-type="float" office:value="120286" calcext:value-type="float">
            <text:p>120286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670]*[.$F$1]) + ([.C670]*[.$F$2])" office:value-type="float" office:value="120690" calcext:value-type="float">
            <text:p>120690</text:p>
          </table:table-cell>
          <table:table-cell table:style-name="ce3" table:formula="of:=[.F670]-[.H670]" office:value-type="float" office:value="-404" calcext:value-type="float">
            <text:p>-40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92" calcext:value-type="float">
            <text:p>392</text:p>
          </table:table-cell>
          <table:table-cell office:value-type="float" office:value="120235" calcext:value-type="float">
            <text:p>120235</text:p>
          </table:table-cell>
          <table:table-cell office:value-type="float" office:value="120375" calcext:value-type="float">
            <text:p>120375</text:p>
          </table:table-cell>
          <table:table-cell office:value-type="float" office:value="120322" calcext:value-type="float">
            <text:p>120322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671]*[.$F$1]) + ([.C671]*[.$F$2])" office:value-type="float" office:value="122160" calcext:value-type="float">
            <text:p>122160</text:p>
          </table:table-cell>
          <table:table-cell table:style-name="ce3" table:formula="of:=[.F671]-[.H671]" office:value-type="float" office:value="-1838" calcext:value-type="float">
            <text:p>-183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06" calcext:value-type="float">
            <text:p>406</text:p>
          </table:table-cell>
          <table:table-cell office:value-type="float" office:value="123588" calcext:value-type="float">
            <text:p>123588</text:p>
          </table:table-cell>
          <table:table-cell office:value-type="float" office:value="123802" calcext:value-type="float">
            <text:p>123802</text:p>
          </table:table-cell>
          <table:table-cell office:value-type="float" office:value="123673" calcext:value-type="float">
            <text:p>123673</text:p>
          </table:table-cell>
          <table:table-cell office:value-type="float" office:value="214" calcext:value-type="float">
            <text:p>214</text:p>
          </table:table-cell>
          <table:table-cell table:style-name="ce2" table:formula="of:=[.$C$1]+([.A672]*[.$F$1]) + ([.C672]*[.$F$2])" office:value-type="float" office:value="123630" calcext:value-type="float">
            <text:p>123630</text:p>
          </table:table-cell>
          <table:table-cell table:style-name="ce3" table:formula="of:=[.F672]-[.H672]" office:value-type="float" office:value="43" calcext:value-type="float">
            <text:p>+4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office:value-type="float" office:value="123561" calcext:value-type="float">
            <text:p>123561</text:p>
          </table:table-cell>
          <table:table-cell office:value-type="float" office:value="123700" calcext:value-type="float">
            <text:p>123700</text:p>
          </table:table-cell>
          <table:table-cell office:value-type="float" office:value="123649" calcext:value-type="float">
            <text:p>123649</text:p>
          </table:table-cell>
          <table:table-cell office:value-type="float" office:value="139" calcext:value-type="float">
            <text:p>139</text:p>
          </table:table-cell>
          <table:table-cell table:style-name="ce2" table:formula="of:=[.$C$1]+([.A673]*[.$F$1]) + ([.C673]*[.$F$2])" office:value-type="float" office:value="125100" calcext:value-type="float">
            <text:p>125100</text:p>
          </table:table-cell>
          <table:table-cell table:style-name="ce3" table:formula="of:=[.F673]-[.H673]" office:value-type="float" office:value="-1451" calcext:value-type="float">
            <text:p>-145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34" calcext:value-type="float">
            <text:p>434</text:p>
          </table:table-cell>
          <table:table-cell office:value-type="float" office:value="127007" calcext:value-type="float">
            <text:p>127007</text:p>
          </table:table-cell>
          <table:table-cell office:value-type="float" office:value="127165" calcext:value-type="float">
            <text:p>127165</text:p>
          </table:table-cell>
          <table:table-cell office:value-type="float" office:value="127078" calcext:value-type="float">
            <text:p>127078</text:p>
          </table:table-cell>
          <table:table-cell office:value-type="float" office:value="158" calcext:value-type="float">
            <text:p>158</text:p>
          </table:table-cell>
          <table:table-cell table:style-name="ce2" table:formula="of:=[.$C$1]+([.A674]*[.$F$1]) + ([.C674]*[.$F$2])" office:value-type="float" office:value="126570" calcext:value-type="float">
            <text:p>126570</text:p>
          </table:table-cell>
          <table:table-cell table:style-name="ce3" table:formula="of:=[.F674]-[.H674]" office:value-type="float" office:value="508" calcext:value-type="float">
            <text:p>+50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48" calcext:value-type="float">
            <text:p>448</text:p>
          </table:table-cell>
          <table:table-cell office:value-type="float" office:value="127098" calcext:value-type="float">
            <text:p>127098</text:p>
          </table:table-cell>
          <table:table-cell office:value-type="float" office:value="127211" calcext:value-type="float">
            <text:p>127211</text:p>
          </table:table-cell>
          <table:table-cell office:value-type="float" office:value="127167" calcext:value-type="float">
            <text:p>127167</text:p>
          </table:table-cell>
          <table:table-cell office:value-type="float" office:value="113" calcext:value-type="float">
            <text:p>113</text:p>
          </table:table-cell>
          <table:table-cell table:style-name="ce2" table:formula="of:=[.$C$1]+([.A675]*[.$F$1]) + ([.C675]*[.$F$2])" office:value-type="float" office:value="128040" calcext:value-type="float">
            <text:p>128040</text:p>
          </table:table-cell>
          <table:table-cell table:style-name="ce3" table:formula="of:=[.F675]-[.H675]" office:value-type="float" office:value="-873" calcext:value-type="float">
            <text:p>-87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62" calcext:value-type="float">
            <text:p>462</text:p>
          </table:table-cell>
          <table:table-cell office:value-type="float" office:value="130353" calcext:value-type="float">
            <text:p>130353</text:p>
          </table:table-cell>
          <table:table-cell office:value-type="float" office:value="130603" calcext:value-type="float">
            <text:p>130603</text:p>
          </table:table-cell>
          <table:table-cell office:value-type="float" office:value="130459" calcext:value-type="float">
            <text:p>130459</text:p>
          </table:table-cell>
          <table:table-cell office:value-type="float" office:value="250" calcext:value-type="float">
            <text:p>250</text:p>
          </table:table-cell>
          <table:table-cell table:style-name="ce2" table:formula="of:=[.$C$1]+([.A676]*[.$F$1]) + ([.C676]*[.$F$2])" office:value-type="float" office:value="129510" calcext:value-type="float">
            <text:p>129510</text:p>
          </table:table-cell>
          <table:table-cell table:style-name="ce3" table:formula="of:=[.F676]-[.H676]" office:value-type="float" office:value="949" calcext:value-type="float">
            <text:p>+949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76" calcext:value-type="float">
            <text:p>476</text:p>
          </table:table-cell>
          <table:table-cell office:value-type="float" office:value="130592" calcext:value-type="float">
            <text:p>130592</text:p>
          </table:table-cell>
          <table:table-cell office:value-type="float" office:value="130636" calcext:value-type="float">
            <text:p>130636</text:p>
          </table:table-cell>
          <table:table-cell office:value-type="float" office:value="130607" calcext:value-type="float">
            <text:p>130607</text:p>
          </table:table-cell>
          <table:table-cell office:value-type="float" office:value="44" calcext:value-type="float">
            <text:p>44</text:p>
          </table:table-cell>
          <table:table-cell table:style-name="ce2" table:formula="of:=[.$C$1]+([.A677]*[.$F$1]) + ([.C677]*[.$F$2])" office:value-type="float" office:value="130980" calcext:value-type="float">
            <text:p>130980</text:p>
          </table:table-cell>
          <table:table-cell table:style-name="ce3" table:formula="of:=[.F677]-[.H677]" office:value-type="float" office:value="-373" calcext:value-type="float">
            <text:p>-37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90" calcext:value-type="float">
            <text:p>490</text:p>
          </table:table-cell>
          <table:table-cell office:value-type="float" office:value="130412" calcext:value-type="float">
            <text:p>130412</text:p>
          </table:table-cell>
          <table:table-cell office:value-type="float" office:value="130603" calcext:value-type="float">
            <text:p>130603</text:p>
          </table:table-cell>
          <table:table-cell office:value-type="float" office:value="130510" calcext:value-type="float">
            <text:p>130510</text:p>
          </table:table-cell>
          <table:table-cell office:value-type="float" office:value="191" calcext:value-type="float">
            <text:p>191</text:p>
          </table:table-cell>
          <table:table-cell table:style-name="ce2" table:formula="of:=[.$C$1]+([.A678]*[.$F$1]) + ([.C678]*[.$F$2])" office:value-type="float" office:value="132450" calcext:value-type="float">
            <text:p>132450</text:p>
          </table:table-cell>
          <table:table-cell table:style-name="ce3" table:formula="of:=[.F678]-[.H678]" office:value-type="float" office:value="-1940" calcext:value-type="float">
            <text:p>-194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04" calcext:value-type="float">
            <text:p>504</text:p>
          </table:table-cell>
          <table:table-cell office:value-type="float" office:value="133835" calcext:value-type="float">
            <text:p>133835</text:p>
          </table:table-cell>
          <table:table-cell office:value-type="float" office:value="133940" calcext:value-type="float">
            <text:p>133940</text:p>
          </table:table-cell>
          <table:table-cell office:value-type="float" office:value="133903" calcext:value-type="float">
            <text:p>133903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679]*[.$F$1]) + ([.C679]*[.$F$2])" office:value-type="float" office:value="133920" calcext:value-type="float">
            <text:p>133920</text:p>
          </table:table-cell>
          <table:table-cell table:style-name="ce3" table:formula="of:=[.F679]-[.H679]" office:value-type="float" office:value="-17" calcext:value-type="float">
            <text:p>-1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18" calcext:value-type="float">
            <text:p>518</text:p>
          </table:table-cell>
          <table:table-cell office:value-type="float" office:value="133877" calcext:value-type="float">
            <text:p>133877</text:p>
          </table:table-cell>
          <table:table-cell office:value-type="float" office:value="134024" calcext:value-type="float">
            <text:p>134024</text:p>
          </table:table-cell>
          <table:table-cell office:value-type="float" office:value="133957" calcext:value-type="float">
            <text:p>133957</text:p>
          </table:table-cell>
          <table:table-cell office:value-type="float" office:value="147" calcext:value-type="float">
            <text:p>147</text:p>
          </table:table-cell>
          <table:table-cell table:style-name="ce2" table:formula="of:=[.$C$1]+([.A680]*[.$F$1]) + ([.C680]*[.$F$2])" office:value-type="float" office:value="135390" calcext:value-type="float">
            <text:p>135390</text:p>
          </table:table-cell>
          <table:table-cell table:style-name="ce3" table:formula="of:=[.F680]-[.H680]" office:value-type="float" office:value="-1433" calcext:value-type="float">
            <text:p>-143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137327" calcext:value-type="float">
            <text:p>137327</text:p>
          </table:table-cell>
          <table:table-cell office:value-type="float" office:value="137407" calcext:value-type="float">
            <text:p>137407</text:p>
          </table:table-cell>
          <table:table-cell office:value-type="float" office:value="137357" calcext:value-type="float">
            <text:p>137357</text:p>
          </table:table-cell>
          <table:table-cell office:value-type="float" office:value="80" calcext:value-type="float">
            <text:p>80</text:p>
          </table:table-cell>
          <table:table-cell table:style-name="ce2" table:formula="of:=[.$C$1]+([.A681]*[.$F$1]) + ([.C681]*[.$F$2])" office:value-type="float" office:value="136860" calcext:value-type="float">
            <text:p>136860</text:p>
          </table:table-cell>
          <table:table-cell table:style-name="ce3" table:formula="of:=[.F681]-[.H681]" office:value-type="float" office:value="497" calcext:value-type="float">
            <text:p>+49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546" calcext:value-type="float">
            <text:p>546</text:p>
          </table:table-cell>
          <table:table-cell office:value-type="float" office:value="137351" calcext:value-type="float">
            <text:p>137351</text:p>
          </table:table-cell>
          <table:table-cell office:value-type="float" office:value="137462" calcext:value-type="float">
            <text:p>137462</text:p>
          </table:table-cell>
          <table:table-cell office:value-type="float" office:value="137398" calcext:value-type="float">
            <text:p>137398</text:p>
          </table:table-cell>
          <table:table-cell office:value-type="float" office:value="111" calcext:value-type="float">
            <text:p>111</text:p>
          </table:table-cell>
          <table:table-cell table:style-name="ce2" table:formula="of:=[.$C$1]+([.A682]*[.$F$1]) + ([.C682]*[.$F$2])" office:value-type="float" office:value="138330" calcext:value-type="float">
            <text:p>138330</text:p>
          </table:table-cell>
          <table:table-cell table:style-name="ce3" table:formula="of:=[.F682]-[.H682]" office:value-type="float" office:value="-932" calcext:value-type="float">
            <text:p>-93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60" calcext:value-type="float">
            <text:p>560</text:p>
          </table:table-cell>
          <table:table-cell office:value-type="float" office:value="140709" calcext:value-type="float">
            <text:p>140709</text:p>
          </table:table-cell>
          <table:table-cell office:value-type="float" office:value="140865" calcext:value-type="float">
            <text:p>140865</text:p>
          </table:table-cell>
          <table:table-cell office:value-type="float" office:value="140780" calcext:value-type="float">
            <text:p>140780</text:p>
          </table:table-cell>
          <table:table-cell office:value-type="float" office:value="156" calcext:value-type="float">
            <text:p>156</text:p>
          </table:table-cell>
          <table:table-cell table:style-name="ce2" table:formula="of:=[.$C$1]+([.A683]*[.$F$1]) + ([.C683]*[.$F$2])" office:value-type="float" office:value="139800" calcext:value-type="float">
            <text:p>139800</text:p>
          </table:table-cell>
          <table:table-cell table:style-name="ce3" table:formula="of:=[.F683]-[.H683]" office:value-type="float" office:value="980" calcext:value-type="float">
            <text:p>+98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574" calcext:value-type="float">
            <text:p>574</text:p>
          </table:table-cell>
          <table:table-cell office:value-type="float" office:value="140715" calcext:value-type="float">
            <text:p>140715</text:p>
          </table:table-cell>
          <table:table-cell office:value-type="float" office:value="140819" calcext:value-type="float">
            <text:p>140819</text:p>
          </table:table-cell>
          <table:table-cell office:value-type="float" office:value="140760" calcext:value-type="float">
            <text:p>140760</text:p>
          </table:table-cell>
          <table:table-cell office:value-type="float" office:value="104" calcext:value-type="float">
            <text:p>104</text:p>
          </table:table-cell>
          <table:table-cell table:style-name="ce2" table:formula="of:=[.$C$1]+([.A684]*[.$F$1]) + ([.C684]*[.$F$2])" office:value-type="float" office:value="141270" calcext:value-type="float">
            <text:p>141270</text:p>
          </table:table-cell>
          <table:table-cell table:style-name="ce3" table:formula="of:=[.F684]-[.H684]" office:value-type="float" office:value="-510" calcext:value-type="float">
            <text:p>-51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88" calcext:value-type="float">
            <text:p>588</text:p>
          </table:table-cell>
          <table:table-cell office:value-type="float" office:value="140673" calcext:value-type="float">
            <text:p>140673</text:p>
          </table:table-cell>
          <table:table-cell office:value-type="float" office:value="140755" calcext:value-type="float">
            <text:p>140755</text:p>
          </table:table-cell>
          <table:table-cell office:value-type="float" office:value="140716" calcext:value-type="float">
            <text:p>140716</text:p>
          </table:table-cell>
          <table:table-cell office:value-type="float" office:value="82" calcext:value-type="float">
            <text:p>82</text:p>
          </table:table-cell>
          <table:table-cell table:style-name="ce2" table:formula="of:=[.$C$1]+([.A685]*[.$F$1]) + ([.C685]*[.$F$2])" office:value-type="float" office:value="142740" calcext:value-type="float">
            <text:p>142740</text:p>
          </table:table-cell>
          <table:table-cell table:style-name="ce3" table:formula="of:=[.F685]-[.H685]" office:value-type="float" office:value="-2024" calcext:value-type="float">
            <text:p>-202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02" calcext:value-type="float">
            <text:p>602</text:p>
          </table:table-cell>
          <table:table-cell office:value-type="float" office:value="144049" calcext:value-type="float">
            <text:p>144049</text:p>
          </table:table-cell>
          <table:table-cell office:value-type="float" office:value="144122" calcext:value-type="float">
            <text:p>144122</text:p>
          </table:table-cell>
          <table:table-cell office:value-type="float" office:value="144082" calcext:value-type="float">
            <text:p>144082</text:p>
          </table:table-cell>
          <table:table-cell office:value-type="float" office:value="73" calcext:value-type="float">
            <text:p>73</text:p>
          </table:table-cell>
          <table:table-cell table:style-name="ce2" table:formula="of:=[.$C$1]+([.A686]*[.$F$1]) + ([.C686]*[.$F$2])" office:value-type="float" office:value="144210" calcext:value-type="float">
            <text:p>144210</text:p>
          </table:table-cell>
          <table:table-cell table:style-name="ce3" table:formula="of:=[.F686]-[.H686]" office:value-type="float" office:value="-128" calcext:value-type="float">
            <text:p>-12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16" calcext:value-type="float">
            <text:p>616</text:p>
          </table:table-cell>
          <table:table-cell office:value-type="float" office:value="144119" calcext:value-type="float">
            <text:p>144119</text:p>
          </table:table-cell>
          <table:table-cell office:value-type="float" office:value="144305" calcext:value-type="float">
            <text:p>144305</text:p>
          </table:table-cell>
          <table:table-cell office:value-type="float" office:value="144183" calcext:value-type="float">
            <text:p>144183</text:p>
          </table:table-cell>
          <table:table-cell office:value-type="float" office:value="186" calcext:value-type="float">
            <text:p>186</text:p>
          </table:table-cell>
          <table:table-cell table:style-name="ce2" table:formula="of:=[.$C$1]+([.A687]*[.$F$1]) + ([.C687]*[.$F$2])" office:value-type="float" office:value="145680" calcext:value-type="float">
            <text:p>145680</text:p>
          </table:table-cell>
          <table:table-cell table:style-name="ce3" table:formula="of:=[.F687]-[.H687]" office:value-type="float" office:value="-1497" calcext:value-type="float">
            <text:p>-149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630" calcext:value-type="float">
            <text:p>630</text:p>
          </table:table-cell>
          <table:table-cell office:value-type="float" office:value="147514" calcext:value-type="float">
            <text:p>147514</text:p>
          </table:table-cell>
          <table:table-cell office:value-type="float" office:value="147622" calcext:value-type="float">
            <text:p>147622</text:p>
          </table:table-cell>
          <table:table-cell office:value-type="float" office:value="147583" calcext:value-type="float">
            <text:p>147583</text:p>
          </table:table-cell>
          <table:table-cell office:value-type="float" office:value="108" calcext:value-type="float">
            <text:p>108</text:p>
          </table:table-cell>
          <table:table-cell table:style-name="ce2" table:formula="of:=[.$C$1]+([.A688]*[.$F$1]) + ([.C688]*[.$F$2])" office:value-type="float" office:value="147150" calcext:value-type="float">
            <text:p>147150</text:p>
          </table:table-cell>
          <table:table-cell table:style-name="ce3" table:formula="of:=[.F688]-[.H688]" office:value-type="float" office:value="433" calcext:value-type="float">
            <text:p>+43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644" calcext:value-type="float">
            <text:p>644</text:p>
          </table:table-cell>
          <table:table-cell office:value-type="float" office:value="147586" calcext:value-type="float">
            <text:p>147586</text:p>
          </table:table-cell>
          <table:table-cell office:value-type="float" office:value="147691" calcext:value-type="float">
            <text:p>147691</text:p>
          </table:table-cell>
          <table:table-cell office:value-type="float" office:value="147647" calcext:value-type="float">
            <text:p>147647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689]*[.$F$1]) + ([.C689]*[.$F$2])" office:value-type="float" office:value="148620" calcext:value-type="float">
            <text:p>148620</text:p>
          </table:table-cell>
          <table:table-cell table:style-name="ce3" table:formula="of:=[.F689]-[.H689]" office:value-type="float" office:value="-973" calcext:value-type="float">
            <text:p>-97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658" calcext:value-type="float">
            <text:p>658</text:p>
          </table:table-cell>
          <table:table-cell office:value-type="float" office:value="150944" calcext:value-type="float">
            <text:p>150944</text:p>
          </table:table-cell>
          <table:table-cell office:value-type="float" office:value="151087" calcext:value-type="float">
            <text:p>151087</text:p>
          </table:table-cell>
          <table:table-cell office:value-type="float" office:value="151024" calcext:value-type="float">
            <text:p>151024</text:p>
          </table:table-cell>
          <table:table-cell office:value-type="float" office:value="143" calcext:value-type="float">
            <text:p>143</text:p>
          </table:table-cell>
          <table:table-cell table:style-name="ce2" table:formula="of:=[.$C$1]+([.A690]*[.$F$1]) + ([.C690]*[.$F$2])" office:value-type="float" office:value="150090" calcext:value-type="float">
            <text:p>150090</text:p>
          </table:table-cell>
          <table:table-cell table:style-name="ce3" table:formula="of:=[.F690]-[.H690]" office:value-type="float" office:value="934" calcext:value-type="float">
            <text:p>+93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672" calcext:value-type="float">
            <text:p>672</text:p>
          </table:table-cell>
          <table:table-cell office:value-type="float" office:value="150850" calcext:value-type="float">
            <text:p>150850</text:p>
          </table:table-cell>
          <table:table-cell office:value-type="float" office:value="151099" calcext:value-type="float">
            <text:p>151099</text:p>
          </table:table-cell>
          <table:table-cell office:value-type="float" office:value="150970" calcext:value-type="float">
            <text:p>150970</text:p>
          </table:table-cell>
          <table:table-cell office:value-type="float" office:value="249" calcext:value-type="float">
            <text:p>249</text:p>
          </table:table-cell>
          <table:table-cell table:style-name="ce2" table:formula="of:=[.$C$1]+([.A691]*[.$F$1]) + ([.C691]*[.$F$2])" office:value-type="float" office:value="151560" calcext:value-type="float">
            <text:p>151560</text:p>
          </table:table-cell>
          <table:table-cell table:style-name="ce3" table:formula="of:=[.F691]-[.H691]" office:value-type="float" office:value="-590" calcext:value-type="float">
            <text:p>-59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86" calcext:value-type="float">
            <text:p>686</text:p>
          </table:table-cell>
          <table:table-cell office:value-type="float" office:value="150959" calcext:value-type="float">
            <text:p>150959</text:p>
          </table:table-cell>
          <table:table-cell office:value-type="float" office:value="151142" calcext:value-type="float">
            <text:p>151142</text:p>
          </table:table-cell>
          <table:table-cell office:value-type="float" office:value="151044" calcext:value-type="float">
            <text:p>151044</text:p>
          </table:table-cell>
          <table:table-cell office:value-type="float" office:value="183" calcext:value-type="float">
            <text:p>183</text:p>
          </table:table-cell>
          <table:table-cell table:style-name="ce2" table:formula="of:=[.$C$1]+([.A692]*[.$F$1]) + ([.C692]*[.$F$2])" office:value-type="float" office:value="153030" calcext:value-type="float">
            <text:p>153030</text:p>
          </table:table-cell>
          <table:table-cell table:style-name="ce3" table:formula="of:=[.F692]-[.H692]" office:value-type="float" office:value="-1986" calcext:value-type="float">
            <text:p>-198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7944" calcext:value-type="float">
            <text:p>87944</text:p>
          </table:table-cell>
          <table:table-cell office:value-type="float" office:value="88073" calcext:value-type="float">
            <text:p>88073</text:p>
          </table:table-cell>
          <table:table-cell office:value-type="float" office:value="88020" calcext:value-type="float">
            <text:p>88020</text:p>
          </table:table-cell>
          <table:table-cell office:value-type="float" office:value="129" calcext:value-type="float">
            <text:p>129</text:p>
          </table:table-cell>
          <table:table-cell table:style-name="ce2" table:formula="of:=[.$C$1]+([.A693]*[.$F$1]) + ([.C693]*[.$F$2])" office:value-type="float" office:value="87825" calcext:value-type="float">
            <text:p>87825</text:p>
          </table:table-cell>
          <table:table-cell table:style-name="ce3" table:formula="of:=[.F693]-[.H693]" office:value-type="float" office:value="195" calcext:value-type="float">
            <text:p>+19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8021" calcext:value-type="float">
            <text:p>88021</text:p>
          </table:table-cell>
          <table:table-cell office:value-type="float" office:value="88219" calcext:value-type="float">
            <text:p>88219</text:p>
          </table:table-cell>
          <table:table-cell office:value-type="float" office:value="88109" calcext:value-type="float">
            <text:p>88109</text:p>
          </table:table-cell>
          <table:table-cell office:value-type="float" office:value="198" calcext:value-type="float">
            <text:p>198</text:p>
          </table:table-cell>
          <table:table-cell table:style-name="ce2" table:formula="of:=[.$C$1]+([.A694]*[.$F$1]) + ([.C694]*[.$F$2])" office:value-type="float" office:value="89400" calcext:value-type="float">
            <text:p>89400</text:p>
          </table:table-cell>
          <table:table-cell table:style-name="ce3" table:formula="of:=[.F694]-[.H694]" office:value-type="float" office:value="-1291" calcext:value-type="float">
            <text:p>-129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1624" calcext:value-type="float">
            <text:p>91624</text:p>
          </table:table-cell>
          <table:table-cell office:value-type="float" office:value="91791" calcext:value-type="float">
            <text:p>91791</text:p>
          </table:table-cell>
          <table:table-cell office:value-type="float" office:value="91680" calcext:value-type="float">
            <text:p>91680</text:p>
          </table:table-cell>
          <table:table-cell office:value-type="float" office:value="167" calcext:value-type="float">
            <text:p>167</text:p>
          </table:table-cell>
          <table:table-cell table:style-name="ce2" table:formula="of:=[.$C$1]+([.A695]*[.$F$1]) + ([.C695]*[.$F$2])" office:value-type="float" office:value="90975" calcext:value-type="float">
            <text:p>90975</text:p>
          </table:table-cell>
          <table:table-cell table:style-name="ce3" table:formula="of:=[.F695]-[.H695]" office:value-type="float" office:value="705" calcext:value-type="float">
            <text:p>+70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91619" calcext:value-type="float">
            <text:p>91619</text:p>
          </table:table-cell>
          <table:table-cell office:value-type="float" office:value="91805" calcext:value-type="float">
            <text:p>91805</text:p>
          </table:table-cell>
          <table:table-cell office:value-type="float" office:value="91685" calcext:value-type="float">
            <text:p>91685</text:p>
          </table:table-cell>
          <table:table-cell office:value-type="float" office:value="186" calcext:value-type="float">
            <text:p>186</text:p>
          </table:table-cell>
          <table:table-cell table:style-name="ce2" table:formula="of:=[.$C$1]+([.A696]*[.$F$1]) + ([.C696]*[.$F$2])" office:value-type="float" office:value="92550" calcext:value-type="float">
            <text:p>92550</text:p>
          </table:table-cell>
          <table:table-cell table:style-name="ce3" table:formula="of:=[.F696]-[.H696]" office:value-type="float" office:value="-865" calcext:value-type="float">
            <text:p>-86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5295" calcext:value-type="float">
            <text:p>95295</text:p>
          </table:table-cell>
          <table:table-cell office:value-type="float" office:value="95367" calcext:value-type="float">
            <text:p>95367</text:p>
          </table:table-cell>
          <table:table-cell office:value-type="float" office:value="95339" calcext:value-type="float">
            <text:p>95339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697]*[.$F$1]) + ([.C697]*[.$F$2])" office:value-type="float" office:value="94125" calcext:value-type="float">
            <text:p>94125</text:p>
          </table:table-cell>
          <table:table-cell table:style-name="ce3" table:formula="of:=[.F697]-[.H697]" office:value-type="float" office:value="1214" calcext:value-type="float">
            <text:p>+121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95237" calcext:value-type="float">
            <text:p>95237</text:p>
          </table:table-cell>
          <table:table-cell office:value-type="float" office:value="95370" calcext:value-type="float">
            <text:p>95370</text:p>
          </table:table-cell>
          <table:table-cell office:value-type="float" office:value="95293" calcext:value-type="float">
            <text:p>95293</text:p>
          </table:table-cell>
          <table:table-cell office:value-type="float" office:value="133" calcext:value-type="float">
            <text:p>133</text:p>
          </table:table-cell>
          <table:table-cell table:style-name="ce2" table:formula="of:=[.$C$1]+([.A698]*[.$F$1]) + ([.C698]*[.$F$2])" office:value-type="float" office:value="95700" calcext:value-type="float">
            <text:p>95700</text:p>
          </table:table-cell>
          <table:table-cell table:style-name="ce3" table:formula="of:=[.F698]-[.H698]" office:value-type="float" office:value="-407" calcext:value-type="float">
            <text:p>-40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95240" calcext:value-type="float">
            <text:p>95240</text:p>
          </table:table-cell>
          <table:table-cell office:value-type="float" office:value="95367" calcext:value-type="float">
            <text:p>95367</text:p>
          </table:table-cell>
          <table:table-cell office:value-type="float" office:value="95317" calcext:value-type="float">
            <text:p>95317</text:p>
          </table:table-cell>
          <table:table-cell office:value-type="float" office:value="127" calcext:value-type="float">
            <text:p>127</text:p>
          </table:table-cell>
          <table:table-cell table:style-name="ce2" table:formula="of:=[.$C$1]+([.A699]*[.$F$1]) + ([.C699]*[.$F$2])" office:value-type="float" office:value="97275" calcext:value-type="float">
            <text:p>97275</text:p>
          </table:table-cell>
          <table:table-cell table:style-name="ce3" table:formula="of:=[.F699]-[.H699]" office:value-type="float" office:value="-1958" calcext:value-type="float">
            <text:p>-195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9035" calcext:value-type="float">
            <text:p>99035</text:p>
          </table:table-cell>
          <table:table-cell office:value-type="float" office:value="99120" calcext:value-type="float">
            <text:p>99120</text:p>
          </table:table-cell>
          <table:table-cell office:value-type="float" office:value="99081" calcext:value-type="float">
            <text:p>99081</text:p>
          </table:table-cell>
          <table:table-cell office:value-type="float" office:value="85" calcext:value-type="float">
            <text:p>85</text:p>
          </table:table-cell>
          <table:table-cell table:style-name="ce2" table:formula="of:=[.$C$1]+([.A700]*[.$F$1]) + ([.C700]*[.$F$2])" office:value-type="float" office:value="98850" calcext:value-type="float">
            <text:p>98850</text:p>
          </table:table-cell>
          <table:table-cell table:style-name="ce3" table:formula="of:=[.F700]-[.H700]" office:value-type="float" office:value="231" calcext:value-type="float">
            <text:p>+23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98979" calcext:value-type="float">
            <text:p>98979</text:p>
          </table:table-cell>
          <table:table-cell office:value-type="float" office:value="99015" calcext:value-type="float">
            <text:p>99015</text:p>
          </table:table-cell>
          <table:table-cell office:value-type="float" office:value="98997" calcext:value-type="float">
            <text:p>98997</text:p>
          </table:table-cell>
          <table:table-cell office:value-type="float" office:value="36" calcext:value-type="float">
            <text:p>36</text:p>
          </table:table-cell>
          <table:table-cell table:style-name="ce2" table:formula="of:=[.$C$1]+([.A701]*[.$F$1]) + ([.C701]*[.$F$2])" office:value-type="float" office:value="100425" calcext:value-type="float">
            <text:p>100425</text:p>
          </table:table-cell>
          <table:table-cell table:style-name="ce3" table:formula="of:=[.F701]-[.H701]" office:value-type="float" office:value="-1428" calcext:value-type="float">
            <text:p>-142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02659" calcext:value-type="float">
            <text:p>102659</text:p>
          </table:table-cell>
          <table:table-cell office:value-type="float" office:value="102731" calcext:value-type="float">
            <text:p>102731</text:p>
          </table:table-cell>
          <table:table-cell office:value-type="float" office:value="102698" calcext:value-type="float">
            <text:p>102698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702]*[.$F$1]) + ([.C702]*[.$F$2])" office:value-type="float" office:value="102000" calcext:value-type="float">
            <text:p>102000</text:p>
          </table:table-cell>
          <table:table-cell table:style-name="ce3" table:formula="of:=[.F702]-[.H702]" office:value-type="float" office:value="698" calcext:value-type="float">
            <text:p>+69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102651" calcext:value-type="float">
            <text:p>102651</text:p>
          </table:table-cell>
          <table:table-cell office:value-type="float" office:value="102804" calcext:value-type="float">
            <text:p>102804</text:p>
          </table:table-cell>
          <table:table-cell office:value-type="float" office:value="102707" calcext:value-type="float">
            <text:p>102707</text:p>
          </table:table-cell>
          <table:table-cell office:value-type="float" office:value="153" calcext:value-type="float">
            <text:p>153</text:p>
          </table:table-cell>
          <table:table-cell table:style-name="ce2" table:formula="of:=[.$C$1]+([.A703]*[.$F$1]) + ([.C703]*[.$F$2])" office:value-type="float" office:value="103575" calcext:value-type="float">
            <text:p>103575</text:p>
          </table:table-cell>
          <table:table-cell table:style-name="ce3" table:formula="of:=[.F703]-[.H703]" office:value-type="float" office:value="-868" calcext:value-type="float">
            <text:p>-86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106195" calcext:value-type="float">
            <text:p>106195</text:p>
          </table:table-cell>
          <table:table-cell office:value-type="float" office:value="106375" calcext:value-type="float">
            <text:p>106375</text:p>
          </table:table-cell>
          <table:table-cell office:value-type="float" office:value="106304" calcext:value-type="float">
            <text:p>106304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704]*[.$F$1]) + ([.C704]*[.$F$2])" office:value-type="float" office:value="105150" calcext:value-type="float">
            <text:p>105150</text:p>
          </table:table-cell>
          <table:table-cell table:style-name="ce3" table:formula="of:=[.F704]-[.H704]" office:value-type="float" office:value="1154" calcext:value-type="float">
            <text:p>+115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106243" calcext:value-type="float">
            <text:p>106243</text:p>
          </table:table-cell>
          <table:table-cell office:value-type="float" office:value="106453" calcext:value-type="float">
            <text:p>106453</text:p>
          </table:table-cell>
          <table:table-cell office:value-type="float" office:value="106357" calcext:value-type="float">
            <text:p>106357</text:p>
          </table:table-cell>
          <table:table-cell office:value-type="float" office:value="210" calcext:value-type="float">
            <text:p>210</text:p>
          </table:table-cell>
          <table:table-cell table:style-name="ce2" table:formula="of:=[.$C$1]+([.A705]*[.$F$1]) + ([.C705]*[.$F$2])" office:value-type="float" office:value="106725" calcext:value-type="float">
            <text:p>106725</text:p>
          </table:table-cell>
          <table:table-cell table:style-name="ce3" table:formula="of:=[.F705]-[.H705]" office:value-type="float" office:value="-368" calcext:value-type="float">
            <text:p>-36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0" calcext:value-type="float">
            <text:p>210</text:p>
          </table:table-cell>
          <table:table-cell office:value-type="float" office:value="106351" calcext:value-type="float">
            <text:p>106351</text:p>
          </table:table-cell>
          <table:table-cell office:value-type="float" office:value="106443" calcext:value-type="float">
            <text:p>106443</text:p>
          </table:table-cell>
          <table:table-cell office:value-type="float" office:value="106407" calcext:value-type="float">
            <text:p>106407</text:p>
          </table:table-cell>
          <table:table-cell office:value-type="float" office:value="92" calcext:value-type="float">
            <text:p>92</text:p>
          </table:table-cell>
          <table:table-cell table:style-name="ce2" table:formula="of:=[.$C$1]+([.A706]*[.$F$1]) + ([.C706]*[.$F$2])" office:value-type="float" office:value="108300" calcext:value-type="float">
            <text:p>108300</text:p>
          </table:table-cell>
          <table:table-cell table:style-name="ce3" table:formula="of:=[.F706]-[.H706]" office:value-type="float" office:value="-1893" calcext:value-type="float">
            <text:p>-189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109841" calcext:value-type="float">
            <text:p>109841</text:p>
          </table:table-cell>
          <table:table-cell office:value-type="float" office:value="109902" calcext:value-type="float">
            <text:p>109902</text:p>
          </table:table-cell>
          <table:table-cell office:value-type="float" office:value="109875" calcext:value-type="float">
            <text:p>109875</text:p>
          </table:table-cell>
          <table:table-cell office:value-type="float" office:value="61" calcext:value-type="float">
            <text:p>61</text:p>
          </table:table-cell>
          <table:table-cell table:style-name="ce2" table:formula="of:=[.$C$1]+([.A707]*[.$F$1]) + ([.C707]*[.$F$2])" office:value-type="float" office:value="109875" calcext:value-type="float">
            <text:p>109875</text:p>
          </table:table-cell>
          <table:table-cell table:style-name="ce3" table:formula="of:=[.F707]-[.H7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float" office:value="109888" calcext:value-type="float">
            <text:p>109888</text:p>
          </table:table-cell>
          <table:table-cell office:value-type="float" office:value="110028" calcext:value-type="float">
            <text:p>110028</text:p>
          </table:table-cell>
          <table:table-cell office:value-type="float" office:value="109943" calcext:value-type="float">
            <text:p>109943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708]*[.$F$1]) + ([.C708]*[.$F$2])" office:value-type="float" office:value="111450" calcext:value-type="float">
            <text:p>111450</text:p>
          </table:table-cell>
          <table:table-cell table:style-name="ce3" table:formula="of:=[.F708]-[.H708]" office:value-type="float" office:value="-1507" calcext:value-type="float">
            <text:p>-150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113635" calcext:value-type="float">
            <text:p>113635</text:p>
          </table:table-cell>
          <table:table-cell office:value-type="float" office:value="113737" calcext:value-type="float">
            <text:p>113737</text:p>
          </table:table-cell>
          <table:table-cell office:value-type="float" office:value="113699" calcext:value-type="float">
            <text:p>113699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709]*[.$F$1]) + ([.C709]*[.$F$2])" office:value-type="float" office:value="113025" calcext:value-type="float">
            <text:p>113025</text:p>
          </table:table-cell>
          <table:table-cell table:style-name="ce3" table:formula="of:=[.F709]-[.H709]" office:value-type="float" office:value="674" calcext:value-type="float">
            <text:p>+67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  <table:table-cell office:value-type="float" office:value="113606" calcext:value-type="float">
            <text:p>113606</text:p>
          </table:table-cell>
          <table:table-cell office:value-type="float" office:value="113784" calcext:value-type="float">
            <text:p>113784</text:p>
          </table:table-cell>
          <table:table-cell office:value-type="float" office:value="113723" calcext:value-type="float">
            <text:p>113723</text:p>
          </table:table-cell>
          <table:table-cell office:value-type="float" office:value="178" calcext:value-type="float">
            <text:p>178</text:p>
          </table:table-cell>
          <table:table-cell table:style-name="ce2" table:formula="of:=[.$C$1]+([.A710]*[.$F$1]) + ([.C710]*[.$F$2])" office:value-type="float" office:value="114600" calcext:value-type="float">
            <text:p>114600</text:p>
          </table:table-cell>
          <table:table-cell table:style-name="ce3" table:formula="of:=[.F710]-[.H710]" office:value-type="float" office:value="-877" calcext:value-type="float">
            <text:p>-87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5" calcext:value-type="float">
            <text:p>285</text:p>
          </table:table-cell>
          <table:table-cell office:value-type="float" office:value="117312" calcext:value-type="float">
            <text:p>117312</text:p>
          </table:table-cell>
          <table:table-cell office:value-type="float" office:value="117455" calcext:value-type="float">
            <text:p>117455</text:p>
          </table:table-cell>
          <table:table-cell office:value-type="float" office:value="117406" calcext:value-type="float">
            <text:p>117406</text:p>
          </table:table-cell>
          <table:table-cell office:value-type="float" office:value="143" calcext:value-type="float">
            <text:p>143</text:p>
          </table:table-cell>
          <table:table-cell table:style-name="ce2" table:formula="of:=[.$C$1]+([.A711]*[.$F$1]) + ([.C711]*[.$F$2])" office:value-type="float" office:value="116175" calcext:value-type="float">
            <text:p>116175</text:p>
          </table:table-cell>
          <table:table-cell table:style-name="ce3" table:formula="of:=[.F711]-[.H711]" office:value-type="float" office:value="1231" calcext:value-type="float">
            <text:p>+123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17278" calcext:value-type="float">
            <text:p>117278</text:p>
          </table:table-cell>
          <table:table-cell office:value-type="float" office:value="117420" calcext:value-type="float">
            <text:p>117420</text:p>
          </table:table-cell>
          <table:table-cell office:value-type="float" office:value="117356" calcext:value-type="float">
            <text:p>117356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712]*[.$F$1]) + ([.C712]*[.$F$2])" office:value-type="float" office:value="117750" calcext:value-type="float">
            <text:p>117750</text:p>
          </table:table-cell>
          <table:table-cell table:style-name="ce3" table:formula="of:=[.F712]-[.H712]" office:value-type="float" office:value="-394" calcext:value-type="float">
            <text:p>-39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5" calcext:value-type="float">
            <text:p>315</text:p>
          </table:table-cell>
          <table:table-cell office:value-type="float" office:value="117281" calcext:value-type="float">
            <text:p>117281</text:p>
          </table:table-cell>
          <table:table-cell office:value-type="float" office:value="117392" calcext:value-type="float">
            <text:p>117392</text:p>
          </table:table-cell>
          <table:table-cell office:value-type="float" office:value="117354" calcext:value-type="float">
            <text:p>117354</text:p>
          </table:table-cell>
          <table:table-cell office:value-type="float" office:value="111" calcext:value-type="float">
            <text:p>111</text:p>
          </table:table-cell>
          <table:table-cell table:style-name="ce2" table:formula="of:=[.$C$1]+([.A713]*[.$F$1]) + ([.C713]*[.$F$2])" office:value-type="float" office:value="119325" calcext:value-type="float">
            <text:p>119325</text:p>
          </table:table-cell>
          <table:table-cell table:style-name="ce3" table:formula="of:=[.F713]-[.H713]" office:value-type="float" office:value="-1971" calcext:value-type="float">
            <text:p>-197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0" calcext:value-type="float">
            <text:p>330</text:p>
          </table:table-cell>
          <table:table-cell office:value-type="float" office:value="120978" calcext:value-type="float">
            <text:p>120978</text:p>
          </table:table-cell>
          <table:table-cell office:value-type="float" office:value="121093" calcext:value-type="float">
            <text:p>121093</text:p>
          </table:table-cell>
          <table:table-cell office:value-type="float" office:value="121032" calcext:value-type="float">
            <text:p>121032</text:p>
          </table:table-cell>
          <table:table-cell office:value-type="float" office:value="115" calcext:value-type="float">
            <text:p>115</text:p>
          </table:table-cell>
          <table:table-cell table:style-name="ce2" table:formula="of:=[.$C$1]+([.A714]*[.$F$1]) + ([.C714]*[.$F$2])" office:value-type="float" office:value="120900" calcext:value-type="float">
            <text:p>120900</text:p>
          </table:table-cell>
          <table:table-cell table:style-name="ce3" table:formula="of:=[.F714]-[.H714]" office:value-type="float" office:value="132" calcext:value-type="float">
            <text:p>+132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45" calcext:value-type="float">
            <text:p>345</text:p>
          </table:table-cell>
          <table:table-cell office:value-type="float" office:value="120927" calcext:value-type="float">
            <text:p>120927</text:p>
          </table:table-cell>
          <table:table-cell office:value-type="float" office:value="121068" calcext:value-type="float">
            <text:p>121068</text:p>
          </table:table-cell>
          <table:table-cell office:value-type="float" office:value="121009" calcext:value-type="float">
            <text:p>121009</text:p>
          </table:table-cell>
          <table:table-cell office:value-type="float" office:value="141" calcext:value-type="float">
            <text:p>141</text:p>
          </table:table-cell>
          <table:table-cell table:style-name="ce2" table:formula="of:=[.$C$1]+([.A715]*[.$F$1]) + ([.C715]*[.$F$2])" office:value-type="float" office:value="122475" calcext:value-type="float">
            <text:p>122475</text:p>
          </table:table-cell>
          <table:table-cell table:style-name="ce3" table:formula="of:=[.F715]-[.H715]" office:value-type="float" office:value="-1466" calcext:value-type="float">
            <text:p>-146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 office:value-type="float" office:value="124582" calcext:value-type="float">
            <text:p>124582</text:p>
          </table:table-cell>
          <table:table-cell office:value-type="float" office:value="124701" calcext:value-type="float">
            <text:p>124701</text:p>
          </table:table-cell>
          <table:table-cell office:value-type="float" office:value="124638" calcext:value-type="float">
            <text:p>124638</text:p>
          </table:table-cell>
          <table:table-cell office:value-type="float" office:value="119" calcext:value-type="float">
            <text:p>119</text:p>
          </table:table-cell>
          <table:table-cell table:style-name="ce2" table:formula="of:=[.$C$1]+([.A716]*[.$F$1]) + ([.C716]*[.$F$2])" office:value-type="float" office:value="124050" calcext:value-type="float">
            <text:p>124050</text:p>
          </table:table-cell>
          <table:table-cell table:style-name="ce3" table:formula="of:=[.F716]-[.H716]" office:value-type="float" office:value="588" calcext:value-type="float">
            <text:p>+58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24606" calcext:value-type="float">
            <text:p>124606</text:p>
          </table:table-cell>
          <table:table-cell office:value-type="float" office:value="124780" calcext:value-type="float">
            <text:p>124780</text:p>
          </table:table-cell>
          <table:table-cell office:value-type="float" office:value="124675" calcext:value-type="float">
            <text:p>124675</text:p>
          </table:table-cell>
          <table:table-cell office:value-type="float" office:value="174" calcext:value-type="float">
            <text:p>174</text:p>
          </table:table-cell>
          <table:table-cell table:style-name="ce2" table:formula="of:=[.$C$1]+([.A717]*[.$F$1]) + ([.C717]*[.$F$2])" office:value-type="float" office:value="125625" calcext:value-type="float">
            <text:p>125625</text:p>
          </table:table-cell>
          <table:table-cell table:style-name="ce3" table:formula="of:=[.F717]-[.H717]" office:value-type="float" office:value="-950" calcext:value-type="float">
            <text:p>-95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90" calcext:value-type="float">
            <text:p>390</text:p>
          </table:table-cell>
          <table:table-cell office:value-type="float" office:value="128230" calcext:value-type="float">
            <text:p>128230</text:p>
          </table:table-cell>
          <table:table-cell office:value-type="float" office:value="128300" calcext:value-type="float">
            <text:p>128300</text:p>
          </table:table-cell>
          <table:table-cell office:value-type="float" office:value="128257" calcext:value-type="float">
            <text:p>128257</text:p>
          </table:table-cell>
          <table:table-cell office:value-type="float" office:value="70" calcext:value-type="float">
            <text:p>70</text:p>
          </table:table-cell>
          <table:table-cell table:style-name="ce2" table:formula="of:=[.$C$1]+([.A718]*[.$F$1]) + ([.C718]*[.$F$2])" office:value-type="float" office:value="127200" calcext:value-type="float">
            <text:p>127200</text:p>
          </table:table-cell>
          <table:table-cell table:style-name="ce3" table:formula="of:=[.F718]-[.H718]" office:value-type="float" office:value="1057" calcext:value-type="float">
            <text:p>+105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05" calcext:value-type="float">
            <text:p>405</text:p>
          </table:table-cell>
          <table:table-cell office:value-type="float" office:value="128284" calcext:value-type="float">
            <text:p>128284</text:p>
          </table:table-cell>
          <table:table-cell office:value-type="float" office:value="128371" calcext:value-type="float">
            <text:p>128371</text:p>
          </table:table-cell>
          <table:table-cell office:value-type="float" office:value="128331" calcext:value-type="float">
            <text:p>128331</text:p>
          </table:table-cell>
          <table:table-cell office:value-type="float" office:value="87" calcext:value-type="float">
            <text:p>87</text:p>
          </table:table-cell>
          <table:table-cell table:style-name="ce2" table:formula="of:=[.$C$1]+([.A719]*[.$F$1]) + ([.C719]*[.$F$2])" office:value-type="float" office:value="128775" calcext:value-type="float">
            <text:p>128775</text:p>
          </table:table-cell>
          <table:table-cell table:style-name="ce3" table:formula="of:=[.F719]-[.H719]" office:value-type="float" office:value="-444" calcext:value-type="float">
            <text:p>-44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20" calcext:value-type="float">
            <text:p>420</text:p>
          </table:table-cell>
          <table:table-cell office:value-type="float" office:value="128233" calcext:value-type="float">
            <text:p>128233</text:p>
          </table:table-cell>
          <table:table-cell office:value-type="float" office:value="128433" calcext:value-type="float">
            <text:p>128433</text:p>
          </table:table-cell>
          <table:table-cell office:value-type="float" office:value="128343" calcext:value-type="float">
            <text:p>128343</text:p>
          </table:table-cell>
          <table:table-cell office:value-type="float" office:value="200" calcext:value-type="float">
            <text:p>200</text:p>
          </table:table-cell>
          <table:table-cell table:style-name="ce2" table:formula="of:=[.$C$1]+([.A720]*[.$F$1]) + ([.C720]*[.$F$2])" office:value-type="float" office:value="130350" calcext:value-type="float">
            <text:p>130350</text:p>
          </table:table-cell>
          <table:table-cell table:style-name="ce3" table:formula="of:=[.F720]-[.H720]" office:value-type="float" office:value="-2007" calcext:value-type="float">
            <text:p>-200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35" calcext:value-type="float">
            <text:p>435</text:p>
          </table:table-cell>
          <table:table-cell office:value-type="float" office:value="131965" calcext:value-type="float">
            <text:p>131965</text:p>
          </table:table-cell>
          <table:table-cell office:value-type="float" office:value="132101" calcext:value-type="float">
            <text:p>132101</text:p>
          </table:table-cell>
          <table:table-cell office:value-type="float" office:value="132046" calcext:value-type="float">
            <text:p>132046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721]*[.$F$1]) + ([.C721]*[.$F$2])" office:value-type="float" office:value="131925" calcext:value-type="float">
            <text:p>131925</text:p>
          </table:table-cell>
          <table:table-cell table:style-name="ce3" table:formula="of:=[.F721]-[.H721]" office:value-type="float" office:value="121" calcext:value-type="float">
            <text:p>+12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office:value-type="float" office:value="131910" calcext:value-type="float">
            <text:p>131910</text:p>
          </table:table-cell>
          <table:table-cell office:value-type="float" office:value="131973" calcext:value-type="float">
            <text:p>131973</text:p>
          </table:table-cell>
          <table:table-cell office:value-type="float" office:value="131950" calcext:value-type="float">
            <text:p>131950</text:p>
          </table:table-cell>
          <table:table-cell office:value-type="float" office:value="63" calcext:value-type="float">
            <text:p>63</text:p>
          </table:table-cell>
          <table:table-cell table:style-name="ce2" table:formula="of:=[.$C$1]+([.A722]*[.$F$1]) + ([.C722]*[.$F$2])" office:value-type="float" office:value="133500" calcext:value-type="float">
            <text:p>133500</text:p>
          </table:table-cell>
          <table:table-cell table:style-name="ce3" table:formula="of:=[.F722]-[.H722]" office:value-type="float" office:value="-1550" calcext:value-type="float">
            <text:p>-155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65" calcext:value-type="float">
            <text:p>465</text:p>
          </table:table-cell>
          <table:table-cell office:value-type="float" office:value="135572" calcext:value-type="float">
            <text:p>135572</text:p>
          </table:table-cell>
          <table:table-cell office:value-type="float" office:value="135709" calcext:value-type="float">
            <text:p>135709</text:p>
          </table:table-cell>
          <table:table-cell office:value-type="float" office:value="135647" calcext:value-type="float">
            <text:p>135647</text:p>
          </table:table-cell>
          <table:table-cell office:value-type="float" office:value="137" calcext:value-type="float">
            <text:p>137</text:p>
          </table:table-cell>
          <table:table-cell table:style-name="ce2" table:formula="of:=[.$C$1]+([.A723]*[.$F$1]) + ([.C723]*[.$F$2])" office:value-type="float" office:value="135075" calcext:value-type="float">
            <text:p>135075</text:p>
          </table:table-cell>
          <table:table-cell table:style-name="ce3" table:formula="of:=[.F723]-[.H723]" office:value-type="float" office:value="572" calcext:value-type="float">
            <text:p>+572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office:value-type="float" office:value="135547" calcext:value-type="float">
            <text:p>135547</text:p>
          </table:table-cell>
          <table:table-cell office:value-type="float" office:value="135751" calcext:value-type="float">
            <text:p>135751</text:p>
          </table:table-cell>
          <table:table-cell office:value-type="float" office:value="135639" calcext:value-type="float">
            <text:p>135639</text:p>
          </table:table-cell>
          <table:table-cell office:value-type="float" office:value="204" calcext:value-type="float">
            <text:p>204</text:p>
          </table:table-cell>
          <table:table-cell table:style-name="ce2" table:formula="of:=[.$C$1]+([.A724]*[.$F$1]) + ([.C724]*[.$F$2])" office:value-type="float" office:value="136650" calcext:value-type="float">
            <text:p>136650</text:p>
          </table:table-cell>
          <table:table-cell table:style-name="ce3" table:formula="of:=[.F724]-[.H724]" office:value-type="float" office:value="-1011" calcext:value-type="float">
            <text:p>-101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office:value-type="float" office:value="139248" calcext:value-type="float">
            <text:p>139248</text:p>
          </table:table-cell>
          <table:table-cell office:value-type="float" office:value="139320" calcext:value-type="float">
            <text:p>139320</text:p>
          </table:table-cell>
          <table:table-cell office:value-type="float" office:value="139284" calcext:value-type="float">
            <text:p>139284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725]*[.$F$1]) + ([.C725]*[.$F$2])" office:value-type="float" office:value="138225" calcext:value-type="float">
            <text:p>138225</text:p>
          </table:table-cell>
          <table:table-cell table:style-name="ce3" table:formula="of:=[.F725]-[.H725]" office:value-type="float" office:value="1059" calcext:value-type="float">
            <text:p>+1059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510" calcext:value-type="float">
            <text:p>510</text:p>
          </table:table-cell>
          <table:table-cell office:value-type="float" office:value="139234" calcext:value-type="float">
            <text:p>139234</text:p>
          </table:table-cell>
          <table:table-cell office:value-type="float" office:value="139401" calcext:value-type="float">
            <text:p>139401</text:p>
          </table:table-cell>
          <table:table-cell office:value-type="float" office:value="139310" calcext:value-type="float">
            <text:p>139310</text:p>
          </table:table-cell>
          <table:table-cell office:value-type="float" office:value="167" calcext:value-type="float">
            <text:p>167</text:p>
          </table:table-cell>
          <table:table-cell table:style-name="ce2" table:formula="of:=[.$C$1]+([.A726]*[.$F$1]) + ([.C726]*[.$F$2])" office:value-type="float" office:value="139800" calcext:value-type="float">
            <text:p>139800</text:p>
          </table:table-cell>
          <table:table-cell table:style-name="ce3" table:formula="of:=[.F726]-[.H726]" office:value-type="float" office:value="-490" calcext:value-type="float">
            <text:p>-49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139243" calcext:value-type="float">
            <text:p>139243</text:p>
          </table:table-cell>
          <table:table-cell office:value-type="float" office:value="139345" calcext:value-type="float">
            <text:p>139345</text:p>
          </table:table-cell>
          <table:table-cell office:value-type="float" office:value="139303" calcext:value-type="float">
            <text:p>139303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727]*[.$F$1]) + ([.C727]*[.$F$2])" office:value-type="float" office:value="141375" calcext:value-type="float">
            <text:p>141375</text:p>
          </table:table-cell>
          <table:table-cell table:style-name="ce3" table:formula="of:=[.F727]-[.H727]" office:value-type="float" office:value="-2072" calcext:value-type="float">
            <text:p>-2072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40" calcext:value-type="float">
            <text:p>540</text:p>
          </table:table-cell>
          <table:table-cell office:value-type="float" office:value="142904" calcext:value-type="float">
            <text:p>142904</text:p>
          </table:table-cell>
          <table:table-cell office:value-type="float" office:value="142969" calcext:value-type="float">
            <text:p>142969</text:p>
          </table:table-cell>
          <table:table-cell office:value-type="float" office:value="142940" calcext:value-type="float">
            <text:p>142940</text:p>
          </table:table-cell>
          <table:table-cell office:value-type="float" office:value="65" calcext:value-type="float">
            <text:p>65</text:p>
          </table:table-cell>
          <table:table-cell table:style-name="ce2" table:formula="of:=[.$C$1]+([.A728]*[.$F$1]) + ([.C728]*[.$F$2])" office:value-type="float" office:value="142950" calcext:value-type="float">
            <text:p>142950</text:p>
          </table:table-cell>
          <table:table-cell table:style-name="ce3" table:formula="of:=[.F728]-[.H728]" office:value-type="float" office:value="-10" calcext:value-type="float">
            <text:p>-1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55" calcext:value-type="float">
            <text:p>555</text:p>
          </table:table-cell>
          <table:table-cell office:value-type="float" office:value="142886" calcext:value-type="float">
            <text:p>142886</text:p>
          </table:table-cell>
          <table:table-cell office:value-type="float" office:value="143060" calcext:value-type="float">
            <text:p>143060</text:p>
          </table:table-cell>
          <table:table-cell office:value-type="float" office:value="142966" calcext:value-type="float">
            <text:p>142966</text:p>
          </table:table-cell>
          <table:table-cell office:value-type="float" office:value="174" calcext:value-type="float">
            <text:p>174</text:p>
          </table:table-cell>
          <table:table-cell table:style-name="ce2" table:formula="of:=[.$C$1]+([.A729]*[.$F$1]) + ([.C729]*[.$F$2])" office:value-type="float" office:value="144525" calcext:value-type="float">
            <text:p>144525</text:p>
          </table:table-cell>
          <table:table-cell table:style-name="ce3" table:formula="of:=[.F729]-[.H729]" office:value-type="float" office:value="-1559" calcext:value-type="float">
            <text:p>-1559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70" calcext:value-type="float">
            <text:p>570</text:p>
          </table:table-cell>
          <table:table-cell office:value-type="float" office:value="146618" calcext:value-type="float">
            <text:p>146618</text:p>
          </table:table-cell>
          <table:table-cell office:value-type="float" office:value="146724" calcext:value-type="float">
            <text:p>146724</text:p>
          </table:table-cell>
          <table:table-cell office:value-type="float" office:value="146665" calcext:value-type="float">
            <text:p>146665</text:p>
          </table:table-cell>
          <table:table-cell office:value-type="float" office:value="106" calcext:value-type="float">
            <text:p>106</text:p>
          </table:table-cell>
          <table:table-cell table:style-name="ce2" table:formula="of:=[.$C$1]+([.A730]*[.$F$1]) + ([.C730]*[.$F$2])" office:value-type="float" office:value="146100" calcext:value-type="float">
            <text:p>146100</text:p>
          </table:table-cell>
          <table:table-cell table:style-name="ce3" table:formula="of:=[.F730]-[.H730]" office:value-type="float" office:value="565" calcext:value-type="float">
            <text:p>+56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85" calcext:value-type="float">
            <text:p>585</text:p>
          </table:table-cell>
          <table:table-cell office:value-type="float" office:value="146561" calcext:value-type="float">
            <text:p>146561</text:p>
          </table:table-cell>
          <table:table-cell office:value-type="float" office:value="146720" calcext:value-type="float">
            <text:p>146720</text:p>
          </table:table-cell>
          <table:table-cell office:value-type="float" office:value="146649" calcext:value-type="float">
            <text:p>146649</text:p>
          </table:table-cell>
          <table:table-cell office:value-type="float" office:value="159" calcext:value-type="float">
            <text:p>159</text:p>
          </table:table-cell>
          <table:table-cell table:style-name="ce2" table:formula="of:=[.$C$1]+([.A731]*[.$F$1]) + ([.C731]*[.$F$2])" office:value-type="float" office:value="147675" calcext:value-type="float">
            <text:p>147675</text:p>
          </table:table-cell>
          <table:table-cell table:style-name="ce3" table:formula="of:=[.F731]-[.H731]" office:value-type="float" office:value="-1026" calcext:value-type="float">
            <text:p>-102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50180" calcext:value-type="float">
            <text:p>150180</text:p>
          </table:table-cell>
          <table:table-cell office:value-type="float" office:value="150333" calcext:value-type="float">
            <text:p>150333</text:p>
          </table:table-cell>
          <table:table-cell office:value-type="float" office:value="150262" calcext:value-type="float">
            <text:p>150262</text:p>
          </table:table-cell>
          <table:table-cell office:value-type="float" office:value="153" calcext:value-type="float">
            <text:p>153</text:p>
          </table:table-cell>
          <table:table-cell table:style-name="ce2" table:formula="of:=[.$C$1]+([.A732]*[.$F$1]) + ([.C732]*[.$F$2])" office:value-type="float" office:value="149250" calcext:value-type="float">
            <text:p>149250</text:p>
          </table:table-cell>
          <table:table-cell table:style-name="ce3" table:formula="of:=[.F732]-[.H732]" office:value-type="float" office:value="1012" calcext:value-type="float">
            <text:p>+1012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615" calcext:value-type="float">
            <text:p>615</text:p>
          </table:table-cell>
          <table:table-cell office:value-type="float" office:value="150139" calcext:value-type="float">
            <text:p>150139</text:p>
          </table:table-cell>
          <table:table-cell office:value-type="float" office:value="150344" calcext:value-type="float">
            <text:p>150344</text:p>
          </table:table-cell>
          <table:table-cell office:value-type="float" office:value="150264" calcext:value-type="float">
            <text:p>150264</text:p>
          </table:table-cell>
          <table:table-cell office:value-type="float" office:value="205" calcext:value-type="float">
            <text:p>205</text:p>
          </table:table-cell>
          <table:table-cell table:style-name="ce2" table:formula="of:=[.$C$1]+([.A733]*[.$F$1]) + ([.C733]*[.$F$2])" office:value-type="float" office:value="150825" calcext:value-type="float">
            <text:p>150825</text:p>
          </table:table-cell>
          <table:table-cell table:style-name="ce3" table:formula="of:=[.F733]-[.H733]" office:value-type="float" office:value="-561" calcext:value-type="float">
            <text:p>-56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30" calcext:value-type="float">
            <text:p>630</text:p>
          </table:table-cell>
          <table:table-cell office:value-type="float" office:value="150282" calcext:value-type="float">
            <text:p>150282</text:p>
          </table:table-cell>
          <table:table-cell office:value-type="float" office:value="150413" calcext:value-type="float">
            <text:p>150413</text:p>
          </table:table-cell>
          <table:table-cell office:value-type="float" office:value="150359" calcext:value-type="float">
            <text:p>150359</text:p>
          </table:table-cell>
          <table:table-cell office:value-type="float" office:value="131" calcext:value-type="float">
            <text:p>131</text:p>
          </table:table-cell>
          <table:table-cell table:style-name="ce2" table:formula="of:=[.$C$1]+([.A734]*[.$F$1]) + ([.C734]*[.$F$2])" office:value-type="float" office:value="152400" calcext:value-type="float">
            <text:p>152400</text:p>
          </table:table-cell>
          <table:table-cell table:style-name="ce3" table:formula="of:=[.F734]-[.H734]" office:value-type="float" office:value="-2041" calcext:value-type="float">
            <text:p>-204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645" calcext:value-type="float">
            <text:p>645</text:p>
          </table:table-cell>
          <table:table-cell office:value-type="float" office:value="153898" calcext:value-type="float">
            <text:p>153898</text:p>
          </table:table-cell>
          <table:table-cell office:value-type="float" office:value="154022" calcext:value-type="float">
            <text:p>154022</text:p>
          </table:table-cell>
          <table:table-cell office:value-type="float" office:value="153946" calcext:value-type="float">
            <text:p>153946</text:p>
          </table:table-cell>
          <table:table-cell office:value-type="float" office:value="124" calcext:value-type="float">
            <text:p>124</text:p>
          </table:table-cell>
          <table:table-cell table:style-name="ce2" table:formula="of:=[.$C$1]+([.A735]*[.$F$1]) + ([.C735]*[.$F$2])" office:value-type="float" office:value="153975" calcext:value-type="float">
            <text:p>153975</text:p>
          </table:table-cell>
          <table:table-cell table:style-name="ce3" table:formula="of:=[.F735]-[.H735]" office:value-type="float" office:value="-29" calcext:value-type="float">
            <text:p>-29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60" calcext:value-type="float">
            <text:p>660</text:p>
          </table:table-cell>
          <table:table-cell office:value-type="float" office:value="153879" calcext:value-type="float">
            <text:p>153879</text:p>
          </table:table-cell>
          <table:table-cell office:value-type="float" office:value="154031" calcext:value-type="float">
            <text:p>154031</text:p>
          </table:table-cell>
          <table:table-cell office:value-type="float" office:value="153955" calcext:value-type="float">
            <text:p>153955</text:p>
          </table:table-cell>
          <table:table-cell office:value-type="float" office:value="152" calcext:value-type="float">
            <text:p>152</text:p>
          </table:table-cell>
          <table:table-cell table:style-name="ce2" table:formula="of:=[.$C$1]+([.A736]*[.$F$1]) + ([.C736]*[.$F$2])" office:value-type="float" office:value="155550" calcext:value-type="float">
            <text:p>155550</text:p>
          </table:table-cell>
          <table:table-cell table:style-name="ce3" table:formula="of:=[.F736]-[.H736]" office:value-type="float" office:value="-1595" calcext:value-type="float">
            <text:p>-159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75" calcext:value-type="float">
            <text:p>675</text:p>
          </table:table-cell>
          <table:table-cell office:value-type="float" office:value="157593" calcext:value-type="float">
            <text:p>157593</text:p>
          </table:table-cell>
          <table:table-cell office:value-type="float" office:value="157739" calcext:value-type="float">
            <text:p>157739</text:p>
          </table:table-cell>
          <table:table-cell office:value-type="float" office:value="157689" calcext:value-type="float">
            <text:p>157689</text:p>
          </table:table-cell>
          <table:table-cell office:value-type="float" office:value="146" calcext:value-type="float">
            <text:p>146</text:p>
          </table:table-cell>
          <table:table-cell table:style-name="ce2" table:formula="of:=[.$C$1]+([.A737]*[.$F$1]) + ([.C737]*[.$F$2])" office:value-type="float" office:value="157125" calcext:value-type="float">
            <text:p>157125</text:p>
          </table:table-cell>
          <table:table-cell table:style-name="ce3" table:formula="of:=[.F737]-[.H737]" office:value-type="float" office:value="564" calcext:value-type="float">
            <text:p>+56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690" calcext:value-type="float">
            <text:p>690</text:p>
          </table:table-cell>
          <table:table-cell office:value-type="float" office:value="157529" calcext:value-type="float">
            <text:p>157529</text:p>
          </table:table-cell>
          <table:table-cell office:value-type="float" office:value="157671" calcext:value-type="float">
            <text:p>157671</text:p>
          </table:table-cell>
          <table:table-cell office:value-type="float" office:value="157613" calcext:value-type="float">
            <text:p>157613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738]*[.$F$1]) + ([.C738]*[.$F$2])" office:value-type="float" office:value="158700" calcext:value-type="float">
            <text:p>158700</text:p>
          </table:table-cell>
          <table:table-cell table:style-name="ce3" table:formula="of:=[.F738]-[.H738]" office:value-type="float" office:value="-1087" calcext:value-type="float">
            <text:p>-108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705" calcext:value-type="float">
            <text:p>705</text:p>
          </table:table-cell>
          <table:table-cell office:value-type="float" office:value="161280" calcext:value-type="float">
            <text:p>161280</text:p>
          </table:table-cell>
          <table:table-cell office:value-type="float" office:value="161398" calcext:value-type="float">
            <text:p>161398</text:p>
          </table:table-cell>
          <table:table-cell office:value-type="float" office:value="161328" calcext:value-type="float">
            <text:p>161328</text:p>
          </table:table-cell>
          <table:table-cell office:value-type="float" office:value="118" calcext:value-type="float">
            <text:p>118</text:p>
          </table:table-cell>
          <table:table-cell table:style-name="ce2" table:formula="of:=[.$C$1]+([.A739]*[.$F$1]) + ([.C739]*[.$F$2])" office:value-type="float" office:value="160275" calcext:value-type="float">
            <text:p>160275</text:p>
          </table:table-cell>
          <table:table-cell table:style-name="ce3" table:formula="of:=[.F739]-[.H739]" office:value-type="float" office:value="1053" calcext:value-type="float">
            <text:p>+1053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720" calcext:value-type="float">
            <text:p>720</text:p>
          </table:table-cell>
          <table:table-cell office:value-type="float" office:value="161307" calcext:value-type="float">
            <text:p>161307</text:p>
          </table:table-cell>
          <table:table-cell office:value-type="float" office:value="161356" calcext:value-type="float">
            <text:p>161356</text:p>
          </table:table-cell>
          <table:table-cell office:value-type="float" office:value="161326" calcext:value-type="float">
            <text:p>161326</text:p>
          </table:table-cell>
          <table:table-cell office:value-type="float" office:value="49" calcext:value-type="float">
            <text:p>49</text:p>
          </table:table-cell>
          <table:table-cell table:style-name="ce2" table:formula="of:=[.$C$1]+([.A740]*[.$F$1]) + ([.C740]*[.$F$2])" office:value-type="float" office:value="161850" calcext:value-type="float">
            <text:p>161850</text:p>
          </table:table-cell>
          <table:table-cell table:style-name="ce3" table:formula="of:=[.F740]-[.H740]" office:value-type="float" office:value="-524" calcext:value-type="float">
            <text:p>-52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735" calcext:value-type="float">
            <text:p>735</text:p>
          </table:table-cell>
          <table:table-cell office:value-type="float" office:value="161230" calcext:value-type="float">
            <text:p>161230</text:p>
          </table:table-cell>
          <table:table-cell office:value-type="float" office:value="161359" calcext:value-type="float">
            <text:p>161359</text:p>
          </table:table-cell>
          <table:table-cell office:value-type="float" office:value="161293" calcext:value-type="float">
            <text:p>161293</text:p>
          </table:table-cell>
          <table:table-cell office:value-type="float" office:value="129" calcext:value-type="float">
            <text:p>129</text:p>
          </table:table-cell>
          <table:table-cell table:style-name="ce2" table:formula="of:=[.$C$1]+([.A741]*[.$F$1]) + ([.C741]*[.$F$2])" office:value-type="float" office:value="163425" calcext:value-type="float">
            <text:p>163425</text:p>
          </table:table-cell>
          <table:table-cell table:style-name="ce3" table:formula="of:=[.F741]-[.H741]" office:value-type="float" office:value="-2132" calcext:value-type="float">
            <text:p>-213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3325" calcext:value-type="float">
            <text:p>93325</text:p>
          </table:table-cell>
          <table:table-cell office:value-type="float" office:value="93398" calcext:value-type="float">
            <text:p>93398</text:p>
          </table:table-cell>
          <table:table-cell office:value-type="float" office:value="93373" calcext:value-type="float">
            <text:p>93373</text:p>
          </table:table-cell>
          <table:table-cell office:value-type="float" office:value="73" calcext:value-type="float">
            <text:p>73</text:p>
          </table:table-cell>
          <table:table-cell table:style-name="ce2" table:formula="of:=[.$C$1]+([.A742]*[.$F$1]) + ([.C742]*[.$F$2])" office:value-type="float" office:value="93180" calcext:value-type="float">
            <text:p>93180</text:p>
          </table:table-cell>
          <table:table-cell table:style-name="ce3" table:formula="of:=[.F742]-[.H742]" office:value-type="float" office:value="193" calcext:value-type="float">
            <text:p>+193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3302" calcext:value-type="float">
            <text:p>93302</text:p>
          </table:table-cell>
          <table:table-cell office:value-type="float" office:value="93480" calcext:value-type="float">
            <text:p>93480</text:p>
          </table:table-cell>
          <table:table-cell office:value-type="float" office:value="93418" calcext:value-type="float">
            <text:p>93418</text:p>
          </table:table-cell>
          <table:table-cell office:value-type="float" office:value="178" calcext:value-type="float">
            <text:p>178</text:p>
          </table:table-cell>
          <table:table-cell table:style-name="ce2" table:formula="of:=[.$C$1]+([.A743]*[.$F$1]) + ([.C743]*[.$F$2])" office:value-type="float" office:value="94860" calcext:value-type="float">
            <text:p>94860</text:p>
          </table:table-cell>
          <table:table-cell table:style-name="ce3" table:formula="of:=[.F743]-[.H743]" office:value-type="float" office:value="-1442" calcext:value-type="float">
            <text:p>-144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97210" calcext:value-type="float">
            <text:p>97210</text:p>
          </table:table-cell>
          <table:table-cell office:value-type="float" office:value="97410" calcext:value-type="float">
            <text:p>97410</text:p>
          </table:table-cell>
          <table:table-cell office:value-type="float" office:value="97303" calcext:value-type="float">
            <text:p>97303</text:p>
          </table:table-cell>
          <table:table-cell office:value-type="float" office:value="200" calcext:value-type="float">
            <text:p>200</text:p>
          </table:table-cell>
          <table:table-cell table:style-name="ce2" table:formula="of:=[.$C$1]+([.A744]*[.$F$1]) + ([.C744]*[.$F$2])" office:value-type="float" office:value="96540" calcext:value-type="float">
            <text:p>96540</text:p>
          </table:table-cell>
          <table:table-cell table:style-name="ce3" table:formula="of:=[.F744]-[.H744]" office:value-type="float" office:value="763" calcext:value-type="float">
            <text:p>+763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97225" calcext:value-type="float">
            <text:p>97225</text:p>
          </table:table-cell>
          <table:table-cell office:value-type="float" office:value="97397" calcext:value-type="float">
            <text:p>97397</text:p>
          </table:table-cell>
          <table:table-cell office:value-type="float" office:value="97292" calcext:value-type="float">
            <text:p>97292</text:p>
          </table:table-cell>
          <table:table-cell office:value-type="float" office:value="172" calcext:value-type="float">
            <text:p>172</text:p>
          </table:table-cell>
          <table:table-cell table:style-name="ce2" table:formula="of:=[.$C$1]+([.A745]*[.$F$1]) + ([.C745]*[.$F$2])" office:value-type="float" office:value="98220" calcext:value-type="float">
            <text:p>98220</text:p>
          </table:table-cell>
          <table:table-cell table:style-name="ce3" table:formula="of:=[.F745]-[.H745]" office:value-type="float" office:value="-928" calcext:value-type="float">
            <text:p>-92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1109" calcext:value-type="float">
            <text:p>101109</text:p>
          </table:table-cell>
          <table:table-cell office:value-type="float" office:value="101290" calcext:value-type="float">
            <text:p>101290</text:p>
          </table:table-cell>
          <table:table-cell office:value-type="float" office:value="101197" calcext:value-type="float">
            <text:p>101197</text:p>
          </table:table-cell>
          <table:table-cell office:value-type="float" office:value="181" calcext:value-type="float">
            <text:p>181</text:p>
          </table:table-cell>
          <table:table-cell table:style-name="ce2" table:formula="of:=[.$C$1]+([.A746]*[.$F$1]) + ([.C746]*[.$F$2])" office:value-type="float" office:value="99900" calcext:value-type="float">
            <text:p>99900</text:p>
          </table:table-cell>
          <table:table-cell table:style-name="ce3" table:formula="of:=[.F746]-[.H746]" office:value-type="float" office:value="1297" calcext:value-type="float">
            <text:p>+129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01220" calcext:value-type="float">
            <text:p>101220</text:p>
          </table:table-cell>
          <table:table-cell office:value-type="float" office:value="101289" calcext:value-type="float">
            <text:p>101289</text:p>
          </table:table-cell>
          <table:table-cell office:value-type="float" office:value="101256" calcext:value-type="float">
            <text:p>101256</text:p>
          </table:table-cell>
          <table:table-cell office:value-type="float" office:value="69" calcext:value-type="float">
            <text:p>69</text:p>
          </table:table-cell>
          <table:table-cell table:style-name="ce2" table:formula="of:=[.$C$1]+([.A747]*[.$F$1]) + ([.C747]*[.$F$2])" office:value-type="float" office:value="101580" calcext:value-type="float">
            <text:p>101580</text:p>
          </table:table-cell>
          <table:table-cell table:style-name="ce3" table:formula="of:=[.F747]-[.H747]" office:value-type="float" office:value="-324" calcext:value-type="float">
            <text:p>-32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01273" calcext:value-type="float">
            <text:p>101273</text:p>
          </table:table-cell>
          <table:table-cell office:value-type="float" office:value="101340" calcext:value-type="float">
            <text:p>101340</text:p>
          </table:table-cell>
          <table:table-cell office:value-type="float" office:value="101302" calcext:value-type="float">
            <text:p>101302</text:p>
          </table:table-cell>
          <table:table-cell office:value-type="float" office:value="67" calcext:value-type="float">
            <text:p>67</text:p>
          </table:table-cell>
          <table:table-cell table:style-name="ce2" table:formula="of:=[.$C$1]+([.A748]*[.$F$1]) + ([.C748]*[.$F$2])" office:value-type="float" office:value="103260" calcext:value-type="float">
            <text:p>103260</text:p>
          </table:table-cell>
          <table:table-cell table:style-name="ce3" table:formula="of:=[.F748]-[.H748]" office:value-type="float" office:value="-1958" calcext:value-type="float">
            <text:p>-195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5080" calcext:value-type="float">
            <text:p>105080</text:p>
          </table:table-cell>
          <table:table-cell office:value-type="float" office:value="105177" calcext:value-type="float">
            <text:p>105177</text:p>
          </table:table-cell>
          <table:table-cell office:value-type="float" office:value="105143" calcext:value-type="float">
            <text:p>105143</text:p>
          </table:table-cell>
          <table:table-cell office:value-type="float" office:value="97" calcext:value-type="float">
            <text:p>97</text:p>
          </table:table-cell>
          <table:table-cell table:style-name="ce2" table:formula="of:=[.$C$1]+([.A749]*[.$F$1]) + ([.C749]*[.$F$2])" office:value-type="float" office:value="104940" calcext:value-type="float">
            <text:p>104940</text:p>
          </table:table-cell>
          <table:table-cell table:style-name="ce3" table:formula="of:=[.F749]-[.H749]" office:value-type="float" office:value="203" calcext:value-type="float">
            <text:p>+203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104984" calcext:value-type="float">
            <text:p>104984</text:p>
          </table:table-cell>
          <table:table-cell office:value-type="float" office:value="105114" calcext:value-type="float">
            <text:p>105114</text:p>
          </table:table-cell>
          <table:table-cell office:value-type="float" office:value="105063" calcext:value-type="float">
            <text:p>105063</text:p>
          </table:table-cell>
          <table:table-cell office:value-type="float" office:value="130" calcext:value-type="float">
            <text:p>130</text:p>
          </table:table-cell>
          <table:table-cell table:style-name="ce2" table:formula="of:=[.$C$1]+([.A750]*[.$F$1]) + ([.C750]*[.$F$2])" office:value-type="float" office:value="106620" calcext:value-type="float">
            <text:p>106620</text:p>
          </table:table-cell>
          <table:table-cell table:style-name="ce3" table:formula="of:=[.F750]-[.H750]" office:value-type="float" office:value="-1557" calcext:value-type="float">
            <text:p>-155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09004" calcext:value-type="float">
            <text:p>109004</text:p>
          </table:table-cell>
          <table:table-cell office:value-type="float" office:value="109104" calcext:value-type="float">
            <text:p>109104</text:p>
          </table:table-cell>
          <table:table-cell office:value-type="float" office:value="109048" calcext:value-type="float">
            <text:p>109048</text:p>
          </table:table-cell>
          <table:table-cell office:value-type="float" office:value="100" calcext:value-type="float">
            <text:p>100</text:p>
          </table:table-cell>
          <table:table-cell table:style-name="ce2" table:formula="of:=[.$C$1]+([.A751]*[.$F$1]) + ([.C751]*[.$F$2])" office:value-type="float" office:value="108300" calcext:value-type="float">
            <text:p>108300</text:p>
          </table:table-cell>
          <table:table-cell table:style-name="ce3" table:formula="of:=[.F751]-[.H751]" office:value-type="float" office:value="748" calcext:value-type="float">
            <text:p>+74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108997" calcext:value-type="float">
            <text:p>108997</text:p>
          </table:table-cell>
          <table:table-cell office:value-type="float" office:value="109123" calcext:value-type="float">
            <text:p>109123</text:p>
          </table:table-cell>
          <table:table-cell office:value-type="float" office:value="109042" calcext:value-type="float">
            <text:p>109042</text:p>
          </table:table-cell>
          <table:table-cell office:value-type="float" office:value="126" calcext:value-type="float">
            <text:p>126</text:p>
          </table:table-cell>
          <table:table-cell table:style-name="ce2" table:formula="of:=[.$C$1]+([.A752]*[.$F$1]) + ([.C752]*[.$F$2])" office:value-type="float" office:value="109980" calcext:value-type="float">
            <text:p>109980</text:p>
          </table:table-cell>
          <table:table-cell table:style-name="ce3" table:formula="of:=[.F752]-[.H752]" office:value-type="float" office:value="-938" calcext:value-type="float">
            <text:p>-93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112793" calcext:value-type="float">
            <text:p>112793</text:p>
          </table:table-cell>
          <table:table-cell office:value-type="float" office:value="113063" calcext:value-type="float">
            <text:p>113063</text:p>
          </table:table-cell>
          <table:table-cell office:value-type="float" office:value="112959" calcext:value-type="float">
            <text:p>112959</text:p>
          </table:table-cell>
          <table:table-cell office:value-type="float" office:value="270" calcext:value-type="float">
            <text:p>270</text:p>
          </table:table-cell>
          <table:table-cell table:style-name="ce2" table:formula="of:=[.$C$1]+([.A753]*[.$F$1]) + ([.C753]*[.$F$2])" office:value-type="float" office:value="111660" calcext:value-type="float">
            <text:p>111660</text:p>
          </table:table-cell>
          <table:table-cell table:style-name="ce3" table:formula="of:=[.F753]-[.H753]" office:value-type="float" office:value="1299" calcext:value-type="float">
            <text:p>+1299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112906" calcext:value-type="float">
            <text:p>112906</text:p>
          </table:table-cell>
          <table:table-cell office:value-type="float" office:value="113046" calcext:value-type="float">
            <text:p>113046</text:p>
          </table:table-cell>
          <table:table-cell office:value-type="float" office:value="112988" calcext:value-type="float">
            <text:p>112988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754]*[.$F$1]) + ([.C754]*[.$F$2])" office:value-type="float" office:value="113340" calcext:value-type="float">
            <text:p>113340</text:p>
          </table:table-cell>
          <table:table-cell table:style-name="ce3" table:formula="of:=[.F754]-[.H754]" office:value-type="float" office:value="-352" calcext:value-type="float">
            <text:p>-35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12772" calcext:value-type="float">
            <text:p>112772</text:p>
          </table:table-cell>
          <table:table-cell office:value-type="float" office:value="112843" calcext:value-type="float">
            <text:p>112843</text:p>
          </table:table-cell>
          <table:table-cell office:value-type="float" office:value="112809" calcext:value-type="float">
            <text:p>112809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755]*[.$F$1]) + ([.C755]*[.$F$2])" office:value-type="float" office:value="115020" calcext:value-type="float">
            <text:p>115020</text:p>
          </table:table-cell>
          <table:table-cell table:style-name="ce3" table:formula="of:=[.F755]-[.H755]" office:value-type="float" office:value="-2211" calcext:value-type="float">
            <text:p>-221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116735" calcext:value-type="float">
            <text:p>116735</text:p>
          </table:table-cell>
          <table:table-cell office:value-type="float" office:value="116867" calcext:value-type="float">
            <text:p>116867</text:p>
          </table:table-cell>
          <table:table-cell office:value-type="float" office:value="116787" calcext:value-type="float">
            <text:p>116787</text:p>
          </table:table-cell>
          <table:table-cell office:value-type="float" office:value="132" calcext:value-type="float">
            <text:p>132</text:p>
          </table:table-cell>
          <table:table-cell table:style-name="ce2" table:formula="of:=[.$C$1]+([.A756]*[.$F$1]) + ([.C756]*[.$F$2])" office:value-type="float" office:value="116700" calcext:value-type="float">
            <text:p>116700</text:p>
          </table:table-cell>
          <table:table-cell table:style-name="ce3" table:formula="of:=[.F756]-[.H756]" office:value-type="float" office:value="87" calcext:value-type="float">
            <text:p>+87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16779" calcext:value-type="float">
            <text:p>116779</text:p>
          </table:table-cell>
          <table:table-cell office:value-type="float" office:value="116912" calcext:value-type="float">
            <text:p>116912</text:p>
          </table:table-cell>
          <table:table-cell office:value-type="float" office:value="116833" calcext:value-type="float">
            <text:p>116833</text:p>
          </table:table-cell>
          <table:table-cell office:value-type="float" office:value="133" calcext:value-type="float">
            <text:p>133</text:p>
          </table:table-cell>
          <table:table-cell table:style-name="ce2" table:formula="of:=[.$C$1]+([.A757]*[.$F$1]) + ([.C757]*[.$F$2])" office:value-type="float" office:value="118380" calcext:value-type="float">
            <text:p>118380</text:p>
          </table:table-cell>
          <table:table-cell table:style-name="ce3" table:formula="of:=[.F757]-[.H757]" office:value-type="float" office:value="-1547" calcext:value-type="float">
            <text:p>-15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  <table:table-cell office:value-type="float" office:value="120755" calcext:value-type="float">
            <text:p>120755</text:p>
          </table:table-cell>
          <table:table-cell office:value-type="float" office:value="120826" calcext:value-type="float">
            <text:p>120826</text:p>
          </table:table-cell>
          <table:table-cell office:value-type="float" office:value="120790" calcext:value-type="float">
            <text:p>120790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758]*[.$F$1]) + ([.C758]*[.$F$2])" office:value-type="float" office:value="120060" calcext:value-type="float">
            <text:p>120060</text:p>
          </table:table-cell>
          <table:table-cell table:style-name="ce3" table:formula="of:=[.F758]-[.H758]" office:value-type="float" office:value="730" calcext:value-type="float">
            <text:p>+73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office:value-type="float" office:value="120670" calcext:value-type="float">
            <text:p>120670</text:p>
          </table:table-cell>
          <table:table-cell office:value-type="float" office:value="120829" calcext:value-type="float">
            <text:p>120829</text:p>
          </table:table-cell>
          <table:table-cell office:value-type="float" office:value="120749" calcext:value-type="float">
            <text:p>120749</text:p>
          </table:table-cell>
          <table:table-cell office:value-type="float" office:value="159" calcext:value-type="float">
            <text:p>159</text:p>
          </table:table-cell>
          <table:table-cell table:style-name="ce2" table:formula="of:=[.$C$1]+([.A759]*[.$F$1]) + ([.C759]*[.$F$2])" office:value-type="float" office:value="121740" calcext:value-type="float">
            <text:p>121740</text:p>
          </table:table-cell>
          <table:table-cell table:style-name="ce3" table:formula="of:=[.F759]-[.H759]" office:value-type="float" office:value="-991" calcext:value-type="float">
            <text:p>-99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4" calcext:value-type="float">
            <text:p>304</text:p>
          </table:table-cell>
          <table:table-cell office:value-type="float" office:value="124584" calcext:value-type="float">
            <text:p>124584</text:p>
          </table:table-cell>
          <table:table-cell office:value-type="float" office:value="124752" calcext:value-type="float">
            <text:p>124752</text:p>
          </table:table-cell>
          <table:table-cell office:value-type="float" office:value="124650" calcext:value-type="float">
            <text:p>124650</text:p>
          </table:table-cell>
          <table:table-cell office:value-type="float" office:value="168" calcext:value-type="float">
            <text:p>168</text:p>
          </table:table-cell>
          <table:table-cell table:style-name="ce2" table:formula="of:=[.$C$1]+([.A760]*[.$F$1]) + ([.C760]*[.$F$2])" office:value-type="float" office:value="123420" calcext:value-type="float">
            <text:p>123420</text:p>
          </table:table-cell>
          <table:table-cell table:style-name="ce3" table:formula="of:=[.F760]-[.H760]" office:value-type="float" office:value="1230" calcext:value-type="float">
            <text:p>+123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124583" calcext:value-type="float">
            <text:p>124583</text:p>
          </table:table-cell>
          <table:table-cell office:value-type="float" office:value="124755" calcext:value-type="float">
            <text:p>124755</text:p>
          </table:table-cell>
          <table:table-cell office:value-type="float" office:value="124663" calcext:value-type="float">
            <text:p>124663</text:p>
          </table:table-cell>
          <table:table-cell office:value-type="float" office:value="172" calcext:value-type="float">
            <text:p>172</text:p>
          </table:table-cell>
          <table:table-cell table:style-name="ce2" table:formula="of:=[.$C$1]+([.A761]*[.$F$1]) + ([.C761]*[.$F$2])" office:value-type="float" office:value="125100" calcext:value-type="float">
            <text:p>125100</text:p>
          </table:table-cell>
          <table:table-cell table:style-name="ce3" table:formula="of:=[.F761]-[.H761]" office:value-type="float" office:value="-437" calcext:value-type="float">
            <text:p>-43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6" calcext:value-type="float">
            <text:p>336</text:p>
          </table:table-cell>
          <table:table-cell office:value-type="float" office:value="124486" calcext:value-type="float">
            <text:p>124486</text:p>
          </table:table-cell>
          <table:table-cell office:value-type="float" office:value="124738" calcext:value-type="float">
            <text:p>124738</text:p>
          </table:table-cell>
          <table:table-cell office:value-type="float" office:value="124594" calcext:value-type="float">
            <text:p>124594</text:p>
          </table:table-cell>
          <table:table-cell office:value-type="float" office:value="252" calcext:value-type="float">
            <text:p>252</text:p>
          </table:table-cell>
          <table:table-cell table:style-name="ce2" table:formula="of:=[.$C$1]+([.A762]*[.$F$1]) + ([.C762]*[.$F$2])" office:value-type="float" office:value="126780" calcext:value-type="float">
            <text:p>126780</text:p>
          </table:table-cell>
          <table:table-cell table:style-name="ce3" table:formula="of:=[.F762]-[.H762]" office:value-type="float" office:value="-2186" calcext:value-type="float">
            <text:p>-2186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2" calcext:value-type="float">
            <text:p>352</text:p>
          </table:table-cell>
          <table:table-cell office:value-type="float" office:value="128544" calcext:value-type="float">
            <text:p>128544</text:p>
          </table:table-cell>
          <table:table-cell office:value-type="float" office:value="128649" calcext:value-type="float">
            <text:p>128649</text:p>
          </table:table-cell>
          <table:table-cell office:value-type="float" office:value="128592" calcext:value-type="float">
            <text:p>128592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763]*[.$F$1]) + ([.C763]*[.$F$2])" office:value-type="float" office:value="128460" calcext:value-type="float">
            <text:p>128460</text:p>
          </table:table-cell>
          <table:table-cell table:style-name="ce3" table:formula="of:=[.F763]-[.H763]" office:value-type="float" office:value="132" calcext:value-type="float">
            <text:p>+13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8" calcext:value-type="float">
            <text:p>368</text:p>
          </table:table-cell>
          <table:table-cell office:value-type="float" office:value="128423" calcext:value-type="float">
            <text:p>128423</text:p>
          </table:table-cell>
          <table:table-cell office:value-type="float" office:value="128591" calcext:value-type="float">
            <text:p>128591</text:p>
          </table:table-cell>
          <table:table-cell office:value-type="float" office:value="128523" calcext:value-type="float">
            <text:p>128523</text:p>
          </table:table-cell>
          <table:table-cell office:value-type="float" office:value="168" calcext:value-type="float">
            <text:p>168</text:p>
          </table:table-cell>
          <table:table-cell table:style-name="ce2" table:formula="of:=[.$C$1]+([.A764]*[.$F$1]) + ([.C764]*[.$F$2])" office:value-type="float" office:value="130140" calcext:value-type="float">
            <text:p>130140</text:p>
          </table:table-cell>
          <table:table-cell table:style-name="ce3" table:formula="of:=[.F764]-[.H764]" office:value-type="float" office:value="-1617" calcext:value-type="float">
            <text:p>-161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84" calcext:value-type="float">
            <text:p>384</text:p>
          </table:table-cell>
          <table:table-cell office:value-type="float" office:value="132472" calcext:value-type="float">
            <text:p>132472</text:p>
          </table:table-cell>
          <table:table-cell office:value-type="float" office:value="132577" calcext:value-type="float">
            <text:p>132577</text:p>
          </table:table-cell>
          <table:table-cell office:value-type="float" office:value="132522" calcext:value-type="float">
            <text:p>132522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765]*[.$F$1]) + ([.C765]*[.$F$2])" office:value-type="float" office:value="131820" calcext:value-type="float">
            <text:p>131820</text:p>
          </table:table-cell>
          <table:table-cell table:style-name="ce3" table:formula="of:=[.F765]-[.H765]" office:value-type="float" office:value="702" calcext:value-type="float">
            <text:p>+70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132380" calcext:value-type="float">
            <text:p>132380</text:p>
          </table:table-cell>
          <table:table-cell office:value-type="float" office:value="132455" calcext:value-type="float">
            <text:p>132455</text:p>
          </table:table-cell>
          <table:table-cell office:value-type="float" office:value="132425" calcext:value-type="float">
            <text:p>132425</text:p>
          </table:table-cell>
          <table:table-cell office:value-type="float" office:value="75" calcext:value-type="float">
            <text:p>75</text:p>
          </table:table-cell>
          <table:table-cell table:style-name="ce2" table:formula="of:=[.$C$1]+([.A766]*[.$F$1]) + ([.C766]*[.$F$2])" office:value-type="float" office:value="133500" calcext:value-type="float">
            <text:p>133500</text:p>
          </table:table-cell>
          <table:table-cell table:style-name="ce3" table:formula="of:=[.F766]-[.H766]" office:value-type="float" office:value="-1075" calcext:value-type="float">
            <text:p>-107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16" calcext:value-type="float">
            <text:p>416</text:p>
          </table:table-cell>
          <table:table-cell office:value-type="float" office:value="136359" calcext:value-type="float">
            <text:p>136359</text:p>
          </table:table-cell>
          <table:table-cell office:value-type="float" office:value="136499" calcext:value-type="float">
            <text:p>136499</text:p>
          </table:table-cell>
          <table:table-cell office:value-type="float" office:value="136416" calcext:value-type="float">
            <text:p>136416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767]*[.$F$1]) + ([.C767]*[.$F$2])" office:value-type="float" office:value="135180" calcext:value-type="float">
            <text:p>135180</text:p>
          </table:table-cell>
          <table:table-cell table:style-name="ce3" table:formula="of:=[.F767]-[.H767]" office:value-type="float" office:value="1236" calcext:value-type="float">
            <text:p>+1236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32" calcext:value-type="float">
            <text:p>432</text:p>
          </table:table-cell>
          <table:table-cell office:value-type="float" office:value="136354" calcext:value-type="float">
            <text:p>136354</text:p>
          </table:table-cell>
          <table:table-cell office:value-type="float" office:value="136473" calcext:value-type="float">
            <text:p>136473</text:p>
          </table:table-cell>
          <table:table-cell office:value-type="float" office:value="136417" calcext:value-type="float">
            <text:p>136417</text:p>
          </table:table-cell>
          <table:table-cell office:value-type="float" office:value="119" calcext:value-type="float">
            <text:p>119</text:p>
          </table:table-cell>
          <table:table-cell table:style-name="ce2" table:formula="of:=[.$C$1]+([.A768]*[.$F$1]) + ([.C768]*[.$F$2])" office:value-type="float" office:value="136860" calcext:value-type="float">
            <text:p>136860</text:p>
          </table:table-cell>
          <table:table-cell table:style-name="ce3" table:formula="of:=[.F768]-[.H768]" office:value-type="float" office:value="-443" calcext:value-type="float">
            <text:p>-443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48" calcext:value-type="float">
            <text:p>448</text:p>
          </table:table-cell>
          <table:table-cell office:value-type="float" office:value="136293" calcext:value-type="float">
            <text:p>136293</text:p>
          </table:table-cell>
          <table:table-cell office:value-type="float" office:value="136455" calcext:value-type="float">
            <text:p>136455</text:p>
          </table:table-cell>
          <table:table-cell office:value-type="float" office:value="136375" calcext:value-type="float">
            <text:p>136375</text:p>
          </table:table-cell>
          <table:table-cell office:value-type="float" office:value="162" calcext:value-type="float">
            <text:p>162</text:p>
          </table:table-cell>
          <table:table-cell table:style-name="ce2" table:formula="of:=[.$C$1]+([.A769]*[.$F$1]) + ([.C769]*[.$F$2])" office:value-type="float" office:value="138540" calcext:value-type="float">
            <text:p>138540</text:p>
          </table:table-cell>
          <table:table-cell table:style-name="ce3" table:formula="of:=[.F769]-[.H769]" office:value-type="float" office:value="-2165" calcext:value-type="float">
            <text:p>-216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64" calcext:value-type="float">
            <text:p>464</text:p>
          </table:table-cell>
          <table:table-cell office:value-type="float" office:value="140307" calcext:value-type="float">
            <text:p>140307</text:p>
          </table:table-cell>
          <table:table-cell office:value-type="float" office:value="140362" calcext:value-type="float">
            <text:p>140362</text:p>
          </table:table-cell>
          <table:table-cell office:value-type="float" office:value="140332" calcext:value-type="float">
            <text:p>140332</text:p>
          </table:table-cell>
          <table:table-cell office:value-type="float" office:value="55" calcext:value-type="float">
            <text:p>55</text:p>
          </table:table-cell>
          <table:table-cell table:style-name="ce2" table:formula="of:=[.$C$1]+([.A770]*[.$F$1]) + ([.C770]*[.$F$2])" office:value-type="float" office:value="140220" calcext:value-type="float">
            <text:p>140220</text:p>
          </table:table-cell>
          <table:table-cell table:style-name="ce3" table:formula="of:=[.F770]-[.H770]" office:value-type="float" office:value="112" calcext:value-type="float">
            <text:p>+11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80" calcext:value-type="float">
            <text:p>480</text:p>
          </table:table-cell>
          <table:table-cell office:value-type="float" office:value="140141" calcext:value-type="float">
            <text:p>140141</text:p>
          </table:table-cell>
          <table:table-cell office:value-type="float" office:value="140338" calcext:value-type="float">
            <text:p>140338</text:p>
          </table:table-cell>
          <table:table-cell office:value-type="float" office:value="140214" calcext:value-type="float">
            <text:p>140214</text:p>
          </table:table-cell>
          <table:table-cell office:value-type="float" office:value="197" calcext:value-type="float">
            <text:p>197</text:p>
          </table:table-cell>
          <table:table-cell table:style-name="ce2" table:formula="of:=[.$C$1]+([.A771]*[.$F$1]) + ([.C771]*[.$F$2])" office:value-type="float" office:value="141900" calcext:value-type="float">
            <text:p>141900</text:p>
          </table:table-cell>
          <table:table-cell table:style-name="ce3" table:formula="of:=[.F771]-[.H771]" office:value-type="float" office:value="-1686" calcext:value-type="float">
            <text:p>-1686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96" calcext:value-type="float">
            <text:p>496</text:p>
          </table:table-cell>
          <table:table-cell office:value-type="float" office:value="144184" calcext:value-type="float">
            <text:p>144184</text:p>
          </table:table-cell>
          <table:table-cell office:value-type="float" office:value="144285" calcext:value-type="float">
            <text:p>144285</text:p>
          </table:table-cell>
          <table:table-cell office:value-type="float" office:value="144237" calcext:value-type="float">
            <text:p>144237</text:p>
          </table:table-cell>
          <table:table-cell office:value-type="float" office:value="101" calcext:value-type="float">
            <text:p>101</text:p>
          </table:table-cell>
          <table:table-cell table:style-name="ce2" table:formula="of:=[.$C$1]+([.A772]*[.$F$1]) + ([.C772]*[.$F$2])" office:value-type="float" office:value="143580" calcext:value-type="float">
            <text:p>143580</text:p>
          </table:table-cell>
          <table:table-cell table:style-name="ce3" table:formula="of:=[.F772]-[.H772]" office:value-type="float" office:value="657" calcext:value-type="float">
            <text:p>+65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44087" calcext:value-type="float">
            <text:p>144087</text:p>
          </table:table-cell>
          <table:table-cell office:value-type="float" office:value="144219" calcext:value-type="float">
            <text:p>144219</text:p>
          </table:table-cell>
          <table:table-cell office:value-type="float" office:value="144154" calcext:value-type="float">
            <text:p>144154</text:p>
          </table:table-cell>
          <table:table-cell office:value-type="float" office:value="132" calcext:value-type="float">
            <text:p>132</text:p>
          </table:table-cell>
          <table:table-cell table:style-name="ce2" table:formula="of:=[.$C$1]+([.A773]*[.$F$1]) + ([.C773]*[.$F$2])" office:value-type="float" office:value="145260" calcext:value-type="float">
            <text:p>145260</text:p>
          </table:table-cell>
          <table:table-cell table:style-name="ce3" table:formula="of:=[.F773]-[.H773]" office:value-type="float" office:value="-1106" calcext:value-type="float">
            <text:p>-1106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28" calcext:value-type="float">
            <text:p>528</text:p>
          </table:table-cell>
          <table:table-cell office:value-type="float" office:value="148030" calcext:value-type="float">
            <text:p>148030</text:p>
          </table:table-cell>
          <table:table-cell office:value-type="float" office:value="148179" calcext:value-type="float">
            <text:p>148179</text:p>
          </table:table-cell>
          <table:table-cell office:value-type="float" office:value="148094" calcext:value-type="float">
            <text:p>148094</text:p>
          </table:table-cell>
          <table:table-cell office:value-type="float" office:value="149" calcext:value-type="float">
            <text:p>149</text:p>
          </table:table-cell>
          <table:table-cell table:style-name="ce2" table:formula="of:=[.$C$1]+([.A774]*[.$F$1]) + ([.C774]*[.$F$2])" office:value-type="float" office:value="146940" calcext:value-type="float">
            <text:p>146940</text:p>
          </table:table-cell>
          <table:table-cell table:style-name="ce3" table:formula="of:=[.F774]-[.H774]" office:value-type="float" office:value="1154" calcext:value-type="float">
            <text:p>+115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544" calcext:value-type="float">
            <text:p>544</text:p>
          </table:table-cell>
          <table:table-cell office:value-type="float" office:value="148041" calcext:value-type="float">
            <text:p>148041</text:p>
          </table:table-cell>
          <table:table-cell office:value-type="float" office:value="148216" calcext:value-type="float">
            <text:p>148216</text:p>
          </table:table-cell>
          <table:table-cell office:value-type="float" office:value="148109" calcext:value-type="float">
            <text:p>148109</text:p>
          </table:table-cell>
          <table:table-cell office:value-type="float" office:value="175" calcext:value-type="float">
            <text:p>175</text:p>
          </table:table-cell>
          <table:table-cell table:style-name="ce2" table:formula="of:=[.$C$1]+([.A775]*[.$F$1]) + ([.C775]*[.$F$2])" office:value-type="float" office:value="148620" calcext:value-type="float">
            <text:p>148620</text:p>
          </table:table-cell>
          <table:table-cell table:style-name="ce3" table:formula="of:=[.F775]-[.H775]" office:value-type="float" office:value="-511" calcext:value-type="float">
            <text:p>-51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60" calcext:value-type="float">
            <text:p>560</text:p>
          </table:table-cell>
          <table:table-cell office:value-type="float" office:value="148050" calcext:value-type="float">
            <text:p>148050</text:p>
          </table:table-cell>
          <table:table-cell office:value-type="float" office:value="148159" calcext:value-type="float">
            <text:p>148159</text:p>
          </table:table-cell>
          <table:table-cell office:value-type="float" office:value="148118" calcext:value-type="float">
            <text:p>148118</text:p>
          </table:table-cell>
          <table:table-cell office:value-type="float" office:value="109" calcext:value-type="float">
            <text:p>109</text:p>
          </table:table-cell>
          <table:table-cell table:style-name="ce2" table:formula="of:=[.$C$1]+([.A776]*[.$F$1]) + ([.C776]*[.$F$2])" office:value-type="float" office:value="150300" calcext:value-type="float">
            <text:p>150300</text:p>
          </table:table-cell>
          <table:table-cell table:style-name="ce3" table:formula="of:=[.F776]-[.H776]" office:value-type="float" office:value="-2182" calcext:value-type="float">
            <text:p>-2182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76" calcext:value-type="float">
            <text:p>576</text:p>
          </table:table-cell>
          <table:table-cell office:value-type="float" office:value="152007" calcext:value-type="float">
            <text:p>152007</text:p>
          </table:table-cell>
          <table:table-cell office:value-type="float" office:value="152042" calcext:value-type="float">
            <text:p>152042</text:p>
          </table:table-cell>
          <table:table-cell office:value-type="float" office:value="152023" calcext:value-type="float">
            <text:p>152023</text:p>
          </table:table-cell>
          <table:table-cell office:value-type="float" office:value="35" calcext:value-type="float">
            <text:p>35</text:p>
          </table:table-cell>
          <table:table-cell table:style-name="ce2" table:formula="of:=[.$C$1]+([.A777]*[.$F$1]) + ([.C777]*[.$F$2])" office:value-type="float" office:value="151980" calcext:value-type="float">
            <text:p>151980</text:p>
          </table:table-cell>
          <table:table-cell table:style-name="ce3" table:formula="of:=[.F777]-[.H777]" office:value-type="float" office:value="43" calcext:value-type="float">
            <text:p>+43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92" calcext:value-type="float">
            <text:p>592</text:p>
          </table:table-cell>
          <table:table-cell office:value-type="float" office:value="151981" calcext:value-type="float">
            <text:p>151981</text:p>
          </table:table-cell>
          <table:table-cell office:value-type="float" office:value="152119" calcext:value-type="float">
            <text:p>152119</text:p>
          </table:table-cell>
          <table:table-cell office:value-type="float" office:value="152055" calcext:value-type="float">
            <text:p>152055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778]*[.$F$1]) + ([.C778]*[.$F$2])" office:value-type="float" office:value="153660" calcext:value-type="float">
            <text:p>153660</text:p>
          </table:table-cell>
          <table:table-cell table:style-name="ce3" table:formula="of:=[.F778]-[.H778]" office:value-type="float" office:value="-1605" calcext:value-type="float">
            <text:p>-160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08" calcext:value-type="float">
            <text:p>608</text:p>
          </table:table-cell>
          <table:table-cell office:value-type="float" office:value="155826" calcext:value-type="float">
            <text:p>155826</text:p>
          </table:table-cell>
          <table:table-cell office:value-type="float" office:value="156005" calcext:value-type="float">
            <text:p>156005</text:p>
          </table:table-cell>
          <table:table-cell office:value-type="float" office:value="155929" calcext:value-type="float">
            <text:p>155929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779]*[.$F$1]) + ([.C779]*[.$F$2])" office:value-type="float" office:value="155340" calcext:value-type="float">
            <text:p>155340</text:p>
          </table:table-cell>
          <table:table-cell table:style-name="ce3" table:formula="of:=[.F779]-[.H779]" office:value-type="float" office:value="589" calcext:value-type="float">
            <text:p>+589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24" calcext:value-type="float">
            <text:p>624</text:p>
          </table:table-cell>
          <table:table-cell office:value-type="float" office:value="155799" calcext:value-type="float">
            <text:p>155799</text:p>
          </table:table-cell>
          <table:table-cell office:value-type="float" office:value="155997" calcext:value-type="float">
            <text:p>155997</text:p>
          </table:table-cell>
          <table:table-cell office:value-type="float" office:value="155910" calcext:value-type="float">
            <text:p>155910</text:p>
          </table:table-cell>
          <table:table-cell office:value-type="float" office:value="198" calcext:value-type="float">
            <text:p>198</text:p>
          </table:table-cell>
          <table:table-cell table:style-name="ce2" table:formula="of:=[.$C$1]+([.A780]*[.$F$1]) + ([.C780]*[.$F$2])" office:value-type="float" office:value="157020" calcext:value-type="float">
            <text:p>157020</text:p>
          </table:table-cell>
          <table:table-cell table:style-name="ce3" table:formula="of:=[.F780]-[.H780]" office:value-type="float" office:value="-1110" calcext:value-type="float">
            <text:p>-111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40" calcext:value-type="float">
            <text:p>640</text:p>
          </table:table-cell>
          <table:table-cell office:value-type="float" office:value="159746" calcext:value-type="float">
            <text:p>159746</text:p>
          </table:table-cell>
          <table:table-cell office:value-type="float" office:value="159884" calcext:value-type="float">
            <text:p>159884</text:p>
          </table:table-cell>
          <table:table-cell office:value-type="float" office:value="159817" calcext:value-type="float">
            <text:p>159817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781]*[.$F$1]) + ([.C781]*[.$F$2])" office:value-type="float" office:value="158700" calcext:value-type="float">
            <text:p>158700</text:p>
          </table:table-cell>
          <table:table-cell table:style-name="ce3" table:formula="of:=[.F781]-[.H781]" office:value-type="float" office:value="1117" calcext:value-type="float">
            <text:p>+111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56" calcext:value-type="float">
            <text:p>656</text:p>
          </table:table-cell>
          <table:table-cell office:value-type="float" office:value="159723" calcext:value-type="float">
            <text:p>159723</text:p>
          </table:table-cell>
          <table:table-cell office:value-type="float" office:value="159903" calcext:value-type="float">
            <text:p>159903</text:p>
          </table:table-cell>
          <table:table-cell office:value-type="float" office:value="159830" calcext:value-type="float">
            <text:p>159830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782]*[.$F$1]) + ([.C782]*[.$F$2])" office:value-type="float" office:value="160380" calcext:value-type="float">
            <text:p>160380</text:p>
          </table:table-cell>
          <table:table-cell table:style-name="ce3" table:formula="of:=[.F782]-[.H782]" office:value-type="float" office:value="-550" calcext:value-type="float">
            <text:p>-55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72" calcext:value-type="float">
            <text:p>672</text:p>
          </table:table-cell>
          <table:table-cell office:value-type="float" office:value="159831" calcext:value-type="float">
            <text:p>159831</text:p>
          </table:table-cell>
          <table:table-cell office:value-type="float" office:value="159902" calcext:value-type="float">
            <text:p>159902</text:p>
          </table:table-cell>
          <table:table-cell office:value-type="float" office:value="159863" calcext:value-type="float">
            <text:p>159863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783]*[.$F$1]) + ([.C783]*[.$F$2])" office:value-type="float" office:value="162060" calcext:value-type="float">
            <text:p>162060</text:p>
          </table:table-cell>
          <table:table-cell table:style-name="ce3" table:formula="of:=[.F783]-[.H783]" office:value-type="float" office:value="-2197" calcext:value-type="float">
            <text:p>-219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688" calcext:value-type="float">
            <text:p>688</text:p>
          </table:table-cell>
          <table:table-cell office:value-type="float" office:value="163613" calcext:value-type="float">
            <text:p>163613</text:p>
          </table:table-cell>
          <table:table-cell office:value-type="float" office:value="163818" calcext:value-type="float">
            <text:p>163818</text:p>
          </table:table-cell>
          <table:table-cell office:value-type="float" office:value="163691" calcext:value-type="float">
            <text:p>163691</text:p>
          </table:table-cell>
          <table:table-cell office:value-type="float" office:value="205" calcext:value-type="float">
            <text:p>205</text:p>
          </table:table-cell>
          <table:table-cell table:style-name="ce2" table:formula="of:=[.$C$1]+([.A784]*[.$F$1]) + ([.C784]*[.$F$2])" office:value-type="float" office:value="163740" calcext:value-type="float">
            <text:p>163740</text:p>
          </table:table-cell>
          <table:table-cell table:style-name="ce3" table:formula="of:=[.F784]-[.H784]"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704" calcext:value-type="float">
            <text:p>704</text:p>
          </table:table-cell>
          <table:table-cell office:value-type="float" office:value="163549" calcext:value-type="float">
            <text:p>163549</text:p>
          </table:table-cell>
          <table:table-cell office:value-type="float" office:value="163721" calcext:value-type="float">
            <text:p>163721</text:p>
          </table:table-cell>
          <table:table-cell office:value-type="float" office:value="163635" calcext:value-type="float">
            <text:p>163635</text:p>
          </table:table-cell>
          <table:table-cell office:value-type="float" office:value="172" calcext:value-type="float">
            <text:p>172</text:p>
          </table:table-cell>
          <table:table-cell table:style-name="ce2" table:formula="of:=[.$C$1]+([.A785]*[.$F$1]) + ([.C785]*[.$F$2])" office:value-type="float" office:value="165420" calcext:value-type="float">
            <text:p>165420</text:p>
          </table:table-cell>
          <table:table-cell table:style-name="ce3" table:formula="of:=[.F785]-[.H785]" office:value-type="float" office:value="-1785" calcext:value-type="float">
            <text:p>-178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20" calcext:value-type="float">
            <text:p>720</text:p>
          </table:table-cell>
          <table:table-cell office:value-type="float" office:value="167598" calcext:value-type="float">
            <text:p>167598</text:p>
          </table:table-cell>
          <table:table-cell office:value-type="float" office:value="167670" calcext:value-type="float">
            <text:p>167670</text:p>
          </table:table-cell>
          <table:table-cell office:value-type="float" office:value="167636" calcext:value-type="float">
            <text:p>167636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786]*[.$F$1]) + ([.C786]*[.$F$2])" office:value-type="float" office:value="167100" calcext:value-type="float">
            <text:p>167100</text:p>
          </table:table-cell>
          <table:table-cell table:style-name="ce3" table:formula="of:=[.F786]-[.H786]" office:value-type="float" office:value="536" calcext:value-type="float">
            <text:p>+536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736" calcext:value-type="float">
            <text:p>736</text:p>
          </table:table-cell>
          <table:table-cell office:value-type="float" office:value="167578" calcext:value-type="float">
            <text:p>167578</text:p>
          </table:table-cell>
          <table:table-cell office:value-type="float" office:value="167677" calcext:value-type="float">
            <text:p>167677</text:p>
          </table:table-cell>
          <table:table-cell office:value-type="float" office:value="167640" calcext:value-type="float">
            <text:p>167640</text:p>
          </table:table-cell>
          <table:table-cell office:value-type="float" office:value="99" calcext:value-type="float">
            <text:p>99</text:p>
          </table:table-cell>
          <table:table-cell table:style-name="ce2" table:formula="of:=[.$C$1]+([.A787]*[.$F$1]) + ([.C787]*[.$F$2])" office:value-type="float" office:value="168780" calcext:value-type="float">
            <text:p>168780</text:p>
          </table:table-cell>
          <table:table-cell table:style-name="ce3" table:formula="of:=[.F787]-[.H787]" office:value-type="float" office:value="-1140" calcext:value-type="float">
            <text:p>-114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752" calcext:value-type="float">
            <text:p>752</text:p>
          </table:table-cell>
          <table:table-cell office:value-type="float" office:value="171423" calcext:value-type="float">
            <text:p>171423</text:p>
          </table:table-cell>
          <table:table-cell office:value-type="float" office:value="171632" calcext:value-type="float">
            <text:p>171632</text:p>
          </table:table-cell>
          <table:table-cell office:value-type="float" office:value="171525" calcext:value-type="float">
            <text:p>171525</text:p>
          </table:table-cell>
          <table:table-cell office:value-type="float" office:value="209" calcext:value-type="float">
            <text:p>209</text:p>
          </table:table-cell>
          <table:table-cell table:style-name="ce2" table:formula="of:=[.$C$1]+([.A788]*[.$F$1]) + ([.C788]*[.$F$2])" office:value-type="float" office:value="170460" calcext:value-type="float">
            <text:p>170460</text:p>
          </table:table-cell>
          <table:table-cell table:style-name="ce3" table:formula="of:=[.F788]-[.H788]" office:value-type="float" office:value="1065" calcext:value-type="float">
            <text:p>+106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68" calcext:value-type="float">
            <text:p>768</text:p>
          </table:table-cell>
          <table:table-cell office:value-type="float" office:value="171438" calcext:value-type="float">
            <text:p>171438</text:p>
          </table:table-cell>
          <table:table-cell office:value-type="float" office:value="171610" calcext:value-type="float">
            <text:p>171610</text:p>
          </table:table-cell>
          <table:table-cell office:value-type="float" office:value="171515" calcext:value-type="float">
            <text:p>171515</text:p>
          </table:table-cell>
          <table:table-cell office:value-type="float" office:value="172" calcext:value-type="float">
            <text:p>172</text:p>
          </table:table-cell>
          <table:table-cell table:style-name="ce2" table:formula="of:=[.$C$1]+([.A789]*[.$F$1]) + ([.C789]*[.$F$2])" office:value-type="float" office:value="172140" calcext:value-type="float">
            <text:p>172140</text:p>
          </table:table-cell>
          <table:table-cell table:style-name="ce3" table:formula="of:=[.F789]-[.H789]" office:value-type="float" office:value="-625" calcext:value-type="float">
            <text:p>-62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4" calcext:value-type="float">
            <text:p>784</text:p>
          </table:table-cell>
          <table:table-cell office:value-type="float" office:value="171417" calcext:value-type="float">
            <text:p>171417</text:p>
          </table:table-cell>
          <table:table-cell office:value-type="float" office:value="171616" calcext:value-type="float">
            <text:p>171616</text:p>
          </table:table-cell>
          <table:table-cell office:value-type="float" office:value="171504" calcext:value-type="float">
            <text:p>171504</text:p>
          </table:table-cell>
          <table:table-cell office:value-type="float" office:value="199" calcext:value-type="float">
            <text:p>199</text:p>
          </table:table-cell>
          <table:table-cell table:style-name="ce2" table:formula="of:=[.$C$1]+([.A790]*[.$F$1]) + ([.C790]*[.$F$2])" office:value-type="float" office:value="173820" calcext:value-type="float">
            <text:p>173820</text:p>
          </table:table-cell>
          <table:table-cell table:style-name="ce3" table:formula="of:=[.F790]-[.H790]" office:value-type="float" office:value="-2316" calcext:value-type="float">
            <text:p>-231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8665" calcext:value-type="float">
            <text:p>98665</text:p>
          </table:table-cell>
          <table:table-cell office:value-type="float" office:value="98860" calcext:value-type="float">
            <text:p>98860</text:p>
          </table:table-cell>
          <table:table-cell office:value-type="float" office:value="98764" calcext:value-type="float">
            <text:p>98764</text:p>
          </table:table-cell>
          <table:table-cell office:value-type="float" office:value="195" calcext:value-type="float">
            <text:p>195</text:p>
          </table:table-cell>
          <table:table-cell table:style-name="ce2" table:formula="of:=[.$C$1]+([.A791]*[.$F$1]) + ([.C791]*[.$F$2])" office:value-type="float" office:value="98535" calcext:value-type="float">
            <text:p>98535</text:p>
          </table:table-cell>
          <table:table-cell table:style-name="ce3" table:formula="of:=[.F791]-[.H791]" office:value-type="float" office:value="229" calcext:value-type="float">
            <text:p>+22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98770" calcext:value-type="float">
            <text:p>98770</text:p>
          </table:table-cell>
          <table:table-cell office:value-type="float" office:value="98840" calcext:value-type="float">
            <text:p>98840</text:p>
          </table:table-cell>
          <table:table-cell office:value-type="float" office:value="98806" calcext:value-type="float">
            <text:p>98806</text:p>
          </table:table-cell>
          <table:table-cell office:value-type="float" office:value="70" calcext:value-type="float">
            <text:p>70</text:p>
          </table:table-cell>
          <table:table-cell table:style-name="ce2" table:formula="of:=[.$C$1]+([.A792]*[.$F$1]) + ([.C792]*[.$F$2])" office:value-type="float" office:value="100320" calcext:value-type="float">
            <text:p>100320</text:p>
          </table:table-cell>
          <table:table-cell table:style-name="ce3" table:formula="of:=[.F792]-[.H792]" office:value-type="float" office:value="-1514" calcext:value-type="float">
            <text:p>-1514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02828" calcext:value-type="float">
            <text:p>102828</text:p>
          </table:table-cell>
          <table:table-cell office:value-type="float" office:value="103042" calcext:value-type="float">
            <text:p>103042</text:p>
          </table:table-cell>
          <table:table-cell office:value-type="float" office:value="102923" calcext:value-type="float">
            <text:p>102923</text:p>
          </table:table-cell>
          <table:table-cell office:value-type="float" office:value="214" calcext:value-type="float">
            <text:p>214</text:p>
          </table:table-cell>
          <table:table-cell table:style-name="ce2" table:formula="of:=[.$C$1]+([.A793]*[.$F$1]) + ([.C793]*[.$F$2])" office:value-type="float" office:value="102105" calcext:value-type="float">
            <text:p>102105</text:p>
          </table:table-cell>
          <table:table-cell table:style-name="ce3" table:formula="of:=[.F793]-[.H793]" office:value-type="float" office:value="818" calcext:value-type="float">
            <text:p>+81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02850" calcext:value-type="float">
            <text:p>102850</text:p>
          </table:table-cell>
          <table:table-cell office:value-type="float" office:value="103047" calcext:value-type="float">
            <text:p>103047</text:p>
          </table:table-cell>
          <table:table-cell office:value-type="float" office:value="102922" calcext:value-type="float">
            <text:p>102922</text:p>
          </table:table-cell>
          <table:table-cell office:value-type="float" office:value="197" calcext:value-type="float">
            <text:p>197</text:p>
          </table:table-cell>
          <table:table-cell table:style-name="ce2" table:formula="of:=[.$C$1]+([.A794]*[.$F$1]) + ([.C794]*[.$F$2])" office:value-type="float" office:value="103890" calcext:value-type="float">
            <text:p>103890</text:p>
          </table:table-cell>
          <table:table-cell table:style-name="ce3" table:formula="of:=[.F794]-[.H794]" office:value-type="float" office:value="-968" calcext:value-type="float">
            <text:p>-96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7055" calcext:value-type="float">
            <text:p>107055</text:p>
          </table:table-cell>
          <table:table-cell office:value-type="float" office:value="107138" calcext:value-type="float">
            <text:p>107138</text:p>
          </table:table-cell>
          <table:table-cell office:value-type="float" office:value="107086" calcext:value-type="float">
            <text:p>107086</text:p>
          </table:table-cell>
          <table:table-cell office:value-type="float" office:value="83" calcext:value-type="float">
            <text:p>83</text:p>
          </table:table-cell>
          <table:table-cell table:style-name="ce2" table:formula="of:=[.$C$1]+([.A795]*[.$F$1]) + ([.C795]*[.$F$2])" office:value-type="float" office:value="105675" calcext:value-type="float">
            <text:p>105675</text:p>
          </table:table-cell>
          <table:table-cell table:style-name="ce3" table:formula="of:=[.F795]-[.H795]" office:value-type="float" office:value="1411" calcext:value-type="float">
            <text:p>+141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07014" calcext:value-type="float">
            <text:p>107014</text:p>
          </table:table-cell>
          <table:table-cell office:value-type="float" office:value="107075" calcext:value-type="float">
            <text:p>107075</text:p>
          </table:table-cell>
          <table:table-cell office:value-type="float" office:value="107044" calcext:value-type="float">
            <text:p>107044</text:p>
          </table:table-cell>
          <table:table-cell office:value-type="float" office:value="61" calcext:value-type="float">
            <text:p>61</text:p>
          </table:table-cell>
          <table:table-cell table:style-name="ce2" table:formula="of:=[.$C$1]+([.A796]*[.$F$1]) + ([.C796]*[.$F$2])" office:value-type="float" office:value="107460" calcext:value-type="float">
            <text:p>107460</text:p>
          </table:table-cell>
          <table:table-cell table:style-name="ce3" table:formula="of:=[.F796]-[.H796]" office:value-type="float" office:value="-416" calcext:value-type="float">
            <text:p>-41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6977" calcext:value-type="float">
            <text:p>106977</text:p>
          </table:table-cell>
          <table:table-cell office:value-type="float" office:value="107082" calcext:value-type="float">
            <text:p>107082</text:p>
          </table:table-cell>
          <table:table-cell office:value-type="float" office:value="107030" calcext:value-type="float">
            <text:p>107030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797]*[.$F$1]) + ([.C797]*[.$F$2])" office:value-type="float" office:value="109245" calcext:value-type="float">
            <text:p>109245</text:p>
          </table:table-cell>
          <table:table-cell table:style-name="ce3" table:formula="of:=[.F797]-[.H797]" office:value-type="float" office:value="-2215" calcext:value-type="float">
            <text:p>-2215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111084" calcext:value-type="float">
            <text:p>111084</text:p>
          </table:table-cell>
          <table:table-cell office:value-type="float" office:value="111280" calcext:value-type="float">
            <text:p>111280</text:p>
          </table:table-cell>
          <table:table-cell office:value-type="float" office:value="111197" calcext:value-type="float">
            <text:p>111197</text:p>
          </table:table-cell>
          <table:table-cell office:value-type="float" office:value="196" calcext:value-type="float">
            <text:p>196</text:p>
          </table:table-cell>
          <table:table-cell table:style-name="ce2" table:formula="of:=[.$C$1]+([.A798]*[.$F$1]) + ([.C798]*[.$F$2])" office:value-type="float" office:value="111030" calcext:value-type="float">
            <text:p>111030</text:p>
          </table:table-cell>
          <table:table-cell table:style-name="ce3" table:formula="of:=[.F798]-[.H798]" office:value-type="float" office:value="167" calcext:value-type="float">
            <text:p>+16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11063" calcext:value-type="float">
            <text:p>111063</text:p>
          </table:table-cell>
          <table:table-cell office:value-type="float" office:value="111214" calcext:value-type="float">
            <text:p>111214</text:p>
          </table:table-cell>
          <table:table-cell office:value-type="float" office:value="111131" calcext:value-type="float">
            <text:p>111131</text:p>
          </table:table-cell>
          <table:table-cell office:value-type="float" office:value="151" calcext:value-type="float">
            <text:p>151</text:p>
          </table:table-cell>
          <table:table-cell table:style-name="ce2" table:formula="of:=[.$C$1]+([.A799]*[.$F$1]) + ([.C799]*[.$F$2])" office:value-type="float" office:value="112815" calcext:value-type="float">
            <text:p>112815</text:p>
          </table:table-cell>
          <table:table-cell table:style-name="ce3" table:formula="of:=[.F799]-[.H799]" office:value-type="float" office:value="-1684" calcext:value-type="float">
            <text:p>-1684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15273" calcext:value-type="float">
            <text:p>115273</text:p>
          </table:table-cell>
          <table:table-cell office:value-type="float" office:value="115343" calcext:value-type="float">
            <text:p>115343</text:p>
          </table:table-cell>
          <table:table-cell office:value-type="float" office:value="115306" calcext:value-type="float">
            <text:p>115306</text:p>
          </table:table-cell>
          <table:table-cell office:value-type="float" office:value="70" calcext:value-type="float">
            <text:p>70</text:p>
          </table:table-cell>
          <table:table-cell table:style-name="ce2" table:formula="of:=[.$C$1]+([.A800]*[.$F$1]) + ([.C800]*[.$F$2])" office:value-type="float" office:value="114600" calcext:value-type="float">
            <text:p>114600</text:p>
          </table:table-cell>
          <table:table-cell table:style-name="ce3" table:formula="of:=[.F800]-[.H800]" office:value-type="float" office:value="706" calcext:value-type="float">
            <text:p>+70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float" office:value="115214" calcext:value-type="float">
            <text:p>115214</text:p>
          </table:table-cell>
          <table:table-cell office:value-type="float" office:value="115382" calcext:value-type="float">
            <text:p>115382</text:p>
          </table:table-cell>
          <table:table-cell office:value-type="float" office:value="115320" calcext:value-type="float">
            <text:p>115320</text:p>
          </table:table-cell>
          <table:table-cell office:value-type="float" office:value="168" calcext:value-type="float">
            <text:p>168</text:p>
          </table:table-cell>
          <table:table-cell table:style-name="ce2" table:formula="of:=[.$C$1]+([.A801]*[.$F$1]) + ([.C801]*[.$F$2])" office:value-type="float" office:value="116385" calcext:value-type="float">
            <text:p>116385</text:p>
          </table:table-cell>
          <table:table-cell table:style-name="ce3" table:formula="of:=[.F801]-[.H801]" office:value-type="float" office:value="-1065" calcext:value-type="float">
            <text:p>-1065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  <table:table-cell office:value-type="float" office:value="119552" calcext:value-type="float">
            <text:p>119552</text:p>
          </table:table-cell>
          <table:table-cell office:value-type="float" office:value="119611" calcext:value-type="float">
            <text:p>119611</text:p>
          </table:table-cell>
          <table:table-cell office:value-type="float" office:value="119587" calcext:value-type="float">
            <text:p>119587</text:p>
          </table:table-cell>
          <table:table-cell office:value-type="float" office:value="59" calcext:value-type="float">
            <text:p>59</text:p>
          </table:table-cell>
          <table:table-cell table:style-name="ce2" table:formula="of:=[.$C$1]+([.A802]*[.$F$1]) + ([.C802]*[.$F$2])" office:value-type="float" office:value="118170" calcext:value-type="float">
            <text:p>118170</text:p>
          </table:table-cell>
          <table:table-cell table:style-name="ce3" table:formula="of:=[.F802]-[.H802]" office:value-type="float" office:value="1417" calcext:value-type="float">
            <text:p>+141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office:value-type="float" office:value="119521" calcext:value-type="float">
            <text:p>119521</text:p>
          </table:table-cell>
          <table:table-cell office:value-type="float" office:value="119578" calcext:value-type="float">
            <text:p>119578</text:p>
          </table:table-cell>
          <table:table-cell office:value-type="float" office:value="119549" calcext:value-type="float">
            <text:p>119549</text:p>
          </table:table-cell>
          <table:table-cell office:value-type="float" office:value="57" calcext:value-type="float">
            <text:p>57</text:p>
          </table:table-cell>
          <table:table-cell table:style-name="ce2" table:formula="of:=[.$C$1]+([.A803]*[.$F$1]) + ([.C803]*[.$F$2])" office:value-type="float" office:value="119955" calcext:value-type="float">
            <text:p>119955</text:p>
          </table:table-cell>
          <table:table-cell table:style-name="ce3" table:formula="of:=[.F803]-[.H803]" office:value-type="float" office:value="-406" calcext:value-type="float">
            <text:p>-40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office:value-type="float" office:value="119419" calcext:value-type="float">
            <text:p>119419</text:p>
          </table:table-cell>
          <table:table-cell office:value-type="float" office:value="119550" calcext:value-type="float">
            <text:p>119550</text:p>
          </table:table-cell>
          <table:table-cell office:value-type="float" office:value="119471" calcext:value-type="float">
            <text:p>119471</text:p>
          </table:table-cell>
          <table:table-cell office:value-type="float" office:value="131" calcext:value-type="float">
            <text:p>131</text:p>
          </table:table-cell>
          <table:table-cell table:style-name="ce2" table:formula="of:=[.$C$1]+([.A804]*[.$F$1]) + ([.C804]*[.$F$2])" office:value-type="float" office:value="121740" calcext:value-type="float">
            <text:p>121740</text:p>
          </table:table-cell>
          <table:table-cell table:style-name="ce3" table:formula="of:=[.F804]-[.H804]" office:value-type="float" office:value="-2269" calcext:value-type="float">
            <text:p>-226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123645" calcext:value-type="float">
            <text:p>123645</text:p>
          </table:table-cell>
          <table:table-cell office:value-type="float" office:value="123787" calcext:value-type="float">
            <text:p>123787</text:p>
          </table:table-cell>
          <table:table-cell office:value-type="float" office:value="123702" calcext:value-type="float">
            <text:p>123702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805]*[.$F$1]) + ([.C805]*[.$F$2])" office:value-type="float" office:value="123525" calcext:value-type="float">
            <text:p>123525</text:p>
          </table:table-cell>
          <table:table-cell table:style-name="ce3" table:formula="of:=[.F805]-[.H805]" office:value-type="float" office:value="177" calcext:value-type="float">
            <text:p>+17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72" calcext:value-type="float">
            <text:p>272</text:p>
          </table:table-cell>
          <table:table-cell office:value-type="float" office:value="123599" calcext:value-type="float">
            <text:p>123599</text:p>
          </table:table-cell>
          <table:table-cell office:value-type="float" office:value="123761" calcext:value-type="float">
            <text:p>123761</text:p>
          </table:table-cell>
          <table:table-cell office:value-type="float" office:value="123657" calcext:value-type="float">
            <text:p>123657</text:p>
          </table:table-cell>
          <table:table-cell office:value-type="float" office:value="162" calcext:value-type="float">
            <text:p>162</text:p>
          </table:table-cell>
          <table:table-cell table:style-name="ce2" table:formula="of:=[.$C$1]+([.A806]*[.$F$1]) + ([.C806]*[.$F$2])" office:value-type="float" office:value="125310" calcext:value-type="float">
            <text:p>125310</text:p>
          </table:table-cell>
          <table:table-cell table:style-name="ce3" table:formula="of:=[.F806]-[.H806]" office:value-type="float" office:value="-1653" calcext:value-type="float">
            <text:p>-165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office:value-type="float" office:value="127741" calcext:value-type="float">
            <text:p>127741</text:p>
          </table:table-cell>
          <table:table-cell office:value-type="float" office:value="127948" calcext:value-type="float">
            <text:p>127948</text:p>
          </table:table-cell>
          <table:table-cell office:value-type="float" office:value="127822" calcext:value-type="float">
            <text:p>127822</text:p>
          </table:table-cell>
          <table:table-cell office:value-type="float" office:value="207" calcext:value-type="float">
            <text:p>207</text:p>
          </table:table-cell>
          <table:table-cell table:style-name="ce2" table:formula="of:=[.$C$1]+([.A807]*[.$F$1]) + ([.C807]*[.$F$2])" office:value-type="float" office:value="127095" calcext:value-type="float">
            <text:p>127095</text:p>
          </table:table-cell>
          <table:table-cell table:style-name="ce3" table:formula="of:=[.F807]-[.H807]" office:value-type="float" office:value="727" calcext:value-type="float">
            <text:p>+72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office:value-type="float" office:value="127749" calcext:value-type="float">
            <text:p>127749</text:p>
          </table:table-cell>
          <table:table-cell office:value-type="float" office:value="127945" calcext:value-type="float">
            <text:p>127945</text:p>
          </table:table-cell>
          <table:table-cell office:value-type="float" office:value="127838" calcext:value-type="float">
            <text:p>127838</text:p>
          </table:table-cell>
          <table:table-cell office:value-type="float" office:value="196" calcext:value-type="float">
            <text:p>196</text:p>
          </table:table-cell>
          <table:table-cell table:style-name="ce2" table:formula="of:=[.$C$1]+([.A808]*[.$F$1]) + ([.C808]*[.$F$2])" office:value-type="float" office:value="128880" calcext:value-type="float">
            <text:p>128880</text:p>
          </table:table-cell>
          <table:table-cell table:style-name="ce3" table:formula="of:=[.F808]-[.H808]" office:value-type="float" office:value="-1042" calcext:value-type="float">
            <text:p>-104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office:value-type="float" office:value="131908" calcext:value-type="float">
            <text:p>131908</text:p>
          </table:table-cell>
          <table:table-cell office:value-type="float" office:value="132016" calcext:value-type="float">
            <text:p>132016</text:p>
          </table:table-cell>
          <table:table-cell office:value-type="float" office:value="131978" calcext:value-type="float">
            <text:p>131978</text:p>
          </table:table-cell>
          <table:table-cell office:value-type="float" office:value="108" calcext:value-type="float">
            <text:p>108</text:p>
          </table:table-cell>
          <table:table-cell table:style-name="ce2" table:formula="of:=[.$C$1]+([.A809]*[.$F$1]) + ([.C809]*[.$F$2])" office:value-type="float" office:value="130665" calcext:value-type="float">
            <text:p>130665</text:p>
          </table:table-cell>
          <table:table-cell table:style-name="ce3" table:formula="of:=[.F809]-[.H809]" office:value-type="float" office:value="1313" calcext:value-type="float">
            <text:p>+1313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float" office:value="131906" calcext:value-type="float">
            <text:p>131906</text:p>
          </table:table-cell>
          <table:table-cell office:value-type="float" office:value="131972" calcext:value-type="float">
            <text:p>131972</text:p>
          </table:table-cell>
          <table:table-cell office:value-type="float" office:value="131945" calcext:value-type="float">
            <text:p>131945</text:p>
          </table:table-cell>
          <table:table-cell office:value-type="float" office:value="66" calcext:value-type="float">
            <text:p>66</text:p>
          </table:table-cell>
          <table:table-cell table:style-name="ce2" table:formula="of:=[.$C$1]+([.A810]*[.$F$1]) + ([.C810]*[.$F$2])" office:value-type="float" office:value="132450" calcext:value-type="float">
            <text:p>132450</text:p>
          </table:table-cell>
          <table:table-cell table:style-name="ce3" table:formula="of:=[.F810]-[.H810]" office:value-type="float" office:value="-505" calcext:value-type="float">
            <text:p>-505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57" calcext:value-type="float">
            <text:p>357</text:p>
          </table:table-cell>
          <table:table-cell office:value-type="float" office:value="132028" calcext:value-type="float">
            <text:p>132028</text:p>
          </table:table-cell>
          <table:table-cell office:value-type="float" office:value="132104" calcext:value-type="float">
            <text:p>132104</text:p>
          </table:table-cell>
          <table:table-cell office:value-type="float" office:value="132064" calcext:value-type="float">
            <text:p>132064</text:p>
          </table:table-cell>
          <table:table-cell office:value-type="float" office:value="76" calcext:value-type="float">
            <text:p>76</text:p>
          </table:table-cell>
          <table:table-cell table:style-name="ce2" table:formula="of:=[.$C$1]+([.A811]*[.$F$1]) + ([.C811]*[.$F$2])" office:value-type="float" office:value="134235" calcext:value-type="float">
            <text:p>134235</text:p>
          </table:table-cell>
          <table:table-cell table:style-name="ce3" table:formula="of:=[.F811]-[.H811]" office:value-type="float" office:value="-2171" calcext:value-type="float">
            <text:p>-217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74" calcext:value-type="float">
            <text:p>374</text:p>
          </table:table-cell>
          <table:table-cell office:value-type="float" office:value="135923" calcext:value-type="float">
            <text:p>135923</text:p>
          </table:table-cell>
          <table:table-cell office:value-type="float" office:value="136253" calcext:value-type="float">
            <text:p>136253</text:p>
          </table:table-cell>
          <table:table-cell office:value-type="float" office:value="136082" calcext:value-type="float">
            <text:p>136082</text:p>
          </table:table-cell>
          <table:table-cell office:value-type="float" office:value="330" calcext:value-type="float">
            <text:p>330</text:p>
          </table:table-cell>
          <table:table-cell table:style-name="ce2" table:formula="of:=[.$C$1]+([.A812]*[.$F$1]) + ([.C812]*[.$F$2])" office:value-type="float" office:value="136020" calcext:value-type="float">
            <text:p>136020</text:p>
          </table:table-cell>
          <table:table-cell table:style-name="ce3" table:formula="of:=[.F812]-[.H812]" office:value-type="float" office:value="62" calcext:value-type="float">
            <text:p>+6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91" calcext:value-type="float">
            <text:p>391</text:p>
          </table:table-cell>
          <table:table-cell office:value-type="float" office:value="136017" calcext:value-type="float">
            <text:p>136017</text:p>
          </table:table-cell>
          <table:table-cell office:value-type="float" office:value="136213" calcext:value-type="float">
            <text:p>136213</text:p>
          </table:table-cell>
          <table:table-cell office:value-type="float" office:value="136106" calcext:value-type="float">
            <text:p>136106</text:p>
          </table:table-cell>
          <table:table-cell office:value-type="float" office:value="196" calcext:value-type="float">
            <text:p>196</text:p>
          </table:table-cell>
          <table:table-cell table:style-name="ce2" table:formula="of:=[.$C$1]+([.A813]*[.$F$1]) + ([.C813]*[.$F$2])" office:value-type="float" office:value="137805" calcext:value-type="float">
            <text:p>137805</text:p>
          </table:table-cell>
          <table:table-cell table:style-name="ce3" table:formula="of:=[.F813]-[.H813]" office:value-type="float" office:value="-1699" calcext:value-type="float">
            <text:p>-169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08" calcext:value-type="float">
            <text:p>408</text:p>
          </table:table-cell>
          <table:table-cell office:value-type="float" office:value="140219" calcext:value-type="float">
            <text:p>140219</text:p>
          </table:table-cell>
          <table:table-cell office:value-type="float" office:value="140283" calcext:value-type="float">
            <text:p>140283</text:p>
          </table:table-cell>
          <table:table-cell office:value-type="float" office:value="140250" calcext:value-type="float">
            <text:p>140250</text:p>
          </table:table-cell>
          <table:table-cell office:value-type="float" office:value="64" calcext:value-type="float">
            <text:p>64</text:p>
          </table:table-cell>
          <table:table-cell table:style-name="ce2" table:formula="of:=[.$C$1]+([.A814]*[.$F$1]) + ([.C814]*[.$F$2])" office:value-type="float" office:value="139590" calcext:value-type="float">
            <text:p>139590</text:p>
          </table:table-cell>
          <table:table-cell table:style-name="ce3" table:formula="of:=[.F814]-[.H814]" office:value-type="float" office:value="660" calcext:value-type="float">
            <text:p>+66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25" calcext:value-type="float">
            <text:p>425</text:p>
          </table:table-cell>
          <table:table-cell office:value-type="float" office:value="140204" calcext:value-type="float">
            <text:p>140204</text:p>
          </table:table-cell>
          <table:table-cell office:value-type="float" office:value="140286" calcext:value-type="float">
            <text:p>140286</text:p>
          </table:table-cell>
          <table:table-cell office:value-type="float" office:value="140253" calcext:value-type="float">
            <text:p>140253</text:p>
          </table:table-cell>
          <table:table-cell office:value-type="float" office:value="82" calcext:value-type="float">
            <text:p>82</text:p>
          </table:table-cell>
          <table:table-cell table:style-name="ce2" table:formula="of:=[.$C$1]+([.A815]*[.$F$1]) + ([.C815]*[.$F$2])" office:value-type="float" office:value="141375" calcext:value-type="float">
            <text:p>141375</text:p>
          </table:table-cell>
          <table:table-cell table:style-name="ce3" table:formula="of:=[.F815]-[.H815]" office:value-type="float" office:value="-1122" calcext:value-type="float">
            <text:p>-112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42" calcext:value-type="float">
            <text:p>442</text:p>
          </table:table-cell>
          <table:table-cell office:value-type="float" office:value="144449" calcext:value-type="float">
            <text:p>144449</text:p>
          </table:table-cell>
          <table:table-cell office:value-type="float" office:value="144513" calcext:value-type="float">
            <text:p>144513</text:p>
          </table:table-cell>
          <table:table-cell office:value-type="float" office:value="144490" calcext:value-type="float">
            <text:p>144490</text:p>
          </table:table-cell>
          <table:table-cell office:value-type="float" office:value="64" calcext:value-type="float">
            <text:p>64</text:p>
          </table:table-cell>
          <table:table-cell table:style-name="ce2" table:formula="of:=[.$C$1]+([.A816]*[.$F$1]) + ([.C816]*[.$F$2])" office:value-type="float" office:value="143160" calcext:value-type="float">
            <text:p>143160</text:p>
          </table:table-cell>
          <table:table-cell table:style-name="ce3" table:formula="of:=[.F816]-[.H816]" office:value-type="float" office:value="1330" calcext:value-type="float">
            <text:p>+133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59" calcext:value-type="float">
            <text:p>459</text:p>
          </table:table-cell>
          <table:table-cell office:value-type="float" office:value="144275" calcext:value-type="float">
            <text:p>144275</text:p>
          </table:table-cell>
          <table:table-cell office:value-type="float" office:value="144554" calcext:value-type="float">
            <text:p>144554</text:p>
          </table:table-cell>
          <table:table-cell office:value-type="float" office:value="144394" calcext:value-type="float">
            <text:p>144394</text:p>
          </table:table-cell>
          <table:table-cell office:value-type="float" office:value="279" calcext:value-type="float">
            <text:p>279</text:p>
          </table:table-cell>
          <table:table-cell table:style-name="ce2" table:formula="of:=[.$C$1]+([.A817]*[.$F$1]) + ([.C817]*[.$F$2])" office:value-type="float" office:value="144945" calcext:value-type="float">
            <text:p>144945</text:p>
          </table:table-cell>
          <table:table-cell table:style-name="ce3" table:formula="of:=[.F817]-[.H817]" office:value-type="float" office:value="-551" calcext:value-type="float">
            <text:p>-55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76" calcext:value-type="float">
            <text:p>476</text:p>
          </table:table-cell>
          <table:table-cell office:value-type="float" office:value="144343" calcext:value-type="float">
            <text:p>144343</text:p>
          </table:table-cell>
          <table:table-cell office:value-type="float" office:value="144459" calcext:value-type="float">
            <text:p>144459</text:p>
          </table:table-cell>
          <table:table-cell office:value-type="float" office:value="144384" calcext:value-type="float">
            <text:p>144384</text:p>
          </table:table-cell>
          <table:table-cell office:value-type="float" office:value="116" calcext:value-type="float">
            <text:p>116</text:p>
          </table:table-cell>
          <table:table-cell table:style-name="ce2" table:formula="of:=[.$C$1]+([.A818]*[.$F$1]) + ([.C818]*[.$F$2])" office:value-type="float" office:value="146730" calcext:value-type="float">
            <text:p>146730</text:p>
          </table:table-cell>
          <table:table-cell table:style-name="ce3" table:formula="of:=[.F818]-[.H818]" office:value-type="float" office:value="-2346" calcext:value-type="float">
            <text:p>-234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93" calcext:value-type="float">
            <text:p>493</text:p>
          </table:table-cell>
          <table:table-cell office:value-type="float" office:value="148480" calcext:value-type="float">
            <text:p>148480</text:p>
          </table:table-cell>
          <table:table-cell office:value-type="float" office:value="148614" calcext:value-type="float">
            <text:p>148614</text:p>
          </table:table-cell>
          <table:table-cell office:value-type="float" office:value="148564" calcext:value-type="float">
            <text:p>148564</text:p>
          </table:table-cell>
          <table:table-cell office:value-type="float" office:value="134" calcext:value-type="float">
            <text:p>134</text:p>
          </table:table-cell>
          <table:table-cell table:style-name="ce2" table:formula="of:=[.$C$1]+([.A819]*[.$F$1]) + ([.C819]*[.$F$2])" office:value-type="float" office:value="148515" calcext:value-type="float">
            <text:p>148515</text:p>
          </table:table-cell>
          <table:table-cell table:style-name="ce3" table:formula="of:=[.F819]-[.H819]" office:value-type="float" office:value="49" calcext:value-type="float">
            <text:p>+4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 office:value-type="float" office:value="148552" calcext:value-type="float">
            <text:p>148552</text:p>
          </table:table-cell>
          <table:table-cell office:value-type="float" office:value="148696" calcext:value-type="float">
            <text:p>148696</text:p>
          </table:table-cell>
          <table:table-cell office:value-type="float" office:value="148629" calcext:value-type="float">
            <text:p>148629</text:p>
          </table:table-cell>
          <table:table-cell office:value-type="float" office:value="144" calcext:value-type="float">
            <text:p>144</text:p>
          </table:table-cell>
          <table:table-cell table:style-name="ce2" table:formula="of:=[.$C$1]+([.A820]*[.$F$1]) + ([.C820]*[.$F$2])" office:value-type="float" office:value="150300" calcext:value-type="float">
            <text:p>150300</text:p>
          </table:table-cell>
          <table:table-cell table:style-name="ce3" table:formula="of:=[.F820]-[.H820]" office:value-type="float" office:value="-1671" calcext:value-type="float">
            <text:p>-167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27" calcext:value-type="float">
            <text:p>527</text:p>
          </table:table-cell>
          <table:table-cell office:value-type="float" office:value="152693" calcext:value-type="float">
            <text:p>152693</text:p>
          </table:table-cell>
          <table:table-cell office:value-type="float" office:value="152749" calcext:value-type="float">
            <text:p>152749</text:p>
          </table:table-cell>
          <table:table-cell office:value-type="float" office:value="152722" calcext:value-type="float">
            <text:p>152722</text:p>
          </table:table-cell>
          <table:table-cell office:value-type="float" office:value="56" calcext:value-type="float">
            <text:p>56</text:p>
          </table:table-cell>
          <table:table-cell table:style-name="ce2" table:formula="of:=[.$C$1]+([.A821]*[.$F$1]) + ([.C821]*[.$F$2])" office:value-type="float" office:value="152085" calcext:value-type="float">
            <text:p>152085</text:p>
          </table:table-cell>
          <table:table-cell table:style-name="ce3" table:formula="of:=[.F821]-[.H821]" office:value-type="float" office:value="637" calcext:value-type="float">
            <text:p>+63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44" calcext:value-type="float">
            <text:p>544</text:p>
          </table:table-cell>
          <table:table-cell office:value-type="float" office:value="152654" calcext:value-type="float">
            <text:p>152654</text:p>
          </table:table-cell>
          <table:table-cell office:value-type="float" office:value="152859" calcext:value-type="float">
            <text:p>152859</text:p>
          </table:table-cell>
          <table:table-cell office:value-type="float" office:value="152739" calcext:value-type="float">
            <text:p>152739</text:p>
          </table:table-cell>
          <table:table-cell office:value-type="float" office:value="205" calcext:value-type="float">
            <text:p>205</text:p>
          </table:table-cell>
          <table:table-cell table:style-name="ce2" table:formula="of:=[.$C$1]+([.A822]*[.$F$1]) + ([.C822]*[.$F$2])" office:value-type="float" office:value="153870" calcext:value-type="float">
            <text:p>153870</text:p>
          </table:table-cell>
          <table:table-cell table:style-name="ce3" table:formula="of:=[.F822]-[.H822]" office:value-type="float" office:value="-1131" calcext:value-type="float">
            <text:p>-113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61" calcext:value-type="float">
            <text:p>561</text:p>
          </table:table-cell>
          <table:table-cell office:value-type="float" office:value="156792" calcext:value-type="float">
            <text:p>156792</text:p>
          </table:table-cell>
          <table:table-cell office:value-type="float" office:value="156917" calcext:value-type="float">
            <text:p>156917</text:p>
          </table:table-cell>
          <table:table-cell office:value-type="float" office:value="156834" calcext:value-type="float">
            <text:p>156834</text:p>
          </table:table-cell>
          <table:table-cell office:value-type="float" office:value="125" calcext:value-type="float">
            <text:p>125</text:p>
          </table:table-cell>
          <table:table-cell table:style-name="ce2" table:formula="of:=[.$C$1]+([.A823]*[.$F$1]) + ([.C823]*[.$F$2])" office:value-type="float" office:value="155655" calcext:value-type="float">
            <text:p>155655</text:p>
          </table:table-cell>
          <table:table-cell table:style-name="ce3" table:formula="of:=[.F823]-[.H823]" office:value-type="float" office:value="1179" calcext:value-type="float">
            <text:p>+117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78" calcext:value-type="float">
            <text:p>578</text:p>
          </table:table-cell>
          <table:table-cell office:value-type="float" office:value="156776" calcext:value-type="float">
            <text:p>156776</text:p>
          </table:table-cell>
          <table:table-cell office:value-type="float" office:value="157002" calcext:value-type="float">
            <text:p>157002</text:p>
          </table:table-cell>
          <table:table-cell office:value-type="float" office:value="156862" calcext:value-type="float">
            <text:p>156862</text:p>
          </table:table-cell>
          <table:table-cell office:value-type="float" office:value="226" calcext:value-type="float">
            <text:p>226</text:p>
          </table:table-cell>
          <table:table-cell table:style-name="ce2" table:formula="of:=[.$C$1]+([.A824]*[.$F$1]) + ([.C824]*[.$F$2])" office:value-type="float" office:value="157440" calcext:value-type="float">
            <text:p>157440</text:p>
          </table:table-cell>
          <table:table-cell table:style-name="ce3" table:formula="of:=[.F824]-[.H824]" office:value-type="float" office:value="-578" calcext:value-type="float">
            <text:p>-57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95" calcext:value-type="float">
            <text:p>595</text:p>
          </table:table-cell>
          <table:table-cell office:value-type="float" office:value="156818" calcext:value-type="float">
            <text:p>156818</text:p>
          </table:table-cell>
          <table:table-cell office:value-type="float" office:value="156950" calcext:value-type="float">
            <text:p>156950</text:p>
          </table:table-cell>
          <table:table-cell office:value-type="float" office:value="156887" calcext:value-type="float">
            <text:p>156887</text:p>
          </table:table-cell>
          <table:table-cell office:value-type="float" office:value="132" calcext:value-type="float">
            <text:p>132</text:p>
          </table:table-cell>
          <table:table-cell table:style-name="ce2" table:formula="of:=[.$C$1]+([.A825]*[.$F$1]) + ([.C825]*[.$F$2])" office:value-type="float" office:value="159225" calcext:value-type="float">
            <text:p>159225</text:p>
          </table:table-cell>
          <table:table-cell table:style-name="ce3" table:formula="of:=[.F825]-[.H825]" office:value-type="float" office:value="-2338" calcext:value-type="float">
            <text:p>-233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612" calcext:value-type="float">
            <text:p>612</text:p>
          </table:table-cell>
          <table:table-cell office:value-type="float" office:value="161056" calcext:value-type="float">
            <text:p>161056</text:p>
          </table:table-cell>
          <table:table-cell office:value-type="float" office:value="161119" calcext:value-type="float">
            <text:p>161119</text:p>
          </table:table-cell>
          <table:table-cell office:value-type="float" office:value="161086" calcext:value-type="float">
            <text:p>161086</text:p>
          </table:table-cell>
          <table:table-cell office:value-type="float" office:value="63" calcext:value-type="float">
            <text:p>63</text:p>
          </table:table-cell>
          <table:table-cell table:style-name="ce2" table:formula="of:=[.$C$1]+([.A826]*[.$F$1]) + ([.C826]*[.$F$2])" office:value-type="float" office:value="161010" calcext:value-type="float">
            <text:p>161010</text:p>
          </table:table-cell>
          <table:table-cell table:style-name="ce3" table:formula="of:=[.F826]-[.H826]" office:value-type="float" office:value="76" calcext:value-type="float">
            <text:p>+7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629" calcext:value-type="float">
            <text:p>629</text:p>
          </table:table-cell>
          <table:table-cell office:value-type="float" office:value="161050" calcext:value-type="float">
            <text:p>161050</text:p>
          </table:table-cell>
          <table:table-cell office:value-type="float" office:value="161148" calcext:value-type="float">
            <text:p>161148</text:p>
          </table:table-cell>
          <table:table-cell office:value-type="float" office:value="161104" calcext:value-type="float">
            <text:p>161104</text:p>
          </table:table-cell>
          <table:table-cell office:value-type="float" office:value="98" calcext:value-type="float">
            <text:p>98</text:p>
          </table:table-cell>
          <table:table-cell table:style-name="ce2" table:formula="of:=[.$C$1]+([.A827]*[.$F$1]) + ([.C827]*[.$F$2])" office:value-type="float" office:value="162795" calcext:value-type="float">
            <text:p>162795</text:p>
          </table:table-cell>
          <table:table-cell table:style-name="ce3" table:formula="of:=[.F827]-[.H827]" office:value-type="float" office:value="-1691" calcext:value-type="float">
            <text:p>-169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646" calcext:value-type="float">
            <text:p>646</text:p>
          </table:table-cell>
          <table:table-cell office:value-type="float" office:value="165078" calcext:value-type="float">
            <text:p>165078</text:p>
          </table:table-cell>
          <table:table-cell office:value-type="float" office:value="165282" calcext:value-type="float">
            <text:p>165282</text:p>
          </table:table-cell>
          <table:table-cell office:value-type="float" office:value="165191" calcext:value-type="float">
            <text:p>165191</text:p>
          </table:table-cell>
          <table:table-cell office:value-type="float" office:value="204" calcext:value-type="float">
            <text:p>204</text:p>
          </table:table-cell>
          <table:table-cell table:style-name="ce2" table:formula="of:=[.$C$1]+([.A828]*[.$F$1]) + ([.C828]*[.$F$2])" office:value-type="float" office:value="164580" calcext:value-type="float">
            <text:p>164580</text:p>
          </table:table-cell>
          <table:table-cell table:style-name="ce3" table:formula="of:=[.F828]-[.H828]" office:value-type="float" office:value="611" calcext:value-type="float">
            <text:p>+61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63" calcext:value-type="float">
            <text:p>663</text:p>
          </table:table-cell>
          <table:table-cell office:value-type="float" office:value="165082" calcext:value-type="float">
            <text:p>165082</text:p>
          </table:table-cell>
          <table:table-cell office:value-type="float" office:value="165278" calcext:value-type="float">
            <text:p>165278</text:p>
          </table:table-cell>
          <table:table-cell office:value-type="float" office:value="165207" calcext:value-type="float">
            <text:p>165207</text:p>
          </table:table-cell>
          <table:table-cell office:value-type="float" office:value="196" calcext:value-type="float">
            <text:p>196</text:p>
          </table:table-cell>
          <table:table-cell table:style-name="ce2" table:formula="of:=[.$C$1]+([.A829]*[.$F$1]) + ([.C829]*[.$F$2])" office:value-type="float" office:value="166365" calcext:value-type="float">
            <text:p>166365</text:p>
          </table:table-cell>
          <table:table-cell table:style-name="ce3" table:formula="of:=[.F829]-[.H829]" office:value-type="float" office:value="-1158" calcext:value-type="float">
            <text:p>-115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80" calcext:value-type="float">
            <text:p>680</text:p>
          </table:table-cell>
          <table:table-cell office:value-type="float" office:value="169273" calcext:value-type="float">
            <text:p>169273</text:p>
          </table:table-cell>
          <table:table-cell office:value-type="float" office:value="169411" calcext:value-type="float">
            <text:p>169411</text:p>
          </table:table-cell>
          <table:table-cell office:value-type="float" office:value="169349" calcext:value-type="float">
            <text:p>169349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830]*[.$F$1]) + ([.C830]*[.$F$2])" office:value-type="float" office:value="168150" calcext:value-type="float">
            <text:p>168150</text:p>
          </table:table-cell>
          <table:table-cell table:style-name="ce3" table:formula="of:=[.F830]-[.H830]" office:value-type="float" office:value="1199" calcext:value-type="float">
            <text:p>+119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97" calcext:value-type="float">
            <text:p>697</text:p>
          </table:table-cell>
          <table:table-cell office:value-type="float" office:value="169249" calcext:value-type="float">
            <text:p>169249</text:p>
          </table:table-cell>
          <table:table-cell office:value-type="float" office:value="169350" calcext:value-type="float">
            <text:p>169350</text:p>
          </table:table-cell>
          <table:table-cell office:value-type="float" office:value="169288" calcext:value-type="float">
            <text:p>169288</text:p>
          </table:table-cell>
          <table:table-cell office:value-type="float" office:value="101" calcext:value-type="float">
            <text:p>101</text:p>
          </table:table-cell>
          <table:table-cell table:style-name="ce2" table:formula="of:=[.$C$1]+([.A831]*[.$F$1]) + ([.C831]*[.$F$2])" office:value-type="float" office:value="169935" calcext:value-type="float">
            <text:p>169935</text:p>
          </table:table-cell>
          <table:table-cell table:style-name="ce3" table:formula="of:=[.F831]-[.H831]" office:value-type="float" office:value="-647" calcext:value-type="float">
            <text:p>-64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714" calcext:value-type="float">
            <text:p>714</text:p>
          </table:table-cell>
          <table:table-cell office:value-type="float" office:value="169215" calcext:value-type="float">
            <text:p>169215</text:p>
          </table:table-cell>
          <table:table-cell office:value-type="float" office:value="169391" calcext:value-type="float">
            <text:p>169391</text:p>
          </table:table-cell>
          <table:table-cell office:value-type="float" office:value="169281" calcext:value-type="float">
            <text:p>169281</text:p>
          </table:table-cell>
          <table:table-cell office:value-type="float" office:value="176" calcext:value-type="float">
            <text:p>176</text:p>
          </table:table-cell>
          <table:table-cell table:style-name="ce2" table:formula="of:=[.$C$1]+([.A832]*[.$F$1]) + ([.C832]*[.$F$2])" office:value-type="float" office:value="171720" calcext:value-type="float">
            <text:p>171720</text:p>
          </table:table-cell>
          <table:table-cell table:style-name="ce3" table:formula="of:=[.F832]-[.H832]" office:value-type="float" office:value="-2439" calcext:value-type="float">
            <text:p>-243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731" calcext:value-type="float">
            <text:p>731</text:p>
          </table:table-cell>
          <table:table-cell office:value-type="float" office:value="173411" calcext:value-type="float">
            <text:p>173411</text:p>
          </table:table-cell>
          <table:table-cell office:value-type="float" office:value="173547" calcext:value-type="float">
            <text:p>173547</text:p>
          </table:table-cell>
          <table:table-cell office:value-type="float" office:value="173473" calcext:value-type="float">
            <text:p>173473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833]*[.$F$1]) + ([.C833]*[.$F$2])" office:value-type="float" office:value="173505" calcext:value-type="float">
            <text:p>173505</text:p>
          </table:table-cell>
          <table:table-cell table:style-name="ce3" table:formula="of:=[.F833]-[.H833]" office:value-type="float" office:value="-32" calcext:value-type="float">
            <text:p>-3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48" calcext:value-type="float">
            <text:p>748</text:p>
          </table:table-cell>
          <table:table-cell office:value-type="float" office:value="173440" calcext:value-type="float">
            <text:p>173440</text:p>
          </table:table-cell>
          <table:table-cell office:value-type="float" office:value="173589" calcext:value-type="float">
            <text:p>173589</text:p>
          </table:table-cell>
          <table:table-cell office:value-type="float" office:value="173504" calcext:value-type="float">
            <text:p>173504</text:p>
          </table:table-cell>
          <table:table-cell office:value-type="float" office:value="149" calcext:value-type="float">
            <text:p>149</text:p>
          </table:table-cell>
          <table:table-cell table:style-name="ce2" table:formula="of:=[.$C$1]+([.A834]*[.$F$1]) + ([.C834]*[.$F$2])" office:value-type="float" office:value="175290" calcext:value-type="float">
            <text:p>175290</text:p>
          </table:table-cell>
          <table:table-cell table:style-name="ce3" table:formula="of:=[.F834]-[.H834]" office:value-type="float" office:value="-1786" calcext:value-type="float">
            <text:p>-178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765" calcext:value-type="float">
            <text:p>765</text:p>
          </table:table-cell>
          <table:table-cell office:value-type="float" office:value="177568" calcext:value-type="float">
            <text:p>177568</text:p>
          </table:table-cell>
          <table:table-cell office:value-type="float" office:value="177750" calcext:value-type="float">
            <text:p>177750</text:p>
          </table:table-cell>
          <table:table-cell office:value-type="float" office:value="177667" calcext:value-type="float">
            <text:p>177667</text:p>
          </table:table-cell>
          <table:table-cell office:value-type="float" office:value="182" calcext:value-type="float">
            <text:p>182</text:p>
          </table:table-cell>
          <table:table-cell table:style-name="ce2" table:formula="of:=[.$C$1]+([.A835]*[.$F$1]) + ([.C835]*[.$F$2])" office:value-type="float" office:value="177075" calcext:value-type="float">
            <text:p>177075</text:p>
          </table:table-cell>
          <table:table-cell table:style-name="ce3" table:formula="of:=[.F835]-[.H835]" office:value-type="float" office:value="592" calcext:value-type="float">
            <text:p>+59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782" calcext:value-type="float">
            <text:p>782</text:p>
          </table:table-cell>
          <table:table-cell office:value-type="float" office:value="177575" calcext:value-type="float">
            <text:p>177575</text:p>
          </table:table-cell>
          <table:table-cell office:value-type="float" office:value="177693" calcext:value-type="float">
            <text:p>177693</text:p>
          </table:table-cell>
          <table:table-cell office:value-type="float" office:value="177651" calcext:value-type="float">
            <text:p>177651</text:p>
          </table:table-cell>
          <table:table-cell office:value-type="float" office:value="118" calcext:value-type="float">
            <text:p>118</text:p>
          </table:table-cell>
          <table:table-cell table:style-name="ce2" table:formula="of:=[.$C$1]+([.A836]*[.$F$1]) + ([.C836]*[.$F$2])" office:value-type="float" office:value="178860" calcext:value-type="float">
            <text:p>178860</text:p>
          </table:table-cell>
          <table:table-cell table:style-name="ce3" table:formula="of:=[.F836]-[.H836]" office:value-type="float" office:value="-1209" calcext:value-type="float">
            <text:p>-120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799" calcext:value-type="float">
            <text:p>799</text:p>
          </table:table-cell>
          <table:table-cell office:value-type="float" office:value="181640" calcext:value-type="float">
            <text:p>181640</text:p>
          </table:table-cell>
          <table:table-cell office:value-type="float" office:value="181881" calcext:value-type="float">
            <text:p>181881</text:p>
          </table:table-cell>
          <table:table-cell office:value-type="float" office:value="181753" calcext:value-type="float">
            <text:p>181753</text:p>
          </table:table-cell>
          <table:table-cell office:value-type="float" office:value="241" calcext:value-type="float">
            <text:p>241</text:p>
          </table:table-cell>
          <table:table-cell table:style-name="ce2" table:formula="of:=[.$C$1]+([.A837]*[.$F$1]) + ([.C837]*[.$F$2])" office:value-type="float" office:value="180645" calcext:value-type="float">
            <text:p>180645</text:p>
          </table:table-cell>
          <table:table-cell table:style-name="ce3" table:formula="of:=[.F837]-[.H837]" office:value-type="float" office:value="1108" calcext:value-type="float">
            <text:p>+110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816" calcext:value-type="float">
            <text:p>816</text:p>
          </table:table-cell>
          <table:table-cell office:value-type="float" office:value="181713" calcext:value-type="float">
            <text:p>181713</text:p>
          </table:table-cell>
          <table:table-cell office:value-type="float" office:value="181877" calcext:value-type="float">
            <text:p>181877</text:p>
          </table:table-cell>
          <table:table-cell office:value-type="float" office:value="181803" calcext:value-type="float">
            <text:p>181803</text:p>
          </table:table-cell>
          <table:table-cell office:value-type="float" office:value="164" calcext:value-type="float">
            <text:p>164</text:p>
          </table:table-cell>
          <table:table-cell table:style-name="ce2" table:formula="of:=[.$C$1]+([.A838]*[.$F$1]) + ([.C838]*[.$F$2])" office:value-type="float" office:value="182430" calcext:value-type="float">
            <text:p>182430</text:p>
          </table:table-cell>
          <table:table-cell table:style-name="ce3" table:formula="of:=[.F838]-[.H838]" office:value-type="float" office:value="-627" calcext:value-type="float">
            <text:p>-62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833" calcext:value-type="float">
            <text:p>833</text:p>
          </table:table-cell>
          <table:table-cell office:value-type="float" office:value="181775" calcext:value-type="float">
            <text:p>181775</text:p>
          </table:table-cell>
          <table:table-cell office:value-type="float" office:value="181824" calcext:value-type="float">
            <text:p>181824</text:p>
          </table:table-cell>
          <table:table-cell office:value-type="float" office:value="181807" calcext:value-type="float">
            <text:p>181807</text:p>
          </table:table-cell>
          <table:table-cell office:value-type="float" office:value="49" calcext:value-type="float">
            <text:p>49</text:p>
          </table:table-cell>
          <table:table-cell table:style-name="ce2" table:formula="of:=[.$C$1]+([.A839]*[.$F$1]) + ([.C839]*[.$F$2])" office:value-type="float" office:value="184215" calcext:value-type="float">
            <text:p>184215</text:p>
          </table:table-cell>
          <table:table-cell table:style-name="ce3" table:formula="of:=[.F839]-[.H839]" office:value-type="float" office:value="-2408" calcext:value-type="float">
            <text:p>-240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4058" calcext:value-type="float">
            <text:p>104058</text:p>
          </table:table-cell>
          <table:table-cell office:value-type="float" office:value="104266" calcext:value-type="float">
            <text:p>104266</text:p>
          </table:table-cell>
          <table:table-cell office:value-type="float" office:value="104179" calcext:value-type="float">
            <text:p>104179</text:p>
          </table:table-cell>
          <table:table-cell office:value-type="float" office:value="208" calcext:value-type="float">
            <text:p>208</text:p>
          </table:table-cell>
          <table:table-cell table:style-name="ce2" table:formula="of:=[.$C$1]+([.A840]*[.$F$1]) + ([.C840]*[.$F$2])" office:value-type="float" office:value="103890" calcext:value-type="float">
            <text:p>103890</text:p>
          </table:table-cell>
          <table:table-cell table:style-name="ce3" table:formula="of:=[.F840]-[.H840]" office:value-type="float" office:value="289" calcext:value-type="float">
            <text:p>+28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4132" calcext:value-type="float">
            <text:p>104132</text:p>
          </table:table-cell>
          <table:table-cell office:value-type="float" office:value="104241" calcext:value-type="float">
            <text:p>104241</text:p>
          </table:table-cell>
          <table:table-cell office:value-type="float" office:value="104181" calcext:value-type="float">
            <text:p>104181</text:p>
          </table:table-cell>
          <table:table-cell office:value-type="float" office:value="109" calcext:value-type="float">
            <text:p>109</text:p>
          </table:table-cell>
          <table:table-cell table:style-name="ce2" table:formula="of:=[.$C$1]+([.A841]*[.$F$1]) + ([.C841]*[.$F$2])" office:value-type="float" office:value="105780" calcext:value-type="float">
            <text:p>105780</text:p>
          </table:table-cell>
          <table:table-cell table:style-name="ce3" table:formula="of:=[.F841]-[.H841]" office:value-type="float" office:value="-1599" calcext:value-type="float">
            <text:p>-159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08586" calcext:value-type="float">
            <text:p>108586</text:p>
          </table:table-cell>
          <table:table-cell office:value-type="float" office:value="108638" calcext:value-type="float">
            <text:p>108638</text:p>
          </table:table-cell>
          <table:table-cell office:value-type="float" office:value="108604" calcext:value-type="float">
            <text:p>108604</text:p>
          </table:table-cell>
          <table:table-cell office:value-type="float" office:value="52" calcext:value-type="float">
            <text:p>52</text:p>
          </table:table-cell>
          <table:table-cell table:style-name="ce2" table:formula="of:=[.$C$1]+([.A842]*[.$F$1]) + ([.C842]*[.$F$2])" office:value-type="float" office:value="107670" calcext:value-type="float">
            <text:p>107670</text:p>
          </table:table-cell>
          <table:table-cell table:style-name="ce3" table:formula="of:=[.F842]-[.H842]" office:value-type="float" office:value="934" calcext:value-type="float">
            <text:p>+934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08507" calcext:value-type="float">
            <text:p>108507</text:p>
          </table:table-cell>
          <table:table-cell office:value-type="float" office:value="108612" calcext:value-type="float">
            <text:p>108612</text:p>
          </table:table-cell>
          <table:table-cell office:value-type="float" office:value="108571" calcext:value-type="float">
            <text:p>108571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843]*[.$F$1]) + ([.C843]*[.$F$2])" office:value-type="float" office:value="109560" calcext:value-type="float">
            <text:p>109560</text:p>
          </table:table-cell>
          <table:table-cell table:style-name="ce3" table:formula="of:=[.F843]-[.H843]" office:value-type="float" office:value="-989" calcext:value-type="float">
            <text:p>-98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12846" calcext:value-type="float">
            <text:p>112846</text:p>
          </table:table-cell>
          <table:table-cell office:value-type="float" office:value="113056" calcext:value-type="float">
            <text:p>113056</text:p>
          </table:table-cell>
          <table:table-cell office:value-type="float" office:value="112951" calcext:value-type="float">
            <text:p>112951</text:p>
          </table:table-cell>
          <table:table-cell office:value-type="float" office:value="210" calcext:value-type="float">
            <text:p>210</text:p>
          </table:table-cell>
          <table:table-cell table:style-name="ce2" table:formula="of:=[.$C$1]+([.A844]*[.$F$1]) + ([.C844]*[.$F$2])" office:value-type="float" office:value="111450" calcext:value-type="float">
            <text:p>111450</text:p>
          </table:table-cell>
          <table:table-cell table:style-name="ce3" table:formula="of:=[.F844]-[.H844]" office:value-type="float" office:value="1501" calcext:value-type="float">
            <text:p>+150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112921" calcext:value-type="float">
            <text:p>112921</text:p>
          </table:table-cell>
          <table:table-cell office:value-type="float" office:value="113063" calcext:value-type="float">
            <text:p>113063</text:p>
          </table:table-cell>
          <table:table-cell office:value-type="float" office:value="113015" calcext:value-type="float">
            <text:p>113015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845]*[.$F$1]) + ([.C845]*[.$F$2])" office:value-type="float" office:value="113340" calcext:value-type="float">
            <text:p>113340</text:p>
          </table:table-cell>
          <table:table-cell table:style-name="ce3" table:formula="of:=[.F845]-[.H845]" office:value-type="float" office:value="-325" calcext:value-type="float">
            <text:p>-32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12831" calcext:value-type="float">
            <text:p>112831</text:p>
          </table:table-cell>
          <table:table-cell office:value-type="float" office:value="113041" calcext:value-type="float">
            <text:p>113041</text:p>
          </table:table-cell>
          <table:table-cell office:value-type="float" office:value="112934" calcext:value-type="float">
            <text:p>112934</text:p>
          </table:table-cell>
          <table:table-cell office:value-type="float" office:value="210" calcext:value-type="float">
            <text:p>210</text:p>
          </table:table-cell>
          <table:table-cell table:style-name="ce2" table:formula="of:=[.$C$1]+([.A846]*[.$F$1]) + ([.C846]*[.$F$2])" office:value-type="float" office:value="115230" calcext:value-type="float">
            <text:p>115230</text:p>
          </table:table-cell>
          <table:table-cell table:style-name="ce3" table:formula="of:=[.F846]-[.H846]" office:value-type="float" office:value="-2296" calcext:value-type="float">
            <text:p>-229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117228" calcext:value-type="float">
            <text:p>117228</text:p>
          </table:table-cell>
          <table:table-cell office:value-type="float" office:value="117441" calcext:value-type="float">
            <text:p>117441</text:p>
          </table:table-cell>
          <table:table-cell office:value-type="float" office:value="117323" calcext:value-type="float">
            <text:p>117323</text:p>
          </table:table-cell>
          <table:table-cell office:value-type="float" office:value="213" calcext:value-type="float">
            <text:p>213</text:p>
          </table:table-cell>
          <table:table-cell table:style-name="ce2" table:formula="of:=[.$C$1]+([.A847]*[.$F$1]) + ([.C847]*[.$F$2])" office:value-type="float" office:value="117120" calcext:value-type="float">
            <text:p>117120</text:p>
          </table:table-cell>
          <table:table-cell table:style-name="ce3" table:formula="of:=[.F847]-[.H847]" office:value-type="float" office:value="203" calcext:value-type="float">
            <text:p>+20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17346" calcext:value-type="float">
            <text:p>117346</text:p>
          </table:table-cell>
          <table:table-cell office:value-type="float" office:value="117451" calcext:value-type="float">
            <text:p>117451</text:p>
          </table:table-cell>
          <table:table-cell office:value-type="float" office:value="117403" calcext:value-type="float">
            <text:p>117403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848]*[.$F$1]) + ([.C848]*[.$F$2])" office:value-type="float" office:value="119010" calcext:value-type="float">
            <text:p>119010</text:p>
          </table:table-cell>
          <table:table-cell table:style-name="ce3" table:formula="of:=[.F848]-[.H848]" office:value-type="float" office:value="-1607" calcext:value-type="float">
            <text:p>-160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21679" calcext:value-type="float">
            <text:p>121679</text:p>
          </table:table-cell>
          <table:table-cell office:value-type="float" office:value="121836" calcext:value-type="float">
            <text:p>121836</text:p>
          </table:table-cell>
          <table:table-cell office:value-type="float" office:value="121755" calcext:value-type="float">
            <text:p>121755</text:p>
          </table:table-cell>
          <table:table-cell office:value-type="float" office:value="157" calcext:value-type="float">
            <text:p>157</text:p>
          </table:table-cell>
          <table:table-cell table:style-name="ce2" table:formula="of:=[.$C$1]+([.A849]*[.$F$1]) + ([.C849]*[.$F$2])" office:value-type="float" office:value="120900" calcext:value-type="float">
            <text:p>120900</text:p>
          </table:table-cell>
          <table:table-cell table:style-name="ce3" table:formula="of:=[.F849]-[.H849]" office:value-type="float" office:value="855" calcext:value-type="float">
            <text:p>+85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8" calcext:value-type="float">
            <text:p>198</text:p>
          </table:table-cell>
          <table:table-cell office:value-type="float" office:value="121633" calcext:value-type="float">
            <text:p>121633</text:p>
          </table:table-cell>
          <table:table-cell office:value-type="float" office:value="121753" calcext:value-type="float">
            <text:p>121753</text:p>
          </table:table-cell>
          <table:table-cell office:value-type="float" office:value="121703" calcext:value-type="float">
            <text:p>121703</text:p>
          </table:table-cell>
          <table:table-cell office:value-type="float" office:value="120" calcext:value-type="float">
            <text:p>120</text:p>
          </table:table-cell>
          <table:table-cell table:style-name="ce2" table:formula="of:=[.$C$1]+([.A850]*[.$F$1]) + ([.C850]*[.$F$2])" office:value-type="float" office:value="122790" calcext:value-type="float">
            <text:p>122790</text:p>
          </table:table-cell>
          <table:table-cell table:style-name="ce3" table:formula="of:=[.F850]-[.H850]" office:value-type="float" office:value="-1087" calcext:value-type="float">
            <text:p>-108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126071" calcext:value-type="float">
            <text:p>126071</text:p>
          </table:table-cell>
          <table:table-cell office:value-type="float" office:value="126227" calcext:value-type="float">
            <text:p>126227</text:p>
          </table:table-cell>
          <table:table-cell office:value-type="float" office:value="126170" calcext:value-type="float">
            <text:p>126170</text:p>
          </table:table-cell>
          <table:table-cell office:value-type="float" office:value="156" calcext:value-type="float">
            <text:p>156</text:p>
          </table:table-cell>
          <table:table-cell table:style-name="ce2" table:formula="of:=[.$C$1]+([.A851]*[.$F$1]) + ([.C851]*[.$F$2])" office:value-type="float" office:value="124680" calcext:value-type="float">
            <text:p>124680</text:p>
          </table:table-cell>
          <table:table-cell table:style-name="ce3" table:formula="of:=[.F851]-[.H851]" office:value-type="float" office:value="1490" calcext:value-type="float">
            <text:p>+149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34" calcext:value-type="float">
            <text:p>234</text:p>
          </table:table-cell>
          <table:table-cell office:value-type="float" office:value="125953" calcext:value-type="float">
            <text:p>125953</text:p>
          </table:table-cell>
          <table:table-cell office:value-type="float" office:value="126044" calcext:value-type="float">
            <text:p>126044</text:p>
          </table:table-cell>
          <table:table-cell office:value-type="float" office:value="126007" calcext:value-type="float">
            <text:p>126007</text:p>
          </table:table-cell>
          <table:table-cell office:value-type="float" office:value="91" calcext:value-type="float">
            <text:p>91</text:p>
          </table:table-cell>
          <table:table-cell table:style-name="ce2" table:formula="of:=[.$C$1]+([.A852]*[.$F$1]) + ([.C852]*[.$F$2])" office:value-type="float" office:value="126570" calcext:value-type="float">
            <text:p>126570</text:p>
          </table:table-cell>
          <table:table-cell table:style-name="ce3" table:formula="of:=[.F852]-[.H852]" office:value-type="float" office:value="-563" calcext:value-type="float">
            <text:p>-56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office:value-type="float" office:value="125991" calcext:value-type="float">
            <text:p>125991</text:p>
          </table:table-cell>
          <table:table-cell office:value-type="float" office:value="126102" calcext:value-type="float">
            <text:p>126102</text:p>
          </table:table-cell>
          <table:table-cell office:value-type="float" office:value="126044" calcext:value-type="float">
            <text:p>126044</text:p>
          </table:table-cell>
          <table:table-cell office:value-type="float" office:value="111" calcext:value-type="float">
            <text:p>111</text:p>
          </table:table-cell>
          <table:table-cell table:style-name="ce2" table:formula="of:=[.$C$1]+([.A853]*[.$F$1]) + ([.C853]*[.$F$2])" office:value-type="float" office:value="128460" calcext:value-type="float">
            <text:p>128460</text:p>
          </table:table-cell>
          <table:table-cell table:style-name="ce3" table:formula="of:=[.F853]-[.H853]" office:value-type="float" office:value="-2416" calcext:value-type="float">
            <text:p>-241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130473" calcext:value-type="float">
            <text:p>130473</text:p>
          </table:table-cell>
          <table:table-cell office:value-type="float" office:value="130609" calcext:value-type="float">
            <text:p>130609</text:p>
          </table:table-cell>
          <table:table-cell office:value-type="float" office:value="130527" calcext:value-type="float">
            <text:p>130527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854]*[.$F$1]) + ([.C854]*[.$F$2])" office:value-type="float" office:value="130350" calcext:value-type="float">
            <text:p>130350</text:p>
          </table:table-cell>
          <table:table-cell table:style-name="ce3" table:formula="of:=[.F854]-[.H854]" office:value-type="float" office:value="177" calcext:value-type="float">
            <text:p>+17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office:value-type="float" office:value="130534" calcext:value-type="float">
            <text:p>130534</text:p>
          </table:table-cell>
          <table:table-cell office:value-type="float" office:value="130642" calcext:value-type="float">
            <text:p>130642</text:p>
          </table:table-cell>
          <table:table-cell office:value-type="float" office:value="130574" calcext:value-type="float">
            <text:p>130574</text:p>
          </table:table-cell>
          <table:table-cell office:value-type="float" office:value="108" calcext:value-type="float">
            <text:p>108</text:p>
          </table:table-cell>
          <table:table-cell table:style-name="ce2" table:formula="of:=[.$C$1]+([.A855]*[.$F$1]) + ([.C855]*[.$F$2])" office:value-type="float" office:value="132240" calcext:value-type="float">
            <text:p>132240</text:p>
          </table:table-cell>
          <table:table-cell table:style-name="ce3" table:formula="of:=[.F855]-[.H855]" office:value-type="float" office:value="-1666" calcext:value-type="float">
            <text:p>-166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  <table:table-cell office:value-type="float" office:value="134809" calcext:value-type="float">
            <text:p>134809</text:p>
          </table:table-cell>
          <table:table-cell office:value-type="float" office:value="134876" calcext:value-type="float">
            <text:p>134876</text:p>
          </table:table-cell>
          <table:table-cell office:value-type="float" office:value="134832" calcext:value-type="float">
            <text:p>134832</text:p>
          </table:table-cell>
          <table:table-cell office:value-type="float" office:value="67" calcext:value-type="float">
            <text:p>67</text:p>
          </table:table-cell>
          <table:table-cell table:style-name="ce2" table:formula="of:=[.$C$1]+([.A856]*[.$F$1]) + ([.C856]*[.$F$2])" office:value-type="float" office:value="134130" calcext:value-type="float">
            <text:p>134130</text:p>
          </table:table-cell>
          <table:table-cell table:style-name="ce3" table:formula="of:=[.F856]-[.H856]" office:value-type="float" office:value="702" calcext:value-type="float">
            <text:p>+70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24" calcext:value-type="float">
            <text:p>324</text:p>
          </table:table-cell>
          <table:table-cell office:value-type="float" office:value="134847" calcext:value-type="float">
            <text:p>134847</text:p>
          </table:table-cell>
          <table:table-cell office:value-type="float" office:value="134992" calcext:value-type="float">
            <text:p>134992</text:p>
          </table:table-cell>
          <table:table-cell office:value-type="float" office:value="134928" calcext:value-type="float">
            <text:p>134928</text:p>
          </table:table-cell>
          <table:table-cell office:value-type="float" office:value="145" calcext:value-type="float">
            <text:p>145</text:p>
          </table:table-cell>
          <table:table-cell table:style-name="ce2" table:formula="of:=[.$C$1]+([.A857]*[.$F$1]) + ([.C857]*[.$F$2])" office:value-type="float" office:value="136020" calcext:value-type="float">
            <text:p>136020</text:p>
          </table:table-cell>
          <table:table-cell table:style-name="ce3" table:formula="of:=[.F857]-[.H857]" office:value-type="float" office:value="-1092" calcext:value-type="float">
            <text:p>-1092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42" calcext:value-type="float">
            <text:p>342</text:p>
          </table:table-cell>
          <table:table-cell office:value-type="float" office:value="139186" calcext:value-type="float">
            <text:p>139186</text:p>
          </table:table-cell>
          <table:table-cell office:value-type="float" office:value="139397" calcext:value-type="float">
            <text:p>139397</text:p>
          </table:table-cell>
          <table:table-cell office:value-type="float" office:value="139270" calcext:value-type="float">
            <text:p>139270</text:p>
          </table:table-cell>
          <table:table-cell office:value-type="float" office:value="211" calcext:value-type="float">
            <text:p>211</text:p>
          </table:table-cell>
          <table:table-cell table:style-name="ce2" table:formula="of:=[.$C$1]+([.A858]*[.$F$1]) + ([.C858]*[.$F$2])" office:value-type="float" office:value="137910" calcext:value-type="float">
            <text:p>137910</text:p>
          </table:table-cell>
          <table:table-cell table:style-name="ce3" table:formula="of:=[.F858]-[.H858]" office:value-type="float" office:value="1360" calcext:value-type="float">
            <text:p>+136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139338" calcext:value-type="float">
            <text:p>139338</text:p>
          </table:table-cell>
          <table:table-cell office:value-type="float" office:value="139405" calcext:value-type="float">
            <text:p>139405</text:p>
          </table:table-cell>
          <table:table-cell office:value-type="float" office:value="139372" calcext:value-type="float">
            <text:p>139372</text:p>
          </table:table-cell>
          <table:table-cell office:value-type="float" office:value="67" calcext:value-type="float">
            <text:p>67</text:p>
          </table:table-cell>
          <table:table-cell table:style-name="ce2" table:formula="of:=[.$C$1]+([.A859]*[.$F$1]) + ([.C859]*[.$F$2])" office:value-type="float" office:value="139800" calcext:value-type="float">
            <text:p>139800</text:p>
          </table:table-cell>
          <table:table-cell table:style-name="ce3" table:formula="of:=[.F859]-[.H859]" office:value-type="float" office:value="-428" calcext:value-type="float">
            <text:p>-42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78" calcext:value-type="float">
            <text:p>378</text:p>
          </table:table-cell>
          <table:table-cell office:value-type="float" office:value="139244" calcext:value-type="float">
            <text:p>139244</text:p>
          </table:table-cell>
          <table:table-cell office:value-type="float" office:value="139374" calcext:value-type="float">
            <text:p>139374</text:p>
          </table:table-cell>
          <table:table-cell office:value-type="float" office:value="139310" calcext:value-type="float">
            <text:p>139310</text:p>
          </table:table-cell>
          <table:table-cell office:value-type="float" office:value="130" calcext:value-type="float">
            <text:p>130</text:p>
          </table:table-cell>
          <table:table-cell table:style-name="ce2" table:formula="of:=[.$C$1]+([.A860]*[.$F$1]) + ([.C860]*[.$F$2])" office:value-type="float" office:value="141690" calcext:value-type="float">
            <text:p>141690</text:p>
          </table:table-cell>
          <table:table-cell table:style-name="ce3" table:formula="of:=[.F860]-[.H860]" office:value-type="float" office:value="-2380" calcext:value-type="float">
            <text:p>-238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96" calcext:value-type="float">
            <text:p>396</text:p>
          </table:table-cell>
          <table:table-cell office:value-type="float" office:value="143681" calcext:value-type="float">
            <text:p>143681</text:p>
          </table:table-cell>
          <table:table-cell office:value-type="float" office:value="143806" calcext:value-type="float">
            <text:p>143806</text:p>
          </table:table-cell>
          <table:table-cell office:value-type="float" office:value="143746" calcext:value-type="float">
            <text:p>143746</text:p>
          </table:table-cell>
          <table:table-cell office:value-type="float" office:value="125" calcext:value-type="float">
            <text:p>125</text:p>
          </table:table-cell>
          <table:table-cell table:style-name="ce2" table:formula="of:=[.$C$1]+([.A861]*[.$F$1]) + ([.C861]*[.$F$2])" office:value-type="float" office:value="143580" calcext:value-type="float">
            <text:p>143580</text:p>
          </table:table-cell>
          <table:table-cell table:style-name="ce3" table:formula="of:=[.F861]-[.H861]" office:value-type="float" office:value="166" calcext:value-type="float">
            <text:p>+16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14" calcext:value-type="float">
            <text:p>414</text:p>
          </table:table-cell>
          <table:table-cell office:value-type="float" office:value="143620" calcext:value-type="float">
            <text:p>143620</text:p>
          </table:table-cell>
          <table:table-cell office:value-type="float" office:value="143688" calcext:value-type="float">
            <text:p>143688</text:p>
          </table:table-cell>
          <table:table-cell office:value-type="float" office:value="143643" calcext:value-type="float">
            <text:p>143643</text:p>
          </table:table-cell>
          <table:table-cell office:value-type="float" office:value="68" calcext:value-type="float">
            <text:p>68</text:p>
          </table:table-cell>
          <table:table-cell table:style-name="ce2" table:formula="of:=[.$C$1]+([.A862]*[.$F$1]) + ([.C862]*[.$F$2])" office:value-type="float" office:value="145470" calcext:value-type="float">
            <text:p>145470</text:p>
          </table:table-cell>
          <table:table-cell table:style-name="ce3" table:formula="of:=[.F862]-[.H862]" office:value-type="float" office:value="-1827" calcext:value-type="float">
            <text:p>-182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32" calcext:value-type="float">
            <text:p>432</text:p>
          </table:table-cell>
          <table:table-cell office:value-type="float" office:value="147991" calcext:value-type="float">
            <text:p>147991</text:p>
          </table:table-cell>
          <table:table-cell office:value-type="float" office:value="148180" calcext:value-type="float">
            <text:p>148180</text:p>
          </table:table-cell>
          <table:table-cell office:value-type="float" office:value="148114" calcext:value-type="float">
            <text:p>148114</text:p>
          </table:table-cell>
          <table:table-cell office:value-type="float" office:value="189" calcext:value-type="float">
            <text:p>189</text:p>
          </table:table-cell>
          <table:table-cell table:style-name="ce2" table:formula="of:=[.$C$1]+([.A863]*[.$F$1]) + ([.C863]*[.$F$2])" office:value-type="float" office:value="147360" calcext:value-type="float">
            <text:p>147360</text:p>
          </table:table-cell>
          <table:table-cell table:style-name="ce3" table:formula="of:=[.F863]-[.H863]" office:value-type="float" office:value="754" calcext:value-type="float">
            <text:p>+754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office:value-type="float" office:value="148001" calcext:value-type="float">
            <text:p>148001</text:p>
          </table:table-cell>
          <table:table-cell office:value-type="float" office:value="148138" calcext:value-type="float">
            <text:p>148138</text:p>
          </table:table-cell>
          <table:table-cell office:value-type="float" office:value="148081" calcext:value-type="float">
            <text:p>148081</text:p>
          </table:table-cell>
          <table:table-cell office:value-type="float" office:value="137" calcext:value-type="float">
            <text:p>137</text:p>
          </table:table-cell>
          <table:table-cell table:style-name="ce2" table:formula="of:=[.$C$1]+([.A864]*[.$F$1]) + ([.C864]*[.$F$2])" office:value-type="float" office:value="149250" calcext:value-type="float">
            <text:p>149250</text:p>
          </table:table-cell>
          <table:table-cell table:style-name="ce3" table:formula="of:=[.F864]-[.H864]" office:value-type="float" office:value="-1169" calcext:value-type="float">
            <text:p>-116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68" calcext:value-type="float">
            <text:p>468</text:p>
          </table:table-cell>
          <table:table-cell office:value-type="float" office:value="152466" calcext:value-type="float">
            <text:p>152466</text:p>
          </table:table-cell>
          <table:table-cell office:value-type="float" office:value="152541" calcext:value-type="float">
            <text:p>152541</text:p>
          </table:table-cell>
          <table:table-cell office:value-type="float" office:value="152500" calcext:value-type="float">
            <text:p>152500</text:p>
          </table:table-cell>
          <table:table-cell office:value-type="float" office:value="75" calcext:value-type="float">
            <text:p>75</text:p>
          </table:table-cell>
          <table:table-cell table:style-name="ce2" table:formula="of:=[.$C$1]+([.A865]*[.$F$1]) + ([.C865]*[.$F$2])" office:value-type="float" office:value="151140" calcext:value-type="float">
            <text:p>151140</text:p>
          </table:table-cell>
          <table:table-cell table:style-name="ce3" table:formula="of:=[.F865]-[.H865]" office:value-type="float" office:value="1360" calcext:value-type="float">
            <text:p>+136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86" calcext:value-type="float">
            <text:p>486</text:p>
          </table:table-cell>
          <table:table-cell office:value-type="float" office:value="152474" calcext:value-type="float">
            <text:p>152474</text:p>
          </table:table-cell>
          <table:table-cell office:value-type="float" office:value="152577" calcext:value-type="float">
            <text:p>152577</text:p>
          </table:table-cell>
          <table:table-cell office:value-type="float" office:value="152522" calcext:value-type="float">
            <text:p>152522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866]*[.$F$1]) + ([.C866]*[.$F$2])" office:value-type="float" office:value="153030" calcext:value-type="float">
            <text:p>153030</text:p>
          </table:table-cell>
          <table:table-cell table:style-name="ce3" table:formula="of:=[.F866]-[.H866]" office:value-type="float" office:value="-508" calcext:value-type="float">
            <text:p>-50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04" calcext:value-type="float">
            <text:p>504</text:p>
          </table:table-cell>
          <table:table-cell office:value-type="float" office:value="152385" calcext:value-type="float">
            <text:p>152385</text:p>
          </table:table-cell>
          <table:table-cell office:value-type="float" office:value="152521" calcext:value-type="float">
            <text:p>152521</text:p>
          </table:table-cell>
          <table:table-cell office:value-type="float" office:value="152465" calcext:value-type="float">
            <text:p>152465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867]*[.$F$1]) + ([.C867]*[.$F$2])" office:value-type="float" office:value="154920" calcext:value-type="float">
            <text:p>154920</text:p>
          </table:table-cell>
          <table:table-cell table:style-name="ce3" table:formula="of:=[.F867]-[.H867]" office:value-type="float" office:value="-2455" calcext:value-type="float">
            <text:p>-245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22" calcext:value-type="float">
            <text:p>522</text:p>
          </table:table-cell>
          <table:table-cell office:value-type="float" office:value="156786" calcext:value-type="float">
            <text:p>156786</text:p>
          </table:table-cell>
          <table:table-cell office:value-type="float" office:value="156931" calcext:value-type="float">
            <text:p>156931</text:p>
          </table:table-cell>
          <table:table-cell office:value-type="float" office:value="156870" calcext:value-type="float">
            <text:p>156870</text:p>
          </table:table-cell>
          <table:table-cell office:value-type="float" office:value="145" calcext:value-type="float">
            <text:p>145</text:p>
          </table:table-cell>
          <table:table-cell table:style-name="ce2" table:formula="of:=[.$C$1]+([.A868]*[.$F$1]) + ([.C868]*[.$F$2])" office:value-type="float" office:value="156810" calcext:value-type="float">
            <text:p>156810</text:p>
          </table:table-cell>
          <table:table-cell table:style-name="ce3" table:formula="of:=[.F868]-[.H868]" office:value-type="float" office:value="60" calcext:value-type="float">
            <text:p>+6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 office:value-type="float" office:value="156692" calcext:value-type="float">
            <text:p>156692</text:p>
          </table:table-cell>
          <table:table-cell office:value-type="float" office:value="156884" calcext:value-type="float">
            <text:p>156884</text:p>
          </table:table-cell>
          <table:table-cell office:value-type="float" office:value="156803" calcext:value-type="float">
            <text:p>156803</text:p>
          </table:table-cell>
          <table:table-cell office:value-type="float" office:value="192" calcext:value-type="float">
            <text:p>192</text:p>
          </table:table-cell>
          <table:table-cell table:style-name="ce2" table:formula="of:=[.$C$1]+([.A869]*[.$F$1]) + ([.C869]*[.$F$2])" office:value-type="float" office:value="158700" calcext:value-type="float">
            <text:p>158700</text:p>
          </table:table-cell>
          <table:table-cell table:style-name="ce3" table:formula="of:=[.F869]-[.H869]" office:value-type="float" office:value="-1897" calcext:value-type="float">
            <text:p>-189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58" calcext:value-type="float">
            <text:p>558</text:p>
          </table:table-cell>
          <table:table-cell office:value-type="float" office:value="161218" calcext:value-type="float">
            <text:p>161218</text:p>
          </table:table-cell>
          <table:table-cell office:value-type="float" office:value="161308" calcext:value-type="float">
            <text:p>161308</text:p>
          </table:table-cell>
          <table:table-cell office:value-type="float" office:value="161252" calcext:value-type="float">
            <text:p>161252</text:p>
          </table:table-cell>
          <table:table-cell office:value-type="float" office:value="90" calcext:value-type="float">
            <text:p>90</text:p>
          </table:table-cell>
          <table:table-cell table:style-name="ce2" table:formula="of:=[.$C$1]+([.A870]*[.$F$1]) + ([.C870]*[.$F$2])" office:value-type="float" office:value="160590" calcext:value-type="float">
            <text:p>160590</text:p>
          </table:table-cell>
          <table:table-cell table:style-name="ce3" table:formula="of:=[.F870]-[.H870]" office:value-type="float" office:value="662" calcext:value-type="float">
            <text:p>+662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76" calcext:value-type="float">
            <text:p>576</text:p>
          </table:table-cell>
          <table:table-cell office:value-type="float" office:value="161175" calcext:value-type="float">
            <text:p>161175</text:p>
          </table:table-cell>
          <table:table-cell office:value-type="float" office:value="161331" calcext:value-type="float">
            <text:p>161331</text:p>
          </table:table-cell>
          <table:table-cell office:value-type="float" office:value="161249" calcext:value-type="float">
            <text:p>161249</text:p>
          </table:table-cell>
          <table:table-cell office:value-type="float" office:value="156" calcext:value-type="float">
            <text:p>156</text:p>
          </table:table-cell>
          <table:table-cell table:style-name="ce2" table:formula="of:=[.$C$1]+([.A871]*[.$F$1]) + ([.C871]*[.$F$2])" office:value-type="float" office:value="162480" calcext:value-type="float">
            <text:p>162480</text:p>
          </table:table-cell>
          <table:table-cell table:style-name="ce3" table:formula="of:=[.F871]-[.H871]" office:value-type="float" office:value="-1231" calcext:value-type="float">
            <text:p>-123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94" calcext:value-type="float">
            <text:p>594</text:p>
          </table:table-cell>
          <table:table-cell office:value-type="float" office:value="165633" calcext:value-type="float">
            <text:p>165633</text:p>
          </table:table-cell>
          <table:table-cell office:value-type="float" office:value="165786" calcext:value-type="float">
            <text:p>165786</text:p>
          </table:table-cell>
          <table:table-cell office:value-type="float" office:value="165710" calcext:value-type="float">
            <text:p>165710</text:p>
          </table:table-cell>
          <table:table-cell office:value-type="float" office:value="153" calcext:value-type="float">
            <text:p>153</text:p>
          </table:table-cell>
          <table:table-cell table:style-name="ce2" table:formula="of:=[.$C$1]+([.A872]*[.$F$1]) + ([.C872]*[.$F$2])" office:value-type="float" office:value="164370" calcext:value-type="float">
            <text:p>164370</text:p>
          </table:table-cell>
          <table:table-cell table:style-name="ce3" table:formula="of:=[.F872]-[.H872]" office:value-type="float" office:value="1340" calcext:value-type="float">
            <text:p>+134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12" calcext:value-type="float">
            <text:p>612</text:p>
          </table:table-cell>
          <table:table-cell office:value-type="float" office:value="165647" calcext:value-type="float">
            <text:p>165647</text:p>
          </table:table-cell>
          <table:table-cell office:value-type="float" office:value="165742" calcext:value-type="float">
            <text:p>165742</text:p>
          </table:table-cell>
          <table:table-cell office:value-type="float" office:value="165692" calcext:value-type="float">
            <text:p>165692</text:p>
          </table:table-cell>
          <table:table-cell office:value-type="float" office:value="95" calcext:value-type="float">
            <text:p>95</text:p>
          </table:table-cell>
          <table:table-cell table:style-name="ce2" table:formula="of:=[.$C$1]+([.A873]*[.$F$1]) + ([.C873]*[.$F$2])" office:value-type="float" office:value="166260" calcext:value-type="float">
            <text:p>166260</text:p>
          </table:table-cell>
          <table:table-cell table:style-name="ce3" table:formula="of:=[.F873]-[.H873]" office:value-type="float" office:value="-568" calcext:value-type="float">
            <text:p>-56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office:value-type="float" office:value="165648" calcext:value-type="float">
            <text:p>165648</text:p>
          </table:table-cell>
          <table:table-cell office:value-type="float" office:value="165751" calcext:value-type="float">
            <text:p>165751</text:p>
          </table:table-cell>
          <table:table-cell office:value-type="float" office:value="165710" calcext:value-type="float">
            <text:p>165710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874]*[.$F$1]) + ([.C874]*[.$F$2])" office:value-type="float" office:value="168150" calcext:value-type="float">
            <text:p>168150</text:p>
          </table:table-cell>
          <table:table-cell table:style-name="ce3" table:formula="of:=[.F874]-[.H874]" office:value-type="float" office:value="-2440" calcext:value-type="float">
            <text:p>-244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648" calcext:value-type="float">
            <text:p>648</text:p>
          </table:table-cell>
          <table:table-cell office:value-type="float" office:value="170013" calcext:value-type="float">
            <text:p>170013</text:p>
          </table:table-cell>
          <table:table-cell office:value-type="float" office:value="170176" calcext:value-type="float">
            <text:p>170176</text:p>
          </table:table-cell>
          <table:table-cell office:value-type="float" office:value="170097" calcext:value-type="float">
            <text:p>170097</text:p>
          </table:table-cell>
          <table:table-cell office:value-type="float" office:value="163" calcext:value-type="float">
            <text:p>163</text:p>
          </table:table-cell>
          <table:table-cell table:style-name="ce2" table:formula="of:=[.$C$1]+([.A875]*[.$F$1]) + ([.C875]*[.$F$2])" office:value-type="float" office:value="170040" calcext:value-type="float">
            <text:p>170040</text:p>
          </table:table-cell>
          <table:table-cell table:style-name="ce3" table:formula="of:=[.F875]-[.H875]" office:value-type="float" office:value="57" calcext:value-type="float">
            <text:p>+5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66" calcext:value-type="float">
            <text:p>666</text:p>
          </table:table-cell>
          <table:table-cell office:value-type="float" office:value="169997" calcext:value-type="float">
            <text:p>169997</text:p>
          </table:table-cell>
          <table:table-cell office:value-type="float" office:value="170191" calcext:value-type="float">
            <text:p>170191</text:p>
          </table:table-cell>
          <table:table-cell office:value-type="float" office:value="170110" calcext:value-type="float">
            <text:p>170110</text:p>
          </table:table-cell>
          <table:table-cell office:value-type="float" office:value="194" calcext:value-type="float">
            <text:p>194</text:p>
          </table:table-cell>
          <table:table-cell table:style-name="ce2" table:formula="of:=[.$C$1]+([.A876]*[.$F$1]) + ([.C876]*[.$F$2])" office:value-type="float" office:value="171930" calcext:value-type="float">
            <text:p>171930</text:p>
          </table:table-cell>
          <table:table-cell table:style-name="ce3" table:formula="of:=[.F876]-[.H876]" office:value-type="float" office:value="-1820" calcext:value-type="float">
            <text:p>-182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84" calcext:value-type="float">
            <text:p>684</text:p>
          </table:table-cell>
          <table:table-cell office:value-type="float" office:value="174374" calcext:value-type="float">
            <text:p>174374</text:p>
          </table:table-cell>
          <table:table-cell office:value-type="float" office:value="174580" calcext:value-type="float">
            <text:p>174580</text:p>
          </table:table-cell>
          <table:table-cell office:value-type="float" office:value="174506" calcext:value-type="float">
            <text:p>174506</text:p>
          </table:table-cell>
          <table:table-cell office:value-type="float" office:value="206" calcext:value-type="float">
            <text:p>206</text:p>
          </table:table-cell>
          <table:table-cell table:style-name="ce2" table:formula="of:=[.$C$1]+([.A877]*[.$F$1]) + ([.C877]*[.$F$2])" office:value-type="float" office:value="173820" calcext:value-type="float">
            <text:p>173820</text:p>
          </table:table-cell>
          <table:table-cell table:style-name="ce3" table:formula="of:=[.F877]-[.H877]" office:value-type="float" office:value="686" calcext:value-type="float">
            <text:p>+68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702" calcext:value-type="float">
            <text:p>702</text:p>
          </table:table-cell>
          <table:table-cell office:value-type="float" office:value="174346" calcext:value-type="float">
            <text:p>174346</text:p>
          </table:table-cell>
          <table:table-cell office:value-type="float" office:value="174416" calcext:value-type="float">
            <text:p>174416</text:p>
          </table:table-cell>
          <table:table-cell office:value-type="float" office:value="174391" calcext:value-type="float">
            <text:p>174391</text:p>
          </table:table-cell>
          <table:table-cell office:value-type="float" office:value="70" calcext:value-type="float">
            <text:p>70</text:p>
          </table:table-cell>
          <table:table-cell table:style-name="ce2" table:formula="of:=[.$C$1]+([.A878]*[.$F$1]) + ([.C878]*[.$F$2])" office:value-type="float" office:value="175710" calcext:value-type="float">
            <text:p>175710</text:p>
          </table:table-cell>
          <table:table-cell table:style-name="ce3" table:formula="of:=[.F878]-[.H878]" office:value-type="float" office:value="-1319" calcext:value-type="float">
            <text:p>-131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78772" calcext:value-type="float">
            <text:p>178772</text:p>
          </table:table-cell>
          <table:table-cell office:value-type="float" office:value="178954" calcext:value-type="float">
            <text:p>178954</text:p>
          </table:table-cell>
          <table:table-cell office:value-type="float" office:value="178871" calcext:value-type="float">
            <text:p>178871</text:p>
          </table:table-cell>
          <table:table-cell office:value-type="float" office:value="182" calcext:value-type="float">
            <text:p>182</text:p>
          </table:table-cell>
          <table:table-cell table:style-name="ce2" table:formula="of:=[.$C$1]+([.A879]*[.$F$1]) + ([.C879]*[.$F$2])" office:value-type="float" office:value="177600" calcext:value-type="float">
            <text:p>177600</text:p>
          </table:table-cell>
          <table:table-cell table:style-name="ce3" table:formula="of:=[.F879]-[.H879]" office:value-type="float" office:value="1271" calcext:value-type="float">
            <text:p>+127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738" calcext:value-type="float">
            <text:p>738</text:p>
          </table:table-cell>
          <table:table-cell office:value-type="float" office:value="178755" calcext:value-type="float">
            <text:p>178755</text:p>
          </table:table-cell>
          <table:table-cell office:value-type="float" office:value="178902" calcext:value-type="float">
            <text:p>178902</text:p>
          </table:table-cell>
          <table:table-cell office:value-type="float" office:value="178815" calcext:value-type="float">
            <text:p>178815</text:p>
          </table:table-cell>
          <table:table-cell office:value-type="float" office:value="147" calcext:value-type="float">
            <text:p>147</text:p>
          </table:table-cell>
          <table:table-cell table:style-name="ce2" table:formula="of:=[.$C$1]+([.A880]*[.$F$1]) + ([.C880]*[.$F$2])" office:value-type="float" office:value="179490" calcext:value-type="float">
            <text:p>179490</text:p>
          </table:table-cell>
          <table:table-cell table:style-name="ce3" table:formula="of:=[.F880]-[.H880]" office:value-type="float" office:value="-675" calcext:value-type="float">
            <text:p>-67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756" calcext:value-type="float">
            <text:p>756</text:p>
          </table:table-cell>
          <table:table-cell office:value-type="float" office:value="178835" calcext:value-type="float">
            <text:p>178835</text:p>
          </table:table-cell>
          <table:table-cell office:value-type="float" office:value="178961" calcext:value-type="float">
            <text:p>178961</text:p>
          </table:table-cell>
          <table:table-cell office:value-type="float" office:value="178899" calcext:value-type="float">
            <text:p>178899</text:p>
          </table:table-cell>
          <table:table-cell office:value-type="float" office:value="126" calcext:value-type="float">
            <text:p>126</text:p>
          </table:table-cell>
          <table:table-cell table:style-name="ce2" table:formula="of:=[.$C$1]+([.A881]*[.$F$1]) + ([.C881]*[.$F$2])" office:value-type="float" office:value="181380" calcext:value-type="float">
            <text:p>181380</text:p>
          </table:table-cell>
          <table:table-cell table:style-name="ce3" table:formula="of:=[.F881]-[.H881]" office:value-type="float" office:value="-2481" calcext:value-type="float">
            <text:p>-248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74" calcext:value-type="float">
            <text:p>774</text:p>
          </table:table-cell>
          <table:table-cell office:value-type="float" office:value="183136" calcext:value-type="float">
            <text:p>183136</text:p>
          </table:table-cell>
          <table:table-cell office:value-type="float" office:value="183341" calcext:value-type="float">
            <text:p>183341</text:p>
          </table:table-cell>
          <table:table-cell office:value-type="float" office:value="183256" calcext:value-type="float">
            <text:p>183256</text:p>
          </table:table-cell>
          <table:table-cell office:value-type="float" office:value="205" calcext:value-type="float">
            <text:p>205</text:p>
          </table:table-cell>
          <table:table-cell table:style-name="ce2" table:formula="of:=[.$C$1]+([.A882]*[.$F$1]) + ([.C882]*[.$F$2])" office:value-type="float" office:value="183270" calcext:value-type="float">
            <text:p>183270</text:p>
          </table:table-cell>
          <table:table-cell table:style-name="ce3" table:formula="of:=[.F882]-[.H882]" office:value-type="float" office:value="-14" calcext:value-type="float">
            <text:p>-14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792" calcext:value-type="float">
            <text:p>792</text:p>
          </table:table-cell>
          <table:table-cell office:value-type="float" office:value="183144" calcext:value-type="float">
            <text:p>183144</text:p>
          </table:table-cell>
          <table:table-cell office:value-type="float" office:value="183207" calcext:value-type="float">
            <text:p>183207</text:p>
          </table:table-cell>
          <table:table-cell office:value-type="float" office:value="183170" calcext:value-type="float">
            <text:p>183170</text:p>
          </table:table-cell>
          <table:table-cell office:value-type="float" office:value="63" calcext:value-type="float">
            <text:p>63</text:p>
          </table:table-cell>
          <table:table-cell table:style-name="ce2" table:formula="of:=[.$C$1]+([.A883]*[.$F$1]) + ([.C883]*[.$F$2])" office:value-type="float" office:value="185160" calcext:value-type="float">
            <text:p>185160</text:p>
          </table:table-cell>
          <table:table-cell table:style-name="ce3" table:formula="of:=[.F883]-[.H883]" office:value-type="float" office:value="-1990" calcext:value-type="float">
            <text:p>-199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810" calcext:value-type="float">
            <text:p>810</text:p>
          </table:table-cell>
          <table:table-cell office:value-type="float" office:value="187538" calcext:value-type="float">
            <text:p>187538</text:p>
          </table:table-cell>
          <table:table-cell office:value-type="float" office:value="187617" calcext:value-type="float">
            <text:p>187617</text:p>
          </table:table-cell>
          <table:table-cell office:value-type="float" office:value="187580" calcext:value-type="float">
            <text:p>187580</text:p>
          </table:table-cell>
          <table:table-cell office:value-type="float" office:value="79" calcext:value-type="float">
            <text:p>79</text:p>
          </table:table-cell>
          <table:table-cell table:style-name="ce2" table:formula="of:=[.$C$1]+([.A884]*[.$F$1]) + ([.C884]*[.$F$2])" office:value-type="float" office:value="187050" calcext:value-type="float">
            <text:p>187050</text:p>
          </table:table-cell>
          <table:table-cell table:style-name="ce3" table:formula="of:=[.F884]-[.H884]" office:value-type="float" office:value="530" calcext:value-type="float">
            <text:p>+53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28" calcext:value-type="float">
            <text:p>828</text:p>
          </table:table-cell>
          <table:table-cell office:value-type="float" office:value="187661" calcext:value-type="float">
            <text:p>187661</text:p>
          </table:table-cell>
          <table:table-cell office:value-type="float" office:value="187731" calcext:value-type="float">
            <text:p>187731</text:p>
          </table:table-cell>
          <table:table-cell office:value-type="float" office:value="187706" calcext:value-type="float">
            <text:p>187706</text:p>
          </table:table-cell>
          <table:table-cell office:value-type="float" office:value="70" calcext:value-type="float">
            <text:p>70</text:p>
          </table:table-cell>
          <table:table-cell table:style-name="ce2" table:formula="of:=[.$C$1]+([.A885]*[.$F$1]) + ([.C885]*[.$F$2])" office:value-type="float" office:value="188940" calcext:value-type="float">
            <text:p>188940</text:p>
          </table:table-cell>
          <table:table-cell table:style-name="ce3" table:formula="of:=[.F885]-[.H885]" office:value-type="float" office:value="-1234" calcext:value-type="float">
            <text:p>-1234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846" calcext:value-type="float">
            <text:p>846</text:p>
          </table:table-cell>
          <table:table-cell office:value-type="float" office:value="191949" calcext:value-type="float">
            <text:p>191949</text:p>
          </table:table-cell>
          <table:table-cell office:value-type="float" office:value="192032" calcext:value-type="float">
            <text:p>192032</text:p>
          </table:table-cell>
          <table:table-cell office:value-type="float" office:value="191993" calcext:value-type="float">
            <text:p>191993</text:p>
          </table:table-cell>
          <table:table-cell office:value-type="float" office:value="83" calcext:value-type="float">
            <text:p>83</text:p>
          </table:table-cell>
          <table:table-cell table:style-name="ce2" table:formula="of:=[.$C$1]+([.A886]*[.$F$1]) + ([.C886]*[.$F$2])" office:value-type="float" office:value="190830" calcext:value-type="float">
            <text:p>190830</text:p>
          </table:table-cell>
          <table:table-cell table:style-name="ce3" table:formula="of:=[.F886]-[.H886]" office:value-type="float" office:value="1163" calcext:value-type="float">
            <text:p>+116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864" calcext:value-type="float">
            <text:p>864</text:p>
          </table:table-cell>
          <table:table-cell office:value-type="float" office:value="191939" calcext:value-type="float">
            <text:p>191939</text:p>
          </table:table-cell>
          <table:table-cell office:value-type="float" office:value="192110" calcext:value-type="float">
            <text:p>192110</text:p>
          </table:table-cell>
          <table:table-cell office:value-type="float" office:value="192013" calcext:value-type="float">
            <text:p>192013</text:p>
          </table:table-cell>
          <table:table-cell office:value-type="float" office:value="171" calcext:value-type="float">
            <text:p>171</text:p>
          </table:table-cell>
          <table:table-cell table:style-name="ce2" table:formula="of:=[.$C$1]+([.A887]*[.$F$1]) + ([.C887]*[.$F$2])" office:value-type="float" office:value="192720" calcext:value-type="float">
            <text:p>192720</text:p>
          </table:table-cell>
          <table:table-cell table:style-name="ce3" table:formula="of:=[.F887]-[.H887]" office:value-type="float" office:value="-707" calcext:value-type="float">
            <text:p>-70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882" calcext:value-type="float">
            <text:p>882</text:p>
          </table:table-cell>
          <table:table-cell office:value-type="float" office:value="191978" calcext:value-type="float">
            <text:p>191978</text:p>
          </table:table-cell>
          <table:table-cell office:value-type="float" office:value="192046" calcext:value-type="float">
            <text:p>192046</text:p>
          </table:table-cell>
          <table:table-cell office:value-type="float" office:value="192001" calcext:value-type="float">
            <text:p>192001</text:p>
          </table:table-cell>
          <table:table-cell office:value-type="float" office:value="68" calcext:value-type="float">
            <text:p>68</text:p>
          </table:table-cell>
          <table:table-cell table:style-name="ce2" table:formula="of:=[.$C$1]+([.A888]*[.$F$1]) + ([.C888]*[.$F$2])" office:value-type="float" office:value="194610" calcext:value-type="float">
            <text:p>194610</text:p>
          </table:table-cell>
          <table:table-cell table:style-name="ce3" table:formula="of:=[.F888]-[.H888]" office:value-type="float" office:value="-2609" calcext:value-type="float">
            <text:p>-2609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9462" calcext:value-type="float">
            <text:p>109462</text:p>
          </table:table-cell>
          <table:table-cell office:value-type="float" office:value="109641" calcext:value-type="float">
            <text:p>109641</text:p>
          </table:table-cell>
          <table:table-cell office:value-type="float" office:value="109545" calcext:value-type="float">
            <text:p>109545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889]*[.$F$1]) + ([.C889]*[.$F$2])" office:value-type="float" office:value="109245" calcext:value-type="float">
            <text:p>109245</text:p>
          </table:table-cell>
          <table:table-cell table:style-name="ce3" table:formula="of:=[.F889]-[.H889]" office:value-type="float" office:value="300" calcext:value-type="float">
            <text:p>+30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09468" calcext:value-type="float">
            <text:p>109468</text:p>
          </table:table-cell>
          <table:table-cell office:value-type="float" office:value="109582" calcext:value-type="float">
            <text:p>109582</text:p>
          </table:table-cell>
          <table:table-cell office:value-type="float" office:value="109517" calcext:value-type="float">
            <text:p>109517</text:p>
          </table:table-cell>
          <table:table-cell office:value-type="float" office:value="114" calcext:value-type="float">
            <text:p>114</text:p>
          </table:table-cell>
          <table:table-cell table:style-name="ce2" table:formula="of:=[.$C$1]+([.A890]*[.$F$1]) + ([.C890]*[.$F$2])" office:value-type="float" office:value="111240" calcext:value-type="float">
            <text:p>111240</text:p>
          </table:table-cell>
          <table:table-cell table:style-name="ce3" table:formula="of:=[.F890]-[.H890]" office:value-type="float" office:value="-1723" calcext:value-type="float">
            <text:p>-1723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14127" calcext:value-type="float">
            <text:p>114127</text:p>
          </table:table-cell>
          <table:table-cell office:value-type="float" office:value="114260" calcext:value-type="float">
            <text:p>114260</text:p>
          </table:table-cell>
          <table:table-cell office:value-type="float" office:value="114192" calcext:value-type="float">
            <text:p>114192</text:p>
          </table:table-cell>
          <table:table-cell office:value-type="float" office:value="133" calcext:value-type="float">
            <text:p>133</text:p>
          </table:table-cell>
          <table:table-cell table:style-name="ce2" table:formula="of:=[.$C$1]+([.A891]*[.$F$1]) + ([.C891]*[.$F$2])" office:value-type="float" office:value="113235" calcext:value-type="float">
            <text:p>113235</text:p>
          </table:table-cell>
          <table:table-cell table:style-name="ce3" table:formula="of:=[.F891]-[.H891]" office:value-type="float" office:value="957" calcext:value-type="float">
            <text:p>+95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14125" calcext:value-type="float">
            <text:p>11412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14167" calcext:value-type="float">
            <text:p>114167</text:p>
          </table:table-cell>
          <table:table-cell office:value-type="float" office:value="92" calcext:value-type="float">
            <text:p>92</text:p>
          </table:table-cell>
          <table:table-cell table:style-name="ce2" table:formula="of:=[.$C$1]+([.A892]*[.$F$1]) + ([.C892]*[.$F$2])" office:value-type="float" office:value="115230" calcext:value-type="float">
            <text:p>115230</text:p>
          </table:table-cell>
          <table:table-cell table:style-name="ce3" table:formula="of:=[.F892]-[.H892]" office:value-type="float" office:value="-1063" calcext:value-type="float">
            <text:p>-1063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18705" calcext:value-type="float">
            <text:p>118705</text:p>
          </table:table-cell>
          <table:table-cell office:value-type="float" office:value="118875" calcext:value-type="float">
            <text:p>118875</text:p>
          </table:table-cell>
          <table:table-cell office:value-type="float" office:value="118801" calcext:value-type="float">
            <text:p>118801</text:p>
          </table:table-cell>
          <table:table-cell office:value-type="float" office:value="170" calcext:value-type="float">
            <text:p>170</text:p>
          </table:table-cell>
          <table:table-cell table:style-name="ce2" table:formula="of:=[.$C$1]+([.A893]*[.$F$1]) + ([.C893]*[.$F$2])" office:value-type="float" office:value="117225" calcext:value-type="float">
            <text:p>117225</text:p>
          </table:table-cell>
          <table:table-cell table:style-name="ce3" table:formula="of:=[.F893]-[.H893]" office:value-type="float" office:value="1576" calcext:value-type="float">
            <text:p>+157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18746" calcext:value-type="float">
            <text:p>118746</text:p>
          </table:table-cell>
          <table:table-cell office:value-type="float" office:value="118919" calcext:value-type="float">
            <text:p>118919</text:p>
          </table:table-cell>
          <table:table-cell office:value-type="float" office:value="118827" calcext:value-type="float">
            <text:p>118827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894]*[.$F$1]) + ([.C894]*[.$F$2])" office:value-type="float" office:value="119220" calcext:value-type="float">
            <text:p>119220</text:p>
          </table:table-cell>
          <table:table-cell table:style-name="ce3" table:formula="of:=[.F894]-[.H894]" office:value-type="float" office:value="-393" calcext:value-type="float">
            <text:p>-393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18707" calcext:value-type="float">
            <text:p>118707</text:p>
          </table:table-cell>
          <table:table-cell office:value-type="float" office:value="118884" calcext:value-type="float">
            <text:p>118884</text:p>
          </table:table-cell>
          <table:table-cell office:value-type="float" office:value="118791" calcext:value-type="float">
            <text:p>118791</text:p>
          </table:table-cell>
          <table:table-cell office:value-type="float" office:value="177" calcext:value-type="float">
            <text:p>177</text:p>
          </table:table-cell>
          <table:table-cell table:style-name="ce2" table:formula="of:=[.$C$1]+([.A895]*[.$F$1]) + ([.C895]*[.$F$2])" office:value-type="float" office:value="121215" calcext:value-type="float">
            <text:p>121215</text:p>
          </table:table-cell>
          <table:table-cell table:style-name="ce3" table:formula="of:=[.F895]-[.H895]" office:value-type="float" office:value="-2424" calcext:value-type="float">
            <text:p>-2424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23361" calcext:value-type="float">
            <text:p>123361</text:p>
          </table:table-cell>
          <table:table-cell office:value-type="float" office:value="123535" calcext:value-type="float">
            <text:p>123535</text:p>
          </table:table-cell>
          <table:table-cell office:value-type="float" office:value="123451" calcext:value-type="float">
            <text:p>123451</text:p>
          </table:table-cell>
          <table:table-cell office:value-type="float" office:value="174" calcext:value-type="float">
            <text:p>174</text:p>
          </table:table-cell>
          <table:table-cell table:style-name="ce2" table:formula="of:=[.$C$1]+([.A896]*[.$F$1]) + ([.C896]*[.$F$2])" office:value-type="float" office:value="123210" calcext:value-type="float">
            <text:p>123210</text:p>
          </table:table-cell>
          <table:table-cell table:style-name="ce3" table:formula="of:=[.F896]-[.H896]" office:value-type="float" office:value="241" calcext:value-type="float">
            <text:p>+24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23368" calcext:value-type="float">
            <text:p>123368</text:p>
          </table:table-cell>
          <table:table-cell office:value-type="float" office:value="123544" calcext:value-type="float">
            <text:p>123544</text:p>
          </table:table-cell>
          <table:table-cell office:value-type="float" office:value="123460" calcext:value-type="float">
            <text:p>123460</text:p>
          </table:table-cell>
          <table:table-cell office:value-type="float" office:value="176" calcext:value-type="float">
            <text:p>176</text:p>
          </table:table-cell>
          <table:table-cell table:style-name="ce2" table:formula="of:=[.$C$1]+([.A897]*[.$F$1]) + ([.C897]*[.$F$2])" office:value-type="float" office:value="125205" calcext:value-type="float">
            <text:p>125205</text:p>
          </table:table-cell>
          <table:table-cell table:style-name="ce3" table:formula="of:=[.F897]-[.H897]" office:value-type="float" office:value="-1745" calcext:value-type="float">
            <text:p>-174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127987" calcext:value-type="float">
            <text:p>127987</text:p>
          </table:table-cell>
          <table:table-cell office:value-type="float" office:value="128128" calcext:value-type="float">
            <text:p>128128</text:p>
          </table:table-cell>
          <table:table-cell office:value-type="float" office:value="128044" calcext:value-type="float">
            <text:p>128044</text:p>
          </table:table-cell>
          <table:table-cell office:value-type="float" office:value="141" calcext:value-type="float">
            <text:p>141</text:p>
          </table:table-cell>
          <table:table-cell table:style-name="ce2" table:formula="of:=[.$C$1]+([.A898]*[.$F$1]) + ([.C898]*[.$F$2])" office:value-type="float" office:value="127200" calcext:value-type="float">
            <text:p>127200</text:p>
          </table:table-cell>
          <table:table-cell table:style-name="ce3" table:formula="of:=[.F898]-[.H898]" office:value-type="float" office:value="844" calcext:value-type="float">
            <text:p>+844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127959" calcext:value-type="float">
            <text:p>127959</text:p>
          </table:table-cell>
          <table:table-cell office:value-type="float" office:value="128160" calcext:value-type="float">
            <text:p>128160</text:p>
          </table:table-cell>
          <table:table-cell office:value-type="float" office:value="128071" calcext:value-type="float">
            <text:p>128071</text:p>
          </table:table-cell>
          <table:table-cell office:value-type="float" office:value="201" calcext:value-type="float">
            <text:p>201</text:p>
          </table:table-cell>
          <table:table-cell table:style-name="ce2" table:formula="of:=[.$C$1]+([.A899]*[.$F$1]) + ([.C899]*[.$F$2])" office:value-type="float" office:value="129195" calcext:value-type="float">
            <text:p>129195</text:p>
          </table:table-cell>
          <table:table-cell table:style-name="ce3" table:formula="of:=[.F899]-[.H899]" office:value-type="float" office:value="-1124" calcext:value-type="float">
            <text:p>-1124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132601" calcext:value-type="float">
            <text:p>132601</text:p>
          </table:table-cell>
          <table:table-cell office:value-type="float" office:value="132812" calcext:value-type="float">
            <text:p>132812</text:p>
          </table:table-cell>
          <table:table-cell office:value-type="float" office:value="132694" calcext:value-type="float">
            <text:p>132694</text:p>
          </table:table-cell>
          <table:table-cell office:value-type="float" office:value="211" calcext:value-type="float">
            <text:p>211</text:p>
          </table:table-cell>
          <table:table-cell table:style-name="ce2" table:formula="of:=[.$C$1]+([.A900]*[.$F$1]) + ([.C900]*[.$F$2])" office:value-type="float" office:value="131190" calcext:value-type="float">
            <text:p>131190</text:p>
          </table:table-cell>
          <table:table-cell table:style-name="ce3" table:formula="of:=[.F900]-[.H900]" office:value-type="float" office:value="1504" calcext:value-type="float">
            <text:p>+1504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 office:value-type="float" office:value="132641" calcext:value-type="float">
            <text:p>132641</text:p>
          </table:table-cell>
          <table:table-cell office:value-type="float" office:value="132749" calcext:value-type="float">
            <text:p>132749</text:p>
          </table:table-cell>
          <table:table-cell office:value-type="float" office:value="132690" calcext:value-type="float">
            <text:p>132690</text:p>
          </table:table-cell>
          <table:table-cell office:value-type="float" office:value="108" calcext:value-type="float">
            <text:p>108</text:p>
          </table:table-cell>
          <table:table-cell table:style-name="ce2" table:formula="of:=[.$C$1]+([.A901]*[.$F$1]) + ([.C901]*[.$F$2])" office:value-type="float" office:value="133185" calcext:value-type="float">
            <text:p>133185</text:p>
          </table:table-cell>
          <table:table-cell table:style-name="ce3" table:formula="of:=[.F901]-[.H901]" office:value-type="float" office:value="-495" calcext:value-type="float">
            <text:p>-49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office:value-type="float" office:value="132647" calcext:value-type="float">
            <text:p>132647</text:p>
          </table:table-cell>
          <table:table-cell office:value-type="float" office:value="132789" calcext:value-type="float">
            <text:p>132789</text:p>
          </table:table-cell>
          <table:table-cell office:value-type="float" office:value="132729" calcext:value-type="float">
            <text:p>132729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902]*[.$F$1]) + ([.C902]*[.$F$2])" office:value-type="float" office:value="135180" calcext:value-type="float">
            <text:p>135180</text:p>
          </table:table-cell>
          <table:table-cell table:style-name="ce3" table:formula="of:=[.F902]-[.H902]" office:value-type="float" office:value="-2451" calcext:value-type="float">
            <text:p>-245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137298" calcext:value-type="float">
            <text:p>137298</text:p>
          </table:table-cell>
          <table:table-cell office:value-type="float" office:value="137469" calcext:value-type="float">
            <text:p>137469</text:p>
          </table:table-cell>
          <table:table-cell office:value-type="float" office:value="137377" calcext:value-type="float">
            <text:p>137377</text:p>
          </table:table-cell>
          <table:table-cell office:value-type="float" office:value="171" calcext:value-type="float">
            <text:p>171</text:p>
          </table:table-cell>
          <table:table-cell table:style-name="ce2" table:formula="of:=[.$C$1]+([.A903]*[.$F$1]) + ([.C903]*[.$F$2])" office:value-type="float" office:value="137175" calcext:value-type="float">
            <text:p>137175</text:p>
          </table:table-cell>
          <table:table-cell table:style-name="ce3" table:formula="of:=[.F903]-[.H903]" office:value-type="float" office:value="202" calcext:value-type="float">
            <text:p>+202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office:value-type="float" office:value="137342" calcext:value-type="float">
            <text:p>137342</text:p>
          </table:table-cell>
          <table:table-cell office:value-type="float" office:value="137448" calcext:value-type="float">
            <text:p>137448</text:p>
          </table:table-cell>
          <table:table-cell office:value-type="float" office:value="137400" calcext:value-type="float">
            <text:p>137400</text:p>
          </table:table-cell>
          <table:table-cell office:value-type="float" office:value="106" calcext:value-type="float">
            <text:p>106</text:p>
          </table:table-cell>
          <table:table-cell table:style-name="ce2" table:formula="of:=[.$C$1]+([.A904]*[.$F$1]) + ([.C904]*[.$F$2])" office:value-type="float" office:value="139170" calcext:value-type="float">
            <text:p>139170</text:p>
          </table:table-cell>
          <table:table-cell table:style-name="ce3" table:formula="of:=[.F904]-[.H904]" office:value-type="float" office:value="-1770" calcext:value-type="float">
            <text:p>-177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141904" calcext:value-type="float">
            <text:p>141904</text:p>
          </table:table-cell>
          <table:table-cell office:value-type="float" office:value="142055" calcext:value-type="float">
            <text:p>142055</text:p>
          </table:table-cell>
          <table:table-cell office:value-type="float" office:value="141983" calcext:value-type="float">
            <text:p>141983</text:p>
          </table:table-cell>
          <table:table-cell office:value-type="float" office:value="151" calcext:value-type="float">
            <text:p>151</text:p>
          </table:table-cell>
          <table:table-cell table:style-name="ce2" table:formula="of:=[.$C$1]+([.A905]*[.$F$1]) + ([.C905]*[.$F$2])" office:value-type="float" office:value="141165" calcext:value-type="float">
            <text:p>141165</text:p>
          </table:table-cell>
          <table:table-cell table:style-name="ce3" table:formula="of:=[.F905]-[.H905]" office:value-type="float" office:value="818" calcext:value-type="float">
            <text:p>+81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office:value-type="float" office:value="142014" calcext:value-type="float">
            <text:p>142014</text:p>
          </table:table-cell>
          <table:table-cell office:value-type="float" office:value="142064" calcext:value-type="float">
            <text:p>142064</text:p>
          </table:table-cell>
          <table:table-cell office:value-type="float" office:value="142036" calcext:value-type="float">
            <text:p>142036</text:p>
          </table:table-cell>
          <table:table-cell office:value-type="float" office:value="50" calcext:value-type="float">
            <text:p>50</text:p>
          </table:table-cell>
          <table:table-cell table:style-name="ce2" table:formula="of:=[.$C$1]+([.A906]*[.$F$1]) + ([.C906]*[.$F$2])" office:value-type="float" office:value="143160" calcext:value-type="float">
            <text:p>143160</text:p>
          </table:table-cell>
          <table:table-cell table:style-name="ce3" table:formula="of:=[.F906]-[.H906]" office:value-type="float" office:value="-1124" calcext:value-type="float">
            <text:p>-112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361" calcext:value-type="float">
            <text:p>361</text:p>
          </table:table-cell>
          <table:table-cell office:value-type="float" office:value="146682" calcext:value-type="float">
            <text:p>146682</text:p>
          </table:table-cell>
          <table:table-cell office:value-type="float" office:value="146750" calcext:value-type="float">
            <text:p>146750</text:p>
          </table:table-cell>
          <table:table-cell office:value-type="float" office:value="146724" calcext:value-type="float">
            <text:p>146724</text:p>
          </table:table-cell>
          <table:table-cell office:value-type="float" office:value="68" calcext:value-type="float">
            <text:p>68</text:p>
          </table:table-cell>
          <table:table-cell table:style-name="ce2" table:formula="of:=[.$C$1]+([.A907]*[.$F$1]) + ([.C907]*[.$F$2])" office:value-type="float" office:value="145155" calcext:value-type="float">
            <text:p>145155</text:p>
          </table:table-cell>
          <table:table-cell table:style-name="ce3" table:formula="of:=[.F907]-[.H907]" office:value-type="float" office:value="1569" calcext:value-type="float">
            <text:p>+1569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float" office:value="146516" calcext:value-type="float">
            <text:p>146516</text:p>
          </table:table-cell>
          <table:table-cell office:value-type="float" office:value="146704" calcext:value-type="float">
            <text:p>146704</text:p>
          </table:table-cell>
          <table:table-cell office:value-type="float" office:value="146622" calcext:value-type="float">
            <text:p>146622</text:p>
          </table:table-cell>
          <table:table-cell office:value-type="float" office:value="188" calcext:value-type="float">
            <text:p>188</text:p>
          </table:table-cell>
          <table:table-cell table:style-name="ce2" table:formula="of:=[.$C$1]+([.A908]*[.$F$1]) + ([.C908]*[.$F$2])" office:value-type="float" office:value="147150" calcext:value-type="float">
            <text:p>147150</text:p>
          </table:table-cell>
          <table:table-cell table:style-name="ce3" table:formula="of:=[.F908]-[.H908]" office:value-type="float" office:value="-528" calcext:value-type="float">
            <text:p>-52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99" calcext:value-type="float">
            <text:p>399</text:p>
          </table:table-cell>
          <table:table-cell office:value-type="float" office:value="146587" calcext:value-type="float">
            <text:p>146587</text:p>
          </table:table-cell>
          <table:table-cell office:value-type="float" office:value="146741" calcext:value-type="float">
            <text:p>146741</text:p>
          </table:table-cell>
          <table:table-cell office:value-type="float" office:value="146649" calcext:value-type="float">
            <text:p>146649</text:p>
          </table:table-cell>
          <table:table-cell office:value-type="float" office:value="154" calcext:value-type="float">
            <text:p>154</text:p>
          </table:table-cell>
          <table:table-cell table:style-name="ce2" table:formula="of:=[.$C$1]+([.A909]*[.$F$1]) + ([.C909]*[.$F$2])" office:value-type="float" office:value="149145" calcext:value-type="float">
            <text:p>149145</text:p>
          </table:table-cell>
          <table:table-cell table:style-name="ce3" table:formula="of:=[.F909]-[.H909]" office:value-type="float" office:value="-2496" calcext:value-type="float">
            <text:p>-249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18" calcext:value-type="float">
            <text:p>418</text:p>
          </table:table-cell>
          <table:table-cell office:value-type="float" office:value="151178" calcext:value-type="float">
            <text:p>151178</text:p>
          </table:table-cell>
          <table:table-cell office:value-type="float" office:value="151352" calcext:value-type="float">
            <text:p>151352</text:p>
          </table:table-cell>
          <table:table-cell office:value-type="float" office:value="151253" calcext:value-type="float">
            <text:p>151253</text:p>
          </table:table-cell>
          <table:table-cell office:value-type="float" office:value="174" calcext:value-type="float">
            <text:p>174</text:p>
          </table:table-cell>
          <table:table-cell table:style-name="ce2" table:formula="of:=[.$C$1]+([.A910]*[.$F$1]) + ([.C910]*[.$F$2])" office:value-type="float" office:value="151140" calcext:value-type="float">
            <text:p>151140</text:p>
          </table:table-cell>
          <table:table-cell table:style-name="ce3" table:formula="of:=[.F910]-[.H910]" office:value-type="float" office:value="113" calcext:value-type="float">
            <text:p>+113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37" calcext:value-type="float">
            <text:p>437</text:p>
          </table:table-cell>
          <table:table-cell office:value-type="float" office:value="151127" calcext:value-type="float">
            <text:p>151127</text:p>
          </table:table-cell>
          <table:table-cell office:value-type="float" office:value="151338" calcext:value-type="float">
            <text:p>151338</text:p>
          </table:table-cell>
          <table:table-cell office:value-type="float" office:value="151235" calcext:value-type="float">
            <text:p>151235</text:p>
          </table:table-cell>
          <table:table-cell office:value-type="float" office:value="211" calcext:value-type="float">
            <text:p>211</text:p>
          </table:table-cell>
          <table:table-cell table:style-name="ce2" table:formula="of:=[.$C$1]+([.A911]*[.$F$1]) + ([.C911]*[.$F$2])" office:value-type="float" office:value="153135" calcext:value-type="float">
            <text:p>153135</text:p>
          </table:table-cell>
          <table:table-cell table:style-name="ce3" table:formula="of:=[.F911]-[.H911]" office:value-type="float" office:value="-1900" calcext:value-type="float">
            <text:p>-190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56" calcext:value-type="float">
            <text:p>456</text:p>
          </table:table-cell>
          <table:table-cell office:value-type="float" office:value="155880" calcext:value-type="float">
            <text:p>155880</text:p>
          </table:table-cell>
          <table:table-cell office:value-type="float" office:value="155951" calcext:value-type="float">
            <text:p>155951</text:p>
          </table:table-cell>
          <table:table-cell office:value-type="float" office:value="155904" calcext:value-type="float">
            <text:p>155904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912]*[.$F$1]) + ([.C912]*[.$F$2])" office:value-type="float" office:value="155130" calcext:value-type="float">
            <text:p>155130</text:p>
          </table:table-cell>
          <table:table-cell table:style-name="ce3" table:formula="of:=[.F912]-[.H912]" office:value-type="float" office:value="774" calcext:value-type="float">
            <text:p>+774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75" calcext:value-type="float">
            <text:p>475</text:p>
          </table:table-cell>
          <table:table-cell office:value-type="float" office:value="155812" calcext:value-type="float">
            <text:p>155812</text:p>
          </table:table-cell>
          <table:table-cell office:value-type="float" office:value="156030" calcext:value-type="float">
            <text:p>156030</text:p>
          </table:table-cell>
          <table:table-cell office:value-type="float" office:value="155921" calcext:value-type="float">
            <text:p>155921</text:p>
          </table:table-cell>
          <table:table-cell office:value-type="float" office:value="218" calcext:value-type="float">
            <text:p>218</text:p>
          </table:table-cell>
          <table:table-cell table:style-name="ce2" table:formula="of:=[.$C$1]+([.A913]*[.$F$1]) + ([.C913]*[.$F$2])" office:value-type="float" office:value="157125" calcext:value-type="float">
            <text:p>157125</text:p>
          </table:table-cell>
          <table:table-cell table:style-name="ce3" table:formula="of:=[.F913]-[.H913]" office:value-type="float" office:value="-1204" calcext:value-type="float">
            <text:p>-1204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94" calcext:value-type="float">
            <text:p>494</text:p>
          </table:table-cell>
          <table:table-cell office:value-type="float" office:value="160499" calcext:value-type="float">
            <text:p>160499</text:p>
          </table:table-cell>
          <table:table-cell office:value-type="float" office:value="160594" calcext:value-type="float">
            <text:p>160594</text:p>
          </table:table-cell>
          <table:table-cell office:value-type="float" office:value="160560" calcext:value-type="float">
            <text:p>160560</text:p>
          </table:table-cell>
          <table:table-cell office:value-type="float" office:value="95" calcext:value-type="float">
            <text:p>95</text:p>
          </table:table-cell>
          <table:table-cell table:style-name="ce2" table:formula="of:=[.$C$1]+([.A914]*[.$F$1]) + ([.C914]*[.$F$2])" office:value-type="float" office:value="159120" calcext:value-type="float">
            <text:p>159120</text:p>
          </table:table-cell>
          <table:table-cell table:style-name="ce3" table:formula="of:=[.F914]-[.H914]" office:value-type="float" office:value="1440" calcext:value-type="float">
            <text:p>+144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float" office:value="160500" calcext:value-type="float">
            <text:p>160500</text:p>
          </table:table-cell>
          <table:table-cell office:value-type="float" office:value="160643" calcext:value-type="float">
            <text:p>160643</text:p>
          </table:table-cell>
          <table:table-cell office:value-type="float" office:value="160570" calcext:value-type="float">
            <text:p>160570</text:p>
          </table:table-cell>
          <table:table-cell office:value-type="float" office:value="143" calcext:value-type="float">
            <text:p>143</text:p>
          </table:table-cell>
          <table:table-cell table:style-name="ce2" table:formula="of:=[.$C$1]+([.A915]*[.$F$1]) + ([.C915]*[.$F$2])" office:value-type="float" office:value="161115" calcext:value-type="float">
            <text:p>161115</text:p>
          </table:table-cell>
          <table:table-cell table:style-name="ce3" table:formula="of:=[.F915]-[.H915]" office:value-type="float" office:value="-545" calcext:value-type="float">
            <text:p>-54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32" calcext:value-type="float">
            <text:p>532</text:p>
          </table:table-cell>
          <table:table-cell office:value-type="float" office:value="160477" calcext:value-type="float">
            <text:p>160477</text:p>
          </table:table-cell>
          <table:table-cell office:value-type="float" office:value="160615" calcext:value-type="float">
            <text:p>160615</text:p>
          </table:table-cell>
          <table:table-cell office:value-type="float" office:value="160545" calcext:value-type="float">
            <text:p>160545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916]*[.$F$1]) + ([.C916]*[.$F$2])" office:value-type="float" office:value="163110" calcext:value-type="float">
            <text:p>163110</text:p>
          </table:table-cell>
          <table:table-cell table:style-name="ce3" table:formula="of:=[.F916]-[.H916]" office:value-type="float" office:value="-2565" calcext:value-type="float">
            <text:p>-256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51" calcext:value-type="float">
            <text:p>551</text:p>
          </table:table-cell>
          <table:table-cell office:value-type="float" office:value="165159" calcext:value-type="float">
            <text:p>165159</text:p>
          </table:table-cell>
          <table:table-cell office:value-type="float" office:value="165290" calcext:value-type="float">
            <text:p>165290</text:p>
          </table:table-cell>
          <table:table-cell office:value-type="float" office:value="165238" calcext:value-type="float">
            <text:p>165238</text:p>
          </table:table-cell>
          <table:table-cell office:value-type="float" office:value="131" calcext:value-type="float">
            <text:p>131</text:p>
          </table:table-cell>
          <table:table-cell table:style-name="ce2" table:formula="of:=[.$C$1]+([.A917]*[.$F$1]) + ([.C917]*[.$F$2])" office:value-type="float" office:value="165105" calcext:value-type="float">
            <text:p>165105</text:p>
          </table:table-cell>
          <table:table-cell table:style-name="ce3" table:formula="of:=[.F917]-[.H917]" office:value-type="float" office:value="133" calcext:value-type="float">
            <text:p>+133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70" calcext:value-type="float">
            <text:p>570</text:p>
          </table:table-cell>
          <table:table-cell office:value-type="float" office:value="165124" calcext:value-type="float">
            <text:p>165124</text:p>
          </table:table-cell>
          <table:table-cell office:value-type="float" office:value="165268" calcext:value-type="float">
            <text:p>165268</text:p>
          </table:table-cell>
          <table:table-cell office:value-type="float" office:value="165198" calcext:value-type="float">
            <text:p>165198</text:p>
          </table:table-cell>
          <table:table-cell office:value-type="float" office:value="144" calcext:value-type="float">
            <text:p>144</text:p>
          </table:table-cell>
          <table:table-cell table:style-name="ce2" table:formula="of:=[.$C$1]+([.A918]*[.$F$1]) + ([.C918]*[.$F$2])" office:value-type="float" office:value="167100" calcext:value-type="float">
            <text:p>167100</text:p>
          </table:table-cell>
          <table:table-cell table:style-name="ce3" table:formula="of:=[.F918]-[.H918]" office:value-type="float" office:value="-1902" calcext:value-type="float">
            <text:p>-1902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589" calcext:value-type="float">
            <text:p>589</text:p>
          </table:table-cell>
          <table:table-cell office:value-type="float" office:value="169740" calcext:value-type="float">
            <text:p>169740</text:p>
          </table:table-cell>
          <table:table-cell office:value-type="float" office:value="169881" calcext:value-type="float">
            <text:p>169881</text:p>
          </table:table-cell>
          <table:table-cell office:value-type="float" office:value="169798" calcext:value-type="float">
            <text:p>169798</text:p>
          </table:table-cell>
          <table:table-cell office:value-type="float" office:value="141" calcext:value-type="float">
            <text:p>141</text:p>
          </table:table-cell>
          <table:table-cell table:style-name="ce2" table:formula="of:=[.$C$1]+([.A919]*[.$F$1]) + ([.C919]*[.$F$2])" office:value-type="float" office:value="169095" calcext:value-type="float">
            <text:p>169095</text:p>
          </table:table-cell>
          <table:table-cell table:style-name="ce3" table:formula="of:=[.F919]-[.H919]" office:value-type="float" office:value="703" calcext:value-type="float">
            <text:p>+703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608" calcext:value-type="float">
            <text:p>608</text:p>
          </table:table-cell>
          <table:table-cell office:value-type="float" office:value="169750" calcext:value-type="float">
            <text:p>169750</text:p>
          </table:table-cell>
          <table:table-cell office:value-type="float" office:value="169815" calcext:value-type="float">
            <text:p>169815</text:p>
          </table:table-cell>
          <table:table-cell office:value-type="float" office:value="169772" calcext:value-type="float">
            <text:p>169772</text:p>
          </table:table-cell>
          <table:table-cell office:value-type="float" office:value="65" calcext:value-type="float">
            <text:p>65</text:p>
          </table:table-cell>
          <table:table-cell table:style-name="ce2" table:formula="of:=[.$C$1]+([.A920]*[.$F$1]) + ([.C920]*[.$F$2])" office:value-type="float" office:value="171090" calcext:value-type="float">
            <text:p>171090</text:p>
          </table:table-cell>
          <table:table-cell table:style-name="ce3" table:formula="of:=[.F920]-[.H920]" office:value-type="float" office:value="-1318" calcext:value-type="float">
            <text:p>-131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office:value-type="float" office:value="174361" calcext:value-type="float">
            <text:p>174361</text:p>
          </table:table-cell>
          <table:table-cell office:value-type="float" office:value="174534" calcext:value-type="float">
            <text:p>174534</text:p>
          </table:table-cell>
          <table:table-cell office:value-type="float" office:value="174453" calcext:value-type="float">
            <text:p>174453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921]*[.$F$1]) + ([.C921]*[.$F$2])" office:value-type="float" office:value="173085" calcext:value-type="float">
            <text:p>173085</text:p>
          </table:table-cell>
          <table:table-cell table:style-name="ce3" table:formula="of:=[.F921]-[.H921]" office:value-type="float" office:value="1368" calcext:value-type="float">
            <text:p>+136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646" calcext:value-type="float">
            <text:p>646</text:p>
          </table:table-cell>
          <table:table-cell office:value-type="float" office:value="174365" calcext:value-type="float">
            <text:p>174365</text:p>
          </table:table-cell>
          <table:table-cell office:value-type="float" office:value="174538" calcext:value-type="float">
            <text:p>174538</text:p>
          </table:table-cell>
          <table:table-cell office:value-type="float" office:value="174447" calcext:value-type="float">
            <text:p>174447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922]*[.$F$1]) + ([.C922]*[.$F$2])" office:value-type="float" office:value="175080" calcext:value-type="float">
            <text:p>175080</text:p>
          </table:table-cell>
          <table:table-cell table:style-name="ce3" table:formula="of:=[.F922]-[.H922]" office:value-type="float" office:value="-633" calcext:value-type="float">
            <text:p>-633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65" calcext:value-type="float">
            <text:p>665</text:p>
          </table:table-cell>
          <table:table-cell office:value-type="float" office:value="174408" calcext:value-type="float">
            <text:p>174408</text:p>
          </table:table-cell>
          <table:table-cell office:value-type="float" office:value="174566" calcext:value-type="float">
            <text:p>174566</text:p>
          </table:table-cell>
          <table:table-cell office:value-type="float" office:value="174486" calcext:value-type="float">
            <text:p>174486</text:p>
          </table:table-cell>
          <table:table-cell office:value-type="float" office:value="158" calcext:value-type="float">
            <text:p>158</text:p>
          </table:table-cell>
          <table:table-cell table:style-name="ce2" table:formula="of:=[.$C$1]+([.A923]*[.$F$1]) + ([.C923]*[.$F$2])" office:value-type="float" office:value="177075" calcext:value-type="float">
            <text:p>177075</text:p>
          </table:table-cell>
          <table:table-cell table:style-name="ce3" table:formula="of:=[.F923]-[.H923]" office:value-type="float" office:value="-2589" calcext:value-type="float">
            <text:p>-2589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684" calcext:value-type="float">
            <text:p>684</text:p>
          </table:table-cell>
          <table:table-cell office:value-type="float" office:value="179018" calcext:value-type="float">
            <text:p>179018</text:p>
          </table:table-cell>
          <table:table-cell office:value-type="float" office:value="179175" calcext:value-type="float">
            <text:p>179175</text:p>
          </table:table-cell>
          <table:table-cell office:value-type="float" office:value="179104" calcext:value-type="float">
            <text:p>179104</text:p>
          </table:table-cell>
          <table:table-cell office:value-type="float" office:value="157" calcext:value-type="float">
            <text:p>157</text:p>
          </table:table-cell>
          <table:table-cell table:style-name="ce2" table:formula="of:=[.$C$1]+([.A924]*[.$F$1]) + ([.C924]*[.$F$2])" office:value-type="float" office:value="179070" calcext:value-type="float">
            <text:p>179070</text:p>
          </table:table-cell>
          <table:table-cell table:style-name="ce3" table:formula="of:=[.F924]-[.H924]" office:value-type="float" office:value="34" calcext:value-type="float">
            <text:p>+34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703" calcext:value-type="float">
            <text:p>703</text:p>
          </table:table-cell>
          <table:table-cell office:value-type="float" office:value="178993" calcext:value-type="float">
            <text:p>178993</text:p>
          </table:table-cell>
          <table:table-cell office:value-type="float" office:value="179131" calcext:value-type="float">
            <text:p>179131</text:p>
          </table:table-cell>
          <table:table-cell office:value-type="float" office:value="179044" calcext:value-type="float">
            <text:p>179044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925]*[.$F$1]) + ([.C925]*[.$F$2])" office:value-type="float" office:value="181065" calcext:value-type="float">
            <text:p>181065</text:p>
          </table:table-cell>
          <table:table-cell table:style-name="ce3" table:formula="of:=[.F925]-[.H925]" office:value-type="float" office:value="-2021" calcext:value-type="float">
            <text:p>-202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722" calcext:value-type="float">
            <text:p>722</text:p>
          </table:table-cell>
          <table:table-cell office:value-type="float" office:value="183705" calcext:value-type="float">
            <text:p>183705</text:p>
          </table:table-cell>
          <table:table-cell office:value-type="float" office:value="183806" calcext:value-type="float">
            <text:p>183806</text:p>
          </table:table-cell>
          <table:table-cell office:value-type="float" office:value="183768" calcext:value-type="float">
            <text:p>183768</text:p>
          </table:table-cell>
          <table:table-cell office:value-type="float" office:value="101" calcext:value-type="float">
            <text:p>101</text:p>
          </table:table-cell>
          <table:table-cell table:style-name="ce2" table:formula="of:=[.$C$1]+([.A926]*[.$F$1]) + ([.C926]*[.$F$2])" office:value-type="float" office:value="183060" calcext:value-type="float">
            <text:p>183060</text:p>
          </table:table-cell>
          <table:table-cell table:style-name="ce3" table:formula="of:=[.F926]-[.H926]" office:value-type="float" office:value="708" calcext:value-type="float">
            <text:p>+70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office:value-type="float" office:value="183645" calcext:value-type="float">
            <text:p>183645</text:p>
          </table:table-cell>
          <table:table-cell office:value-type="float" office:value="183740" calcext:value-type="float">
            <text:p>183740</text:p>
          </table:table-cell>
          <table:table-cell office:value-type="float" office:value="183688" calcext:value-type="float">
            <text:p>183688</text:p>
          </table:table-cell>
          <table:table-cell office:value-type="float" office:value="95" calcext:value-type="float">
            <text:p>95</text:p>
          </table:table-cell>
          <table:table-cell table:style-name="ce2" table:formula="of:=[.$C$1]+([.A927]*[.$F$1]) + ([.C927]*[.$F$2])" office:value-type="float" office:value="185055" calcext:value-type="float">
            <text:p>185055</text:p>
          </table:table-cell>
          <table:table-cell table:style-name="ce3" table:formula="of:=[.F927]-[.H927]" office:value-type="float" office:value="-1367" calcext:value-type="float">
            <text:p>-136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760" calcext:value-type="float">
            <text:p>760</text:p>
          </table:table-cell>
          <table:table-cell office:value-type="float" office:value="188262" calcext:value-type="float">
            <text:p>188262</text:p>
          </table:table-cell>
          <table:table-cell office:value-type="float" office:value="188297" calcext:value-type="float">
            <text:p>188297</text:p>
          </table:table-cell>
          <table:table-cell office:value-type="float" office:value="188277" calcext:value-type="float">
            <text:p>188277</text:p>
          </table:table-cell>
          <table:table-cell office:value-type="float" office:value="35" calcext:value-type="float">
            <text:p>35</text:p>
          </table:table-cell>
          <table:table-cell table:style-name="ce2" table:formula="of:=[.$C$1]+([.A928]*[.$F$1]) + ([.C928]*[.$F$2])" office:value-type="float" office:value="187050" calcext:value-type="float">
            <text:p>187050</text:p>
          </table:table-cell>
          <table:table-cell table:style-name="ce3" table:formula="of:=[.F928]-[.H928]" office:value-type="float" office:value="1227" calcext:value-type="float">
            <text:p>+122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779" calcext:value-type="float">
            <text:p>779</text:p>
          </table:table-cell>
          <table:table-cell office:value-type="float" office:value="188297" calcext:value-type="float">
            <text:p>188297</text:p>
          </table:table-cell>
          <table:table-cell office:value-type="float" office:value="188369" calcext:value-type="float">
            <text:p>188369</text:p>
          </table:table-cell>
          <table:table-cell office:value-type="float" office:value="188343" calcext:value-type="float">
            <text:p>188343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929]*[.$F$1]) + ([.C929]*[.$F$2])" office:value-type="float" office:value="189045" calcext:value-type="float">
            <text:p>189045</text:p>
          </table:table-cell>
          <table:table-cell table:style-name="ce3" table:formula="of:=[.F929]-[.H929]" office:value-type="float" office:value="-702" calcext:value-type="float">
            <text:p>-702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798" calcext:value-type="float">
            <text:p>798</text:p>
          </table:table-cell>
          <table:table-cell office:value-type="float" office:value="188295" calcext:value-type="float">
            <text:p>188295</text:p>
          </table:table-cell>
          <table:table-cell office:value-type="float" office:value="188416" calcext:value-type="float">
            <text:p>188416</text:p>
          </table:table-cell>
          <table:table-cell office:value-type="float" office:value="188363" calcext:value-type="float">
            <text:p>188363</text:p>
          </table:table-cell>
          <table:table-cell office:value-type="float" office:value="121" calcext:value-type="float">
            <text:p>121</text:p>
          </table:table-cell>
          <table:table-cell table:style-name="ce2" table:formula="of:=[.$C$1]+([.A930]*[.$F$1]) + ([.C930]*[.$F$2])" office:value-type="float" office:value="191040" calcext:value-type="float">
            <text:p>191040</text:p>
          </table:table-cell>
          <table:table-cell table:style-name="ce3" table:formula="of:=[.F930]-[.H930]" office:value-type="float" office:value="-2677" calcext:value-type="float">
            <text:p>-267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817" calcext:value-type="float">
            <text:p>817</text:p>
          </table:table-cell>
          <table:table-cell office:value-type="float" office:value="192952" calcext:value-type="float">
            <text:p>192952</text:p>
          </table:table-cell>
          <table:table-cell office:value-type="float" office:value="193108" calcext:value-type="float">
            <text:p>193108</text:p>
          </table:table-cell>
          <table:table-cell office:value-type="float" office:value="193015" calcext:value-type="float">
            <text:p>193015</text:p>
          </table:table-cell>
          <table:table-cell office:value-type="float" office:value="156" calcext:value-type="float">
            <text:p>156</text:p>
          </table:table-cell>
          <table:table-cell table:style-name="ce2" table:formula="of:=[.$C$1]+([.A931]*[.$F$1]) + ([.C931]*[.$F$2])" office:value-type="float" office:value="193035" calcext:value-type="float">
            <text:p>193035</text:p>
          </table:table-cell>
          <table:table-cell table:style-name="ce3" table:formula="of:=[.F931]-[.H931]" office:value-type="float" office:value="-20" calcext:value-type="float">
            <text:p>-2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836" calcext:value-type="float">
            <text:p>836</text:p>
          </table:table-cell>
          <table:table-cell office:value-type="float" office:value="192923" calcext:value-type="float">
            <text:p>192923</text:p>
          </table:table-cell>
          <table:table-cell office:value-type="float" office:value="193095" calcext:value-type="float">
            <text:p>193095</text:p>
          </table:table-cell>
          <table:table-cell office:value-type="float" office:value="193027" calcext:value-type="float">
            <text:p>193027</text:p>
          </table:table-cell>
          <table:table-cell office:value-type="float" office:value="172" calcext:value-type="float">
            <text:p>172</text:p>
          </table:table-cell>
          <table:table-cell table:style-name="ce2" table:formula="of:=[.$C$1]+([.A932]*[.$F$1]) + ([.C932]*[.$F$2])" office:value-type="float" office:value="195030" calcext:value-type="float">
            <text:p>195030</text:p>
          </table:table-cell>
          <table:table-cell table:style-name="ce3" table:formula="of:=[.F932]-[.H932]" office:value-type="float" office:value="-2003" calcext:value-type="float">
            <text:p>-2003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855" calcext:value-type="float">
            <text:p>855</text:p>
          </table:table-cell>
          <table:table-cell office:value-type="float" office:value="197579" calcext:value-type="float">
            <text:p>197579</text:p>
          </table:table-cell>
          <table:table-cell office:value-type="float" office:value="197667" calcext:value-type="float">
            <text:p>197667</text:p>
          </table:table-cell>
          <table:table-cell office:value-type="float" office:value="197629" calcext:value-type="float">
            <text:p>197629</text:p>
          </table:table-cell>
          <table:table-cell office:value-type="float" office:value="88" calcext:value-type="float">
            <text:p>88</text:p>
          </table:table-cell>
          <table:table-cell table:style-name="ce2" table:formula="of:=[.$C$1]+([.A933]*[.$F$1]) + ([.C933]*[.$F$2])" office:value-type="float" office:value="197025" calcext:value-type="float">
            <text:p>197025</text:p>
          </table:table-cell>
          <table:table-cell table:style-name="ce3" table:formula="of:=[.F933]-[.H933]" office:value-type="float" office:value="604" calcext:value-type="float">
            <text:p>+604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874" calcext:value-type="float">
            <text:p>874</text:p>
          </table:table-cell>
          <table:table-cell office:value-type="float" office:value="197579" calcext:value-type="float">
            <text:p>197579</text:p>
          </table:table-cell>
          <table:table-cell office:value-type="float" office:value="197648" calcext:value-type="float">
            <text:p>197648</text:p>
          </table:table-cell>
          <table:table-cell office:value-type="float" office:value="197602" calcext:value-type="float">
            <text:p>197602</text:p>
          </table:table-cell>
          <table:table-cell office:value-type="float" office:value="69" calcext:value-type="float">
            <text:p>69</text:p>
          </table:table-cell>
          <table:table-cell table:style-name="ce2" table:formula="of:=[.$C$1]+([.A934]*[.$F$1]) + ([.C934]*[.$F$2])" office:value-type="float" office:value="199020" calcext:value-type="float">
            <text:p>199020</text:p>
          </table:table-cell>
          <table:table-cell table:style-name="ce3" table:formula="of:=[.F934]-[.H934]" office:value-type="float" office:value="-1418" calcext:value-type="float">
            <text:p>-141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893" calcext:value-type="float">
            <text:p>893</text:p>
          </table:table-cell>
          <table:table-cell office:value-type="float" office:value="202250" calcext:value-type="float">
            <text:p>202250</text:p>
          </table:table-cell>
          <table:table-cell office:value-type="float" office:value="202368" calcext:value-type="float">
            <text:p>202368</text:p>
          </table:table-cell>
          <table:table-cell office:value-type="float" office:value="202303" calcext:value-type="float">
            <text:p>202303</text:p>
          </table:table-cell>
          <table:table-cell office:value-type="float" office:value="118" calcext:value-type="float">
            <text:p>118</text:p>
          </table:table-cell>
          <table:table-cell table:style-name="ce2" table:formula="of:=[.$C$1]+([.A935]*[.$F$1]) + ([.C935]*[.$F$2])" office:value-type="float" office:value="201015" calcext:value-type="float">
            <text:p>201015</text:p>
          </table:table-cell>
          <table:table-cell table:style-name="ce3" table:formula="of:=[.F935]-[.H935]" office:value-type="float" office:value="1288" calcext:value-type="float">
            <text:p>+128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912" calcext:value-type="float">
            <text:p>912</text:p>
          </table:table-cell>
          <table:table-cell office:value-type="float" office:value="202305" calcext:value-type="float">
            <text:p>202305</text:p>
          </table:table-cell>
          <table:table-cell office:value-type="float" office:value="202412" calcext:value-type="float">
            <text:p>202412</text:p>
          </table:table-cell>
          <table:table-cell office:value-type="float" office:value="202362" calcext:value-type="float">
            <text:p>202362</text:p>
          </table:table-cell>
          <table:table-cell office:value-type="float" office:value="107" calcext:value-type="float">
            <text:p>107</text:p>
          </table:table-cell>
          <table:table-cell table:style-name="ce2" table:formula="of:=[.$C$1]+([.A936]*[.$F$1]) + ([.C936]*[.$F$2])" office:value-type="float" office:value="203010" calcext:value-type="float">
            <text:p>203010</text:p>
          </table:table-cell>
          <table:table-cell table:style-name="ce3" table:formula="of:=[.F936]-[.H936]" office:value-type="float" office:value="-648" calcext:value-type="float">
            <text:p>-64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931" calcext:value-type="float">
            <text:p>931</text:p>
          </table:table-cell>
          <table:table-cell office:value-type="float" office:value="202178" calcext:value-type="float">
            <text:p>202178</text:p>
          </table:table-cell>
          <table:table-cell office:value-type="float" office:value="202346" calcext:value-type="float">
            <text:p>202346</text:p>
          </table:table-cell>
          <table:table-cell office:value-type="float" office:value="202251" calcext:value-type="float">
            <text:p>202251</text:p>
          </table:table-cell>
          <table:table-cell office:value-type="float" office:value="168" calcext:value-type="float">
            <text:p>168</text:p>
          </table:table-cell>
          <table:table-cell table:style-name="ce2" table:formula="of:=[.$C$1]+([.A937]*[.$F$1]) + ([.C937]*[.$F$2])" office:value-type="float" office:value="205005" calcext:value-type="float">
            <text:p>205005</text:p>
          </table:table-cell>
          <table:table-cell table:style-name="ce3" table:formula="of:=[.F937]-[.H937]" office:value-type="float" office:value="-2754" calcext:value-type="float">
            <text:p>-275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4860" calcext:value-type="float">
            <text:p>114860</text:p>
          </table:table-cell>
          <table:table-cell office:value-type="float" office:value="114945" calcext:value-type="float">
            <text:p>114945</text:p>
          </table:table-cell>
          <table:table-cell office:value-type="float" office:value="114894" calcext:value-type="float">
            <text:p>114894</text:p>
          </table:table-cell>
          <table:table-cell office:value-type="float" office:value="85" calcext:value-type="float">
            <text:p>85</text:p>
          </table:table-cell>
          <table:table-cell table:style-name="ce2" table:formula="of:=[.$C$1]+([.A938]*[.$F$1]) + ([.C938]*[.$F$2])" office:value-type="float" office:value="114600" calcext:value-type="float">
            <text:p>114600</text:p>
          </table:table-cell>
          <table:table-cell table:style-name="ce3" table:formula="of:=[.F938]-[.H938]" office:value-type="float" office:value="294" calcext:value-type="float">
            <text:p>+29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4779" calcext:value-type="float">
            <text:p>114779</text:p>
          </table:table-cell>
          <table:table-cell office:value-type="float" office:value="114951" calcext:value-type="float">
            <text:p>114951</text:p>
          </table:table-cell>
          <table:table-cell office:value-type="float" office:value="114847" calcext:value-type="float">
            <text:p>114847</text:p>
          </table:table-cell>
          <table:table-cell office:value-type="float" office:value="172" calcext:value-type="float">
            <text:p>172</text:p>
          </table:table-cell>
          <table:table-cell table:style-name="ce2" table:formula="of:=[.$C$1]+([.A939]*[.$F$1]) + ([.C939]*[.$F$2])" office:value-type="float" office:value="116700" calcext:value-type="float">
            <text:p>116700</text:p>
          </table:table-cell>
          <table:table-cell table:style-name="ce3" table:formula="of:=[.F939]-[.H939]" office:value-type="float" office:value="-1853" calcext:value-type="float">
            <text:p>-1853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19670" calcext:value-type="float">
            <text:p>119670</text:p>
          </table:table-cell>
          <table:table-cell office:value-type="float" office:value="119739" calcext:value-type="float">
            <text:p>119739</text:p>
          </table:table-cell>
          <table:table-cell office:value-type="float" office:value="119703" calcext:value-type="float">
            <text:p>119703</text:p>
          </table:table-cell>
          <table:table-cell office:value-type="float" office:value="69" calcext:value-type="float">
            <text:p>69</text:p>
          </table:table-cell>
          <table:table-cell table:style-name="ce2" table:formula="of:=[.$C$1]+([.A940]*[.$F$1]) + ([.C940]*[.$F$2])" office:value-type="float" office:value="118800" calcext:value-type="float">
            <text:p>118800</text:p>
          </table:table-cell>
          <table:table-cell table:style-name="ce3" table:formula="of:=[.F940]-[.H940]" office:value-type="float" office:value="903" calcext:value-type="float">
            <text:p>+903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9783" calcext:value-type="float">
            <text:p>119783</text:p>
          </table:table-cell>
          <table:table-cell office:value-type="float" office:value="119885" calcext:value-type="float">
            <text:p>119885</text:p>
          </table:table-cell>
          <table:table-cell office:value-type="float" office:value="119828" calcext:value-type="float">
            <text:p>119828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941]*[.$F$1]) + ([.C941]*[.$F$2])" office:value-type="float" office:value="120900" calcext:value-type="float">
            <text:p>120900</text:p>
          </table:table-cell>
          <table:table-cell table:style-name="ce3" table:formula="of:=[.F941]-[.H941]" office:value-type="float" office:value="-1072" calcext:value-type="float">
            <text:p>-1072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4594" calcext:value-type="float">
            <text:p>124594</text:p>
          </table:table-cell>
          <table:table-cell office:value-type="float" office:value="124756" calcext:value-type="float">
            <text:p>124756</text:p>
          </table:table-cell>
          <table:table-cell office:value-type="float" office:value="124675" calcext:value-type="float">
            <text:p>124675</text:p>
          </table:table-cell>
          <table:table-cell office:value-type="float" office:value="162" calcext:value-type="float">
            <text:p>162</text:p>
          </table:table-cell>
          <table:table-cell table:style-name="ce2" table:formula="of:=[.$C$1]+([.A942]*[.$F$1]) + ([.C942]*[.$F$2])" office:value-type="float" office:value="123000" calcext:value-type="float">
            <text:p>123000</text:p>
          </table:table-cell>
          <table:table-cell table:style-name="ce3" table:formula="of:=[.F942]-[.H942]" office:value-type="float" office:value="1675" calcext:value-type="float">
            <text:p>+1675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24503" calcext:value-type="float">
            <text:p>124503</text:p>
          </table:table-cell>
          <table:table-cell office:value-type="float" office:value="124707" calcext:value-type="float">
            <text:p>124707</text:p>
          </table:table-cell>
          <table:table-cell office:value-type="float" office:value="124634" calcext:value-type="float">
            <text:p>124634</text:p>
          </table:table-cell>
          <table:table-cell office:value-type="float" office:value="204" calcext:value-type="float">
            <text:p>204</text:p>
          </table:table-cell>
          <table:table-cell table:style-name="ce2" table:formula="of:=[.$C$1]+([.A943]*[.$F$1]) + ([.C943]*[.$F$2])" office:value-type="float" office:value="125100" calcext:value-type="float">
            <text:p>125100</text:p>
          </table:table-cell>
          <table:table-cell table:style-name="ce3" table:formula="of:=[.F943]-[.H943]" office:value-type="float" office:value="-466" calcext:value-type="float">
            <text:p>-466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24613" calcext:value-type="float">
            <text:p>124613</text:p>
          </table:table-cell>
          <table:table-cell office:value-type="float" office:value="124715" calcext:value-type="float">
            <text:p>124715</text:p>
          </table:table-cell>
          <table:table-cell office:value-type="float" office:value="124659" calcext:value-type="float">
            <text:p>124659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944]*[.$F$1]) + ([.C944]*[.$F$2])" office:value-type="float" office:value="127200" calcext:value-type="float">
            <text:p>127200</text:p>
          </table:table-cell>
          <table:table-cell table:style-name="ce3" table:formula="of:=[.F944]-[.H944]" office:value-type="float" office:value="-2541" calcext:value-type="float">
            <text:p>-25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129516" calcext:value-type="float">
            <text:p>129516</text:p>
          </table:table-cell>
          <table:table-cell office:value-type="float" office:value="129609" calcext:value-type="float">
            <text:p>129609</text:p>
          </table:table-cell>
          <table:table-cell office:value-type="float" office:value="129566" calcext:value-type="float">
            <text:p>129566</text:p>
          </table:table-cell>
          <table:table-cell office:value-type="float" office:value="93" calcext:value-type="float">
            <text:p>93</text:p>
          </table:table-cell>
          <table:table-cell table:style-name="ce2" table:formula="of:=[.$C$1]+([.A945]*[.$F$1]) + ([.C945]*[.$F$2])" office:value-type="float" office:value="129300" calcext:value-type="float">
            <text:p>129300</text:p>
          </table:table-cell>
          <table:table-cell table:style-name="ce3" table:formula="of:=[.F945]-[.H945]" office:value-type="float" office:value="266" calcext:value-type="float">
            <text:p>+266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29485" calcext:value-type="float">
            <text:p>129485</text:p>
          </table:table-cell>
          <table:table-cell office:value-type="float" office:value="129650" calcext:value-type="float">
            <text:p>129650</text:p>
          </table:table-cell>
          <table:table-cell office:value-type="float" office:value="129571" calcext:value-type="float">
            <text:p>129571</text:p>
          </table:table-cell>
          <table:table-cell office:value-type="float" office:value="165" calcext:value-type="float">
            <text:p>165</text:p>
          </table:table-cell>
          <table:table-cell table:style-name="ce2" table:formula="of:=[.$C$1]+([.A946]*[.$F$1]) + ([.C946]*[.$F$2])" office:value-type="float" office:value="131400" calcext:value-type="float">
            <text:p>131400</text:p>
          </table:table-cell>
          <table:table-cell table:style-name="ce3" table:formula="of:=[.F946]-[.H946]" office:value-type="float" office:value="-1829" calcext:value-type="float">
            <text:p>-1829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34373" calcext:value-type="float">
            <text:p>134373</text:p>
          </table:table-cell>
          <table:table-cell office:value-type="float" office:value="134505" calcext:value-type="float">
            <text:p>134505</text:p>
          </table:table-cell>
          <table:table-cell office:value-type="float" office:value="134450" calcext:value-type="float">
            <text:p>134450</text:p>
          </table:table-cell>
          <table:table-cell office:value-type="float" office:value="132" calcext:value-type="float">
            <text:p>132</text:p>
          </table:table-cell>
          <table:table-cell table:style-name="ce2" table:formula="of:=[.$C$1]+([.A947]*[.$F$1]) + ([.C947]*[.$F$2])" office:value-type="float" office:value="133500" calcext:value-type="float">
            <text:p>133500</text:p>
          </table:table-cell>
          <table:table-cell table:style-name="ce3" table:formula="of:=[.F947]-[.H947]" office:value-type="float" office:value="950" calcext:value-type="float">
            <text:p>+95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134303" calcext:value-type="float">
            <text:p>134303</text:p>
          </table:table-cell>
          <table:table-cell office:value-type="float" office:value="134478" calcext:value-type="float">
            <text:p>134478</text:p>
          </table:table-cell>
          <table:table-cell office:value-type="float" office:value="134362" calcext:value-type="float">
            <text:p>134362</text:p>
          </table:table-cell>
          <table:table-cell office:value-type="float" office:value="175" calcext:value-type="float">
            <text:p>175</text:p>
          </table:table-cell>
          <table:table-cell table:style-name="ce2" table:formula="of:=[.$C$1]+([.A948]*[.$F$1]) + ([.C948]*[.$F$2])" office:value-type="float" office:value="135600" calcext:value-type="float">
            <text:p>135600</text:p>
          </table:table-cell>
          <table:table-cell table:style-name="ce3" table:formula="of:=[.F948]-[.H948]" office:value-type="float" office:value="-1238" calcext:value-type="float">
            <text:p>-123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39228" calcext:value-type="float">
            <text:p>139228</text:p>
          </table:table-cell>
          <table:table-cell office:value-type="float" office:value="139338" calcext:value-type="float">
            <text:p>139338</text:p>
          </table:table-cell>
          <table:table-cell office:value-type="float" office:value="139288" calcext:value-type="float">
            <text:p>139288</text:p>
          </table:table-cell>
          <table:table-cell office:value-type="float" office:value="110" calcext:value-type="float">
            <text:p>110</text:p>
          </table:table-cell>
          <table:table-cell table:style-name="ce2" table:formula="of:=[.$C$1]+([.A949]*[.$F$1]) + ([.C949]*[.$F$2])" office:value-type="float" office:value="137700" calcext:value-type="float">
            <text:p>137700</text:p>
          </table:table-cell>
          <table:table-cell table:style-name="ce3" table:formula="of:=[.F949]-[.H949]" office:value-type="float" office:value="1588" calcext:value-type="float">
            <text:p>+158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139225" calcext:value-type="float">
            <text:p>139225</text:p>
          </table:table-cell>
          <table:table-cell office:value-type="float" office:value="139363" calcext:value-type="float">
            <text:p>139363</text:p>
          </table:table-cell>
          <table:table-cell office:value-type="float" office:value="139298" calcext:value-type="float">
            <text:p>139298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950]*[.$F$1]) + ([.C950]*[.$F$2])" office:value-type="float" office:value="139800" calcext:value-type="float">
            <text:p>139800</text:p>
          </table:table-cell>
          <table:table-cell table:style-name="ce3" table:formula="of:=[.F950]-[.H950]" office:value-type="float" office:value="-502" calcext:value-type="float">
            <text:p>-502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  <table:table-cell office:value-type="float" office:value="139208" calcext:value-type="float">
            <text:p>139208</text:p>
          </table:table-cell>
          <table:table-cell office:value-type="float" office:value="139422" calcext:value-type="float">
            <text:p>139422</text:p>
          </table:table-cell>
          <table:table-cell office:value-type="float" office:value="139291" calcext:value-type="float">
            <text:p>139291</text:p>
          </table:table-cell>
          <table:table-cell office:value-type="float" office:value="214" calcext:value-type="float">
            <text:p>214</text:p>
          </table:table-cell>
          <table:table-cell table:style-name="ce2" table:formula="of:=[.$C$1]+([.A951]*[.$F$1]) + ([.C951]*[.$F$2])" office:value-type="float" office:value="141900" calcext:value-type="float">
            <text:p>141900</text:p>
          </table:table-cell>
          <table:table-cell table:style-name="ce3" table:formula="of:=[.F951]-[.H951]" office:value-type="float" office:value="-2609" calcext:value-type="float">
            <text:p>-2609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4073" calcext:value-type="float">
            <text:p>144073</text:p>
          </table:table-cell>
          <table:table-cell office:value-type="float" office:value="144278" calcext:value-type="float">
            <text:p>144278</text:p>
          </table:table-cell>
          <table:table-cell office:value-type="float" office:value="144203" calcext:value-type="float">
            <text:p>144203</text:p>
          </table:table-cell>
          <table:table-cell office:value-type="float" office:value="205" calcext:value-type="float">
            <text:p>205</text:p>
          </table:table-cell>
          <table:table-cell table:style-name="ce2" table:formula="of:=[.$C$1]+([.A952]*[.$F$1]) + ([.C952]*[.$F$2])" office:value-type="float" office:value="144000" calcext:value-type="float">
            <text:p>144000</text:p>
          </table:table-cell>
          <table:table-cell table:style-name="ce3" table:formula="of:=[.F952]-[.H952]" office:value-type="float" office:value="203" calcext:value-type="float">
            <text:p>+203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144117" calcext:value-type="float">
            <text:p>144117</text:p>
          </table:table-cell>
          <table:table-cell office:value-type="float" office:value="144222" calcext:value-type="float">
            <text:p>144222</text:p>
          </table:table-cell>
          <table:table-cell office:value-type="float" office:value="144162" calcext:value-type="float">
            <text:p>144162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953]*[.$F$1]) + ([.C953]*[.$F$2])" office:value-type="float" office:value="146100" calcext:value-type="float">
            <text:p>146100</text:p>
          </table:table-cell>
          <table:table-cell table:style-name="ce3" table:formula="of:=[.F953]-[.H953]" office:value-type="float" office:value="-1938" calcext:value-type="float">
            <text:p>-193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  <table:table-cell office:value-type="float" office:value="148968" calcext:value-type="float">
            <text:p>148968</text:p>
          </table:table-cell>
          <table:table-cell office:value-type="float" office:value="149102" calcext:value-type="float">
            <text:p>149102</text:p>
          </table:table-cell>
          <table:table-cell office:value-type="float" office:value="149035" calcext:value-type="float">
            <text:p>149035</text:p>
          </table:table-cell>
          <table:table-cell office:value-type="float" office:value="134" calcext:value-type="float">
            <text:p>134</text:p>
          </table:table-cell>
          <table:table-cell table:style-name="ce2" table:formula="of:=[.$C$1]+([.A954]*[.$F$1]) + ([.C954]*[.$F$2])" office:value-type="float" office:value="148200" calcext:value-type="float">
            <text:p>148200</text:p>
          </table:table-cell>
          <table:table-cell table:style-name="ce3" table:formula="of:=[.F954]-[.H954]" office:value-type="float" office:value="835" calcext:value-type="float">
            <text:p>+835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office:value-type="float" office:value="148980" calcext:value-type="float">
            <text:p>148980</text:p>
          </table:table-cell>
          <table:table-cell office:value-type="float" office:value="149149" calcext:value-type="float">
            <text:p>149149</text:p>
          </table:table-cell>
          <table:table-cell office:value-type="float" office:value="149046" calcext:value-type="float">
            <text:p>149046</text:p>
          </table:table-cell>
          <table:table-cell office:value-type="float" office:value="169" calcext:value-type="float">
            <text:p>169</text:p>
          </table:table-cell>
          <table:table-cell table:style-name="ce2" table:formula="of:=[.$C$1]+([.A955]*[.$F$1]) + ([.C955]*[.$F$2])" office:value-type="float" office:value="150300" calcext:value-type="float">
            <text:p>150300</text:p>
          </table:table-cell>
          <table:table-cell table:style-name="ce3" table:formula="of:=[.F955]-[.H955]" office:value-type="float" office:value="-1254" calcext:value-type="float">
            <text:p>-125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office:value-type="float" office:value="153954" calcext:value-type="float">
            <text:p>153954</text:p>
          </table:table-cell>
          <table:table-cell office:value-type="float" office:value="154040" calcext:value-type="float">
            <text:p>154040</text:p>
          </table:table-cell>
          <table:table-cell office:value-type="float" office:value="153987" calcext:value-type="float">
            <text:p>153987</text:p>
          </table:table-cell>
          <table:table-cell office:value-type="float" office:value="86" calcext:value-type="float">
            <text:p>86</text:p>
          </table:table-cell>
          <table:table-cell table:style-name="ce2" table:formula="of:=[.$C$1]+([.A956]*[.$F$1]) + ([.C956]*[.$F$2])" office:value-type="float" office:value="152400" calcext:value-type="float">
            <text:p>152400</text:p>
          </table:table-cell>
          <table:table-cell table:style-name="ce3" table:formula="of:=[.F956]-[.H956]" office:value-type="float" office:value="1587" calcext:value-type="float">
            <text:p>+1587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53873" calcext:value-type="float">
            <text:p>153873</text:p>
          </table:table-cell>
          <table:table-cell office:value-type="float" office:value="154011" calcext:value-type="float">
            <text:p>154011</text:p>
          </table:table-cell>
          <table:table-cell office:value-type="float" office:value="153953" calcext:value-type="float">
            <text:p>153953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957]*[.$F$1]) + ([.C957]*[.$F$2])" office:value-type="float" office:value="154500" calcext:value-type="float">
            <text:p>154500</text:p>
          </table:table-cell>
          <table:table-cell table:style-name="ce3" table:formula="of:=[.F957]-[.H957]" office:value-type="float" office:value="-547" calcext:value-type="float">
            <text:p>-547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153878" calcext:value-type="float">
            <text:p>153878</text:p>
          </table:table-cell>
          <table:table-cell office:value-type="float" office:value="154060" calcext:value-type="float">
            <text:p>154060</text:p>
          </table:table-cell>
          <table:table-cell office:value-type="float" office:value="153952" calcext:value-type="float">
            <text:p>153952</text:p>
          </table:table-cell>
          <table:table-cell office:value-type="float" office:value="182" calcext:value-type="float">
            <text:p>182</text:p>
          </table:table-cell>
          <table:table-cell table:style-name="ce2" table:formula="of:=[.$C$1]+([.A958]*[.$F$1]) + ([.C958]*[.$F$2])" office:value-type="float" office:value="156600" calcext:value-type="float">
            <text:p>156600</text:p>
          </table:table-cell>
          <table:table-cell table:style-name="ce3" table:formula="of:=[.F958]-[.H958]" office:value-type="float" office:value="-2648" calcext:value-type="float">
            <text:p>-264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40" calcext:value-type="float">
            <text:p>440</text:p>
          </table:table-cell>
          <table:table-cell office:value-type="float" office:value="158738" calcext:value-type="float">
            <text:p>158738</text:p>
          </table:table-cell>
          <table:table-cell office:value-type="float" office:value="158846" calcext:value-type="float">
            <text:p>158846</text:p>
          </table:table-cell>
          <table:table-cell office:value-type="float" office:value="158797" calcext:value-type="float">
            <text:p>158797</text:p>
          </table:table-cell>
          <table:table-cell office:value-type="float" office:value="108" calcext:value-type="float">
            <text:p>108</text:p>
          </table:table-cell>
          <table:table-cell table:style-name="ce2" table:formula="of:=[.$C$1]+([.A959]*[.$F$1]) + ([.C959]*[.$F$2])" office:value-type="float" office:value="158700" calcext:value-type="float">
            <text:p>158700</text:p>
          </table:table-cell>
          <table:table-cell table:style-name="ce3" table:formula="of:=[.F959]-[.H959]" office:value-type="float" office:value="97" calcext:value-type="float">
            <text:p>+97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60" calcext:value-type="float">
            <text:p>460</text:p>
          </table:table-cell>
          <table:table-cell office:value-type="float" office:value="158752" calcext:value-type="float">
            <text:p>158752</text:p>
          </table:table-cell>
          <table:table-cell office:value-type="float" office:value="158901" calcext:value-type="float">
            <text:p>158901</text:p>
          </table:table-cell>
          <table:table-cell office:value-type="float" office:value="158823" calcext:value-type="float">
            <text:p>158823</text:p>
          </table:table-cell>
          <table:table-cell office:value-type="float" office:value="149" calcext:value-type="float">
            <text:p>149</text:p>
          </table:table-cell>
          <table:table-cell table:style-name="ce2" table:formula="of:=[.$C$1]+([.A960]*[.$F$1]) + ([.C960]*[.$F$2])" office:value-type="float" office:value="160800" calcext:value-type="float">
            <text:p>160800</text:p>
          </table:table-cell>
          <table:table-cell table:style-name="ce3" table:formula="of:=[.F960]-[.H960]" office:value-type="float" office:value="-1977" calcext:value-type="float">
            <text:p>-1977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163634" calcext:value-type="float">
            <text:p>163634</text:p>
          </table:table-cell>
          <table:table-cell office:value-type="float" office:value="163844" calcext:value-type="float">
            <text:p>163844</text:p>
          </table:table-cell>
          <table:table-cell office:value-type="float" office:value="163727" calcext:value-type="float">
            <text:p>163727</text:p>
          </table:table-cell>
          <table:table-cell office:value-type="float" office:value="210" calcext:value-type="float">
            <text:p>210</text:p>
          </table:table-cell>
          <table:table-cell table:style-name="ce2" table:formula="of:=[.$C$1]+([.A961]*[.$F$1]) + ([.C961]*[.$F$2])" office:value-type="float" office:value="162900" calcext:value-type="float">
            <text:p>162900</text:p>
          </table:table-cell>
          <table:table-cell table:style-name="ce3" table:formula="of:=[.F961]-[.H961]" office:value-type="float" office:value="827" calcext:value-type="float">
            <text:p>+827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63622" calcext:value-type="float">
            <text:p>163622</text:p>
          </table:table-cell>
          <table:table-cell office:value-type="float" office:value="163769" calcext:value-type="float">
            <text:p>163769</text:p>
          </table:table-cell>
          <table:table-cell office:value-type="float" office:value="163703" calcext:value-type="float">
            <text:p>163703</text:p>
          </table:table-cell>
          <table:table-cell office:value-type="float" office:value="147" calcext:value-type="float">
            <text:p>147</text:p>
          </table:table-cell>
          <table:table-cell table:style-name="ce2" table:formula="of:=[.$C$1]+([.A962]*[.$F$1]) + ([.C962]*[.$F$2])" office:value-type="float" office:value="165000" calcext:value-type="float">
            <text:p>165000</text:p>
          </table:table-cell>
          <table:table-cell table:style-name="ce3" table:formula="of:=[.F962]-[.H962]" office:value-type="float" office:value="-1297" calcext:value-type="float">
            <text:p>-1297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office:value-type="float" office:value="168511" calcext:value-type="float">
            <text:p>168511</text:p>
          </table:table-cell>
          <table:table-cell office:value-type="float" office:value="168681" calcext:value-type="float">
            <text:p>168681</text:p>
          </table:table-cell>
          <table:table-cell office:value-type="float" office:value="168599" calcext:value-type="float">
            <text:p>168599</text:p>
          </table:table-cell>
          <table:table-cell office:value-type="float" office:value="170" calcext:value-type="float">
            <text:p>170</text:p>
          </table:table-cell>
          <table:table-cell table:style-name="ce2" table:formula="of:=[.$C$1]+([.A963]*[.$F$1]) + ([.C963]*[.$F$2])" office:value-type="float" office:value="167100" calcext:value-type="float">
            <text:p>167100</text:p>
          </table:table-cell>
          <table:table-cell table:style-name="ce3" table:formula="of:=[.F963]-[.H963]" office:value-type="float" office:value="1499" calcext:value-type="float">
            <text:p>+1499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office:value-type="float" office:value="168475" calcext:value-type="float">
            <text:p>168475</text:p>
          </table:table-cell>
          <table:table-cell office:value-type="float" office:value="168579" calcext:value-type="float">
            <text:p>168579</text:p>
          </table:table-cell>
          <table:table-cell office:value-type="float" office:value="168522" calcext:value-type="float">
            <text:p>168522</text:p>
          </table:table-cell>
          <table:table-cell office:value-type="float" office:value="104" calcext:value-type="float">
            <text:p>104</text:p>
          </table:table-cell>
          <table:table-cell table:style-name="ce2" table:formula="of:=[.$C$1]+([.A964]*[.$F$1]) + ([.C964]*[.$F$2])" office:value-type="float" office:value="169200" calcext:value-type="float">
            <text:p>169200</text:p>
          </table:table-cell>
          <table:table-cell table:style-name="ce3" table:formula="of:=[.F964]-[.H964]" office:value-type="float" office:value="-678" calcext:value-type="float">
            <text:p>-67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60" calcext:value-type="float">
            <text:p>560</text:p>
          </table:table-cell>
          <table:table-cell office:value-type="float" office:value="168519" calcext:value-type="float">
            <text:p>168519</text:p>
          </table:table-cell>
          <table:table-cell office:value-type="float" office:value="168728" calcext:value-type="float">
            <text:p>168728</text:p>
          </table:table-cell>
          <table:table-cell office:value-type="float" office:value="168641" calcext:value-type="float">
            <text:p>168641</text:p>
          </table:table-cell>
          <table:table-cell office:value-type="float" office:value="209" calcext:value-type="float">
            <text:p>209</text:p>
          </table:table-cell>
          <table:table-cell table:style-name="ce2" table:formula="of:=[.$C$1]+([.A965]*[.$F$1]) + ([.C965]*[.$F$2])" office:value-type="float" office:value="171300" calcext:value-type="float">
            <text:p>171300</text:p>
          </table:table-cell>
          <table:table-cell table:style-name="ce3" table:formula="of:=[.F965]-[.H965]" office:value-type="float" office:value="-2659" calcext:value-type="float">
            <text:p>-2659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80" calcext:value-type="float">
            <text:p>580</text:p>
          </table:table-cell>
          <table:table-cell office:value-type="float" office:value="173519" calcext:value-type="float">
            <text:p>173519</text:p>
          </table:table-cell>
          <table:table-cell office:value-type="float" office:value="173594" calcext:value-type="float">
            <text:p>173594</text:p>
          </table:table-cell>
          <table:table-cell office:value-type="float" office:value="173565" calcext:value-type="float">
            <text:p>173565</text:p>
          </table:table-cell>
          <table:table-cell office:value-type="float" office:value="75" calcext:value-type="float">
            <text:p>75</text:p>
          </table:table-cell>
          <table:table-cell table:style-name="ce2" table:formula="of:=[.$C$1]+([.A966]*[.$F$1]) + ([.C966]*[.$F$2])" office:value-type="float" office:value="173400" calcext:value-type="float">
            <text:p>173400</text:p>
          </table:table-cell>
          <table:table-cell table:style-name="ce3" table:formula="of:=[.F966]-[.H966]" office:value-type="float" office:value="165" calcext:value-type="float">
            <text:p>+165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73447" calcext:value-type="float">
            <text:p>173447</text:p>
          </table:table-cell>
          <table:table-cell office:value-type="float" office:value="173597" calcext:value-type="float">
            <text:p>173597</text:p>
          </table:table-cell>
          <table:table-cell office:value-type="float" office:value="173530" calcext:value-type="float">
            <text:p>173530</text:p>
          </table:table-cell>
          <table:table-cell office:value-type="float" office:value="150" calcext:value-type="float">
            <text:p>150</text:p>
          </table:table-cell>
          <table:table-cell table:style-name="ce2" table:formula="of:=[.$C$1]+([.A967]*[.$F$1]) + ([.C967]*[.$F$2])" office:value-type="float" office:value="175500" calcext:value-type="float">
            <text:p>175500</text:p>
          </table:table-cell>
          <table:table-cell table:style-name="ce3" table:formula="of:=[.F967]-[.H967]" office:value-type="float" office:value="-1970" calcext:value-type="float">
            <text:p>-197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20" calcext:value-type="float">
            <text:p>620</text:p>
          </table:table-cell>
          <table:table-cell office:value-type="float" office:value="178266" calcext:value-type="float">
            <text:p>178266</text:p>
          </table:table-cell>
          <table:table-cell office:value-type="float" office:value="178380" calcext:value-type="float">
            <text:p>178380</text:p>
          </table:table-cell>
          <table:table-cell office:value-type="float" office:value="178330" calcext:value-type="float">
            <text:p>178330</text:p>
          </table:table-cell>
          <table:table-cell office:value-type="float" office:value="114" calcext:value-type="float">
            <text:p>114</text:p>
          </table:table-cell>
          <table:table-cell table:style-name="ce2" table:formula="of:=[.$C$1]+([.A968]*[.$F$1]) + ([.C968]*[.$F$2])" office:value-type="float" office:value="177600" calcext:value-type="float">
            <text:p>177600</text:p>
          </table:table-cell>
          <table:table-cell table:style-name="ce3" table:formula="of:=[.F968]-[.H968]" office:value-type="float" office:value="730" calcext:value-type="float">
            <text:p>+73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office:value-type="float" office:value="178417" calcext:value-type="float">
            <text:p>178417</text:p>
          </table:table-cell>
          <table:table-cell office:value-type="float" office:value="178492" calcext:value-type="float">
            <text:p>178492</text:p>
          </table:table-cell>
          <table:table-cell office:value-type="float" office:value="178455" calcext:value-type="float">
            <text:p>178455</text:p>
          </table:table-cell>
          <table:table-cell office:value-type="float" office:value="75" calcext:value-type="float">
            <text:p>75</text:p>
          </table:table-cell>
          <table:table-cell table:style-name="ce2" table:formula="of:=[.$C$1]+([.A969]*[.$F$1]) + ([.C969]*[.$F$2])" office:value-type="float" office:value="179700" calcext:value-type="float">
            <text:p>179700</text:p>
          </table:table-cell>
          <table:table-cell table:style-name="ce3" table:formula="of:=[.F969]-[.H969]" office:value-type="float" office:value="-1245" calcext:value-type="float">
            <text:p>-1245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60" calcext:value-type="float">
            <text:p>660</text:p>
          </table:table-cell>
          <table:table-cell office:value-type="float" office:value="183179" calcext:value-type="float">
            <text:p>183179</text:p>
          </table:table-cell>
          <table:table-cell office:value-type="float" office:value="183278" calcext:value-type="float">
            <text:p>183278</text:p>
          </table:table-cell>
          <table:table-cell office:value-type="float" office:value="183232" calcext:value-type="float">
            <text:p>183232</text:p>
          </table:table-cell>
          <table:table-cell office:value-type="float" office:value="99" calcext:value-type="float">
            <text:p>99</text:p>
          </table:table-cell>
          <table:table-cell table:style-name="ce2" table:formula="of:=[.$C$1]+([.A970]*[.$F$1]) + ([.C970]*[.$F$2])" office:value-type="float" office:value="181800" calcext:value-type="float">
            <text:p>181800</text:p>
          </table:table-cell>
          <table:table-cell table:style-name="ce3" table:formula="of:=[.F970]-[.H970]" office:value-type="float" office:value="1432" calcext:value-type="float">
            <text:p>+1432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680" calcext:value-type="float">
            <text:p>680</text:p>
          </table:table-cell>
          <table:table-cell office:value-type="float" office:value="183183" calcext:value-type="float">
            <text:p>183183</text:p>
          </table:table-cell>
          <table:table-cell office:value-type="float" office:value="183364" calcext:value-type="float">
            <text:p>183364</text:p>
          </table:table-cell>
          <table:table-cell office:value-type="float" office:value="183289" calcext:value-type="float">
            <text:p>183289</text:p>
          </table:table-cell>
          <table:table-cell office:value-type="float" office:value="181" calcext:value-type="float">
            <text:p>181</text:p>
          </table:table-cell>
          <table:table-cell table:style-name="ce2" table:formula="of:=[.$C$1]+([.A971]*[.$F$1]) + ([.C971]*[.$F$2])" office:value-type="float" office:value="183900" calcext:value-type="float">
            <text:p>183900</text:p>
          </table:table-cell>
          <table:table-cell table:style-name="ce3" table:formula="of:=[.F971]-[.H971]" office:value-type="float" office:value="-611" calcext:value-type="float">
            <text:p>-61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office:value-type="float" office:value="183158" calcext:value-type="float">
            <text:p>183158</text:p>
          </table:table-cell>
          <table:table-cell office:value-type="float" office:value="183283" calcext:value-type="float">
            <text:p>183283</text:p>
          </table:table-cell>
          <table:table-cell office:value-type="float" office:value="183224" calcext:value-type="float">
            <text:p>183224</text:p>
          </table:table-cell>
          <table:table-cell office:value-type="float" office:value="125" calcext:value-type="float">
            <text:p>125</text:p>
          </table:table-cell>
          <table:table-cell table:style-name="ce2" table:formula="of:=[.$C$1]+([.A972]*[.$F$1]) + ([.C972]*[.$F$2])" office:value-type="float" office:value="186000" calcext:value-type="float">
            <text:p>186000</text:p>
          </table:table-cell>
          <table:table-cell table:style-name="ce3" table:formula="of:=[.F972]-[.H972]" office:value-type="float" office:value="-2776" calcext:value-type="float">
            <text:p>-2776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720" calcext:value-type="float">
            <text:p>720</text:p>
          </table:table-cell>
          <table:table-cell office:value-type="float" office:value="188118" calcext:value-type="float">
            <text:p>188118</text:p>
          </table:table-cell>
          <table:table-cell office:value-type="float" office:value="188246" calcext:value-type="float">
            <text:p>188246</text:p>
          </table:table-cell>
          <table:table-cell office:value-type="float" office:value="188185" calcext:value-type="float">
            <text:p>188185</text:p>
          </table:table-cell>
          <table:table-cell office:value-type="float" office:value="128" calcext:value-type="float">
            <text:p>128</text:p>
          </table:table-cell>
          <table:table-cell table:style-name="ce2" table:formula="of:=[.$C$1]+([.A973]*[.$F$1]) + ([.C973]*[.$F$2])" office:value-type="float" office:value="188100" calcext:value-type="float">
            <text:p>188100</text:p>
          </table:table-cell>
          <table:table-cell table:style-name="ce3" table:formula="of:=[.F973]-[.H973]" office:value-type="float" office:value="85" calcext:value-type="float">
            <text:p>+85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740" calcext:value-type="float">
            <text:p>740</text:p>
          </table:table-cell>
          <table:table-cell office:value-type="float" office:value="188083" calcext:value-type="float">
            <text:p>188083</text:p>
          </table:table-cell>
          <table:table-cell office:value-type="float" office:value="188170" calcext:value-type="float">
            <text:p>188170</text:p>
          </table:table-cell>
          <table:table-cell office:value-type="float" office:value="188117" calcext:value-type="float">
            <text:p>188117</text:p>
          </table:table-cell>
          <table:table-cell office:value-type="float" office:value="87" calcext:value-type="float">
            <text:p>87</text:p>
          </table:table-cell>
          <table:table-cell table:style-name="ce2" table:formula="of:=[.$C$1]+([.A974]*[.$F$1]) + ([.C974]*[.$F$2])" office:value-type="float" office:value="190200" calcext:value-type="float">
            <text:p>190200</text:p>
          </table:table-cell>
          <table:table-cell table:style-name="ce3" table:formula="of:=[.F974]-[.H974]" office:value-type="float" office:value="-2083" calcext:value-type="float">
            <text:p>-2083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760" calcext:value-type="float">
            <text:p>760</text:p>
          </table:table-cell>
          <table:table-cell office:value-type="float" office:value="192955" calcext:value-type="float">
            <text:p>192955</text:p>
          </table:table-cell>
          <table:table-cell office:value-type="float" office:value="193043" calcext:value-type="float">
            <text:p>193043</text:p>
          </table:table-cell>
          <table:table-cell office:value-type="float" office:value="193007" calcext:value-type="float">
            <text:p>193007</text:p>
          </table:table-cell>
          <table:table-cell office:value-type="float" office:value="88" calcext:value-type="float">
            <text:p>88</text:p>
          </table:table-cell>
          <table:table-cell table:style-name="ce2" table:formula="of:=[.$C$1]+([.A975]*[.$F$1]) + ([.C975]*[.$F$2])" office:value-type="float" office:value="192300" calcext:value-type="float">
            <text:p>192300</text:p>
          </table:table-cell>
          <table:table-cell table:style-name="ce3" table:formula="of:=[.F975]-[.H975]" office:value-type="float" office:value="707" calcext:value-type="float">
            <text:p>+707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780" calcext:value-type="float">
            <text:p>780</text:p>
          </table:table-cell>
          <table:table-cell office:value-type="float" office:value="192910" calcext:value-type="float">
            <text:p>192910</text:p>
          </table:table-cell>
          <table:table-cell office:value-type="float" office:value="193136" calcext:value-type="float">
            <text:p>193136</text:p>
          </table:table-cell>
          <table:table-cell office:value-type="float" office:value="193037" calcext:value-type="float">
            <text:p>193037</text:p>
          </table:table-cell>
          <table:table-cell office:value-type="float" office:value="226" calcext:value-type="float">
            <text:p>226</text:p>
          </table:table-cell>
          <table:table-cell table:style-name="ce2" table:formula="of:=[.$C$1]+([.A976]*[.$F$1]) + ([.C976]*[.$F$2])" office:value-type="float" office:value="194400" calcext:value-type="float">
            <text:p>194400</text:p>
          </table:table-cell>
          <table:table-cell table:style-name="ce3" table:formula="of:=[.F976]-[.H976]" office:value-type="float" office:value="-1363" calcext:value-type="float">
            <text:p>-1363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office:value-type="float" office:value="197817" calcext:value-type="float">
            <text:p>197817</text:p>
          </table:table-cell>
          <table:table-cell office:value-type="float" office:value="197920" calcext:value-type="float">
            <text:p>197920</text:p>
          </table:table-cell>
          <table:table-cell office:value-type="float" office:value="197863" calcext:value-type="float">
            <text:p>197863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977]*[.$F$1]) + ([.C977]*[.$F$2])" office:value-type="float" office:value="196500" calcext:value-type="float">
            <text:p>196500</text:p>
          </table:table-cell>
          <table:table-cell table:style-name="ce3" table:formula="of:=[.F977]-[.H977]" office:value-type="float" office:value="1363" calcext:value-type="float">
            <text:p>+1363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820" calcext:value-type="float">
            <text:p>820</text:p>
          </table:table-cell>
          <table:table-cell office:value-type="float" office:value="197821" calcext:value-type="float">
            <text:p>197821</text:p>
          </table:table-cell>
          <table:table-cell office:value-type="float" office:value="197970" calcext:value-type="float">
            <text:p>197970</text:p>
          </table:table-cell>
          <table:table-cell office:value-type="float" office:value="197917" calcext:value-type="float">
            <text:p>197917</text:p>
          </table:table-cell>
          <table:table-cell office:value-type="float" office:value="149" calcext:value-type="float">
            <text:p>149</text:p>
          </table:table-cell>
          <table:table-cell table:style-name="ce2" table:formula="of:=[.$C$1]+([.A978]*[.$F$1]) + ([.C978]*[.$F$2])" office:value-type="float" office:value="198600" calcext:value-type="float">
            <text:p>198600</text:p>
          </table:table-cell>
          <table:table-cell table:style-name="ce3" table:formula="of:=[.F978]-[.H978]" office:value-type="float" office:value="-683" calcext:value-type="float">
            <text:p>-683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840" calcext:value-type="float">
            <text:p>840</text:p>
          </table:table-cell>
          <table:table-cell office:value-type="float" office:value="197797" calcext:value-type="float">
            <text:p>197797</text:p>
          </table:table-cell>
          <table:table-cell office:value-type="float" office:value="197978" calcext:value-type="float">
            <text:p>197978</text:p>
          </table:table-cell>
          <table:table-cell office:value-type="float" office:value="197864" calcext:value-type="float">
            <text:p>197864</text:p>
          </table:table-cell>
          <table:table-cell office:value-type="float" office:value="181" calcext:value-type="float">
            <text:p>181</text:p>
          </table:table-cell>
          <table:table-cell table:style-name="ce2" table:formula="of:=[.$C$1]+([.A979]*[.$F$1]) + ([.C979]*[.$F$2])" office:value-type="float" office:value="200700" calcext:value-type="float">
            <text:p>200700</text:p>
          </table:table-cell>
          <table:table-cell table:style-name="ce3" table:formula="of:=[.F979]-[.H979]" office:value-type="float" office:value="-2836" calcext:value-type="float">
            <text:p>-2836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860" calcext:value-type="float">
            <text:p>860</text:p>
          </table:table-cell>
          <table:table-cell office:value-type="float" office:value="202673" calcext:value-type="float">
            <text:p>202673</text:p>
          </table:table-cell>
          <table:table-cell office:value-type="float" office:value="202817" calcext:value-type="float">
            <text:p>202817</text:p>
          </table:table-cell>
          <table:table-cell office:value-type="float" office:value="202740" calcext:value-type="float">
            <text:p>202740</text:p>
          </table:table-cell>
          <table:table-cell office:value-type="float" office:value="144" calcext:value-type="float">
            <text:p>144</text:p>
          </table:table-cell>
          <table:table-cell table:style-name="ce2" table:formula="of:=[.$C$1]+([.A980]*[.$F$1]) + ([.C980]*[.$F$2])" office:value-type="float" office:value="202800" calcext:value-type="float">
            <text:p>202800</text:p>
          </table:table-cell>
          <table:table-cell table:style-name="ce3" table:formula="of:=[.F980]-[.H980]" office:value-type="float" office:value="-60" calcext:value-type="float">
            <text:p>-60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880" calcext:value-type="float">
            <text:p>880</text:p>
          </table:table-cell>
          <table:table-cell office:value-type="float" office:value="202701" calcext:value-type="float">
            <text:p>202701</text:p>
          </table:table-cell>
          <table:table-cell office:value-type="float" office:value="202808" calcext:value-type="float">
            <text:p>202808</text:p>
          </table:table-cell>
          <table:table-cell office:value-type="float" office:value="202759" calcext:value-type="float">
            <text:p>202759</text:p>
          </table:table-cell>
          <table:table-cell office:value-type="float" office:value="107" calcext:value-type="float">
            <text:p>107</text:p>
          </table:table-cell>
          <table:table-cell table:style-name="ce2" table:formula="of:=[.$C$1]+([.A981]*[.$F$1]) + ([.C981]*[.$F$2])" office:value-type="float" office:value="204900" calcext:value-type="float">
            <text:p>204900</text:p>
          </table:table-cell>
          <table:table-cell table:style-name="ce3" table:formula="of:=[.F981]-[.H981]" office:value-type="float" office:value="-2141" calcext:value-type="float">
            <text:p>-21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207489" calcext:value-type="float">
            <text:p>207489</text:p>
          </table:table-cell>
          <table:table-cell office:value-type="float" office:value="207739" calcext:value-type="float">
            <text:p>207739</text:p>
          </table:table-cell>
          <table:table-cell office:value-type="float" office:value="207618" calcext:value-type="float">
            <text:p>207618</text:p>
          </table:table-cell>
          <table:table-cell office:value-type="float" office:value="250" calcext:value-type="float">
            <text:p>250</text:p>
          </table:table-cell>
          <table:table-cell table:style-name="ce2" table:formula="of:=[.$C$1]+([.A982]*[.$F$1]) + ([.C982]*[.$F$2])" office:value-type="float" office:value="207000" calcext:value-type="float">
            <text:p>207000</text:p>
          </table:table-cell>
          <table:table-cell table:style-name="ce3" table:formula="of:=[.F982]-[.H982]" office:value-type="float" office:value="618" calcext:value-type="float">
            <text:p>+61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920" calcext:value-type="float">
            <text:p>920</text:p>
          </table:table-cell>
          <table:table-cell office:value-type="float" office:value="207536" calcext:value-type="float">
            <text:p>207536</text:p>
          </table:table-cell>
          <table:table-cell office:value-type="float" office:value="207771" calcext:value-type="float">
            <text:p>207771</text:p>
          </table:table-cell>
          <table:table-cell office:value-type="float" office:value="207636" calcext:value-type="float">
            <text:p>207636</text:p>
          </table:table-cell>
          <table:table-cell office:value-type="float" office:value="235" calcext:value-type="float">
            <text:p>235</text:p>
          </table:table-cell>
          <table:table-cell table:style-name="ce2" table:formula="of:=[.$C$1]+([.A983]*[.$F$1]) + ([.C983]*[.$F$2])" office:value-type="float" office:value="209100" calcext:value-type="float">
            <text:p>209100</text:p>
          </table:table-cell>
          <table:table-cell table:style-name="ce3" table:formula="of:=[.F983]-[.H983]" office:value-type="float" office:value="-1464" calcext:value-type="float">
            <text:p>-146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940" calcext:value-type="float">
            <text:p>940</text:p>
          </table:table-cell>
          <table:table-cell office:value-type="float" office:value="212513" calcext:value-type="float">
            <text:p>212513</text:p>
          </table:table-cell>
          <table:table-cell office:value-type="float" office:value="212563" calcext:value-type="float">
            <text:p>212563</text:p>
          </table:table-cell>
          <table:table-cell office:value-type="float" office:value="212531" calcext:value-type="float">
            <text:p>212531</text:p>
          </table:table-cell>
          <table:table-cell office:value-type="float" office:value="50" calcext:value-type="float">
            <text:p>50</text:p>
          </table:table-cell>
          <table:table-cell table:style-name="ce2" table:formula="of:=[.$C$1]+([.A984]*[.$F$1]) + ([.C984]*[.$F$2])" office:value-type="float" office:value="211200" calcext:value-type="float">
            <text:p>211200</text:p>
          </table:table-cell>
          <table:table-cell table:style-name="ce3" table:formula="of:=[.F984]-[.H984]" office:value-type="float" office:value="1331" calcext:value-type="float">
            <text:p>+133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960" calcext:value-type="float">
            <text:p>960</text:p>
          </table:table-cell>
          <table:table-cell office:value-type="float" office:value="212500" calcext:value-type="float">
            <text:p>212500</text:p>
          </table:table-cell>
          <table:table-cell office:value-type="float" office:value="212671" calcext:value-type="float">
            <text:p>212671</text:p>
          </table:table-cell>
          <table:table-cell office:value-type="float" office:value="212588" calcext:value-type="float">
            <text:p>212588</text:p>
          </table:table-cell>
          <table:table-cell office:value-type="float" office:value="171" calcext:value-type="float">
            <text:p>171</text:p>
          </table:table-cell>
          <table:table-cell table:style-name="ce2" table:formula="of:=[.$C$1]+([.A985]*[.$F$1]) + ([.C985]*[.$F$2])" office:value-type="float" office:value="213300" calcext:value-type="float">
            <text:p>213300</text:p>
          </table:table-cell>
          <table:table-cell table:style-name="ce3" table:formula="of:=[.F985]-[.H985]" office:value-type="float" office:value="-712" calcext:value-type="float">
            <text:p>-712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980" calcext:value-type="float">
            <text:p>980</text:p>
          </table:table-cell>
          <table:table-cell office:value-type="float" office:value="212373" calcext:value-type="float">
            <text:p>212373</text:p>
          </table:table-cell>
          <table:table-cell office:value-type="float" office:value="212507" calcext:value-type="float">
            <text:p>212507</text:p>
          </table:table-cell>
          <table:table-cell office:value-type="float" office:value="212447" calcext:value-type="float">
            <text:p>212447</text:p>
          </table:table-cell>
          <table:table-cell office:value-type="float" office:value="134" calcext:value-type="float">
            <text:p>134</text:p>
          </table:table-cell>
          <table:table-cell table:style-name="ce2" table:formula="of:=[.$C$1]+([.A986]*[.$F$1]) + ([.C986]*[.$F$2])" office:value-type="float" office:value="215400" calcext:value-type="float">
            <text:p>215400</text:p>
          </table:table-cell>
          <table:table-cell table:style-name="ce3" table:formula="of:=[.F986]-[.H986]" office:value-type="float" office:value="-2953" calcext:value-type="float">
            <text:p>-295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20194" calcext:value-type="float">
            <text:p>120194</text:p>
          </table:table-cell>
          <table:table-cell office:value-type="float" office:value="120264" calcext:value-type="float">
            <text:p>120264</text:p>
          </table:table-cell>
          <table:table-cell office:value-type="float" office:value="120240" calcext:value-type="float">
            <text:p>120240</text:p>
          </table:table-cell>
          <table:table-cell office:value-type="float" office:value="70" calcext:value-type="float">
            <text:p>70</text:p>
          </table:table-cell>
          <table:table-cell table:style-name="ce2" table:formula="of:=[.$C$1]+([.A987]*[.$F$1]) + ([.C987]*[.$F$2])" office:value-type="float" office:value="119955" calcext:value-type="float">
            <text:p>119955</text:p>
          </table:table-cell>
          <table:table-cell table:style-name="ce3" table:formula="of:=[.F987]-[.H987]" office:value-type="float" office:value="285" calcext:value-type="float">
            <text:p>+28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0171" calcext:value-type="float">
            <text:p>120171</text:p>
          </table:table-cell>
          <table:table-cell office:value-type="float" office:value="120338" calcext:value-type="float">
            <text:p>120338</text:p>
          </table:table-cell>
          <table:table-cell office:value-type="float" office:value="120248" calcext:value-type="float">
            <text:p>120248</text:p>
          </table:table-cell>
          <table:table-cell office:value-type="float" office:value="167" calcext:value-type="float">
            <text:p>167</text:p>
          </table:table-cell>
          <table:table-cell table:style-name="ce2" table:formula="of:=[.$C$1]+([.A988]*[.$F$1]) + ([.C988]*[.$F$2])" office:value-type="float" office:value="122160" calcext:value-type="float">
            <text:p>122160</text:p>
          </table:table-cell>
          <table:table-cell table:style-name="ce3" table:formula="of:=[.F988]-[.H988]" office:value-type="float" office:value="-1912" calcext:value-type="float">
            <text:p>-191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25305" calcext:value-type="float">
            <text:p>125305</text:p>
          </table:table-cell>
          <table:table-cell office:value-type="float" office:value="125474" calcext:value-type="float">
            <text:p>125474</text:p>
          </table:table-cell>
          <table:table-cell office:value-type="float" office:value="125383" calcext:value-type="float">
            <text:p>125383</text:p>
          </table:table-cell>
          <table:table-cell office:value-type="float" office:value="169" calcext:value-type="float">
            <text:p>169</text:p>
          </table:table-cell>
          <table:table-cell table:style-name="ce2" table:formula="of:=[.$C$1]+([.A989]*[.$F$1]) + ([.C989]*[.$F$2])" office:value-type="float" office:value="124365" calcext:value-type="float">
            <text:p>124365</text:p>
          </table:table-cell>
          <table:table-cell table:style-name="ce3" table:formula="of:=[.F989]-[.H989]" office:value-type="float" office:value="1018" calcext:value-type="float">
            <text:p>+1018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25349" calcext:value-type="float">
            <text:p>125349</text:p>
          </table:table-cell>
          <table:table-cell office:value-type="float" office:value="125507" calcext:value-type="float">
            <text:p>125507</text:p>
          </table:table-cell>
          <table:table-cell office:value-type="float" office:value="125424" calcext:value-type="float">
            <text:p>125424</text:p>
          </table:table-cell>
          <table:table-cell office:value-type="float" office:value="158" calcext:value-type="float">
            <text:p>158</text:p>
          </table:table-cell>
          <table:table-cell table:style-name="ce2" table:formula="of:=[.$C$1]+([.A990]*[.$F$1]) + ([.C990]*[.$F$2])" office:value-type="float" office:value="126570" calcext:value-type="float">
            <text:p>126570</text:p>
          </table:table-cell>
          <table:table-cell table:style-name="ce3" table:formula="of:=[.F990]-[.H990]" office:value-type="float" office:value="-1146" calcext:value-type="float">
            <text:p>-1146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30414" calcext:value-type="float">
            <text:p>130414</text:p>
          </table:table-cell>
          <table:table-cell office:value-type="float" office:value="130550" calcext:value-type="float">
            <text:p>130550</text:p>
          </table:table-cell>
          <table:table-cell office:value-type="float" office:value="130483" calcext:value-type="float">
            <text:p>130483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991]*[.$F$1]) + ([.C991]*[.$F$2])" office:value-type="float" office:value="128775" calcext:value-type="float">
            <text:p>128775</text:p>
          </table:table-cell>
          <table:table-cell table:style-name="ce3" table:formula="of:=[.F991]-[.H991]" office:value-type="float" office:value="1708" calcext:value-type="float">
            <text:p>+1708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30423" calcext:value-type="float">
            <text:p>130423</text:p>
          </table:table-cell>
          <table:table-cell office:value-type="float" office:value="130528" calcext:value-type="float">
            <text:p>130528</text:p>
          </table:table-cell>
          <table:table-cell office:value-type="float" office:value="130492" calcext:value-type="float">
            <text:p>130492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992]*[.$F$1]) + ([.C992]*[.$F$2])" office:value-type="float" office:value="130980" calcext:value-type="float">
            <text:p>130980</text:p>
          </table:table-cell>
          <table:table-cell table:style-name="ce3" table:formula="of:=[.F992]-[.H992]" office:value-type="float" office:value="-488" calcext:value-type="float">
            <text:p>-488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130465" calcext:value-type="float">
            <text:p>130465</text:p>
          </table:table-cell>
          <table:table-cell office:value-type="float" office:value="130640" calcext:value-type="float">
            <text:p>130640</text:p>
          </table:table-cell>
          <table:table-cell office:value-type="float" office:value="130557" calcext:value-type="float">
            <text:p>130557</text:p>
          </table:table-cell>
          <table:table-cell office:value-type="float" office:value="175" calcext:value-type="float">
            <text:p>175</text:p>
          </table:table-cell>
          <table:table-cell table:style-name="ce2" table:formula="of:=[.$C$1]+([.A993]*[.$F$1]) + ([.C993]*[.$F$2])" office:value-type="float" office:value="133185" calcext:value-type="float">
            <text:p>133185</text:p>
          </table:table-cell>
          <table:table-cell table:style-name="ce3" table:formula="of:=[.F993]-[.H993]" office:value-type="float" office:value="-2628" calcext:value-type="float">
            <text:p>-2628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135526" calcext:value-type="float">
            <text:p>135526</text:p>
          </table:table-cell>
          <table:table-cell office:value-type="float" office:value="135633" calcext:value-type="float">
            <text:p>135633</text:p>
          </table:table-cell>
          <table:table-cell office:value-type="float" office:value="135571" calcext:value-type="float">
            <text:p>135571</text:p>
          </table:table-cell>
          <table:table-cell office:value-type="float" office:value="107" calcext:value-type="float">
            <text:p>107</text:p>
          </table:table-cell>
          <table:table-cell table:style-name="ce2" table:formula="of:=[.$C$1]+([.A994]*[.$F$1]) + ([.C994]*[.$F$2])" office:value-type="float" office:value="135390" calcext:value-type="float">
            <text:p>135390</text:p>
          </table:table-cell>
          <table:table-cell table:style-name="ce3" table:formula="of:=[.F994]-[.H994]" office:value-type="float" office:value="181" calcext:value-type="float">
            <text:p>+18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35571" calcext:value-type="float">
            <text:p>135571</text:p>
          </table:table-cell>
          <table:table-cell office:value-type="float" office:value="135711" calcext:value-type="float">
            <text:p>135711</text:p>
          </table:table-cell>
          <table:table-cell office:value-type="float" office:value="135654" calcext:value-type="float">
            <text:p>135654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995]*[.$F$1]) + ([.C995]*[.$F$2])" office:value-type="float" office:value="137595" calcext:value-type="float">
            <text:p>137595</text:p>
          </table:table-cell>
          <table:table-cell table:style-name="ce3" table:formula="of:=[.F995]-[.H995]" office:value-type="float" office:value="-1941" calcext:value-type="float">
            <text:p>-194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140747" calcext:value-type="float">
            <text:p>140747</text:p>
          </table:table-cell>
          <table:table-cell office:value-type="float" office:value="140806" calcext:value-type="float">
            <text:p>140806</text:p>
          </table:table-cell>
          <table:table-cell office:value-type="float" office:value="140783" calcext:value-type="float">
            <text:p>140783</text:p>
          </table:table-cell>
          <table:table-cell office:value-type="float" office:value="59" calcext:value-type="float">
            <text:p>59</text:p>
          </table:table-cell>
          <table:table-cell table:style-name="ce2" table:formula="of:=[.$C$1]+([.A996]*[.$F$1]) + ([.C996]*[.$F$2])" office:value-type="float" office:value="139800" calcext:value-type="float">
            <text:p>139800</text:p>
          </table:table-cell>
          <table:table-cell table:style-name="ce3" table:formula="of:=[.F996]-[.H996]" office:value-type="float" office:value="983" calcext:value-type="float">
            <text:p>+98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office:value-type="float" office:value="140756" calcext:value-type="float">
            <text:p>140756</text:p>
          </table:table-cell>
          <table:table-cell office:value-type="float" office:value="140888" calcext:value-type="float">
            <text:p>140888</text:p>
          </table:table-cell>
          <table:table-cell office:value-type="float" office:value="140805" calcext:value-type="float">
            <text:p>140805</text:p>
          </table:table-cell>
          <table:table-cell office:value-type="float" office:value="132" calcext:value-type="float">
            <text:p>132</text:p>
          </table:table-cell>
          <table:table-cell table:style-name="ce2" table:formula="of:=[.$C$1]+([.A997]*[.$F$1]) + ([.C997]*[.$F$2])" office:value-type="float" office:value="142005" calcext:value-type="float">
            <text:p>142005</text:p>
          </table:table-cell>
          <table:table-cell table:style-name="ce3" table:formula="of:=[.F997]-[.H997]" office:value-type="float" office:value="-1200" calcext:value-type="float">
            <text:p>-120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145819" calcext:value-type="float">
            <text:p>145819</text:p>
          </table:table-cell>
          <table:table-cell office:value-type="float" office:value="145952" calcext:value-type="float">
            <text:p>145952</text:p>
          </table:table-cell>
          <table:table-cell office:value-type="float" office:value="145871" calcext:value-type="float">
            <text:p>145871</text:p>
          </table:table-cell>
          <table:table-cell office:value-type="float" office:value="133" calcext:value-type="float">
            <text:p>133</text:p>
          </table:table-cell>
          <table:table-cell table:style-name="ce2" table:formula="of:=[.$C$1]+([.A998]*[.$F$1]) + ([.C998]*[.$F$2])" office:value-type="float" office:value="144210" calcext:value-type="float">
            <text:p>144210</text:p>
          </table:table-cell>
          <table:table-cell table:style-name="ce3" table:formula="of:=[.F998]-[.H998]" office:value-type="float" office:value="1661" calcext:value-type="float">
            <text:p>+166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office:value-type="float" office:value="145857" calcext:value-type="float">
            <text:p>145857</text:p>
          </table:table-cell>
          <table:table-cell office:value-type="float" office:value="145949" calcext:value-type="float">
            <text:p>145949</text:p>
          </table:table-cell>
          <table:table-cell office:value-type="float" office:value="145912" calcext:value-type="float">
            <text:p>145912</text:p>
          </table:table-cell>
          <table:table-cell office:value-type="float" office:value="92" calcext:value-type="float">
            <text:p>92</text:p>
          </table:table-cell>
          <table:table-cell table:style-name="ce2" table:formula="of:=[.$C$1]+([.A999]*[.$F$1]) + ([.C999]*[.$F$2])" office:value-type="float" office:value="146415" calcext:value-type="float">
            <text:p>146415</text:p>
          </table:table-cell>
          <table:table-cell table:style-name="ce3" table:formula="of:=[.F999]-[.H999]" office:value-type="float" office:value="-503" calcext:value-type="float">
            <text:p>-50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office:value-type="float" office:value="145895" calcext:value-type="float">
            <text:p>145895</text:p>
          </table:table-cell>
          <table:table-cell office:value-type="float" office:value="146010" calcext:value-type="float">
            <text:p>146010</text:p>
          </table:table-cell>
          <table:table-cell office:value-type="float" office:value="145942" calcext:value-type="float">
            <text:p>145942</text:p>
          </table:table-cell>
          <table:table-cell office:value-type="float" office:value="115" calcext:value-type="float">
            <text:p>115</text:p>
          </table:table-cell>
          <table:table-cell table:style-name="ce2" table:formula="of:=[.$C$1]+([.A1000]*[.$F$1]) + ([.C1000]*[.$F$2])" office:value-type="float" office:value="148620" calcext:value-type="float">
            <text:p>148620</text:p>
          </table:table-cell>
          <table:table-cell table:style-name="ce3" table:formula="of:=[.F1000]-[.H1000]" office:value-type="float" office:value="-2678" calcext:value-type="float">
            <text:p>-2678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 office:value-type="float" office:value="151035" calcext:value-type="float">
            <text:p>151035</text:p>
          </table:table-cell>
          <table:table-cell office:value-type="float" office:value="151111" calcext:value-type="float">
            <text:p>151111</text:p>
          </table:table-cell>
          <table:table-cell office:value-type="float" office:value="151063" calcext:value-type="float">
            <text:p>151063</text:p>
          </table:table-cell>
          <table:table-cell office:value-type="float" office:value="76" calcext:value-type="float">
            <text:p>76</text:p>
          </table:table-cell>
          <table:table-cell table:style-name="ce2" table:formula="of:=[.$C$1]+([.A1001]*[.$F$1]) + ([.C1001]*[.$F$2])" office:value-type="float" office:value="150825" calcext:value-type="float">
            <text:p>150825</text:p>
          </table:table-cell>
          <table:table-cell table:style-name="ce3" table:formula="of:=[.F1001]-[.H1001]" office:value-type="float" office:value="238" calcext:value-type="float">
            <text:p>+238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office:value-type="float" office:value="151008" calcext:value-type="float">
            <text:p>151008</text:p>
          </table:table-cell>
          <table:table-cell office:value-type="float" office:value="151117" calcext:value-type="float">
            <text:p>151117</text:p>
          </table:table-cell>
          <table:table-cell office:value-type="float" office:value="151070" calcext:value-type="float">
            <text:p>151070</text:p>
          </table:table-cell>
          <table:table-cell office:value-type="float" office:value="109" calcext:value-type="float">
            <text:p>109</text:p>
          </table:table-cell>
          <table:table-cell table:style-name="ce2" table:formula="of:=[.$C$1]+([.A1002]*[.$F$1]) + ([.C1002]*[.$F$2])" office:value-type="float" office:value="153030" calcext:value-type="float">
            <text:p>153030</text:p>
          </table:table-cell>
          <table:table-cell table:style-name="ce3" table:formula="of:=[.F1002]-[.H1002]" office:value-type="float" office:value="-1960" calcext:value-type="float">
            <text:p>-196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57" calcext:value-type="float">
            <text:p>357</text:p>
          </table:table-cell>
          <table:table-cell office:value-type="float" office:value="156147" calcext:value-type="float">
            <text:p>156147</text:p>
          </table:table-cell>
          <table:table-cell office:value-type="float" office:value="156220" calcext:value-type="float">
            <text:p>156220</text:p>
          </table:table-cell>
          <table:table-cell office:value-type="float" office:value="156173" calcext:value-type="float">
            <text:p>156173</text:p>
          </table:table-cell>
          <table:table-cell office:value-type="float" office:value="73" calcext:value-type="float">
            <text:p>73</text:p>
          </table:table-cell>
          <table:table-cell table:style-name="ce2" table:formula="of:=[.$C$1]+([.A1003]*[.$F$1]) + ([.C1003]*[.$F$2])" office:value-type="float" office:value="155235" calcext:value-type="float">
            <text:p>155235</text:p>
          </table:table-cell>
          <table:table-cell table:style-name="ce3" table:formula="of:=[.F1003]-[.H1003]" office:value-type="float" office:value="938" calcext:value-type="float">
            <text:p>+938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78" calcext:value-type="float">
            <text:p>378</text:p>
          </table:table-cell>
          <table:table-cell office:value-type="float" office:value="155983" calcext:value-type="float">
            <text:p>155983</text:p>
          </table:table-cell>
          <table:table-cell office:value-type="float" office:value="156265" calcext:value-type="float">
            <text:p>156265</text:p>
          </table:table-cell>
          <table:table-cell office:value-type="float" office:value="156146" calcext:value-type="float">
            <text:p>156146</text:p>
          </table:table-cell>
          <table:table-cell office:value-type="float" office:value="282" calcext:value-type="float">
            <text:p>282</text:p>
          </table:table-cell>
          <table:table-cell table:style-name="ce2" table:formula="of:=[.$C$1]+([.A1004]*[.$F$1]) + ([.C1004]*[.$F$2])" office:value-type="float" office:value="157440" calcext:value-type="float">
            <text:p>157440</text:p>
          </table:table-cell>
          <table:table-cell table:style-name="ce3" table:formula="of:=[.F1004]-[.H1004]" office:value-type="float" office:value="-1294" calcext:value-type="float">
            <text:p>-1294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99" calcext:value-type="float">
            <text:p>399</text:p>
          </table:table-cell>
          <table:table-cell office:value-type="float" office:value="161224" calcext:value-type="float">
            <text:p>161224</text:p>
          </table:table-cell>
          <table:table-cell office:value-type="float" office:value="161330" calcext:value-type="float">
            <text:p>161330</text:p>
          </table:table-cell>
          <table:table-cell office:value-type="float" office:value="161280" calcext:value-type="float">
            <text:p>161280</text:p>
          </table:table-cell>
          <table:table-cell office:value-type="float" office:value="106" calcext:value-type="float">
            <text:p>106</text:p>
          </table:table-cell>
          <table:table-cell table:style-name="ce2" table:formula="of:=[.$C$1]+([.A1005]*[.$F$1]) + ([.C1005]*[.$F$2])" office:value-type="float" office:value="159645" calcext:value-type="float">
            <text:p>159645</text:p>
          </table:table-cell>
          <table:table-cell table:style-name="ce3" table:formula="of:=[.F1005]-[.H1005]" office:value-type="float" office:value="1635" calcext:value-type="float">
            <text:p>+163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161202" calcext:value-type="float">
            <text:p>161202</text:p>
          </table:table-cell>
          <table:table-cell office:value-type="float" office:value="161274" calcext:value-type="float">
            <text:p>161274</text:p>
          </table:table-cell>
          <table:table-cell office:value-type="float" office:value="161236" calcext:value-type="float">
            <text:p>161236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1006]*[.$F$1]) + ([.C1006]*[.$F$2])" office:value-type="float" office:value="161850" calcext:value-type="float">
            <text:p>161850</text:p>
          </table:table-cell>
          <table:table-cell table:style-name="ce3" table:formula="of:=[.F1006]-[.H1006]" office:value-type="float" office:value="-614" calcext:value-type="float">
            <text:p>-61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41" calcext:value-type="float">
            <text:p>441</text:p>
          </table:table-cell>
          <table:table-cell office:value-type="float" office:value="161145" calcext:value-type="float">
            <text:p>161145</text:p>
          </table:table-cell>
          <table:table-cell office:value-type="float" office:value="161352" calcext:value-type="float">
            <text:p>161352</text:p>
          </table:table-cell>
          <table:table-cell office:value-type="float" office:value="161230" calcext:value-type="float">
            <text:p>161230</text:p>
          </table:table-cell>
          <table:table-cell office:value-type="float" office:value="207" calcext:value-type="float">
            <text:p>207</text:p>
          </table:table-cell>
          <table:table-cell table:style-name="ce2" table:formula="of:=[.$C$1]+([.A1007]*[.$F$1]) + ([.C1007]*[.$F$2])" office:value-type="float" office:value="164055" calcext:value-type="float">
            <text:p>164055</text:p>
          </table:table-cell>
          <table:table-cell table:style-name="ce3" table:formula="of:=[.F1007]-[.H1007]" office:value-type="float" office:value="-2825" calcext:value-type="float">
            <text:p>-282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office:value-type="float" office:value="166373" calcext:value-type="float">
            <text:p>166373</text:p>
          </table:table-cell>
          <table:table-cell office:value-type="float" office:value="166487" calcext:value-type="float">
            <text:p>166487</text:p>
          </table:table-cell>
          <table:table-cell office:value-type="float" office:value="166424" calcext:value-type="float">
            <text:p>166424</text:p>
          </table:table-cell>
          <table:table-cell office:value-type="float" office:value="114" calcext:value-type="float">
            <text:p>114</text:p>
          </table:table-cell>
          <table:table-cell table:style-name="ce2" table:formula="of:=[.$C$1]+([.A1008]*[.$F$1]) + ([.C1008]*[.$F$2])" office:value-type="float" office:value="166260" calcext:value-type="float">
            <text:p>166260</text:p>
          </table:table-cell>
          <table:table-cell table:style-name="ce3" table:formula="of:=[.F1008]-[.H1008]" office:value-type="float" office:value="164" calcext:value-type="float">
            <text:p>+164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83" calcext:value-type="float">
            <text:p>483</text:p>
          </table:table-cell>
          <table:table-cell office:value-type="float" office:value="166200" calcext:value-type="float">
            <text:p>166200</text:p>
          </table:table-cell>
          <table:table-cell office:value-type="float" office:value="166286" calcext:value-type="float">
            <text:p>166286</text:p>
          </table:table-cell>
          <table:table-cell office:value-type="float" office:value="166254" calcext:value-type="float">
            <text:p>166254</text:p>
          </table:table-cell>
          <table:table-cell office:value-type="float" office:value="86" calcext:value-type="float">
            <text:p>86</text:p>
          </table:table-cell>
          <table:table-cell table:style-name="ce2" table:formula="of:=[.$C$1]+([.A1009]*[.$F$1]) + ([.C1009]*[.$F$2])" office:value-type="float" office:value="168465" calcext:value-type="float">
            <text:p>168465</text:p>
          </table:table-cell>
          <table:table-cell table:style-name="ce3" table:formula="of:=[.F1009]-[.H1009]" office:value-type="float" office:value="-2211" calcext:value-type="float">
            <text:p>-221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04" calcext:value-type="float">
            <text:p>504</text:p>
          </table:table-cell>
          <table:table-cell office:value-type="float" office:value="171457" calcext:value-type="float">
            <text:p>171457</text:p>
          </table:table-cell>
          <table:table-cell office:value-type="float" office:value="171612" calcext:value-type="float">
            <text:p>171612</text:p>
          </table:table-cell>
          <table:table-cell office:value-type="float" office:value="171543" calcext:value-type="float">
            <text:p>171543</text:p>
          </table:table-cell>
          <table:table-cell office:value-type="float" office:value="155" calcext:value-type="float">
            <text:p>155</text:p>
          </table:table-cell>
          <table:table-cell table:style-name="ce2" table:formula="of:=[.$C$1]+([.A1010]*[.$F$1]) + ([.C1010]*[.$F$2])" office:value-type="float" office:value="170670" calcext:value-type="float">
            <text:p>170670</text:p>
          </table:table-cell>
          <table:table-cell table:style-name="ce3" table:formula="of:=[.F1010]-[.H1010]" office:value-type="float" office:value="873" calcext:value-type="float">
            <text:p>+87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float" office:value="171444" calcext:value-type="float">
            <text:p>171444</text:p>
          </table:table-cell>
          <table:table-cell office:value-type="float" office:value="171607" calcext:value-type="float">
            <text:p>171607</text:p>
          </table:table-cell>
          <table:table-cell office:value-type="float" office:value="171548" calcext:value-type="float">
            <text:p>171548</text:p>
          </table:table-cell>
          <table:table-cell office:value-type="float" office:value="163" calcext:value-type="float">
            <text:p>163</text:p>
          </table:table-cell>
          <table:table-cell table:style-name="ce2" table:formula="of:=[.$C$1]+([.A1011]*[.$F$1]) + ([.C1011]*[.$F$2])" office:value-type="float" office:value="172875" calcext:value-type="float">
            <text:p>172875</text:p>
          </table:table-cell>
          <table:table-cell table:style-name="ce3" table:formula="of:=[.F1011]-[.H1011]" office:value-type="float" office:value="-1327" calcext:value-type="float">
            <text:p>-1327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46" calcext:value-type="float">
            <text:p>546</text:p>
          </table:table-cell>
          <table:table-cell office:value-type="float" office:value="176560" calcext:value-type="float">
            <text:p>176560</text:p>
          </table:table-cell>
          <table:table-cell office:value-type="float" office:value="176695" calcext:value-type="float">
            <text:p>176695</text:p>
          </table:table-cell>
          <table:table-cell office:value-type="float" office:value="176628" calcext:value-type="float">
            <text:p>176628</text:p>
          </table:table-cell>
          <table:table-cell office:value-type="float" office:value="135" calcext:value-type="float">
            <text:p>135</text:p>
          </table:table-cell>
          <table:table-cell table:style-name="ce2" table:formula="of:=[.$C$1]+([.A1012]*[.$F$1]) + ([.C1012]*[.$F$2])" office:value-type="float" office:value="175080" calcext:value-type="float">
            <text:p>175080</text:p>
          </table:table-cell>
          <table:table-cell table:style-name="ce3" table:formula="of:=[.F1012]-[.H1012]" office:value-type="float" office:value="1548" calcext:value-type="float">
            <text:p>+1548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office:value-type="float" office:value="176497" calcext:value-type="float">
            <text:p>176497</text:p>
          </table:table-cell>
          <table:table-cell office:value-type="float" office:value="176726" calcext:value-type="float">
            <text:p>176726</text:p>
          </table:table-cell>
          <table:table-cell office:value-type="float" office:value="176584" calcext:value-type="float">
            <text:p>176584</text:p>
          </table:table-cell>
          <table:table-cell office:value-type="float" office:value="229" calcext:value-type="float">
            <text:p>229</text:p>
          </table:table-cell>
          <table:table-cell table:style-name="ce2" table:formula="of:=[.$C$1]+([.A1013]*[.$F$1]) + ([.C1013]*[.$F$2])" office:value-type="float" office:value="177285" calcext:value-type="float">
            <text:p>177285</text:p>
          </table:table-cell>
          <table:table-cell table:style-name="ce3" table:formula="of:=[.F1013]-[.H1013]" office:value-type="float" office:value="-701" calcext:value-type="float">
            <text:p>-70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88" calcext:value-type="float">
            <text:p>588</text:p>
          </table:table-cell>
          <table:table-cell office:value-type="float" office:value="176664" calcext:value-type="float">
            <text:p>176664</text:p>
          </table:table-cell>
          <table:table-cell office:value-type="float" office:value="176716" calcext:value-type="float">
            <text:p>176716</text:p>
          </table:table-cell>
          <table:table-cell office:value-type="float" office:value="176698" calcext:value-type="float">
            <text:p>176698</text:p>
          </table:table-cell>
          <table:table-cell office:value-type="float" office:value="52" calcext:value-type="float">
            <text:p>52</text:p>
          </table:table-cell>
          <table:table-cell table:style-name="ce2" table:formula="of:=[.$C$1]+([.A1014]*[.$F$1]) + ([.C1014]*[.$F$2])" office:value-type="float" office:value="179490" calcext:value-type="float">
            <text:p>179490</text:p>
          </table:table-cell>
          <table:table-cell table:style-name="ce3" table:formula="of:=[.F1014]-[.H1014]" office:value-type="float" office:value="-2792" calcext:value-type="float">
            <text:p>-279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609" calcext:value-type="float">
            <text:p>609</text:p>
          </table:table-cell>
          <table:table-cell office:value-type="float" office:value="181678" calcext:value-type="float">
            <text:p>181678</text:p>
          </table:table-cell>
          <table:table-cell office:value-type="float" office:value="181810" calcext:value-type="float">
            <text:p>181810</text:p>
          </table:table-cell>
          <table:table-cell office:value-type="float" office:value="181732" calcext:value-type="float">
            <text:p>181732</text:p>
          </table:table-cell>
          <table:table-cell office:value-type="float" office:value="132" calcext:value-type="float">
            <text:p>132</text:p>
          </table:table-cell>
          <table:table-cell table:style-name="ce2" table:formula="of:=[.$C$1]+([.A1015]*[.$F$1]) + ([.C1015]*[.$F$2])" office:value-type="float" office:value="181695" calcext:value-type="float">
            <text:p>181695</text:p>
          </table:table-cell>
          <table:table-cell table:style-name="ce3" table:formula="of:=[.F1015]-[.H1015]" office:value-type="float" office:value="37" calcext:value-type="float">
            <text:p>+37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30" calcext:value-type="float">
            <text:p>630</text:p>
          </table:table-cell>
          <table:table-cell office:value-type="float" office:value="181714" calcext:value-type="float">
            <text:p>181714</text:p>
          </table:table-cell>
          <table:table-cell office:value-type="float" office:value="181802" calcext:value-type="float">
            <text:p>181802</text:p>
          </table:table-cell>
          <table:table-cell office:value-type="float" office:value="181750" calcext:value-type="float">
            <text:p>181750</text:p>
          </table:table-cell>
          <table:table-cell office:value-type="float" office:value="88" calcext:value-type="float">
            <text:p>88</text:p>
          </table:table-cell>
          <table:table-cell table:style-name="ce2" table:formula="of:=[.$C$1]+([.A1016]*[.$F$1]) + ([.C1016]*[.$F$2])" office:value-type="float" office:value="183900" calcext:value-type="float">
            <text:p>183900</text:p>
          </table:table-cell>
          <table:table-cell table:style-name="ce3" table:formula="of:=[.F1016]-[.H1016]" office:value-type="float" office:value="-2150" calcext:value-type="float">
            <text:p>-215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51" calcext:value-type="float">
            <text:p>651</text:p>
          </table:table-cell>
          <table:table-cell office:value-type="float" office:value="186836" calcext:value-type="float">
            <text:p>186836</text:p>
          </table:table-cell>
          <table:table-cell office:value-type="float" office:value="186922" calcext:value-type="float">
            <text:p>186922</text:p>
          </table:table-cell>
          <table:table-cell office:value-type="float" office:value="186880" calcext:value-type="float">
            <text:p>186880</text:p>
          </table:table-cell>
          <table:table-cell office:value-type="float" office:value="86" calcext:value-type="float">
            <text:p>86</text:p>
          </table:table-cell>
          <table:table-cell table:style-name="ce2" table:formula="of:=[.$C$1]+([.A1017]*[.$F$1]) + ([.C1017]*[.$F$2])" office:value-type="float" office:value="186105" calcext:value-type="float">
            <text:p>186105</text:p>
          </table:table-cell>
          <table:table-cell table:style-name="ce3" table:formula="of:=[.F1017]-[.H1017]" office:value-type="float" office:value="775" calcext:value-type="float">
            <text:p>+77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72" calcext:value-type="float">
            <text:p>672</text:p>
          </table:table-cell>
          <table:table-cell office:value-type="float" office:value="186828" calcext:value-type="float">
            <text:p>186828</text:p>
          </table:table-cell>
          <table:table-cell office:value-type="float" office:value="187033" calcext:value-type="float">
            <text:p>187033</text:p>
          </table:table-cell>
          <table:table-cell office:value-type="float" office:value="186919" calcext:value-type="float">
            <text:p>186919</text:p>
          </table:table-cell>
          <table:table-cell office:value-type="float" office:value="205" calcext:value-type="float">
            <text:p>205</text:p>
          </table:table-cell>
          <table:table-cell table:style-name="ce2" table:formula="of:=[.$C$1]+([.A1018]*[.$F$1]) + ([.C1018]*[.$F$2])" office:value-type="float" office:value="188310" calcext:value-type="float">
            <text:p>188310</text:p>
          </table:table-cell>
          <table:table-cell table:style-name="ce3" table:formula="of:=[.F1018]-[.H1018]" office:value-type="float" office:value="-1391" calcext:value-type="float">
            <text:p>-139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93" calcext:value-type="float">
            <text:p>693</text:p>
          </table:table-cell>
          <table:table-cell office:value-type="float" office:value="191964" calcext:value-type="float">
            <text:p>191964</text:p>
          </table:table-cell>
          <table:table-cell office:value-type="float" office:value="192033" calcext:value-type="float">
            <text:p>192033</text:p>
          </table:table-cell>
          <table:table-cell office:value-type="float" office:value="191991" calcext:value-type="float">
            <text:p>191991</text:p>
          </table:table-cell>
          <table:table-cell office:value-type="float" office:value="69" calcext:value-type="float">
            <text:p>69</text:p>
          </table:table-cell>
          <table:table-cell table:style-name="ce2" table:formula="of:=[.$C$1]+([.A1019]*[.$F$1]) + ([.C1019]*[.$F$2])" office:value-type="float" office:value="190515" calcext:value-type="float">
            <text:p>190515</text:p>
          </table:table-cell>
          <table:table-cell table:style-name="ce3" table:formula="of:=[.F1019]-[.H1019]" office:value-type="float" office:value="1476" calcext:value-type="float">
            <text:p>+1476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714" calcext:value-type="float">
            <text:p>714</text:p>
          </table:table-cell>
          <table:table-cell office:value-type="float" office:value="191968" calcext:value-type="float">
            <text:p>191968</text:p>
          </table:table-cell>
          <table:table-cell office:value-type="float" office:value="192157" calcext:value-type="float">
            <text:p>192157</text:p>
          </table:table-cell>
          <table:table-cell office:value-type="float" office:value="192064" calcext:value-type="float">
            <text:p>192064</text:p>
          </table:table-cell>
          <table:table-cell office:value-type="float" office:value="189" calcext:value-type="float">
            <text:p>189</text:p>
          </table:table-cell>
          <table:table-cell table:style-name="ce2" table:formula="of:=[.$C$1]+([.A1020]*[.$F$1]) + ([.C1020]*[.$F$2])" office:value-type="float" office:value="192720" calcext:value-type="float">
            <text:p>192720</text:p>
          </table:table-cell>
          <table:table-cell table:style-name="ce3" table:formula="of:=[.F1020]-[.H1020]" office:value-type="float" office:value="-656" calcext:value-type="float">
            <text:p>-656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35" calcext:value-type="float">
            <text:p>735</text:p>
          </table:table-cell>
          <table:table-cell office:value-type="float" office:value="192007" calcext:value-type="float">
            <text:p>192007</text:p>
          </table:table-cell>
          <table:table-cell office:value-type="float" office:value="192110" calcext:value-type="float">
            <text:p>192110</text:p>
          </table:table-cell>
          <table:table-cell office:value-type="float" office:value="192052" calcext:value-type="float">
            <text:p>192052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1021]*[.$F$1]) + ([.C1021]*[.$F$2])" office:value-type="float" office:value="194925" calcext:value-type="float">
            <text:p>194925</text:p>
          </table:table-cell>
          <table:table-cell table:style-name="ce3" table:formula="of:=[.F1021]-[.H1021]" office:value-type="float" office:value="-2873" calcext:value-type="float">
            <text:p>-287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756" calcext:value-type="float">
            <text:p>756</text:p>
          </table:table-cell>
          <table:table-cell office:value-type="float" office:value="197102" calcext:value-type="float">
            <text:p>197102</text:p>
          </table:table-cell>
          <table:table-cell office:value-type="float" office:value="197265" calcext:value-type="float">
            <text:p>197265</text:p>
          </table:table-cell>
          <table:table-cell office:value-type="float" office:value="197169" calcext:value-type="float">
            <text:p>197169</text:p>
          </table:table-cell>
          <table:table-cell office:value-type="float" office:value="163" calcext:value-type="float">
            <text:p>163</text:p>
          </table:table-cell>
          <table:table-cell table:style-name="ce2" table:formula="of:=[.$C$1]+([.A1022]*[.$F$1]) + ([.C1022]*[.$F$2])" office:value-type="float" office:value="197130" calcext:value-type="float">
            <text:p>197130</text:p>
          </table:table-cell>
          <table:table-cell table:style-name="ce3" table:formula="of:=[.F1022]-[.H1022]" office:value-type="float" office:value="39" calcext:value-type="float">
            <text:p>+39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777" calcext:value-type="float">
            <text:p>777</text:p>
          </table:table-cell>
          <table:table-cell office:value-type="float" office:value="197170" calcext:value-type="float">
            <text:p>197170</text:p>
          </table:table-cell>
          <table:table-cell office:value-type="float" office:value="197252" calcext:value-type="float">
            <text:p>197252</text:p>
          </table:table-cell>
          <table:table-cell office:value-type="float" office:value="197201" calcext:value-type="float">
            <text:p>197201</text:p>
          </table:table-cell>
          <table:table-cell office:value-type="float" office:value="82" calcext:value-type="float">
            <text:p>82</text:p>
          </table:table-cell>
          <table:table-cell table:style-name="ce2" table:formula="of:=[.$C$1]+([.A1023]*[.$F$1]) + ([.C1023]*[.$F$2])" office:value-type="float" office:value="199335" calcext:value-type="float">
            <text:p>199335</text:p>
          </table:table-cell>
          <table:table-cell table:style-name="ce3" table:formula="of:=[.F1023]-[.H1023]" office:value-type="float" office:value="-2134" calcext:value-type="float">
            <text:p>-2134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798" calcext:value-type="float">
            <text:p>798</text:p>
          </table:table-cell>
          <table:table-cell office:value-type="float" office:value="202218" calcext:value-type="float">
            <text:p>202218</text:p>
          </table:table-cell>
          <table:table-cell office:value-type="float" office:value="202390" calcext:value-type="float">
            <text:p>202390</text:p>
          </table:table-cell>
          <table:table-cell office:value-type="float" office:value="202306" calcext:value-type="float">
            <text:p>202306</text:p>
          </table:table-cell>
          <table:table-cell office:value-type="float" office:value="172" calcext:value-type="float">
            <text:p>172</text:p>
          </table:table-cell>
          <table:table-cell table:style-name="ce2" table:formula="of:=[.$C$1]+([.A1024]*[.$F$1]) + ([.C1024]*[.$F$2])" office:value-type="float" office:value="201540" calcext:value-type="float">
            <text:p>201540</text:p>
          </table:table-cell>
          <table:table-cell table:style-name="ce3" table:formula="of:=[.F1024]-[.H1024]" office:value-type="float" office:value="766" calcext:value-type="float">
            <text:p>+766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819" calcext:value-type="float">
            <text:p>819</text:p>
          </table:table-cell>
          <table:table-cell office:value-type="float" office:value="202233" calcext:value-type="float">
            <text:p>202233</text:p>
          </table:table-cell>
          <table:table-cell office:value-type="float" office:value="202285" calcext:value-type="float">
            <text:p>202285</text:p>
          </table:table-cell>
          <table:table-cell office:value-type="float" office:value="202251" calcext:value-type="float">
            <text:p>202251</text:p>
          </table:table-cell>
          <table:table-cell office:value-type="float" office:value="52" calcext:value-type="float">
            <text:p>52</text:p>
          </table:table-cell>
          <table:table-cell table:style-name="ce2" table:formula="of:=[.$C$1]+([.A1025]*[.$F$1]) + ([.C1025]*[.$F$2])" office:value-type="float" office:value="203745" calcext:value-type="float">
            <text:p>203745</text:p>
          </table:table-cell>
          <table:table-cell table:style-name="ce3" table:formula="of:=[.F1025]-[.H1025]" office:value-type="float" office:value="-1494" calcext:value-type="float">
            <text:p>-1494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40" calcext:value-type="float">
            <text:p>840</text:p>
          </table:table-cell>
          <table:table-cell office:value-type="float" office:value="207311" calcext:value-type="float">
            <text:p>207311</text:p>
          </table:table-cell>
          <table:table-cell office:value-type="float" office:value="207415" calcext:value-type="float">
            <text:p>207415</text:p>
          </table:table-cell>
          <table:table-cell office:value-type="float" office:value="207367" calcext:value-type="float">
            <text:p>207367</text:p>
          </table:table-cell>
          <table:table-cell office:value-type="float" office:value="104" calcext:value-type="float">
            <text:p>104</text:p>
          </table:table-cell>
          <table:table-cell table:style-name="ce2" table:formula="of:=[.$C$1]+([.A1026]*[.$F$1]) + ([.C1026]*[.$F$2])" office:value-type="float" office:value="205950" calcext:value-type="float">
            <text:p>205950</text:p>
          </table:table-cell>
          <table:table-cell table:style-name="ce3" table:formula="of:=[.F1026]-[.H1026]" office:value-type="float" office:value="1417" calcext:value-type="float">
            <text:p>+1417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861" calcext:value-type="float">
            <text:p>861</text:p>
          </table:table-cell>
          <table:table-cell office:value-type="float" office:value="207326" calcext:value-type="float">
            <text:p>207326</text:p>
          </table:table-cell>
          <table:table-cell office:value-type="float" office:value="207463" calcext:value-type="float">
            <text:p>207463</text:p>
          </table:table-cell>
          <table:table-cell office:value-type="float" office:value="207405" calcext:value-type="float">
            <text:p>207405</text:p>
          </table:table-cell>
          <table:table-cell office:value-type="float" office:value="137" calcext:value-type="float">
            <text:p>137</text:p>
          </table:table-cell>
          <table:table-cell table:style-name="ce2" table:formula="of:=[.$C$1]+([.A1027]*[.$F$1]) + ([.C1027]*[.$F$2])" office:value-type="float" office:value="208155" calcext:value-type="float">
            <text:p>208155</text:p>
          </table:table-cell>
          <table:table-cell table:style-name="ce3" table:formula="of:=[.F1027]-[.H1027]" office:value-type="float" office:value="-750" calcext:value-type="float">
            <text:p>-75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882" calcext:value-type="float">
            <text:p>882</text:p>
          </table:table-cell>
          <table:table-cell office:value-type="float" office:value="207384" calcext:value-type="float">
            <text:p>207384</text:p>
          </table:table-cell>
          <table:table-cell office:value-type="float" office:value="207501" calcext:value-type="float">
            <text:p>207501</text:p>
          </table:table-cell>
          <table:table-cell office:value-type="float" office:value="207428" calcext:value-type="float">
            <text:p>207428</text:p>
          </table:table-cell>
          <table:table-cell office:value-type="float" office:value="117" calcext:value-type="float">
            <text:p>117</text:p>
          </table:table-cell>
          <table:table-cell table:style-name="ce2" table:formula="of:=[.$C$1]+([.A1028]*[.$F$1]) + ([.C1028]*[.$F$2])" office:value-type="float" office:value="210360" calcext:value-type="float">
            <text:p>210360</text:p>
          </table:table-cell>
          <table:table-cell table:style-name="ce3" table:formula="of:=[.F1028]-[.H1028]" office:value-type="float" office:value="-2932" calcext:value-type="float">
            <text:p>-293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903" calcext:value-type="float">
            <text:p>903</text:p>
          </table:table-cell>
          <table:table-cell office:value-type="float" office:value="212458" calcext:value-type="float">
            <text:p>212458</text:p>
          </table:table-cell>
          <table:table-cell office:value-type="float" office:value="212634" calcext:value-type="float">
            <text:p>212634</text:p>
          </table:table-cell>
          <table:table-cell office:value-type="float" office:value="212542" calcext:value-type="float">
            <text:p>212542</text:p>
          </table:table-cell>
          <table:table-cell office:value-type="float" office:value="176" calcext:value-type="float">
            <text:p>176</text:p>
          </table:table-cell>
          <table:table-cell table:style-name="ce2" table:formula="of:=[.$C$1]+([.A1029]*[.$F$1]) + ([.C1029]*[.$F$2])" office:value-type="float" office:value="212565" calcext:value-type="float">
            <text:p>212565</text:p>
          </table:table-cell>
          <table:table-cell table:style-name="ce3" table:formula="of:=[.F1029]-[.H1029]" office:value-type="float" office:value="-23" calcext:value-type="float">
            <text:p>-2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924" calcext:value-type="float">
            <text:p>924</text:p>
          </table:table-cell>
          <table:table-cell office:value-type="float" office:value="212466" calcext:value-type="float">
            <text:p>212466</text:p>
          </table:table-cell>
          <table:table-cell office:value-type="float" office:value="212665" calcext:value-type="float">
            <text:p>212665</text:p>
          </table:table-cell>
          <table:table-cell office:value-type="float" office:value="212556" calcext:value-type="float">
            <text:p>212556</text:p>
          </table:table-cell>
          <table:table-cell office:value-type="float" office:value="199" calcext:value-type="float">
            <text:p>199</text:p>
          </table:table-cell>
          <table:table-cell table:style-name="ce2" table:formula="of:=[.$C$1]+([.A1030]*[.$F$1]) + ([.C1030]*[.$F$2])" office:value-type="float" office:value="214770" calcext:value-type="float">
            <text:p>214770</text:p>
          </table:table-cell>
          <table:table-cell table:style-name="ce3" table:formula="of:=[.F1030]-[.H1030]" office:value-type="float" office:value="-2214" calcext:value-type="float">
            <text:p>-2214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945" calcext:value-type="float">
            <text:p>945</text:p>
          </table:table-cell>
          <table:table-cell office:value-type="float" office:value="217640" calcext:value-type="float">
            <text:p>217640</text:p>
          </table:table-cell>
          <table:table-cell office:value-type="float" office:value="217725" calcext:value-type="float">
            <text:p>217725</text:p>
          </table:table-cell>
          <table:table-cell office:value-type="float" office:value="217674" calcext:value-type="float">
            <text:p>217674</text:p>
          </table:table-cell>
          <table:table-cell office:value-type="float" office:value="85" calcext:value-type="float">
            <text:p>85</text:p>
          </table:table-cell>
          <table:table-cell table:style-name="ce2" table:formula="of:=[.$C$1]+([.A1031]*[.$F$1]) + ([.C1031]*[.$F$2])" office:value-type="float" office:value="216975" calcext:value-type="float">
            <text:p>216975</text:p>
          </table:table-cell>
          <table:table-cell table:style-name="ce3" table:formula="of:=[.F1031]-[.H1031]" office:value-type="float" office:value="699" calcext:value-type="float">
            <text:p>+699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966" calcext:value-type="float">
            <text:p>966</text:p>
          </table:table-cell>
          <table:table-cell office:value-type="float" office:value="217606" calcext:value-type="float">
            <text:p>217606</text:p>
          </table:table-cell>
          <table:table-cell office:value-type="float" office:value="217667" calcext:value-type="float">
            <text:p>217667</text:p>
          </table:table-cell>
          <table:table-cell office:value-type="float" office:value="217641" calcext:value-type="float">
            <text:p>217641</text:p>
          </table:table-cell>
          <table:table-cell office:value-type="float" office:value="61" calcext:value-type="float">
            <text:p>61</text:p>
          </table:table-cell>
          <table:table-cell table:style-name="ce2" table:formula="of:=[.$C$1]+([.A1032]*[.$F$1]) + ([.C1032]*[.$F$2])" office:value-type="float" office:value="219180" calcext:value-type="float">
            <text:p>219180</text:p>
          </table:table-cell>
          <table:table-cell table:style-name="ce3" table:formula="of:=[.F1032]-[.H1032]" office:value-type="float" office:value="-1539" calcext:value-type="float">
            <text:p>-1539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987" calcext:value-type="float">
            <text:p>987</text:p>
          </table:table-cell>
          <table:table-cell office:value-type="float" office:value="222705" calcext:value-type="float">
            <text:p>222705</text:p>
          </table:table-cell>
          <table:table-cell office:value-type="float" office:value="222855" calcext:value-type="float">
            <text:p>222855</text:p>
          </table:table-cell>
          <table:table-cell office:value-type="float" office:value="222774" calcext:value-type="float">
            <text:p>222774</text:p>
          </table:table-cell>
          <table:table-cell office:value-type="float" office:value="150" calcext:value-type="float">
            <text:p>150</text:p>
          </table:table-cell>
          <table:table-cell table:style-name="ce2" table:formula="of:=[.$C$1]+([.A1033]*[.$F$1]) + ([.C1033]*[.$F$2])" office:value-type="float" office:value="221385" calcext:value-type="float">
            <text:p>221385</text:p>
          </table:table-cell>
          <table:table-cell table:style-name="ce3" table:formula="of:=[.F1033]-[.H1033]" office:value-type="float" office:value="1389" calcext:value-type="float">
            <text:p>+1389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008" calcext:value-type="float">
            <text:p>1008</text:p>
          </table:table-cell>
          <table:table-cell office:value-type="float" office:value="222754" calcext:value-type="float">
            <text:p>222754</text:p>
          </table:table-cell>
          <table:table-cell office:value-type="float" office:value="222854" calcext:value-type="float">
            <text:p>222854</text:p>
          </table:table-cell>
          <table:table-cell office:value-type="float" office:value="222799" calcext:value-type="float">
            <text:p>222799</text:p>
          </table:table-cell>
          <table:table-cell office:value-type="float" office:value="100" calcext:value-type="float">
            <text:p>100</text:p>
          </table:table-cell>
          <table:table-cell table:style-name="ce2" table:formula="of:=[.$C$1]+([.A1034]*[.$F$1]) + ([.C1034]*[.$F$2])" office:value-type="float" office:value="223590" calcext:value-type="float">
            <text:p>223590</text:p>
          </table:table-cell>
          <table:table-cell table:style-name="ce3" table:formula="of:=[.F1034]-[.H1034]" office:value-type="float" office:value="-791" calcext:value-type="float">
            <text:p>-79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029" calcext:value-type="float">
            <text:p>1029</text:p>
          </table:table-cell>
          <table:table-cell office:value-type="float" office:value="222694" calcext:value-type="float">
            <text:p>222694</text:p>
          </table:table-cell>
          <table:table-cell office:value-type="float" office:value="222865" calcext:value-type="float">
            <text:p>222865</text:p>
          </table:table-cell>
          <table:table-cell office:value-type="float" office:value="222783" calcext:value-type="float">
            <text:p>222783</text:p>
          </table:table-cell>
          <table:table-cell office:value-type="float" office:value="171" calcext:value-type="float">
            <text:p>171</text:p>
          </table:table-cell>
          <table:table-cell table:style-name="ce2" table:formula="of:=[.$C$1]+([.A1035]*[.$F$1]) + ([.C1035]*[.$F$2])" office:value-type="float" office:value="225795" calcext:value-type="float">
            <text:p>225795</text:p>
          </table:table-cell>
          <table:table-cell table:style-name="ce3" table:formula="of:=[.F1035]-[.H1035]" office:value-type="float" office:value="-3012" calcext:value-type="float">
            <text:p>-3012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5619" calcext:value-type="float">
            <text:p>125619</text:p>
          </table:table-cell>
          <table:table-cell office:value-type="float" office:value="125566" calcext:value-type="float">
            <text:p>125566</text:p>
          </table:table-cell>
          <table:table-cell office:value-type="float" office:value="91" calcext:value-type="float">
            <text:p>91</text:p>
          </table:table-cell>
          <table:table-cell table:style-name="ce2" table:formula="of:=[.$C$1]+([.A1036]*[.$F$1]) + ([.C1036]*[.$F$2])" office:value-type="float" office:value="125310" calcext:value-type="float">
            <text:p>125310</text:p>
          </table:table-cell>
          <table:table-cell table:style-name="ce3" table:formula="of:=[.F1036]-[.H1036]" office:value-type="float" office:value="256" calcext:value-type="float">
            <text:p>+256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573" calcext:value-type="float">
            <text:p>125573</text:p>
          </table:table-cell>
          <table:table-cell office:value-type="float" office:value="125603" calcext:value-type="float">
            <text:p>125603</text:p>
          </table:table-cell>
          <table:table-cell office:value-type="float" office:value="125592" calcext:value-type="float">
            <text:p>125592</text:p>
          </table:table-cell>
          <table:table-cell office:value-type="float" office:value="30" calcext:value-type="float">
            <text:p>30</text:p>
          </table:table-cell>
          <table:table-cell table:style-name="ce2" table:formula="of:=[.$C$1]+([.A1037]*[.$F$1]) + ([.C1037]*[.$F$2])" office:value-type="float" office:value="127620" calcext:value-type="float">
            <text:p>127620</text:p>
          </table:table-cell>
          <table:table-cell table:style-name="ce3" table:formula="of:=[.F1037]-[.H1037]" office:value-type="float" office:value="-2028" calcext:value-type="float">
            <text:p>-2028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30945" calcext:value-type="float">
            <text:p>130945</text:p>
          </table:table-cell>
          <table:table-cell office:value-type="float" office:value="131125" calcext:value-type="float">
            <text:p>131125</text:p>
          </table:table-cell>
          <table:table-cell office:value-type="float" office:value="131041" calcext:value-type="float">
            <text:p>131041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1038]*[.$F$1]) + ([.C1038]*[.$F$2])" office:value-type="float" office:value="129930" calcext:value-type="float">
            <text:p>129930</text:p>
          </table:table-cell>
          <table:table-cell table:style-name="ce3" table:formula="of:=[.F1038]-[.H1038]" office:value-type="float" office:value="1111" calcext:value-type="float">
            <text:p>+111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30922" calcext:value-type="float">
            <text:p>130922</text:p>
          </table:table-cell>
          <table:table-cell office:value-type="float" office:value="131054" calcext:value-type="float">
            <text:p>131054</text:p>
          </table:table-cell>
          <table:table-cell office:value-type="float" office:value="130982" calcext:value-type="float">
            <text:p>130982</text:p>
          </table:table-cell>
          <table:table-cell office:value-type="float" office:value="132" calcext:value-type="float">
            <text:p>132</text:p>
          </table:table-cell>
          <table:table-cell table:style-name="ce2" table:formula="of:=[.$C$1]+([.A1039]*[.$F$1]) + ([.C1039]*[.$F$2])" office:value-type="float" office:value="132240" calcext:value-type="float">
            <text:p>132240</text:p>
          </table:table-cell>
          <table:table-cell table:style-name="ce3" table:formula="of:=[.F1039]-[.H1039]" office:value-type="float" office:value="-1258" calcext:value-type="float">
            <text:p>-1258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36263" calcext:value-type="float">
            <text:p>136263</text:p>
          </table:table-cell>
          <table:table-cell office:value-type="float" office:value="136331" calcext:value-type="float">
            <text:p>136331</text:p>
          </table:table-cell>
          <table:table-cell office:value-type="float" office:value="136287" calcext:value-type="float">
            <text:p>136287</text:p>
          </table:table-cell>
          <table:table-cell office:value-type="float" office:value="68" calcext:value-type="float">
            <text:p>68</text:p>
          </table:table-cell>
          <table:table-cell table:style-name="ce2" table:formula="of:=[.$C$1]+([.A1040]*[.$F$1]) + ([.C1040]*[.$F$2])" office:value-type="float" office:value="134550" calcext:value-type="float">
            <text:p>134550</text:p>
          </table:table-cell>
          <table:table-cell table:style-name="ce3" table:formula="of:=[.F1040]-[.H1040]" office:value-type="float" office:value="1737" calcext:value-type="float">
            <text:p>+173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36299" calcext:value-type="float">
            <text:p>136299</text:p>
          </table:table-cell>
          <table:table-cell office:value-type="float" office:value="136375" calcext:value-type="float">
            <text:p>136375</text:p>
          </table:table-cell>
          <table:table-cell office:value-type="float" office:value="136325" calcext:value-type="float">
            <text:p>136325</text:p>
          </table:table-cell>
          <table:table-cell office:value-type="float" office:value="76" calcext:value-type="float">
            <text:p>76</text:p>
          </table:table-cell>
          <table:table-cell table:style-name="ce2" table:formula="of:=[.$C$1]+([.A1041]*[.$F$1]) + ([.C1041]*[.$F$2])" office:value-type="float" office:value="136860" calcext:value-type="float">
            <text:p>136860</text:p>
          </table:table-cell>
          <table:table-cell table:style-name="ce3" table:formula="of:=[.F1041]-[.H1041]" office:value-type="float" office:value="-535" calcext:value-type="float">
            <text:p>-53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float" office:value="136266" calcext:value-type="float">
            <text:p>136266</text:p>
          </table:table-cell>
          <table:table-cell office:value-type="float" office:value="136420" calcext:value-type="float">
            <text:p>136420</text:p>
          </table:table-cell>
          <table:table-cell office:value-type="float" office:value="136343" calcext:value-type="float">
            <text:p>136343</text:p>
          </table:table-cell>
          <table:table-cell office:value-type="float" office:value="154" calcext:value-type="float">
            <text:p>154</text:p>
          </table:table-cell>
          <table:table-cell table:style-name="ce2" table:formula="of:=[.$C$1]+([.A1042]*[.$F$1]) + ([.C1042]*[.$F$2])" office:value-type="float" office:value="139170" calcext:value-type="float">
            <text:p>139170</text:p>
          </table:table-cell>
          <table:table-cell table:style-name="ce3" table:formula="of:=[.F1042]-[.H1042]" office:value-type="float" office:value="-2827" calcext:value-type="float">
            <text:p>-282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141659" calcext:value-type="float">
            <text:p>141659</text:p>
          </table:table-cell>
          <table:table-cell office:value-type="float" office:value="141866" calcext:value-type="float">
            <text:p>141866</text:p>
          </table:table-cell>
          <table:table-cell office:value-type="float" office:value="141773" calcext:value-type="float">
            <text:p>141773</text:p>
          </table:table-cell>
          <table:table-cell office:value-type="float" office:value="207" calcext:value-type="float">
            <text:p>207</text:p>
          </table:table-cell>
          <table:table-cell table:style-name="ce2" table:formula="of:=[.$C$1]+([.A1043]*[.$F$1]) + ([.C1043]*[.$F$2])" office:value-type="float" office:value="141480" calcext:value-type="float">
            <text:p>141480</text:p>
          </table:table-cell>
          <table:table-cell table:style-name="ce3" table:formula="of:=[.F1043]-[.H1043]" office:value-type="float" office:value="293" calcext:value-type="float">
            <text:p>+29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office:value-type="float" office:value="141738" calcext:value-type="float">
            <text:p>141738</text:p>
          </table:table-cell>
          <table:table-cell office:value-type="float" office:value="141872" calcext:value-type="float">
            <text:p>141872</text:p>
          </table:table-cell>
          <table:table-cell office:value-type="float" office:value="141791" calcext:value-type="float">
            <text:p>141791</text:p>
          </table:table-cell>
          <table:table-cell office:value-type="float" office:value="134" calcext:value-type="float">
            <text:p>134</text:p>
          </table:table-cell>
          <table:table-cell table:style-name="ce2" table:formula="of:=[.$C$1]+([.A1044]*[.$F$1]) + ([.C1044]*[.$F$2])" office:value-type="float" office:value="143790" calcext:value-type="float">
            <text:p>143790</text:p>
          </table:table-cell>
          <table:table-cell table:style-name="ce3" table:formula="of:=[.F1044]-[.H1044]" office:value-type="float" office:value="-1999" calcext:value-type="float">
            <text:p>-199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147059" calcext:value-type="float">
            <text:p>147059</text:p>
          </table:table-cell>
          <table:table-cell office:value-type="float" office:value="147174" calcext:value-type="float">
            <text:p>147174</text:p>
          </table:table-cell>
          <table:table-cell office:value-type="float" office:value="147099" calcext:value-type="float">
            <text:p>147099</text:p>
          </table:table-cell>
          <table:table-cell office:value-type="float" office:value="115" calcext:value-type="float">
            <text:p>115</text:p>
          </table:table-cell>
          <table:table-cell table:style-name="ce2" table:formula="of:=[.$C$1]+([.A1045]*[.$F$1]) + ([.C1045]*[.$F$2])" office:value-type="float" office:value="146100" calcext:value-type="float">
            <text:p>146100</text:p>
          </table:table-cell>
          <table:table-cell table:style-name="ce3" table:formula="of:=[.F1045]-[.H1045]" office:value-type="float" office:value="999" calcext:value-type="float">
            <text:p>+99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office:value-type="float" office:value="147146" calcext:value-type="float">
            <text:p>147146</text:p>
          </table:table-cell>
          <table:table-cell office:value-type="float" office:value="147214" calcext:value-type="float">
            <text:p>147214</text:p>
          </table:table-cell>
          <table:table-cell office:value-type="float" office:value="147169" calcext:value-type="float">
            <text:p>147169</text:p>
          </table:table-cell>
          <table:table-cell office:value-type="float" office:value="68" calcext:value-type="float">
            <text:p>68</text:p>
          </table:table-cell>
          <table:table-cell table:style-name="ce2" table:formula="of:=[.$C$1]+([.A1046]*[.$F$1]) + ([.C1046]*[.$F$2])" office:value-type="float" office:value="148410" calcext:value-type="float">
            <text:p>148410</text:p>
          </table:table-cell>
          <table:table-cell table:style-name="ce3" table:formula="of:=[.F1046]-[.H1046]" office:value-type="float" office:value="-1241" calcext:value-type="float">
            <text:p>-124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office:value-type="float" office:value="152390" calcext:value-type="float">
            <text:p>152390</text:p>
          </table:table-cell>
          <table:table-cell office:value-type="float" office:value="152481" calcext:value-type="float">
            <text:p>152481</text:p>
          </table:table-cell>
          <table:table-cell office:value-type="float" office:value="152421" calcext:value-type="float">
            <text:p>152421</text:p>
          </table:table-cell>
          <table:table-cell office:value-type="float" office:value="91" calcext:value-type="float">
            <text:p>91</text:p>
          </table:table-cell>
          <table:table-cell table:style-name="ce2" table:formula="of:=[.$C$1]+([.A1047]*[.$F$1]) + ([.C1047]*[.$F$2])" office:value-type="float" office:value="150720" calcext:value-type="float">
            <text:p>150720</text:p>
          </table:table-cell>
          <table:table-cell table:style-name="ce3" table:formula="of:=[.F1047]-[.H1047]" office:value-type="float" office:value="1701" calcext:value-type="float">
            <text:p>+170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float" office:value="152401" calcext:value-type="float">
            <text:p>152401</text:p>
          </table:table-cell>
          <table:table-cell office:value-type="float" office:value="152490" calcext:value-type="float">
            <text:p>152490</text:p>
          </table:table-cell>
          <table:table-cell office:value-type="float" office:value="152431" calcext:value-type="float">
            <text:p>152431</text:p>
          </table:table-cell>
          <table:table-cell office:value-type="float" office:value="89" calcext:value-type="float">
            <text:p>89</text:p>
          </table:table-cell>
          <table:table-cell table:style-name="ce2" table:formula="of:=[.$C$1]+([.A1048]*[.$F$1]) + ([.C1048]*[.$F$2])" office:value-type="float" office:value="153030" calcext:value-type="float">
            <text:p>153030</text:p>
          </table:table-cell>
          <table:table-cell table:style-name="ce3" table:formula="of:=[.F1048]-[.H1048]" office:value-type="float" office:value="-599" calcext:value-type="float">
            <text:p>-59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152392" calcext:value-type="float">
            <text:p>152392</text:p>
          </table:table-cell>
          <table:table-cell office:value-type="float" office:value="152570" calcext:value-type="float">
            <text:p>152570</text:p>
          </table:table-cell>
          <table:table-cell office:value-type="float" office:value="152479" calcext:value-type="float">
            <text:p>152479</text:p>
          </table:table-cell>
          <table:table-cell office:value-type="float" office:value="178" calcext:value-type="float">
            <text:p>178</text:p>
          </table:table-cell>
          <table:table-cell table:style-name="ce2" table:formula="of:=[.$C$1]+([.A1049]*[.$F$1]) + ([.C1049]*[.$F$2])" office:value-type="float" office:value="155340" calcext:value-type="float">
            <text:p>155340</text:p>
          </table:table-cell>
          <table:table-cell table:style-name="ce3" table:formula="of:=[.F1049]-[.H1049]" office:value-type="float" office:value="-2861" calcext:value-type="float">
            <text:p>-286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157821" calcext:value-type="float">
            <text:p>157821</text:p>
          </table:table-cell>
          <table:table-cell office:value-type="float" office:value="157923" calcext:value-type="float">
            <text:p>157923</text:p>
          </table:table-cell>
          <table:table-cell office:value-type="float" office:value="157880" calcext:value-type="float">
            <text:p>157880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1050]*[.$F$1]) + ([.C1050]*[.$F$2])" office:value-type="float" office:value="157650" calcext:value-type="float">
            <text:p>157650</text:p>
          </table:table-cell>
          <table:table-cell table:style-name="ce3" table:formula="of:=[.F1050]-[.H1050]" office:value-type="float" office:value="230" calcext:value-type="float">
            <text:p>+230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office:value-type="float" office:value="157783" calcext:value-type="float">
            <text:p>157783</text:p>
          </table:table-cell>
          <table:table-cell office:value-type="float" office:value="157861" calcext:value-type="float">
            <text:p>157861</text:p>
          </table:table-cell>
          <table:table-cell office:value-type="float" office:value="157821" calcext:value-type="float">
            <text:p>157821</text:p>
          </table:table-cell>
          <table:table-cell office:value-type="float" office:value="78" calcext:value-type="float">
            <text:p>78</text:p>
          </table:table-cell>
          <table:table-cell table:style-name="ce2" table:formula="of:=[.$C$1]+([.A1051]*[.$F$1]) + ([.C1051]*[.$F$2])" office:value-type="float" office:value="159960" calcext:value-type="float">
            <text:p>159960</text:p>
          </table:table-cell>
          <table:table-cell table:style-name="ce3" table:formula="of:=[.F1051]-[.H1051]" office:value-type="float" office:value="-2139" calcext:value-type="float">
            <text:p>-213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  <table:table-cell office:value-type="float" office:value="163131" calcext:value-type="float">
            <text:p>163131</text:p>
          </table:table-cell>
          <table:table-cell office:value-type="float" office:value="163311" calcext:value-type="float">
            <text:p>163311</text:p>
          </table:table-cell>
          <table:table-cell office:value-type="float" office:value="163195" calcext:value-type="float">
            <text:p>163195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1052]*[.$F$1]) + ([.C1052]*[.$F$2])" office:value-type="float" office:value="162270" calcext:value-type="float">
            <text:p>162270</text:p>
          </table:table-cell>
          <table:table-cell table:style-name="ce3" table:formula="of:=[.F1052]-[.H1052]" office:value-type="float" office:value="925" calcext:value-type="float">
            <text:p>+92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96" calcext:value-type="float">
            <text:p>396</text:p>
          </table:table-cell>
          <table:table-cell office:value-type="float" office:value="163185" calcext:value-type="float">
            <text:p>163185</text:p>
          </table:table-cell>
          <table:table-cell office:value-type="float" office:value="163288" calcext:value-type="float">
            <text:p>163288</text:p>
          </table:table-cell>
          <table:table-cell office:value-type="float" office:value="163241" calcext:value-type="float">
            <text:p>163241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1053]*[.$F$1]) + ([.C1053]*[.$F$2])" office:value-type="float" office:value="164580" calcext:value-type="float">
            <text:p>164580</text:p>
          </table:table-cell>
          <table:table-cell table:style-name="ce3" table:formula="of:=[.F1053]-[.H1053]" office:value-type="float" office:value="-1339" calcext:value-type="float">
            <text:p>-133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18" calcext:value-type="float">
            <text:p>418</text:p>
          </table:table-cell>
          <table:table-cell office:value-type="float" office:value="168492" calcext:value-type="float">
            <text:p>168492</text:p>
          </table:table-cell>
          <table:table-cell office:value-type="float" office:value="168698" calcext:value-type="float">
            <text:p>168698</text:p>
          </table:table-cell>
          <table:table-cell office:value-type="float" office:value="168571" calcext:value-type="float">
            <text:p>168571</text:p>
          </table:table-cell>
          <table:table-cell office:value-type="float" office:value="206" calcext:value-type="float">
            <text:p>206</text:p>
          </table:table-cell>
          <table:table-cell table:style-name="ce2" table:formula="of:=[.$C$1]+([.A1054]*[.$F$1]) + ([.C1054]*[.$F$2])" office:value-type="float" office:value="166890" calcext:value-type="float">
            <text:p>166890</text:p>
          </table:table-cell>
          <table:table-cell table:style-name="ce3" table:formula="of:=[.F1054]-[.H1054]" office:value-type="float" office:value="1681" calcext:value-type="float">
            <text:p>+168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 office:value-type="float" office:value="168535" calcext:value-type="float">
            <text:p>168535</text:p>
          </table:table-cell>
          <table:table-cell office:value-type="float" office:value="168706" calcext:value-type="float">
            <text:p>168706</text:p>
          </table:table-cell>
          <table:table-cell office:value-type="float" office:value="168639" calcext:value-type="float">
            <text:p>168639</text:p>
          </table:table-cell>
          <table:table-cell office:value-type="float" office:value="171" calcext:value-type="float">
            <text:p>171</text:p>
          </table:table-cell>
          <table:table-cell table:style-name="ce2" table:formula="of:=[.$C$1]+([.A1055]*[.$F$1]) + ([.C1055]*[.$F$2])" office:value-type="float" office:value="169200" calcext:value-type="float">
            <text:p>169200</text:p>
          </table:table-cell>
          <table:table-cell table:style-name="ce3" table:formula="of:=[.F1055]-[.H1055]" office:value-type="float" office:value="-561" calcext:value-type="float">
            <text:p>-56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62" calcext:value-type="float">
            <text:p>462</text:p>
          </table:table-cell>
          <table:table-cell office:value-type="float" office:value="168583" calcext:value-type="float">
            <text:p>168583</text:p>
          </table:table-cell>
          <table:table-cell office:value-type="float" office:value="168652" calcext:value-type="float">
            <text:p>168652</text:p>
          </table:table-cell>
          <table:table-cell office:value-type="float" office:value="168616" calcext:value-type="float">
            <text:p>168616</text:p>
          </table:table-cell>
          <table:table-cell office:value-type="float" office:value="69" calcext:value-type="float">
            <text:p>69</text:p>
          </table:table-cell>
          <table:table-cell table:style-name="ce2" table:formula="of:=[.$C$1]+([.A1056]*[.$F$1]) + ([.C1056]*[.$F$2])" office:value-type="float" office:value="171510" calcext:value-type="float">
            <text:p>171510</text:p>
          </table:table-cell>
          <table:table-cell table:style-name="ce3" table:formula="of:=[.F1056]-[.H1056]" office:value-type="float" office:value="-2894" calcext:value-type="float">
            <text:p>-289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office:value-type="float" office:value="173864" calcext:value-type="float">
            <text:p>173864</text:p>
          </table:table-cell>
          <table:table-cell office:value-type="float" office:value="174068" calcext:value-type="float">
            <text:p>174068</text:p>
          </table:table-cell>
          <table:table-cell office:value-type="float" office:value="173953" calcext:value-type="float">
            <text:p>173953</text:p>
          </table:table-cell>
          <table:table-cell office:value-type="float" office:value="204" calcext:value-type="float">
            <text:p>204</text:p>
          </table:table-cell>
          <table:table-cell table:style-name="ce2" table:formula="of:=[.$C$1]+([.A1057]*[.$F$1]) + ([.C1057]*[.$F$2])" office:value-type="float" office:value="173820" calcext:value-type="float">
            <text:p>173820</text:p>
          </table:table-cell>
          <table:table-cell table:style-name="ce3" table:formula="of:=[.F1057]-[.H1057]" office:value-type="float" office:value="133" calcext:value-type="float">
            <text:p>+13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06" calcext:value-type="float">
            <text:p>506</text:p>
          </table:table-cell>
          <table:table-cell office:value-type="float" office:value="173937" calcext:value-type="float">
            <text:p>173937</text:p>
          </table:table-cell>
          <table:table-cell office:value-type="float" office:value="174069" calcext:value-type="float">
            <text:p>174069</text:p>
          </table:table-cell>
          <table:table-cell office:value-type="float" office:value="174005" calcext:value-type="float">
            <text:p>174005</text:p>
          </table:table-cell>
          <table:table-cell office:value-type="float" office:value="132" calcext:value-type="float">
            <text:p>132</text:p>
          </table:table-cell>
          <table:table-cell table:style-name="ce2" table:formula="of:=[.$C$1]+([.A1058]*[.$F$1]) + ([.C1058]*[.$F$2])" office:value-type="float" office:value="176130" calcext:value-type="float">
            <text:p>176130</text:p>
          </table:table-cell>
          <table:table-cell table:style-name="ce3" table:formula="of:=[.F1058]-[.H1058]" office:value-type="float" office:value="-2125" calcext:value-type="float">
            <text:p>-212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28" calcext:value-type="float">
            <text:p>528</text:p>
          </table:table-cell>
          <table:table-cell office:value-type="float" office:value="179286" calcext:value-type="float">
            <text:p>179286</text:p>
          </table:table-cell>
          <table:table-cell office:value-type="float" office:value="179403" calcext:value-type="float">
            <text:p>179403</text:p>
          </table:table-cell>
          <table:table-cell office:value-type="float" office:value="179327" calcext:value-type="float">
            <text:p>179327</text:p>
          </table:table-cell>
          <table:table-cell office:value-type="float" office:value="117" calcext:value-type="float">
            <text:p>117</text:p>
          </table:table-cell>
          <table:table-cell table:style-name="ce2" table:formula="of:=[.$C$1]+([.A1059]*[.$F$1]) + ([.C1059]*[.$F$2])" office:value-type="float" office:value="178440" calcext:value-type="float">
            <text:p>178440</text:p>
          </table:table-cell>
          <table:table-cell table:style-name="ce3" table:formula="of:=[.F1059]-[.H1059]" office:value-type="float" office:value="887" calcext:value-type="float">
            <text:p>+88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179286" calcext:value-type="float">
            <text:p>179286</text:p>
          </table:table-cell>
          <table:table-cell office:value-type="float" office:value="179421" calcext:value-type="float">
            <text:p>179421</text:p>
          </table:table-cell>
          <table:table-cell office:value-type="float" office:value="179354" calcext:value-type="float">
            <text:p>179354</text:p>
          </table:table-cell>
          <table:table-cell office:value-type="float" office:value="135" calcext:value-type="float">
            <text:p>135</text:p>
          </table:table-cell>
          <table:table-cell table:style-name="ce2" table:formula="of:=[.$C$1]+([.A1060]*[.$F$1]) + ([.C1060]*[.$F$2])" office:value-type="float" office:value="180750" calcext:value-type="float">
            <text:p>180750</text:p>
          </table:table-cell>
          <table:table-cell table:style-name="ce3" table:formula="of:=[.F1060]-[.H1060]" office:value-type="float" office:value="-1396" calcext:value-type="float">
            <text:p>-1396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72" calcext:value-type="float">
            <text:p>572</text:p>
          </table:table-cell>
          <table:table-cell office:value-type="float" office:value="184691" calcext:value-type="float">
            <text:p>184691</text:p>
          </table:table-cell>
          <table:table-cell office:value-type="float" office:value="184843" calcext:value-type="float">
            <text:p>184843</text:p>
          </table:table-cell>
          <table:table-cell office:value-type="float" office:value="184772" calcext:value-type="float">
            <text:p>184772</text:p>
          </table:table-cell>
          <table:table-cell office:value-type="float" office:value="152" calcext:value-type="float">
            <text:p>152</text:p>
          </table:table-cell>
          <table:table-cell table:style-name="ce2" table:formula="of:=[.$C$1]+([.A1061]*[.$F$1]) + ([.C1061]*[.$F$2])" office:value-type="float" office:value="183060" calcext:value-type="float">
            <text:p>183060</text:p>
          </table:table-cell>
          <table:table-cell table:style-name="ce3" table:formula="of:=[.F1061]-[.H1061]" office:value-type="float" office:value="1712" calcext:value-type="float">
            <text:p>+1712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94" calcext:value-type="float">
            <text:p>594</text:p>
          </table:table-cell>
          <table:table-cell office:value-type="float" office:value="184665" calcext:value-type="float">
            <text:p>184665</text:p>
          </table:table-cell>
          <table:table-cell office:value-type="float" office:value="184840" calcext:value-type="float">
            <text:p>184840</text:p>
          </table:table-cell>
          <table:table-cell office:value-type="float" office:value="184738" calcext:value-type="float">
            <text:p>184738</text:p>
          </table:table-cell>
          <table:table-cell office:value-type="float" office:value="175" calcext:value-type="float">
            <text:p>175</text:p>
          </table:table-cell>
          <table:table-cell table:style-name="ce2" table:formula="of:=[.$C$1]+([.A1062]*[.$F$1]) + ([.C1062]*[.$F$2])" office:value-type="float" office:value="185370" calcext:value-type="float">
            <text:p>185370</text:p>
          </table:table-cell>
          <table:table-cell table:style-name="ce3" table:formula="of:=[.F1062]-[.H1062]" office:value-type="float" office:value="-632" calcext:value-type="float">
            <text:p>-632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16" calcext:value-type="float">
            <text:p>616</text:p>
          </table:table-cell>
          <table:table-cell office:value-type="float" office:value="184705" calcext:value-type="float">
            <text:p>184705</text:p>
          </table:table-cell>
          <table:table-cell office:value-type="float" office:value="184780" calcext:value-type="float">
            <text:p>184780</text:p>
          </table:table-cell>
          <table:table-cell office:value-type="float" office:value="184744" calcext:value-type="float">
            <text:p>184744</text:p>
          </table:table-cell>
          <table:table-cell office:value-type="float" office:value="75" calcext:value-type="float">
            <text:p>75</text:p>
          </table:table-cell>
          <table:table-cell table:style-name="ce2" table:formula="of:=[.$C$1]+([.A1063]*[.$F$1]) + ([.C1063]*[.$F$2])" office:value-type="float" office:value="187680" calcext:value-type="float">
            <text:p>187680</text:p>
          </table:table-cell>
          <table:table-cell table:style-name="ce3" table:formula="of:=[.F1063]-[.H1063]" office:value-type="float" office:value="-2936" calcext:value-type="float">
            <text:p>-2936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638" calcext:value-type="float">
            <text:p>638</text:p>
          </table:table-cell>
          <table:table-cell office:value-type="float" office:value="189988" calcext:value-type="float">
            <text:p>189988</text:p>
          </table:table-cell>
          <table:table-cell office:value-type="float" office:value="190165" calcext:value-type="float">
            <text:p>190165</text:p>
          </table:table-cell>
          <table:table-cell office:value-type="float" office:value="190057" calcext:value-type="float">
            <text:p>190057</text:p>
          </table:table-cell>
          <table:table-cell office:value-type="float" office:value="177" calcext:value-type="float">
            <text:p>177</text:p>
          </table:table-cell>
          <table:table-cell table:style-name="ce2" table:formula="of:=[.$C$1]+([.A1064]*[.$F$1]) + ([.C1064]*[.$F$2])" office:value-type="float" office:value="189990" calcext:value-type="float">
            <text:p>189990</text:p>
          </table:table-cell>
          <table:table-cell table:style-name="ce3" table:formula="of:=[.F1064]-[.H1064]" office:value-type="float" office:value="67" calcext:value-type="float">
            <text:p>+6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60" calcext:value-type="float">
            <text:p>660</text:p>
          </table:table-cell>
          <table:table-cell office:value-type="float" office:value="190030" calcext:value-type="float">
            <text:p>190030</text:p>
          </table:table-cell>
          <table:table-cell office:value-type="float" office:value="190185" calcext:value-type="float">
            <text:p>190185</text:p>
          </table:table-cell>
          <table:table-cell office:value-type="float" office:value="190082" calcext:value-type="float">
            <text:p>190082</text:p>
          </table:table-cell>
          <table:table-cell office:value-type="float" office:value="155" calcext:value-type="float">
            <text:p>155</text:p>
          </table:table-cell>
          <table:table-cell table:style-name="ce2" table:formula="of:=[.$C$1]+([.A1065]*[.$F$1]) + ([.C1065]*[.$F$2])" office:value-type="float" office:value="192300" calcext:value-type="float">
            <text:p>192300</text:p>
          </table:table-cell>
          <table:table-cell table:style-name="ce3" table:formula="of:=[.F1065]-[.H1065]" office:value-type="float" office:value="-2218" calcext:value-type="float">
            <text:p>-2218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682" calcext:value-type="float">
            <text:p>682</text:p>
          </table:table-cell>
          <table:table-cell office:value-type="float" office:value="195268" calcext:value-type="float">
            <text:p>195268</text:p>
          </table:table-cell>
          <table:table-cell office:value-type="float" office:value="195407" calcext:value-type="float">
            <text:p>195407</text:p>
          </table:table-cell>
          <table:table-cell office:value-type="float" office:value="195336" calcext:value-type="float">
            <text:p>195336</text:p>
          </table:table-cell>
          <table:table-cell office:value-type="float" office:value="139" calcext:value-type="float">
            <text:p>139</text:p>
          </table:table-cell>
          <table:table-cell table:style-name="ce2" table:formula="of:=[.$C$1]+([.A1066]*[.$F$1]) + ([.C1066]*[.$F$2])" office:value-type="float" office:value="194610" calcext:value-type="float">
            <text:p>194610</text:p>
          </table:table-cell>
          <table:table-cell table:style-name="ce3" table:formula="of:=[.F1066]-[.H1066]" office:value-type="float" office:value="726" calcext:value-type="float">
            <text:p>+726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704" calcext:value-type="float">
            <text:p>704</text:p>
          </table:table-cell>
          <table:table-cell office:value-type="float" office:value="195382" calcext:value-type="float">
            <text:p>195382</text:p>
          </table:table-cell>
          <table:table-cell office:value-type="float" office:value="195505" calcext:value-type="float">
            <text:p>195505</text:p>
          </table:table-cell>
          <table:table-cell office:value-type="float" office:value="195443" calcext:value-type="float">
            <text:p>195443</text:p>
          </table:table-cell>
          <table:table-cell office:value-type="float" office:value="123" calcext:value-type="float">
            <text:p>123</text:p>
          </table:table-cell>
          <table:table-cell table:style-name="ce2" table:formula="of:=[.$C$1]+([.A1067]*[.$F$1]) + ([.C1067]*[.$F$2])" office:value-type="float" office:value="196920" calcext:value-type="float">
            <text:p>196920</text:p>
          </table:table-cell>
          <table:table-cell table:style-name="ce3" table:formula="of:=[.F1067]-[.H1067]" office:value-type="float" office:value="-1477" calcext:value-type="float">
            <text:p>-147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726" calcext:value-type="float">
            <text:p>726</text:p>
          </table:table-cell>
          <table:table-cell office:value-type="float" office:value="200725" calcext:value-type="float">
            <text:p>200725</text:p>
          </table:table-cell>
          <table:table-cell office:value-type="float" office:value="200904" calcext:value-type="float">
            <text:p>200904</text:p>
          </table:table-cell>
          <table:table-cell office:value-type="float" office:value="200819" calcext:value-type="float">
            <text:p>200819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1068]*[.$F$1]) + ([.C1068]*[.$F$2])" office:value-type="float" office:value="199230" calcext:value-type="float">
            <text:p>199230</text:p>
          </table:table-cell>
          <table:table-cell table:style-name="ce3" table:formula="of:=[.F1068]-[.H1068]" office:value-type="float" office:value="1589" calcext:value-type="float">
            <text:p>+158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748" calcext:value-type="float">
            <text:p>748</text:p>
          </table:table-cell>
          <table:table-cell office:value-type="float" office:value="200804" calcext:value-type="float">
            <text:p>200804</text:p>
          </table:table-cell>
          <table:table-cell office:value-type="float" office:value="200905" calcext:value-type="float">
            <text:p>200905</text:p>
          </table:table-cell>
          <table:table-cell office:value-type="float" office:value="200860" calcext:value-type="float">
            <text:p>200860</text:p>
          </table:table-cell>
          <table:table-cell office:value-type="float" office:value="101" calcext:value-type="float">
            <text:p>101</text:p>
          </table:table-cell>
          <table:table-cell table:style-name="ce2" table:formula="of:=[.$C$1]+([.A1069]*[.$F$1]) + ([.C1069]*[.$F$2])" office:value-type="float" office:value="201540" calcext:value-type="float">
            <text:p>201540</text:p>
          </table:table-cell>
          <table:table-cell table:style-name="ce3" table:formula="of:=[.F1069]-[.H1069]" office:value-type="float" office:value="-680" calcext:value-type="float">
            <text:p>-680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770" calcext:value-type="float">
            <text:p>770</text:p>
          </table:table-cell>
          <table:table-cell office:value-type="float" office:value="200846" calcext:value-type="float">
            <text:p>200846</text:p>
          </table:table-cell>
          <table:table-cell office:value-type="float" office:value="200947" calcext:value-type="float">
            <text:p>200947</text:p>
          </table:table-cell>
          <table:table-cell office:value-type="float" office:value="200911" calcext:value-type="float">
            <text:p>200911</text:p>
          </table:table-cell>
          <table:table-cell office:value-type="float" office:value="101" calcext:value-type="float">
            <text:p>101</text:p>
          </table:table-cell>
          <table:table-cell table:style-name="ce2" table:formula="of:=[.$C$1]+([.A1070]*[.$F$1]) + ([.C1070]*[.$F$2])" office:value-type="float" office:value="203850" calcext:value-type="float">
            <text:p>203850</text:p>
          </table:table-cell>
          <table:table-cell table:style-name="ce3" table:formula="of:=[.F1070]-[.H1070]" office:value-type="float" office:value="-2939" calcext:value-type="float">
            <text:p>-293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792" calcext:value-type="float">
            <text:p>792</text:p>
          </table:table-cell>
          <table:table-cell office:value-type="float" office:value="206117" calcext:value-type="float">
            <text:p>206117</text:p>
          </table:table-cell>
          <table:table-cell office:value-type="float" office:value="206295" calcext:value-type="float">
            <text:p>206295</text:p>
          </table:table-cell>
          <table:table-cell office:value-type="float" office:value="206187" calcext:value-type="float">
            <text:p>206187</text:p>
          </table:table-cell>
          <table:table-cell office:value-type="float" office:value="178" calcext:value-type="float">
            <text:p>178</text:p>
          </table:table-cell>
          <table:table-cell table:style-name="ce2" table:formula="of:=[.$C$1]+([.A1071]*[.$F$1]) + ([.C1071]*[.$F$2])" office:value-type="float" office:value="206160" calcext:value-type="float">
            <text:p>206160</text:p>
          </table:table-cell>
          <table:table-cell table:style-name="ce3" table:formula="of:=[.F1071]-[.H1071]" office:value-type="float" office:value="27" calcext:value-type="float">
            <text:p>+2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814" calcext:value-type="float">
            <text:p>814</text:p>
          </table:table-cell>
          <table:table-cell office:value-type="float" office:value="206100" calcext:value-type="float">
            <text:p>206100</text:p>
          </table:table-cell>
          <table:table-cell office:value-type="float" office:value="206233" calcext:value-type="float">
            <text:p>206233</text:p>
          </table:table-cell>
          <table:table-cell office:value-type="float" office:value="206154" calcext:value-type="float">
            <text:p>206154</text:p>
          </table:table-cell>
          <table:table-cell office:value-type="float" office:value="133" calcext:value-type="float">
            <text:p>133</text:p>
          </table:table-cell>
          <table:table-cell table:style-name="ce2" table:formula="of:=[.$C$1]+([.A1072]*[.$F$1]) + ([.C1072]*[.$F$2])" office:value-type="float" office:value="208470" calcext:value-type="float">
            <text:p>208470</text:p>
          </table:table-cell>
          <table:table-cell table:style-name="ce3" table:formula="of:=[.F1072]-[.H1072]" office:value-type="float" office:value="-2316" calcext:value-type="float">
            <text:p>-2316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836" calcext:value-type="float">
            <text:p>836</text:p>
          </table:table-cell>
          <table:table-cell office:value-type="float" office:value="211533" calcext:value-type="float">
            <text:p>211533</text:p>
          </table:table-cell>
          <table:table-cell office:value-type="float" office:value="211653" calcext:value-type="float">
            <text:p>211653</text:p>
          </table:table-cell>
          <table:table-cell office:value-type="float" office:value="211580" calcext:value-type="float">
            <text:p>211580</text:p>
          </table:table-cell>
          <table:table-cell office:value-type="float" office:value="120" calcext:value-type="float">
            <text:p>120</text:p>
          </table:table-cell>
          <table:table-cell table:style-name="ce2" table:formula="of:=[.$C$1]+([.A1073]*[.$F$1]) + ([.C1073]*[.$F$2])" office:value-type="float" office:value="210780" calcext:value-type="float">
            <text:p>210780</text:p>
          </table:table-cell>
          <table:table-cell table:style-name="ce3" table:formula="of:=[.F1073]-[.H1073]" office:value-type="float" office:value="800" calcext:value-type="float">
            <text:p>+800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858" calcext:value-type="float">
            <text:p>858</text:p>
          </table:table-cell>
          <table:table-cell office:value-type="float" office:value="211549" calcext:value-type="float">
            <text:p>211549</text:p>
          </table:table-cell>
          <table:table-cell office:value-type="float" office:value="211630" calcext:value-type="float">
            <text:p>211630</text:p>
          </table:table-cell>
          <table:table-cell office:value-type="float" office:value="211601" calcext:value-type="float">
            <text:p>211601</text:p>
          </table:table-cell>
          <table:table-cell office:value-type="float" office:value="81" calcext:value-type="float">
            <text:p>81</text:p>
          </table:table-cell>
          <table:table-cell table:style-name="ce2" table:formula="of:=[.$C$1]+([.A1074]*[.$F$1]) + ([.C1074]*[.$F$2])" office:value-type="float" office:value="213090" calcext:value-type="float">
            <text:p>213090</text:p>
          </table:table-cell>
          <table:table-cell table:style-name="ce3" table:formula="of:=[.F1074]-[.H1074]" office:value-type="float" office:value="-1489" calcext:value-type="float">
            <text:p>-148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880" calcext:value-type="float">
            <text:p>880</text:p>
          </table:table-cell>
          <table:table-cell office:value-type="float" office:value="216870" calcext:value-type="float">
            <text:p>216870</text:p>
          </table:table-cell>
          <table:table-cell office:value-type="float" office:value="217042" calcext:value-type="float">
            <text:p>217042</text:p>
          </table:table-cell>
          <table:table-cell office:value-type="float" office:value="216975" calcext:value-type="float">
            <text:p>216975</text:p>
          </table:table-cell>
          <table:table-cell office:value-type="float" office:value="172" calcext:value-type="float">
            <text:p>172</text:p>
          </table:table-cell>
          <table:table-cell table:style-name="ce2" table:formula="of:=[.$C$1]+([.A1075]*[.$F$1]) + ([.C1075]*[.$F$2])" office:value-type="float" office:value="215400" calcext:value-type="float">
            <text:p>215400</text:p>
          </table:table-cell>
          <table:table-cell table:style-name="ce3" table:formula="of:=[.F1075]-[.H1075]" office:value-type="float" office:value="1575" calcext:value-type="float">
            <text:p>+157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902" calcext:value-type="float">
            <text:p>902</text:p>
          </table:table-cell>
          <table:table-cell office:value-type="float" office:value="216846" calcext:value-type="float">
            <text:p>216846</text:p>
          </table:table-cell>
          <table:table-cell office:value-type="float" office:value="216931" calcext:value-type="float">
            <text:p>216931</text:p>
          </table:table-cell>
          <table:table-cell office:value-type="float" office:value="216896" calcext:value-type="float">
            <text:p>216896</text:p>
          </table:table-cell>
          <table:table-cell office:value-type="float" office:value="85" calcext:value-type="float">
            <text:p>85</text:p>
          </table:table-cell>
          <table:table-cell table:style-name="ce2" table:formula="of:=[.$C$1]+([.A1076]*[.$F$1]) + ([.C1076]*[.$F$2])" office:value-type="float" office:value="217710" calcext:value-type="float">
            <text:p>217710</text:p>
          </table:table-cell>
          <table:table-cell table:style-name="ce3" table:formula="of:=[.F1076]-[.H1076]" office:value-type="float" office:value="-814" calcext:value-type="float">
            <text:p>-81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924" calcext:value-type="float">
            <text:p>924</text:p>
          </table:table-cell>
          <table:table-cell office:value-type="float" office:value="216967" calcext:value-type="float">
            <text:p>216967</text:p>
          </table:table-cell>
          <table:table-cell office:value-type="float" office:value="217027" calcext:value-type="float">
            <text:p>217027</text:p>
          </table:table-cell>
          <table:table-cell office:value-type="float" office:value="217007" calcext:value-type="float">
            <text:p>217007</text:p>
          </table:table-cell>
          <table:table-cell office:value-type="float" office:value="60" calcext:value-type="float">
            <text:p>60</text:p>
          </table:table-cell>
          <table:table-cell table:style-name="ce2" table:formula="of:=[.$C$1]+([.A1077]*[.$F$1]) + ([.C1077]*[.$F$2])" office:value-type="float" office:value="220020" calcext:value-type="float">
            <text:p>220020</text:p>
          </table:table-cell>
          <table:table-cell table:style-name="ce3" table:formula="of:=[.F1077]-[.H1077]" office:value-type="float" office:value="-3013" calcext:value-type="float">
            <text:p>-301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946" calcext:value-type="float">
            <text:p>946</text:p>
          </table:table-cell>
          <table:table-cell office:value-type="float" office:value="222236" calcext:value-type="float">
            <text:p>222236</text:p>
          </table:table-cell>
          <table:table-cell office:value-type="float" office:value="222414" calcext:value-type="float">
            <text:p>222414</text:p>
          </table:table-cell>
          <table:table-cell office:value-type="float" office:value="222329" calcext:value-type="float">
            <text:p>222329</text:p>
          </table:table-cell>
          <table:table-cell office:value-type="float" office:value="178" calcext:value-type="float">
            <text:p>178</text:p>
          </table:table-cell>
          <table:table-cell table:style-name="ce2" table:formula="of:=[.$C$1]+([.A1078]*[.$F$1]) + ([.C1078]*[.$F$2])" office:value-type="float" office:value="222330" calcext:value-type="float">
            <text:p>222330</text:p>
          </table:table-cell>
          <table:table-cell table:style-name="ce3" table:formula="of:=[.F1078]-[.H1078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968" calcext:value-type="float">
            <text:p>968</text:p>
          </table:table-cell>
          <table:table-cell office:value-type="float" office:value="222278" calcext:value-type="float">
            <text:p>222278</text:p>
          </table:table-cell>
          <table:table-cell office:value-type="float" office:value="222376" calcext:value-type="float">
            <text:p>222376</text:p>
          </table:table-cell>
          <table:table-cell office:value-type="float" office:value="222333" calcext:value-type="float">
            <text:p>222333</text:p>
          </table:table-cell>
          <table:table-cell office:value-type="float" office:value="98" calcext:value-type="float">
            <text:p>98</text:p>
          </table:table-cell>
          <table:table-cell table:style-name="ce2" table:formula="of:=[.$C$1]+([.A1079]*[.$F$1]) + ([.C1079]*[.$F$2])" office:value-type="float" office:value="224640" calcext:value-type="float">
            <text:p>224640</text:p>
          </table:table-cell>
          <table:table-cell table:style-name="ce3" table:formula="of:=[.F1079]-[.H1079]" office:value-type="float" office:value="-2307" calcext:value-type="float">
            <text:p>-230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990" calcext:value-type="float">
            <text:p>990</text:p>
          </table:table-cell>
          <table:table-cell office:value-type="float" office:value="227618" calcext:value-type="float">
            <text:p>227618</text:p>
          </table:table-cell>
          <table:table-cell office:value-type="float" office:value="227713" calcext:value-type="float">
            <text:p>227713</text:p>
          </table:table-cell>
          <table:table-cell office:value-type="float" office:value="227664" calcext:value-type="float">
            <text:p>227664</text:p>
          </table:table-cell>
          <table:table-cell office:value-type="float" office:value="95" calcext:value-type="float">
            <text:p>95</text:p>
          </table:table-cell>
          <table:table-cell table:style-name="ce2" table:formula="of:=[.$C$1]+([.A1080]*[.$F$1]) + ([.C1080]*[.$F$2])" office:value-type="float" office:value="226950" calcext:value-type="float">
            <text:p>226950</text:p>
          </table:table-cell>
          <table:table-cell table:style-name="ce3" table:formula="of:=[.F1080]-[.H1080]" office:value-type="float" office:value="714" calcext:value-type="float">
            <text:p>+71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012" calcext:value-type="float">
            <text:p>1012</text:p>
          </table:table-cell>
          <table:table-cell office:value-type="float" office:value="227624" calcext:value-type="float">
            <text:p>227624</text:p>
          </table:table-cell>
          <table:table-cell office:value-type="float" office:value="227804" calcext:value-type="float">
            <text:p>227804</text:p>
          </table:table-cell>
          <table:table-cell office:value-type="float" office:value="227722" calcext:value-type="float">
            <text:p>227722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1081]*[.$F$1]) + ([.C1081]*[.$F$2])" office:value-type="float" office:value="229260" calcext:value-type="float">
            <text:p>229260</text:p>
          </table:table-cell>
          <table:table-cell table:style-name="ce3" table:formula="of:=[.F1081]-[.H1081]" office:value-type="float" office:value="-1538" calcext:value-type="float">
            <text:p>-1538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034" calcext:value-type="float">
            <text:p>1034</text:p>
          </table:table-cell>
          <table:table-cell office:value-type="float" office:value="233020" calcext:value-type="float">
            <text:p>233020</text:p>
          </table:table-cell>
          <table:table-cell office:value-type="float" office:value="233149" calcext:value-type="float">
            <text:p>233149</text:p>
          </table:table-cell>
          <table:table-cell office:value-type="float" office:value="233066" calcext:value-type="float">
            <text:p>233066</text:p>
          </table:table-cell>
          <table:table-cell office:value-type="float" office:value="129" calcext:value-type="float">
            <text:p>129</text:p>
          </table:table-cell>
          <table:table-cell table:style-name="ce2" table:formula="of:=[.$C$1]+([.A1082]*[.$F$1]) + ([.C1082]*[.$F$2])" office:value-type="float" office:value="231570" calcext:value-type="float">
            <text:p>231570</text:p>
          </table:table-cell>
          <table:table-cell table:style-name="ce3" table:formula="of:=[.F1082]-[.H1082]" office:value-type="float" office:value="1496" calcext:value-type="float">
            <text:p>+1496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056" calcext:value-type="float">
            <text:p>1056</text:p>
          </table:table-cell>
          <table:table-cell office:value-type="float" office:value="232950" calcext:value-type="float">
            <text:p>232950</text:p>
          </table:table-cell>
          <table:table-cell office:value-type="float" office:value="233125" calcext:value-type="float">
            <text:p>233125</text:p>
          </table:table-cell>
          <table:table-cell office:value-type="float" office:value="233042" calcext:value-type="float">
            <text:p>233042</text:p>
          </table:table-cell>
          <table:table-cell office:value-type="float" office:value="175" calcext:value-type="float">
            <text:p>175</text:p>
          </table:table-cell>
          <table:table-cell table:style-name="ce2" table:formula="of:=[.$C$1]+([.A1083]*[.$F$1]) + ([.C1083]*[.$F$2])" office:value-type="float" office:value="233880" calcext:value-type="float">
            <text:p>233880</text:p>
          </table:table-cell>
          <table:table-cell table:style-name="ce3" table:formula="of:=[.F1083]-[.H1083]" office:value-type="float" office:value="-838" calcext:value-type="float">
            <text:p>-838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078" calcext:value-type="float">
            <text:p>1078</text:p>
          </table:table-cell>
          <table:table-cell office:value-type="float" office:value="232997" calcext:value-type="float">
            <text:p>232997</text:p>
          </table:table-cell>
          <table:table-cell office:value-type="float" office:value="233062" calcext:value-type="float">
            <text:p>233062</text:p>
          </table:table-cell>
          <table:table-cell office:value-type="float" office:value="233039" calcext:value-type="float">
            <text:p>233039</text:p>
          </table:table-cell>
          <table:table-cell office:value-type="float" office:value="65" calcext:value-type="float">
            <text:p>65</text:p>
          </table:table-cell>
          <table:table-cell table:style-name="ce2" table:formula="of:=[.$C$1]+([.A1084]*[.$F$1]) + ([.C1084]*[.$F$2])" office:value-type="float" office:value="236190" calcext:value-type="float">
            <text:p>236190</text:p>
          </table:table-cell>
          <table:table-cell table:style-name="ce3" table:formula="of:=[.F1084]-[.H1084]" office:value-type="float" office:value="-3151" calcext:value-type="float">
            <text:p>-315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0965" calcext:value-type="float">
            <text:p>130965</text:p>
          </table:table-cell>
          <table:table-cell office:value-type="float" office:value="131081" calcext:value-type="float">
            <text:p>131081</text:p>
          </table:table-cell>
          <table:table-cell office:value-type="float" office:value="131028" calcext:value-type="float">
            <text:p>131028</text:p>
          </table:table-cell>
          <table:table-cell office:value-type="float" office:value="116" calcext:value-type="float">
            <text:p>116</text:p>
          </table:table-cell>
          <table:table-cell table:style-name="ce2" table:formula="of:=[.$C$1]+([.A1085]*[.$F$1]) + ([.C1085]*[.$F$2])" office:value-type="float" office:value="130665" calcext:value-type="float">
            <text:p>130665</text:p>
          </table:table-cell>
          <table:table-cell table:style-name="ce3" table:formula="of:=[.F1085]-[.H1085]" office:value-type="float" office:value="363" calcext:value-type="float">
            <text:p>+363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30927" calcext:value-type="float">
            <text:p>130927</text:p>
          </table:table-cell>
          <table:table-cell office:value-type="float" office:value="131069" calcext:value-type="float">
            <text:p>131069</text:p>
          </table:table-cell>
          <table:table-cell office:value-type="float" office:value="131019" calcext:value-type="float">
            <text:p>131019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1086]*[.$F$1]) + ([.C1086]*[.$F$2])" office:value-type="float" office:value="133080" calcext:value-type="float">
            <text:p>133080</text:p>
          </table:table-cell>
          <table:table-cell table:style-name="ce3" table:formula="of:=[.F1086]-[.H1086]" office:value-type="float" office:value="-2061" calcext:value-type="float">
            <text:p>-206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36585" calcext:value-type="float">
            <text:p>136585</text:p>
          </table:table-cell>
          <table:table-cell office:value-type="float" office:value="136685" calcext:value-type="float">
            <text:p>136685</text:p>
          </table:table-cell>
          <table:table-cell office:value-type="float" office:value="136642" calcext:value-type="float">
            <text:p>136642</text:p>
          </table:table-cell>
          <table:table-cell office:value-type="float" office:value="100" calcext:value-type="float">
            <text:p>100</text:p>
          </table:table-cell>
          <table:table-cell table:style-name="ce2" table:formula="of:=[.$C$1]+([.A1087]*[.$F$1]) + ([.C1087]*[.$F$2])" office:value-type="float" office:value="135495" calcext:value-type="float">
            <text:p>135495</text:p>
          </table:table-cell>
          <table:table-cell table:style-name="ce3" table:formula="of:=[.F1087]-[.H1087]" office:value-type="float" office:value="1147" calcext:value-type="float">
            <text:p>+1147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36518" calcext:value-type="float">
            <text:p>136518</text:p>
          </table:table-cell>
          <table:table-cell office:value-type="float" office:value="136735" calcext:value-type="float">
            <text:p>136735</text:p>
          </table:table-cell>
          <table:table-cell office:value-type="float" office:value="136627" calcext:value-type="float">
            <text:p>136627</text:p>
          </table:table-cell>
          <table:table-cell office:value-type="float" office:value="217" calcext:value-type="float">
            <text:p>217</text:p>
          </table:table-cell>
          <table:table-cell table:style-name="ce2" table:formula="of:=[.$C$1]+([.A1088]*[.$F$1]) + ([.C1088]*[.$F$2])" office:value-type="float" office:value="137910" calcext:value-type="float">
            <text:p>137910</text:p>
          </table:table-cell>
          <table:table-cell table:style-name="ce3" table:formula="of:=[.F1088]-[.H1088]" office:value-type="float" office:value="-1283" calcext:value-type="float">
            <text:p>-1283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42154" calcext:value-type="float">
            <text:p>142154</text:p>
          </table:table-cell>
          <table:table-cell office:value-type="float" office:value="142220" calcext:value-type="float">
            <text:p>142220</text:p>
          </table:table-cell>
          <table:table-cell office:value-type="float" office:value="142196" calcext:value-type="float">
            <text:p>142196</text:p>
          </table:table-cell>
          <table:table-cell office:value-type="float" office:value="66" calcext:value-type="float">
            <text:p>66</text:p>
          </table:table-cell>
          <table:table-cell table:style-name="ce2" table:formula="of:=[.$C$1]+([.A1089]*[.$F$1]) + ([.C1089]*[.$F$2])" office:value-type="float" office:value="140325" calcext:value-type="float">
            <text:p>140325</text:p>
          </table:table-cell>
          <table:table-cell table:style-name="ce3" table:formula="of:=[.F1089]-[.H1089]" office:value-type="float" office:value="1871" calcext:value-type="float">
            <text:p>+187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42123" calcext:value-type="float">
            <text:p>142123</text:p>
          </table:table-cell>
          <table:table-cell office:value-type="float" office:value="142292" calcext:value-type="float">
            <text:p>142292</text:p>
          </table:table-cell>
          <table:table-cell office:value-type="float" office:value="142212" calcext:value-type="float">
            <text:p>142212</text:p>
          </table:table-cell>
          <table:table-cell office:value-type="float" office:value="169" calcext:value-type="float">
            <text:p>169</text:p>
          </table:table-cell>
          <table:table-cell table:style-name="ce2" table:formula="of:=[.$C$1]+([.A1090]*[.$F$1]) + ([.C1090]*[.$F$2])" office:value-type="float" office:value="142740" calcext:value-type="float">
            <text:p>142740</text:p>
          </table:table-cell>
          <table:table-cell table:style-name="ce3" table:formula="of:=[.F1090]-[.H1090]" office:value-type="float" office:value="-528" calcext:value-type="float">
            <text:p>-52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42166" calcext:value-type="float">
            <text:p>142166</text:p>
          </table:table-cell>
          <table:table-cell office:value-type="float" office:value="142356" calcext:value-type="float">
            <text:p>142356</text:p>
          </table:table-cell>
          <table:table-cell office:value-type="float" office:value="142257" calcext:value-type="float">
            <text:p>142257</text:p>
          </table:table-cell>
          <table:table-cell office:value-type="float" office:value="190" calcext:value-type="float">
            <text:p>190</text:p>
          </table:table-cell>
          <table:table-cell table:style-name="ce2" table:formula="of:=[.$C$1]+([.A1091]*[.$F$1]) + ([.C1091]*[.$F$2])" office:value-type="float" office:value="145155" calcext:value-type="float">
            <text:p>145155</text:p>
          </table:table-cell>
          <table:table-cell table:style-name="ce3" table:formula="of:=[.F1091]-[.H1091]" office:value-type="float" office:value="-2898" calcext:value-type="float">
            <text:p>-289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147859" calcext:value-type="float">
            <text:p>147859</text:p>
          </table:table-cell>
          <table:table-cell office:value-type="float" office:value="147931" calcext:value-type="float">
            <text:p>147931</text:p>
          </table:table-cell>
          <table:table-cell office:value-type="float" office:value="147893" calcext:value-type="float">
            <text:p>147893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1092]*[.$F$1]) + ([.C1092]*[.$F$2])" office:value-type="float" office:value="147570" calcext:value-type="float">
            <text:p>147570</text:p>
          </table:table-cell>
          <table:table-cell table:style-name="ce3" table:formula="of:=[.F1092]-[.H1092]" office:value-type="float" office:value="323" calcext:value-type="float">
            <text:p>+323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7" calcext:value-type="float">
            <text:p>207</text:p>
          </table:table-cell>
          <table:table-cell office:value-type="float" office:value="147726" calcext:value-type="float">
            <text:p>147726</text:p>
          </table:table-cell>
          <table:table-cell office:value-type="float" office:value="147800" calcext:value-type="float">
            <text:p>147800</text:p>
          </table:table-cell>
          <table:table-cell office:value-type="float" office:value="147764" calcext:value-type="float">
            <text:p>147764</text:p>
          </table:table-cell>
          <table:table-cell office:value-type="float" office:value="74" calcext:value-type="float">
            <text:p>74</text:p>
          </table:table-cell>
          <table:table-cell table:style-name="ce2" table:formula="of:=[.$C$1]+([.A1093]*[.$F$1]) + ([.C1093]*[.$F$2])" office:value-type="float" office:value="149985" calcext:value-type="float">
            <text:p>149985</text:p>
          </table:table-cell>
          <table:table-cell table:style-name="ce3" table:formula="of:=[.F1093]-[.H1093]" office:value-type="float" office:value="-2221" calcext:value-type="float">
            <text:p>-222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53374" calcext:value-type="float">
            <text:p>153374</text:p>
          </table:table-cell>
          <table:table-cell office:value-type="float" office:value="153528" calcext:value-type="float">
            <text:p>153528</text:p>
          </table:table-cell>
          <table:table-cell office:value-type="float" office:value="153426" calcext:value-type="float">
            <text:p>153426</text:p>
          </table:table-cell>
          <table:table-cell office:value-type="float" office:value="154" calcext:value-type="float">
            <text:p>154</text:p>
          </table:table-cell>
          <table:table-cell table:style-name="ce2" table:formula="of:=[.$C$1]+([.A1094]*[.$F$1]) + ([.C1094]*[.$F$2])" office:value-type="float" office:value="152400" calcext:value-type="float">
            <text:p>152400</text:p>
          </table:table-cell>
          <table:table-cell table:style-name="ce3" table:formula="of:=[.F1094]-[.H1094]" office:value-type="float" office:value="1026" calcext:value-type="float">
            <text:p>+1026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153427" calcext:value-type="float">
            <text:p>153427</text:p>
          </table:table-cell>
          <table:table-cell office:value-type="float" office:value="153513" calcext:value-type="float">
            <text:p>153513</text:p>
          </table:table-cell>
          <table:table-cell office:value-type="float" office:value="153479" calcext:value-type="float">
            <text:p>153479</text:p>
          </table:table-cell>
          <table:table-cell office:value-type="float" office:value="86" calcext:value-type="float">
            <text:p>86</text:p>
          </table:table-cell>
          <table:table-cell table:style-name="ce2" table:formula="of:=[.$C$1]+([.A1095]*[.$F$1]) + ([.C1095]*[.$F$2])" office:value-type="float" office:value="154815" calcext:value-type="float">
            <text:p>154815</text:p>
          </table:table-cell>
          <table:table-cell table:style-name="ce3" table:formula="of:=[.F1095]-[.H1095]" office:value-type="float" office:value="-1336" calcext:value-type="float">
            <text:p>-1336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office:value-type="float" office:value="159015" calcext:value-type="float">
            <text:p>159015</text:p>
          </table:table-cell>
          <table:table-cell office:value-type="float" office:value="159118" calcext:value-type="float">
            <text:p>159118</text:p>
          </table:table-cell>
          <table:table-cell office:value-type="float" office:value="159062" calcext:value-type="float">
            <text:p>159062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1096]*[.$F$1]) + ([.C1096]*[.$F$2])" office:value-type="float" office:value="157230" calcext:value-type="float">
            <text:p>157230</text:p>
          </table:table-cell>
          <table:table-cell table:style-name="ce3" table:formula="of:=[.F1096]-[.H1096]" office:value-type="float" office:value="1832" calcext:value-type="float">
            <text:p>+1832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99" calcext:value-type="float">
            <text:p>299</text:p>
          </table:table-cell>
          <table:table-cell office:value-type="float" office:value="159040" calcext:value-type="float">
            <text:p>159040</text:p>
          </table:table-cell>
          <table:table-cell office:value-type="float" office:value="159180" calcext:value-type="float">
            <text:p>159180</text:p>
          </table:table-cell>
          <table:table-cell office:value-type="float" office:value="159104" calcext:value-type="float">
            <text:p>159104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1097]*[.$F$1]) + ([.C1097]*[.$F$2])" office:value-type="float" office:value="159645" calcext:value-type="float">
            <text:p>159645</text:p>
          </table:table-cell>
          <table:table-cell table:style-name="ce3" table:formula="of:=[.F1097]-[.H1097]" office:value-type="float" office:value="-541" calcext:value-type="float">
            <text:p>-5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  <table:table-cell office:value-type="float" office:value="158976" calcext:value-type="float">
            <text:p>158976</text:p>
          </table:table-cell>
          <table:table-cell office:value-type="float" office:value="159171" calcext:value-type="float">
            <text:p>159171</text:p>
          </table:table-cell>
          <table:table-cell office:value-type="float" office:value="159069" calcext:value-type="float">
            <text:p>159069</text:p>
          </table:table-cell>
          <table:table-cell office:value-type="float" office:value="195" calcext:value-type="float">
            <text:p>195</text:p>
          </table:table-cell>
          <table:table-cell table:style-name="ce2" table:formula="of:=[.$C$1]+([.A1098]*[.$F$1]) + ([.C1098]*[.$F$2])" office:value-type="float" office:value="162060" calcext:value-type="float">
            <text:p>162060</text:p>
          </table:table-cell>
          <table:table-cell table:style-name="ce3" table:formula="of:=[.F1098]-[.H1098]" office:value-type="float" office:value="-2991" calcext:value-type="float">
            <text:p>-299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</text:p>
          </table:table-cell>
          <table:table-cell office:value-type="float" office:value="164576" calcext:value-type="float">
            <text:p>164576</text:p>
          </table:table-cell>
          <table:table-cell office:value-type="float" office:value="164789" calcext:value-type="float">
            <text:p>164789</text:p>
          </table:table-cell>
          <table:table-cell office:value-type="float" office:value="164696" calcext:value-type="float">
            <text:p>164696</text:p>
          </table:table-cell>
          <table:table-cell office:value-type="float" office:value="213" calcext:value-type="float">
            <text:p>213</text:p>
          </table:table-cell>
          <table:table-cell table:style-name="ce2" table:formula="of:=[.$C$1]+([.A1099]*[.$F$1]) + ([.C1099]*[.$F$2])" office:value-type="float" office:value="164475" calcext:value-type="float">
            <text:p>164475</text:p>
          </table:table-cell>
          <table:table-cell table:style-name="ce3" table:formula="of:=[.F1099]-[.H1099]" office:value-type="float" office:value="221" calcext:value-type="float">
            <text:p>+22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 office:value-type="float" office:value="164622" calcext:value-type="float">
            <text:p>164622</text:p>
          </table:table-cell>
          <table:table-cell office:value-type="float" office:value="164817" calcext:value-type="float">
            <text:p>164817</text:p>
          </table:table-cell>
          <table:table-cell office:value-type="float" office:value="164733" calcext:value-type="float">
            <text:p>164733</text:p>
          </table:table-cell>
          <table:table-cell office:value-type="float" office:value="195" calcext:value-type="float">
            <text:p>195</text:p>
          </table:table-cell>
          <table:table-cell table:style-name="ce2" table:formula="of:=[.$C$1]+([.A1100]*[.$F$1]) + ([.C1100]*[.$F$2])" office:value-type="float" office:value="166890" calcext:value-type="float">
            <text:p>166890</text:p>
          </table:table-cell>
          <table:table-cell table:style-name="ce3" table:formula="of:=[.F1100]-[.H1100]" office:value-type="float" office:value="-2157" calcext:value-type="float">
            <text:p>-2157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91" calcext:value-type="float">
            <text:p>391</text:p>
          </table:table-cell>
          <table:table-cell office:value-type="float" office:value="170209" calcext:value-type="float">
            <text:p>170209</text:p>
          </table:table-cell>
          <table:table-cell office:value-type="float" office:value="170388" calcext:value-type="float">
            <text:p>170388</text:p>
          </table:table-cell>
          <table:table-cell office:value-type="float" office:value="170303" calcext:value-type="float">
            <text:p>170303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1101]*[.$F$1]) + ([.C1101]*[.$F$2])" office:value-type="float" office:value="169305" calcext:value-type="float">
            <text:p>169305</text:p>
          </table:table-cell>
          <table:table-cell table:style-name="ce3" table:formula="of:=[.F1101]-[.H1101]" office:value-type="float" office:value="998" calcext:value-type="float">
            <text:p>+99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4" calcext:value-type="float">
            <text:p>414</text:p>
          </table:table-cell>
          <table:table-cell office:value-type="float" office:value="170286" calcext:value-type="float">
            <text:p>170286</text:p>
          </table:table-cell>
          <table:table-cell office:value-type="float" office:value="170394" calcext:value-type="float">
            <text:p>170394</text:p>
          </table:table-cell>
          <table:table-cell office:value-type="float" office:value="170335" calcext:value-type="float">
            <text:p>170335</text:p>
          </table:table-cell>
          <table:table-cell office:value-type="float" office:value="108" calcext:value-type="float">
            <text:p>108</text:p>
          </table:table-cell>
          <table:table-cell table:style-name="ce2" table:formula="of:=[.$C$1]+([.A1102]*[.$F$1]) + ([.C1102]*[.$F$2])" office:value-type="float" office:value="171720" calcext:value-type="float">
            <text:p>171720</text:p>
          </table:table-cell>
          <table:table-cell table:style-name="ce3" table:formula="of:=[.F1102]-[.H1102]" office:value-type="float" office:value="-1385" calcext:value-type="float">
            <text:p>-138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37" calcext:value-type="float">
            <text:p>437</text:p>
          </table:table-cell>
          <table:table-cell office:value-type="float" office:value="175930" calcext:value-type="float">
            <text:p>175930</text:p>
          </table:table-cell>
          <table:table-cell office:value-type="float" office:value="176050" calcext:value-type="float">
            <text:p>176050</text:p>
          </table:table-cell>
          <table:table-cell office:value-type="float" office:value="175998" calcext:value-type="float">
            <text:p>175998</text:p>
          </table:table-cell>
          <table:table-cell office:value-type="float" office:value="120" calcext:value-type="float">
            <text:p>120</text:p>
          </table:table-cell>
          <table:table-cell table:style-name="ce2" table:formula="of:=[.$C$1]+([.A1103]*[.$F$1]) + ([.C1103]*[.$F$2])" office:value-type="float" office:value="174135" calcext:value-type="float">
            <text:p>174135</text:p>
          </table:table-cell>
          <table:table-cell table:style-name="ce3" table:formula="of:=[.F1103]-[.H1103]" office:value-type="float" office:value="1863" calcext:value-type="float">
            <text:p>+1863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office:value-type="float" office:value="175921" calcext:value-type="float">
            <text:p>175921</text:p>
          </table:table-cell>
          <table:table-cell office:value-type="float" office:value="175996" calcext:value-type="float">
            <text:p>175996</text:p>
          </table:table-cell>
          <table:table-cell office:value-type="float" office:value="175963" calcext:value-type="float">
            <text:p>175963</text:p>
          </table:table-cell>
          <table:table-cell office:value-type="float" office:value="75" calcext:value-type="float">
            <text:p>75</text:p>
          </table:table-cell>
          <table:table-cell table:style-name="ce2" table:formula="of:=[.$C$1]+([.A1104]*[.$F$1]) + ([.C1104]*[.$F$2])" office:value-type="float" office:value="176550" calcext:value-type="float">
            <text:p>176550</text:p>
          </table:table-cell>
          <table:table-cell table:style-name="ce3" table:formula="of:=[.F1104]-[.H1104]" office:value-type="float" office:value="-587" calcext:value-type="float">
            <text:p>-587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office:value-type="float" office:value="175930" calcext:value-type="float">
            <text:p>175930</text:p>
          </table:table-cell>
          <table:table-cell office:value-type="float" office:value="175999" calcext:value-type="float">
            <text:p>175999</text:p>
          </table:table-cell>
          <table:table-cell office:value-type="float" office:value="175955" calcext:value-type="float">
            <text:p>175955</text:p>
          </table:table-cell>
          <table:table-cell office:value-type="float" office:value="69" calcext:value-type="float">
            <text:p>69</text:p>
          </table:table-cell>
          <table:table-cell table:style-name="ce2" table:formula="of:=[.$C$1]+([.A1105]*[.$F$1]) + ([.C1105]*[.$F$2])" office:value-type="float" office:value="178965" calcext:value-type="float">
            <text:p>178965</text:p>
          </table:table-cell>
          <table:table-cell table:style-name="ce3" table:formula="of:=[.F1105]-[.H1105]" office:value-type="float" office:value="-3010" calcext:value-type="float">
            <text:p>-3010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06" calcext:value-type="float">
            <text:p>506</text:p>
          </table:table-cell>
          <table:table-cell office:value-type="float" office:value="181515" calcext:value-type="float">
            <text:p>181515</text:p>
          </table:table-cell>
          <table:table-cell office:value-type="float" office:value="181595" calcext:value-type="float">
            <text:p>181595</text:p>
          </table:table-cell>
          <table:table-cell office:value-type="float" office:value="181553" calcext:value-type="float">
            <text:p>181553</text:p>
          </table:table-cell>
          <table:table-cell office:value-type="float" office:value="80" calcext:value-type="float">
            <text:p>80</text:p>
          </table:table-cell>
          <table:table-cell table:style-name="ce2" table:formula="of:=[.$C$1]+([.A1106]*[.$F$1]) + ([.C1106]*[.$F$2])" office:value-type="float" office:value="181380" calcext:value-type="float">
            <text:p>181380</text:p>
          </table:table-cell>
          <table:table-cell table:style-name="ce3" table:formula="of:=[.F1106]-[.H1106]" office:value-type="float" office:value="173" calcext:value-type="float">
            <text:p>+173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529" calcext:value-type="float">
            <text:p>529</text:p>
          </table:table-cell>
          <table:table-cell office:value-type="float" office:value="181436" calcext:value-type="float">
            <text:p>181436</text:p>
          </table:table-cell>
          <table:table-cell office:value-type="float" office:value="181596" calcext:value-type="float">
            <text:p>181596</text:p>
          </table:table-cell>
          <table:table-cell office:value-type="float" office:value="181507" calcext:value-type="float">
            <text:p>181507</text:p>
          </table:table-cell>
          <table:table-cell office:value-type="float" office:value="160" calcext:value-type="float">
            <text:p>160</text:p>
          </table:table-cell>
          <table:table-cell table:style-name="ce2" table:formula="of:=[.$C$1]+([.A1107]*[.$F$1]) + ([.C1107]*[.$F$2])" office:value-type="float" office:value="183795" calcext:value-type="float">
            <text:p>183795</text:p>
          </table:table-cell>
          <table:table-cell table:style-name="ce3" table:formula="of:=[.F1107]-[.H1107]" office:value-type="float" office:value="-2288" calcext:value-type="float">
            <text:p>-228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52" calcext:value-type="float">
            <text:p>552</text:p>
          </table:table-cell>
          <table:table-cell office:value-type="float" office:value="187042" calcext:value-type="float">
            <text:p>187042</text:p>
          </table:table-cell>
          <table:table-cell office:value-type="float" office:value="187164" calcext:value-type="float">
            <text:p>187164</text:p>
          </table:table-cell>
          <table:table-cell office:value-type="float" office:value="187095" calcext:value-type="float">
            <text:p>187095</text:p>
          </table:table-cell>
          <table:table-cell office:value-type="float" office:value="122" calcext:value-type="float">
            <text:p>122</text:p>
          </table:table-cell>
          <table:table-cell table:style-name="ce2" table:formula="of:=[.$C$1]+([.A1108]*[.$F$1]) + ([.C1108]*[.$F$2])" office:value-type="float" office:value="186210" calcext:value-type="float">
            <text:p>186210</text:p>
          </table:table-cell>
          <table:table-cell table:style-name="ce3" table:formula="of:=[.F1108]-[.H1108]" office:value-type="float" office:value="885" calcext:value-type="float">
            <text:p>+88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75" calcext:value-type="float">
            <text:p>575</text:p>
          </table:table-cell>
          <table:table-cell office:value-type="float" office:value="187086" calcext:value-type="float">
            <text:p>187086</text:p>
          </table:table-cell>
          <table:table-cell office:value-type="float" office:value="187258" calcext:value-type="float">
            <text:p>187258</text:p>
          </table:table-cell>
          <table:table-cell office:value-type="float" office:value="187176" calcext:value-type="float">
            <text:p>187176</text:p>
          </table:table-cell>
          <table:table-cell office:value-type="float" office:value="172" calcext:value-type="float">
            <text:p>172</text:p>
          </table:table-cell>
          <table:table-cell table:style-name="ce2" table:formula="of:=[.$C$1]+([.A1109]*[.$F$1]) + ([.C1109]*[.$F$2])" office:value-type="float" office:value="188625" calcext:value-type="float">
            <text:p>188625</text:p>
          </table:table-cell>
          <table:table-cell table:style-name="ce3" table:formula="of:=[.F1109]-[.H1109]" office:value-type="float" office:value="-1449" calcext:value-type="float">
            <text:p>-1449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98" calcext:value-type="float">
            <text:p>598</text:p>
          </table:table-cell>
          <table:table-cell office:value-type="float" office:value="192658" calcext:value-type="float">
            <text:p>192658</text:p>
          </table:table-cell>
          <table:table-cell office:value-type="float" office:value="192851" calcext:value-type="float">
            <text:p>192851</text:p>
          </table:table-cell>
          <table:table-cell office:value-type="float" office:value="192750" calcext:value-type="float">
            <text:p>192750</text:p>
          </table:table-cell>
          <table:table-cell office:value-type="float" office:value="193" calcext:value-type="float">
            <text:p>193</text:p>
          </table:table-cell>
          <table:table-cell table:style-name="ce2" table:formula="of:=[.$C$1]+([.A1110]*[.$F$1]) + ([.C1110]*[.$F$2])" office:value-type="float" office:value="191040" calcext:value-type="float">
            <text:p>191040</text:p>
          </table:table-cell>
          <table:table-cell table:style-name="ce3" table:formula="of:=[.F1110]-[.H1110]" office:value-type="float" office:value="1710" calcext:value-type="float">
            <text:p>+1710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621" calcext:value-type="float">
            <text:p>621</text:p>
          </table:table-cell>
          <table:table-cell office:value-type="float" office:value="192758" calcext:value-type="float">
            <text:p>192758</text:p>
          </table:table-cell>
          <table:table-cell office:value-type="float" office:value="192894" calcext:value-type="float">
            <text:p>192894</text:p>
          </table:table-cell>
          <table:table-cell office:value-type="float" office:value="192818" calcext:value-type="float">
            <text:p>192818</text:p>
          </table:table-cell>
          <table:table-cell office:value-type="float" office:value="136" calcext:value-type="float">
            <text:p>136</text:p>
          </table:table-cell>
          <table:table-cell table:style-name="ce2" table:formula="of:=[.$C$1]+([.A1111]*[.$F$1]) + ([.C1111]*[.$F$2])" office:value-type="float" office:value="193455" calcext:value-type="float">
            <text:p>193455</text:p>
          </table:table-cell>
          <table:table-cell table:style-name="ce3" table:formula="of:=[.F1111]-[.H1111]" office:value-type="float" office:value="-637" calcext:value-type="float">
            <text:p>-637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644" calcext:value-type="float">
            <text:p>644</text:p>
          </table:table-cell>
          <table:table-cell office:value-type="float" office:value="192655" calcext:value-type="float">
            <text:p>192655</text:p>
          </table:table-cell>
          <table:table-cell office:value-type="float" office:value="192861" calcext:value-type="float">
            <text:p>192861</text:p>
          </table:table-cell>
          <table:table-cell office:value-type="float" office:value="192744" calcext:value-type="float">
            <text:p>192744</text:p>
          </table:table-cell>
          <table:table-cell office:value-type="float" office:value="206" calcext:value-type="float">
            <text:p>206</text:p>
          </table:table-cell>
          <table:table-cell table:style-name="ce2" table:formula="of:=[.$C$1]+([.A1112]*[.$F$1]) + ([.C1112]*[.$F$2])" office:value-type="float" office:value="195870" calcext:value-type="float">
            <text:p>195870</text:p>
          </table:table-cell>
          <table:table-cell table:style-name="ce3" table:formula="of:=[.F1112]-[.H1112]" office:value-type="float" office:value="-3126" calcext:value-type="float">
            <text:p>-3126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667" calcext:value-type="float">
            <text:p>667</text:p>
          </table:table-cell>
          <table:table-cell office:value-type="float" office:value="198377" calcext:value-type="float">
            <text:p>198377</text:p>
          </table:table-cell>
          <table:table-cell office:value-type="float" office:value="198484" calcext:value-type="float">
            <text:p>198484</text:p>
          </table:table-cell>
          <table:table-cell office:value-type="float" office:value="198424" calcext:value-type="float">
            <text:p>198424</text:p>
          </table:table-cell>
          <table:table-cell office:value-type="float" office:value="107" calcext:value-type="float">
            <text:p>107</text:p>
          </table:table-cell>
          <table:table-cell table:style-name="ce2" table:formula="of:=[.$C$1]+([.A1113]*[.$F$1]) + ([.C1113]*[.$F$2])" office:value-type="float" office:value="198285" calcext:value-type="float">
            <text:p>198285</text:p>
          </table:table-cell>
          <table:table-cell table:style-name="ce3" table:formula="of:=[.F1113]-[.H1113]" office:value-type="float" office:value="139" calcext:value-type="float">
            <text:p>+139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office:value-type="float" office:value="198313" calcext:value-type="float">
            <text:p>198313</text:p>
          </table:table-cell>
          <table:table-cell office:value-type="float" office:value="198415" calcext:value-type="float">
            <text:p>198415</text:p>
          </table:table-cell>
          <table:table-cell office:value-type="float" office:value="198359" calcext:value-type="float">
            <text:p>198359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1114]*[.$F$1]) + ([.C1114]*[.$F$2])" office:value-type="float" office:value="200700" calcext:value-type="float">
            <text:p>200700</text:p>
          </table:table-cell>
          <table:table-cell table:style-name="ce3" table:formula="of:=[.F1114]-[.H1114]" office:value-type="float" office:value="-2341" calcext:value-type="float">
            <text:p>-23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13" calcext:value-type="float">
            <text:p>713</text:p>
          </table:table-cell>
          <table:table-cell office:value-type="float" office:value="203909" calcext:value-type="float">
            <text:p>203909</text:p>
          </table:table-cell>
          <table:table-cell office:value-type="float" office:value="204076" calcext:value-type="float">
            <text:p>204076</text:p>
          </table:table-cell>
          <table:table-cell office:value-type="float" office:value="203998" calcext:value-type="float">
            <text:p>203998</text:p>
          </table:table-cell>
          <table:table-cell office:value-type="float" office:value="167" calcext:value-type="float">
            <text:p>167</text:p>
          </table:table-cell>
          <table:table-cell table:style-name="ce2" table:formula="of:=[.$C$1]+([.A1115]*[.$F$1]) + ([.C1115]*[.$F$2])" office:value-type="float" office:value="203115" calcext:value-type="float">
            <text:p>203115</text:p>
          </table:table-cell>
          <table:table-cell table:style-name="ce3" table:formula="of:=[.F1115]-[.H1115]" office:value-type="float" office:value="883" calcext:value-type="float">
            <text:p>+883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36" calcext:value-type="float">
            <text:p>736</text:p>
          </table:table-cell>
          <table:table-cell office:value-type="float" office:value="203980" calcext:value-type="float">
            <text:p>203980</text:p>
          </table:table-cell>
          <table:table-cell office:value-type="float" office:value="204120" calcext:value-type="float">
            <text:p>204120</text:p>
          </table:table-cell>
          <table:table-cell office:value-type="float" office:value="204048" calcext:value-type="float">
            <text:p>204048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1116]*[.$F$1]) + ([.C1116]*[.$F$2])" office:value-type="float" office:value="205530" calcext:value-type="float">
            <text:p>205530</text:p>
          </table:table-cell>
          <table:table-cell table:style-name="ce3" table:formula="of:=[.F1116]-[.H1116]" office:value-type="float" office:value="-1482" calcext:value-type="float">
            <text:p>-1482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759" calcext:value-type="float">
            <text:p>759</text:p>
          </table:table-cell>
          <table:table-cell office:value-type="float" office:value="209571" calcext:value-type="float">
            <text:p>209571</text:p>
          </table:table-cell>
          <table:table-cell office:value-type="float" office:value="209728" calcext:value-type="float">
            <text:p>209728</text:p>
          </table:table-cell>
          <table:table-cell office:value-type="float" office:value="209657" calcext:value-type="float">
            <text:p>209657</text:p>
          </table:table-cell>
          <table:table-cell office:value-type="float" office:value="157" calcext:value-type="float">
            <text:p>157</text:p>
          </table:table-cell>
          <table:table-cell table:style-name="ce2" table:formula="of:=[.$C$1]+([.A1117]*[.$F$1]) + ([.C1117]*[.$F$2])" office:value-type="float" office:value="207945" calcext:value-type="float">
            <text:p>207945</text:p>
          </table:table-cell>
          <table:table-cell table:style-name="ce3" table:formula="of:=[.F1117]-[.H1117]" office:value-type="float" office:value="1712" calcext:value-type="float">
            <text:p>+1712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782" calcext:value-type="float">
            <text:p>782</text:p>
          </table:table-cell>
          <table:table-cell office:value-type="float" office:value="209670" calcext:value-type="float">
            <text:p>209670</text:p>
          </table:table-cell>
          <table:table-cell office:value-type="float" office:value="209746" calcext:value-type="float">
            <text:p>209746</text:p>
          </table:table-cell>
          <table:table-cell office:value-type="float" office:value="209697" calcext:value-type="float">
            <text:p>209697</text:p>
          </table:table-cell>
          <table:table-cell office:value-type="float" office:value="76" calcext:value-type="float">
            <text:p>76</text:p>
          </table:table-cell>
          <table:table-cell table:style-name="ce2" table:formula="of:=[.$C$1]+([.A1118]*[.$F$1]) + ([.C1118]*[.$F$2])" office:value-type="float" office:value="210360" calcext:value-type="float">
            <text:p>210360</text:p>
          </table:table-cell>
          <table:table-cell table:style-name="ce3" table:formula="of:=[.F1118]-[.H1118]" office:value-type="float" office:value="-663" calcext:value-type="float">
            <text:p>-663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805" calcext:value-type="float">
            <text:p>805</text:p>
          </table:table-cell>
          <table:table-cell office:value-type="float" office:value="209624" calcext:value-type="float">
            <text:p>209624</text:p>
          </table:table-cell>
          <table:table-cell office:value-type="float" office:value="209709" calcext:value-type="float">
            <text:p>209709</text:p>
          </table:table-cell>
          <table:table-cell office:value-type="float" office:value="209660" calcext:value-type="float">
            <text:p>209660</text:p>
          </table:table-cell>
          <table:table-cell office:value-type="float" office:value="85" calcext:value-type="float">
            <text:p>85</text:p>
          </table:table-cell>
          <table:table-cell table:style-name="ce2" table:formula="of:=[.$C$1]+([.A1119]*[.$F$1]) + ([.C1119]*[.$F$2])" office:value-type="float" office:value="212775" calcext:value-type="float">
            <text:p>212775</text:p>
          </table:table-cell>
          <table:table-cell table:style-name="ce3" table:formula="of:=[.F1119]-[.H1119]" office:value-type="float" office:value="-3115" calcext:value-type="float">
            <text:p>-311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828" calcext:value-type="float">
            <text:p>828</text:p>
          </table:table-cell>
          <table:table-cell office:value-type="float" office:value="215208" calcext:value-type="float">
            <text:p>215208</text:p>
          </table:table-cell>
          <table:table-cell office:value-type="float" office:value="215314" calcext:value-type="float">
            <text:p>215314</text:p>
          </table:table-cell>
          <table:table-cell office:value-type="float" office:value="215276" calcext:value-type="float">
            <text:p>215276</text:p>
          </table:table-cell>
          <table:table-cell office:value-type="float" office:value="106" calcext:value-type="float">
            <text:p>106</text:p>
          </table:table-cell>
          <table:table-cell table:style-name="ce2" table:formula="of:=[.$C$1]+([.A1120]*[.$F$1]) + ([.C1120]*[.$F$2])" office:value-type="float" office:value="215190" calcext:value-type="float">
            <text:p>215190</text:p>
          </table:table-cell>
          <table:table-cell table:style-name="ce3" table:formula="of:=[.F1120]-[.H1120]" office:value-type="float" office:value="86" calcext:value-type="float">
            <text:p>+86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851" calcext:value-type="float">
            <text:p>851</text:p>
          </table:table-cell>
          <table:table-cell office:value-type="float" office:value="215144" calcext:value-type="float">
            <text:p>215144</text:p>
          </table:table-cell>
          <table:table-cell office:value-type="float" office:value="215247" calcext:value-type="float">
            <text:p>215247</text:p>
          </table:table-cell>
          <table:table-cell office:value-type="float" office:value="215190" calcext:value-type="float">
            <text:p>215190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1121]*[.$F$1]) + ([.C1121]*[.$F$2])" office:value-type="float" office:value="217605" calcext:value-type="float">
            <text:p>217605</text:p>
          </table:table-cell>
          <table:table-cell table:style-name="ce3" table:formula="of:=[.F1121]-[.H1121]" office:value-type="float" office:value="-2415" calcext:value-type="float">
            <text:p>-241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874" calcext:value-type="float">
            <text:p>874</text:p>
          </table:table-cell>
          <table:table-cell office:value-type="float" office:value="220728" calcext:value-type="float">
            <text:p>220728</text:p>
          </table:table-cell>
          <table:table-cell office:value-type="float" office:value="220909" calcext:value-type="float">
            <text:p>220909</text:p>
          </table:table-cell>
          <table:table-cell office:value-type="float" office:value="220835" calcext:value-type="float">
            <text:p>220835</text:p>
          </table:table-cell>
          <table:table-cell office:value-type="float" office:value="181" calcext:value-type="float">
            <text:p>181</text:p>
          </table:table-cell>
          <table:table-cell table:style-name="ce2" table:formula="of:=[.$C$1]+([.A1122]*[.$F$1]) + ([.C1122]*[.$F$2])" office:value-type="float" office:value="220020" calcext:value-type="float">
            <text:p>220020</text:p>
          </table:table-cell>
          <table:table-cell table:style-name="ce3" table:formula="of:=[.F1122]-[.H1122]" office:value-type="float" office:value="815" calcext:value-type="float">
            <text:p>+81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897" calcext:value-type="float">
            <text:p>897</text:p>
          </table:table-cell>
          <table:table-cell office:value-type="float" office:value="220781" calcext:value-type="float">
            <text:p>220781</text:p>
          </table:table-cell>
          <table:table-cell office:value-type="float" office:value="220912" calcext:value-type="float">
            <text:p>220912</text:p>
          </table:table-cell>
          <table:table-cell office:value-type="float" office:value="220858" calcext:value-type="float">
            <text:p>220858</text:p>
          </table:table-cell>
          <table:table-cell office:value-type="float" office:value="131" calcext:value-type="float">
            <text:p>131</text:p>
          </table:table-cell>
          <table:table-cell table:style-name="ce2" table:formula="of:=[.$C$1]+([.A1123]*[.$F$1]) + ([.C1123]*[.$F$2])" office:value-type="float" office:value="222435" calcext:value-type="float">
            <text:p>222435</text:p>
          </table:table-cell>
          <table:table-cell table:style-name="ce3" table:formula="of:=[.F1123]-[.H1123]" office:value-type="float" office:value="-1577" calcext:value-type="float">
            <text:p>-1577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920" calcext:value-type="float">
            <text:p>920</text:p>
          </table:table-cell>
          <table:table-cell office:value-type="float" office:value="226403" calcext:value-type="float">
            <text:p>226403</text:p>
          </table:table-cell>
          <table:table-cell office:value-type="float" office:value="226567" calcext:value-type="float">
            <text:p>226567</text:p>
          </table:table-cell>
          <table:table-cell office:value-type="float" office:value="226464" calcext:value-type="float">
            <text:p>226464</text:p>
          </table:table-cell>
          <table:table-cell office:value-type="float" office:value="164" calcext:value-type="float">
            <text:p>164</text:p>
          </table:table-cell>
          <table:table-cell table:style-name="ce2" table:formula="of:=[.$C$1]+([.A1124]*[.$F$1]) + ([.C1124]*[.$F$2])" office:value-type="float" office:value="224850" calcext:value-type="float">
            <text:p>224850</text:p>
          </table:table-cell>
          <table:table-cell table:style-name="ce3" table:formula="of:=[.F1124]-[.H1124]" office:value-type="float" office:value="1614" calcext:value-type="float">
            <text:p>+161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943" calcext:value-type="float">
            <text:p>943</text:p>
          </table:table-cell>
          <table:table-cell office:value-type="float" office:value="226335" calcext:value-type="float">
            <text:p>226335</text:p>
          </table:table-cell>
          <table:table-cell office:value-type="float" office:value="226565" calcext:value-type="float">
            <text:p>226565</text:p>
          </table:table-cell>
          <table:table-cell office:value-type="float" office:value="226424" calcext:value-type="float">
            <text:p>226424</text:p>
          </table:table-cell>
          <table:table-cell office:value-type="float" office:value="230" calcext:value-type="float">
            <text:p>230</text:p>
          </table:table-cell>
          <table:table-cell table:style-name="ce2" table:formula="of:=[.$C$1]+([.A1125]*[.$F$1]) + ([.C1125]*[.$F$2])" office:value-type="float" office:value="227265" calcext:value-type="float">
            <text:p>227265</text:p>
          </table:table-cell>
          <table:table-cell table:style-name="ce3" table:formula="of:=[.F1125]-[.H1125]" office:value-type="float" office:value="-841" calcext:value-type="float">
            <text:p>-8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966" calcext:value-type="float">
            <text:p>966</text:p>
          </table:table-cell>
          <table:table-cell office:value-type="float" office:value="226340" calcext:value-type="float">
            <text:p>226340</text:p>
          </table:table-cell>
          <table:table-cell office:value-type="float" office:value="226554" calcext:value-type="float">
            <text:p>226554</text:p>
          </table:table-cell>
          <table:table-cell office:value-type="float" office:value="226446" calcext:value-type="float">
            <text:p>226446</text:p>
          </table:table-cell>
          <table:table-cell office:value-type="float" office:value="214" calcext:value-type="float">
            <text:p>214</text:p>
          </table:table-cell>
          <table:table-cell table:style-name="ce2" table:formula="of:=[.$C$1]+([.A1126]*[.$F$1]) + ([.C1126]*[.$F$2])" office:value-type="float" office:value="229680" calcext:value-type="float">
            <text:p>229680</text:p>
          </table:table-cell>
          <table:table-cell table:style-name="ce3" table:formula="of:=[.F1126]-[.H1126]" office:value-type="float" office:value="-3234" calcext:value-type="float">
            <text:p>-323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989" calcext:value-type="float">
            <text:p>989</text:p>
          </table:table-cell>
          <table:table-cell office:value-type="float" office:value="231911" calcext:value-type="float">
            <text:p>231911</text:p>
          </table:table-cell>
          <table:table-cell office:value-type="float" office:value="231991" calcext:value-type="float">
            <text:p>231991</text:p>
          </table:table-cell>
          <table:table-cell office:value-type="float" office:value="231954" calcext:value-type="float">
            <text:p>231954</text:p>
          </table:table-cell>
          <table:table-cell office:value-type="float" office:value="80" calcext:value-type="float">
            <text:p>80</text:p>
          </table:table-cell>
          <table:table-cell table:style-name="ce2" table:formula="of:=[.$C$1]+([.A1127]*[.$F$1]) + ([.C1127]*[.$F$2])" office:value-type="float" office:value="232095" calcext:value-type="float">
            <text:p>232095</text:p>
          </table:table-cell>
          <table:table-cell table:style-name="ce3" table:formula="of:=[.F1127]-[.H1127]" office:value-type="float" office:value="-141" calcext:value-type="float">
            <text:p>-1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012" calcext:value-type="float">
            <text:p>1012</text:p>
          </table:table-cell>
          <table:table-cell office:value-type="float" office:value="231973" calcext:value-type="float">
            <text:p>231973</text:p>
          </table:table-cell>
          <table:table-cell office:value-type="float" office:value="232055" calcext:value-type="float">
            <text:p>232055</text:p>
          </table:table-cell>
          <table:table-cell office:value-type="float" office:value="232025" calcext:value-type="float">
            <text:p>232025</text:p>
          </table:table-cell>
          <table:table-cell office:value-type="float" office:value="82" calcext:value-type="float">
            <text:p>82</text:p>
          </table:table-cell>
          <table:table-cell table:style-name="ce2" table:formula="of:=[.$C$1]+([.A1128]*[.$F$1]) + ([.C1128]*[.$F$2])" office:value-type="float" office:value="234510" calcext:value-type="float">
            <text:p>234510</text:p>
          </table:table-cell>
          <table:table-cell table:style-name="ce3" table:formula="of:=[.F1128]-[.H1128]" office:value-type="float" office:value="-2485" calcext:value-type="float">
            <text:p>-248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035" calcext:value-type="float">
            <text:p>1035</text:p>
          </table:table-cell>
          <table:table-cell office:value-type="float" office:value="237639" calcext:value-type="float">
            <text:p>237639</text:p>
          </table:table-cell>
          <table:table-cell office:value-type="float" office:value="237727" calcext:value-type="float">
            <text:p>237727</text:p>
          </table:table-cell>
          <table:table-cell office:value-type="float" office:value="237687" calcext:value-type="float">
            <text:p>237687</text:p>
          </table:table-cell>
          <table:table-cell office:value-type="float" office:value="88" calcext:value-type="float">
            <text:p>88</text:p>
          </table:table-cell>
          <table:table-cell table:style-name="ce2" table:formula="of:=[.$C$1]+([.A1129]*[.$F$1]) + ([.C1129]*[.$F$2])" office:value-type="float" office:value="236925" calcext:value-type="float">
            <text:p>236925</text:p>
          </table:table-cell>
          <table:table-cell table:style-name="ce3" table:formula="of:=[.F1129]-[.H1129]" office:value-type="float" office:value="762" calcext:value-type="float">
            <text:p>+762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058" calcext:value-type="float">
            <text:p>1058</text:p>
          </table:table-cell>
          <table:table-cell office:value-type="float" office:value="237600" calcext:value-type="float">
            <text:p>237600</text:p>
          </table:table-cell>
          <table:table-cell office:value-type="float" office:value="237703" calcext:value-type="float">
            <text:p>237703</text:p>
          </table:table-cell>
          <table:table-cell office:value-type="float" office:value="237655" calcext:value-type="float">
            <text:p>237655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1130]*[.$F$1]) + ([.C1130]*[.$F$2])" office:value-type="float" office:value="239340" calcext:value-type="float">
            <text:p>239340</text:p>
          </table:table-cell>
          <table:table-cell table:style-name="ce3" table:formula="of:=[.F1130]-[.H1130]" office:value-type="float" office:value="-1685" calcext:value-type="float">
            <text:p>-168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081" calcext:value-type="float">
            <text:p>1081</text:p>
          </table:table-cell>
          <table:table-cell office:value-type="float" office:value="243224" calcext:value-type="float">
            <text:p>243224</text:p>
          </table:table-cell>
          <table:table-cell office:value-type="float" office:value="243326" calcext:value-type="float">
            <text:p>243326</text:p>
          </table:table-cell>
          <table:table-cell office:value-type="float" office:value="243282" calcext:value-type="float">
            <text:p>243282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1131]*[.$F$1]) + ([.C1131]*[.$F$2])" office:value-type="float" office:value="241755" calcext:value-type="float">
            <text:p>241755</text:p>
          </table:table-cell>
          <table:table-cell table:style-name="ce3" table:formula="of:=[.F1131]-[.H1131]" office:value-type="float" office:value="1527" calcext:value-type="float">
            <text:p>+1527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1104" calcext:value-type="float">
            <text:p>1104</text:p>
          </table:table-cell>
          <table:table-cell office:value-type="float" office:value="243264" calcext:value-type="float">
            <text:p>243264</text:p>
          </table:table-cell>
          <table:table-cell office:value-type="float" office:value="243435" calcext:value-type="float">
            <text:p>243435</text:p>
          </table:table-cell>
          <table:table-cell office:value-type="float" office:value="243356" calcext:value-type="float">
            <text:p>243356</text:p>
          </table:table-cell>
          <table:table-cell office:value-type="float" office:value="171" calcext:value-type="float">
            <text:p>171</text:p>
          </table:table-cell>
          <table:table-cell table:style-name="ce2" table:formula="of:=[.$C$1]+([.A1132]*[.$F$1]) + ([.C1132]*[.$F$2])" office:value-type="float" office:value="244170" calcext:value-type="float">
            <text:p>244170</text:p>
          </table:table-cell>
          <table:table-cell table:style-name="ce3" table:formula="of:=[.F1132]-[.H1132]" office:value-type="float" office:value="-814" calcext:value-type="float">
            <text:p>-81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127" calcext:value-type="float">
            <text:p>1127</text:p>
          </table:table-cell>
          <table:table-cell office:value-type="float" office:value="243302" calcext:value-type="float">
            <text:p>243302</text:p>
          </table:table-cell>
          <table:table-cell office:value-type="float" office:value="243407" calcext:value-type="float">
            <text:p>243407</text:p>
          </table:table-cell>
          <table:table-cell office:value-type="float" office:value="243368" calcext:value-type="float">
            <text:p>243368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1133]*[.$F$1]) + ([.C1133]*[.$F$2])" office:value-type="float" office:value="246585" calcext:value-type="float">
            <text:p>246585</text:p>
          </table:table-cell>
          <table:table-cell table:style-name="ce3" table:formula="of:=[.F1133]-[.H1133]" office:value-type="float" office:value="-3217" calcext:value-type="float">
            <text:p>-3217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6304" calcext:value-type="float">
            <text:p>136304</text:p>
          </table:table-cell>
          <table:table-cell office:value-type="float" office:value="136465" calcext:value-type="float">
            <text:p>136465</text:p>
          </table:table-cell>
          <table:table-cell office:value-type="float" office:value="136399" calcext:value-type="float">
            <text:p>136399</text:p>
          </table:table-cell>
          <table:table-cell office:value-type="float" office:value="161" calcext:value-type="float">
            <text:p>161</text:p>
          </table:table-cell>
          <table:table-cell table:style-name="ce2" table:formula="of:=[.$C$1]+([.A1134]*[.$F$1]) + ([.C1134]*[.$F$2])" office:value-type="float" office:value="136020" calcext:value-type="float">
            <text:p>136020</text:p>
          </table:table-cell>
          <table:table-cell table:style-name="ce3" table:formula="of:=[.F1134]-[.H1134]" office:value-type="float" office:value="379" calcext:value-type="float">
            <text:p>+37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36351" calcext:value-type="float">
            <text:p>136351</text:p>
          </table:table-cell>
          <table:table-cell office:value-type="float" office:value="136456" calcext:value-type="float">
            <text:p>136456</text:p>
          </table:table-cell>
          <table:table-cell office:value-type="float" office:value="136398" calcext:value-type="float">
            <text:p>136398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1135]*[.$F$1]) + ([.C1135]*[.$F$2])" office:value-type="float" office:value="138540" calcext:value-type="float">
            <text:p>138540</text:p>
          </table:table-cell>
          <table:table-cell table:style-name="ce3" table:formula="of:=[.F1135]-[.H1135]" office:value-type="float" office:value="-2142" calcext:value-type="float">
            <text:p>-2142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42177" calcext:value-type="float">
            <text:p>142177</text:p>
          </table:table-cell>
          <table:table-cell office:value-type="float" office:value="142348" calcext:value-type="float">
            <text:p>142348</text:p>
          </table:table-cell>
          <table:table-cell office:value-type="float" office:value="142280" calcext:value-type="float">
            <text:p>142280</text:p>
          </table:table-cell>
          <table:table-cell office:value-type="float" office:value="171" calcext:value-type="float">
            <text:p>171</text:p>
          </table:table-cell>
          <table:table-cell table:style-name="ce2" table:formula="of:=[.$C$1]+([.A1136]*[.$F$1]) + ([.C1136]*[.$F$2])" office:value-type="float" office:value="141060" calcext:value-type="float">
            <text:p>141060</text:p>
          </table:table-cell>
          <table:table-cell table:style-name="ce3" table:formula="of:=[.F1136]-[.H1136]" office:value-type="float" office:value="1220" calcext:value-type="float">
            <text:p>+122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42190" calcext:value-type="float">
            <text:p>142190</text:p>
          </table:table-cell>
          <table:table-cell office:value-type="float" office:value="142327" calcext:value-type="float">
            <text:p>142327</text:p>
          </table:table-cell>
          <table:table-cell office:value-type="float" office:value="142253" calcext:value-type="float">
            <text:p>142253</text:p>
          </table:table-cell>
          <table:table-cell office:value-type="float" office:value="137" calcext:value-type="float">
            <text:p>137</text:p>
          </table:table-cell>
          <table:table-cell table:style-name="ce2" table:formula="of:=[.$C$1]+([.A1137]*[.$F$1]) + ([.C1137]*[.$F$2])" office:value-type="float" office:value="143580" calcext:value-type="float">
            <text:p>143580</text:p>
          </table:table-cell>
          <table:table-cell table:style-name="ce3" table:formula="of:=[.F1137]-[.H1137]" office:value-type="float" office:value="-1327" calcext:value-type="float">
            <text:p>-1327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47981" calcext:value-type="float">
            <text:p>147981</text:p>
          </table:table-cell>
          <table:table-cell office:value-type="float" office:value="148160" calcext:value-type="float">
            <text:p>148160</text:p>
          </table:table-cell>
          <table:table-cell office:value-type="float" office:value="148087" calcext:value-type="float">
            <text:p>148087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1138]*[.$F$1]) + ([.C1138]*[.$F$2])" office:value-type="float" office:value="146100" calcext:value-type="float">
            <text:p>146100</text:p>
          </table:table-cell>
          <table:table-cell table:style-name="ce3" table:formula="of:=[.F1138]-[.H1138]" office:value-type="float" office:value="1987" calcext:value-type="float">
            <text:p>+1987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48023" calcext:value-type="float">
            <text:p>148023</text:p>
          </table:table-cell>
          <table:table-cell office:value-type="float" office:value="148201" calcext:value-type="float">
            <text:p>148201</text:p>
          </table:table-cell>
          <table:table-cell office:value-type="float" office:value="148113" calcext:value-type="float">
            <text:p>148113</text:p>
          </table:table-cell>
          <table:table-cell office:value-type="float" office:value="178" calcext:value-type="float">
            <text:p>178</text:p>
          </table:table-cell>
          <table:table-cell table:style-name="ce2" table:formula="of:=[.$C$1]+([.A1139]*[.$F$1]) + ([.C1139]*[.$F$2])" office:value-type="float" office:value="148620" calcext:value-type="float">
            <text:p>148620</text:p>
          </table:table-cell>
          <table:table-cell table:style-name="ce3" table:formula="of:=[.F1139]-[.H1139]" office:value-type="float" office:value="-507" calcext:value-type="float">
            <text:p>-507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148113" calcext:value-type="float">
            <text:p>148113</text:p>
          </table:table-cell>
          <table:table-cell office:value-type="float" office:value="148214" calcext:value-type="float">
            <text:p>148214</text:p>
          </table:table-cell>
          <table:table-cell office:value-type="float" office:value="148153" calcext:value-type="float">
            <text:p>148153</text:p>
          </table:table-cell>
          <table:table-cell office:value-type="float" office:value="101" calcext:value-type="float">
            <text:p>101</text:p>
          </table:table-cell>
          <table:table-cell table:style-name="ce2" table:formula="of:=[.$C$1]+([.A1140]*[.$F$1]) + ([.C1140]*[.$F$2])" office:value-type="float" office:value="151140" calcext:value-type="float">
            <text:p>151140</text:p>
          </table:table-cell>
          <table:table-cell table:style-name="ce3" table:formula="of:=[.F1140]-[.H1140]" office:value-type="float" office:value="-2987" calcext:value-type="float">
            <text:p>-2987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153934" calcext:value-type="float">
            <text:p>153934</text:p>
          </table:table-cell>
          <table:table-cell office:value-type="float" office:value="154075" calcext:value-type="float">
            <text:p>154075</text:p>
          </table:table-cell>
          <table:table-cell office:value-type="float" office:value="154026" calcext:value-type="float">
            <text:p>154026</text:p>
          </table:table-cell>
          <table:table-cell office:value-type="float" office:value="141" calcext:value-type="float">
            <text:p>141</text:p>
          </table:table-cell>
          <table:table-cell table:style-name="ce2" table:formula="of:=[.$C$1]+([.A1141]*[.$F$1]) + ([.C1141]*[.$F$2])" office:value-type="float" office:value="153660" calcext:value-type="float">
            <text:p>153660</text:p>
          </table:table-cell>
          <table:table-cell table:style-name="ce3" table:formula="of:=[.F1141]-[.H1141]" office:value-type="float" office:value="366" calcext:value-type="float">
            <text:p>+366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153945" calcext:value-type="float">
            <text:p>153945</text:p>
          </table:table-cell>
          <table:table-cell office:value-type="float" office:value="154043" calcext:value-type="float">
            <text:p>154043</text:p>
          </table:table-cell>
          <table:table-cell office:value-type="float" office:value="153988" calcext:value-type="float">
            <text:p>153988</text:p>
          </table:table-cell>
          <table:table-cell office:value-type="float" office:value="98" calcext:value-type="float">
            <text:p>98</text:p>
          </table:table-cell>
          <table:table-cell table:style-name="ce2" table:formula="of:=[.$C$1]+([.A1142]*[.$F$1]) + ([.C1142]*[.$F$2])" office:value-type="float" office:value="156180" calcext:value-type="float">
            <text:p>156180</text:p>
          </table:table-cell>
          <table:table-cell table:style-name="ce3" table:formula="of:=[.F1142]-[.H1142]" office:value-type="float" office:value="-2192" calcext:value-type="float">
            <text:p>-2192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159774" calcext:value-type="float">
            <text:p>159774</text:p>
          </table:table-cell>
          <table:table-cell office:value-type="float" office:value="159921" calcext:value-type="float">
            <text:p>159921</text:p>
          </table:table-cell>
          <table:table-cell office:value-type="float" office:value="159860" calcext:value-type="float">
            <text:p>159860</text:p>
          </table:table-cell>
          <table:table-cell office:value-type="float" office:value="147" calcext:value-type="float">
            <text:p>147</text:p>
          </table:table-cell>
          <table:table-cell table:style-name="ce2" table:formula="of:=[.$C$1]+([.A1143]*[.$F$1]) + ([.C1143]*[.$F$2])" office:value-type="float" office:value="158700" calcext:value-type="float">
            <text:p>158700</text:p>
          </table:table-cell>
          <table:table-cell table:style-name="ce3" table:formula="of:=[.F1143]-[.H1143]" office:value-type="float" office:value="1160" calcext:value-type="float">
            <text:p>+116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float" office:value="159706" calcext:value-type="float">
            <text:p>159706</text:p>
          </table:table-cell>
          <table:table-cell office:value-type="float" office:value="159820" calcext:value-type="float">
            <text:p>159820</text:p>
          </table:table-cell>
          <table:table-cell office:value-type="float" office:value="159757" calcext:value-type="float">
            <text:p>159757</text:p>
          </table:table-cell>
          <table:table-cell office:value-type="float" office:value="114" calcext:value-type="float">
            <text:p>114</text:p>
          </table:table-cell>
          <table:table-cell table:style-name="ce2" table:formula="of:=[.$C$1]+([.A1144]*[.$F$1]) + ([.C1144]*[.$F$2])" office:value-type="float" office:value="161220" calcext:value-type="float">
            <text:p>161220</text:p>
          </table:table-cell>
          <table:table-cell table:style-name="ce3" table:formula="of:=[.F1144]-[.H1144]" office:value-type="float" office:value="-1463" calcext:value-type="float">
            <text:p>-146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165582" calcext:value-type="float">
            <text:p>165582</text:p>
          </table:table-cell>
          <table:table-cell office:value-type="float" office:value="165720" calcext:value-type="float">
            <text:p>165720</text:p>
          </table:table-cell>
          <table:table-cell office:value-type="float" office:value="165661" calcext:value-type="float">
            <text:p>165661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1145]*[.$F$1]) + ([.C1145]*[.$F$2])" office:value-type="float" office:value="163740" calcext:value-type="float">
            <text:p>163740</text:p>
          </table:table-cell>
          <table:table-cell table:style-name="ce3" table:formula="of:=[.F1145]-[.H1145]" office:value-type="float" office:value="1921" calcext:value-type="float">
            <text:p>+192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12" calcext:value-type="float">
            <text:p>312</text:p>
          </table:table-cell>
          <table:table-cell office:value-type="float" office:value="165514" calcext:value-type="float">
            <text:p>165514</text:p>
          </table:table-cell>
          <table:table-cell office:value-type="float" office:value="165659" calcext:value-type="float">
            <text:p>165659</text:p>
          </table:table-cell>
          <table:table-cell office:value-type="float" office:value="165608" calcext:value-type="float">
            <text:p>165608</text:p>
          </table:table-cell>
          <table:table-cell office:value-type="float" office:value="145" calcext:value-type="float">
            <text:p>145</text:p>
          </table:table-cell>
          <table:table-cell table:style-name="ce2" table:formula="of:=[.$C$1]+([.A1146]*[.$F$1]) + ([.C1146]*[.$F$2])" office:value-type="float" office:value="166260" calcext:value-type="float">
            <text:p>166260</text:p>
          </table:table-cell>
          <table:table-cell table:style-name="ce3" table:formula="of:=[.F1146]-[.H1146]" office:value-type="float" office:value="-652" calcext:value-type="float">
            <text:p>-652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36" calcext:value-type="float">
            <text:p>336</text:p>
          </table:table-cell>
          <table:table-cell office:value-type="float" office:value="165616" calcext:value-type="float">
            <text:p>165616</text:p>
          </table:table-cell>
          <table:table-cell office:value-type="float" office:value="165709" calcext:value-type="float">
            <text:p>165709</text:p>
          </table:table-cell>
          <table:table-cell office:value-type="float" office:value="165670" calcext:value-type="float">
            <text:p>165670</text:p>
          </table:table-cell>
          <table:table-cell office:value-type="float" office:value="93" calcext:value-type="float">
            <text:p>93</text:p>
          </table:table-cell>
          <table:table-cell table:style-name="ce2" table:formula="of:=[.$C$1]+([.A1147]*[.$F$1]) + ([.C1147]*[.$F$2])" office:value-type="float" office:value="168780" calcext:value-type="float">
            <text:p>168780</text:p>
          </table:table-cell>
          <table:table-cell table:style-name="ce3" table:formula="of:=[.F1147]-[.H1147]" office:value-type="float" office:value="-3110" calcext:value-type="float">
            <text:p>-311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71391" calcext:value-type="float">
            <text:p>171391</text:p>
          </table:table-cell>
          <table:table-cell office:value-type="float" office:value="171567" calcext:value-type="float">
            <text:p>171567</text:p>
          </table:table-cell>
          <table:table-cell office:value-type="float" office:value="171482" calcext:value-type="float">
            <text:p>171482</text:p>
          </table:table-cell>
          <table:table-cell office:value-type="float" office:value="176" calcext:value-type="float">
            <text:p>176</text:p>
          </table:table-cell>
          <table:table-cell table:style-name="ce2" table:formula="of:=[.$C$1]+([.A1148]*[.$F$1]) + ([.C1148]*[.$F$2])" office:value-type="float" office:value="171300" calcext:value-type="float">
            <text:p>171300</text:p>
          </table:table-cell>
          <table:table-cell table:style-name="ce3" table:formula="of:=[.F1148]-[.H1148]" office:value-type="float" office:value="182" calcext:value-type="float">
            <text:p>+182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171531" calcext:value-type="float">
            <text:p>171531</text:p>
          </table:table-cell>
          <table:table-cell office:value-type="float" office:value="171601" calcext:value-type="float">
            <text:p>171601</text:p>
          </table:table-cell>
          <table:table-cell office:value-type="float" office:value="171563" calcext:value-type="float">
            <text:p>171563</text:p>
          </table:table-cell>
          <table:table-cell office:value-type="float" office:value="70" calcext:value-type="float">
            <text:p>70</text:p>
          </table:table-cell>
          <table:table-cell table:style-name="ce2" table:formula="of:=[.$C$1]+([.A1149]*[.$F$1]) + ([.C1149]*[.$F$2])" office:value-type="float" office:value="173820" calcext:value-type="float">
            <text:p>173820</text:p>
          </table:table-cell>
          <table:table-cell table:style-name="ce3" table:formula="of:=[.F1149]-[.H1149]" office:value-type="float" office:value="-2257" calcext:value-type="float">
            <text:p>-2257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08" calcext:value-type="float">
            <text:p>408</text:p>
          </table:table-cell>
          <table:table-cell office:value-type="float" office:value="177330" calcext:value-type="float">
            <text:p>177330</text:p>
          </table:table-cell>
          <table:table-cell office:value-type="float" office:value="177480" calcext:value-type="float">
            <text:p>177480</text:p>
          </table:table-cell>
          <table:table-cell office:value-type="float" office:value="177397" calcext:value-type="float">
            <text:p>177397</text:p>
          </table:table-cell>
          <table:table-cell office:value-type="float" office:value="150" calcext:value-type="float">
            <text:p>150</text:p>
          </table:table-cell>
          <table:table-cell table:style-name="ce2" table:formula="of:=[.$C$1]+([.A1150]*[.$F$1]) + ([.C1150]*[.$F$2])" office:value-type="float" office:value="176340" calcext:value-type="float">
            <text:p>176340</text:p>
          </table:table-cell>
          <table:table-cell table:style-name="ce3" table:formula="of:=[.F1150]-[.H1150]" office:value-type="float" office:value="1057" calcext:value-type="float">
            <text:p>+1057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office:value-type="float" office:value="177307" calcext:value-type="float">
            <text:p>177307</text:p>
          </table:table-cell>
          <table:table-cell office:value-type="float" office:value="177447" calcext:value-type="float">
            <text:p>177447</text:p>
          </table:table-cell>
          <table:table-cell office:value-type="float" office:value="177392" calcext:value-type="float">
            <text:p>177392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1151]*[.$F$1]) + ([.C1151]*[.$F$2])" office:value-type="float" office:value="178860" calcext:value-type="float">
            <text:p>178860</text:p>
          </table:table-cell>
          <table:table-cell table:style-name="ce3" table:formula="of:=[.F1151]-[.H1151]" office:value-type="float" office:value="-1468" calcext:value-type="float">
            <text:p>-1468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56" calcext:value-type="float">
            <text:p>456</text:p>
          </table:table-cell>
          <table:table-cell office:value-type="float" office:value="183206" calcext:value-type="float">
            <text:p>183206</text:p>
          </table:table-cell>
          <table:table-cell office:value-type="float" office:value="183347" calcext:value-type="float">
            <text:p>183347</text:p>
          </table:table-cell>
          <table:table-cell office:value-type="float" office:value="183277" calcext:value-type="float">
            <text:p>183277</text:p>
          </table:table-cell>
          <table:table-cell office:value-type="float" office:value="141" calcext:value-type="float">
            <text:p>141</text:p>
          </table:table-cell>
          <table:table-cell table:style-name="ce2" table:formula="of:=[.$C$1]+([.A1152]*[.$F$1]) + ([.C1152]*[.$F$2])" office:value-type="float" office:value="181380" calcext:value-type="float">
            <text:p>181380</text:p>
          </table:table-cell>
          <table:table-cell table:style-name="ce3" table:formula="of:=[.F1152]-[.H1152]" office:value-type="float" office:value="1897" calcext:value-type="float">
            <text:p>+1897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office:value-type="float" office:value="183170" calcext:value-type="float">
            <text:p>183170</text:p>
          </table:table-cell>
          <table:table-cell office:value-type="float" office:value="183364" calcext:value-type="float">
            <text:p>183364</text:p>
          </table:table-cell>
          <table:table-cell office:value-type="float" office:value="183245" calcext:value-type="float">
            <text:p>183245</text:p>
          </table:table-cell>
          <table:table-cell office:value-type="float" office:value="194" calcext:value-type="float">
            <text:p>194</text:p>
          </table:table-cell>
          <table:table-cell table:style-name="ce2" table:formula="of:=[.$C$1]+([.A1153]*[.$F$1]) + ([.C1153]*[.$F$2])" office:value-type="float" office:value="183900" calcext:value-type="float">
            <text:p>183900</text:p>
          </table:table-cell>
          <table:table-cell table:style-name="ce3" table:formula="of:=[.F1153]-[.H1153]" office:value-type="float" office:value="-655" calcext:value-type="float">
            <text:p>-65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504" calcext:value-type="float">
            <text:p>504</text:p>
          </table:table-cell>
          <table:table-cell office:value-type="float" office:value="183191" calcext:value-type="float">
            <text:p>183191</text:p>
          </table:table-cell>
          <table:table-cell office:value-type="float" office:value="183364" calcext:value-type="float">
            <text:p>183364</text:p>
          </table:table-cell>
          <table:table-cell office:value-type="float" office:value="183260" calcext:value-type="float">
            <text:p>183260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1154]*[.$F$1]) + ([.C1154]*[.$F$2])" office:value-type="float" office:value="186420" calcext:value-type="float">
            <text:p>186420</text:p>
          </table:table-cell>
          <table:table-cell table:style-name="ce3" table:formula="of:=[.F1154]-[.H1154]" office:value-type="float" office:value="-3160" calcext:value-type="float">
            <text:p>-316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189062" calcext:value-type="float">
            <text:p>189062</text:p>
          </table:table-cell>
          <table:table-cell office:value-type="float" office:value="189160" calcext:value-type="float">
            <text:p>189160</text:p>
          </table:table-cell>
          <table:table-cell office:value-type="float" office:value="189104" calcext:value-type="float">
            <text:p>189104</text:p>
          </table:table-cell>
          <table:table-cell office:value-type="float" office:value="98" calcext:value-type="float">
            <text:p>98</text:p>
          </table:table-cell>
          <table:table-cell table:style-name="ce2" table:formula="of:=[.$C$1]+([.A1155]*[.$F$1]) + ([.C1155]*[.$F$2])" office:value-type="float" office:value="188940" calcext:value-type="float">
            <text:p>188940</text:p>
          </table:table-cell>
          <table:table-cell table:style-name="ce3" table:formula="of:=[.F1155]-[.H1155]" office:value-type="float" office:value="164" calcext:value-type="float">
            <text:p>+16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52" calcext:value-type="float">
            <text:p>552</text:p>
          </table:table-cell>
          <table:table-cell office:value-type="float" office:value="189035" calcext:value-type="float">
            <text:p>189035</text:p>
          </table:table-cell>
          <table:table-cell office:value-type="float" office:value="189168" calcext:value-type="float">
            <text:p>189168</text:p>
          </table:table-cell>
          <table:table-cell office:value-type="float" office:value="189098" calcext:value-type="float">
            <text:p>189098</text:p>
          </table:table-cell>
          <table:table-cell office:value-type="float" office:value="133" calcext:value-type="float">
            <text:p>133</text:p>
          </table:table-cell>
          <table:table-cell table:style-name="ce2" table:formula="of:=[.$C$1]+([.A1156]*[.$F$1]) + ([.C1156]*[.$F$2])" office:value-type="float" office:value="191460" calcext:value-type="float">
            <text:p>191460</text:p>
          </table:table-cell>
          <table:table-cell table:style-name="ce3" table:formula="of:=[.F1156]-[.H1156]" office:value-type="float" office:value="-2362" calcext:value-type="float">
            <text:p>-236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576" calcext:value-type="float">
            <text:p>576</text:p>
          </table:table-cell>
          <table:table-cell office:value-type="float" office:value="194904" calcext:value-type="float">
            <text:p>194904</text:p>
          </table:table-cell>
          <table:table-cell office:value-type="float" office:value="195001" calcext:value-type="float">
            <text:p>195001</text:p>
          </table:table-cell>
          <table:table-cell office:value-type="float" office:value="194945" calcext:value-type="float">
            <text:p>194945</text:p>
          </table:table-cell>
          <table:table-cell office:value-type="float" office:value="97" calcext:value-type="float">
            <text:p>97</text:p>
          </table:table-cell>
          <table:table-cell table:style-name="ce2" table:formula="of:=[.$C$1]+([.A1157]*[.$F$1]) + ([.C1157]*[.$F$2])" office:value-type="float" office:value="193980" calcext:value-type="float">
            <text:p>193980</text:p>
          </table:table-cell>
          <table:table-cell table:style-name="ce3" table:formula="of:=[.F1157]-[.H1157]" office:value-type="float" office:value="965" calcext:value-type="float">
            <text:p>+96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194943" calcext:value-type="float">
            <text:p>194943</text:p>
          </table:table-cell>
          <table:table-cell office:value-type="float" office:value="195013" calcext:value-type="float">
            <text:p>195013</text:p>
          </table:table-cell>
          <table:table-cell office:value-type="float" office:value="194978" calcext:value-type="float">
            <text:p>194978</text:p>
          </table:table-cell>
          <table:table-cell office:value-type="float" office:value="70" calcext:value-type="float">
            <text:p>70</text:p>
          </table:table-cell>
          <table:table-cell table:style-name="ce2" table:formula="of:=[.$C$1]+([.A1158]*[.$F$1]) + ([.C1158]*[.$F$2])" office:value-type="float" office:value="196500" calcext:value-type="float">
            <text:p>196500</text:p>
          </table:table-cell>
          <table:table-cell table:style-name="ce3" table:formula="of:=[.F1158]-[.H1158]" office:value-type="float" office:value="-1522" calcext:value-type="float">
            <text:p>-1522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624" calcext:value-type="float">
            <text:p>624</text:p>
          </table:table-cell>
          <table:table-cell office:value-type="float" office:value="200770" calcext:value-type="float">
            <text:p>200770</text:p>
          </table:table-cell>
          <table:table-cell office:value-type="float" office:value="200911" calcext:value-type="float">
            <text:p>200911</text:p>
          </table:table-cell>
          <table:table-cell office:value-type="float" office:value="200859" calcext:value-type="float">
            <text:p>200859</text:p>
          </table:table-cell>
          <table:table-cell office:value-type="float" office:value="141" calcext:value-type="float">
            <text:p>141</text:p>
          </table:table-cell>
          <table:table-cell table:style-name="ce2" table:formula="of:=[.$C$1]+([.A1159]*[.$F$1]) + ([.C1159]*[.$F$2])" office:value-type="float" office:value="199020" calcext:value-type="float">
            <text:p>199020</text:p>
          </table:table-cell>
          <table:table-cell table:style-name="ce3" table:formula="of:=[.F1159]-[.H1159]" office:value-type="float" office:value="1839" calcext:value-type="float">
            <text:p>+183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648" calcext:value-type="float">
            <text:p>648</text:p>
          </table:table-cell>
          <table:table-cell office:value-type="float" office:value="200744" calcext:value-type="float">
            <text:p>200744</text:p>
          </table:table-cell>
          <table:table-cell office:value-type="float" office:value="200924" calcext:value-type="float">
            <text:p>200924</text:p>
          </table:table-cell>
          <table:table-cell office:value-type="float" office:value="200863" calcext:value-type="float">
            <text:p>200863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1160]*[.$F$1]) + ([.C1160]*[.$F$2])" office:value-type="float" office:value="201540" calcext:value-type="float">
            <text:p>201540</text:p>
          </table:table-cell>
          <table:table-cell table:style-name="ce3" table:formula="of:=[.F1160]-[.H1160]" office:value-type="float" office:value="-677" calcext:value-type="float">
            <text:p>-677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72" calcext:value-type="float">
            <text:p>672</text:p>
          </table:table-cell>
          <table:table-cell office:value-type="float" office:value="200789" calcext:value-type="float">
            <text:p>200789</text:p>
          </table:table-cell>
          <table:table-cell office:value-type="float" office:value="200930" calcext:value-type="float">
            <text:p>200930</text:p>
          </table:table-cell>
          <table:table-cell office:value-type="float" office:value="200861" calcext:value-type="float">
            <text:p>200861</text:p>
          </table:table-cell>
          <table:table-cell office:value-type="float" office:value="141" calcext:value-type="float">
            <text:p>141</text:p>
          </table:table-cell>
          <table:table-cell table:style-name="ce2" table:formula="of:=[.$C$1]+([.A1161]*[.$F$1]) + ([.C1161]*[.$F$2])" office:value-type="float" office:value="204060" calcext:value-type="float">
            <text:p>204060</text:p>
          </table:table-cell>
          <table:table-cell table:style-name="ce3" table:formula="of:=[.F1161]-[.H1161]" office:value-type="float" office:value="-3199" calcext:value-type="float">
            <text:p>-319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96" calcext:value-type="float">
            <text:p>696</text:p>
          </table:table-cell>
          <table:table-cell office:value-type="float" office:value="206692" calcext:value-type="float">
            <text:p>206692</text:p>
          </table:table-cell>
          <table:table-cell office:value-type="float" office:value="206802" calcext:value-type="float">
            <text:p>206802</text:p>
          </table:table-cell>
          <table:table-cell office:value-type="float" office:value="206763" calcext:value-type="float">
            <text:p>206763</text:p>
          </table:table-cell>
          <table:table-cell office:value-type="float" office:value="110" calcext:value-type="float">
            <text:p>110</text:p>
          </table:table-cell>
          <table:table-cell table:style-name="ce2" table:formula="of:=[.$C$1]+([.A1162]*[.$F$1]) + ([.C1162]*[.$F$2])" office:value-type="float" office:value="206580" calcext:value-type="float">
            <text:p>206580</text:p>
          </table:table-cell>
          <table:table-cell table:style-name="ce3" table:formula="of:=[.F1162]-[.H1162]" office:value-type="float" office:value="183" calcext:value-type="float">
            <text:p>+18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206598" calcext:value-type="float">
            <text:p>206598</text:p>
          </table:table-cell>
          <table:table-cell office:value-type="float" office:value="206665" calcext:value-type="float">
            <text:p>206665</text:p>
          </table:table-cell>
          <table:table-cell office:value-type="float" office:value="206626" calcext:value-type="float">
            <text:p>206626</text:p>
          </table:table-cell>
          <table:table-cell office:value-type="float" office:value="67" calcext:value-type="float">
            <text:p>67</text:p>
          </table:table-cell>
          <table:table-cell table:style-name="ce2" table:formula="of:=[.$C$1]+([.A1163]*[.$F$1]) + ([.C1163]*[.$F$2])" office:value-type="float" office:value="209100" calcext:value-type="float">
            <text:p>209100</text:p>
          </table:table-cell>
          <table:table-cell table:style-name="ce3" table:formula="of:=[.F1163]-[.H1163]" office:value-type="float" office:value="-2474" calcext:value-type="float">
            <text:p>-247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44" calcext:value-type="float">
            <text:p>744</text:p>
          </table:table-cell>
          <table:table-cell office:value-type="float" office:value="212464" calcext:value-type="float">
            <text:p>212464</text:p>
          </table:table-cell>
          <table:table-cell office:value-type="float" office:value="212568" calcext:value-type="float">
            <text:p>212568</text:p>
          </table:table-cell>
          <table:table-cell office:value-type="float" office:value="212530" calcext:value-type="float">
            <text:p>212530</text:p>
          </table:table-cell>
          <table:table-cell office:value-type="float" office:value="104" calcext:value-type="float">
            <text:p>104</text:p>
          </table:table-cell>
          <table:table-cell table:style-name="ce2" table:formula="of:=[.$C$1]+([.A1164]*[.$F$1]) + ([.C1164]*[.$F$2])" office:value-type="float" office:value="211620" calcext:value-type="float">
            <text:p>211620</text:p>
          </table:table-cell>
          <table:table-cell table:style-name="ce3" table:formula="of:=[.F1164]-[.H1164]" office:value-type="float" office:value="910" calcext:value-type="float">
            <text:p>+91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212437" calcext:value-type="float">
            <text:p>212437</text:p>
          </table:table-cell>
          <table:table-cell office:value-type="float" office:value="212574" calcext:value-type="float">
            <text:p>212574</text:p>
          </table:table-cell>
          <table:table-cell office:value-type="float" office:value="212492" calcext:value-type="float">
            <text:p>212492</text:p>
          </table:table-cell>
          <table:table-cell office:value-type="float" office:value="137" calcext:value-type="float">
            <text:p>137</text:p>
          </table:table-cell>
          <table:table-cell table:style-name="ce2" table:formula="of:=[.$C$1]+([.A1165]*[.$F$1]) + ([.C1165]*[.$F$2])" office:value-type="float" office:value="214140" calcext:value-type="float">
            <text:p>214140</text:p>
          </table:table-cell>
          <table:table-cell table:style-name="ce3" table:formula="of:=[.F1165]-[.H1165]" office:value-type="float" office:value="-1648" calcext:value-type="float">
            <text:p>-1648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92" calcext:value-type="float">
            <text:p>792</text:p>
          </table:table-cell>
          <table:table-cell office:value-type="float" office:value="218304" calcext:value-type="float">
            <text:p>218304</text:p>
          </table:table-cell>
          <table:table-cell office:value-type="float" office:value="218430" calcext:value-type="float">
            <text:p>218430</text:p>
          </table:table-cell>
          <table:table-cell office:value-type="float" office:value="218387" calcext:value-type="float">
            <text:p>218387</text:p>
          </table:table-cell>
          <table:table-cell office:value-type="float" office:value="126" calcext:value-type="float">
            <text:p>126</text:p>
          </table:table-cell>
          <table:table-cell table:style-name="ce2" table:formula="of:=[.$C$1]+([.A1166]*[.$F$1]) + ([.C1166]*[.$F$2])" office:value-type="float" office:value="216660" calcext:value-type="float">
            <text:p>216660</text:p>
          </table:table-cell>
          <table:table-cell table:style-name="ce3" table:formula="of:=[.F1166]-[.H1166]" office:value-type="float" office:value="1727" calcext:value-type="float">
            <text:p>+1727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816" calcext:value-type="float">
            <text:p>816</text:p>
          </table:table-cell>
          <table:table-cell office:value-type="float" office:value="218367" calcext:value-type="float">
            <text:p>218367</text:p>
          </table:table-cell>
          <table:table-cell office:value-type="float" office:value="218490" calcext:value-type="float">
            <text:p>218490</text:p>
          </table:table-cell>
          <table:table-cell office:value-type="float" office:value="218408" calcext:value-type="float">
            <text:p>218408</text:p>
          </table:table-cell>
          <table:table-cell office:value-type="float" office:value="123" calcext:value-type="float">
            <text:p>123</text:p>
          </table:table-cell>
          <table:table-cell table:style-name="ce2" table:formula="of:=[.$C$1]+([.A1167]*[.$F$1]) + ([.C1167]*[.$F$2])" office:value-type="float" office:value="219180" calcext:value-type="float">
            <text:p>219180</text:p>
          </table:table-cell>
          <table:table-cell table:style-name="ce3" table:formula="of:=[.F1167]-[.H1167]" office:value-type="float" office:value="-772" calcext:value-type="float">
            <text:p>-772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840" calcext:value-type="float">
            <text:p>840</text:p>
          </table:table-cell>
          <table:table-cell office:value-type="float" office:value="218353" calcext:value-type="float">
            <text:p>218353</text:p>
          </table:table-cell>
          <table:table-cell office:value-type="float" office:value="218458" calcext:value-type="float">
            <text:p>218458</text:p>
          </table:table-cell>
          <table:table-cell office:value-type="float" office:value="218400" calcext:value-type="float">
            <text:p>218400</text:p>
          </table:table-cell>
          <table:table-cell office:value-type="float" office:value="105" calcext:value-type="float">
            <text:p>105</text:p>
          </table:table-cell>
          <table:table-cell table:style-name="ce2" table:formula="of:=[.$C$1]+([.A1168]*[.$F$1]) + ([.C1168]*[.$F$2])" office:value-type="float" office:value="221700" calcext:value-type="float">
            <text:p>221700</text:p>
          </table:table-cell>
          <table:table-cell table:style-name="ce3" table:formula="of:=[.F1168]-[.H1168]" office:value-type="float" office:value="-3300" calcext:value-type="float">
            <text:p>-330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864" calcext:value-type="float">
            <text:p>864</text:p>
          </table:table-cell>
          <table:table-cell office:value-type="float" office:value="224317" calcext:value-type="float">
            <text:p>224317</text:p>
          </table:table-cell>
          <table:table-cell office:value-type="float" office:value="224364" calcext:value-type="float">
            <text:p>224364</text:p>
          </table:table-cell>
          <table:table-cell office:value-type="float" office:value="224339" calcext:value-type="float">
            <text:p>224339</text:p>
          </table:table-cell>
          <table:table-cell office:value-type="float" office:value="47" calcext:value-type="float">
            <text:p>47</text:p>
          </table:table-cell>
          <table:table-cell table:style-name="ce2" table:formula="of:=[.$C$1]+([.A1169]*[.$F$1]) + ([.C1169]*[.$F$2])" office:value-type="float" office:value="224220" calcext:value-type="float">
            <text:p>224220</text:p>
          </table:table-cell>
          <table:table-cell table:style-name="ce3" table:formula="of:=[.F1169]-[.H1169]" office:value-type="float" office:value="119" calcext:value-type="float">
            <text:p>+11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888" calcext:value-type="float">
            <text:p>888</text:p>
          </table:table-cell>
          <table:table-cell office:value-type="float" office:value="224164" calcext:value-type="float">
            <text:p>224164</text:p>
          </table:table-cell>
          <table:table-cell office:value-type="float" office:value="224375" calcext:value-type="float">
            <text:p>224375</text:p>
          </table:table-cell>
          <table:table-cell office:value-type="float" office:value="224280" calcext:value-type="float">
            <text:p>224280</text:p>
          </table:table-cell>
          <table:table-cell office:value-type="float" office:value="211" calcext:value-type="float">
            <text:p>211</text:p>
          </table:table-cell>
          <table:table-cell table:style-name="ce2" table:formula="of:=[.$C$1]+([.A1170]*[.$F$1]) + ([.C1170]*[.$F$2])" office:value-type="float" office:value="226740" calcext:value-type="float">
            <text:p>226740</text:p>
          </table:table-cell>
          <table:table-cell table:style-name="ce3" table:formula="of:=[.F1170]-[.H1170]" office:value-type="float" office:value="-2460" calcext:value-type="float">
            <text:p>-246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912" calcext:value-type="float">
            <text:p>912</text:p>
          </table:table-cell>
          <table:table-cell office:value-type="float" office:value="230067" calcext:value-type="float">
            <text:p>230067</text:p>
          </table:table-cell>
          <table:table-cell office:value-type="float" office:value="230207" calcext:value-type="float">
            <text:p>230207</text:p>
          </table:table-cell>
          <table:table-cell office:value-type="float" office:value="230114" calcext:value-type="float">
            <text:p>230114</text:p>
          </table:table-cell>
          <table:table-cell office:value-type="float" office:value="140" calcext:value-type="float">
            <text:p>140</text:p>
          </table:table-cell>
          <table:table-cell table:style-name="ce2" table:formula="of:=[.$C$1]+([.A1171]*[.$F$1]) + ([.C1171]*[.$F$2])" office:value-type="float" office:value="229260" calcext:value-type="float">
            <text:p>229260</text:p>
          </table:table-cell>
          <table:table-cell table:style-name="ce3" table:formula="of:=[.F1171]-[.H1171]" office:value-type="float" office:value="854" calcext:value-type="float">
            <text:p>+85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936" calcext:value-type="float">
            <text:p>936</text:p>
          </table:table-cell>
          <table:table-cell office:value-type="float" office:value="229935" calcext:value-type="float">
            <text:p>229935</text:p>
          </table:table-cell>
          <table:table-cell office:value-type="float" office:value="230150" calcext:value-type="float">
            <text:p>230150</text:p>
          </table:table-cell>
          <table:table-cell office:value-type="float" office:value="230067" calcext:value-type="float">
            <text:p>230067</text:p>
          </table:table-cell>
          <table:table-cell office:value-type="float" office:value="215" calcext:value-type="float">
            <text:p>215</text:p>
          </table:table-cell>
          <table:table-cell table:style-name="ce2" table:formula="of:=[.$C$1]+([.A1172]*[.$F$1]) + ([.C1172]*[.$F$2])" office:value-type="float" office:value="231780" calcext:value-type="float">
            <text:p>231780</text:p>
          </table:table-cell>
          <table:table-cell table:style-name="ce3" table:formula="of:=[.F1172]-[.H1172]" office:value-type="float" office:value="-1713" calcext:value-type="float">
            <text:p>-171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235914" calcext:value-type="float">
            <text:p>235914</text:p>
          </table:table-cell>
          <table:table-cell office:value-type="float" office:value="235981" calcext:value-type="float">
            <text:p>235981</text:p>
          </table:table-cell>
          <table:table-cell office:value-type="float" office:value="235957" calcext:value-type="float">
            <text:p>235957</text:p>
          </table:table-cell>
          <table:table-cell office:value-type="float" office:value="67" calcext:value-type="float">
            <text:p>67</text:p>
          </table:table-cell>
          <table:table-cell table:style-name="ce2" table:formula="of:=[.$C$1]+([.A1173]*[.$F$1]) + ([.C1173]*[.$F$2])" office:value-type="float" office:value="234300" calcext:value-type="float">
            <text:p>234300</text:p>
          </table:table-cell>
          <table:table-cell table:style-name="ce3" table:formula="of:=[.F1173]-[.H1173]" office:value-type="float" office:value="1657" calcext:value-type="float">
            <text:p>+1657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984" calcext:value-type="float">
            <text:p>984</text:p>
          </table:table-cell>
          <table:table-cell office:value-type="float" office:value="235991" calcext:value-type="float">
            <text:p>235991</text:p>
          </table:table-cell>
          <table:table-cell office:value-type="float" office:value="236057" calcext:value-type="float">
            <text:p>236057</text:p>
          </table:table-cell>
          <table:table-cell office:value-type="float" office:value="236024" calcext:value-type="float">
            <text:p>236024</text:p>
          </table:table-cell>
          <table:table-cell office:value-type="float" office:value="66" calcext:value-type="float">
            <text:p>66</text:p>
          </table:table-cell>
          <table:table-cell table:style-name="ce2" table:formula="of:=[.$C$1]+([.A1174]*[.$F$1]) + ([.C1174]*[.$F$2])" office:value-type="float" office:value="236820" calcext:value-type="float">
            <text:p>236820</text:p>
          </table:table-cell>
          <table:table-cell table:style-name="ce3" table:formula="of:=[.F1174]-[.H1174]" office:value-type="float" office:value="-796" calcext:value-type="float">
            <text:p>-796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008" calcext:value-type="float">
            <text:p>1008</text:p>
          </table:table-cell>
          <table:table-cell office:value-type="float" office:value="235918" calcext:value-type="float">
            <text:p>235918</text:p>
          </table:table-cell>
          <table:table-cell office:value-type="float" office:value="236039" calcext:value-type="float">
            <text:p>236039</text:p>
          </table:table-cell>
          <table:table-cell office:value-type="float" office:value="235974" calcext:value-type="float">
            <text:p>235974</text:p>
          </table:table-cell>
          <table:table-cell office:value-type="float" office:value="121" calcext:value-type="float">
            <text:p>121</text:p>
          </table:table-cell>
          <table:table-cell table:style-name="ce2" table:formula="of:=[.$C$1]+([.A1175]*[.$F$1]) + ([.C1175]*[.$F$2])" office:value-type="float" office:value="239340" calcext:value-type="float">
            <text:p>239340</text:p>
          </table:table-cell>
          <table:table-cell table:style-name="ce3" table:formula="of:=[.F1175]-[.H1175]" office:value-type="float" office:value="-3366" calcext:value-type="float">
            <text:p>-3366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032" calcext:value-type="float">
            <text:p>1032</text:p>
          </table:table-cell>
          <table:table-cell office:value-type="float" office:value="241757" calcext:value-type="float">
            <text:p>241757</text:p>
          </table:table-cell>
          <table:table-cell office:value-type="float" office:value="241864" calcext:value-type="float">
            <text:p>241864</text:p>
          </table:table-cell>
          <table:table-cell office:value-type="float" office:value="241805" calcext:value-type="float">
            <text:p>241805</text:p>
          </table:table-cell>
          <table:table-cell office:value-type="float" office:value="107" calcext:value-type="float">
            <text:p>107</text:p>
          </table:table-cell>
          <table:table-cell table:style-name="ce2" table:formula="of:=[.$C$1]+([.A1176]*[.$F$1]) + ([.C1176]*[.$F$2])" office:value-type="float" office:value="241860" calcext:value-type="float">
            <text:p>241860</text:p>
          </table:table-cell>
          <table:table-cell table:style-name="ce3" table:formula="of:=[.F1176]-[.H1176]" office:value-type="float" office:value="-55" calcext:value-type="float">
            <text:p>-5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056" calcext:value-type="float">
            <text:p>1056</text:p>
          </table:table-cell>
          <table:table-cell office:value-type="float" office:value="241728" calcext:value-type="float">
            <text:p>241728</text:p>
          </table:table-cell>
          <table:table-cell office:value-type="float" office:value="241903" calcext:value-type="float">
            <text:p>241903</text:p>
          </table:table-cell>
          <table:table-cell office:value-type="float" office:value="241801" calcext:value-type="float">
            <text:p>241801</text:p>
          </table:table-cell>
          <table:table-cell office:value-type="float" office:value="175" calcext:value-type="float">
            <text:p>175</text:p>
          </table:table-cell>
          <table:table-cell table:style-name="ce2" table:formula="of:=[.$C$1]+([.A1177]*[.$F$1]) + ([.C1177]*[.$F$2])" office:value-type="float" office:value="244380" calcext:value-type="float">
            <text:p>244380</text:p>
          </table:table-cell>
          <table:table-cell table:style-name="ce3" table:formula="of:=[.F1177]-[.H1177]" office:value-type="float" office:value="-2579" calcext:value-type="float">
            <text:p>-257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office:value-type="float" office:value="247719" calcext:value-type="float">
            <text:p>247719</text:p>
          </table:table-cell>
          <table:table-cell office:value-type="float" office:value="247831" calcext:value-type="float">
            <text:p>247831</text:p>
          </table:table-cell>
          <table:table-cell office:value-type="float" office:value="247762" calcext:value-type="float">
            <text:p>247762</text:p>
          </table:table-cell>
          <table:table-cell office:value-type="float" office:value="112" calcext:value-type="float">
            <text:p>112</text:p>
          </table:table-cell>
          <table:table-cell table:style-name="ce2" table:formula="of:=[.$C$1]+([.A1178]*[.$F$1]) + ([.C1178]*[.$F$2])" office:value-type="float" office:value="246900" calcext:value-type="float">
            <text:p>246900</text:p>
          </table:table-cell>
          <table:table-cell table:style-name="ce3" table:formula="of:=[.F1178]-[.H1178]" office:value-type="float" office:value="862" calcext:value-type="float">
            <text:p>+862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104" calcext:value-type="float">
            <text:p>1104</text:p>
          </table:table-cell>
          <table:table-cell office:value-type="float" office:value="247608" calcext:value-type="float">
            <text:p>247608</text:p>
          </table:table-cell>
          <table:table-cell office:value-type="float" office:value="247796" calcext:value-type="float">
            <text:p>247796</text:p>
          </table:table-cell>
          <table:table-cell office:value-type="float" office:value="247671" calcext:value-type="float">
            <text:p>247671</text:p>
          </table:table-cell>
          <table:table-cell office:value-type="float" office:value="188" calcext:value-type="float">
            <text:p>188</text:p>
          </table:table-cell>
          <table:table-cell table:style-name="ce2" table:formula="of:=[.$C$1]+([.A1179]*[.$F$1]) + ([.C1179]*[.$F$2])" office:value-type="float" office:value="249420" calcext:value-type="float">
            <text:p>249420</text:p>
          </table:table-cell>
          <table:table-cell table:style-name="ce3" table:formula="of:=[.F1179]-[.H1179]" office:value-type="float" office:value="-1749" calcext:value-type="float">
            <text:p>-174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128" calcext:value-type="float">
            <text:p>1128</text:p>
          </table:table-cell>
          <table:table-cell office:value-type="float" office:value="253370" calcext:value-type="float">
            <text:p>253370</text:p>
          </table:table-cell>
          <table:table-cell office:value-type="float" office:value="253682" calcext:value-type="float">
            <text:p>253682</text:p>
          </table:table-cell>
          <table:table-cell office:value-type="float" office:value="253531" calcext:value-type="float">
            <text:p>253531</text:p>
          </table:table-cell>
          <table:table-cell office:value-type="float" office:value="312" calcext:value-type="float">
            <text:p>312</text:p>
          </table:table-cell>
          <table:table-cell table:style-name="ce2" table:formula="of:=[.$C$1]+([.A1180]*[.$F$1]) + ([.C1180]*[.$F$2])" office:value-type="float" office:value="251940" calcext:value-type="float">
            <text:p>251940</text:p>
          </table:table-cell>
          <table:table-cell table:style-name="ce3" table:formula="of:=[.F1180]-[.H1180]" office:value-type="float" office:value="1591" calcext:value-type="float">
            <text:p>+159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152" calcext:value-type="float">
            <text:p>1152</text:p>
          </table:table-cell>
          <table:table-cell office:value-type="float" office:value="253512" calcext:value-type="float">
            <text:p>253512</text:p>
          </table:table-cell>
          <table:table-cell office:value-type="float" office:value="253581" calcext:value-type="float">
            <text:p>253581</text:p>
          </table:table-cell>
          <table:table-cell office:value-type="float" office:value="253549" calcext:value-type="float">
            <text:p>253549</text:p>
          </table:table-cell>
          <table:table-cell office:value-type="float" office:value="69" calcext:value-type="float">
            <text:p>69</text:p>
          </table:table-cell>
          <table:table-cell table:style-name="ce2" table:formula="of:=[.$C$1]+([.A1181]*[.$F$1]) + ([.C1181]*[.$F$2])" office:value-type="float" office:value="254460" calcext:value-type="float">
            <text:p>254460</text:p>
          </table:table-cell>
          <table:table-cell table:style-name="ce3" table:formula="of:=[.F1181]-[.H1181]" office:value-type="float" office:value="-911" calcext:value-type="float">
            <text:p>-91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176" calcext:value-type="float">
            <text:p>1176</text:p>
          </table:table-cell>
          <table:table-cell office:value-type="float" office:value="253559" calcext:value-type="float">
            <text:p>253559</text:p>
          </table:table-cell>
          <table:table-cell office:value-type="float" office:value="253662" calcext:value-type="float">
            <text:p>253662</text:p>
          </table:table-cell>
          <table:table-cell office:value-type="float" office:value="253625" calcext:value-type="float">
            <text:p>253625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1182]*[.$F$1]) + ([.C1182]*[.$F$2])" office:value-type="float" office:value="256980" calcext:value-type="float">
            <text:p>256980</text:p>
          </table:table-cell>
          <table:table-cell table:style-name="ce3" table:formula="of:=[.F1182]-[.H1182]" office:value-type="float" office:value="-3355" calcext:value-type="float">
            <text:p>-3355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41605" calcext:value-type="float">
            <text:p>141605</text:p>
          </table:table-cell>
          <table:table-cell office:value-type="float" office:value="141817" calcext:value-type="float">
            <text:p>141817</text:p>
          </table:table-cell>
          <table:table-cell office:value-type="float" office:value="141743" calcext:value-type="float">
            <text:p>141743</text:p>
          </table:table-cell>
          <table:table-cell office:value-type="float" office:value="212" calcext:value-type="float">
            <text:p>212</text:p>
          </table:table-cell>
          <table:table-cell table:style-name="ce2" table:formula="of:=[.$C$1]+([.A1183]*[.$F$1]) + ([.C1183]*[.$F$2])" office:value-type="float" office:value="141375" calcext:value-type="float">
            <text:p>141375</text:p>
          </table:table-cell>
          <table:table-cell table:style-name="ce3" table:formula="of:=[.F1183]-[.H1183]" office:value-type="float" office:value="368" calcext:value-type="float">
            <text:p>+368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41654" calcext:value-type="float">
            <text:p>141654</text:p>
          </table:table-cell>
          <table:table-cell office:value-type="float" office:value="141852" calcext:value-type="float">
            <text:p>141852</text:p>
          </table:table-cell>
          <table:table-cell office:value-type="float" office:value="141730" calcext:value-type="float">
            <text:p>141730</text:p>
          </table:table-cell>
          <table:table-cell office:value-type="float" office:value="198" calcext:value-type="float">
            <text:p>198</text:p>
          </table:table-cell>
          <table:table-cell table:style-name="ce2" table:formula="of:=[.$C$1]+([.A1184]*[.$F$1]) + ([.C1184]*[.$F$2])" office:value-type="float" office:value="144000" calcext:value-type="float">
            <text:p>144000</text:p>
          </table:table-cell>
          <table:table-cell table:style-name="ce3" table:formula="of:=[.F1184]-[.H1184]" office:value-type="float" office:value="-2270" calcext:value-type="float">
            <text:p>-227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47720" calcext:value-type="float">
            <text:p>147720</text:p>
          </table:table-cell>
          <table:table-cell office:value-type="float" office:value="147837" calcext:value-type="float">
            <text:p>147837</text:p>
          </table:table-cell>
          <table:table-cell office:value-type="float" office:value="147785" calcext:value-type="float">
            <text:p>147785</text:p>
          </table:table-cell>
          <table:table-cell office:value-type="float" office:value="117" calcext:value-type="float">
            <text:p>117</text:p>
          </table:table-cell>
          <table:table-cell table:style-name="ce2" table:formula="of:=[.$C$1]+([.A1185]*[.$F$1]) + ([.C1185]*[.$F$2])" office:value-type="float" office:value="146625" calcext:value-type="float">
            <text:p>146625</text:p>
          </table:table-cell>
          <table:table-cell table:style-name="ce3" table:formula="of:=[.F1185]-[.H1185]" office:value-type="float" office:value="1160" calcext:value-type="float">
            <text:p>+116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47808" calcext:value-type="float">
            <text:p>147808</text:p>
          </table:table-cell>
          <table:table-cell office:value-type="float" office:value="147879" calcext:value-type="float">
            <text:p>147879</text:p>
          </table:table-cell>
          <table:table-cell office:value-type="float" office:value="147834" calcext:value-type="float">
            <text:p>147834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1186]*[.$F$1]) + ([.C1186]*[.$F$2])" office:value-type="float" office:value="149250" calcext:value-type="float">
            <text:p>149250</text:p>
          </table:table-cell>
          <table:table-cell table:style-name="ce3" table:formula="of:=[.F1186]-[.H1186]" office:value-type="float" office:value="-1416" calcext:value-type="float">
            <text:p>-141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53858" calcext:value-type="float">
            <text:p>153858</text:p>
          </table:table-cell>
          <table:table-cell office:value-type="float" office:value="153931" calcext:value-type="float">
            <text:p>153931</text:p>
          </table:table-cell>
          <table:table-cell office:value-type="float" office:value="153906" calcext:value-type="float">
            <text:p>153906</text:p>
          </table:table-cell>
          <table:table-cell office:value-type="float" office:value="73" calcext:value-type="float">
            <text:p>73</text:p>
          </table:table-cell>
          <table:table-cell table:style-name="ce2" table:formula="of:=[.$C$1]+([.A1187]*[.$F$1]) + ([.C1187]*[.$F$2])" office:value-type="float" office:value="151875" calcext:value-type="float">
            <text:p>151875</text:p>
          </table:table-cell>
          <table:table-cell table:style-name="ce3" table:formula="of:=[.F1187]-[.H1187]" office:value-type="float" office:value="2031" calcext:value-type="float">
            <text:p>+203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53897" calcext:value-type="float">
            <text:p>153897</text:p>
          </table:table-cell>
          <table:table-cell office:value-type="float" office:value="154041" calcext:value-type="float">
            <text:p>154041</text:p>
          </table:table-cell>
          <table:table-cell office:value-type="float" office:value="153967" calcext:value-type="float">
            <text:p>153967</text:p>
          </table:table-cell>
          <table:table-cell office:value-type="float" office:value="144" calcext:value-type="float">
            <text:p>144</text:p>
          </table:table-cell>
          <table:table-cell table:style-name="ce2" table:formula="of:=[.$C$1]+([.A1188]*[.$F$1]) + ([.C1188]*[.$F$2])" office:value-type="float" office:value="154500" calcext:value-type="float">
            <text:p>154500</text:p>
          </table:table-cell>
          <table:table-cell table:style-name="ce3" table:formula="of:=[.F1188]-[.H1188]" office:value-type="float" office:value="-533" calcext:value-type="float">
            <text:p>-533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153904" calcext:value-type="float">
            <text:p>153904</text:p>
          </table:table-cell>
          <table:table-cell office:value-type="float" office:value="154011" calcext:value-type="float">
            <text:p>154011</text:p>
          </table:table-cell>
          <table:table-cell office:value-type="float" office:value="153960" calcext:value-type="float">
            <text:p>153960</text:p>
          </table:table-cell>
          <table:table-cell office:value-type="float" office:value="107" calcext:value-type="float">
            <text:p>107</text:p>
          </table:table-cell>
          <table:table-cell table:style-name="ce2" table:formula="of:=[.$C$1]+([.A1189]*[.$F$1]) + ([.C1189]*[.$F$2])" office:value-type="float" office:value="157125" calcext:value-type="float">
            <text:p>157125</text:p>
          </table:table-cell>
          <table:table-cell table:style-name="ce3" table:formula="of:=[.F1189]-[.H1189]" office:value-type="float" office:value="-3165" calcext:value-type="float">
            <text:p>-3165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59955" calcext:value-type="float">
            <text:p>159955</text:p>
          </table:table-cell>
          <table:table-cell office:value-type="float" office:value="160145" calcext:value-type="float">
            <text:p>160145</text:p>
          </table:table-cell>
          <table:table-cell office:value-type="float" office:value="160028" calcext:value-type="float">
            <text:p>160028</text:p>
          </table:table-cell>
          <table:table-cell office:value-type="float" office:value="190" calcext:value-type="float">
            <text:p>190</text:p>
          </table:table-cell>
          <table:table-cell table:style-name="ce2" table:formula="of:=[.$C$1]+([.A1190]*[.$F$1]) + ([.C1190]*[.$F$2])" office:value-type="float" office:value="159750" calcext:value-type="float">
            <text:p>159750</text:p>
          </table:table-cell>
          <table:table-cell table:style-name="ce3" table:formula="of:=[.F1190]-[.H1190]" office:value-type="float" office:value="278" calcext:value-type="float">
            <text:p>+278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159891" calcext:value-type="float">
            <text:p>159891</text:p>
          </table:table-cell>
          <table:table-cell office:value-type="float" office:value="160064" calcext:value-type="float">
            <text:p>160064</text:p>
          </table:table-cell>
          <table:table-cell office:value-type="float" office:value="159995" calcext:value-type="float">
            <text:p>159995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1191]*[.$F$1]) + ([.C1191]*[.$F$2])" office:value-type="float" office:value="162375" calcext:value-type="float">
            <text:p>162375</text:p>
          </table:table-cell>
          <table:table-cell table:style-name="ce3" table:formula="of:=[.F1191]-[.H1191]" office:value-type="float" office:value="-2380" calcext:value-type="float">
            <text:p>-238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66038" calcext:value-type="float">
            <text:p>166038</text:p>
          </table:table-cell>
          <table:table-cell office:value-type="float" office:value="166289" calcext:value-type="float">
            <text:p>166289</text:p>
          </table:table-cell>
          <table:table-cell office:value-type="float" office:value="166181" calcext:value-type="float">
            <text:p>166181</text:p>
          </table:table-cell>
          <table:table-cell office:value-type="float" office:value="251" calcext:value-type="float">
            <text:p>251</text:p>
          </table:table-cell>
          <table:table-cell table:style-name="ce2" table:formula="of:=[.$C$1]+([.A1192]*[.$F$1]) + ([.C1192]*[.$F$2])" office:value-type="float" office:value="165000" calcext:value-type="float">
            <text:p>165000</text:p>
          </table:table-cell>
          <table:table-cell table:style-name="ce3" table:formula="of:=[.F1192]-[.H1192]" office:value-type="float" office:value="1181" calcext:value-type="float">
            <text:p>+118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166084" calcext:value-type="float">
            <text:p>166084</text:p>
          </table:table-cell>
          <table:table-cell office:value-type="float" office:value="166255" calcext:value-type="float">
            <text:p>166255</text:p>
          </table:table-cell>
          <table:table-cell office:value-type="float" office:value="166175" calcext:value-type="float">
            <text:p>166175</text:p>
          </table:table-cell>
          <table:table-cell office:value-type="float" office:value="171" calcext:value-type="float">
            <text:p>171</text:p>
          </table:table-cell>
          <table:table-cell table:style-name="ce2" table:formula="of:=[.$C$1]+([.A1193]*[.$F$1]) + ([.C1193]*[.$F$2])" office:value-type="float" office:value="167625" calcext:value-type="float">
            <text:p>167625</text:p>
          </table:table-cell>
          <table:table-cell table:style-name="ce3" table:formula="of:=[.F1193]-[.H1193]" office:value-type="float" office:value="-1450" calcext:value-type="float">
            <text:p>-145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72201" calcext:value-type="float">
            <text:p>172201</text:p>
          </table:table-cell>
          <table:table-cell office:value-type="float" office:value="172282" calcext:value-type="float">
            <text:p>172282</text:p>
          </table:table-cell>
          <table:table-cell office:value-type="float" office:value="172241" calcext:value-type="float">
            <text:p>172241</text:p>
          </table:table-cell>
          <table:table-cell office:value-type="float" office:value="81" calcext:value-type="float">
            <text:p>81</text:p>
          </table:table-cell>
          <table:table-cell table:style-name="ce2" table:formula="of:=[.$C$1]+([.A1194]*[.$F$1]) + ([.C1194]*[.$F$2])" office:value-type="float" office:value="170250" calcext:value-type="float">
            <text:p>170250</text:p>
          </table:table-cell>
          <table:table-cell table:style-name="ce3" table:formula="of:=[.F1194]-[.H1194]" office:value-type="float" office:value="1991" calcext:value-type="float">
            <text:p>+199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172160" calcext:value-type="float">
            <text:p>172160</text:p>
          </table:table-cell>
          <table:table-cell office:value-type="float" office:value="172309" calcext:value-type="float">
            <text:p>172309</text:p>
          </table:table-cell>
          <table:table-cell office:value-type="float" office:value="172249" calcext:value-type="float">
            <text:p>172249</text:p>
          </table:table-cell>
          <table:table-cell office:value-type="float" office:value="149" calcext:value-type="float">
            <text:p>149</text:p>
          </table:table-cell>
          <table:table-cell table:style-name="ce2" table:formula="of:=[.$C$1]+([.A1195]*[.$F$1]) + ([.C1195]*[.$F$2])" office:value-type="float" office:value="172875" calcext:value-type="float">
            <text:p>172875</text:p>
          </table:table-cell>
          <table:table-cell table:style-name="ce3" table:formula="of:=[.F1195]-[.H1195]" office:value-type="float" office:value="-626" calcext:value-type="float">
            <text:p>-62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  <table:table-cell office:value-type="float" office:value="172253" calcext:value-type="float">
            <text:p>172253</text:p>
          </table:table-cell>
          <table:table-cell office:value-type="float" office:value="172336" calcext:value-type="float">
            <text:p>172336</text:p>
          </table:table-cell>
          <table:table-cell office:value-type="float" office:value="172291" calcext:value-type="float">
            <text:p>172291</text:p>
          </table:table-cell>
          <table:table-cell office:value-type="float" office:value="83" calcext:value-type="float">
            <text:p>83</text:p>
          </table:table-cell>
          <table:table-cell table:style-name="ce2" table:formula="of:=[.$C$1]+([.A1196]*[.$F$1]) + ([.C1196]*[.$F$2])" office:value-type="float" office:value="175500" calcext:value-type="float">
            <text:p>175500</text:p>
          </table:table-cell>
          <table:table-cell table:style-name="ce3" table:formula="of:=[.F1196]-[.H1196]" office:value-type="float" office:value="-3209" calcext:value-type="float">
            <text:p>-3209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78404" calcext:value-type="float">
            <text:p>178404</text:p>
          </table:table-cell>
          <table:table-cell office:value-type="float" office:value="178472" calcext:value-type="float">
            <text:p>178472</text:p>
          </table:table-cell>
          <table:table-cell office:value-type="float" office:value="178436" calcext:value-type="float">
            <text:p>178436</text:p>
          </table:table-cell>
          <table:table-cell office:value-type="float" office:value="68" calcext:value-type="float">
            <text:p>68</text:p>
          </table:table-cell>
          <table:table-cell table:style-name="ce2" table:formula="of:=[.$C$1]+([.A1197]*[.$F$1]) + ([.C1197]*[.$F$2])" office:value-type="float" office:value="178125" calcext:value-type="float">
            <text:p>178125</text:p>
          </table:table-cell>
          <table:table-cell table:style-name="ce3" table:formula="of:=[.F1197]-[.H1197]" office:value-type="float" office:value="311" calcext:value-type="float">
            <text:p>+31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178200" calcext:value-type="float">
            <text:p>178200</text:p>
          </table:table-cell>
          <table:table-cell office:value-type="float" office:value="178372" calcext:value-type="float">
            <text:p>178372</text:p>
          </table:table-cell>
          <table:table-cell office:value-type="float" office:value="178306" calcext:value-type="float">
            <text:p>178306</text:p>
          </table:table-cell>
          <table:table-cell office:value-type="float" office:value="172" calcext:value-type="float">
            <text:p>172</text:p>
          </table:table-cell>
          <table:table-cell table:style-name="ce2" table:formula="of:=[.$C$1]+([.A1198]*[.$F$1]) + ([.C1198]*[.$F$2])" office:value-type="float" office:value="180750" calcext:value-type="float">
            <text:p>180750</text:p>
          </table:table-cell>
          <table:table-cell table:style-name="ce3" table:formula="of:=[.F1198]-[.H1198]" office:value-type="float" office:value="-2444" calcext:value-type="float">
            <text:p>-2444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25" calcext:value-type="float">
            <text:p>425</text:p>
          </table:table-cell>
          <table:table-cell office:value-type="float" office:value="184439" calcext:value-type="float">
            <text:p>184439</text:p>
          </table:table-cell>
          <table:table-cell office:value-type="float" office:value="184594" calcext:value-type="float">
            <text:p>184594</text:p>
          </table:table-cell>
          <table:table-cell office:value-type="float" office:value="184518" calcext:value-type="float">
            <text:p>184518</text:p>
          </table:table-cell>
          <table:table-cell office:value-type="float" office:value="155" calcext:value-type="float">
            <text:p>155</text:p>
          </table:table-cell>
          <table:table-cell table:style-name="ce2" table:formula="of:=[.$C$1]+([.A1199]*[.$F$1]) + ([.C1199]*[.$F$2])" office:value-type="float" office:value="183375" calcext:value-type="float">
            <text:p>183375</text:p>
          </table:table-cell>
          <table:table-cell table:style-name="ce3" table:formula="of:=[.F1199]-[.H1199]" office:value-type="float" office:value="1143" calcext:value-type="float">
            <text:p>+1143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184495" calcext:value-type="float">
            <text:p>184495</text:p>
          </table:table-cell>
          <table:table-cell office:value-type="float" office:value="184596" calcext:value-type="float">
            <text:p>184596</text:p>
          </table:table-cell>
          <table:table-cell office:value-type="float" office:value="184529" calcext:value-type="float">
            <text:p>184529</text:p>
          </table:table-cell>
          <table:table-cell office:value-type="float" office:value="101" calcext:value-type="float">
            <text:p>101</text:p>
          </table:table-cell>
          <table:table-cell table:style-name="ce2" table:formula="of:=[.$C$1]+([.A1200]*[.$F$1]) + ([.C1200]*[.$F$2])" office:value-type="float" office:value="186000" calcext:value-type="float">
            <text:p>186000</text:p>
          </table:table-cell>
          <table:table-cell table:style-name="ce3" table:formula="of:=[.F1200]-[.H1200]" office:value-type="float" office:value="-1471" calcext:value-type="float">
            <text:p>-147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75" calcext:value-type="float">
            <text:p>475</text:p>
          </table:table-cell>
          <table:table-cell office:value-type="float" office:value="190505" calcext:value-type="float">
            <text:p>190505</text:p>
          </table:table-cell>
          <table:table-cell office:value-type="float" office:value="190647" calcext:value-type="float">
            <text:p>190647</text:p>
          </table:table-cell>
          <table:table-cell office:value-type="float" office:value="190583" calcext:value-type="float">
            <text:p>190583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1201]*[.$F$1]) + ([.C1201]*[.$F$2])" office:value-type="float" office:value="188625" calcext:value-type="float">
            <text:p>188625</text:p>
          </table:table-cell>
          <table:table-cell table:style-name="ce3" table:formula="of:=[.F1201]-[.H1201]" office:value-type="float" office:value="1958" calcext:value-type="float">
            <text:p>+1958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90499" calcext:value-type="float">
            <text:p>190499</text:p>
          </table:table-cell>
          <table:table-cell office:value-type="float" office:value="190677" calcext:value-type="float">
            <text:p>190677</text:p>
          </table:table-cell>
          <table:table-cell office:value-type="float" office:value="190564" calcext:value-type="float">
            <text:p>190564</text:p>
          </table:table-cell>
          <table:table-cell office:value-type="float" office:value="178" calcext:value-type="float">
            <text:p>178</text:p>
          </table:table-cell>
          <table:table-cell table:style-name="ce2" table:formula="of:=[.$C$1]+([.A1202]*[.$F$1]) + ([.C1202]*[.$F$2])" office:value-type="float" office:value="191250" calcext:value-type="float">
            <text:p>191250</text:p>
          </table:table-cell>
          <table:table-cell table:style-name="ce3" table:formula="of:=[.F1202]-[.H1202]" office:value-type="float" office:value="-686" calcext:value-type="float">
            <text:p>-68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525" calcext:value-type="float">
            <text:p>525</text:p>
          </table:table-cell>
          <table:table-cell office:value-type="float" office:value="190480" calcext:value-type="float">
            <text:p>190480</text:p>
          </table:table-cell>
          <table:table-cell office:value-type="float" office:value="190596" calcext:value-type="float">
            <text:p>190596</text:p>
          </table:table-cell>
          <table:table-cell office:value-type="float" office:value="190556" calcext:value-type="float">
            <text:p>190556</text:p>
          </table:table-cell>
          <table:table-cell office:value-type="float" office:value="116" calcext:value-type="float">
            <text:p>116</text:p>
          </table:table-cell>
          <table:table-cell table:style-name="ce2" table:formula="of:=[.$C$1]+([.A1203]*[.$F$1]) + ([.C1203]*[.$F$2])" office:value-type="float" office:value="193875" calcext:value-type="float">
            <text:p>193875</text:p>
          </table:table-cell>
          <table:table-cell table:style-name="ce3" table:formula="of:=[.F1203]-[.H1203]" office:value-type="float" office:value="-3319" calcext:value-type="float">
            <text:p>-3319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office:value-type="float" office:value="196679" calcext:value-type="float">
            <text:p>196679</text:p>
          </table:table-cell>
          <table:table-cell office:value-type="float" office:value="196781" calcext:value-type="float">
            <text:p>196781</text:p>
          </table:table-cell>
          <table:table-cell office:value-type="float" office:value="196721" calcext:value-type="float">
            <text:p>196721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1204]*[.$F$1]) + ([.C1204]*[.$F$2])" office:value-type="float" office:value="196500" calcext:value-type="float">
            <text:p>196500</text:p>
          </table:table-cell>
          <table:table-cell table:style-name="ce3" table:formula="of:=[.F1204]-[.H1204]" office:value-type="float" office:value="221" calcext:value-type="float">
            <text:p>+22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75" calcext:value-type="float">
            <text:p>575</text:p>
          </table:table-cell>
          <table:table-cell office:value-type="float" office:value="196541" calcext:value-type="float">
            <text:p>196541</text:p>
          </table:table-cell>
          <table:table-cell office:value-type="float" office:value="196739" calcext:value-type="float">
            <text:p>196739</text:p>
          </table:table-cell>
          <table:table-cell office:value-type="float" office:value="196659" calcext:value-type="float">
            <text:p>196659</text:p>
          </table:table-cell>
          <table:table-cell office:value-type="float" office:value="198" calcext:value-type="float">
            <text:p>198</text:p>
          </table:table-cell>
          <table:table-cell table:style-name="ce2" table:formula="of:=[.$C$1]+([.A1205]*[.$F$1]) + ([.C1205]*[.$F$2])" office:value-type="float" office:value="199125" calcext:value-type="float">
            <text:p>199125</text:p>
          </table:table-cell>
          <table:table-cell table:style-name="ce3" table:formula="of:=[.F1205]-[.H1205]" office:value-type="float" office:value="-2466" calcext:value-type="float">
            <text:p>-246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202758" calcext:value-type="float">
            <text:p>202758</text:p>
          </table:table-cell>
          <table:table-cell office:value-type="float" office:value="202813" calcext:value-type="float">
            <text:p>202813</text:p>
          </table:table-cell>
          <table:table-cell office:value-type="float" office:value="202784" calcext:value-type="float">
            <text:p>202784</text:p>
          </table:table-cell>
          <table:table-cell office:value-type="float" office:value="55" calcext:value-type="float">
            <text:p>55</text:p>
          </table:table-cell>
          <table:table-cell table:style-name="ce2" table:formula="of:=[.$C$1]+([.A1206]*[.$F$1]) + ([.C1206]*[.$F$2])" office:value-type="float" office:value="201750" calcext:value-type="float">
            <text:p>201750</text:p>
          </table:table-cell>
          <table:table-cell table:style-name="ce3" table:formula="of:=[.F1206]-[.H1206]" office:value-type="float" office:value="1034" calcext:value-type="float">
            <text:p>+103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625" calcext:value-type="float">
            <text:p>625</text:p>
          </table:table-cell>
          <table:table-cell office:value-type="float" office:value="202716" calcext:value-type="float">
            <text:p>202716</text:p>
          </table:table-cell>
          <table:table-cell office:value-type="float" office:value="202859" calcext:value-type="float">
            <text:p>202859</text:p>
          </table:table-cell>
          <table:table-cell office:value-type="float" office:value="202781" calcext:value-type="float">
            <text:p>202781</text:p>
          </table:table-cell>
          <table:table-cell office:value-type="float" office:value="143" calcext:value-type="float">
            <text:p>143</text:p>
          </table:table-cell>
          <table:table-cell table:style-name="ce2" table:formula="of:=[.$C$1]+([.A1207]*[.$F$1]) + ([.C1207]*[.$F$2])" office:value-type="float" office:value="204375" calcext:value-type="float">
            <text:p>204375</text:p>
          </table:table-cell>
          <table:table-cell table:style-name="ce3" table:formula="of:=[.F1207]-[.H1207]" office:value-type="float" office:value="-1594" calcext:value-type="float">
            <text:p>-1594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50" calcext:value-type="float">
            <text:p>650</text:p>
          </table:table-cell>
          <table:table-cell office:value-type="float" office:value="208775" calcext:value-type="float">
            <text:p>208775</text:p>
          </table:table-cell>
          <table:table-cell office:value-type="float" office:value="208984" calcext:value-type="float">
            <text:p>208984</text:p>
          </table:table-cell>
          <table:table-cell office:value-type="float" office:value="208867" calcext:value-type="float">
            <text:p>208867</text:p>
          </table:table-cell>
          <table:table-cell office:value-type="float" office:value="209" calcext:value-type="float">
            <text:p>209</text:p>
          </table:table-cell>
          <table:table-cell table:style-name="ce2" table:formula="of:=[.$C$1]+([.A1208]*[.$F$1]) + ([.C1208]*[.$F$2])" office:value-type="float" office:value="207000" calcext:value-type="float">
            <text:p>207000</text:p>
          </table:table-cell>
          <table:table-cell table:style-name="ce3" table:formula="of:=[.F1208]-[.H1208]" office:value-type="float" office:value="1867" calcext:value-type="float">
            <text:p>+1867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75" calcext:value-type="float">
            <text:p>675</text:p>
          </table:table-cell>
          <table:table-cell office:value-type="float" office:value="208774" calcext:value-type="float">
            <text:p>208774</text:p>
          </table:table-cell>
          <table:table-cell office:value-type="float" office:value="208951" calcext:value-type="float">
            <text:p>208951</text:p>
          </table:table-cell>
          <table:table-cell office:value-type="float" office:value="208883" calcext:value-type="float">
            <text:p>208883</text:p>
          </table:table-cell>
          <table:table-cell office:value-type="float" office:value="177" calcext:value-type="float">
            <text:p>177</text:p>
          </table:table-cell>
          <table:table-cell table:style-name="ce2" table:formula="of:=[.$C$1]+([.A1209]*[.$F$1]) + ([.C1209]*[.$F$2])" office:value-type="float" office:value="209625" calcext:value-type="float">
            <text:p>209625</text:p>
          </table:table-cell>
          <table:table-cell table:style-name="ce3" table:formula="of:=[.F1209]-[.H1209]" office:value-type="float" office:value="-742" calcext:value-type="float">
            <text:p>-74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700" calcext:value-type="float">
            <text:p>700</text:p>
          </table:table-cell>
          <table:table-cell office:value-type="float" office:value="208856" calcext:value-type="float">
            <text:p>208856</text:p>
          </table:table-cell>
          <table:table-cell office:value-type="float" office:value="208927" calcext:value-type="float">
            <text:p>208927</text:p>
          </table:table-cell>
          <table:table-cell office:value-type="float" office:value="208900" calcext:value-type="float">
            <text:p>208900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1210]*[.$F$1]) + ([.C1210]*[.$F$2])" office:value-type="float" office:value="212250" calcext:value-type="float">
            <text:p>212250</text:p>
          </table:table-cell>
          <table:table-cell table:style-name="ce3" table:formula="of:=[.F1210]-[.H1210]" office:value-type="float" office:value="-3350" calcext:value-type="float">
            <text:p>-335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725" calcext:value-type="float">
            <text:p>725</text:p>
          </table:table-cell>
          <table:table-cell office:value-type="float" office:value="214812" calcext:value-type="float">
            <text:p>214812</text:p>
          </table:table-cell>
          <table:table-cell office:value-type="float" office:value="215038" calcext:value-type="float">
            <text:p>215038</text:p>
          </table:table-cell>
          <table:table-cell office:value-type="float" office:value="214939" calcext:value-type="float">
            <text:p>214939</text:p>
          </table:table-cell>
          <table:table-cell office:value-type="float" office:value="226" calcext:value-type="float">
            <text:p>226</text:p>
          </table:table-cell>
          <table:table-cell table:style-name="ce2" table:formula="of:=[.$C$1]+([.A1211]*[.$F$1]) + ([.C1211]*[.$F$2])" office:value-type="float" office:value="214875" calcext:value-type="float">
            <text:p>214875</text:p>
          </table:table-cell>
          <table:table-cell table:style-name="ce3" table:formula="of:=[.F1211]-[.H1211]" office:value-type="float" office:value="64" calcext:value-type="float">
            <text:p>+64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office:value-type="float" office:value="214902" calcext:value-type="float">
            <text:p>214902</text:p>
          </table:table-cell>
          <table:table-cell office:value-type="float" office:value="215079" calcext:value-type="float">
            <text:p>215079</text:p>
          </table:table-cell>
          <table:table-cell office:value-type="float" office:value="215015" calcext:value-type="float">
            <text:p>215015</text:p>
          </table:table-cell>
          <table:table-cell office:value-type="float" office:value="177" calcext:value-type="float">
            <text:p>177</text:p>
          </table:table-cell>
          <table:table-cell table:style-name="ce2" table:formula="of:=[.$C$1]+([.A1212]*[.$F$1]) + ([.C1212]*[.$F$2])" office:value-type="float" office:value="217500" calcext:value-type="float">
            <text:p>217500</text:p>
          </table:table-cell>
          <table:table-cell table:style-name="ce3" table:formula="of:=[.F1212]-[.H1212]" office:value-type="float" office:value="-2485" calcext:value-type="float">
            <text:p>-2485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775" calcext:value-type="float">
            <text:p>775</text:p>
          </table:table-cell>
          <table:table-cell office:value-type="float" office:value="221068" calcext:value-type="float">
            <text:p>221068</text:p>
          </table:table-cell>
          <table:table-cell office:value-type="float" office:value="221191" calcext:value-type="float">
            <text:p>221191</text:p>
          </table:table-cell>
          <table:table-cell office:value-type="float" office:value="221126" calcext:value-type="float">
            <text:p>221126</text:p>
          </table:table-cell>
          <table:table-cell office:value-type="float" office:value="123" calcext:value-type="float">
            <text:p>123</text:p>
          </table:table-cell>
          <table:table-cell table:style-name="ce2" table:formula="of:=[.$C$1]+([.A1213]*[.$F$1]) + ([.C1213]*[.$F$2])" office:value-type="float" office:value="220125" calcext:value-type="float">
            <text:p>220125</text:p>
          </table:table-cell>
          <table:table-cell table:style-name="ce3" table:formula="of:=[.F1213]-[.H1213]" office:value-type="float" office:value="1001" calcext:value-type="float">
            <text:p>+100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221021" calcext:value-type="float">
            <text:p>221021</text:p>
          </table:table-cell>
          <table:table-cell office:value-type="float" office:value="221213" calcext:value-type="float">
            <text:p>221213</text:p>
          </table:table-cell>
          <table:table-cell office:value-type="float" office:value="221134" calcext:value-type="float">
            <text:p>221134</text:p>
          </table:table-cell>
          <table:table-cell office:value-type="float" office:value="192" calcext:value-type="float">
            <text:p>192</text:p>
          </table:table-cell>
          <table:table-cell table:style-name="ce2" table:formula="of:=[.$C$1]+([.A1214]*[.$F$1]) + ([.C1214]*[.$F$2])" office:value-type="float" office:value="222750" calcext:value-type="float">
            <text:p>222750</text:p>
          </table:table-cell>
          <table:table-cell table:style-name="ce3" table:formula="of:=[.F1214]-[.H1214]" office:value-type="float" office:value="-1616" calcext:value-type="float">
            <text:p>-161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25" calcext:value-type="float">
            <text:p>825</text:p>
          </table:table-cell>
          <table:table-cell office:value-type="float" office:value="227172" calcext:value-type="float">
            <text:p>227172</text:p>
          </table:table-cell>
          <table:table-cell office:value-type="float" office:value="227296" calcext:value-type="float">
            <text:p>227296</text:p>
          </table:table-cell>
          <table:table-cell office:value-type="float" office:value="227225" calcext:value-type="float">
            <text:p>227225</text:p>
          </table:table-cell>
          <table:table-cell office:value-type="float" office:value="124" calcext:value-type="float">
            <text:p>124</text:p>
          </table:table-cell>
          <table:table-cell table:style-name="ce2" table:formula="of:=[.$C$1]+([.A1215]*[.$F$1]) + ([.C1215]*[.$F$2])" office:value-type="float" office:value="225375" calcext:value-type="float">
            <text:p>225375</text:p>
          </table:table-cell>
          <table:table-cell table:style-name="ce3" table:formula="of:=[.F1215]-[.H1215]" office:value-type="float" office:value="1850" calcext:value-type="float">
            <text:p>+185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850" calcext:value-type="float">
            <text:p>850</text:p>
          </table:table-cell>
          <table:table-cell office:value-type="float" office:value="227178" calcext:value-type="float">
            <text:p>227178</text:p>
          </table:table-cell>
          <table:table-cell office:value-type="float" office:value="227307" calcext:value-type="float">
            <text:p>227307</text:p>
          </table:table-cell>
          <table:table-cell office:value-type="float" office:value="227243" calcext:value-type="float">
            <text:p>227243</text:p>
          </table:table-cell>
          <table:table-cell office:value-type="float" office:value="129" calcext:value-type="float">
            <text:p>129</text:p>
          </table:table-cell>
          <table:table-cell table:style-name="ce2" table:formula="of:=[.$C$1]+([.A1216]*[.$F$1]) + ([.C1216]*[.$F$2])" office:value-type="float" office:value="228000" calcext:value-type="float">
            <text:p>228000</text:p>
          </table:table-cell>
          <table:table-cell table:style-name="ce3" table:formula="of:=[.F1216]-[.H1216]" office:value-type="float" office:value="-757" calcext:value-type="float">
            <text:p>-757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75" calcext:value-type="float">
            <text:p>875</text:p>
          </table:table-cell>
          <table:table-cell office:value-type="float" office:value="227103" calcext:value-type="float">
            <text:p>227103</text:p>
          </table:table-cell>
          <table:table-cell office:value-type="float" office:value="227221" calcext:value-type="float">
            <text:p>227221</text:p>
          </table:table-cell>
          <table:table-cell office:value-type="float" office:value="227158" calcext:value-type="float">
            <text:p>227158</text:p>
          </table:table-cell>
          <table:table-cell office:value-type="float" office:value="118" calcext:value-type="float">
            <text:p>118</text:p>
          </table:table-cell>
          <table:table-cell table:style-name="ce2" table:formula="of:=[.$C$1]+([.A1217]*[.$F$1]) + ([.C1217]*[.$F$2])" office:value-type="float" office:value="230625" calcext:value-type="float">
            <text:p>230625</text:p>
          </table:table-cell>
          <table:table-cell table:style-name="ce3" table:formula="of:=[.F1217]-[.H1217]" office:value-type="float" office:value="-3467" calcext:value-type="float">
            <text:p>-3467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office:value-type="float" office:value="233235" calcext:value-type="float">
            <text:p>233235</text:p>
          </table:table-cell>
          <table:table-cell office:value-type="float" office:value="233373" calcext:value-type="float">
            <text:p>233373</text:p>
          </table:table-cell>
          <table:table-cell office:value-type="float" office:value="233303" calcext:value-type="float">
            <text:p>233303</text:p>
          </table:table-cell>
          <table:table-cell office:value-type="float" office:value="138" calcext:value-type="float">
            <text:p>138</text:p>
          </table:table-cell>
          <table:table-cell table:style-name="ce2" table:formula="of:=[.$C$1]+([.A1218]*[.$F$1]) + ([.C1218]*[.$F$2])" office:value-type="float" office:value="233250" calcext:value-type="float">
            <text:p>233250</text:p>
          </table:table-cell>
          <table:table-cell table:style-name="ce3" table:formula="of:=[.F1218]-[.H1218]" office:value-type="float" office:value="53" calcext:value-type="float">
            <text:p>+53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925" calcext:value-type="float">
            <text:p>925</text:p>
          </table:table-cell>
          <table:table-cell office:value-type="float" office:value="233176" calcext:value-type="float">
            <text:p>233176</text:p>
          </table:table-cell>
          <table:table-cell office:value-type="float" office:value="233266" calcext:value-type="float">
            <text:p>233266</text:p>
          </table:table-cell>
          <table:table-cell office:value-type="float" office:value="233225" calcext:value-type="float">
            <text:p>233225</text:p>
          </table:table-cell>
          <table:table-cell office:value-type="float" office:value="90" calcext:value-type="float">
            <text:p>90</text:p>
          </table:table-cell>
          <table:table-cell table:style-name="ce2" table:formula="of:=[.$C$1]+([.A1219]*[.$F$1]) + ([.C1219]*[.$F$2])" office:value-type="float" office:value="235875" calcext:value-type="float">
            <text:p>235875</text:p>
          </table:table-cell>
          <table:table-cell table:style-name="ce3" table:formula="of:=[.F1219]-[.H1219]" office:value-type="float" office:value="-2650" calcext:value-type="float">
            <text:p>-265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950" calcext:value-type="float">
            <text:p>950</text:p>
          </table:table-cell>
          <table:table-cell office:value-type="float" office:value="239419" calcext:value-type="float">
            <text:p>239419</text:p>
          </table:table-cell>
          <table:table-cell office:value-type="float" office:value="239523" calcext:value-type="float">
            <text:p>239523</text:p>
          </table:table-cell>
          <table:table-cell office:value-type="float" office:value="239473" calcext:value-type="float">
            <text:p>239473</text:p>
          </table:table-cell>
          <table:table-cell office:value-type="float" office:value="104" calcext:value-type="float">
            <text:p>104</text:p>
          </table:table-cell>
          <table:table-cell table:style-name="ce2" table:formula="of:=[.$C$1]+([.A1220]*[.$F$1]) + ([.C1220]*[.$F$2])" office:value-type="float" office:value="238500" calcext:value-type="float">
            <text:p>238500</text:p>
          </table:table-cell>
          <table:table-cell table:style-name="ce3" table:formula="of:=[.F1220]-[.H1220]" office:value-type="float" office:value="973" calcext:value-type="float">
            <text:p>+973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975" calcext:value-type="float">
            <text:p>975</text:p>
          </table:table-cell>
          <table:table-cell office:value-type="float" office:value="239289" calcext:value-type="float">
            <text:p>239289</text:p>
          </table:table-cell>
          <table:table-cell office:value-type="float" office:value="239462" calcext:value-type="float">
            <text:p>239462</text:p>
          </table:table-cell>
          <table:table-cell office:value-type="float" office:value="239358" calcext:value-type="float">
            <text:p>239358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1221]*[.$F$1]) + ([.C1221]*[.$F$2])" office:value-type="float" office:value="241125" calcext:value-type="float">
            <text:p>241125</text:p>
          </table:table-cell>
          <table:table-cell table:style-name="ce3" table:formula="of:=[.F1221]-[.H1221]" office:value-type="float" office:value="-1767" calcext:value-type="float">
            <text:p>-1767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245394" calcext:value-type="float">
            <text:p>245394</text:p>
          </table:table-cell>
          <table:table-cell office:value-type="float" office:value="245567" calcext:value-type="float">
            <text:p>245567</text:p>
          </table:table-cell>
          <table:table-cell office:value-type="float" office:value="245487" calcext:value-type="float">
            <text:p>245487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1222]*[.$F$1]) + ([.C1222]*[.$F$2])" office:value-type="float" office:value="243750" calcext:value-type="float">
            <text:p>243750</text:p>
          </table:table-cell>
          <table:table-cell table:style-name="ce3" table:formula="of:=[.F1222]-[.H1222]" office:value-type="float" office:value="1737" calcext:value-type="float">
            <text:p>+1737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025" calcext:value-type="float">
            <text:p>1025</text:p>
          </table:table-cell>
          <table:table-cell office:value-type="float" office:value="245426" calcext:value-type="float">
            <text:p>245426</text:p>
          </table:table-cell>
          <table:table-cell office:value-type="float" office:value="245508" calcext:value-type="float">
            <text:p>245508</text:p>
          </table:table-cell>
          <table:table-cell office:value-type="float" office:value="245480" calcext:value-type="float">
            <text:p>245480</text:p>
          </table:table-cell>
          <table:table-cell office:value-type="float" office:value="82" calcext:value-type="float">
            <text:p>82</text:p>
          </table:table-cell>
          <table:table-cell table:style-name="ce2" table:formula="of:=[.$C$1]+([.A1223]*[.$F$1]) + ([.C1223]*[.$F$2])" office:value-type="float" office:value="246375" calcext:value-type="float">
            <text:p>246375</text:p>
          </table:table-cell>
          <table:table-cell table:style-name="ce3" table:formula="of:=[.F1223]-[.H1223]" office:value-type="float" office:value="-895" calcext:value-type="float">
            <text:p>-895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050" calcext:value-type="float">
            <text:p>1050</text:p>
          </table:table-cell>
          <table:table-cell office:value-type="float" office:value="245462" calcext:value-type="float">
            <text:p>245462</text:p>
          </table:table-cell>
          <table:table-cell office:value-type="float" office:value="245616" calcext:value-type="float">
            <text:p>245616</text:p>
          </table:table-cell>
          <table:table-cell office:value-type="float" office:value="245564" calcext:value-type="float">
            <text:p>245564</text:p>
          </table:table-cell>
          <table:table-cell office:value-type="float" office:value="154" calcext:value-type="float">
            <text:p>154</text:p>
          </table:table-cell>
          <table:table-cell table:style-name="ce2" table:formula="of:=[.$C$1]+([.A1224]*[.$F$1]) + ([.C1224]*[.$F$2])" office:value-type="float" office:value="249000" calcext:value-type="float">
            <text:p>249000</text:p>
          </table:table-cell>
          <table:table-cell table:style-name="ce3" table:formula="of:=[.F1224]-[.H1224]" office:value-type="float" office:value="-3436" calcext:value-type="float">
            <text:p>-343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075" calcext:value-type="float">
            <text:p>1075</text:p>
          </table:table-cell>
          <table:table-cell office:value-type="float" office:value="251525" calcext:value-type="float">
            <text:p>251525</text:p>
          </table:table-cell>
          <table:table-cell office:value-type="float" office:value="251730" calcext:value-type="float">
            <text:p>251730</text:p>
          </table:table-cell>
          <table:table-cell office:value-type="float" office:value="251626" calcext:value-type="float">
            <text:p>251626</text:p>
          </table:table-cell>
          <table:table-cell office:value-type="float" office:value="205" calcext:value-type="float">
            <text:p>205</text:p>
          </table:table-cell>
          <table:table-cell table:style-name="ce2" table:formula="of:=[.$C$1]+([.A1225]*[.$F$1]) + ([.C1225]*[.$F$2])" office:value-type="float" office:value="251625" calcext:value-type="float">
            <text:p>251625</text:p>
          </table:table-cell>
          <table:table-cell table:style-name="ce3" table:formula="of:=[.F1225]-[.H1225]" office:value-type="float" office:value="1" calcext:value-type="float">
            <text:p>+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100" calcext:value-type="float">
            <text:p>1100</text:p>
          </table:table-cell>
          <table:table-cell office:value-type="float" office:value="251529" calcext:value-type="float">
            <text:p>251529</text:p>
          </table:table-cell>
          <table:table-cell office:value-type="float" office:value="251704" calcext:value-type="float">
            <text:p>251704</text:p>
          </table:table-cell>
          <table:table-cell office:value-type="float" office:value="251630" calcext:value-type="float">
            <text:p>251630</text:p>
          </table:table-cell>
          <table:table-cell office:value-type="float" office:value="175" calcext:value-type="float">
            <text:p>175</text:p>
          </table:table-cell>
          <table:table-cell table:style-name="ce2" table:formula="of:=[.$C$1]+([.A1226]*[.$F$1]) + ([.C1226]*[.$F$2])" office:value-type="float" office:value="254250" calcext:value-type="float">
            <text:p>254250</text:p>
          </table:table-cell>
          <table:table-cell table:style-name="ce3" table:formula="of:=[.F1226]-[.H1226]" office:value-type="float" office:value="-2620" calcext:value-type="float">
            <text:p>-262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125" calcext:value-type="float">
            <text:p>1125</text:p>
          </table:table-cell>
          <table:table-cell office:value-type="float" office:value="257602" calcext:value-type="float">
            <text:p>257602</text:p>
          </table:table-cell>
          <table:table-cell office:value-type="float" office:value="257744" calcext:value-type="float">
            <text:p>257744</text:p>
          </table:table-cell>
          <table:table-cell office:value-type="float" office:value="257674" calcext:value-type="float">
            <text:p>257674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1227]*[.$F$1]) + ([.C1227]*[.$F$2])" office:value-type="float" office:value="256875" calcext:value-type="float">
            <text:p>256875</text:p>
          </table:table-cell>
          <table:table-cell table:style-name="ce3" table:formula="of:=[.F1227]-[.H1227]" office:value-type="float" office:value="799" calcext:value-type="float">
            <text:p>+799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150" calcext:value-type="float">
            <text:p>1150</text:p>
          </table:table-cell>
          <table:table-cell office:value-type="float" office:value="257634" calcext:value-type="float">
            <text:p>257634</text:p>
          </table:table-cell>
          <table:table-cell office:value-type="float" office:value="257817" calcext:value-type="float">
            <text:p>257817</text:p>
          </table:table-cell>
          <table:table-cell office:value-type="float" office:value="257711" calcext:value-type="float">
            <text:p>257711</text:p>
          </table:table-cell>
          <table:table-cell office:value-type="float" office:value="183" calcext:value-type="float">
            <text:p>183</text:p>
          </table:table-cell>
          <table:table-cell table:style-name="ce2" table:formula="of:=[.$C$1]+([.A1228]*[.$F$1]) + ([.C1228]*[.$F$2])" office:value-type="float" office:value="259500" calcext:value-type="float">
            <text:p>259500</text:p>
          </table:table-cell>
          <table:table-cell table:style-name="ce3" table:formula="of:=[.F1228]-[.H1228]" office:value-type="float" office:value="-1789" calcext:value-type="float">
            <text:p>-1789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175" calcext:value-type="float">
            <text:p>1175</text:p>
          </table:table-cell>
          <table:table-cell office:value-type="float" office:value="263750" calcext:value-type="float">
            <text:p>263750</text:p>
          </table:table-cell>
          <table:table-cell office:value-type="float" office:value="263936" calcext:value-type="float">
            <text:p>263936</text:p>
          </table:table-cell>
          <table:table-cell office:value-type="float" office:value="263838" calcext:value-type="float">
            <text:p>263838</text:p>
          </table:table-cell>
          <table:table-cell office:value-type="float" office:value="186" calcext:value-type="float">
            <text:p>186</text:p>
          </table:table-cell>
          <table:table-cell table:style-name="ce2" table:formula="of:=[.$C$1]+([.A1229]*[.$F$1]) + ([.C1229]*[.$F$2])" office:value-type="float" office:value="262125" calcext:value-type="float">
            <text:p>262125</text:p>
          </table:table-cell>
          <table:table-cell table:style-name="ce3" table:formula="of:=[.F1229]-[.H1229]" office:value-type="float" office:value="1713" calcext:value-type="float">
            <text:p>+1713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200" calcext:value-type="float">
            <text:p>1200</text:p>
          </table:table-cell>
          <table:table-cell office:value-type="float" office:value="263764" calcext:value-type="float">
            <text:p>263764</text:p>
          </table:table-cell>
          <table:table-cell office:value-type="float" office:value="263866" calcext:value-type="float">
            <text:p>263866</text:p>
          </table:table-cell>
          <table:table-cell office:value-type="float" office:value="263808" calcext:value-type="float">
            <text:p>263808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1230]*[.$F$1]) + ([.C1230]*[.$F$2])" office:value-type="float" office:value="264750" calcext:value-type="float">
            <text:p>264750</text:p>
          </table:table-cell>
          <table:table-cell table:style-name="ce3" table:formula="of:=[.F1230]-[.H1230]" office:value-type="float" office:value="-942" calcext:value-type="float">
            <text:p>-94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225" calcext:value-type="float">
            <text:p>1225</text:p>
          </table:table-cell>
          <table:table-cell office:value-type="float" office:value="263745" calcext:value-type="float">
            <text:p>263745</text:p>
          </table:table-cell>
          <table:table-cell office:value-type="float" office:value="263843" calcext:value-type="float">
            <text:p>263843</text:p>
          </table:table-cell>
          <table:table-cell office:value-type="float" office:value="263800" calcext:value-type="float">
            <text:p>263800</text:p>
          </table:table-cell>
          <table:table-cell office:value-type="float" office:value="98" calcext:value-type="float">
            <text:p>98</text:p>
          </table:table-cell>
          <table:table-cell table:style-name="ce2" table:formula="of:=[.$C$1]+([.A1231]*[.$F$1]) + ([.C1231]*[.$F$2])" office:value-type="float" office:value="267375" calcext:value-type="float">
            <text:p>267375</text:p>
          </table:table-cell>
          <table:table-cell table:style-name="ce3" table:formula="of:=[.F1231]-[.H1231]" office:value-type="float" office:value="-3575" calcext:value-type="float">
            <text:p>-357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47029" calcext:value-type="float">
            <text:p>147029</text:p>
          </table:table-cell>
          <table:table-cell office:value-type="float" office:value="147226" calcext:value-type="float">
            <text:p>147226</text:p>
          </table:table-cell>
          <table:table-cell office:value-type="float" office:value="147110" calcext:value-type="float">
            <text:p>147110</text:p>
          </table:table-cell>
          <table:table-cell office:value-type="float" office:value="197" calcext:value-type="float">
            <text:p>197</text:p>
          </table:table-cell>
          <table:table-cell table:style-name="ce2" table:formula="of:=[.$C$1]+([.A1232]*[.$F$1]) + ([.C1232]*[.$F$2])" office:value-type="float" office:value="146730" calcext:value-type="float">
            <text:p>146730</text:p>
          </table:table-cell>
          <table:table-cell table:style-name="ce3" table:formula="of:=[.F1232]-[.H1232]" office:value-type="float" office:value="380" calcext:value-type="float">
            <text:p>+380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47017" calcext:value-type="float">
            <text:p>147017</text:p>
          </table:table-cell>
          <table:table-cell office:value-type="float" office:value="147227" calcext:value-type="float">
            <text:p>147227</text:p>
          </table:table-cell>
          <table:table-cell office:value-type="float" office:value="147096" calcext:value-type="float">
            <text:p>147096</text:p>
          </table:table-cell>
          <table:table-cell office:value-type="float" office:value="210" calcext:value-type="float">
            <text:p>210</text:p>
          </table:table-cell>
          <table:table-cell table:style-name="ce2" table:formula="of:=[.$C$1]+([.A1233]*[.$F$1]) + ([.C1233]*[.$F$2])" office:value-type="float" office:value="149460" calcext:value-type="float">
            <text:p>149460</text:p>
          </table:table-cell>
          <table:table-cell table:style-name="ce3" table:formula="of:=[.F1233]-[.H1233]" office:value-type="float" office:value="-2364" calcext:value-type="float">
            <text:p>-236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53446" calcext:value-type="float">
            <text:p>153446</text:p>
          </table:table-cell>
          <table:table-cell office:value-type="float" office:value="153550" calcext:value-type="float">
            <text:p>153550</text:p>
          </table:table-cell>
          <table:table-cell office:value-type="float" office:value="153491" calcext:value-type="float">
            <text:p>153491</text:p>
          </table:table-cell>
          <table:table-cell office:value-type="float" office:value="104" calcext:value-type="float">
            <text:p>104</text:p>
          </table:table-cell>
          <table:table-cell table:style-name="ce2" table:formula="of:=[.$C$1]+([.A1234]*[.$F$1]) + ([.C1234]*[.$F$2])" office:value-type="float" office:value="152190" calcext:value-type="float">
            <text:p>152190</text:p>
          </table:table-cell>
          <table:table-cell table:style-name="ce3" table:formula="of:=[.F1234]-[.H1234]" office:value-type="float" office:value="1301" calcext:value-type="float">
            <text:p>+130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53380" calcext:value-type="float">
            <text:p>153380</text:p>
          </table:table-cell>
          <table:table-cell office:value-type="float" office:value="153583" calcext:value-type="float">
            <text:p>153583</text:p>
          </table:table-cell>
          <table:table-cell office:value-type="float" office:value="153495" calcext:value-type="float">
            <text:p>153495</text:p>
          </table:table-cell>
          <table:table-cell office:value-type="float" office:value="203" calcext:value-type="float">
            <text:p>203</text:p>
          </table:table-cell>
          <table:table-cell table:style-name="ce2" table:formula="of:=[.$C$1]+([.A1235]*[.$F$1]) + ([.C1235]*[.$F$2])" office:value-type="float" office:value="154920" calcext:value-type="float">
            <text:p>154920</text:p>
          </table:table-cell>
          <table:table-cell table:style-name="ce3" table:formula="of:=[.F1235]-[.H1235]" office:value-type="float" office:value="-1425" calcext:value-type="float">
            <text:p>-142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59766" calcext:value-type="float">
            <text:p>159766</text:p>
          </table:table-cell>
          <table:table-cell office:value-type="float" office:value="159911" calcext:value-type="float">
            <text:p>159911</text:p>
          </table:table-cell>
          <table:table-cell office:value-type="float" office:value="159851" calcext:value-type="float">
            <text:p>159851</text:p>
          </table:table-cell>
          <table:table-cell office:value-type="float" office:value="145" calcext:value-type="float">
            <text:p>145</text:p>
          </table:table-cell>
          <table:table-cell table:style-name="ce2" table:formula="of:=[.$C$1]+([.A1236]*[.$F$1]) + ([.C1236]*[.$F$2])" office:value-type="float" office:value="157650" calcext:value-type="float">
            <text:p>157650</text:p>
          </table:table-cell>
          <table:table-cell table:style-name="ce3" table:formula="of:=[.F1236]-[.H1236]" office:value-type="float" office:value="2201" calcext:value-type="float">
            <text:p>+220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59742" calcext:value-type="float">
            <text:p>159742</text:p>
          </table:table-cell>
          <table:table-cell office:value-type="float" office:value="159889" calcext:value-type="float">
            <text:p>159889</text:p>
          </table:table-cell>
          <table:table-cell office:value-type="float" office:value="159839" calcext:value-type="float">
            <text:p>159839</text:p>
          </table:table-cell>
          <table:table-cell office:value-type="float" office:value="147" calcext:value-type="float">
            <text:p>147</text:p>
          </table:table-cell>
          <table:table-cell table:style-name="ce2" table:formula="of:=[.$C$1]+([.A1237]*[.$F$1]) + ([.C1237]*[.$F$2])" office:value-type="float" office:value="160380" calcext:value-type="float">
            <text:p>160380</text:p>
          </table:table-cell>
          <table:table-cell table:style-name="ce3" table:formula="of:=[.F1237]-[.H1237]" office:value-type="float" office:value="-541" calcext:value-type="float">
            <text:p>-54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159779" calcext:value-type="float">
            <text:p>159779</text:p>
          </table:table-cell>
          <table:table-cell office:value-type="float" office:value="159878" calcext:value-type="float">
            <text:p>159878</text:p>
          </table:table-cell>
          <table:table-cell office:value-type="float" office:value="159816" calcext:value-type="float">
            <text:p>159816</text:p>
          </table:table-cell>
          <table:table-cell office:value-type="float" office:value="99" calcext:value-type="float">
            <text:p>99</text:p>
          </table:table-cell>
          <table:table-cell table:style-name="ce2" table:formula="of:=[.$C$1]+([.A1238]*[.$F$1]) + ([.C1238]*[.$F$2])" office:value-type="float" office:value="163110" calcext:value-type="float">
            <text:p>163110</text:p>
          </table:table-cell>
          <table:table-cell table:style-name="ce3" table:formula="of:=[.F1238]-[.H1238]" office:value-type="float" office:value="-3294" calcext:value-type="float">
            <text:p>-329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float" office:value="166042" calcext:value-type="float">
            <text:p>166042</text:p>
          </table:table-cell>
          <table:table-cell office:value-type="float" office:value="166265" calcext:value-type="float">
            <text:p>166265</text:p>
          </table:table-cell>
          <table:table-cell office:value-type="float" office:value="166140" calcext:value-type="float">
            <text:p>166140</text:p>
          </table:table-cell>
          <table:table-cell office:value-type="float" office:value="223" calcext:value-type="float">
            <text:p>223</text:p>
          </table:table-cell>
          <table:table-cell table:style-name="ce2" table:formula="of:=[.$C$1]+([.A1239]*[.$F$1]) + ([.C1239]*[.$F$2])" office:value-type="float" office:value="165840" calcext:value-type="float">
            <text:p>165840</text:p>
          </table:table-cell>
          <table:table-cell table:style-name="ce3" table:formula="of:=[.F1239]-[.H1239]" office:value-type="float" office:value="300" calcext:value-type="float">
            <text:p>+300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166011" calcext:value-type="float">
            <text:p>166011</text:p>
          </table:table-cell>
          <table:table-cell office:value-type="float" office:value="166114" calcext:value-type="float">
            <text:p>166114</text:p>
          </table:table-cell>
          <table:table-cell office:value-type="float" office:value="166055" calcext:value-type="float">
            <text:p>166055</text:p>
          </table:table-cell>
          <table:table-cell office:value-type="float" office:value="103" calcext:value-type="float">
            <text:p>103</text:p>
          </table:table-cell>
          <table:table-cell table:style-name="ce2" table:formula="of:=[.$C$1]+([.A1240]*[.$F$1]) + ([.C1240]*[.$F$2])" office:value-type="float" office:value="168570" calcext:value-type="float">
            <text:p>168570</text:p>
          </table:table-cell>
          <table:table-cell table:style-name="ce3" table:formula="of:=[.F1240]-[.H1240]" office:value-type="float" office:value="-2515" calcext:value-type="float">
            <text:p>-251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172404" calcext:value-type="float">
            <text:p>172404</text:p>
          </table:table-cell>
          <table:table-cell office:value-type="float" office:value="172506" calcext:value-type="float">
            <text:p>172506</text:p>
          </table:table-cell>
          <table:table-cell office:value-type="float" office:value="172462" calcext:value-type="float">
            <text:p>172462</text:p>
          </table:table-cell>
          <table:table-cell office:value-type="float" office:value="102" calcext:value-type="float">
            <text:p>102</text:p>
          </table:table-cell>
          <table:table-cell table:style-name="ce2" table:formula="of:=[.$C$1]+([.A1241]*[.$F$1]) + ([.C1241]*[.$F$2])" office:value-type="float" office:value="171300" calcext:value-type="float">
            <text:p>171300</text:p>
          </table:table-cell>
          <table:table-cell table:style-name="ce3" table:formula="of:=[.F1241]-[.H1241]" office:value-type="float" office:value="1162" calcext:value-type="float">
            <text:p>+1162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86" calcext:value-type="float">
            <text:p>286</text:p>
          </table:table-cell>
          <table:table-cell office:value-type="float" office:value="172344" calcext:value-type="float">
            <text:p>172344</text:p>
          </table:table-cell>
          <table:table-cell office:value-type="float" office:value="172510" calcext:value-type="float">
            <text:p>172510</text:p>
          </table:table-cell>
          <table:table-cell office:value-type="float" office:value="172422" calcext:value-type="float">
            <text:p>172422</text:p>
          </table:table-cell>
          <table:table-cell office:value-type="float" office:value="166" calcext:value-type="float">
            <text:p>166</text:p>
          </table:table-cell>
          <table:table-cell table:style-name="ce2" table:formula="of:=[.$C$1]+([.A1242]*[.$F$1]) + ([.C1242]*[.$F$2])" office:value-type="float" office:value="174030" calcext:value-type="float">
            <text:p>174030</text:p>
          </table:table-cell>
          <table:table-cell table:style-name="ce3" table:formula="of:=[.F1242]-[.H1242]" office:value-type="float" office:value="-1608" calcext:value-type="float">
            <text:p>-1608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12" calcext:value-type="float">
            <text:p>312</text:p>
          </table:table-cell>
          <table:table-cell office:value-type="float" office:value="178841" calcext:value-type="float">
            <text:p>178841</text:p>
          </table:table-cell>
          <table:table-cell office:value-type="float" office:value="178912" calcext:value-type="float">
            <text:p>178912</text:p>
          </table:table-cell>
          <table:table-cell office:value-type="float" office:value="178872" calcext:value-type="float">
            <text:p>178872</text:p>
          </table:table-cell>
          <table:table-cell office:value-type="float" office:value="71" calcext:value-type="float">
            <text:p>71</text:p>
          </table:table-cell>
          <table:table-cell table:style-name="ce2" table:formula="of:=[.$C$1]+([.A1243]*[.$F$1]) + ([.C1243]*[.$F$2])" office:value-type="float" office:value="176760" calcext:value-type="float">
            <text:p>176760</text:p>
          </table:table-cell>
          <table:table-cell table:style-name="ce3" table:formula="of:=[.F1243]-[.H1243]" office:value-type="float" office:value="2112" calcext:value-type="float">
            <text:p>+2112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178698" calcext:value-type="float">
            <text:p>178698</text:p>
          </table:table-cell>
          <table:table-cell office:value-type="float" office:value="178771" calcext:value-type="float">
            <text:p>178771</text:p>
          </table:table-cell>
          <table:table-cell office:value-type="float" office:value="178737" calcext:value-type="float">
            <text:p>178737</text:p>
          </table:table-cell>
          <table:table-cell office:value-type="float" office:value="73" calcext:value-type="float">
            <text:p>73</text:p>
          </table:table-cell>
          <table:table-cell table:style-name="ce2" table:formula="of:=[.$C$1]+([.A1244]*[.$F$1]) + ([.C1244]*[.$F$2])" office:value-type="float" office:value="179490" calcext:value-type="float">
            <text:p>179490</text:p>
          </table:table-cell>
          <table:table-cell table:style-name="ce3" table:formula="of:=[.F1244]-[.H1244]" office:value-type="float" office:value="-753" calcext:value-type="float">
            <text:p>-753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64" calcext:value-type="float">
            <text:p>364</text:p>
          </table:table-cell>
          <table:table-cell office:value-type="float" office:value="178778" calcext:value-type="float">
            <text:p>178778</text:p>
          </table:table-cell>
          <table:table-cell office:value-type="float" office:value="178920" calcext:value-type="float">
            <text:p>178920</text:p>
          </table:table-cell>
          <table:table-cell office:value-type="float" office:value="178861" calcext:value-type="float">
            <text:p>178861</text:p>
          </table:table-cell>
          <table:table-cell office:value-type="float" office:value="142" calcext:value-type="float">
            <text:p>142</text:p>
          </table:table-cell>
          <table:table-cell table:style-name="ce2" table:formula="of:=[.$C$1]+([.A1245]*[.$F$1]) + ([.C1245]*[.$F$2])" office:value-type="float" office:value="182220" calcext:value-type="float">
            <text:p>182220</text:p>
          </table:table-cell>
          <table:table-cell table:style-name="ce3" table:formula="of:=[.F1245]-[.H1245]" office:value-type="float" office:value="-3359" calcext:value-type="float">
            <text:p>-3359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185059" calcext:value-type="float">
            <text:p>185059</text:p>
          </table:table-cell>
          <table:table-cell office:value-type="float" office:value="185271" calcext:value-type="float">
            <text:p>185271</text:p>
          </table:table-cell>
          <table:table-cell office:value-type="float" office:value="185142" calcext:value-type="float">
            <text:p>185142</text:p>
          </table:table-cell>
          <table:table-cell office:value-type="float" office:value="212" calcext:value-type="float">
            <text:p>212</text:p>
          </table:table-cell>
          <table:table-cell table:style-name="ce2" table:formula="of:=[.$C$1]+([.A1246]*[.$F$1]) + ([.C1246]*[.$F$2])" office:value-type="float" office:value="184950" calcext:value-type="float">
            <text:p>184950</text:p>
          </table:table-cell>
          <table:table-cell table:style-name="ce3" table:formula="of:=[.F1246]-[.H1246]" office:value-type="float" office:value="192" calcext:value-type="float">
            <text:p>+192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16" calcext:value-type="float">
            <text:p>416</text:p>
          </table:table-cell>
          <table:table-cell office:value-type="float" office:value="185132" calcext:value-type="float">
            <text:p>185132</text:p>
          </table:table-cell>
          <table:table-cell office:value-type="float" office:value="185213" calcext:value-type="float">
            <text:p>185213</text:p>
          </table:table-cell>
          <table:table-cell office:value-type="float" office:value="185176" calcext:value-type="float">
            <text:p>185176</text:p>
          </table:table-cell>
          <table:table-cell office:value-type="float" office:value="81" calcext:value-type="float">
            <text:p>81</text:p>
          </table:table-cell>
          <table:table-cell table:style-name="ce2" table:formula="of:=[.$C$1]+([.A1247]*[.$F$1]) + ([.C1247]*[.$F$2])" office:value-type="float" office:value="187680" calcext:value-type="float">
            <text:p>187680</text:p>
          </table:table-cell>
          <table:table-cell table:style-name="ce3" table:formula="of:=[.F1247]-[.H1247]" office:value-type="float" office:value="-2504" calcext:value-type="float">
            <text:p>-250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42" calcext:value-type="float">
            <text:p>442</text:p>
          </table:table-cell>
          <table:table-cell office:value-type="float" office:value="191392" calcext:value-type="float">
            <text:p>191392</text:p>
          </table:table-cell>
          <table:table-cell office:value-type="float" office:value="191493" calcext:value-type="float">
            <text:p>191493</text:p>
          </table:table-cell>
          <table:table-cell office:value-type="float" office:value="191455" calcext:value-type="float">
            <text:p>191455</text:p>
          </table:table-cell>
          <table:table-cell office:value-type="float" office:value="101" calcext:value-type="float">
            <text:p>101</text:p>
          </table:table-cell>
          <table:table-cell table:style-name="ce2" table:formula="of:=[.$C$1]+([.A1248]*[.$F$1]) + ([.C1248]*[.$F$2])" office:value-type="float" office:value="190410" calcext:value-type="float">
            <text:p>190410</text:p>
          </table:table-cell>
          <table:table-cell table:style-name="ce3" table:formula="of:=[.F1248]-[.H1248]" office:value-type="float" office:value="1045" calcext:value-type="float">
            <text:p>+104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68" calcext:value-type="float">
            <text:p>468</text:p>
          </table:table-cell>
          <table:table-cell office:value-type="float" office:value="191471" calcext:value-type="float">
            <text:p>191471</text:p>
          </table:table-cell>
          <table:table-cell office:value-type="float" office:value="191648" calcext:value-type="float">
            <text:p>191648</text:p>
          </table:table-cell>
          <table:table-cell office:value-type="float" office:value="191572" calcext:value-type="float">
            <text:p>191572</text:p>
          </table:table-cell>
          <table:table-cell office:value-type="float" office:value="177" calcext:value-type="float">
            <text:p>177</text:p>
          </table:table-cell>
          <table:table-cell table:style-name="ce2" table:formula="of:=[.$C$1]+([.A1249]*[.$F$1]) + ([.C1249]*[.$F$2])" office:value-type="float" office:value="193140" calcext:value-type="float">
            <text:p>193140</text:p>
          </table:table-cell>
          <table:table-cell table:style-name="ce3" table:formula="of:=[.F1249]-[.H1249]" office:value-type="float" office:value="-1568" calcext:value-type="float">
            <text:p>-1568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94" calcext:value-type="float">
            <text:p>494</text:p>
          </table:table-cell>
          <table:table-cell office:value-type="float" office:value="197782" calcext:value-type="float">
            <text:p>197782</text:p>
          </table:table-cell>
          <table:table-cell office:value-type="float" office:value="197963" calcext:value-type="float">
            <text:p>197963</text:p>
          </table:table-cell>
          <table:table-cell office:value-type="float" office:value="197881" calcext:value-type="float">
            <text:p>197881</text:p>
          </table:table-cell>
          <table:table-cell office:value-type="float" office:value="181" calcext:value-type="float">
            <text:p>181</text:p>
          </table:table-cell>
          <table:table-cell table:style-name="ce2" table:formula="of:=[.$C$1]+([.A1250]*[.$F$1]) + ([.C1250]*[.$F$2])" office:value-type="float" office:value="195870" calcext:value-type="float">
            <text:p>195870</text:p>
          </table:table-cell>
          <table:table-cell table:style-name="ce3" table:formula="of:=[.F1250]-[.H1250]" office:value-type="float" office:value="2011" calcext:value-type="float">
            <text:p>+201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office:value-type="float" office:value="197865" calcext:value-type="float">
            <text:p>197865</text:p>
          </table:table-cell>
          <table:table-cell office:value-type="float" office:value="198019" calcext:value-type="float">
            <text:p>198019</text:p>
          </table:table-cell>
          <table:table-cell office:value-type="float" office:value="197937" calcext:value-type="float">
            <text:p>197937</text:p>
          </table:table-cell>
          <table:table-cell office:value-type="float" office:value="154" calcext:value-type="float">
            <text:p>154</text:p>
          </table:table-cell>
          <table:table-cell table:style-name="ce2" table:formula="of:=[.$C$1]+([.A1251]*[.$F$1]) + ([.C1251]*[.$F$2])" office:value-type="float" office:value="198600" calcext:value-type="float">
            <text:p>198600</text:p>
          </table:table-cell>
          <table:table-cell table:style-name="ce3" table:formula="of:=[.F1251]-[.H1251]" office:value-type="float" office:value="-663" calcext:value-type="float">
            <text:p>-663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46" calcext:value-type="float">
            <text:p>546</text:p>
          </table:table-cell>
          <table:table-cell office:value-type="float" office:value="197885" calcext:value-type="float">
            <text:p>197885</text:p>
          </table:table-cell>
          <table:table-cell office:value-type="float" office:value="197978" calcext:value-type="float">
            <text:p>197978</text:p>
          </table:table-cell>
          <table:table-cell office:value-type="float" office:value="197939" calcext:value-type="float">
            <text:p>197939</text:p>
          </table:table-cell>
          <table:table-cell office:value-type="float" office:value="93" calcext:value-type="float">
            <text:p>93</text:p>
          </table:table-cell>
          <table:table-cell table:style-name="ce2" table:formula="of:=[.$C$1]+([.A1252]*[.$F$1]) + ([.C1252]*[.$F$2])" office:value-type="float" office:value="201330" calcext:value-type="float">
            <text:p>201330</text:p>
          </table:table-cell>
          <table:table-cell table:style-name="ce3" table:formula="of:=[.F1252]-[.H1252]" office:value-type="float" office:value="-3391" calcext:value-type="float">
            <text:p>-339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2" calcext:value-type="float">
            <text:p>572</text:p>
          </table:table-cell>
          <table:table-cell office:value-type="float" office:value="204269" calcext:value-type="float">
            <text:p>204269</text:p>
          </table:table-cell>
          <table:table-cell office:value-type="float" office:value="204341" calcext:value-type="float">
            <text:p>204341</text:p>
          </table:table-cell>
          <table:table-cell office:value-type="float" office:value="204294" calcext:value-type="float">
            <text:p>204294</text:p>
          </table:table-cell>
          <table:table-cell office:value-type="float" office:value="72" calcext:value-type="float">
            <text:p>72</text:p>
          </table:table-cell>
          <table:table-cell table:style-name="ce2" table:formula="of:=[.$C$1]+([.A1253]*[.$F$1]) + ([.C1253]*[.$F$2])" office:value-type="float" office:value="204060" calcext:value-type="float">
            <text:p>204060</text:p>
          </table:table-cell>
          <table:table-cell table:style-name="ce3" table:formula="of:=[.F1253]-[.H1253]" office:value-type="float" office:value="234" calcext:value-type="float">
            <text:p>+23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98" calcext:value-type="float">
            <text:p>598</text:p>
          </table:table-cell>
          <table:table-cell office:value-type="float" office:value="204173" calcext:value-type="float">
            <text:p>204173</text:p>
          </table:table-cell>
          <table:table-cell office:value-type="float" office:value="204305" calcext:value-type="float">
            <text:p>204305</text:p>
          </table:table-cell>
          <table:table-cell office:value-type="float" office:value="204239" calcext:value-type="float">
            <text:p>204239</text:p>
          </table:table-cell>
          <table:table-cell office:value-type="float" office:value="132" calcext:value-type="float">
            <text:p>132</text:p>
          </table:table-cell>
          <table:table-cell table:style-name="ce2" table:formula="of:=[.$C$1]+([.A1254]*[.$F$1]) + ([.C1254]*[.$F$2])" office:value-type="float" office:value="206790" calcext:value-type="float">
            <text:p>206790</text:p>
          </table:table-cell>
          <table:table-cell table:style-name="ce3" table:formula="of:=[.F1254]-[.H1254]" office:value-type="float" office:value="-2551" calcext:value-type="float">
            <text:p>-255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624" calcext:value-type="float">
            <text:p>624</text:p>
          </table:table-cell>
          <table:table-cell office:value-type="float" office:value="210494" calcext:value-type="float">
            <text:p>210494</text:p>
          </table:table-cell>
          <table:table-cell office:value-type="float" office:value="210675" calcext:value-type="float">
            <text:p>210675</text:p>
          </table:table-cell>
          <table:table-cell office:value-type="float" office:value="210577" calcext:value-type="float">
            <text:p>210577</text:p>
          </table:table-cell>
          <table:table-cell office:value-type="float" office:value="181" calcext:value-type="float">
            <text:p>181</text:p>
          </table:table-cell>
          <table:table-cell table:style-name="ce2" table:formula="of:=[.$C$1]+([.A1255]*[.$F$1]) + ([.C1255]*[.$F$2])" office:value-type="float" office:value="209520" calcext:value-type="float">
            <text:p>209520</text:p>
          </table:table-cell>
          <table:table-cell table:style-name="ce3" table:formula="of:=[.F1255]-[.H1255]" office:value-type="float" office:value="1057" calcext:value-type="float">
            <text:p>+105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50" calcext:value-type="float">
            <text:p>650</text:p>
          </table:table-cell>
          <table:table-cell office:value-type="float" office:value="210523" calcext:value-type="float">
            <text:p>210523</text:p>
          </table:table-cell>
          <table:table-cell office:value-type="float" office:value="210569" calcext:value-type="float">
            <text:p>210569</text:p>
          </table:table-cell>
          <table:table-cell office:value-type="float" office:value="210553" calcext:value-type="float">
            <text:p>210553</text:p>
          </table:table-cell>
          <table:table-cell office:value-type="float" office:value="46" calcext:value-type="float">
            <text:p>46</text:p>
          </table:table-cell>
          <table:table-cell table:style-name="ce2" table:formula="of:=[.$C$1]+([.A1256]*[.$F$1]) + ([.C1256]*[.$F$2])" office:value-type="float" office:value="212250" calcext:value-type="float">
            <text:p>212250</text:p>
          </table:table-cell>
          <table:table-cell table:style-name="ce3" table:formula="of:=[.F1256]-[.H1256]" office:value-type="float" office:value="-1697" calcext:value-type="float">
            <text:p>-1697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676" calcext:value-type="float">
            <text:p>676</text:p>
          </table:table-cell>
          <table:table-cell office:value-type="float" office:value="216861" calcext:value-type="float">
            <text:p>216861</text:p>
          </table:table-cell>
          <table:table-cell office:value-type="float" office:value="217029" calcext:value-type="float">
            <text:p>217029</text:p>
          </table:table-cell>
          <table:table-cell office:value-type="float" office:value="216949" calcext:value-type="float">
            <text:p>216949</text:p>
          </table:table-cell>
          <table:table-cell office:value-type="float" office:value="168" calcext:value-type="float">
            <text:p>168</text:p>
          </table:table-cell>
          <table:table-cell table:style-name="ce2" table:formula="of:=[.$C$1]+([.A1257]*[.$F$1]) + ([.C1257]*[.$F$2])" office:value-type="float" office:value="214980" calcext:value-type="float">
            <text:p>214980</text:p>
          </table:table-cell>
          <table:table-cell table:style-name="ce3" table:formula="of:=[.F1257]-[.H1257]" office:value-type="float" office:value="1969" calcext:value-type="float">
            <text:p>+1969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702" calcext:value-type="float">
            <text:p>702</text:p>
          </table:table-cell>
          <table:table-cell office:value-type="float" office:value="216835" calcext:value-type="float">
            <text:p>216835</text:p>
          </table:table-cell>
          <table:table-cell office:value-type="float" office:value="217004" calcext:value-type="float">
            <text:p>217004</text:p>
          </table:table-cell>
          <table:table-cell office:value-type="float" office:value="216931" calcext:value-type="float">
            <text:p>216931</text:p>
          </table:table-cell>
          <table:table-cell office:value-type="float" office:value="169" calcext:value-type="float">
            <text:p>169</text:p>
          </table:table-cell>
          <table:table-cell table:style-name="ce2" table:formula="of:=[.$C$1]+([.A1258]*[.$F$1]) + ([.C1258]*[.$F$2])" office:value-type="float" office:value="217710" calcext:value-type="float">
            <text:p>217710</text:p>
          </table:table-cell>
          <table:table-cell table:style-name="ce3" table:formula="of:=[.F1258]-[.H1258]" office:value-type="float" office:value="-779" calcext:value-type="float">
            <text:p>-779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28" calcext:value-type="float">
            <text:p>728</text:p>
          </table:table-cell>
          <table:table-cell office:value-type="float" office:value="216834" calcext:value-type="float">
            <text:p>216834</text:p>
          </table:table-cell>
          <table:table-cell office:value-type="float" office:value="217014" calcext:value-type="float">
            <text:p>217014</text:p>
          </table:table-cell>
          <table:table-cell office:value-type="float" office:value="216925" calcext:value-type="float">
            <text:p>216925</text:p>
          </table:table-cell>
          <table:table-cell office:value-type="float" office:value="180" calcext:value-type="float">
            <text:p>180</text:p>
          </table:table-cell>
          <table:table-cell table:style-name="ce2" table:formula="of:=[.$C$1]+([.A1259]*[.$F$1]) + ([.C1259]*[.$F$2])" office:value-type="float" office:value="220440" calcext:value-type="float">
            <text:p>220440</text:p>
          </table:table-cell>
          <table:table-cell table:style-name="ce3" table:formula="of:=[.F1259]-[.H1259]" office:value-type="float" office:value="-3515" calcext:value-type="float">
            <text:p>-351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754" calcext:value-type="float">
            <text:p>754</text:p>
          </table:table-cell>
          <table:table-cell office:value-type="float" office:value="223155" calcext:value-type="float">
            <text:p>223155</text:p>
          </table:table-cell>
          <table:table-cell office:value-type="float" office:value="223318" calcext:value-type="float">
            <text:p>223318</text:p>
          </table:table-cell>
          <table:table-cell office:value-type="float" office:value="223233" calcext:value-type="float">
            <text:p>223233</text:p>
          </table:table-cell>
          <table:table-cell office:value-type="float" office:value="163" calcext:value-type="float">
            <text:p>163</text:p>
          </table:table-cell>
          <table:table-cell table:style-name="ce2" table:formula="of:=[.$C$1]+([.A1260]*[.$F$1]) + ([.C1260]*[.$F$2])" office:value-type="float" office:value="223170" calcext:value-type="float">
            <text:p>223170</text:p>
          </table:table-cell>
          <table:table-cell table:style-name="ce3" table:formula="of:=[.F1260]-[.H1260]" office:value-type="float" office:value="63" calcext:value-type="float">
            <text:p>+63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80" calcext:value-type="float">
            <text:p>780</text:p>
          </table:table-cell>
          <table:table-cell office:value-type="float" office:value="223302" calcext:value-type="float">
            <text:p>223302</text:p>
          </table:table-cell>
          <table:table-cell office:value-type="float" office:value="223408" calcext:value-type="float">
            <text:p>223408</text:p>
          </table:table-cell>
          <table:table-cell office:value-type="float" office:value="223350" calcext:value-type="float">
            <text:p>223350</text:p>
          </table:table-cell>
          <table:table-cell office:value-type="float" office:value="106" calcext:value-type="float">
            <text:p>106</text:p>
          </table:table-cell>
          <table:table-cell table:style-name="ce2" table:formula="of:=[.$C$1]+([.A1261]*[.$F$1]) + ([.C1261]*[.$F$2])" office:value-type="float" office:value="225900" calcext:value-type="float">
            <text:p>225900</text:p>
          </table:table-cell>
          <table:table-cell table:style-name="ce3" table:formula="of:=[.F1261]-[.H1261]" office:value-type="float" office:value="-2550" calcext:value-type="float">
            <text:p>-2550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806" calcext:value-type="float">
            <text:p>806</text:p>
          </table:table-cell>
          <table:table-cell office:value-type="float" office:value="229582" calcext:value-type="float">
            <text:p>229582</text:p>
          </table:table-cell>
          <table:table-cell office:value-type="float" office:value="229728" calcext:value-type="float">
            <text:p>229728</text:p>
          </table:table-cell>
          <table:table-cell office:value-type="float" office:value="229666" calcext:value-type="float">
            <text:p>229666</text:p>
          </table:table-cell>
          <table:table-cell office:value-type="float" office:value="146" calcext:value-type="float">
            <text:p>146</text:p>
          </table:table-cell>
          <table:table-cell table:style-name="ce2" table:formula="of:=[.$C$1]+([.A1262]*[.$F$1]) + ([.C1262]*[.$F$2])" office:value-type="float" office:value="228630" calcext:value-type="float">
            <text:p>228630</text:p>
          </table:table-cell>
          <table:table-cell table:style-name="ce3" table:formula="of:=[.F1262]-[.H1262]" office:value-type="float" office:value="1036" calcext:value-type="float">
            <text:p>+1036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32" calcext:value-type="float">
            <text:p>832</text:p>
          </table:table-cell>
          <table:table-cell office:value-type="float" office:value="229552" calcext:value-type="float">
            <text:p>229552</text:p>
          </table:table-cell>
          <table:table-cell office:value-type="float" office:value="229699" calcext:value-type="float">
            <text:p>229699</text:p>
          </table:table-cell>
          <table:table-cell office:value-type="float" office:value="229602" calcext:value-type="float">
            <text:p>229602</text:p>
          </table:table-cell>
          <table:table-cell office:value-type="float" office:value="147" calcext:value-type="float">
            <text:p>147</text:p>
          </table:table-cell>
          <table:table-cell table:style-name="ce2" table:formula="of:=[.$C$1]+([.A1263]*[.$F$1]) + ([.C1263]*[.$F$2])" office:value-type="float" office:value="231360" calcext:value-type="float">
            <text:p>231360</text:p>
          </table:table-cell>
          <table:table-cell table:style-name="ce3" table:formula="of:=[.F1263]-[.H1263]" office:value-type="float" office:value="-1758" calcext:value-type="float">
            <text:p>-1758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58" calcext:value-type="float">
            <text:p>858</text:p>
          </table:table-cell>
          <table:table-cell office:value-type="float" office:value="235900" calcext:value-type="float">
            <text:p>235900</text:p>
          </table:table-cell>
          <table:table-cell office:value-type="float" office:value="235949" calcext:value-type="float">
            <text:p>235949</text:p>
          </table:table-cell>
          <table:table-cell office:value-type="float" office:value="235920" calcext:value-type="float">
            <text:p>235920</text:p>
          </table:table-cell>
          <table:table-cell office:value-type="float" office:value="49" calcext:value-type="float">
            <text:p>49</text:p>
          </table:table-cell>
          <table:table-cell table:style-name="ce2" table:formula="of:=[.$C$1]+([.A1264]*[.$F$1]) + ([.C1264]*[.$F$2])" office:value-type="float" office:value="234090" calcext:value-type="float">
            <text:p>234090</text:p>
          </table:table-cell>
          <table:table-cell table:style-name="ce3" table:formula="of:=[.F1264]-[.H1264]" office:value-type="float" office:value="1830" calcext:value-type="float">
            <text:p>+1830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884" calcext:value-type="float">
            <text:p>884</text:p>
          </table:table-cell>
          <table:table-cell office:value-type="float" office:value="235924" calcext:value-type="float">
            <text:p>235924</text:p>
          </table:table-cell>
          <table:table-cell office:value-type="float" office:value="236098" calcext:value-type="float">
            <text:p>236098</text:p>
          </table:table-cell>
          <table:table-cell office:value-type="float" office:value="236003" calcext:value-type="float">
            <text:p>236003</text:p>
          </table:table-cell>
          <table:table-cell office:value-type="float" office:value="174" calcext:value-type="float">
            <text:p>174</text:p>
          </table:table-cell>
          <table:table-cell table:style-name="ce2" table:formula="of:=[.$C$1]+([.A1265]*[.$F$1]) + ([.C1265]*[.$F$2])" office:value-type="float" office:value="236820" calcext:value-type="float">
            <text:p>236820</text:p>
          </table:table-cell>
          <table:table-cell table:style-name="ce3" table:formula="of:=[.F1265]-[.H1265]" office:value-type="float" office:value="-817" calcext:value-type="float">
            <text:p>-81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910" calcext:value-type="float">
            <text:p>910</text:p>
          </table:table-cell>
          <table:table-cell office:value-type="float" office:value="235864" calcext:value-type="float">
            <text:p>235864</text:p>
          </table:table-cell>
          <table:table-cell office:value-type="float" office:value="236071" calcext:value-type="float">
            <text:p>236071</text:p>
          </table:table-cell>
          <table:table-cell office:value-type="float" office:value="235996" calcext:value-type="float">
            <text:p>235996</text:p>
          </table:table-cell>
          <table:table-cell office:value-type="float" office:value="207" calcext:value-type="float">
            <text:p>207</text:p>
          </table:table-cell>
          <table:table-cell table:style-name="ce2" table:formula="of:=[.$C$1]+([.A1266]*[.$F$1]) + ([.C1266]*[.$F$2])" office:value-type="float" office:value="239550" calcext:value-type="float">
            <text:p>239550</text:p>
          </table:table-cell>
          <table:table-cell table:style-name="ce3" table:formula="of:=[.F1266]-[.H1266]" office:value-type="float" office:value="-3554" calcext:value-type="float">
            <text:p>-355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936" calcext:value-type="float">
            <text:p>936</text:p>
          </table:table-cell>
          <table:table-cell office:value-type="float" office:value="242254" calcext:value-type="float">
            <text:p>242254</text:p>
          </table:table-cell>
          <table:table-cell office:value-type="float" office:value="242320" calcext:value-type="float">
            <text:p>242320</text:p>
          </table:table-cell>
          <table:table-cell office:value-type="float" office:value="242297" calcext:value-type="float">
            <text:p>242297</text:p>
          </table:table-cell>
          <table:table-cell office:value-type="float" office:value="66" calcext:value-type="float">
            <text:p>66</text:p>
          </table:table-cell>
          <table:table-cell table:style-name="ce2" table:formula="of:=[.$C$1]+([.A1267]*[.$F$1]) + ([.C1267]*[.$F$2])" office:value-type="float" office:value="242280" calcext:value-type="float">
            <text:p>242280</text:p>
          </table:table-cell>
          <table:table-cell table:style-name="ce3" table:formula="of:=[.F1267]-[.H1267]" office:value-type="float" office:value="17" calcext:value-type="float">
            <text:p>+1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962" calcext:value-type="float">
            <text:p>962</text:p>
          </table:table-cell>
          <table:table-cell office:value-type="float" office:value="242258" calcext:value-type="float">
            <text:p>242258</text:p>
          </table:table-cell>
          <table:table-cell office:value-type="float" office:value="242437" calcext:value-type="float">
            <text:p>242437</text:p>
          </table:table-cell>
          <table:table-cell office:value-type="float" office:value="242364" calcext:value-type="float">
            <text:p>242364</text:p>
          </table:table-cell>
          <table:table-cell office:value-type="float" office:value="179" calcext:value-type="float">
            <text:p>179</text:p>
          </table:table-cell>
          <table:table-cell table:style-name="ce2" table:formula="of:=[.$C$1]+([.A1268]*[.$F$1]) + ([.C1268]*[.$F$2])" office:value-type="float" office:value="245010" calcext:value-type="float">
            <text:p>245010</text:p>
          </table:table-cell>
          <table:table-cell table:style-name="ce3" table:formula="of:=[.F1268]-[.H1268]" office:value-type="float" office:value="-2646" calcext:value-type="float">
            <text:p>-2646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988" calcext:value-type="float">
            <text:p>988</text:p>
          </table:table-cell>
          <table:table-cell office:value-type="float" office:value="248615" calcext:value-type="float">
            <text:p>248615</text:p>
          </table:table-cell>
          <table:table-cell office:value-type="float" office:value="248793" calcext:value-type="float">
            <text:p>248793</text:p>
          </table:table-cell>
          <table:table-cell office:value-type="float" office:value="248686" calcext:value-type="float">
            <text:p>248686</text:p>
          </table:table-cell>
          <table:table-cell office:value-type="float" office:value="178" calcext:value-type="float">
            <text:p>178</text:p>
          </table:table-cell>
          <table:table-cell table:style-name="ce2" table:formula="of:=[.$C$1]+([.A1269]*[.$F$1]) + ([.C1269]*[.$F$2])" office:value-type="float" office:value="247740" calcext:value-type="float">
            <text:p>247740</text:p>
          </table:table-cell>
          <table:table-cell table:style-name="ce3" table:formula="of:=[.F1269]-[.H1269]" office:value-type="float" office:value="946" calcext:value-type="float">
            <text:p>+946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014" calcext:value-type="float">
            <text:p>1014</text:p>
          </table:table-cell>
          <table:table-cell office:value-type="float" office:value="248572" calcext:value-type="float">
            <text:p>248572</text:p>
          </table:table-cell>
          <table:table-cell office:value-type="float" office:value="248721" calcext:value-type="float">
            <text:p>248721</text:p>
          </table:table-cell>
          <table:table-cell office:value-type="float" office:value="248662" calcext:value-type="float">
            <text:p>248662</text:p>
          </table:table-cell>
          <table:table-cell office:value-type="float" office:value="149" calcext:value-type="float">
            <text:p>149</text:p>
          </table:table-cell>
          <table:table-cell table:style-name="ce2" table:formula="of:=[.$C$1]+([.A1270]*[.$F$1]) + ([.C1270]*[.$F$2])" office:value-type="float" office:value="250470" calcext:value-type="float">
            <text:p>250470</text:p>
          </table:table-cell>
          <table:table-cell table:style-name="ce3" table:formula="of:=[.F1270]-[.H1270]" office:value-type="float" office:value="-1808" calcext:value-type="float">
            <text:p>-1808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040" calcext:value-type="float">
            <text:p>1040</text:p>
          </table:table-cell>
          <table:table-cell office:value-type="float" office:value="254918" calcext:value-type="float">
            <text:p>254918</text:p>
          </table:table-cell>
          <table:table-cell office:value-type="float" office:value="255086" calcext:value-type="float">
            <text:p>255086</text:p>
          </table:table-cell>
          <table:table-cell office:value-type="float" office:value="254996" calcext:value-type="float">
            <text:p>254996</text:p>
          </table:table-cell>
          <table:table-cell office:value-type="float" office:value="168" calcext:value-type="float">
            <text:p>168</text:p>
          </table:table-cell>
          <table:table-cell table:style-name="ce2" table:formula="of:=[.$C$1]+([.A1271]*[.$F$1]) + ([.C1271]*[.$F$2])" office:value-type="float" office:value="253200" calcext:value-type="float">
            <text:p>253200</text:p>
          </table:table-cell>
          <table:table-cell table:style-name="ce3" table:formula="of:=[.F1271]-[.H1271]" office:value-type="float" office:value="1796" calcext:value-type="float">
            <text:p>+1796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066" calcext:value-type="float">
            <text:p>1066</text:p>
          </table:table-cell>
          <table:table-cell office:value-type="float" office:value="254956" calcext:value-type="float">
            <text:p>254956</text:p>
          </table:table-cell>
          <table:table-cell office:value-type="float" office:value="255129" calcext:value-type="float">
            <text:p>255129</text:p>
          </table:table-cell>
          <table:table-cell office:value-type="float" office:value="255061" calcext:value-type="float">
            <text:p>255061</text:p>
          </table:table-cell>
          <table:table-cell office:value-type="float" office:value="173" calcext:value-type="float">
            <text:p>173</text:p>
          </table:table-cell>
          <table:table-cell table:style-name="ce2" table:formula="of:=[.$C$1]+([.A1272]*[.$F$1]) + ([.C1272]*[.$F$2])" office:value-type="float" office:value="255930" calcext:value-type="float">
            <text:p>255930</text:p>
          </table:table-cell>
          <table:table-cell table:style-name="ce3" table:formula="of:=[.F1272]-[.H1272]" office:value-type="float" office:value="-869" calcext:value-type="float">
            <text:p>-869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092" calcext:value-type="float">
            <text:p>1092</text:p>
          </table:table-cell>
          <table:table-cell office:value-type="float" office:value="254933" calcext:value-type="float">
            <text:p>254933</text:p>
          </table:table-cell>
          <table:table-cell office:value-type="float" office:value="255104" calcext:value-type="float">
            <text:p>255104</text:p>
          </table:table-cell>
          <table:table-cell office:value-type="float" office:value="255042" calcext:value-type="float">
            <text:p>255042</text:p>
          </table:table-cell>
          <table:table-cell office:value-type="float" office:value="171" calcext:value-type="float">
            <text:p>171</text:p>
          </table:table-cell>
          <table:table-cell table:style-name="ce2" table:formula="of:=[.$C$1]+([.A1273]*[.$F$1]) + ([.C1273]*[.$F$2])" office:value-type="float" office:value="258660" calcext:value-type="float">
            <text:p>258660</text:p>
          </table:table-cell>
          <table:table-cell table:style-name="ce3" table:formula="of:=[.F1273]-[.H1273]" office:value-type="float" office:value="-3618" calcext:value-type="float">
            <text:p>-3618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261284" calcext:value-type="float">
            <text:p>261284</text:p>
          </table:table-cell>
          <table:table-cell office:value-type="float" office:value="261479" calcext:value-type="float">
            <text:p>261479</text:p>
          </table:table-cell>
          <table:table-cell office:value-type="float" office:value="261372" calcext:value-type="float">
            <text:p>261372</text:p>
          </table:table-cell>
          <table:table-cell office:value-type="float" office:value="195" calcext:value-type="float">
            <text:p>195</text:p>
          </table:table-cell>
          <table:table-cell table:style-name="ce2" table:formula="of:=[.$C$1]+([.A1274]*[.$F$1]) + ([.C1274]*[.$F$2])" office:value-type="float" office:value="261390" calcext:value-type="float">
            <text:p>261390</text:p>
          </table:table-cell>
          <table:table-cell table:style-name="ce3" table:formula="of:=[.F1274]-[.H1274]" office:value-type="float" office:value="-18" calcext:value-type="float">
            <text:p>-18</text:p>
          </table:table-cell>
          <table:table-cell table:number-columns-repeated="1015"/>
        </table:table-row>
        <table:table-row table:style-name="ro1" table:number-rows-repeated="1047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text>plus </number:text>
      <number:number number:decimal-places="0" number:min-decimal-places="0" number:min-integer-digits="1"/>
    </number:number-style>
    <number:number-style style:name="N123P1" style:volatile="true">
      <number:text>minus </number:text>
      <number:number number:decimal-places="0" number:min-decimal-places="0" number:min-integer-digits="1"/>
    </number:number-style>
    <number:number-style style:name="N123">
      <number:text>null </number:text>
      <number:number number:decimal-places="0" number:min-decimal-places="0" number:min-integer-digits="1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+ </number:text>
      <number:number number:decimal-places="0" number:min-decimal-places="0" number:min-integer-digits="1"/>
    </number:number-style>
    <number:number-style style:name="N126P1" style:volatile="true">
      <number:text>- </number:text>
      <number:number number:decimal-places="0" number:min-decimal-places="0" number:min-integer-digits="1"/>
    </number:number-style>
    <number:number-style style:name="N126">
      <number:text> </number:text>
      <number:number number:decimal-places="0" number:min-decimal-places="0" number:min-integer-digits="1"/>
      <style:map style:condition="value()&gt;0" style:apply-style-name="N126P0"/>
      <style:map style:condition="value()&lt;0" style:apply-style-name="N126P1"/>
    </number:number-style>
    <number:number-style style:name="N129P0" style:volatile="true">
      <number:text>+</number:text>
      <number:number number:decimal-places="0" number:min-decimal-places="0" number:min-integer-digits="1"/>
    </number:number-style>
    <number:number-style style:name="N129P1" style:volatile="true">
      <number:text>-</number:text>
      <number:number number:decimal-places="0" number:min-decimal-places="0" number:min-integer-digits="1"/>
    </number:number-style>
    <number:number-style style:name="N129">
      <number:number number:decimal-places="0" number:min-decimal-places="0" number:min-integer-digits="1"/>
      <style:map style:condition="value()&gt;0" style:apply-style-name="N129P0"/>
      <style:map style:condition="value()&lt;0" style:apply-style-name="N129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>
      <style:text-properties fo:color="#000000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6:10:13.836520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3T02:34:26.117005506</meta:creation-date>
    <dc:date>2021-07-04T21:11:37.990110077</dc:date>
    <meta:editing-duration>PT14H12M11S</meta:editing-duration>
    <meta:editing-cycles>5</meta:editing-cycles>
    <meta:generator>LibreOffice/7.0.4.2$Linux_X86_64 LibreOffice_project/00$Build-2</meta:generator>
    <meta:document-statistic meta:table-count="1" meta:cell-count="11460" meta:object-count="0"/>
  </office:meta>
</office:document-meta>
</file>